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Pictures/2000044300003AAB00001D7A025116A7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cm"/>
    </style:style>
    <style:style style:name="co2" style:family="table-column">
      <style:table-column-properties fo:break-before="auto" style:column-width="1.12cm"/>
    </style:style>
    <style:style style:name="co3" style:family="table-column">
      <style:table-column-properties fo:break-before="auto" style:column-width="1.446cm"/>
    </style:style>
    <style:style style:name="co4" style:family="table-column">
      <style:table-column-properties fo:break-before="auto" style:column-width="0.679cm"/>
    </style:style>
    <style:style style:name="co5" style:family="table-column">
      <style:table-column-properties fo:break-before="auto" style:column-width="0.901cm"/>
    </style:style>
    <style:style style:name="co6" style:family="table-column">
      <style:table-column-properties fo:break-before="auto" style:column-width="0.87cm"/>
    </style:style>
    <style:style style:name="co7" style:family="table-column">
      <style:table-column-properties fo:break-before="auto" style:column-width="0.31cm"/>
    </style:style>
    <style:style style:name="co8" style:family="table-column">
      <style:table-column-properties fo:break-before="auto" style:column-width="1.106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0.487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1.829cm"/>
    </style:style>
    <style:style style:name="co13" style:family="table-column">
      <style:table-column-properties fo:break-before="auto" style:column-width="1.349cm"/>
    </style:style>
    <style:style style:name="co14" style:family="table-column">
      <style:table-column-properties fo:break-before="auto" style:column-width="1.513cm"/>
    </style:style>
    <style:style style:name="co15" style:family="table-column">
      <style:table-column-properties fo:break-before="auto" style:column-width="1.607cm"/>
    </style:style>
    <style:style style:name="co16" style:family="table-column">
      <style:table-column-properties fo:break-before="auto" style:column-width="2.02cm"/>
    </style:style>
    <style:style style:name="co17" style:family="table-column">
      <style:table-column-properties fo:break-before="auto" style:column-width="1.813cm"/>
    </style:style>
    <style:style style:name="co18" style:family="table-column">
      <style:table-column-properties fo:break-before="auto" style:column-width="4.3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7"/>
    <style:style style:name="ce2" style:family="table-cell" style:parent-style-name="Default">
      <style:text-properties style:font-name="Arial" style:font-name-asian="Droid Sans" style:font-name-complex="Lohit Hindi"/>
    </style:style>
    <style:style style:name="ce3" style:family="table-cell" style:parent-style-name="Default" style:data-style-name="N11"/>
    <style:style style:name="ce4" style:family="table-cell" style:parent-style-name="Default" style:data-style-name="N114"/>
    <style:style style:name="ce5" style:family="table-cell" style:parent-style-name="Default" style:data-style-name="N1"/>
    <style:style style:name="ce6" style:family="table-cell" style:parent-style-name="Default" style:data-style-name="N129"/>
    <style:style style:name="ce7" style:family="table-cell" style:parent-style-name="Default" style:data-style-name="N129">
      <style:text-properties style:font-name="Arial" style:font-name-asian="Droid Sans" style:font-name-complex="Lohit Hindi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draw:marker-start="Extrems_20_de_20_fletx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ca" fo:country="E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9" table:default-cell-style-name="ce1"/>
        <table:table-row table:style-name="ro1">
          <table:table-cell office:value-type="string">
            <text:p>e</text:p>
          </table:table-cell>
          <table:table-cell office:value-type="float" office:value="79514">
            <text:p>79514</text:p>
          </table:table-cell>
          <table:table-cell table:style-name="ce1"/>
          <table:table-cell table:formula="of:=IF([.A1]=&quot;à&quot;;[.B1];0)" office:value-type="float" office:value="0">
            <text:p>0</text:p>
          </table:table-cell>
          <table:table-cell table:formula="of:=IF(OR([.A1]=&quot;è&quot;;[.A1]=&quot;é&quot;);[.B1];0)" office:value-type="float" office:value="0">
            <text:p>0</text:p>
          </table:table-cell>
          <table:table-cell table:formula="of:=IF(OR([.A1]=&quot;í&quot;;[.A1]=&quot;ï&quot;);[.B1];0)" office:value-type="float" office:value="0">
            <text:p>0</text:p>
          </table:table-cell>
          <table:table-cell table:formula="of:=IF(OR([.A1]=&quot;ò&quot;;[.A1]=&quot;ó&quot;);[.B1];0)" office:value-type="float" office:value="0">
            <text:p>0</text:p>
          </table:table-cell>
          <table:table-cell table:formula="of:=IF(OR([.A1]=&quot;ú&quot;;[.A1]=&quot;ü&quot;);[.B1];0)" office:value-type="float" office:value="0">
            <text:p>0</text:p>
          </table:table-cell>
          <table:table-cell/>
          <table:table-cell table:formula="of:=IF(OR([.A1]=&quot;à&quot;;[.A1]=&quot;è&quot;;[.A1]=&quot;ò&quot;);[.B1];0)" office:value-type="float" office:value="0">
            <text:p>0</text:p>
          </table:table-cell>
          <table:table-cell table:formula="of:=IF(OR([.A1]=&quot;á&quot;;[.A1]=&quot;é&quot;;[.A1]=&quot;í&quot;;[.A1]=&quot;ó&quot;;[.A1]=&quot;ú&quot;;[.A1]=&quot;ï&quot;;[.A1]=&quot;ü&quot;);[.B1];0)" office:value-type="float" office:value="0">
            <text:p>0</text:p>
          </table:table-cell>
          <table:table-cell table:formula="of:=[.B1]+IF([.A1]=&quot;a&quot;;[.D$200];IF([.A1]=&quot;e&quot;;[.E$200];IF([.A1]=&quot;i&quot;;[.F$200];IF([.A1]=&quot;o&quot;;[.G$200];IF([.A1]=&quot;u&quot;;[.H$200];IF([.A1]=&quot;`&quot;;[.J$200];IF([.A1]=&quot;´&quot;;[.K$200];0)))))))" office:value-type="float" office:value="83219">
            <text:p>83219</text:p>
          </table:table-cell>
          <table:table-cell table:formula="of:=[.L1]/[.L$200]" office:value-type="percentage" office:value="0.109194949836901">
            <text:p>10,919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64340">
            <text:p>64340</text:p>
          </table:table-cell>
          <table:table-cell table:style-name="ce1"/>
          <table:table-cell table:formula="of:=IF([.A2]=&quot;à&quot;;[.B2];0)" office:value-type="float" office:value="0">
            <text:p>0</text:p>
          </table:table-cell>
          <table:table-cell table:formula="of:=IF(OR([.A2]=&quot;è&quot;;[.A2]=&quot;é&quot;);[.B2];0)" office:value-type="float" office:value="0">
            <text:p>0</text:p>
          </table:table-cell>
          <table:table-cell table:formula="of:=IF(OR([.A2]=&quot;í&quot;;[.A2]=&quot;ï&quot;);[.B2];0)" office:value-type="float" office:value="0">
            <text:p>0</text:p>
          </table:table-cell>
          <table:table-cell table:formula="of:=IF(OR([.A2]=&quot;ò&quot;;[.A2]=&quot;ó&quot;);[.B2];0)" office:value-type="float" office:value="0">
            <text:p>0</text:p>
          </table:table-cell>
          <table:table-cell table:formula="of:=IF(OR([.A2]=&quot;ú&quot;;[.A2]=&quot;ü&quot;);[.B2];0)" office:value-type="float" office:value="0">
            <text:p>0</text:p>
          </table:table-cell>
          <table:table-cell/>
          <table:table-cell table:formula="of:=IF(OR([.A2]=&quot;à&quot;;[.A2]=&quot;è&quot;;[.A2]=&quot;ò&quot;);[.B2];0)" office:value-type="float" office:value="0">
            <text:p>0</text:p>
          </table:table-cell>
          <table:table-cell table:formula="of:=IF(OR([.A2]=&quot;á&quot;;[.A2]=&quot;é&quot;;[.A2]=&quot;í&quot;;[.A2]=&quot;ó&quot;;[.A2]=&quot;ú&quot;;[.A2]=&quot;ï&quot;;[.A2]=&quot;ü&quot;);[.B2];0)" office:value-type="float" office:value="0">
            <text:p>0</text:p>
          </table:table-cell>
          <table:table-cell table:formula="of:=[.B2]+IF([.A2]=&quot;a&quot;;[.D$200];IF([.A2]=&quot;e&quot;;[.E$200];IF([.A2]=&quot;i&quot;;[.F$200];IF([.A2]=&quot;o&quot;;[.G$200];IF([.A2]=&quot;u&quot;;[.H$200];IF([.A2]=&quot;`&quot;;[.J$200];IF([.A2]=&quot;´&quot;;[.K$200];0)))))))" office:value-type="float" office:value="66693">
            <text:p>66693</text:p>
          </table:table-cell>
          <table:table-cell table:formula="of:=[.L2]/[.L$200]" office:value-type="percentage" office:value="0.0875105299207205">
            <text:p>8,751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47542">
            <text:p>47542</text:p>
          </table:table-cell>
          <table:table-cell table:style-name="ce1"/>
          <table:table-cell table:formula="of:=IF([.A3]=&quot;à&quot;;[.B3];0)" office:value-type="float" office:value="0">
            <text:p>0</text:p>
          </table:table-cell>
          <table:table-cell table:formula="of:=IF(OR([.A3]=&quot;è&quot;;[.A3]=&quot;é&quot;);[.B3];0)" office:value-type="float" office:value="0">
            <text:p>0</text:p>
          </table:table-cell>
          <table:table-cell table:formula="of:=IF(OR([.A3]=&quot;í&quot;;[.A3]=&quot;ï&quot;);[.B3];0)" office:value-type="float" office:value="0">
            <text:p>0</text:p>
          </table:table-cell>
          <table:table-cell table:formula="of:=IF(OR([.A3]=&quot;ò&quot;;[.A3]=&quot;ó&quot;);[.B3];0)" office:value-type="float" office:value="0">
            <text:p>0</text:p>
          </table:table-cell>
          <table:table-cell table:formula="of:=IF(OR([.A3]=&quot;ú&quot;;[.A3]=&quot;ü&quot;);[.B3];0)" office:value-type="float" office:value="0">
            <text:p>0</text:p>
          </table:table-cell>
          <table:table-cell/>
          <table:table-cell table:formula="of:=IF(OR([.A3]=&quot;à&quot;;[.A3]=&quot;è&quot;;[.A3]=&quot;ò&quot;);[.B3];0)" office:value-type="float" office:value="0">
            <text:p>0</text:p>
          </table:table-cell>
          <table:table-cell table:formula="of:=IF(OR([.A3]=&quot;á&quot;;[.A3]=&quot;é&quot;;[.A3]=&quot;í&quot;;[.A3]=&quot;ó&quot;;[.A3]=&quot;ú&quot;;[.A3]=&quot;ï&quot;;[.A3]=&quot;ü&quot;);[.B3];0)" office:value-type="float" office:value="0">
            <text:p>0</text:p>
          </table:table-cell>
          <table:table-cell table:formula="of:=[.B3]+IF([.A3]=&quot;a&quot;;[.D$200];IF([.A3]=&quot;e&quot;;[.E$200];IF([.A3]=&quot;i&quot;;[.F$200];IF([.A3]=&quot;o&quot;;[.G$200];IF([.A3]=&quot;u&quot;;[.H$200];IF([.A3]=&quot;`&quot;;[.J$200];IF([.A3]=&quot;´&quot;;[.K$200];0)))))))" office:value-type="float" office:value="47542">
            <text:p>47542</text:p>
          </table:table-cell>
          <table:table-cell table:formula="of:=[.L3]/[.L$200]" office:value-type="percentage" office:value="0.062381743413715">
            <text:p>6,238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46791">
            <text:p>46791</text:p>
          </table:table-cell>
          <table:table-cell table:style-name="ce1"/>
          <table:table-cell table:formula="of:=IF([.A4]=&quot;à&quot;;[.B4];0)" office:value-type="float" office:value="0">
            <text:p>0</text:p>
          </table:table-cell>
          <table:table-cell table:formula="of:=IF(OR([.A4]=&quot;è&quot;;[.A4]=&quot;é&quot;);[.B4];0)" office:value-type="float" office:value="0">
            <text:p>0</text:p>
          </table:table-cell>
          <table:table-cell table:formula="of:=IF(OR([.A4]=&quot;í&quot;;[.A4]=&quot;ï&quot;);[.B4];0)" office:value-type="float" office:value="0">
            <text:p>0</text:p>
          </table:table-cell>
          <table:table-cell table:formula="of:=IF(OR([.A4]=&quot;ò&quot;;[.A4]=&quot;ó&quot;);[.B4];0)" office:value-type="float" office:value="0">
            <text:p>0</text:p>
          </table:table-cell>
          <table:table-cell table:formula="of:=IF(OR([.A4]=&quot;ú&quot;;[.A4]=&quot;ü&quot;);[.B4];0)" office:value-type="float" office:value="0">
            <text:p>0</text:p>
          </table:table-cell>
          <table:table-cell/>
          <table:table-cell table:formula="of:=IF(OR([.A4]=&quot;à&quot;;[.A4]=&quot;è&quot;;[.A4]=&quot;ò&quot;);[.B4];0)" office:value-type="float" office:value="0">
            <text:p>0</text:p>
          </table:table-cell>
          <table:table-cell table:formula="of:=IF(OR([.A4]=&quot;á&quot;;[.A4]=&quot;é&quot;;[.A4]=&quot;í&quot;;[.A4]=&quot;ó&quot;;[.A4]=&quot;ú&quot;;[.A4]=&quot;ï&quot;;[.A4]=&quot;ü&quot;);[.B4];0)" office:value-type="float" office:value="0">
            <text:p>0</text:p>
          </table:table-cell>
          <table:table-cell table:formula="of:=[.B4]+IF([.A4]=&quot;a&quot;;[.D$200];IF([.A4]=&quot;e&quot;;[.E$200];IF([.A4]=&quot;i&quot;;[.F$200];IF([.A4]=&quot;o&quot;;[.G$200];IF([.A4]=&quot;u&quot;;[.H$200];IF([.A4]=&quot;`&quot;;[.J$200];IF([.A4]=&quot;´&quot;;[.K$200];0)))))))" office:value-type="float" office:value="47598">
            <text:p>47598</text:p>
          </table:table-cell>
          <table:table-cell table:formula="of:=[.L4]/[.L$200]" office:value-type="percentage" office:value="0.0624552232343193">
            <text:p>6,246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46050">
            <text:p>46050</text:p>
          </table:table-cell>
          <table:table-cell table:style-name="ce1"/>
          <table:table-cell table:formula="of:=IF([.A5]=&quot;à&quot;;[.B5];0)" office:value-type="float" office:value="0">
            <text:p>0</text:p>
          </table:table-cell>
          <table:table-cell table:formula="of:=IF(OR([.A5]=&quot;è&quot;;[.A5]=&quot;é&quot;);[.B5];0)" office:value-type="float" office:value="0">
            <text:p>0</text:p>
          </table:table-cell>
          <table:table-cell table:formula="of:=IF(OR([.A5]=&quot;í&quot;;[.A5]=&quot;ï&quot;);[.B5];0)" office:value-type="float" office:value="0">
            <text:p>0</text:p>
          </table:table-cell>
          <table:table-cell table:formula="of:=IF(OR([.A5]=&quot;ò&quot;;[.A5]=&quot;ó&quot;);[.B5];0)" office:value-type="float" office:value="0">
            <text:p>0</text:p>
          </table:table-cell>
          <table:table-cell table:formula="of:=IF(OR([.A5]=&quot;ú&quot;;[.A5]=&quot;ü&quot;);[.B5];0)" office:value-type="float" office:value="0">
            <text:p>0</text:p>
          </table:table-cell>
          <table:table-cell/>
          <table:table-cell table:formula="of:=IF(OR([.A5]=&quot;à&quot;;[.A5]=&quot;è&quot;;[.A5]=&quot;ò&quot;);[.B5];0)" office:value-type="float" office:value="0">
            <text:p>0</text:p>
          </table:table-cell>
          <table:table-cell table:formula="of:=IF(OR([.A5]=&quot;á&quot;;[.A5]=&quot;é&quot;;[.A5]=&quot;í&quot;;[.A5]=&quot;ó&quot;;[.A5]=&quot;ú&quot;;[.A5]=&quot;ï&quot;;[.A5]=&quot;ü&quot;);[.B5];0)" office:value-type="float" office:value="0">
            <text:p>0</text:p>
          </table:table-cell>
          <table:table-cell table:formula="of:=[.B5]+IF([.A5]=&quot;a&quot;;[.D$200];IF([.A5]=&quot;e&quot;;[.E$200];IF([.A5]=&quot;i&quot;;[.F$200];IF([.A5]=&quot;o&quot;;[.G$200];IF([.A5]=&quot;u&quot;;[.H$200];IF([.A5]=&quot;`&quot;;[.J$200];IF([.A5]=&quot;´&quot;;[.K$200];0)))))))" office:value-type="float" office:value="46050">
            <text:p>46050</text:p>
          </table:table-cell>
          <table:table-cell table:formula="of:=[.L5]/[.L$200]" office:value-type="percentage" office:value="0.0604240310504728">
            <text:p>6,042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43534">
            <text:p>43534</text:p>
          </table:table-cell>
          <table:table-cell table:style-name="ce1"/>
          <table:table-cell table:formula="of:=IF([.A6]=&quot;à&quot;;[.B6];0)" office:value-type="float" office:value="0">
            <text:p>0</text:p>
          </table:table-cell>
          <table:table-cell table:formula="of:=IF(OR([.A6]=&quot;è&quot;;[.A6]=&quot;é&quot;);[.B6];0)" office:value-type="float" office:value="0">
            <text:p>0</text:p>
          </table:table-cell>
          <table:table-cell table:formula="of:=IF(OR([.A6]=&quot;í&quot;;[.A6]=&quot;ï&quot;);[.B6];0)" office:value-type="float" office:value="0">
            <text:p>0</text:p>
          </table:table-cell>
          <table:table-cell table:formula="of:=IF(OR([.A6]=&quot;ò&quot;;[.A6]=&quot;ó&quot;);[.B6];0)" office:value-type="float" office:value="0">
            <text:p>0</text:p>
          </table:table-cell>
          <table:table-cell table:formula="of:=IF(OR([.A6]=&quot;ú&quot;;[.A6]=&quot;ü&quot;);[.B6];0)" office:value-type="float" office:value="0">
            <text:p>0</text:p>
          </table:table-cell>
          <table:table-cell/>
          <table:table-cell table:formula="of:=IF(OR([.A6]=&quot;à&quot;;[.A6]=&quot;è&quot;;[.A6]=&quot;ò&quot;);[.B6];0)" office:value-type="float" office:value="0">
            <text:p>0</text:p>
          </table:table-cell>
          <table:table-cell table:formula="of:=IF(OR([.A6]=&quot;á&quot;;[.A6]=&quot;é&quot;;[.A6]=&quot;í&quot;;[.A6]=&quot;ó&quot;;[.A6]=&quot;ú&quot;;[.A6]=&quot;ï&quot;;[.A6]=&quot;ü&quot;);[.B6];0)" office:value-type="float" office:value="0">
            <text:p>0</text:p>
          </table:table-cell>
          <table:table-cell table:formula="of:=[.B6]+IF([.A6]=&quot;a&quot;;[.D$200];IF([.A6]=&quot;e&quot;;[.E$200];IF([.A6]=&quot;i&quot;;[.F$200];IF([.A6]=&quot;o&quot;;[.G$200];IF([.A6]=&quot;u&quot;;[.H$200];IF([.A6]=&quot;`&quot;;[.J$200];IF([.A6]=&quot;´&quot;;[.K$200];0)))))))" office:value-type="float" office:value="43534">
            <text:p>43534</text:p>
          </table:table-cell>
          <table:table-cell table:formula="of:=[.L6]/[.L$200]" office:value-type="percentage" office:value="0.0571226876818954">
            <text:p>5,712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42551">
            <text:p>42551</text:p>
          </table:table-cell>
          <table:table-cell table:style-name="ce1"/>
          <table:table-cell table:formula="of:=IF([.A7]=&quot;à&quot;;[.B7];0)" office:value-type="float" office:value="0">
            <text:p>0</text:p>
          </table:table-cell>
          <table:table-cell table:formula="of:=IF(OR([.A7]=&quot;è&quot;;[.A7]=&quot;é&quot;);[.B7];0)" office:value-type="float" office:value="0">
            <text:p>0</text:p>
          </table:table-cell>
          <table:table-cell table:formula="of:=IF(OR([.A7]=&quot;í&quot;;[.A7]=&quot;ï&quot;);[.B7];0)" office:value-type="float" office:value="0">
            <text:p>0</text:p>
          </table:table-cell>
          <table:table-cell table:formula="of:=IF(OR([.A7]=&quot;ò&quot;;[.A7]=&quot;ó&quot;);[.B7];0)" office:value-type="float" office:value="0">
            <text:p>0</text:p>
          </table:table-cell>
          <table:table-cell table:formula="of:=IF(OR([.A7]=&quot;ú&quot;;[.A7]=&quot;ü&quot;);[.B7];0)" office:value-type="float" office:value="0">
            <text:p>0</text:p>
          </table:table-cell>
          <table:table-cell/>
          <table:table-cell table:formula="of:=IF(OR([.A7]=&quot;à&quot;;[.A7]=&quot;è&quot;;[.A7]=&quot;ò&quot;);[.B7];0)" office:value-type="float" office:value="0">
            <text:p>0</text:p>
          </table:table-cell>
          <table:table-cell table:formula="of:=IF(OR([.A7]=&quot;á&quot;;[.A7]=&quot;é&quot;;[.A7]=&quot;í&quot;;[.A7]=&quot;ó&quot;;[.A7]=&quot;ú&quot;;[.A7]=&quot;ï&quot;;[.A7]=&quot;ü&quot;);[.B7];0)" office:value-type="float" office:value="0">
            <text:p>0</text:p>
          </table:table-cell>
          <table:table-cell table:formula="of:=[.B7]+IF([.A7]=&quot;a&quot;;[.D$200];IF([.A7]=&quot;e&quot;;[.E$200];IF([.A7]=&quot;i&quot;;[.F$200];IF([.A7]=&quot;o&quot;;[.G$200];IF([.A7]=&quot;u&quot;;[.H$200];IF([.A7]=&quot;`&quot;;[.J$200];IF([.A7]=&quot;´&quot;;[.K$200];0)))))))" office:value-type="float" office:value="42551">
            <text:p>42551</text:p>
          </table:table-cell>
          <table:table-cell table:formula="of:=[.L7]/[.L$200]" office:value-type="percentage" office:value="0.0558328544023598">
            <text:p>5,583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33622">
            <text:p>33622</text:p>
          </table:table-cell>
          <table:table-cell table:style-name="ce1"/>
          <table:table-cell table:formula="of:=IF([.A8]=&quot;à&quot;;[.B8];0)" office:value-type="float" office:value="0">
            <text:p>0</text:p>
          </table:table-cell>
          <table:table-cell table:formula="of:=IF(OR([.A8]=&quot;è&quot;;[.A8]=&quot;é&quot;);[.B8];0)" office:value-type="float" office:value="0">
            <text:p>0</text:p>
          </table:table-cell>
          <table:table-cell table:formula="of:=IF(OR([.A8]=&quot;í&quot;;[.A8]=&quot;ï&quot;);[.B8];0)" office:value-type="float" office:value="0">
            <text:p>0</text:p>
          </table:table-cell>
          <table:table-cell table:formula="of:=IF(OR([.A8]=&quot;ò&quot;;[.A8]=&quot;ó&quot;);[.B8];0)" office:value-type="float" office:value="0">
            <text:p>0</text:p>
          </table:table-cell>
          <table:table-cell table:formula="of:=IF(OR([.A8]=&quot;ú&quot;;[.A8]=&quot;ü&quot;);[.B8];0)" office:value-type="float" office:value="0">
            <text:p>0</text:p>
          </table:table-cell>
          <table:table-cell/>
          <table:table-cell table:formula="of:=IF(OR([.A8]=&quot;à&quot;;[.A8]=&quot;è&quot;;[.A8]=&quot;ò&quot;);[.B8];0)" office:value-type="float" office:value="0">
            <text:p>0</text:p>
          </table:table-cell>
          <table:table-cell table:formula="of:=IF(OR([.A8]=&quot;á&quot;;[.A8]=&quot;é&quot;;[.A8]=&quot;í&quot;;[.A8]=&quot;ó&quot;;[.A8]=&quot;ú&quot;;[.A8]=&quot;ï&quot;;[.A8]=&quot;ü&quot;);[.B8];0)" office:value-type="float" office:value="0">
            <text:p>0</text:p>
          </table:table-cell>
          <table:table-cell table:formula="of:=[.B8]+IF([.A8]=&quot;a&quot;;[.D$200];IF([.A8]=&quot;e&quot;;[.E$200];IF([.A8]=&quot;i&quot;;[.F$200];IF([.A8]=&quot;o&quot;;[.G$200];IF([.A8]=&quot;u&quot;;[.H$200];IF([.A8]=&quot;`&quot;;[.J$200];IF([.A8]=&quot;´&quot;;[.K$200];0)))))))" office:value-type="float" office:value="33622">
            <text:p>33622</text:p>
          </table:table-cell>
          <table:table-cell table:formula="of:=[.L8]/[.L$200]" office:value-type="percentage" office:value="0.0441167594349402">
            <text:p>4,412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33100">
            <text:p>33100</text:p>
          </table:table-cell>
          <table:table-cell table:style-name="ce1"/>
          <table:table-cell table:formula="of:=IF([.A9]=&quot;à&quot;;[.B9];0)" office:value-type="float" office:value="0">
            <text:p>0</text:p>
          </table:table-cell>
          <table:table-cell table:formula="of:=IF(OR([.A9]=&quot;è&quot;;[.A9]=&quot;é&quot;);[.B9];0)" office:value-type="float" office:value="0">
            <text:p>0</text:p>
          </table:table-cell>
          <table:table-cell table:formula="of:=IF(OR([.A9]=&quot;í&quot;;[.A9]=&quot;ï&quot;);[.B9];0)" office:value-type="float" office:value="0">
            <text:p>0</text:p>
          </table:table-cell>
          <table:table-cell table:formula="of:=IF(OR([.A9]=&quot;ò&quot;;[.A9]=&quot;ó&quot;);[.B9];0)" office:value-type="float" office:value="0">
            <text:p>0</text:p>
          </table:table-cell>
          <table:table-cell table:formula="of:=IF(OR([.A9]=&quot;ú&quot;;[.A9]=&quot;ü&quot;);[.B9];0)" office:value-type="float" office:value="0">
            <text:p>0</text:p>
          </table:table-cell>
          <table:table-cell/>
          <table:table-cell table:formula="of:=IF(OR([.A9]=&quot;à&quot;;[.A9]=&quot;è&quot;;[.A9]=&quot;ò&quot;);[.B9];0)" office:value-type="float" office:value="0">
            <text:p>0</text:p>
          </table:table-cell>
          <table:table-cell table:formula="of:=IF(OR([.A9]=&quot;á&quot;;[.A9]=&quot;é&quot;;[.A9]=&quot;í&quot;;[.A9]=&quot;ó&quot;;[.A9]=&quot;ú&quot;;[.A9]=&quot;ï&quot;;[.A9]=&quot;ü&quot;);[.B9];0)" office:value-type="float" office:value="0">
            <text:p>0</text:p>
          </table:table-cell>
          <table:table-cell table:formula="of:=[.B9]+IF([.A9]=&quot;a&quot;;[.D$200];IF([.A9]=&quot;e&quot;;[.E$200];IF([.A9]=&quot;i&quot;;[.F$200];IF([.A9]=&quot;o&quot;;[.G$200];IF([.A9]=&quot;u&quot;;[.H$200];IF([.A9]=&quot;`&quot;;[.J$200];IF([.A9]=&quot;´&quot;;[.K$200];0)))))))" office:value-type="float" office:value="33100">
            <text:p>33100</text:p>
          </table:table-cell>
          <table:table-cell table:formula="of:=[.L9]/[.L$200]" office:value-type="percentage" office:value="0.0434318225357361">
            <text:p>4,343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32994">
            <text:p>32994</text:p>
          </table:table-cell>
          <table:table-cell table:style-name="ce1"/>
          <table:table-cell table:formula="of:=IF([.A10]=&quot;à&quot;;[.B10];0)" office:value-type="float" office:value="0">
            <text:p>0</text:p>
          </table:table-cell>
          <table:table-cell table:formula="of:=IF(OR([.A10]=&quot;è&quot;;[.A10]=&quot;é&quot;);[.B10];0)" office:value-type="float" office:value="0">
            <text:p>0</text:p>
          </table:table-cell>
          <table:table-cell table:formula="of:=IF(OR([.A10]=&quot;í&quot;;[.A10]=&quot;ï&quot;);[.B10];0)" office:value-type="float" office:value="0">
            <text:p>0</text:p>
          </table:table-cell>
          <table:table-cell table:formula="of:=IF(OR([.A10]=&quot;ò&quot;;[.A10]=&quot;ó&quot;);[.B10];0)" office:value-type="float" office:value="0">
            <text:p>0</text:p>
          </table:table-cell>
          <table:table-cell table:formula="of:=IF(OR([.A10]=&quot;ú&quot;;[.A10]=&quot;ü&quot;);[.B10];0)" office:value-type="float" office:value="0">
            <text:p>0</text:p>
          </table:table-cell>
          <table:table-cell/>
          <table:table-cell table:formula="of:=IF(OR([.A10]=&quot;à&quot;;[.A10]=&quot;è&quot;;[.A10]=&quot;ò&quot;);[.B10];0)" office:value-type="float" office:value="0">
            <text:p>0</text:p>
          </table:table-cell>
          <table:table-cell table:formula="of:=IF(OR([.A10]=&quot;á&quot;;[.A10]=&quot;é&quot;;[.A10]=&quot;í&quot;;[.A10]=&quot;ó&quot;;[.A10]=&quot;ú&quot;;[.A10]=&quot;ï&quot;;[.A10]=&quot;ü&quot;);[.B10];0)" office:value-type="float" office:value="0">
            <text:p>0</text:p>
          </table:table-cell>
          <table:table-cell table:formula="of:=[.B10]+IF([.A10]=&quot;a&quot;;[.D$200];IF([.A10]=&quot;e&quot;;[.E$200];IF([.A10]=&quot;i&quot;;[.F$200];IF([.A10]=&quot;o&quot;;[.G$200];IF([.A10]=&quot;u&quot;;[.H$200];IF([.A10]=&quot;`&quot;;[.J$200];IF([.A10]=&quot;´&quot;;[.K$200];0)))))))" office:value-type="float" office:value="36802">
            <text:p>36802</text:p>
          </table:table-cell>
          <table:table-cell table:formula="of:=[.L10]/[.L$200]" office:value-type="percentage" office:value="0.0482893635335396">
            <text:p>4,829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28510">
            <text:p>28510</text:p>
          </table:table-cell>
          <table:table-cell table:style-name="ce1"/>
          <table:table-cell table:formula="of:=IF([.A11]=&quot;à&quot;;[.B11];0)" office:value-type="float" office:value="0">
            <text:p>0</text:p>
          </table:table-cell>
          <table:table-cell table:formula="of:=IF(OR([.A11]=&quot;è&quot;;[.A11]=&quot;é&quot;);[.B11];0)" office:value-type="float" office:value="0">
            <text:p>0</text:p>
          </table:table-cell>
          <table:table-cell table:formula="of:=IF(OR([.A11]=&quot;í&quot;;[.A11]=&quot;ï&quot;);[.B11];0)" office:value-type="float" office:value="0">
            <text:p>0</text:p>
          </table:table-cell>
          <table:table-cell table:formula="of:=IF(OR([.A11]=&quot;ò&quot;;[.A11]=&quot;ó&quot;);[.B11];0)" office:value-type="float" office:value="0">
            <text:p>0</text:p>
          </table:table-cell>
          <table:table-cell table:formula="of:=IF(OR([.A11]=&quot;ú&quot;;[.A11]=&quot;ü&quot;);[.B11];0)" office:value-type="float" office:value="0">
            <text:p>0</text:p>
          </table:table-cell>
          <table:table-cell/>
          <table:table-cell table:formula="of:=IF(OR([.A11]=&quot;à&quot;;[.A11]=&quot;è&quot;;[.A11]=&quot;ò&quot;);[.B11];0)" office:value-type="float" office:value="0">
            <text:p>0</text:p>
          </table:table-cell>
          <table:table-cell table:formula="of:=IF(OR([.A11]=&quot;á&quot;;[.A11]=&quot;é&quot;;[.A11]=&quot;í&quot;;[.A11]=&quot;ó&quot;;[.A11]=&quot;ú&quot;;[.A11]=&quot;ï&quot;;[.A11]=&quot;ü&quot;);[.B11];0)" office:value-type="float" office:value="0">
            <text:p>0</text:p>
          </table:table-cell>
          <table:table-cell table:formula="of:=[.B11]+IF([.A11]=&quot;a&quot;;[.D$200];IF([.A11]=&quot;e&quot;;[.E$200];IF([.A11]=&quot;i&quot;;[.F$200];IF([.A11]=&quot;o&quot;;[.G$200];IF([.A11]=&quot;u&quot;;[.H$200];IF([.A11]=&quot;`&quot;;[.J$200];IF([.A11]=&quot;´&quot;;[.K$200];0)))))))" office:value-type="float" office:value="28510">
            <text:p>28510</text:p>
          </table:table-cell>
          <table:table-cell table:formula="of:=[.L11]/[.L$200]" office:value-type="percentage" office:value="0.0374091015254936">
            <text:p>3,741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24952">
            <text:p>24952</text:p>
          </table:table-cell>
          <table:table-cell table:style-name="ce1"/>
          <table:table-cell table:formula="of:=IF([.A12]=&quot;à&quot;;[.B12];0)" office:value-type="float" office:value="0">
            <text:p>0</text:p>
          </table:table-cell>
          <table:table-cell table:formula="of:=IF(OR([.A12]=&quot;è&quot;;[.A12]=&quot;é&quot;);[.B12];0)" office:value-type="float" office:value="0">
            <text:p>0</text:p>
          </table:table-cell>
          <table:table-cell table:formula="of:=IF(OR([.A12]=&quot;í&quot;;[.A12]=&quot;ï&quot;);[.B12];0)" office:value-type="float" office:value="0">
            <text:p>0</text:p>
          </table:table-cell>
          <table:table-cell table:formula="of:=IF(OR([.A12]=&quot;ò&quot;;[.A12]=&quot;ó&quot;);[.B12];0)" office:value-type="float" office:value="0">
            <text:p>0</text:p>
          </table:table-cell>
          <table:table-cell table:formula="of:=IF(OR([.A12]=&quot;ú&quot;;[.A12]=&quot;ü&quot;);[.B12];0)" office:value-type="float" office:value="0">
            <text:p>0</text:p>
          </table:table-cell>
          <table:table-cell/>
          <table:table-cell table:formula="of:=IF(OR([.A12]=&quot;à&quot;;[.A12]=&quot;è&quot;;[.A12]=&quot;ò&quot;);[.B12];0)" office:value-type="float" office:value="0">
            <text:p>0</text:p>
          </table:table-cell>
          <table:table-cell table:formula="of:=IF(OR([.A12]=&quot;á&quot;;[.A12]=&quot;é&quot;;[.A12]=&quot;í&quot;;[.A12]=&quot;ó&quot;;[.A12]=&quot;ú&quot;;[.A12]=&quot;ï&quot;;[.A12]=&quot;ü&quot;);[.B12];0)" office:value-type="float" office:value="0">
            <text:p>0</text:p>
          </table:table-cell>
          <table:table-cell table:formula="of:=[.B12]+IF([.A12]=&quot;a&quot;;[.D$200];IF([.A12]=&quot;e&quot;;[.E$200];IF([.A12]=&quot;i&quot;;[.F$200];IF([.A12]=&quot;o&quot;;[.G$200];IF([.A12]=&quot;u&quot;;[.H$200];IF([.A12]=&quot;`&quot;;[.J$200];IF([.A12]=&quot;´&quot;;[.K$200];0)))))))" office:value-type="float" office:value="25839">
            <text:p>25839</text:p>
          </table:table-cell>
          <table:table-cell table:formula="of:=[.L12]/[.L$200]" office:value-type="percentage" office:value="0.0339043765106008">
            <text:p>3,390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24347">
            <text:p>24347</text:p>
          </table:table-cell>
          <table:table-cell table:style-name="ce1"/>
          <table:table-cell table:formula="of:=IF([.A13]=&quot;à&quot;;[.B13];0)" office:value-type="float" office:value="0">
            <text:p>0</text:p>
          </table:table-cell>
          <table:table-cell table:formula="of:=IF(OR([.A13]=&quot;è&quot;;[.A13]=&quot;é&quot;);[.B13];0)" office:value-type="float" office:value="0">
            <text:p>0</text:p>
          </table:table-cell>
          <table:table-cell table:formula="of:=IF(OR([.A13]=&quot;í&quot;;[.A13]=&quot;ï&quot;);[.B13];0)" office:value-type="float" office:value="0">
            <text:p>0</text:p>
          </table:table-cell>
          <table:table-cell table:formula="of:=IF(OR([.A13]=&quot;ò&quot;;[.A13]=&quot;ó&quot;);[.B13];0)" office:value-type="float" office:value="0">
            <text:p>0</text:p>
          </table:table-cell>
          <table:table-cell table:formula="of:=IF(OR([.A13]=&quot;ú&quot;;[.A13]=&quot;ü&quot;);[.B13];0)" office:value-type="float" office:value="0">
            <text:p>0</text:p>
          </table:table-cell>
          <table:table-cell/>
          <table:table-cell table:formula="of:=IF(OR([.A13]=&quot;à&quot;;[.A13]=&quot;è&quot;;[.A13]=&quot;ò&quot;);[.B13];0)" office:value-type="float" office:value="0">
            <text:p>0</text:p>
          </table:table-cell>
          <table:table-cell table:formula="of:=IF(OR([.A13]=&quot;á&quot;;[.A13]=&quot;é&quot;;[.A13]=&quot;í&quot;;[.A13]=&quot;ó&quot;;[.A13]=&quot;ú&quot;;[.A13]=&quot;ï&quot;;[.A13]=&quot;ü&quot;);[.B13];0)" office:value-type="float" office:value="0">
            <text:p>0</text:p>
          </table:table-cell>
          <table:table-cell table:formula="of:=[.B13]+IF([.A13]=&quot;a&quot;;[.D$200];IF([.A13]=&quot;e&quot;;[.E$200];IF([.A13]=&quot;i&quot;;[.F$200];IF([.A13]=&quot;o&quot;;[.G$200];IF([.A13]=&quot;u&quot;;[.H$200];IF([.A13]=&quot;`&quot;;[.J$200];IF([.A13]=&quot;´&quot;;[.K$200];0)))))))" office:value-type="float" office:value="24347">
            <text:p>24347</text:p>
          </table:table-cell>
          <table:table-cell table:formula="of:=[.L13]/[.L$200]" office:value-type="percentage" office:value="0.0319466641473585">
            <text:p>3,195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21333">
            <text:p>21333</text:p>
          </table:table-cell>
          <table:table-cell table:style-name="ce1"/>
          <table:table-cell table:formula="of:=IF([.A14]=&quot;à&quot;;[.B14];0)" office:value-type="float" office:value="0">
            <text:p>0</text:p>
          </table:table-cell>
          <table:table-cell table:formula="of:=IF(OR([.A14]=&quot;è&quot;;[.A14]=&quot;é&quot;);[.B14];0)" office:value-type="float" office:value="0">
            <text:p>0</text:p>
          </table:table-cell>
          <table:table-cell table:formula="of:=IF(OR([.A14]=&quot;í&quot;;[.A14]=&quot;ï&quot;);[.B14];0)" office:value-type="float" office:value="0">
            <text:p>0</text:p>
          </table:table-cell>
          <table:table-cell table:formula="of:=IF(OR([.A14]=&quot;ò&quot;;[.A14]=&quot;ó&quot;);[.B14];0)" office:value-type="float" office:value="0">
            <text:p>0</text:p>
          </table:table-cell>
          <table:table-cell table:formula="of:=IF(OR([.A14]=&quot;ú&quot;;[.A14]=&quot;ü&quot;);[.B14];0)" office:value-type="float" office:value="0">
            <text:p>0</text:p>
          </table:table-cell>
          <table:table-cell/>
          <table:table-cell table:formula="of:=IF(OR([.A14]=&quot;à&quot;;[.A14]=&quot;è&quot;;[.A14]=&quot;ò&quot;);[.B14];0)" office:value-type="float" office:value="0">
            <text:p>0</text:p>
          </table:table-cell>
          <table:table-cell table:formula="of:=IF(OR([.A14]=&quot;á&quot;;[.A14]=&quot;é&quot;;[.A14]=&quot;í&quot;;[.A14]=&quot;ó&quot;;[.A14]=&quot;ú&quot;;[.A14]=&quot;ï&quot;;[.A14]=&quot;ü&quot;);[.B14];0)" office:value-type="float" office:value="0">
            <text:p>0</text:p>
          </table:table-cell>
          <table:table-cell table:formula="of:=[.B14]+IF([.A14]=&quot;a&quot;;[.D$200];IF([.A14]=&quot;e&quot;;[.E$200];IF([.A14]=&quot;i&quot;;[.F$200];IF([.A14]=&quot;o&quot;;[.G$200];IF([.A14]=&quot;u&quot;;[.H$200];IF([.A14]=&quot;`&quot;;[.J$200];IF([.A14]=&quot;´&quot;;[.K$200];0)))))))" office:value-type="float" office:value="21333">
            <text:p>21333</text:p>
          </table:table-cell>
          <table:table-cell table:formula="of:=[.L14]/[.L$200]" office:value-type="percentage" office:value="0.0279918752312646">
            <text:p>2,799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9705">
            <text:p>19705</text:p>
          </table:table-cell>
          <table:table-cell table:style-name="ce1"/>
          <table:table-cell table:formula="of:=IF([.A15]=&quot;à&quot;;[.B15];0)" office:value-type="float" office:value="0">
            <text:p>0</text:p>
          </table:table-cell>
          <table:table-cell table:formula="of:=IF(OR([.A15]=&quot;è&quot;;[.A15]=&quot;é&quot;);[.B15];0)" office:value-type="float" office:value="0">
            <text:p>0</text:p>
          </table:table-cell>
          <table:table-cell table:formula="of:=IF(OR([.A15]=&quot;í&quot;;[.A15]=&quot;ï&quot;);[.B15];0)" office:value-type="float" office:value="0">
            <text:p>0</text:p>
          </table:table-cell>
          <table:table-cell table:formula="of:=IF(OR([.A15]=&quot;ò&quot;;[.A15]=&quot;ó&quot;);[.B15];0)" office:value-type="float" office:value="0">
            <text:p>0</text:p>
          </table:table-cell>
          <table:table-cell table:formula="of:=IF(OR([.A15]=&quot;ú&quot;;[.A15]=&quot;ü&quot;);[.B15];0)" office:value-type="float" office:value="0">
            <text:p>0</text:p>
          </table:table-cell>
          <table:table-cell/>
          <table:table-cell table:formula="of:=IF(OR([.A15]=&quot;à&quot;;[.A15]=&quot;è&quot;;[.A15]=&quot;ò&quot;);[.B15];0)" office:value-type="float" office:value="0">
            <text:p>0</text:p>
          </table:table-cell>
          <table:table-cell table:formula="of:=IF(OR([.A15]=&quot;á&quot;;[.A15]=&quot;é&quot;;[.A15]=&quot;í&quot;;[.A15]=&quot;ó&quot;;[.A15]=&quot;ú&quot;;[.A15]=&quot;ï&quot;;[.A15]=&quot;ü&quot;);[.B15];0)" office:value-type="float" office:value="0">
            <text:p>0</text:p>
          </table:table-cell>
          <table:table-cell table:formula="of:=[.B15]+IF([.A15]=&quot;a&quot;;[.D$200];IF([.A15]=&quot;e&quot;;[.E$200];IF([.A15]=&quot;i&quot;;[.F$200];IF([.A15]=&quot;o&quot;;[.G$200];IF([.A15]=&quot;u&quot;;[.H$200];IF([.A15]=&quot;`&quot;;[.J$200];IF([.A15]=&quot;´&quot;;[.K$200];0)))))))" office:value-type="float" office:value="19705">
            <text:p>19705</text:p>
          </table:table-cell>
          <table:table-cell table:formula="of:=[.L15]/[.L$200]" office:value-type="percentage" office:value="0.0258557118751263">
            <text:p>2,586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10918">
            <text:p>10918</text:p>
          </table:table-cell>
          <table:table-cell table:style-name="ce1"/>
          <table:table-cell table:formula="of:=IF([.A16]=&quot;à&quot;;[.B16];0)" office:value-type="float" office:value="0">
            <text:p>0</text:p>
          </table:table-cell>
          <table:table-cell table:formula="of:=IF(OR([.A16]=&quot;è&quot;;[.A16]=&quot;é&quot;);[.B16];0)" office:value-type="float" office:value="0">
            <text:p>0</text:p>
          </table:table-cell>
          <table:table-cell table:formula="of:=IF(OR([.A16]=&quot;í&quot;;[.A16]=&quot;ï&quot;);[.B16];0)" office:value-type="float" office:value="0">
            <text:p>0</text:p>
          </table:table-cell>
          <table:table-cell table:formula="of:=IF(OR([.A16]=&quot;ò&quot;;[.A16]=&quot;ó&quot;);[.B16];0)" office:value-type="float" office:value="0">
            <text:p>0</text:p>
          </table:table-cell>
          <table:table-cell table:formula="of:=IF(OR([.A16]=&quot;ú&quot;;[.A16]=&quot;ü&quot;);[.B16];0)" office:value-type="float" office:value="0">
            <text:p>0</text:p>
          </table:table-cell>
          <table:table-cell/>
          <table:table-cell table:formula="of:=IF(OR([.A16]=&quot;à&quot;;[.A16]=&quot;è&quot;;[.A16]=&quot;ò&quot;);[.B16];0)" office:value-type="float" office:value="0">
            <text:p>0</text:p>
          </table:table-cell>
          <table:table-cell table:formula="of:=IF(OR([.A16]=&quot;á&quot;;[.A16]=&quot;é&quot;;[.A16]=&quot;í&quot;;[.A16]=&quot;ó&quot;;[.A16]=&quot;ú&quot;;[.A16]=&quot;ï&quot;;[.A16]=&quot;ü&quot;);[.B16];0)" office:value-type="float" office:value="0">
            <text:p>0</text:p>
          </table:table-cell>
          <table:table-cell table:formula="of:=[.B16]+IF([.A16]=&quot;a&quot;;[.D$200];IF([.A16]=&quot;e&quot;;[.E$200];IF([.A16]=&quot;i&quot;;[.F$200];IF([.A16]=&quot;o&quot;;[.G$200];IF([.A16]=&quot;u&quot;;[.H$200];IF([.A16]=&quot;`&quot;;[.J$200];IF([.A16]=&quot;´&quot;;[.K$200];0)))))))" office:value-type="float" office:value="10918">
            <text:p>10918</text:p>
          </table:table-cell>
          <table:table-cell table:formula="of:=[.L16]/[.L$200]" office:value-type="percentage" office:value="0.0143259407385247">
            <text:p>1,433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0440">
            <text:p>10440</text:p>
          </table:table-cell>
          <table:table-cell table:style-name="ce1"/>
          <table:table-cell table:formula="of:=IF([.A17]=&quot;à&quot;;[.B17];0)" office:value-type="float" office:value="0">
            <text:p>0</text:p>
          </table:table-cell>
          <table:table-cell table:formula="of:=IF(OR([.A17]=&quot;è&quot;;[.A17]=&quot;é&quot;);[.B17];0)" office:value-type="float" office:value="0">
            <text:p>0</text:p>
          </table:table-cell>
          <table:table-cell table:formula="of:=IF(OR([.A17]=&quot;í&quot;;[.A17]=&quot;ï&quot;);[.B17];0)" office:value-type="float" office:value="0">
            <text:p>0</text:p>
          </table:table-cell>
          <table:table-cell table:formula="of:=IF(OR([.A17]=&quot;ò&quot;;[.A17]=&quot;ó&quot;);[.B17];0)" office:value-type="float" office:value="0">
            <text:p>0</text:p>
          </table:table-cell>
          <table:table-cell table:formula="of:=IF(OR([.A17]=&quot;ú&quot;;[.A17]=&quot;ü&quot;);[.B17];0)" office:value-type="float" office:value="0">
            <text:p>0</text:p>
          </table:table-cell>
          <table:table-cell/>
          <table:table-cell table:formula="of:=IF(OR([.A17]=&quot;à&quot;;[.A17]=&quot;è&quot;;[.A17]=&quot;ò&quot;);[.B17];0)" office:value-type="float" office:value="0">
            <text:p>0</text:p>
          </table:table-cell>
          <table:table-cell table:formula="of:=IF(OR([.A17]=&quot;á&quot;;[.A17]=&quot;é&quot;;[.A17]=&quot;í&quot;;[.A17]=&quot;ó&quot;;[.A17]=&quot;ú&quot;;[.A17]=&quot;ï&quot;;[.A17]=&quot;ü&quot;);[.B17];0)" office:value-type="float" office:value="0">
            <text:p>0</text:p>
          </table:table-cell>
          <table:table-cell table:formula="of:=[.B17]+IF([.A17]=&quot;a&quot;;[.D$200];IF([.A17]=&quot;e&quot;;[.E$200];IF([.A17]=&quot;i&quot;;[.F$200];IF([.A17]=&quot;o&quot;;[.G$200];IF([.A17]=&quot;u&quot;;[.H$200];IF([.A17]=&quot;`&quot;;[.J$200];IF([.A17]=&quot;´&quot;;[.K$200];0)))))))" office:value-type="float" office:value="10440">
            <text:p>10440</text:p>
          </table:table-cell>
          <table:table-cell table:formula="of:=[.L17]/[.L$200]" office:value-type="percentage" office:value="0.0136987379840811">
            <text:p>1,370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8195">
            <text:p>8195</text:p>
          </table:table-cell>
          <table:table-cell table:style-name="ce1"/>
          <table:table-cell table:formula="of:=IF([.A18]=&quot;à&quot;;[.B18];0)" office:value-type="float" office:value="0">
            <text:p>0</text:p>
          </table:table-cell>
          <table:table-cell table:formula="of:=IF(OR([.A18]=&quot;è&quot;;[.A18]=&quot;é&quot;);[.B18];0)" office:value-type="float" office:value="0">
            <text:p>0</text:p>
          </table:table-cell>
          <table:table-cell table:formula="of:=IF(OR([.A18]=&quot;í&quot;;[.A18]=&quot;ï&quot;);[.B18];0)" office:value-type="float" office:value="0">
            <text:p>0</text:p>
          </table:table-cell>
          <table:table-cell table:formula="of:=IF(OR([.A18]=&quot;ò&quot;;[.A18]=&quot;ó&quot;);[.B18];0)" office:value-type="float" office:value="0">
            <text:p>0</text:p>
          </table:table-cell>
          <table:table-cell table:formula="of:=IF(OR([.A18]=&quot;ú&quot;;[.A18]=&quot;ü&quot;);[.B18];0)" office:value-type="float" office:value="0">
            <text:p>0</text:p>
          </table:table-cell>
          <table:table-cell/>
          <table:table-cell table:formula="of:=IF(OR([.A18]=&quot;à&quot;;[.A18]=&quot;è&quot;;[.A18]=&quot;ò&quot;);[.B18];0)" office:value-type="float" office:value="0">
            <text:p>0</text:p>
          </table:table-cell>
          <table:table-cell table:formula="of:=IF(OR([.A18]=&quot;á&quot;;[.A18]=&quot;é&quot;;[.A18]=&quot;í&quot;;[.A18]=&quot;ó&quot;;[.A18]=&quot;ú&quot;;[.A18]=&quot;ï&quot;;[.A18]=&quot;ü&quot;);[.B18];0)" office:value-type="float" office:value="0">
            <text:p>0</text:p>
          </table:table-cell>
          <table:table-cell table:formula="of:=[.B18]+IF([.A18]=&quot;a&quot;;[.D$200];IF([.A18]=&quot;e&quot;;[.E$200];IF([.A18]=&quot;i&quot;;[.F$200];IF([.A18]=&quot;o&quot;;[.G$200];IF([.A18]=&quot;u&quot;;[.H$200];IF([.A18]=&quot;`&quot;;[.J$200];IF([.A18]=&quot;´&quot;;[.K$200];0)))))))" office:value-type="float" office:value="8195">
            <text:p>8195</text:p>
          </table:table-cell>
          <table:table-cell table:formula="of:=[.L18]/[.L$200]" office:value-type="percentage" office:value="0.0107529844616422">
            <text:p>1,075%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8084">
            <text:p>8084</text:p>
          </table:table-cell>
          <table:table-cell table:style-name="ce1"/>
          <table:table-cell table:formula="of:=IF([.A19]=&quot;à&quot;;[.B19];0)" office:value-type="float" office:value="0">
            <text:p>0</text:p>
          </table:table-cell>
          <table:table-cell table:formula="of:=IF(OR([.A19]=&quot;è&quot;;[.A19]=&quot;é&quot;);[.B19];0)" office:value-type="float" office:value="0">
            <text:p>0</text:p>
          </table:table-cell>
          <table:table-cell table:formula="of:=IF(OR([.A19]=&quot;í&quot;;[.A19]=&quot;ï&quot;);[.B19];0)" office:value-type="float" office:value="0">
            <text:p>0</text:p>
          </table:table-cell>
          <table:table-cell table:formula="of:=IF(OR([.A19]=&quot;ò&quot;;[.A19]=&quot;ó&quot;);[.B19];0)" office:value-type="float" office:value="0">
            <text:p>0</text:p>
          </table:table-cell>
          <table:table-cell table:formula="of:=IF(OR([.A19]=&quot;ú&quot;;[.A19]=&quot;ü&quot;);[.B19];0)" office:value-type="float" office:value="0">
            <text:p>0</text:p>
          </table:table-cell>
          <table:table-cell/>
          <table:table-cell table:formula="of:=IF(OR([.A19]=&quot;à&quot;;[.A19]=&quot;è&quot;;[.A19]=&quot;ò&quot;);[.B19];0)" office:value-type="float" office:value="0">
            <text:p>0</text:p>
          </table:table-cell>
          <table:table-cell table:formula="of:=IF(OR([.A19]=&quot;á&quot;;[.A19]=&quot;é&quot;;[.A19]=&quot;í&quot;;[.A19]=&quot;ó&quot;;[.A19]=&quot;ú&quot;;[.A19]=&quot;ï&quot;;[.A19]=&quot;ü&quot;);[.B19];0)" office:value-type="float" office:value="0">
            <text:p>0</text:p>
          </table:table-cell>
          <table:table-cell table:formula="of:=[.B19]+IF([.A19]=&quot;a&quot;;[.D$200];IF([.A19]=&quot;e&quot;;[.E$200];IF([.A19]=&quot;i&quot;;[.F$200];IF([.A19]=&quot;o&quot;;[.G$200];IF([.A19]=&quot;u&quot;;[.H$200];IF([.A19]=&quot;`&quot;;[.J$200];IF([.A19]=&quot;´&quot;;[.K$200];0)))))))" office:value-type="float" office:value="8084">
            <text:p>8084</text:p>
          </table:table-cell>
          <table:table-cell table:formula="of:=[.L19]/[.L$200]" office:value-type="percentage" office:value="0.0106073369600873">
            <text:p>1,061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7458">
            <text:p>7458</text:p>
          </table:table-cell>
          <table:table-cell table:style-name="ce1"/>
          <table:table-cell table:formula="of:=IF([.A20]=&quot;à&quot;;[.B20];0)" office:value-type="float" office:value="0">
            <text:p>0</text:p>
          </table:table-cell>
          <table:table-cell table:formula="of:=IF(OR([.A20]=&quot;è&quot;;[.A20]=&quot;é&quot;);[.B20];0)" office:value-type="float" office:value="0">
            <text:p>0</text:p>
          </table:table-cell>
          <table:table-cell table:formula="of:=IF(OR([.A20]=&quot;í&quot;;[.A20]=&quot;ï&quot;);[.B20];0)" office:value-type="float" office:value="0">
            <text:p>0</text:p>
          </table:table-cell>
          <table:table-cell table:formula="of:=IF(OR([.A20]=&quot;ò&quot;;[.A20]=&quot;ó&quot;);[.B20];0)" office:value-type="float" office:value="0">
            <text:p>0</text:p>
          </table:table-cell>
          <table:table-cell table:formula="of:=IF(OR([.A20]=&quot;ú&quot;;[.A20]=&quot;ü&quot;);[.B20];0)" office:value-type="float" office:value="0">
            <text:p>0</text:p>
          </table:table-cell>
          <table:table-cell/>
          <table:table-cell table:formula="of:=IF(OR([.A20]=&quot;à&quot;;[.A20]=&quot;è&quot;;[.A20]=&quot;ò&quot;);[.B20];0)" office:value-type="float" office:value="0">
            <text:p>0</text:p>
          </table:table-cell>
          <table:table-cell table:formula="of:=IF(OR([.A20]=&quot;á&quot;;[.A20]=&quot;é&quot;;[.A20]=&quot;í&quot;;[.A20]=&quot;ó&quot;;[.A20]=&quot;ú&quot;;[.A20]=&quot;ï&quot;;[.A20]=&quot;ü&quot;);[.B20];0)" office:value-type="float" office:value="0">
            <text:p>0</text:p>
          </table:table-cell>
          <table:table-cell table:formula="of:=[.B20]+IF([.A20]=&quot;a&quot;;[.D$200];IF([.A20]=&quot;e&quot;;[.E$200];IF([.A20]=&quot;i&quot;;[.F$200];IF([.A20]=&quot;o&quot;;[.G$200];IF([.A20]=&quot;u&quot;;[.H$200];IF([.A20]=&quot;`&quot;;[.J$200];IF([.A20]=&quot;´&quot;;[.K$200];0)))))))" office:value-type="float" office:value="7458">
            <text:p>7458</text:p>
          </table:table-cell>
          <table:table-cell table:formula="of:=[.L20]/[.L$200]" office:value-type="percentage" office:value="0.00978593753690393">
            <text:p>0,979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6912">
            <text:p>6912</text:p>
          </table:table-cell>
          <table:table-cell table:style-name="ce1"/>
          <table:table-cell table:formula="of:=IF([.A21]=&quot;à&quot;;[.B21];0)" office:value-type="float" office:value="0">
            <text:p>0</text:p>
          </table:table-cell>
          <table:table-cell table:formula="of:=IF(OR([.A21]=&quot;è&quot;;[.A21]=&quot;é&quot;);[.B21];0)" office:value-type="float" office:value="0">
            <text:p>0</text:p>
          </table:table-cell>
          <table:table-cell table:formula="of:=IF(OR([.A21]=&quot;í&quot;;[.A21]=&quot;ï&quot;);[.B21];0)" office:value-type="float" office:value="0">
            <text:p>0</text:p>
          </table:table-cell>
          <table:table-cell table:formula="of:=IF(OR([.A21]=&quot;ò&quot;;[.A21]=&quot;ó&quot;);[.B21];0)" office:value-type="float" office:value="0">
            <text:p>0</text:p>
          </table:table-cell>
          <table:table-cell table:formula="of:=IF(OR([.A21]=&quot;ú&quot;;[.A21]=&quot;ü&quot;);[.B21];0)" office:value-type="float" office:value="0">
            <text:p>0</text:p>
          </table:table-cell>
          <table:table-cell/>
          <table:table-cell table:formula="of:=IF(OR([.A21]=&quot;à&quot;;[.A21]=&quot;è&quot;;[.A21]=&quot;ò&quot;);[.B21];0)" office:value-type="float" office:value="0">
            <text:p>0</text:p>
          </table:table-cell>
          <table:table-cell table:formula="of:=IF(OR([.A21]=&quot;á&quot;;[.A21]=&quot;é&quot;;[.A21]=&quot;í&quot;;[.A21]=&quot;ó&quot;;[.A21]=&quot;ú&quot;;[.A21]=&quot;ï&quot;;[.A21]=&quot;ü&quot;);[.B21];0)" office:value-type="float" office:value="0">
            <text:p>0</text:p>
          </table:table-cell>
          <table:table-cell table:formula="of:=[.B21]+IF([.A21]=&quot;a&quot;;[.D$200];IF([.A21]=&quot;e&quot;;[.E$200];IF([.A21]=&quot;i&quot;;[.F$200];IF([.A21]=&quot;o&quot;;[.G$200];IF([.A21]=&quot;u&quot;;[.H$200];IF([.A21]=&quot;`&quot;;[.J$200];IF([.A21]=&quot;´&quot;;[.K$200];0)))))))" office:value-type="float" office:value="6912">
            <text:p>6912</text:p>
          </table:table-cell>
          <table:table-cell table:formula="of:=[.L21]/[.L$200]" office:value-type="percentage" office:value="0.00906950928601233">
            <text:p>0,907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6804">
            <text:p>6804</text:p>
          </table:table-cell>
          <table:table-cell table:style-name="ce1"/>
          <table:table-cell table:formula="of:=IF([.A22]=&quot;à&quot;;[.B22];0)" office:value-type="float" office:value="0">
            <text:p>0</text:p>
          </table:table-cell>
          <table:table-cell table:formula="of:=IF(OR([.A22]=&quot;è&quot;;[.A22]=&quot;é&quot;);[.B22];0)" office:value-type="float" office:value="0">
            <text:p>0</text:p>
          </table:table-cell>
          <table:table-cell table:formula="of:=IF(OR([.A22]=&quot;í&quot;;[.A22]=&quot;ï&quot;);[.B22];0)" office:value-type="float" office:value="0">
            <text:p>0</text:p>
          </table:table-cell>
          <table:table-cell table:formula="of:=IF(OR([.A22]=&quot;ò&quot;;[.A22]=&quot;ó&quot;);[.B22];0)" office:value-type="float" office:value="0">
            <text:p>0</text:p>
          </table:table-cell>
          <table:table-cell table:formula="of:=IF(OR([.A22]=&quot;ú&quot;;[.A22]=&quot;ü&quot;);[.B22];0)" office:value-type="float" office:value="0">
            <text:p>0</text:p>
          </table:table-cell>
          <table:table-cell/>
          <table:table-cell table:formula="of:=IF(OR([.A22]=&quot;à&quot;;[.A22]=&quot;è&quot;;[.A22]=&quot;ò&quot;);[.B22];0)" office:value-type="float" office:value="0">
            <text:p>0</text:p>
          </table:table-cell>
          <table:table-cell table:formula="of:=IF(OR([.A22]=&quot;á&quot;;[.A22]=&quot;é&quot;;[.A22]=&quot;í&quot;;[.A22]=&quot;ó&quot;;[.A22]=&quot;ú&quot;;[.A22]=&quot;ï&quot;;[.A22]=&quot;ü&quot;);[.B22];0)" office:value-type="float" office:value="0">
            <text:p>0</text:p>
          </table:table-cell>
          <table:table-cell table:formula="of:=[.B22]+IF([.A22]=&quot;a&quot;;[.D$200];IF([.A22]=&quot;e&quot;;[.E$200];IF([.A22]=&quot;i&quot;;[.F$200];IF([.A22]=&quot;o&quot;;[.G$200];IF([.A22]=&quot;u&quot;;[.H$200];IF([.A22]=&quot;`&quot;;[.J$200];IF([.A22]=&quot;´&quot;;[.K$200];0)))))))" office:value-type="float" office:value="6804">
            <text:p>6804</text:p>
          </table:table-cell>
          <table:table-cell table:formula="of:=[.L22]/[.L$200]" office:value-type="percentage" office:value="0.00892779820341839">
            <text:p>0,893%</text:p>
          </table:table-cell>
        </table:table-row>
        <table:table-row table:style-name="ro1">
          <table:table-cell office:value-type="string">
            <text:p>`</text:p>
          </table:table-cell>
          <table:table-cell office:value-type="float" office:value="6715">
            <text:p>6715</text:p>
          </table:table-cell>
          <table:table-cell table:style-name="ce1"/>
          <table:table-cell table:formula="of:=IF([.A23]=&quot;à&quot;;[.B23];0)" office:value-type="float" office:value="0">
            <text:p>0</text:p>
          </table:table-cell>
          <table:table-cell table:formula="of:=IF(OR([.A23]=&quot;è&quot;;[.A23]=&quot;é&quot;);[.B23];0)" office:value-type="float" office:value="0">
            <text:p>0</text:p>
          </table:table-cell>
          <table:table-cell table:formula="of:=IF(OR([.A23]=&quot;í&quot;;[.A23]=&quot;ï&quot;);[.B23];0)" office:value-type="float" office:value="0">
            <text:p>0</text:p>
          </table:table-cell>
          <table:table-cell table:formula="of:=IF(OR([.A23]=&quot;ò&quot;;[.A23]=&quot;ó&quot;);[.B23];0)" office:value-type="float" office:value="0">
            <text:p>0</text:p>
          </table:table-cell>
          <table:table-cell table:formula="of:=IF(OR([.A23]=&quot;ú&quot;;[.A23]=&quot;ü&quot;);[.B23];0)" office:value-type="float" office:value="0">
            <text:p>0</text:p>
          </table:table-cell>
          <table:table-cell/>
          <table:table-cell table:formula="of:=IF(OR([.A23]=&quot;à&quot;;[.A23]=&quot;è&quot;;[.A23]=&quot;ò&quot;);[.B23];0)" office:value-type="float" office:value="0">
            <text:p>0</text:p>
          </table:table-cell>
          <table:table-cell table:formula="of:=IF(OR([.A23]=&quot;á&quot;;[.A23]=&quot;é&quot;;[.A23]=&quot;í&quot;;[.A23]=&quot;ó&quot;;[.A23]=&quot;ú&quot;;[.A23]=&quot;ï&quot;;[.A23]=&quot;ü&quot;);[.B23];0)" office:value-type="float" office:value="0">
            <text:p>0</text:p>
          </table:table-cell>
          <table:table-cell table:formula="of:=[.B23]+IF([.A23]=&quot;a&quot;;[.D$200];IF([.A23]=&quot;e&quot;;[.E$200];IF([.A23]=&quot;i&quot;;[.F$200];IF([.A23]=&quot;o&quot;;[.G$200];IF([.A23]=&quot;u&quot;;[.H$200];IF([.A23]=&quot;`&quot;;[.J$200];IF([.A23]=&quot;´&quot;;[.K$200];0)))))))" office:value-type="float" office:value="10956">
            <text:p>10956</text:p>
          </table:table-cell>
          <table:table-cell table:formula="of:=[.L23]/[.L$200]" office:value-type="percentage" office:value="0.0143758020453633">
            <text:p>1,438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5936">
            <text:p>5936</text:p>
          </table:table-cell>
          <table:table-cell table:style-name="ce1"/>
          <table:table-cell table:formula="of:=IF([.A24]=&quot;à&quot;;[.B24];0)" office:value-type="float" office:value="0">
            <text:p>0</text:p>
          </table:table-cell>
          <table:table-cell table:formula="of:=IF(OR([.A24]=&quot;è&quot;;[.A24]=&quot;é&quot;);[.B24];0)" office:value-type="float" office:value="0">
            <text:p>0</text:p>
          </table:table-cell>
          <table:table-cell table:formula="of:=IF(OR([.A24]=&quot;í&quot;;[.A24]=&quot;ï&quot;);[.B24];0)" office:value-type="float" office:value="0">
            <text:p>0</text:p>
          </table:table-cell>
          <table:table-cell table:formula="of:=IF(OR([.A24]=&quot;ò&quot;;[.A24]=&quot;ó&quot;);[.B24];0)" office:value-type="float" office:value="0">
            <text:p>0</text:p>
          </table:table-cell>
          <table:table-cell table:formula="of:=IF(OR([.A24]=&quot;ú&quot;;[.A24]=&quot;ü&quot;);[.B24];0)" office:value-type="float" office:value="0">
            <text:p>0</text:p>
          </table:table-cell>
          <table:table-cell/>
          <table:table-cell table:formula="of:=IF(OR([.A24]=&quot;à&quot;;[.A24]=&quot;è&quot;;[.A24]=&quot;ò&quot;);[.B24];0)" office:value-type="float" office:value="0">
            <text:p>0</text:p>
          </table:table-cell>
          <table:table-cell table:formula="of:=IF(OR([.A24]=&quot;á&quot;;[.A24]=&quot;é&quot;;[.A24]=&quot;í&quot;;[.A24]=&quot;ó&quot;;[.A24]=&quot;ú&quot;;[.A24]=&quot;ï&quot;;[.A24]=&quot;ü&quot;);[.B24];0)" office:value-type="float" office:value="0">
            <text:p>0</text:p>
          </table:table-cell>
          <table:table-cell table:formula="of:=[.B24]+IF([.A24]=&quot;a&quot;;[.D$200];IF([.A24]=&quot;e&quot;;[.E$200];IF([.A24]=&quot;i&quot;;[.F$200];IF([.A24]=&quot;o&quot;;[.G$200];IF([.A24]=&quot;u&quot;;[.H$200];IF([.A24]=&quot;`&quot;;[.J$200];IF([.A24]=&quot;´&quot;;[.K$200];0)))))))" office:value-type="float" office:value="5936">
            <text:p>5936</text:p>
          </table:table-cell>
          <table:table-cell table:formula="of:=[.L24]/[.L$200]" office:value-type="percentage" office:value="0.00778886098405225">
            <text:p>0,779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5904">
            <text:p>5904</text:p>
          </table:table-cell>
          <table:table-cell table:style-name="ce1"/>
          <table:table-cell table:formula="of:=IF([.A25]=&quot;à&quot;;[.B25];0)" office:value-type="float" office:value="0">
            <text:p>0</text:p>
          </table:table-cell>
          <table:table-cell table:formula="of:=IF(OR([.A25]=&quot;è&quot;;[.A25]=&quot;é&quot;);[.B25];0)" office:value-type="float" office:value="0">
            <text:p>0</text:p>
          </table:table-cell>
          <table:table-cell table:formula="of:=IF(OR([.A25]=&quot;í&quot;;[.A25]=&quot;ï&quot;);[.B25];0)" office:value-type="float" office:value="0">
            <text:p>0</text:p>
          </table:table-cell>
          <table:table-cell table:formula="of:=IF(OR([.A25]=&quot;ò&quot;;[.A25]=&quot;ó&quot;);[.B25];0)" office:value-type="float" office:value="0">
            <text:p>0</text:p>
          </table:table-cell>
          <table:table-cell table:formula="of:=IF(OR([.A25]=&quot;ú&quot;;[.A25]=&quot;ü&quot;);[.B25];0)" office:value-type="float" office:value="0">
            <text:p>0</text:p>
          </table:table-cell>
          <table:table-cell/>
          <table:table-cell table:formula="of:=IF(OR([.A25]=&quot;à&quot;;[.A25]=&quot;è&quot;;[.A25]=&quot;ò&quot;);[.B25];0)" office:value-type="float" office:value="0">
            <text:p>0</text:p>
          </table:table-cell>
          <table:table-cell table:formula="of:=IF(OR([.A25]=&quot;á&quot;;[.A25]=&quot;é&quot;;[.A25]=&quot;í&quot;;[.A25]=&quot;ó&quot;;[.A25]=&quot;ú&quot;;[.A25]=&quot;ï&quot;;[.A25]=&quot;ü&quot;);[.B25];0)" office:value-type="float" office:value="0">
            <text:p>0</text:p>
          </table:table-cell>
          <table:table-cell table:formula="of:=[.B25]+IF([.A25]=&quot;a&quot;;[.D$200];IF([.A25]=&quot;e&quot;;[.E$200];IF([.A25]=&quot;i&quot;;[.F$200];IF([.A25]=&quot;o&quot;;[.G$200];IF([.A25]=&quot;u&quot;;[.H$200];IF([.A25]=&quot;`&quot;;[.J$200];IF([.A25]=&quot;´&quot;;[.K$200];0)))))))" office:value-type="float" office:value="5904">
            <text:p>5904</text:p>
          </table:table-cell>
          <table:table-cell table:formula="of:=[.L25]/[.L$200]" office:value-type="percentage" office:value="0.00774687251513553">
            <text:p>0,775%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5195">
            <text:p>5195</text:p>
          </table:table-cell>
          <table:table-cell table:style-name="ce1"/>
          <table:table-cell table:formula="of:=IF([.A26]=&quot;à&quot;;[.B26];0)" office:value-type="float" office:value="0">
            <text:p>0</text:p>
          </table:table-cell>
          <table:table-cell table:formula="of:=IF(OR([.A26]=&quot;è&quot;;[.A26]=&quot;é&quot;);[.B26];0)" office:value-type="float" office:value="0">
            <text:p>0</text:p>
          </table:table-cell>
          <table:table-cell table:formula="of:=IF(OR([.A26]=&quot;í&quot;;[.A26]=&quot;ï&quot;);[.B26];0)" office:value-type="float" office:value="0">
            <text:p>0</text:p>
          </table:table-cell>
          <table:table-cell table:formula="of:=IF(OR([.A26]=&quot;ò&quot;;[.A26]=&quot;ó&quot;);[.B26];0)" office:value-type="float" office:value="0">
            <text:p>0</text:p>
          </table:table-cell>
          <table:table-cell table:formula="of:=IF(OR([.A26]=&quot;ú&quot;;[.A26]=&quot;ü&quot;);[.B26];0)" office:value-type="float" office:value="0">
            <text:p>0</text:p>
          </table:table-cell>
          <table:table-cell/>
          <table:table-cell table:formula="of:=IF(OR([.A26]=&quot;à&quot;;[.A26]=&quot;è&quot;;[.A26]=&quot;ò&quot;);[.B26];0)" office:value-type="float" office:value="0">
            <text:p>0</text:p>
          </table:table-cell>
          <table:table-cell table:formula="of:=IF(OR([.A26]=&quot;á&quot;;[.A26]=&quot;é&quot;;[.A26]=&quot;í&quot;;[.A26]=&quot;ó&quot;;[.A26]=&quot;ú&quot;;[.A26]=&quot;ï&quot;;[.A26]=&quot;ü&quot;);[.B26];0)" office:value-type="float" office:value="0">
            <text:p>0</text:p>
          </table:table-cell>
          <table:table-cell table:formula="of:=[.B26]+IF([.A26]=&quot;a&quot;;[.D$200];IF([.A26]=&quot;e&quot;;[.E$200];IF([.A26]=&quot;i&quot;;[.F$200];IF([.A26]=&quot;o&quot;;[.G$200];IF([.A26]=&quot;u&quot;;[.H$200];IF([.A26]=&quot;`&quot;;[.J$200];IF([.A26]=&quot;´&quot;;[.K$200];0)))))))" office:value-type="float" office:value="5195">
            <text:p>5195</text:p>
          </table:table-cell>
          <table:table-cell table:formula="of:=[.L26]/[.L$200]" office:value-type="percentage" office:value="0.00681656550069937">
            <text:p>0,682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5006">
            <text:p>5006</text:p>
          </table:table-cell>
          <table:table-cell table:style-name="ce1"/>
          <table:table-cell table:formula="of:=IF([.A27]=&quot;à&quot;;[.B27];0)" office:value-type="float" office:value="0">
            <text:p>0</text:p>
          </table:table-cell>
          <table:table-cell table:formula="of:=IF(OR([.A27]=&quot;è&quot;;[.A27]=&quot;é&quot;);[.B27];0)" office:value-type="float" office:value="0">
            <text:p>0</text:p>
          </table:table-cell>
          <table:table-cell table:formula="of:=IF(OR([.A27]=&quot;í&quot;;[.A27]=&quot;ï&quot;);[.B27];0)" office:value-type="float" office:value="0">
            <text:p>0</text:p>
          </table:table-cell>
          <table:table-cell table:formula="of:=IF(OR([.A27]=&quot;ò&quot;;[.A27]=&quot;ó&quot;);[.B27];0)" office:value-type="float" office:value="0">
            <text:p>0</text:p>
          </table:table-cell>
          <table:table-cell table:formula="of:=IF(OR([.A27]=&quot;ú&quot;;[.A27]=&quot;ü&quot;);[.B27];0)" office:value-type="float" office:value="0">
            <text:p>0</text:p>
          </table:table-cell>
          <table:table-cell/>
          <table:table-cell table:formula="of:=IF(OR([.A27]=&quot;à&quot;;[.A27]=&quot;è&quot;;[.A27]=&quot;ò&quot;);[.B27];0)" office:value-type="float" office:value="0">
            <text:p>0</text:p>
          </table:table-cell>
          <table:table-cell table:formula="of:=IF(OR([.A27]=&quot;á&quot;;[.A27]=&quot;é&quot;;[.A27]=&quot;í&quot;;[.A27]=&quot;ó&quot;;[.A27]=&quot;ú&quot;;[.A27]=&quot;ï&quot;;[.A27]=&quot;ü&quot;);[.B27];0)" office:value-type="float" office:value="0">
            <text:p>0</text:p>
          </table:table-cell>
          <table:table-cell table:formula="of:=[.B27]+IF([.A27]=&quot;a&quot;;[.D$200];IF([.A27]=&quot;e&quot;;[.E$200];IF([.A27]=&quot;i&quot;;[.F$200];IF([.A27]=&quot;o&quot;;[.G$200];IF([.A27]=&quot;u&quot;;[.H$200];IF([.A27]=&quot;`&quot;;[.J$200];IF([.A27]=&quot;´&quot;;[.K$200];0)))))))" office:value-type="float" office:value="5006">
            <text:p>5006</text:p>
          </table:table-cell>
          <table:table-cell table:formula="of:=[.L27]/[.L$200]" office:value-type="percentage" office:value="0.00656857110615997">
            <text:p>0,657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4527">
            <text:p>4527</text:p>
          </table:table-cell>
          <table:table-cell table:style-name="ce1"/>
          <table:table-cell table:formula="of:=IF([.A28]=&quot;à&quot;;[.B28];0)" office:value-type="float" office:value="0">
            <text:p>0</text:p>
          </table:table-cell>
          <table:table-cell table:formula="of:=IF(OR([.A28]=&quot;è&quot;;[.A28]=&quot;é&quot;);[.B28];0)" office:value-type="float" office:value="0">
            <text:p>0</text:p>
          </table:table-cell>
          <table:table-cell table:formula="of:=IF(OR([.A28]=&quot;í&quot;;[.A28]=&quot;ï&quot;);[.B28];0)" office:value-type="float" office:value="0">
            <text:p>0</text:p>
          </table:table-cell>
          <table:table-cell table:formula="of:=IF(OR([.A28]=&quot;ò&quot;;[.A28]=&quot;ó&quot;);[.B28];0)" office:value-type="float" office:value="0">
            <text:p>0</text:p>
          </table:table-cell>
          <table:table-cell table:formula="of:=IF(OR([.A28]=&quot;ú&quot;;[.A28]=&quot;ü&quot;);[.B28];0)" office:value-type="float" office:value="0">
            <text:p>0</text:p>
          </table:table-cell>
          <table:table-cell/>
          <table:table-cell table:formula="of:=IF(OR([.A28]=&quot;à&quot;;[.A28]=&quot;è&quot;;[.A28]=&quot;ò&quot;);[.B28];0)" office:value-type="float" office:value="0">
            <text:p>0</text:p>
          </table:table-cell>
          <table:table-cell table:formula="of:=IF(OR([.A28]=&quot;á&quot;;[.A28]=&quot;é&quot;;[.A28]=&quot;í&quot;;[.A28]=&quot;ó&quot;;[.A28]=&quot;ú&quot;;[.A28]=&quot;ï&quot;;[.A28]=&quot;ü&quot;);[.B28];0)" office:value-type="float" office:value="0">
            <text:p>0</text:p>
          </table:table-cell>
          <table:table-cell table:formula="of:=[.B28]+IF([.A28]=&quot;a&quot;;[.D$200];IF([.A28]=&quot;e&quot;;[.E$200];IF([.A28]=&quot;i&quot;;[.F$200];IF([.A28]=&quot;o&quot;;[.G$200];IF([.A28]=&quot;u&quot;;[.H$200];IF([.A28]=&quot;`&quot;;[.J$200];IF([.A28]=&quot;´&quot;;[.K$200];0)))))))" office:value-type="float" office:value="4527">
            <text:p>4527</text:p>
          </table:table-cell>
          <table:table-cell table:formula="of:=[.L28]/[.L$200]" office:value-type="percentage" office:value="0.00594005621206276">
            <text:p>0,594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4392">
            <text:p>4392</text:p>
          </table:table-cell>
          <table:table-cell table:style-name="ce1"/>
          <table:table-cell table:formula="of:=IF([.A29]=&quot;à&quot;;[.B29];0)" office:value-type="float" office:value="0">
            <text:p>0</text:p>
          </table:table-cell>
          <table:table-cell table:formula="of:=IF(OR([.A29]=&quot;è&quot;;[.A29]=&quot;é&quot;);[.B29];0)" office:value-type="float" office:value="0">
            <text:p>0</text:p>
          </table:table-cell>
          <table:table-cell table:formula="of:=IF(OR([.A29]=&quot;í&quot;;[.A29]=&quot;ï&quot;);[.B29];0)" office:value-type="float" office:value="0">
            <text:p>0</text:p>
          </table:table-cell>
          <table:table-cell table:formula="of:=IF(OR([.A29]=&quot;ò&quot;;[.A29]=&quot;ó&quot;);[.B29];0)" office:value-type="float" office:value="0">
            <text:p>0</text:p>
          </table:table-cell>
          <table:table-cell table:formula="of:=IF(OR([.A29]=&quot;ú&quot;;[.A29]=&quot;ü&quot;);[.B29];0)" office:value-type="float" office:value="0">
            <text:p>0</text:p>
          </table:table-cell>
          <table:table-cell/>
          <table:table-cell table:formula="of:=IF(OR([.A29]=&quot;à&quot;;[.A29]=&quot;è&quot;;[.A29]=&quot;ò&quot;);[.B29];0)" office:value-type="float" office:value="0">
            <text:p>0</text:p>
          </table:table-cell>
          <table:table-cell table:formula="of:=IF(OR([.A29]=&quot;á&quot;;[.A29]=&quot;é&quot;;[.A29]=&quot;í&quot;;[.A29]=&quot;ó&quot;;[.A29]=&quot;ú&quot;;[.A29]=&quot;ï&quot;;[.A29]=&quot;ü&quot;);[.B29];0)" office:value-type="float" office:value="0">
            <text:p>0</text:p>
          </table:table-cell>
          <table:table-cell table:formula="of:=[.B29]+IF([.A29]=&quot;a&quot;;[.D$200];IF([.A29]=&quot;e&quot;;[.E$200];IF([.A29]=&quot;i&quot;;[.F$200];IF([.A29]=&quot;o&quot;;[.G$200];IF([.A29]=&quot;u&quot;;[.H$200];IF([.A29]=&quot;`&quot;;[.J$200];IF([.A29]=&quot;´&quot;;[.K$200];0)))))))" office:value-type="float" office:value="4392">
            <text:p>4392</text:p>
          </table:table-cell>
          <table:table-cell table:formula="of:=[.L29]/[.L$200]" office:value-type="percentage" office:value="0.00576291735882033">
            <text:p>0,576%</text:p>
          </table:table-cell>
        </table:table-row>
        <table:table-row table:style-name="ro1">
          <table:table-cell office:value-type="string">
            <text:p>#</text:p>
          </table:table-cell>
          <table:table-cell office:value-type="float" office:value="4287">
            <text:p>4287</text:p>
          </table:table-cell>
          <table:table-cell table:style-name="ce1"/>
          <table:table-cell table:formula="of:=IF([.A30]=&quot;à&quot;;[.B30];0)" office:value-type="float" office:value="0">
            <text:p>0</text:p>
          </table:table-cell>
          <table:table-cell table:formula="of:=IF(OR([.A30]=&quot;è&quot;;[.A30]=&quot;é&quot;);[.B30];0)" office:value-type="float" office:value="0">
            <text:p>0</text:p>
          </table:table-cell>
          <table:table-cell table:formula="of:=IF(OR([.A30]=&quot;í&quot;;[.A30]=&quot;ï&quot;);[.B30];0)" office:value-type="float" office:value="0">
            <text:p>0</text:p>
          </table:table-cell>
          <table:table-cell table:formula="of:=IF(OR([.A30]=&quot;ò&quot;;[.A30]=&quot;ó&quot;);[.B30];0)" office:value-type="float" office:value="0">
            <text:p>0</text:p>
          </table:table-cell>
          <table:table-cell table:formula="of:=IF(OR([.A30]=&quot;ú&quot;;[.A30]=&quot;ü&quot;);[.B30];0)" office:value-type="float" office:value="0">
            <text:p>0</text:p>
          </table:table-cell>
          <table:table-cell/>
          <table:table-cell table:formula="of:=IF(OR([.A30]=&quot;à&quot;;[.A30]=&quot;è&quot;;[.A30]=&quot;ò&quot;);[.B30];0)" office:value-type="float" office:value="0">
            <text:p>0</text:p>
          </table:table-cell>
          <table:table-cell table:formula="of:=IF(OR([.A30]=&quot;á&quot;;[.A30]=&quot;é&quot;;[.A30]=&quot;í&quot;;[.A30]=&quot;ó&quot;;[.A30]=&quot;ú&quot;;[.A30]=&quot;ï&quot;;[.A30]=&quot;ü&quot;);[.B30];0)" office:value-type="float" office:value="0">
            <text:p>0</text:p>
          </table:table-cell>
          <table:table-cell table:formula="of:=[.B30]+IF([.A30]=&quot;a&quot;;[.D$200];IF([.A30]=&quot;e&quot;;[.E$200];IF([.A30]=&quot;i&quot;;[.F$200];IF([.A30]=&quot;o&quot;;[.G$200];IF([.A30]=&quot;u&quot;;[.H$200];IF([.A30]=&quot;`&quot;;[.J$200];IF([.A30]=&quot;´&quot;;[.K$200];0)))))))" office:value-type="float" office:value="4287">
            <text:p>4287</text:p>
          </table:table-cell>
          <table:table-cell table:formula="of:=[.L30]/[.L$200]" office:value-type="percentage" office:value="0.00562514269518734">
            <text:p>0,563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4188">
            <text:p>4188</text:p>
          </table:table-cell>
          <table:table-cell table:style-name="ce1"/>
          <table:table-cell table:formula="of:=IF([.A31]=&quot;à&quot;;[.B31];0)" office:value-type="float" office:value="0">
            <text:p>0</text:p>
          </table:table-cell>
          <table:table-cell table:formula="of:=IF(OR([.A31]=&quot;è&quot;;[.A31]=&quot;é&quot;);[.B31];0)" office:value-type="float" office:value="0">
            <text:p>0</text:p>
          </table:table-cell>
          <table:table-cell table:formula="of:=IF(OR([.A31]=&quot;í&quot;;[.A31]=&quot;ï&quot;);[.B31];0)" office:value-type="float" office:value="0">
            <text:p>0</text:p>
          </table:table-cell>
          <table:table-cell table:formula="of:=IF(OR([.A31]=&quot;ò&quot;;[.A31]=&quot;ó&quot;);[.B31];0)" office:value-type="float" office:value="0">
            <text:p>0</text:p>
          </table:table-cell>
          <table:table-cell table:formula="of:=IF(OR([.A31]=&quot;ú&quot;;[.A31]=&quot;ü&quot;);[.B31];0)" office:value-type="float" office:value="0">
            <text:p>0</text:p>
          </table:table-cell>
          <table:table-cell/>
          <table:table-cell table:formula="of:=IF(OR([.A31]=&quot;à&quot;;[.A31]=&quot;è&quot;;[.A31]=&quot;ò&quot;);[.B31];0)" office:value-type="float" office:value="0">
            <text:p>0</text:p>
          </table:table-cell>
          <table:table-cell table:formula="of:=IF(OR([.A31]=&quot;á&quot;;[.A31]=&quot;é&quot;;[.A31]=&quot;í&quot;;[.A31]=&quot;ó&quot;;[.A31]=&quot;ú&quot;;[.A31]=&quot;ï&quot;;[.A31]=&quot;ü&quot;);[.B31];0)" office:value-type="float" office:value="0">
            <text:p>0</text:p>
          </table:table-cell>
          <table:table-cell table:formula="of:=[.B31]+IF([.A31]=&quot;a&quot;;[.D$200];IF([.A31]=&quot;e&quot;;[.E$200];IF([.A31]=&quot;i&quot;;[.F$200];IF([.A31]=&quot;o&quot;;[.G$200];IF([.A31]=&quot;u&quot;;[.H$200];IF([.A31]=&quot;`&quot;;[.J$200];IF([.A31]=&quot;´&quot;;[.K$200];0)))))))" office:value-type="float" office:value="4188">
            <text:p>4188</text:p>
          </table:table-cell>
          <table:table-cell table:formula="of:=[.L31]/[.L$200]" office:value-type="percentage" office:value="0.00549524086947622">
            <text:p>0,550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132">
            <text:p>4132</text:p>
          </table:table-cell>
          <table:table-cell table:style-name="ce1"/>
          <table:table-cell table:formula="of:=IF([.A32]=&quot;à&quot;;[.B32];0)" office:value-type="float" office:value="0">
            <text:p>0</text:p>
          </table:table-cell>
          <table:table-cell table:formula="of:=IF(OR([.A32]=&quot;è&quot;;[.A32]=&quot;é&quot;);[.B32];0)" office:value-type="float" office:value="0">
            <text:p>0</text:p>
          </table:table-cell>
          <table:table-cell table:formula="of:=IF(OR([.A32]=&quot;í&quot;;[.A32]=&quot;ï&quot;);[.B32];0)" office:value-type="float" office:value="0">
            <text:p>0</text:p>
          </table:table-cell>
          <table:table-cell table:formula="of:=IF(OR([.A32]=&quot;ò&quot;;[.A32]=&quot;ó&quot;);[.B32];0)" office:value-type="float" office:value="0">
            <text:p>0</text:p>
          </table:table-cell>
          <table:table-cell table:formula="of:=IF(OR([.A32]=&quot;ú&quot;;[.A32]=&quot;ü&quot;);[.B32];0)" office:value-type="float" office:value="0">
            <text:p>0</text:p>
          </table:table-cell>
          <table:table-cell/>
          <table:table-cell table:formula="of:=IF(OR([.A32]=&quot;à&quot;;[.A32]=&quot;è&quot;;[.A32]=&quot;ò&quot;);[.B32];0)" office:value-type="float" office:value="0">
            <text:p>0</text:p>
          </table:table-cell>
          <table:table-cell table:formula="of:=IF(OR([.A32]=&quot;á&quot;;[.A32]=&quot;é&quot;;[.A32]=&quot;í&quot;;[.A32]=&quot;ó&quot;;[.A32]=&quot;ú&quot;;[.A32]=&quot;ï&quot;;[.A32]=&quot;ü&quot;);[.B32];0)" office:value-type="float" office:value="0">
            <text:p>0</text:p>
          </table:table-cell>
          <table:table-cell table:formula="of:=[.B32]+IF([.A32]=&quot;a&quot;;[.D$200];IF([.A32]=&quot;e&quot;;[.E$200];IF([.A32]=&quot;i&quot;;[.F$200];IF([.A32]=&quot;o&quot;;[.G$200];IF([.A32]=&quot;u&quot;;[.H$200];IF([.A32]=&quot;`&quot;;[.J$200];IF([.A32]=&quot;´&quot;;[.K$200];0)))))))" office:value-type="float" office:value="4132">
            <text:p>4132</text:p>
          </table:table-cell>
          <table:table-cell table:formula="of:=[.L32]/[.L$200]" office:value-type="percentage" office:value="0.00542176104887195">
            <text:p>0,542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3164">
            <text:p>3164</text:p>
          </table:table-cell>
          <table:table-cell table:style-name="ce1"/>
          <table:table-cell table:formula="of:=IF([.A33]=&quot;à&quot;;[.B33];0)" office:value-type="float" office:value="0">
            <text:p>0</text:p>
          </table:table-cell>
          <table:table-cell table:formula="of:=IF(OR([.A33]=&quot;è&quot;;[.A33]=&quot;é&quot;);[.B33];0)" office:value-type="float" office:value="0">
            <text:p>0</text:p>
          </table:table-cell>
          <table:table-cell table:formula="of:=IF(OR([.A33]=&quot;í&quot;;[.A33]=&quot;ï&quot;);[.B33];0)" office:value-type="float" office:value="0">
            <text:p>0</text:p>
          </table:table-cell>
          <table:table-cell table:formula="of:=IF(OR([.A33]=&quot;ò&quot;;[.A33]=&quot;ó&quot;);[.B33];0)" office:value-type="float" office:value="3164">
            <text:p>3164</text:p>
          </table:table-cell>
          <table:table-cell table:formula="of:=IF(OR([.A33]=&quot;ú&quot;;[.A33]=&quot;ü&quot;);[.B33];0)" office:value-type="float" office:value="0">
            <text:p>0</text:p>
          </table:table-cell>
          <table:table-cell/>
          <table:table-cell table:formula="of:=IF(OR([.A33]=&quot;à&quot;;[.A33]=&quot;è&quot;;[.A33]=&quot;ò&quot;);[.B33];0)" office:value-type="float" office:value="0">
            <text:p>0</text:p>
          </table:table-cell>
          <table:table-cell table:formula="of:=IF(OR([.A33]=&quot;á&quot;;[.A33]=&quot;é&quot;;[.A33]=&quot;í&quot;;[.A33]=&quot;ó&quot;;[.A33]=&quot;ú&quot;;[.A33]=&quot;ï&quot;;[.A33]=&quot;ü&quot;);[.B33];0)" office:value-type="float" office:value="3164">
            <text:p>3164</text:p>
          </table:table-cell>
          <table:table-cell table:formula="of:=[.B33]+IF([.A33]=&quot;a&quot;;[.D$200];IF([.A33]=&quot;e&quot;;[.E$200];IF([.A33]=&quot;i&quot;;[.F$200];IF([.A33]=&quot;o&quot;;[.G$200];IF([.A33]=&quot;u&quot;;[.H$200];IF([.A33]=&quot;`&quot;;[.J$200];IF([.A33]=&quot;´&quot;;[.K$200];0)))))))" office:value-type="float" office:value="3164">
            <text:p>3164</text:p>
          </table:table-cell>
          <table:table-cell table:formula="of:=[.L33]/[.L$200]" office:value-type="percentage" office:value="0.00415160986414106">
            <text:p>0,415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2716">
            <text:p>2716</text:p>
          </table:table-cell>
          <table:table-cell table:style-name="ce1"/>
          <table:table-cell table:formula="of:=IF([.A34]=&quot;à&quot;;[.B34];0)" office:value-type="float" office:value="0">
            <text:p>0</text:p>
          </table:table-cell>
          <table:table-cell table:formula="of:=IF(OR([.A34]=&quot;è&quot;;[.A34]=&quot;é&quot;);[.B34];0)" office:value-type="float" office:value="0">
            <text:p>0</text:p>
          </table:table-cell>
          <table:table-cell table:formula="of:=IF(OR([.A34]=&quot;í&quot;;[.A34]=&quot;ï&quot;);[.B34];0)" office:value-type="float" office:value="0">
            <text:p>0</text:p>
          </table:table-cell>
          <table:table-cell table:formula="of:=IF(OR([.A34]=&quot;ò&quot;;[.A34]=&quot;ó&quot;);[.B34];0)" office:value-type="float" office:value="0">
            <text:p>0</text:p>
          </table:table-cell>
          <table:table-cell table:formula="of:=IF(OR([.A34]=&quot;ú&quot;;[.A34]=&quot;ü&quot;);[.B34];0)" office:value-type="float" office:value="0">
            <text:p>0</text:p>
          </table:table-cell>
          <table:table-cell/>
          <table:table-cell table:formula="of:=IF(OR([.A34]=&quot;à&quot;;[.A34]=&quot;è&quot;;[.A34]=&quot;ò&quot;);[.B34];0)" office:value-type="float" office:value="0">
            <text:p>0</text:p>
          </table:table-cell>
          <table:table-cell table:formula="of:=IF(OR([.A34]=&quot;á&quot;;[.A34]=&quot;é&quot;;[.A34]=&quot;í&quot;;[.A34]=&quot;ó&quot;;[.A34]=&quot;ú&quot;;[.A34]=&quot;ï&quot;;[.A34]=&quot;ü&quot;);[.B34];0)" office:value-type="float" office:value="0">
            <text:p>0</text:p>
          </table:table-cell>
          <table:table-cell table:formula="of:=[.B34]+IF([.A34]=&quot;a&quot;;[.D$200];IF([.A34]=&quot;e&quot;;[.E$200];IF([.A34]=&quot;i&quot;;[.F$200];IF([.A34]=&quot;o&quot;;[.G$200];IF([.A34]=&quot;u&quot;;[.H$200];IF([.A34]=&quot;`&quot;;[.J$200];IF([.A34]=&quot;´&quot;;[.K$200];0)))))))" office:value-type="float" office:value="2716">
            <text:p>2716</text:p>
          </table:table-cell>
          <table:table-cell table:formula="of:=[.L34]/[.L$200]" office:value-type="percentage" office:value="0.00356377129930693">
            <text:p>0,356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2512">
            <text:p>2512</text:p>
          </table:table-cell>
          <table:table-cell table:style-name="ce1"/>
          <table:table-cell table:formula="of:=IF([.A35]=&quot;à&quot;;[.B35];0)" office:value-type="float" office:value="0">
            <text:p>0</text:p>
          </table:table-cell>
          <table:table-cell table:formula="of:=IF(OR([.A35]=&quot;è&quot;;[.A35]=&quot;é&quot;);[.B35];0)" office:value-type="float" office:value="0">
            <text:p>0</text:p>
          </table:table-cell>
          <table:table-cell table:formula="of:=IF(OR([.A35]=&quot;í&quot;;[.A35]=&quot;ï&quot;);[.B35];0)" office:value-type="float" office:value="0">
            <text:p>0</text:p>
          </table:table-cell>
          <table:table-cell table:formula="of:=IF(OR([.A35]=&quot;ò&quot;;[.A35]=&quot;ó&quot;);[.B35];0)" office:value-type="float" office:value="0">
            <text:p>0</text:p>
          </table:table-cell>
          <table:table-cell table:formula="of:=IF(OR([.A35]=&quot;ú&quot;;[.A35]=&quot;ü&quot;);[.B35];0)" office:value-type="float" office:value="0">
            <text:p>0</text:p>
          </table:table-cell>
          <table:table-cell/>
          <table:table-cell table:formula="of:=IF(OR([.A35]=&quot;à&quot;;[.A35]=&quot;è&quot;;[.A35]=&quot;ò&quot;);[.B35];0)" office:value-type="float" office:value="0">
            <text:p>0</text:p>
          </table:table-cell>
          <table:table-cell table:formula="of:=IF(OR([.A35]=&quot;á&quot;;[.A35]=&quot;é&quot;;[.A35]=&quot;í&quot;;[.A35]=&quot;ó&quot;;[.A35]=&quot;ú&quot;;[.A35]=&quot;ï&quot;;[.A35]=&quot;ü&quot;);[.B35];0)" office:value-type="float" office:value="0">
            <text:p>0</text:p>
          </table:table-cell>
          <table:table-cell table:formula="of:=[.B35]+IF([.A35]=&quot;a&quot;;[.D$200];IF([.A35]=&quot;e&quot;;[.E$200];IF([.A35]=&quot;i&quot;;[.F$200];IF([.A35]=&quot;o&quot;;[.G$200];IF([.A35]=&quot;u&quot;;[.H$200];IF([.A35]=&quot;`&quot;;[.J$200];IF([.A35]=&quot;´&quot;;[.K$200];0)))))))" office:value-type="float" office:value="2512">
            <text:p>2512</text:p>
          </table:table-cell>
          <table:table-cell table:formula="of:=[.L35]/[.L$200]" office:value-type="percentage" office:value="0.00329609480996281">
            <text:p>0,330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2461">
            <text:p>2461</text:p>
          </table:table-cell>
          <table:table-cell table:style-name="ce1"/>
          <table:table-cell table:formula="of:=IF([.A36]=&quot;à&quot;;[.B36];0)" office:value-type="float" office:value="0">
            <text:p>0</text:p>
          </table:table-cell>
          <table:table-cell table:formula="of:=IF(OR([.A36]=&quot;è&quot;;[.A36]=&quot;é&quot;);[.B36];0)" office:value-type="float" office:value="2461">
            <text:p>2461</text:p>
          </table:table-cell>
          <table:table-cell table:formula="of:=IF(OR([.A36]=&quot;í&quot;;[.A36]=&quot;ï&quot;);[.B36];0)" office:value-type="float" office:value="0">
            <text:p>0</text:p>
          </table:table-cell>
          <table:table-cell table:formula="of:=IF(OR([.A36]=&quot;ò&quot;;[.A36]=&quot;ó&quot;);[.B36];0)" office:value-type="float" office:value="0">
            <text:p>0</text:p>
          </table:table-cell>
          <table:table-cell table:formula="of:=IF(OR([.A36]=&quot;ú&quot;;[.A36]=&quot;ü&quot;);[.B36];0)" office:value-type="float" office:value="0">
            <text:p>0</text:p>
          </table:table-cell>
          <table:table-cell/>
          <table:table-cell table:formula="of:=IF(OR([.A36]=&quot;à&quot;;[.A36]=&quot;è&quot;;[.A36]=&quot;ò&quot;);[.B36];0)" office:value-type="float" office:value="0">
            <text:p>0</text:p>
          </table:table-cell>
          <table:table-cell table:formula="of:=IF(OR([.A36]=&quot;á&quot;;[.A36]=&quot;é&quot;;[.A36]=&quot;í&quot;;[.A36]=&quot;ó&quot;;[.A36]=&quot;ú&quot;;[.A36]=&quot;ï&quot;;[.A36]=&quot;ü&quot;);[.B36];0)" office:value-type="float" office:value="2461">
            <text:p>2461</text:p>
          </table:table-cell>
          <table:table-cell table:formula="of:=[.B36]+IF([.A36]=&quot;a&quot;;[.D$200];IF([.A36]=&quot;e&quot;;[.E$200];IF([.A36]=&quot;i&quot;;[.F$200];IF([.A36]=&quot;o&quot;;[.G$200];IF([.A36]=&quot;u&quot;;[.H$200];IF([.A36]=&quot;`&quot;;[.J$200];IF([.A36]=&quot;´&quot;;[.K$200];0)))))))" office:value-type="float" office:value="2461">
            <text:p>2461</text:p>
          </table:table-cell>
          <table:table-cell table:formula="of:=[.L36]/[.L$200]" office:value-type="percentage" office:value="0.00322917568762679">
            <text:p>0,323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383">
            <text:p>2383</text:p>
          </table:table-cell>
          <table:table-cell table:style-name="ce1"/>
          <table:table-cell table:formula="of:=IF([.A37]=&quot;à&quot;;[.B37];0)" office:value-type="float" office:value="0">
            <text:p>0</text:p>
          </table:table-cell>
          <table:table-cell table:formula="of:=IF(OR([.A37]=&quot;è&quot;;[.A37]=&quot;é&quot;);[.B37];0)" office:value-type="float" office:value="0">
            <text:p>0</text:p>
          </table:table-cell>
          <table:table-cell table:formula="of:=IF(OR([.A37]=&quot;í&quot;;[.A37]=&quot;ï&quot;);[.B37];0)" office:value-type="float" office:value="0">
            <text:p>0</text:p>
          </table:table-cell>
          <table:table-cell table:formula="of:=IF(OR([.A37]=&quot;ò&quot;;[.A37]=&quot;ó&quot;);[.B37];0)" office:value-type="float" office:value="0">
            <text:p>0</text:p>
          </table:table-cell>
          <table:table-cell table:formula="of:=IF(OR([.A37]=&quot;ú&quot;;[.A37]=&quot;ü&quot;);[.B37];0)" office:value-type="float" office:value="0">
            <text:p>0</text:p>
          </table:table-cell>
          <table:table-cell/>
          <table:table-cell table:formula="of:=IF(OR([.A37]=&quot;à&quot;;[.A37]=&quot;è&quot;;[.A37]=&quot;ò&quot;);[.B37];0)" office:value-type="float" office:value="0">
            <text:p>0</text:p>
          </table:table-cell>
          <table:table-cell table:formula="of:=IF(OR([.A37]=&quot;á&quot;;[.A37]=&quot;é&quot;;[.A37]=&quot;í&quot;;[.A37]=&quot;ó&quot;;[.A37]=&quot;ú&quot;;[.A37]=&quot;ï&quot;;[.A37]=&quot;ü&quot;);[.B37];0)" office:value-type="float" office:value="0">
            <text:p>0</text:p>
          </table:table-cell>
          <table:table-cell table:formula="of:=[.B37]+IF([.A37]=&quot;a&quot;;[.D$200];IF([.A37]=&quot;e&quot;;[.E$200];IF([.A37]=&quot;i&quot;;[.F$200];IF([.A37]=&quot;o&quot;;[.G$200];IF([.A37]=&quot;u&quot;;[.H$200];IF([.A37]=&quot;`&quot;;[.J$200];IF([.A37]=&quot;´&quot;;[.K$200];0)))))))" office:value-type="float" office:value="2383">
            <text:p>2383</text:p>
          </table:table-cell>
          <table:table-cell table:formula="of:=[.L37]/[.L$200]" office:value-type="percentage" office:value="0.00312682879464227">
            <text:p>0,313%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2353">
            <text:p>2353</text:p>
          </table:table-cell>
          <table:table-cell table:style-name="ce1"/>
          <table:table-cell table:formula="of:=IF([.A38]=&quot;à&quot;;[.B38];0)" office:value-type="float" office:value="2353">
            <text:p>2353</text:p>
          </table:table-cell>
          <table:table-cell table:formula="of:=IF(OR([.A38]=&quot;è&quot;;[.A38]=&quot;é&quot;);[.B38];0)" office:value-type="float" office:value="0">
            <text:p>0</text:p>
          </table:table-cell>
          <table:table-cell table:formula="of:=IF(OR([.A38]=&quot;í&quot;;[.A38]=&quot;ï&quot;);[.B38];0)" office:value-type="float" office:value="0">
            <text:p>0</text:p>
          </table:table-cell>
          <table:table-cell table:formula="of:=IF(OR([.A38]=&quot;ò&quot;;[.A38]=&quot;ó&quot;);[.B38];0)" office:value-type="float" office:value="0">
            <text:p>0</text:p>
          </table:table-cell>
          <table:table-cell table:formula="of:=IF(OR([.A38]=&quot;ú&quot;;[.A38]=&quot;ü&quot;);[.B38];0)" office:value-type="float" office:value="0">
            <text:p>0</text:p>
          </table:table-cell>
          <table:table-cell/>
          <table:table-cell table:formula="of:=IF(OR([.A38]=&quot;à&quot;;[.A38]=&quot;è&quot;;[.A38]=&quot;ò&quot;);[.B38];0)" office:value-type="float" office:value="2353">
            <text:p>2353</text:p>
          </table:table-cell>
          <table:table-cell table:formula="of:=IF(OR([.A38]=&quot;á&quot;;[.A38]=&quot;é&quot;;[.A38]=&quot;í&quot;;[.A38]=&quot;ó&quot;;[.A38]=&quot;ú&quot;;[.A38]=&quot;ï&quot;;[.A38]=&quot;ü&quot;);[.B38];0)" office:value-type="float" office:value="0">
            <text:p>0</text:p>
          </table:table-cell>
          <table:table-cell table:formula="of:=[.B38]+IF([.A38]=&quot;a&quot;;[.D$200];IF([.A38]=&quot;e&quot;;[.E$200];IF([.A38]=&quot;i&quot;;[.F$200];IF([.A38]=&quot;o&quot;;[.G$200];IF([.A38]=&quot;u&quot;;[.H$200];IF([.A38]=&quot;`&quot;;[.J$200];IF([.A38]=&quot;´&quot;;[.K$200];0)))))))" office:value-type="float" office:value="2353">
            <text:p>2353</text:p>
          </table:table-cell>
          <table:table-cell table:formula="of:=[.L38]/[.L$200]" office:value-type="percentage" office:value="0.00308746460503284">
            <text:p>0,309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211">
            <text:p>2211</text:p>
          </table:table-cell>
          <table:table-cell table:style-name="ce1"/>
          <table:table-cell table:formula="of:=IF([.A39]=&quot;à&quot;;[.B39];0)" office:value-type="float" office:value="0">
            <text:p>0</text:p>
          </table:table-cell>
          <table:table-cell table:formula="of:=IF(OR([.A39]=&quot;è&quot;;[.A39]=&quot;é&quot;);[.B39];0)" office:value-type="float" office:value="0">
            <text:p>0</text:p>
          </table:table-cell>
          <table:table-cell table:formula="of:=IF(OR([.A39]=&quot;í&quot;;[.A39]=&quot;ï&quot;);[.B39];0)" office:value-type="float" office:value="0">
            <text:p>0</text:p>
          </table:table-cell>
          <table:table-cell table:formula="of:=IF(OR([.A39]=&quot;ò&quot;;[.A39]=&quot;ó&quot;);[.B39];0)" office:value-type="float" office:value="0">
            <text:p>0</text:p>
          </table:table-cell>
          <table:table-cell table:formula="of:=IF(OR([.A39]=&quot;ú&quot;;[.A39]=&quot;ü&quot;);[.B39];0)" office:value-type="float" office:value="0">
            <text:p>0</text:p>
          </table:table-cell>
          <table:table-cell/>
          <table:table-cell table:formula="of:=IF(OR([.A39]=&quot;à&quot;;[.A39]=&quot;è&quot;;[.A39]=&quot;ò&quot;);[.B39];0)" office:value-type="float" office:value="0">
            <text:p>0</text:p>
          </table:table-cell>
          <table:table-cell table:formula="of:=IF(OR([.A39]=&quot;á&quot;;[.A39]=&quot;é&quot;;[.A39]=&quot;í&quot;;[.A39]=&quot;ó&quot;;[.A39]=&quot;ú&quot;;[.A39]=&quot;ï&quot;;[.A39]=&quot;ü&quot;);[.B39];0)" office:value-type="float" office:value="0">
            <text:p>0</text:p>
          </table:table-cell>
          <table:table-cell table:formula="of:=[.B39]+IF([.A39]=&quot;a&quot;;[.D$200];IF([.A39]=&quot;e&quot;;[.E$200];IF([.A39]=&quot;i&quot;;[.F$200];IF([.A39]=&quot;o&quot;;[.G$200];IF([.A39]=&quot;u&quot;;[.H$200];IF([.A39]=&quot;`&quot;;[.J$200];IF([.A39]=&quot;´&quot;;[.K$200];0)))))))" office:value-type="float" office:value="2211">
            <text:p>2211</text:p>
          </table:table-cell>
          <table:table-cell table:formula="of:=[.L39]/[.L$200]" office:value-type="percentage" office:value="0.00290114077421488">
            <text:p>0,290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188">
            <text:p>2188</text:p>
          </table:table-cell>
          <table:table-cell table:style-name="ce1"/>
          <table:table-cell table:formula="of:=IF([.A40]=&quot;à&quot;;[.B40];0)" office:value-type="float" office:value="0">
            <text:p>0</text:p>
          </table:table-cell>
          <table:table-cell table:formula="of:=IF(OR([.A40]=&quot;è&quot;;[.A40]=&quot;é&quot;);[.B40];0)" office:value-type="float" office:value="0">
            <text:p>0</text:p>
          </table:table-cell>
          <table:table-cell table:formula="of:=IF(OR([.A40]=&quot;í&quot;;[.A40]=&quot;ï&quot;);[.B40];0)" office:value-type="float" office:value="0">
            <text:p>0</text:p>
          </table:table-cell>
          <table:table-cell table:formula="of:=IF(OR([.A40]=&quot;ò&quot;;[.A40]=&quot;ó&quot;);[.B40];0)" office:value-type="float" office:value="0">
            <text:p>0</text:p>
          </table:table-cell>
          <table:table-cell table:formula="of:=IF(OR([.A40]=&quot;ú&quot;;[.A40]=&quot;ü&quot;);[.B40];0)" office:value-type="float" office:value="0">
            <text:p>0</text:p>
          </table:table-cell>
          <table:table-cell/>
          <table:table-cell table:formula="of:=IF(OR([.A40]=&quot;à&quot;;[.A40]=&quot;è&quot;;[.A40]=&quot;ò&quot;);[.B40];0)" office:value-type="float" office:value="0">
            <text:p>0</text:p>
          </table:table-cell>
          <table:table-cell table:formula="of:=IF(OR([.A40]=&quot;á&quot;;[.A40]=&quot;é&quot;;[.A40]=&quot;í&quot;;[.A40]=&quot;ó&quot;;[.A40]=&quot;ú&quot;;[.A40]=&quot;ï&quot;;[.A40]=&quot;ü&quot;);[.B40];0)" office:value-type="float" office:value="0">
            <text:p>0</text:p>
          </table:table-cell>
          <table:table-cell table:formula="of:=[.B40]+IF([.A40]=&quot;a&quot;;[.D$200];IF([.A40]=&quot;e&quot;;[.E$200];IF([.A40]=&quot;i&quot;;[.F$200];IF([.A40]=&quot;o&quot;;[.G$200];IF([.A40]=&quot;u&quot;;[.H$200];IF([.A40]=&quot;`&quot;;[.J$200];IF([.A40]=&quot;´&quot;;[.K$200];0)))))))" office:value-type="float" office:value="2188">
            <text:p>2188</text:p>
          </table:table-cell>
          <table:table-cell table:formula="of:=[.L40]/[.L$200]" office:value-type="percentage" office:value="0.00287096156218099">
            <text:p>0,287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929">
            <text:p>1929</text:p>
          </table:table-cell>
          <table:table-cell table:style-name="ce1"/>
          <table:table-cell table:formula="of:=IF([.A41]=&quot;à&quot;;[.B41];0)" office:value-type="float" office:value="0">
            <text:p>0</text:p>
          </table:table-cell>
          <table:table-cell table:formula="of:=IF(OR([.A41]=&quot;è&quot;;[.A41]=&quot;é&quot;);[.B41];0)" office:value-type="float" office:value="0">
            <text:p>0</text:p>
          </table:table-cell>
          <table:table-cell table:formula="of:=IF(OR([.A41]=&quot;í&quot;;[.A41]=&quot;ï&quot;);[.B41];0)" office:value-type="float" office:value="0">
            <text:p>0</text:p>
          </table:table-cell>
          <table:table-cell table:formula="of:=IF(OR([.A41]=&quot;ò&quot;;[.A41]=&quot;ó&quot;);[.B41];0)" office:value-type="float" office:value="0">
            <text:p>0</text:p>
          </table:table-cell>
          <table:table-cell table:formula="of:=IF(OR([.A41]=&quot;ú&quot;;[.A41]=&quot;ü&quot;);[.B41];0)" office:value-type="float" office:value="0">
            <text:p>0</text:p>
          </table:table-cell>
          <table:table-cell/>
          <table:table-cell table:formula="of:=IF(OR([.A41]=&quot;à&quot;;[.A41]=&quot;è&quot;;[.A41]=&quot;ò&quot;);[.B41];0)" office:value-type="float" office:value="0">
            <text:p>0</text:p>
          </table:table-cell>
          <table:table-cell table:formula="of:=IF(OR([.A41]=&quot;á&quot;;[.A41]=&quot;é&quot;;[.A41]=&quot;í&quot;;[.A41]=&quot;ó&quot;;[.A41]=&quot;ú&quot;;[.A41]=&quot;ï&quot;;[.A41]=&quot;ü&quot;);[.B41];0)" office:value-type="float" office:value="0">
            <text:p>0</text:p>
          </table:table-cell>
          <table:table-cell table:formula="of:=[.B41]+IF([.A41]=&quot;a&quot;;[.D$200];IF([.A41]=&quot;e&quot;;[.E$200];IF([.A41]=&quot;i&quot;;[.F$200];IF([.A41]=&quot;o&quot;;[.G$200];IF([.A41]=&quot;u&quot;;[.H$200];IF([.A41]=&quot;`&quot;;[.J$200];IF([.A41]=&quot;´&quot;;[.K$200];0)))))))" office:value-type="float" office:value="1929">
            <text:p>1929</text:p>
          </table:table-cell>
          <table:table-cell table:formula="of:=[.L41]/[.L$200]" office:value-type="percentage" office:value="0.00253111739188625">
            <text:p>0,253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720">
            <text:p>1720</text:p>
          </table:table-cell>
          <table:table-cell table:style-name="ce1"/>
          <table:table-cell table:formula="of:=IF([.A42]=&quot;à&quot;;[.B42];0)" office:value-type="float" office:value="0">
            <text:p>0</text:p>
          </table:table-cell>
          <table:table-cell table:formula="of:=IF(OR([.A42]=&quot;è&quot;;[.A42]=&quot;é&quot;);[.B42];0)" office:value-type="float" office:value="0">
            <text:p>0</text:p>
          </table:table-cell>
          <table:table-cell table:formula="of:=IF(OR([.A42]=&quot;í&quot;;[.A42]=&quot;ï&quot;);[.B42];0)" office:value-type="float" office:value="0">
            <text:p>0</text:p>
          </table:table-cell>
          <table:table-cell table:formula="of:=IF(OR([.A42]=&quot;ò&quot;;[.A42]=&quot;ó&quot;);[.B42];0)" office:value-type="float" office:value="0">
            <text:p>0</text:p>
          </table:table-cell>
          <table:table-cell table:formula="of:=IF(OR([.A42]=&quot;ú&quot;;[.A42]=&quot;ü&quot;);[.B42];0)" office:value-type="float" office:value="0">
            <text:p>0</text:p>
          </table:table-cell>
          <table:table-cell/>
          <table:table-cell table:formula="of:=IF(OR([.A42]=&quot;à&quot;;[.A42]=&quot;è&quot;;[.A42]=&quot;ò&quot;);[.B42];0)" office:value-type="float" office:value="0">
            <text:p>0</text:p>
          </table:table-cell>
          <table:table-cell table:formula="of:=IF(OR([.A42]=&quot;á&quot;;[.A42]=&quot;é&quot;;[.A42]=&quot;í&quot;;[.A42]=&quot;ó&quot;;[.A42]=&quot;ú&quot;;[.A42]=&quot;ï&quot;;[.A42]=&quot;ü&quot;);[.B42];0)" office:value-type="float" office:value="0">
            <text:p>0</text:p>
          </table:table-cell>
          <table:table-cell table:formula="of:=[.B42]+IF([.A42]=&quot;a&quot;;[.D$200];IF([.A42]=&quot;e&quot;;[.E$200];IF([.A42]=&quot;i&quot;;[.F$200];IF([.A42]=&quot;o&quot;;[.G$200];IF([.A42]=&quot;u&quot;;[.H$200];IF([.A42]=&quot;`&quot;;[.J$200];IF([.A42]=&quot;´&quot;;[.K$200];0)))))))" office:value-type="float" office:value="1720">
            <text:p>1720</text:p>
          </table:table-cell>
          <table:table-cell table:formula="of:=[.L42]/[.L$200]" office:value-type="percentage" office:value="0.0022568802042739">
            <text:p>0,226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54">
            <text:p>1354</text:p>
          </table:table-cell>
          <table:table-cell table:style-name="ce1"/>
          <table:table-cell table:formula="of:=IF([.A43]=&quot;à&quot;;[.B43];0)" office:value-type="float" office:value="0">
            <text:p>0</text:p>
          </table:table-cell>
          <table:table-cell table:formula="of:=IF(OR([.A43]=&quot;è&quot;;[.A43]=&quot;é&quot;);[.B43];0)" office:value-type="float" office:value="0">
            <text:p>0</text:p>
          </table:table-cell>
          <table:table-cell table:formula="of:=IF(OR([.A43]=&quot;í&quot;;[.A43]=&quot;ï&quot;);[.B43];0)" office:value-type="float" office:value="0">
            <text:p>0</text:p>
          </table:table-cell>
          <table:table-cell table:formula="of:=IF(OR([.A43]=&quot;ò&quot;;[.A43]=&quot;ó&quot;);[.B43];0)" office:value-type="float" office:value="0">
            <text:p>0</text:p>
          </table:table-cell>
          <table:table-cell table:formula="of:=IF(OR([.A43]=&quot;ú&quot;;[.A43]=&quot;ü&quot;);[.B43];0)" office:value-type="float" office:value="0">
            <text:p>0</text:p>
          </table:table-cell>
          <table:table-cell/>
          <table:table-cell table:formula="of:=IF(OR([.A43]=&quot;à&quot;;[.A43]=&quot;è&quot;;[.A43]=&quot;ò&quot;);[.B43];0)" office:value-type="float" office:value="0">
            <text:p>0</text:p>
          </table:table-cell>
          <table:table-cell table:formula="of:=IF(OR([.A43]=&quot;á&quot;;[.A43]=&quot;é&quot;;[.A43]=&quot;í&quot;;[.A43]=&quot;ó&quot;;[.A43]=&quot;ú&quot;;[.A43]=&quot;ï&quot;;[.A43]=&quot;ü&quot;);[.B43];0)" office:value-type="float" office:value="0">
            <text:p>0</text:p>
          </table:table-cell>
          <table:table-cell table:formula="of:=[.B43]+IF([.A43]=&quot;a&quot;;[.D$200];IF([.A43]=&quot;e&quot;;[.E$200];IF([.A43]=&quot;i&quot;;[.F$200];IF([.A43]=&quot;o&quot;;[.G$200];IF([.A43]=&quot;u&quot;;[.H$200];IF([.A43]=&quot;`&quot;;[.J$200];IF([.A43]=&quot;´&quot;;[.K$200];0)))))))" office:value-type="float" office:value="1354">
            <text:p>1354</text:p>
          </table:table-cell>
          <table:table-cell table:formula="of:=[.L43]/[.L$200]" office:value-type="percentage" office:value="0.00177663709103887">
            <text:p>0,178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315">
            <text:p>1315</text:p>
          </table:table-cell>
          <table:table-cell table:style-name="ce1"/>
          <table:table-cell table:formula="of:=IF([.A44]=&quot;à&quot;;[.B44];0)" office:value-type="float" office:value="0">
            <text:p>0</text:p>
          </table:table-cell>
          <table:table-cell table:formula="of:=IF(OR([.A44]=&quot;è&quot;;[.A44]=&quot;é&quot;);[.B44];0)" office:value-type="float" office:value="0">
            <text:p>0</text:p>
          </table:table-cell>
          <table:table-cell table:formula="of:=IF(OR([.A44]=&quot;í&quot;;[.A44]=&quot;ï&quot;);[.B44];0)" office:value-type="float" office:value="0">
            <text:p>0</text:p>
          </table:table-cell>
          <table:table-cell table:formula="of:=IF(OR([.A44]=&quot;ò&quot;;[.A44]=&quot;ó&quot;);[.B44];0)" office:value-type="float" office:value="0">
            <text:p>0</text:p>
          </table:table-cell>
          <table:table-cell table:formula="of:=IF(OR([.A44]=&quot;ú&quot;;[.A44]=&quot;ü&quot;);[.B44];0)" office:value-type="float" office:value="0">
            <text:p>0</text:p>
          </table:table-cell>
          <table:table-cell/>
          <table:table-cell table:formula="of:=IF(OR([.A44]=&quot;à&quot;;[.A44]=&quot;è&quot;;[.A44]=&quot;ò&quot;);[.B44];0)" office:value-type="float" office:value="0">
            <text:p>0</text:p>
          </table:table-cell>
          <table:table-cell table:formula="of:=IF(OR([.A44]=&quot;á&quot;;[.A44]=&quot;é&quot;;[.A44]=&quot;í&quot;;[.A44]=&quot;ó&quot;;[.A44]=&quot;ú&quot;;[.A44]=&quot;ï&quot;;[.A44]=&quot;ü&quot;);[.B44];0)" office:value-type="float" office:value="0">
            <text:p>0</text:p>
          </table:table-cell>
          <table:table-cell table:formula="of:=[.B44]+IF([.A44]=&quot;a&quot;;[.D$200];IF([.A44]=&quot;e&quot;;[.E$200];IF([.A44]=&quot;i&quot;;[.F$200];IF([.A44]=&quot;o&quot;;[.G$200];IF([.A44]=&quot;u&quot;;[.H$200];IF([.A44]=&quot;`&quot;;[.J$200];IF([.A44]=&quot;´&quot;;[.K$200];0)))))))" office:value-type="float" office:value="1315">
            <text:p>1315</text:p>
          </table:table-cell>
          <table:table-cell table:formula="of:=[.L44]/[.L$200]" office:value-type="percentage" office:value="0.00172546364454662">
            <text:p>0,173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288">
            <text:p>1288</text:p>
          </table:table-cell>
          <table:table-cell table:style-name="ce1"/>
          <table:table-cell table:formula="of:=IF([.A45]=&quot;à&quot;;[.B45];0)" office:value-type="float" office:value="0">
            <text:p>0</text:p>
          </table:table-cell>
          <table:table-cell table:formula="of:=IF(OR([.A45]=&quot;è&quot;;[.A45]=&quot;é&quot;);[.B45];0)" office:value-type="float" office:value="0">
            <text:p>0</text:p>
          </table:table-cell>
          <table:table-cell table:formula="of:=IF(OR([.A45]=&quot;í&quot;;[.A45]=&quot;ï&quot;);[.B45];0)" office:value-type="float" office:value="0">
            <text:p>0</text:p>
          </table:table-cell>
          <table:table-cell table:formula="of:=IF(OR([.A45]=&quot;ò&quot;;[.A45]=&quot;ó&quot;);[.B45];0)" office:value-type="float" office:value="0">
            <text:p>0</text:p>
          </table:table-cell>
          <table:table-cell table:formula="of:=IF(OR([.A45]=&quot;ú&quot;;[.A45]=&quot;ü&quot;);[.B45];0)" office:value-type="float" office:value="0">
            <text:p>0</text:p>
          </table:table-cell>
          <table:table-cell/>
          <table:table-cell table:formula="of:=IF(OR([.A45]=&quot;à&quot;;[.A45]=&quot;è&quot;;[.A45]=&quot;ò&quot;);[.B45];0)" office:value-type="float" office:value="0">
            <text:p>0</text:p>
          </table:table-cell>
          <table:table-cell table:formula="of:=IF(OR([.A45]=&quot;á&quot;;[.A45]=&quot;é&quot;;[.A45]=&quot;í&quot;;[.A45]=&quot;ó&quot;;[.A45]=&quot;ú&quot;;[.A45]=&quot;ï&quot;;[.A45]=&quot;ü&quot;);[.B45];0)" office:value-type="float" office:value="0">
            <text:p>0</text:p>
          </table:table-cell>
          <table:table-cell table:formula="of:=[.B45]+IF([.A45]=&quot;a&quot;;[.D$200];IF([.A45]=&quot;e&quot;;[.E$200];IF([.A45]=&quot;i&quot;;[.F$200];IF([.A45]=&quot;o&quot;;[.G$200];IF([.A45]=&quot;u&quot;;[.H$200];IF([.A45]=&quot;`&quot;;[.J$200];IF([.A45]=&quot;´&quot;;[.K$200];0)))))))" office:value-type="float" office:value="1288">
            <text:p>1288</text:p>
          </table:table-cell>
          <table:table-cell table:formula="of:=[.L45]/[.L$200]" office:value-type="percentage" office:value="0.00169003587389813">
            <text:p>0,169%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1283">
            <text:p>1283</text:p>
          </table:table-cell>
          <table:table-cell table:style-name="ce1"/>
          <table:table-cell table:formula="of:=IF([.A46]=&quot;à&quot;;[.B46];0)" office:value-type="float" office:value="0">
            <text:p>0</text:p>
          </table:table-cell>
          <table:table-cell table:formula="of:=IF(OR([.A46]=&quot;è&quot;;[.A46]=&quot;é&quot;);[.B46];0)" office:value-type="float" office:value="0">
            <text:p>0</text:p>
          </table:table-cell>
          <table:table-cell table:formula="of:=IF(OR([.A46]=&quot;í&quot;;[.A46]=&quot;ï&quot;);[.B46];0)" office:value-type="float" office:value="0">
            <text:p>0</text:p>
          </table:table-cell>
          <table:table-cell table:formula="of:=IF(OR([.A46]=&quot;ò&quot;;[.A46]=&quot;ó&quot;);[.B46];0)" office:value-type="float" office:value="0">
            <text:p>0</text:p>
          </table:table-cell>
          <table:table-cell table:formula="of:=IF(OR([.A46]=&quot;ú&quot;;[.A46]=&quot;ü&quot;);[.B46];0)" office:value-type="float" office:value="0">
            <text:p>0</text:p>
          </table:table-cell>
          <table:table-cell/>
          <table:table-cell table:formula="of:=IF(OR([.A46]=&quot;à&quot;;[.A46]=&quot;è&quot;;[.A46]=&quot;ò&quot;);[.B46];0)" office:value-type="float" office:value="0">
            <text:p>0</text:p>
          </table:table-cell>
          <table:table-cell table:formula="of:=IF(OR([.A46]=&quot;á&quot;;[.A46]=&quot;é&quot;;[.A46]=&quot;í&quot;;[.A46]=&quot;ó&quot;;[.A46]=&quot;ú&quot;;[.A46]=&quot;ï&quot;;[.A46]=&quot;ü&quot;);[.B46];0)" office:value-type="float" office:value="0">
            <text:p>0</text:p>
          </table:table-cell>
          <table:table-cell table:formula="of:=[.B46]+IF([.A46]=&quot;a&quot;;[.D$200];IF([.A46]=&quot;e&quot;;[.E$200];IF([.A46]=&quot;i&quot;;[.F$200];IF([.A46]=&quot;o&quot;;[.G$200];IF([.A46]=&quot;u&quot;;[.H$200];IF([.A46]=&quot;`&quot;;[.J$200];IF([.A46]=&quot;´&quot;;[.K$200];0)))))))" office:value-type="float" office:value="1283">
            <text:p>1283</text:p>
          </table:table-cell>
          <table:table-cell table:formula="of:=[.L46]/[.L$200]" office:value-type="percentage" office:value="0.00168347517562989">
            <text:p>0,168%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float" office:value="1244">
            <text:p>1244</text:p>
          </table:table-cell>
          <table:table-cell table:style-name="ce1"/>
          <table:table-cell table:formula="of:=IF([.A47]=&quot;à&quot;;[.B47];0)" office:value-type="float" office:value="0">
            <text:p>0</text:p>
          </table:table-cell>
          <table:table-cell table:formula="of:=IF(OR([.A47]=&quot;è&quot;;[.A47]=&quot;é&quot;);[.B47];0)" office:value-type="float" office:value="1244">
            <text:p>1244</text:p>
          </table:table-cell>
          <table:table-cell table:formula="of:=IF(OR([.A47]=&quot;í&quot;;[.A47]=&quot;ï&quot;);[.B47];0)" office:value-type="float" office:value="0">
            <text:p>0</text:p>
          </table:table-cell>
          <table:table-cell table:formula="of:=IF(OR([.A47]=&quot;ò&quot;;[.A47]=&quot;ó&quot;);[.B47];0)" office:value-type="float" office:value="0">
            <text:p>0</text:p>
          </table:table-cell>
          <table:table-cell table:formula="of:=IF(OR([.A47]=&quot;ú&quot;;[.A47]=&quot;ü&quot;);[.B47];0)" office:value-type="float" office:value="0">
            <text:p>0</text:p>
          </table:table-cell>
          <table:table-cell/>
          <table:table-cell table:formula="of:=IF(OR([.A47]=&quot;à&quot;;[.A47]=&quot;è&quot;;[.A47]=&quot;ò&quot;);[.B47];0)" office:value-type="float" office:value="1244">
            <text:p>1244</text:p>
          </table:table-cell>
          <table:table-cell table:formula="of:=IF(OR([.A47]=&quot;á&quot;;[.A47]=&quot;é&quot;;[.A47]=&quot;í&quot;;[.A47]=&quot;ó&quot;;[.A47]=&quot;ú&quot;;[.A47]=&quot;ï&quot;;[.A47]=&quot;ü&quot;);[.B47];0)" office:value-type="float" office:value="0">
            <text:p>0</text:p>
          </table:table-cell>
          <table:table-cell table:formula="of:=[.B47]+IF([.A47]=&quot;a&quot;;[.D$200];IF([.A47]=&quot;e&quot;;[.E$200];IF([.A47]=&quot;i&quot;;[.F$200];IF([.A47]=&quot;o&quot;;[.G$200];IF([.A47]=&quot;u&quot;;[.H$200];IF([.A47]=&quot;`&quot;;[.J$200];IF([.A47]=&quot;´&quot;;[.K$200];0)))))))" office:value-type="float" office:value="1244">
            <text:p>1244</text:p>
          </table:table-cell>
          <table:table-cell table:formula="of:=[.L47]/[.L$200]" office:value-type="percentage" office:value="0.00163230172913764">
            <text:p>0,163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1177">
            <text:p>1177</text:p>
          </table:table-cell>
          <table:table-cell table:style-name="ce1"/>
          <table:table-cell table:formula="of:=IF([.A48]=&quot;à&quot;;[.B48];0)" office:value-type="float" office:value="0">
            <text:p>0</text:p>
          </table:table-cell>
          <table:table-cell table:formula="of:=IF(OR([.A48]=&quot;è&quot;;[.A48]=&quot;é&quot;);[.B48];0)" office:value-type="float" office:value="0">
            <text:p>0</text:p>
          </table:table-cell>
          <table:table-cell table:formula="of:=IF(OR([.A48]=&quot;í&quot;;[.A48]=&quot;ï&quot;);[.B48];0)" office:value-type="float" office:value="0">
            <text:p>0</text:p>
          </table:table-cell>
          <table:table-cell table:formula="of:=IF(OR([.A48]=&quot;ò&quot;;[.A48]=&quot;ó&quot;);[.B48];0)" office:value-type="float" office:value="0">
            <text:p>0</text:p>
          </table:table-cell>
          <table:table-cell table:formula="of:=IF(OR([.A48]=&quot;ú&quot;;[.A48]=&quot;ü&quot;);[.B48];0)" office:value-type="float" office:value="0">
            <text:p>0</text:p>
          </table:table-cell>
          <table:table-cell/>
          <table:table-cell table:formula="of:=IF(OR([.A48]=&quot;à&quot;;[.A48]=&quot;è&quot;;[.A48]=&quot;ò&quot;);[.B48];0)" office:value-type="float" office:value="0">
            <text:p>0</text:p>
          </table:table-cell>
          <table:table-cell table:formula="of:=IF(OR([.A48]=&quot;á&quot;;[.A48]=&quot;é&quot;;[.A48]=&quot;í&quot;;[.A48]=&quot;ó&quot;;[.A48]=&quot;ú&quot;;[.A48]=&quot;ï&quot;;[.A48]=&quot;ü&quot;);[.B48];0)" office:value-type="float" office:value="0">
            <text:p>0</text:p>
          </table:table-cell>
          <table:table-cell table:formula="of:=[.B48]+IF([.A48]=&quot;a&quot;;[.D$200];IF([.A48]=&quot;e&quot;;[.E$200];IF([.A48]=&quot;i&quot;;[.F$200];IF([.A48]=&quot;o&quot;;[.G$200];IF([.A48]=&quot;u&quot;;[.H$200];IF([.A48]=&quot;`&quot;;[.J$200];IF([.A48]=&quot;´&quot;;[.K$200];0)))))))" office:value-type="float" office:value="1177">
            <text:p>1177</text:p>
          </table:table-cell>
          <table:table-cell table:formula="of:=[.L48]/[.L$200]" office:value-type="percentage" office:value="0.00154438837234325">
            <text:p>0,154%</text:p>
          </table:table-cell>
        </table:table-row>
        <table:table-row table:style-name="ro1">
          <table:table-cell office:value-type="string">
            <text:p>^</text:p>
          </table:table-cell>
          <table:table-cell office:value-type="float" office:value="1056">
            <text:p>1056</text:p>
          </table:table-cell>
          <table:table-cell table:style-name="ce1"/>
          <table:table-cell table:formula="of:=IF([.A49]=&quot;à&quot;;[.B49];0)" office:value-type="float" office:value="0">
            <text:p>0</text:p>
          </table:table-cell>
          <table:table-cell table:formula="of:=IF(OR([.A49]=&quot;è&quot;;[.A49]=&quot;é&quot;);[.B49];0)" office:value-type="float" office:value="0">
            <text:p>0</text:p>
          </table:table-cell>
          <table:table-cell table:formula="of:=IF(OR([.A49]=&quot;í&quot;;[.A49]=&quot;ï&quot;);[.B49];0)" office:value-type="float" office:value="0">
            <text:p>0</text:p>
          </table:table-cell>
          <table:table-cell table:formula="of:=IF(OR([.A49]=&quot;ò&quot;;[.A49]=&quot;ó&quot;);[.B49];0)" office:value-type="float" office:value="0">
            <text:p>0</text:p>
          </table:table-cell>
          <table:table-cell table:formula="of:=IF(OR([.A49]=&quot;ú&quot;;[.A49]=&quot;ü&quot;);[.B49];0)" office:value-type="float" office:value="0">
            <text:p>0</text:p>
          </table:table-cell>
          <table:table-cell/>
          <table:table-cell table:formula="of:=IF(OR([.A49]=&quot;à&quot;;[.A49]=&quot;è&quot;;[.A49]=&quot;ò&quot;);[.B49];0)" office:value-type="float" office:value="0">
            <text:p>0</text:p>
          </table:table-cell>
          <table:table-cell table:formula="of:=IF(OR([.A49]=&quot;á&quot;;[.A49]=&quot;é&quot;;[.A49]=&quot;í&quot;;[.A49]=&quot;ó&quot;;[.A49]=&quot;ú&quot;;[.A49]=&quot;ï&quot;;[.A49]=&quot;ü&quot;);[.B49];0)" office:value-type="float" office:value="0">
            <text:p>0</text:p>
          </table:table-cell>
          <table:table-cell table:formula="of:=[.B49]+IF([.A49]=&quot;a&quot;;[.D$200];IF([.A49]=&quot;e&quot;;[.E$200];IF([.A49]=&quot;i&quot;;[.F$200];IF([.A49]=&quot;o&quot;;[.G$200];IF([.A49]=&quot;u&quot;;[.H$200];IF([.A49]=&quot;`&quot;;[.J$200];IF([.A49]=&quot;´&quot;;[.K$200];0)))))))" office:value-type="float" office:value="1056">
            <text:p>1056</text:p>
          </table:table-cell>
          <table:table-cell table:formula="of:=[.L49]/[.L$200]" office:value-type="percentage" office:value="0.00138561947425188">
            <text:p>0,13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000">
            <text:p>1000</text:p>
          </table:table-cell>
          <table:table-cell table:style-name="ce1"/>
          <table:table-cell table:formula="of:=IF([.A50]=&quot;à&quot;;[.B50];0)" office:value-type="float" office:value="0">
            <text:p>0</text:p>
          </table:table-cell>
          <table:table-cell table:formula="of:=IF(OR([.A50]=&quot;è&quot;;[.A50]=&quot;é&quot;);[.B50];0)" office:value-type="float" office:value="0">
            <text:p>0</text:p>
          </table:table-cell>
          <table:table-cell table:formula="of:=IF(OR([.A50]=&quot;í&quot;;[.A50]=&quot;ï&quot;);[.B50];0)" office:value-type="float" office:value="0">
            <text:p>0</text:p>
          </table:table-cell>
          <table:table-cell table:formula="of:=IF(OR([.A50]=&quot;ò&quot;;[.A50]=&quot;ó&quot;);[.B50];0)" office:value-type="float" office:value="0">
            <text:p>0</text:p>
          </table:table-cell>
          <table:table-cell table:formula="of:=IF(OR([.A50]=&quot;ú&quot;;[.A50]=&quot;ü&quot;);[.B50];0)" office:value-type="float" office:value="0">
            <text:p>0</text:p>
          </table:table-cell>
          <table:table-cell/>
          <table:table-cell table:formula="of:=IF(OR([.A50]=&quot;à&quot;;[.A50]=&quot;è&quot;;[.A50]=&quot;ò&quot;);[.B50];0)" office:value-type="float" office:value="0">
            <text:p>0</text:p>
          </table:table-cell>
          <table:table-cell table:formula="of:=IF(OR([.A50]=&quot;á&quot;;[.A50]=&quot;é&quot;;[.A50]=&quot;í&quot;;[.A50]=&quot;ó&quot;;[.A50]=&quot;ú&quot;;[.A50]=&quot;ï&quot;;[.A50]=&quot;ü&quot;);[.B50];0)" office:value-type="float" office:value="0">
            <text:p>0</text:p>
          </table:table-cell>
          <table:table-cell table:formula="of:=[.B50]+IF([.A50]=&quot;a&quot;;[.D$200];IF([.A50]=&quot;e&quot;;[.E$200];IF([.A50]=&quot;i&quot;;[.F$200];IF([.A50]=&quot;o&quot;;[.G$200];IF([.A50]=&quot;u&quot;;[.H$200];IF([.A50]=&quot;`&quot;;[.J$200];IF([.A50]=&quot;´&quot;;[.K$200];0)))))))" office:value-type="float" office:value="1000">
            <text:p>1000</text:p>
          </table:table-cell>
          <table:table-cell table:formula="of:=[.L50]/[.L$200]" office:value-type="percentage" office:value="0.00131213965364762">
            <text:p>0,131%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951">
            <text:p>951</text:p>
          </table:table-cell>
          <table:table-cell table:style-name="ce1"/>
          <table:table-cell table:formula="of:=IF([.A51]=&quot;à&quot;;[.B51];0)" office:value-type="float" office:value="0">
            <text:p>0</text:p>
          </table:table-cell>
          <table:table-cell table:formula="of:=IF(OR([.A51]=&quot;è&quot;;[.A51]=&quot;é&quot;);[.B51];0)" office:value-type="float" office:value="0">
            <text:p>0</text:p>
          </table:table-cell>
          <table:table-cell table:formula="of:=IF(OR([.A51]=&quot;í&quot;;[.A51]=&quot;ï&quot;);[.B51];0)" office:value-type="float" office:value="0">
            <text:p>0</text:p>
          </table:table-cell>
          <table:table-cell table:formula="of:=IF(OR([.A51]=&quot;ò&quot;;[.A51]=&quot;ó&quot;);[.B51];0)" office:value-type="float" office:value="0">
            <text:p>0</text:p>
          </table:table-cell>
          <table:table-cell table:formula="of:=IF(OR([.A51]=&quot;ú&quot;;[.A51]=&quot;ü&quot;);[.B51];0)" office:value-type="float" office:value="0">
            <text:p>0</text:p>
          </table:table-cell>
          <table:table-cell/>
          <table:table-cell table:formula="of:=IF(OR([.A51]=&quot;à&quot;;[.A51]=&quot;è&quot;;[.A51]=&quot;ò&quot;);[.B51];0)" office:value-type="float" office:value="0">
            <text:p>0</text:p>
          </table:table-cell>
          <table:table-cell table:formula="of:=IF(OR([.A51]=&quot;á&quot;;[.A51]=&quot;é&quot;;[.A51]=&quot;í&quot;;[.A51]=&quot;ó&quot;;[.A51]=&quot;ú&quot;;[.A51]=&quot;ï&quot;;[.A51]=&quot;ü&quot;);[.B51];0)" office:value-type="float" office:value="0">
            <text:p>0</text:p>
          </table:table-cell>
          <table:table-cell table:formula="of:=[.B51]+IF([.A51]=&quot;a&quot;;[.D$200];IF([.A51]=&quot;e&quot;;[.E$200];IF([.A51]=&quot;i&quot;;[.F$200];IF([.A51]=&quot;o&quot;;[.G$200];IF([.A51]=&quot;u&quot;;[.H$200];IF([.A51]=&quot;`&quot;;[.J$200];IF([.A51]=&quot;´&quot;;[.K$200];0)))))))" office:value-type="float" office:value="951">
            <text:p>951</text:p>
          </table:table-cell>
          <table:table-cell table:formula="of:=[.L51]/[.L$200]" office:value-type="percentage" office:value="0.00124784481061888">
            <text:p>0,125%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892">
            <text:p>892</text:p>
          </table:table-cell>
          <table:table-cell table:style-name="ce1"/>
          <table:table-cell table:formula="of:=IF([.A52]=&quot;à&quot;;[.B52];0)" office:value-type="float" office:value="0">
            <text:p>0</text:p>
          </table:table-cell>
          <table:table-cell table:formula="of:=IF(OR([.A52]=&quot;è&quot;;[.A52]=&quot;é&quot;);[.B52];0)" office:value-type="float" office:value="0">
            <text:p>0</text:p>
          </table:table-cell>
          <table:table-cell table:formula="of:=IF(OR([.A52]=&quot;í&quot;;[.A52]=&quot;ï&quot;);[.B52];0)" office:value-type="float" office:value="0">
            <text:p>0</text:p>
          </table:table-cell>
          <table:table-cell table:formula="of:=IF(OR([.A52]=&quot;ò&quot;;[.A52]=&quot;ó&quot;);[.B52];0)" office:value-type="float" office:value="0">
            <text:p>0</text:p>
          </table:table-cell>
          <table:table-cell table:formula="of:=IF(OR([.A52]=&quot;ú&quot;;[.A52]=&quot;ü&quot;);[.B52];0)" office:value-type="float" office:value="0">
            <text:p>0</text:p>
          </table:table-cell>
          <table:table-cell/>
          <table:table-cell table:formula="of:=IF(OR([.A52]=&quot;à&quot;;[.A52]=&quot;è&quot;;[.A52]=&quot;ò&quot;);[.B52];0)" office:value-type="float" office:value="0">
            <text:p>0</text:p>
          </table:table-cell>
          <table:table-cell table:formula="of:=IF(OR([.A52]=&quot;á&quot;;[.A52]=&quot;é&quot;;[.A52]=&quot;í&quot;;[.A52]=&quot;ó&quot;;[.A52]=&quot;ú&quot;;[.A52]=&quot;ï&quot;;[.A52]=&quot;ü&quot;);[.B52];0)" office:value-type="float" office:value="0">
            <text:p>0</text:p>
          </table:table-cell>
          <table:table-cell table:formula="of:=[.B52]+IF([.A52]=&quot;a&quot;;[.D$200];IF([.A52]=&quot;e&quot;;[.E$200];IF([.A52]=&quot;i&quot;;[.F$200];IF([.A52]=&quot;o&quot;;[.G$200];IF([.A52]=&quot;u&quot;;[.H$200];IF([.A52]=&quot;`&quot;;[.J$200];IF([.A52]=&quot;´&quot;;[.K$200];0)))))))" office:value-type="float" office:value="892">
            <text:p>892</text:p>
          </table:table-cell>
          <table:table-cell table:formula="of:=[.L52]/[.L$200]" office:value-type="percentage" office:value="0.00117042857105367">
            <text:p>0,117%</text:p>
          </table:table-cell>
        </table:table-row>
        <table:table-row table:style-name="ro1">
          <table:table-cell office:value-type="string">
            <text:p>}</text:p>
          </table:table-cell>
          <table:table-cell office:value-type="float" office:value="889">
            <text:p>889</text:p>
          </table:table-cell>
          <table:table-cell table:style-name="ce1"/>
          <table:table-cell table:formula="of:=IF([.A53]=&quot;à&quot;;[.B53];0)" office:value-type="float" office:value="0">
            <text:p>0</text:p>
          </table:table-cell>
          <table:table-cell table:formula="of:=IF(OR([.A53]=&quot;è&quot;;[.A53]=&quot;é&quot;);[.B53];0)" office:value-type="float" office:value="0">
            <text:p>0</text:p>
          </table:table-cell>
          <table:table-cell table:formula="of:=IF(OR([.A53]=&quot;í&quot;;[.A53]=&quot;ï&quot;);[.B53];0)" office:value-type="float" office:value="0">
            <text:p>0</text:p>
          </table:table-cell>
          <table:table-cell table:formula="of:=IF(OR([.A53]=&quot;ò&quot;;[.A53]=&quot;ó&quot;);[.B53];0)" office:value-type="float" office:value="0">
            <text:p>0</text:p>
          </table:table-cell>
          <table:table-cell table:formula="of:=IF(OR([.A53]=&quot;ú&quot;;[.A53]=&quot;ü&quot;);[.B53];0)" office:value-type="float" office:value="0">
            <text:p>0</text:p>
          </table:table-cell>
          <table:table-cell/>
          <table:table-cell table:formula="of:=IF(OR([.A53]=&quot;à&quot;;[.A53]=&quot;è&quot;;[.A53]=&quot;ò&quot;);[.B53];0)" office:value-type="float" office:value="0">
            <text:p>0</text:p>
          </table:table-cell>
          <table:table-cell table:formula="of:=IF(OR([.A53]=&quot;á&quot;;[.A53]=&quot;é&quot;;[.A53]=&quot;í&quot;;[.A53]=&quot;ó&quot;;[.A53]=&quot;ú&quot;;[.A53]=&quot;ï&quot;;[.A53]=&quot;ü&quot;);[.B53];0)" office:value-type="float" office:value="0">
            <text:p>0</text:p>
          </table:table-cell>
          <table:table-cell table:formula="of:=[.B53]+IF([.A53]=&quot;a&quot;;[.D$200];IF([.A53]=&quot;e&quot;;[.E$200];IF([.A53]=&quot;i&quot;;[.F$200];IF([.A53]=&quot;o&quot;;[.G$200];IF([.A53]=&quot;u&quot;;[.H$200];IF([.A53]=&quot;`&quot;;[.J$200];IF([.A53]=&quot;´&quot;;[.K$200];0)))))))" office:value-type="float" office:value="889">
            <text:p>889</text:p>
          </table:table-cell>
          <table:table-cell table:formula="of:=[.L53]/[.L$200]" office:value-type="percentage" office:value="0.00116649215209273">
            <text:p>0,117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851">
            <text:p>851</text:p>
          </table:table-cell>
          <table:table-cell table:style-name="ce1"/>
          <table:table-cell table:formula="of:=IF([.A54]=&quot;à&quot;;[.B54];0)" office:value-type="float" office:value="0">
            <text:p>0</text:p>
          </table:table-cell>
          <table:table-cell table:formula="of:=IF(OR([.A54]=&quot;è&quot;;[.A54]=&quot;é&quot;);[.B54];0)" office:value-type="float" office:value="0">
            <text:p>0</text:p>
          </table:table-cell>
          <table:table-cell table:formula="of:=IF(OR([.A54]=&quot;í&quot;;[.A54]=&quot;ï&quot;);[.B54];0)" office:value-type="float" office:value="0">
            <text:p>0</text:p>
          </table:table-cell>
          <table:table-cell table:formula="of:=IF(OR([.A54]=&quot;ò&quot;;[.A54]=&quot;ó&quot;);[.B54];0)" office:value-type="float" office:value="0">
            <text:p>0</text:p>
          </table:table-cell>
          <table:table-cell table:formula="of:=IF(OR([.A54]=&quot;ú&quot;;[.A54]=&quot;ü&quot;);[.B54];0)" office:value-type="float" office:value="0">
            <text:p>0</text:p>
          </table:table-cell>
          <table:table-cell/>
          <table:table-cell table:formula="of:=IF(OR([.A54]=&quot;à&quot;;[.A54]=&quot;è&quot;;[.A54]=&quot;ò&quot;);[.B54];0)" office:value-type="float" office:value="0">
            <text:p>0</text:p>
          </table:table-cell>
          <table:table-cell table:formula="of:=IF(OR([.A54]=&quot;á&quot;;[.A54]=&quot;é&quot;;[.A54]=&quot;í&quot;;[.A54]=&quot;ó&quot;;[.A54]=&quot;ú&quot;;[.A54]=&quot;ï&quot;;[.A54]=&quot;ü&quot;);[.B54];0)" office:value-type="float" office:value="0">
            <text:p>0</text:p>
          </table:table-cell>
          <table:table-cell table:formula="of:=[.B54]+IF([.A54]=&quot;a&quot;;[.D$200];IF([.A54]=&quot;e&quot;;[.E$200];IF([.A54]=&quot;i&quot;;[.F$200];IF([.A54]=&quot;o&quot;;[.G$200];IF([.A54]=&quot;u&quot;;[.H$200];IF([.A54]=&quot;`&quot;;[.J$200];IF([.A54]=&quot;´&quot;;[.K$200];0)))))))" office:value-type="float" office:value="851">
            <text:p>851</text:p>
          </table:table-cell>
          <table:table-cell table:formula="of:=[.L54]/[.L$200]" office:value-type="percentage" office:value="0.00111663084525412">
            <text:p>0,112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807">
            <text:p>807</text:p>
          </table:table-cell>
          <table:table-cell table:style-name="ce1"/>
          <table:table-cell table:formula="of:=IF([.A55]=&quot;à&quot;;[.B55];0)" office:value-type="float" office:value="0">
            <text:p>0</text:p>
          </table:table-cell>
          <table:table-cell table:formula="of:=IF(OR([.A55]=&quot;è&quot;;[.A55]=&quot;é&quot;);[.B55];0)" office:value-type="float" office:value="0">
            <text:p>0</text:p>
          </table:table-cell>
          <table:table-cell table:formula="of:=IF(OR([.A55]=&quot;í&quot;;[.A55]=&quot;ï&quot;);[.B55];0)" office:value-type="float" office:value="807">
            <text:p>807</text:p>
          </table:table-cell>
          <table:table-cell table:formula="of:=IF(OR([.A55]=&quot;ò&quot;;[.A55]=&quot;ó&quot;);[.B55];0)" office:value-type="float" office:value="0">
            <text:p>0</text:p>
          </table:table-cell>
          <table:table-cell table:formula="of:=IF(OR([.A55]=&quot;ú&quot;;[.A55]=&quot;ü&quot;);[.B55];0)" office:value-type="float" office:value="0">
            <text:p>0</text:p>
          </table:table-cell>
          <table:table-cell/>
          <table:table-cell table:formula="of:=IF(OR([.A55]=&quot;à&quot;;[.A55]=&quot;è&quot;;[.A55]=&quot;ò&quot;);[.B55];0)" office:value-type="float" office:value="0">
            <text:p>0</text:p>
          </table:table-cell>
          <table:table-cell table:formula="of:=IF(OR([.A55]=&quot;á&quot;;[.A55]=&quot;é&quot;;[.A55]=&quot;í&quot;;[.A55]=&quot;ó&quot;;[.A55]=&quot;ú&quot;;[.A55]=&quot;ï&quot;;[.A55]=&quot;ü&quot;);[.B55];0)" office:value-type="float" office:value="807">
            <text:p>807</text:p>
          </table:table-cell>
          <table:table-cell table:formula="of:=[.B55]+IF([.A55]=&quot;a&quot;;[.D$200];IF([.A55]=&quot;e&quot;;[.E$200];IF([.A55]=&quot;i&quot;;[.F$200];IF([.A55]=&quot;o&quot;;[.G$200];IF([.A55]=&quot;u&quot;;[.H$200];IF([.A55]=&quot;`&quot;;[.J$200];IF([.A55]=&quot;´&quot;;[.K$200];0)))))))" office:value-type="float" office:value="807">
            <text:p>807</text:p>
          </table:table-cell>
          <table:table-cell table:formula="of:=[.L55]/[.L$200]" office:value-type="percentage" office:value="0.00105889670049363">
            <text:p>0,106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798">
            <text:p>798</text:p>
          </table:table-cell>
          <table:table-cell table:style-name="ce1"/>
          <table:table-cell table:formula="of:=IF([.A56]=&quot;à&quot;;[.B56];0)" office:value-type="float" office:value="0">
            <text:p>0</text:p>
          </table:table-cell>
          <table:table-cell table:formula="of:=IF(OR([.A56]=&quot;è&quot;;[.A56]=&quot;é&quot;);[.B56];0)" office:value-type="float" office:value="0">
            <text:p>0</text:p>
          </table:table-cell>
          <table:table-cell table:formula="of:=IF(OR([.A56]=&quot;í&quot;;[.A56]=&quot;ï&quot;);[.B56];0)" office:value-type="float" office:value="0">
            <text:p>0</text:p>
          </table:table-cell>
          <table:table-cell table:formula="of:=IF(OR([.A56]=&quot;ò&quot;;[.A56]=&quot;ó&quot;);[.B56];0)" office:value-type="float" office:value="0">
            <text:p>0</text:p>
          </table:table-cell>
          <table:table-cell table:formula="of:=IF(OR([.A56]=&quot;ú&quot;;[.A56]=&quot;ü&quot;);[.B56];0)" office:value-type="float" office:value="0">
            <text:p>0</text:p>
          </table:table-cell>
          <table:table-cell/>
          <table:table-cell table:formula="of:=IF(OR([.A56]=&quot;à&quot;;[.A56]=&quot;è&quot;;[.A56]=&quot;ò&quot;);[.B56];0)" office:value-type="float" office:value="0">
            <text:p>0</text:p>
          </table:table-cell>
          <table:table-cell table:formula="of:=IF(OR([.A56]=&quot;á&quot;;[.A56]=&quot;é&quot;;[.A56]=&quot;í&quot;;[.A56]=&quot;ó&quot;;[.A56]=&quot;ú&quot;;[.A56]=&quot;ï&quot;;[.A56]=&quot;ü&quot;);[.B56];0)" office:value-type="float" office:value="0">
            <text:p>0</text:p>
          </table:table-cell>
          <table:table-cell table:formula="of:=[.B56]+IF([.A56]=&quot;a&quot;;[.D$200];IF([.A56]=&quot;e&quot;;[.E$200];IF([.A56]=&quot;i&quot;;[.F$200];IF([.A56]=&quot;o&quot;;[.G$200];IF([.A56]=&quot;u&quot;;[.H$200];IF([.A56]=&quot;`&quot;;[.J$200];IF([.A56]=&quot;´&quot;;[.K$200];0)))))))" office:value-type="float" office:value="798">
            <text:p>798</text:p>
          </table:table-cell>
          <table:table-cell table:formula="of:=[.L56]/[.L$200]" office:value-type="percentage" office:value="0.0010470874436108">
            <text:p>0,105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674">
            <text:p>674</text:p>
          </table:table-cell>
          <table:table-cell table:style-name="ce1"/>
          <table:table-cell table:formula="of:=IF([.A57]=&quot;à&quot;;[.B57];0)" office:value-type="float" office:value="0">
            <text:p>0</text:p>
          </table:table-cell>
          <table:table-cell table:formula="of:=IF(OR([.A57]=&quot;è&quot;;[.A57]=&quot;é&quot;);[.B57];0)" office:value-type="float" office:value="0">
            <text:p>0</text:p>
          </table:table-cell>
          <table:table-cell table:formula="of:=IF(OR([.A57]=&quot;í&quot;;[.A57]=&quot;ï&quot;);[.B57];0)" office:value-type="float" office:value="0">
            <text:p>0</text:p>
          </table:table-cell>
          <table:table-cell table:formula="of:=IF(OR([.A57]=&quot;ò&quot;;[.A57]=&quot;ó&quot;);[.B57];0)" office:value-type="float" office:value="0">
            <text:p>0</text:p>
          </table:table-cell>
          <table:table-cell table:formula="of:=IF(OR([.A57]=&quot;ú&quot;;[.A57]=&quot;ü&quot;);[.B57];0)" office:value-type="float" office:value="0">
            <text:p>0</text:p>
          </table:table-cell>
          <table:table-cell/>
          <table:table-cell table:formula="of:=IF(OR([.A57]=&quot;à&quot;;[.A57]=&quot;è&quot;;[.A57]=&quot;ò&quot;);[.B57];0)" office:value-type="float" office:value="0">
            <text:p>0</text:p>
          </table:table-cell>
          <table:table-cell table:formula="of:=IF(OR([.A57]=&quot;á&quot;;[.A57]=&quot;é&quot;;[.A57]=&quot;í&quot;;[.A57]=&quot;ó&quot;;[.A57]=&quot;ú&quot;;[.A57]=&quot;ï&quot;;[.A57]=&quot;ü&quot;);[.B57];0)" office:value-type="float" office:value="0">
            <text:p>0</text:p>
          </table:table-cell>
          <table:table-cell table:formula="of:=[.B57]+IF([.A57]=&quot;a&quot;;[.D$200];IF([.A57]=&quot;e&quot;;[.E$200];IF([.A57]=&quot;i&quot;;[.F$200];IF([.A57]=&quot;o&quot;;[.G$200];IF([.A57]=&quot;u&quot;;[.H$200];IF([.A57]=&quot;`&quot;;[.J$200];IF([.A57]=&quot;´&quot;;[.K$200];0)))))))" office:value-type="float" office:value="674">
            <text:p>674</text:p>
          </table:table-cell>
          <table:table-cell table:formula="of:=[.L57]/[.L$200]" office:value-type="percentage" office:value="0.000884382126558494">
            <text:p>0,088%</text:p>
          </table:table-cell>
        </table:table-row>
        <table:table-row table:style-name="ro1">
          <table:table-cell office:value-type="string">
            <text:p>[</text:p>
          </table:table-cell>
          <table:table-cell office:value-type="float" office:value="666">
            <text:p>666</text:p>
          </table:table-cell>
          <table:table-cell table:style-name="ce1"/>
          <table:table-cell table:formula="of:=IF([.A58]=&quot;à&quot;;[.B58];0)" office:value-type="float" office:value="0">
            <text:p>0</text:p>
          </table:table-cell>
          <table:table-cell table:formula="of:=IF(OR([.A58]=&quot;è&quot;;[.A58]=&quot;é&quot;);[.B58];0)" office:value-type="float" office:value="0">
            <text:p>0</text:p>
          </table:table-cell>
          <table:table-cell table:formula="of:=IF(OR([.A58]=&quot;í&quot;;[.A58]=&quot;ï&quot;);[.B58];0)" office:value-type="float" office:value="0">
            <text:p>0</text:p>
          </table:table-cell>
          <table:table-cell table:formula="of:=IF(OR([.A58]=&quot;ò&quot;;[.A58]=&quot;ó&quot;);[.B58];0)" office:value-type="float" office:value="0">
            <text:p>0</text:p>
          </table:table-cell>
          <table:table-cell table:formula="of:=IF(OR([.A58]=&quot;ú&quot;;[.A58]=&quot;ü&quot;);[.B58];0)" office:value-type="float" office:value="0">
            <text:p>0</text:p>
          </table:table-cell>
          <table:table-cell/>
          <table:table-cell table:formula="of:=IF(OR([.A58]=&quot;à&quot;;[.A58]=&quot;è&quot;;[.A58]=&quot;ò&quot;);[.B58];0)" office:value-type="float" office:value="0">
            <text:p>0</text:p>
          </table:table-cell>
          <table:table-cell table:formula="of:=IF(OR([.A58]=&quot;á&quot;;[.A58]=&quot;é&quot;;[.A58]=&quot;í&quot;;[.A58]=&quot;ó&quot;;[.A58]=&quot;ú&quot;;[.A58]=&quot;ï&quot;;[.A58]=&quot;ü&quot;);[.B58];0)" office:value-type="float" office:value="0">
            <text:p>0</text:p>
          </table:table-cell>
          <table:table-cell table:formula="of:=[.B58]+IF([.A58]=&quot;a&quot;;[.D$200];IF([.A58]=&quot;e&quot;;[.E$200];IF([.A58]=&quot;i&quot;;[.F$200];IF([.A58]=&quot;o&quot;;[.G$200];IF([.A58]=&quot;u&quot;;[.H$200];IF([.A58]=&quot;`&quot;;[.J$200];IF([.A58]=&quot;´&quot;;[.K$200];0)))))))" office:value-type="float" office:value="666">
            <text:p>666</text:p>
          </table:table-cell>
          <table:table-cell table:formula="of:=[.L58]/[.L$200]" office:value-type="percentage" office:value="0.000873885009329313">
            <text:p>0,087%</text:p>
          </table:table-cell>
        </table:table-row>
        <table:table-row table:style-name="ro1">
          <table:table-cell office:value-type="string">
            <text:p>]</text:p>
          </table:table-cell>
          <table:table-cell office:value-type="float" office:value="666">
            <text:p>666</text:p>
          </table:table-cell>
          <table:table-cell table:style-name="ce1"/>
          <table:table-cell table:formula="of:=IF([.A59]=&quot;à&quot;;[.B59];0)" office:value-type="float" office:value="0">
            <text:p>0</text:p>
          </table:table-cell>
          <table:table-cell table:formula="of:=IF(OR([.A59]=&quot;è&quot;;[.A59]=&quot;é&quot;);[.B59];0)" office:value-type="float" office:value="0">
            <text:p>0</text:p>
          </table:table-cell>
          <table:table-cell table:formula="of:=IF(OR([.A59]=&quot;í&quot;;[.A59]=&quot;ï&quot;);[.B59];0)" office:value-type="float" office:value="0">
            <text:p>0</text:p>
          </table:table-cell>
          <table:table-cell table:formula="of:=IF(OR([.A59]=&quot;ò&quot;;[.A59]=&quot;ó&quot;);[.B59];0)" office:value-type="float" office:value="0">
            <text:p>0</text:p>
          </table:table-cell>
          <table:table-cell table:formula="of:=IF(OR([.A59]=&quot;ú&quot;;[.A59]=&quot;ü&quot;);[.B59];0)" office:value-type="float" office:value="0">
            <text:p>0</text:p>
          </table:table-cell>
          <table:table-cell/>
          <table:table-cell table:formula="of:=IF(OR([.A59]=&quot;à&quot;;[.A59]=&quot;è&quot;;[.A59]=&quot;ò&quot;);[.B59];0)" office:value-type="float" office:value="0">
            <text:p>0</text:p>
          </table:table-cell>
          <table:table-cell table:formula="of:=IF(OR([.A59]=&quot;á&quot;;[.A59]=&quot;é&quot;;[.A59]=&quot;í&quot;;[.A59]=&quot;ó&quot;;[.A59]=&quot;ú&quot;;[.A59]=&quot;ï&quot;;[.A59]=&quot;ü&quot;);[.B59];0)" office:value-type="float" office:value="0">
            <text:p>0</text:p>
          </table:table-cell>
          <table:table-cell table:formula="of:=[.B59]+IF([.A59]=&quot;a&quot;;[.D$200];IF([.A59]=&quot;e&quot;;[.E$200];IF([.A59]=&quot;i&quot;;[.F$200];IF([.A59]=&quot;o&quot;;[.G$200];IF([.A59]=&quot;u&quot;;[.H$200];IF([.A59]=&quot;`&quot;;[.J$200];IF([.A59]=&quot;´&quot;;[.K$200];0)))))))" office:value-type="float" office:value="666">
            <text:p>666</text:p>
          </table:table-cell>
          <table:table-cell table:formula="of:=[.L59]/[.L$200]" office:value-type="percentage" office:value="0.000873885009329313">
            <text:p>0,087%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float" office:value="644">
            <text:p>644</text:p>
          </table:table-cell>
          <table:table-cell table:style-name="ce1"/>
          <table:table-cell table:formula="of:=IF([.A60]=&quot;à&quot;;[.B60];0)" office:value-type="float" office:value="0">
            <text:p>0</text:p>
          </table:table-cell>
          <table:table-cell table:formula="of:=IF(OR([.A60]=&quot;è&quot;;[.A60]=&quot;é&quot;);[.B60];0)" office:value-type="float" office:value="0">
            <text:p>0</text:p>
          </table:table-cell>
          <table:table-cell table:formula="of:=IF(OR([.A60]=&quot;í&quot;;[.A60]=&quot;ï&quot;);[.B60];0)" office:value-type="float" office:value="0">
            <text:p>0</text:p>
          </table:table-cell>
          <table:table-cell table:formula="of:=IF(OR([.A60]=&quot;ò&quot;;[.A60]=&quot;ó&quot;);[.B60];0)" office:value-type="float" office:value="644">
            <text:p>644</text:p>
          </table:table-cell>
          <table:table-cell table:formula="of:=IF(OR([.A60]=&quot;ú&quot;;[.A60]=&quot;ü&quot;);[.B60];0)" office:value-type="float" office:value="0">
            <text:p>0</text:p>
          </table:table-cell>
          <table:table-cell/>
          <table:table-cell table:formula="of:=IF(OR([.A60]=&quot;à&quot;;[.A60]=&quot;è&quot;;[.A60]=&quot;ò&quot;);[.B60];0)" office:value-type="float" office:value="644">
            <text:p>644</text:p>
          </table:table-cell>
          <table:table-cell table:formula="of:=IF(OR([.A60]=&quot;á&quot;;[.A60]=&quot;é&quot;;[.A60]=&quot;í&quot;;[.A60]=&quot;ó&quot;;[.A60]=&quot;ú&quot;;[.A60]=&quot;ï&quot;;[.A60]=&quot;ü&quot;);[.B60];0)" office:value-type="float" office:value="0">
            <text:p>0</text:p>
          </table:table-cell>
          <table:table-cell table:formula="of:=[.B60]+IF([.A60]=&quot;a&quot;;[.D$200];IF([.A60]=&quot;e&quot;;[.E$200];IF([.A60]=&quot;i&quot;;[.F$200];IF([.A60]=&quot;o&quot;;[.G$200];IF([.A60]=&quot;u&quot;;[.H$200];IF([.A60]=&quot;`&quot;;[.J$200];IF([.A60]=&quot;´&quot;;[.K$200];0)))))))" office:value-type="float" office:value="644">
            <text:p>644</text:p>
          </table:table-cell>
          <table:table-cell table:formula="of:=[.L60]/[.L$200]" office:value-type="percentage" office:value="0.000845017936949065">
            <text:p>0,085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37">
            <text:p>637</text:p>
          </table:table-cell>
          <table:table-cell table:style-name="ce1"/>
          <table:table-cell table:formula="of:=IF([.A61]=&quot;à&quot;;[.B61];0)" office:value-type="float" office:value="0">
            <text:p>0</text:p>
          </table:table-cell>
          <table:table-cell table:formula="of:=IF(OR([.A61]=&quot;è&quot;;[.A61]=&quot;é&quot;);[.B61];0)" office:value-type="float" office:value="0">
            <text:p>0</text:p>
          </table:table-cell>
          <table:table-cell table:formula="of:=IF(OR([.A61]=&quot;í&quot;;[.A61]=&quot;ï&quot;);[.B61];0)" office:value-type="float" office:value="0">
            <text:p>0</text:p>
          </table:table-cell>
          <table:table-cell table:formula="of:=IF(OR([.A61]=&quot;ò&quot;;[.A61]=&quot;ó&quot;);[.B61];0)" office:value-type="float" office:value="0">
            <text:p>0</text:p>
          </table:table-cell>
          <table:table-cell table:formula="of:=IF(OR([.A61]=&quot;ú&quot;;[.A61]=&quot;ü&quot;);[.B61];0)" office:value-type="float" office:value="0">
            <text:p>0</text:p>
          </table:table-cell>
          <table:table-cell/>
          <table:table-cell table:formula="of:=IF(OR([.A61]=&quot;à&quot;;[.A61]=&quot;è&quot;;[.A61]=&quot;ò&quot;);[.B61];0)" office:value-type="float" office:value="0">
            <text:p>0</text:p>
          </table:table-cell>
          <table:table-cell table:formula="of:=IF(OR([.A61]=&quot;á&quot;;[.A61]=&quot;é&quot;;[.A61]=&quot;í&quot;;[.A61]=&quot;ó&quot;;[.A61]=&quot;ú&quot;;[.A61]=&quot;ï&quot;;[.A61]=&quot;ü&quot;);[.B61];0)" office:value-type="float" office:value="0">
            <text:p>0</text:p>
          </table:table-cell>
          <table:table-cell table:formula="of:=[.B61]+IF([.A61]=&quot;a&quot;;[.D$200];IF([.A61]=&quot;e&quot;;[.E$200];IF([.A61]=&quot;i&quot;;[.F$200];IF([.A61]=&quot;o&quot;;[.G$200];IF([.A61]=&quot;u&quot;;[.H$200];IF([.A61]=&quot;`&quot;;[.J$200];IF([.A61]=&quot;´&quot;;[.K$200];0)))))))" office:value-type="float" office:value="637">
            <text:p>637</text:p>
          </table:table-cell>
          <table:table-cell table:formula="of:=[.L61]/[.L$200]" office:value-type="percentage" office:value="0.000835832959373532">
            <text:p>0,084%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613">
            <text:p>613</text:p>
          </table:table-cell>
          <table:table-cell table:style-name="ce1"/>
          <table:table-cell table:formula="of:=IF([.A62]=&quot;à&quot;;[.B62];0)" office:value-type="float" office:value="0">
            <text:p>0</text:p>
          </table:table-cell>
          <table:table-cell table:formula="of:=IF(OR([.A62]=&quot;è&quot;;[.A62]=&quot;é&quot;);[.B62];0)" office:value-type="float" office:value="0">
            <text:p>0</text:p>
          </table:table-cell>
          <table:table-cell table:formula="of:=IF(OR([.A62]=&quot;í&quot;;[.A62]=&quot;ï&quot;);[.B62];0)" office:value-type="float" office:value="0">
            <text:p>0</text:p>
          </table:table-cell>
          <table:table-cell table:formula="of:=IF(OR([.A62]=&quot;ò&quot;;[.A62]=&quot;ó&quot;);[.B62];0)" office:value-type="float" office:value="0">
            <text:p>0</text:p>
          </table:table-cell>
          <table:table-cell table:formula="of:=IF(OR([.A62]=&quot;ú&quot;;[.A62]=&quot;ü&quot;);[.B62];0)" office:value-type="float" office:value="0">
            <text:p>0</text:p>
          </table:table-cell>
          <table:table-cell/>
          <table:table-cell table:formula="of:=IF(OR([.A62]=&quot;à&quot;;[.A62]=&quot;è&quot;;[.A62]=&quot;ò&quot;);[.B62];0)" office:value-type="float" office:value="0">
            <text:p>0</text:p>
          </table:table-cell>
          <table:table-cell table:formula="of:=IF(OR([.A62]=&quot;á&quot;;[.A62]=&quot;é&quot;;[.A62]=&quot;í&quot;;[.A62]=&quot;ó&quot;;[.A62]=&quot;ú&quot;;[.A62]=&quot;ï&quot;;[.A62]=&quot;ü&quot;);[.B62];0)" office:value-type="float" office:value="0">
            <text:p>0</text:p>
          </table:table-cell>
          <table:table-cell table:formula="of:=[.B62]+IF([.A62]=&quot;a&quot;;[.D$200];IF([.A62]=&quot;e&quot;;[.E$200];IF([.A62]=&quot;i&quot;;[.F$200];IF([.A62]=&quot;o&quot;;[.G$200];IF([.A62]=&quot;u&quot;;[.H$200];IF([.A62]=&quot;`&quot;;[.J$200];IF([.A62]=&quot;´&quot;;[.K$200];0)))))))" office:value-type="float" office:value="613">
            <text:p>613</text:p>
          </table:table-cell>
          <table:table-cell table:formula="of:=[.L62]/[.L$200]" office:value-type="percentage" office:value="0.000804341607685989">
            <text:p>0,080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586">
            <text:p>586</text:p>
          </table:table-cell>
          <table:table-cell table:style-name="ce1"/>
          <table:table-cell table:formula="of:=IF([.A63]=&quot;à&quot;;[.B63];0)" office:value-type="float" office:value="0">
            <text:p>0</text:p>
          </table:table-cell>
          <table:table-cell table:formula="of:=IF(OR([.A63]=&quot;è&quot;;[.A63]=&quot;é&quot;);[.B63];0)" office:value-type="float" office:value="0">
            <text:p>0</text:p>
          </table:table-cell>
          <table:table-cell table:formula="of:=IF(OR([.A63]=&quot;í&quot;;[.A63]=&quot;ï&quot;);[.B63];0)" office:value-type="float" office:value="0">
            <text:p>0</text:p>
          </table:table-cell>
          <table:table-cell table:formula="of:=IF(OR([.A63]=&quot;ò&quot;;[.A63]=&quot;ó&quot;);[.B63];0)" office:value-type="float" office:value="0">
            <text:p>0</text:p>
          </table:table-cell>
          <table:table-cell table:formula="of:=IF(OR([.A63]=&quot;ú&quot;;[.A63]=&quot;ü&quot;);[.B63];0)" office:value-type="float" office:value="0">
            <text:p>0</text:p>
          </table:table-cell>
          <table:table-cell/>
          <table:table-cell table:formula="of:=IF(OR([.A63]=&quot;à&quot;;[.A63]=&quot;è&quot;;[.A63]=&quot;ò&quot;);[.B63];0)" office:value-type="float" office:value="0">
            <text:p>0</text:p>
          </table:table-cell>
          <table:table-cell table:formula="of:=IF(OR([.A63]=&quot;á&quot;;[.A63]=&quot;é&quot;;[.A63]=&quot;í&quot;;[.A63]=&quot;ó&quot;;[.A63]=&quot;ú&quot;;[.A63]=&quot;ï&quot;;[.A63]=&quot;ü&quot;);[.B63];0)" office:value-type="float" office:value="0">
            <text:p>0</text:p>
          </table:table-cell>
          <table:table-cell table:formula="of:=[.B63]+IF([.A63]=&quot;a&quot;;[.D$200];IF([.A63]=&quot;e&quot;;[.E$200];IF([.A63]=&quot;i&quot;;[.F$200];IF([.A63]=&quot;o&quot;;[.G$200];IF([.A63]=&quot;u&quot;;[.H$200];IF([.A63]=&quot;`&quot;;[.J$200];IF([.A63]=&quot;´&quot;;[.K$200];0)))))))" office:value-type="float" office:value="586">
            <text:p>586</text:p>
          </table:table-cell>
          <table:table-cell table:formula="of:=[.L63]/[.L$200]" office:value-type="percentage" office:value="0.000768913837037504">
            <text:p>0,077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45">
            <text:p>545</text:p>
          </table:table-cell>
          <table:table-cell table:style-name="ce1"/>
          <table:table-cell table:formula="of:=IF([.A64]=&quot;à&quot;;[.B64];0)" office:value-type="float" office:value="0">
            <text:p>0</text:p>
          </table:table-cell>
          <table:table-cell table:formula="of:=IF(OR([.A64]=&quot;è&quot;;[.A64]=&quot;é&quot;);[.B64];0)" office:value-type="float" office:value="0">
            <text:p>0</text:p>
          </table:table-cell>
          <table:table-cell table:formula="of:=IF(OR([.A64]=&quot;í&quot;;[.A64]=&quot;ï&quot;);[.B64];0)" office:value-type="float" office:value="0">
            <text:p>0</text:p>
          </table:table-cell>
          <table:table-cell table:formula="of:=IF(OR([.A64]=&quot;ò&quot;;[.A64]=&quot;ó&quot;);[.B64];0)" office:value-type="float" office:value="0">
            <text:p>0</text:p>
          </table:table-cell>
          <table:table-cell table:formula="of:=IF(OR([.A64]=&quot;ú&quot;;[.A64]=&quot;ü&quot;);[.B64];0)" office:value-type="float" office:value="0">
            <text:p>0</text:p>
          </table:table-cell>
          <table:table-cell/>
          <table:table-cell table:formula="of:=IF(OR([.A64]=&quot;à&quot;;[.A64]=&quot;è&quot;;[.A64]=&quot;ò&quot;);[.B64];0)" office:value-type="float" office:value="0">
            <text:p>0</text:p>
          </table:table-cell>
          <table:table-cell table:formula="of:=IF(OR([.A64]=&quot;á&quot;;[.A64]=&quot;é&quot;;[.A64]=&quot;í&quot;;[.A64]=&quot;ó&quot;;[.A64]=&quot;ú&quot;;[.A64]=&quot;ï&quot;;[.A64]=&quot;ü&quot;);[.B64];0)" office:value-type="float" office:value="0">
            <text:p>0</text:p>
          </table:table-cell>
          <table:table-cell table:formula="of:=[.B64]+IF([.A64]=&quot;a&quot;;[.D$200];IF([.A64]=&quot;e&quot;;[.E$200];IF([.A64]=&quot;i&quot;;[.F$200];IF([.A64]=&quot;o&quot;;[.G$200];IF([.A64]=&quot;u&quot;;[.H$200];IF([.A64]=&quot;`&quot;;[.J$200];IF([.A64]=&quot;´&quot;;[.K$200];0)))))))" office:value-type="float" office:value="545">
            <text:p>545</text:p>
          </table:table-cell>
          <table:table-cell table:formula="of:=[.L64]/[.L$200]" office:value-type="percentage" office:value="0.000715116111237951">
            <text:p>0,072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538">
            <text:p>538</text:p>
          </table:table-cell>
          <table:table-cell table:style-name="ce1"/>
          <table:table-cell table:formula="of:=IF([.A65]=&quot;à&quot;;[.B65];0)" office:value-type="float" office:value="0">
            <text:p>0</text:p>
          </table:table-cell>
          <table:table-cell table:formula="of:=IF(OR([.A65]=&quot;è&quot;;[.A65]=&quot;é&quot;);[.B65];0)" office:value-type="float" office:value="0">
            <text:p>0</text:p>
          </table:table-cell>
          <table:table-cell table:formula="of:=IF(OR([.A65]=&quot;í&quot;;[.A65]=&quot;ï&quot;);[.B65];0)" office:value-type="float" office:value="0">
            <text:p>0</text:p>
          </table:table-cell>
          <table:table-cell table:formula="of:=IF(OR([.A65]=&quot;ò&quot;;[.A65]=&quot;ó&quot;);[.B65];0)" office:value-type="float" office:value="0">
            <text:p>0</text:p>
          </table:table-cell>
          <table:table-cell table:formula="of:=IF(OR([.A65]=&quot;ú&quot;;[.A65]=&quot;ü&quot;);[.B65];0)" office:value-type="float" office:value="0">
            <text:p>0</text:p>
          </table:table-cell>
          <table:table-cell/>
          <table:table-cell table:formula="of:=IF(OR([.A65]=&quot;à&quot;;[.A65]=&quot;è&quot;;[.A65]=&quot;ò&quot;);[.B65];0)" office:value-type="float" office:value="0">
            <text:p>0</text:p>
          </table:table-cell>
          <table:table-cell table:formula="of:=IF(OR([.A65]=&quot;á&quot;;[.A65]=&quot;é&quot;;[.A65]=&quot;í&quot;;[.A65]=&quot;ó&quot;;[.A65]=&quot;ú&quot;;[.A65]=&quot;ï&quot;;[.A65]=&quot;ü&quot;);[.B65];0)" office:value-type="float" office:value="0">
            <text:p>0</text:p>
          </table:table-cell>
          <table:table-cell table:formula="of:=[.B65]+IF([.A65]=&quot;a&quot;;[.D$200];IF([.A65]=&quot;e&quot;;[.E$200];IF([.A65]=&quot;i&quot;;[.F$200];IF([.A65]=&quot;o&quot;;[.G$200];IF([.A65]=&quot;u&quot;;[.H$200];IF([.A65]=&quot;`&quot;;[.J$200];IF([.A65]=&quot;´&quot;;[.K$200];0)))))))" office:value-type="float" office:value="538">
            <text:p>538</text:p>
          </table:table-cell>
          <table:table-cell table:formula="of:=[.L65]/[.L$200]" office:value-type="percentage" office:value="0.000705931133662418">
            <text:p>0,071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532">
            <text:p>532</text:p>
          </table:table-cell>
          <table:table-cell table:style-name="ce1"/>
          <table:table-cell table:formula="of:=IF([.A66]=&quot;à&quot;;[.B66];0)" office:value-type="float" office:value="0">
            <text:p>0</text:p>
          </table:table-cell>
          <table:table-cell table:formula="of:=IF(OR([.A66]=&quot;è&quot;;[.A66]=&quot;é&quot;);[.B66];0)" office:value-type="float" office:value="0">
            <text:p>0</text:p>
          </table:table-cell>
          <table:table-cell table:formula="of:=IF(OR([.A66]=&quot;í&quot;;[.A66]=&quot;ï&quot;);[.B66];0)" office:value-type="float" office:value="0">
            <text:p>0</text:p>
          </table:table-cell>
          <table:table-cell table:formula="of:=IF(OR([.A66]=&quot;ò&quot;;[.A66]=&quot;ó&quot;);[.B66];0)" office:value-type="float" office:value="0">
            <text:p>0</text:p>
          </table:table-cell>
          <table:table-cell table:formula="of:=IF(OR([.A66]=&quot;ú&quot;;[.A66]=&quot;ü&quot;);[.B66];0)" office:value-type="float" office:value="532">
            <text:p>532</text:p>
          </table:table-cell>
          <table:table-cell/>
          <table:table-cell table:formula="of:=IF(OR([.A66]=&quot;à&quot;;[.A66]=&quot;è&quot;;[.A66]=&quot;ò&quot;);[.B66];0)" office:value-type="float" office:value="0">
            <text:p>0</text:p>
          </table:table-cell>
          <table:table-cell table:formula="of:=IF(OR([.A66]=&quot;á&quot;;[.A66]=&quot;é&quot;;[.A66]=&quot;í&quot;;[.A66]=&quot;ó&quot;;[.A66]=&quot;ú&quot;;[.A66]=&quot;ï&quot;;[.A66]=&quot;ü&quot;);[.B66];0)" office:value-type="float" office:value="532">
            <text:p>532</text:p>
          </table:table-cell>
          <table:table-cell table:formula="of:=[.B66]+IF([.A66]=&quot;a&quot;;[.D$200];IF([.A66]=&quot;e&quot;;[.E$200];IF([.A66]=&quot;i&quot;;[.F$200];IF([.A66]=&quot;o&quot;;[.G$200];IF([.A66]=&quot;u&quot;;[.H$200];IF([.A66]=&quot;`&quot;;[.J$200];IF([.A66]=&quot;´&quot;;[.K$200];0)))))))" office:value-type="float" office:value="532">
            <text:p>532</text:p>
          </table:table-cell>
          <table:table-cell table:formula="of:=[.L66]/[.L$200]" office:value-type="percentage" office:value="0.000698058295740532">
            <text:p>0,070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22">
            <text:p>522</text:p>
          </table:table-cell>
          <table:table-cell table:style-name="ce1"/>
          <table:table-cell table:formula="of:=IF([.A67]=&quot;à&quot;;[.B67];0)" office:value-type="float" office:value="0">
            <text:p>0</text:p>
          </table:table-cell>
          <table:table-cell table:formula="of:=IF(OR([.A67]=&quot;è&quot;;[.A67]=&quot;é&quot;);[.B67];0)" office:value-type="float" office:value="0">
            <text:p>0</text:p>
          </table:table-cell>
          <table:table-cell table:formula="of:=IF(OR([.A67]=&quot;í&quot;;[.A67]=&quot;ï&quot;);[.B67];0)" office:value-type="float" office:value="0">
            <text:p>0</text:p>
          </table:table-cell>
          <table:table-cell table:formula="of:=IF(OR([.A67]=&quot;ò&quot;;[.A67]=&quot;ó&quot;);[.B67];0)" office:value-type="float" office:value="0">
            <text:p>0</text:p>
          </table:table-cell>
          <table:table-cell table:formula="of:=IF(OR([.A67]=&quot;ú&quot;;[.A67]=&quot;ü&quot;);[.B67];0)" office:value-type="float" office:value="0">
            <text:p>0</text:p>
          </table:table-cell>
          <table:table-cell/>
          <table:table-cell table:formula="of:=IF(OR([.A67]=&quot;à&quot;;[.A67]=&quot;è&quot;;[.A67]=&quot;ò&quot;);[.B67];0)" office:value-type="float" office:value="0">
            <text:p>0</text:p>
          </table:table-cell>
          <table:table-cell table:formula="of:=IF(OR([.A67]=&quot;á&quot;;[.A67]=&quot;é&quot;;[.A67]=&quot;í&quot;;[.A67]=&quot;ó&quot;;[.A67]=&quot;ú&quot;;[.A67]=&quot;ï&quot;;[.A67]=&quot;ü&quot;);[.B67];0)" office:value-type="float" office:value="0">
            <text:p>0</text:p>
          </table:table-cell>
          <table:table-cell table:formula="of:=[.B67]+IF([.A67]=&quot;a&quot;;[.D$200];IF([.A67]=&quot;e&quot;;[.E$200];IF([.A67]=&quot;i&quot;;[.F$200];IF([.A67]=&quot;o&quot;;[.G$200];IF([.A67]=&quot;u&quot;;[.H$200];IF([.A67]=&quot;`&quot;;[.J$200];IF([.A67]=&quot;´&quot;;[.K$200];0)))))))" office:value-type="float" office:value="522">
            <text:p>522</text:p>
          </table:table-cell>
          <table:table-cell table:formula="of:=[.L67]/[.L$200]" office:value-type="percentage" office:value="0.000684936899204056">
            <text:p>0,068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74">
            <text:p>474</text:p>
          </table:table-cell>
          <table:table-cell table:style-name="ce1"/>
          <table:table-cell table:formula="of:=IF([.A68]=&quot;à&quot;;[.B68];0)" office:value-type="float" office:value="0">
            <text:p>0</text:p>
          </table:table-cell>
          <table:table-cell table:formula="of:=IF(OR([.A68]=&quot;è&quot;;[.A68]=&quot;é&quot;);[.B68];0)" office:value-type="float" office:value="0">
            <text:p>0</text:p>
          </table:table-cell>
          <table:table-cell table:formula="of:=IF(OR([.A68]=&quot;í&quot;;[.A68]=&quot;ï&quot;);[.B68];0)" office:value-type="float" office:value="0">
            <text:p>0</text:p>
          </table:table-cell>
          <table:table-cell table:formula="of:=IF(OR([.A68]=&quot;ò&quot;;[.A68]=&quot;ó&quot;);[.B68];0)" office:value-type="float" office:value="0">
            <text:p>0</text:p>
          </table:table-cell>
          <table:table-cell table:formula="of:=IF(OR([.A68]=&quot;ú&quot;;[.A68]=&quot;ü&quot;);[.B68];0)" office:value-type="float" office:value="0">
            <text:p>0</text:p>
          </table:table-cell>
          <table:table-cell/>
          <table:table-cell table:formula="of:=IF(OR([.A68]=&quot;à&quot;;[.A68]=&quot;è&quot;;[.A68]=&quot;ò&quot;);[.B68];0)" office:value-type="float" office:value="0">
            <text:p>0</text:p>
          </table:table-cell>
          <table:table-cell table:formula="of:=IF(OR([.A68]=&quot;á&quot;;[.A68]=&quot;é&quot;;[.A68]=&quot;í&quot;;[.A68]=&quot;ó&quot;;[.A68]=&quot;ú&quot;;[.A68]=&quot;ï&quot;;[.A68]=&quot;ü&quot;);[.B68];0)" office:value-type="float" office:value="0">
            <text:p>0</text:p>
          </table:table-cell>
          <table:table-cell table:formula="of:=[.B68]+IF([.A68]=&quot;a&quot;;[.D$200];IF([.A68]=&quot;e&quot;;[.E$200];IF([.A68]=&quot;i&quot;;[.F$200];IF([.A68]=&quot;o&quot;;[.G$200];IF([.A68]=&quot;u&quot;;[.H$200];IF([.A68]=&quot;`&quot;;[.J$200];IF([.A68]=&quot;´&quot;;[.K$200];0)))))))" office:value-type="float" office:value="474">
            <text:p>474</text:p>
          </table:table-cell>
          <table:table-cell table:formula="of:=[.L68]/[.L$200]" office:value-type="percentage" office:value="0.00062195419582897">
            <text:p>0,062%</text:p>
          </table:table-cell>
        </table:table-row>
        <table:table-row table:style-name="ro1">
          <table:table-cell office:value-type="string">
            <text:p>«</text:p>
          </table:table-cell>
          <table:table-cell office:value-type="float" office:value="376">
            <text:p>376</text:p>
          </table:table-cell>
          <table:table-cell table:style-name="ce1"/>
          <table:table-cell table:formula="of:=IF([.A69]=&quot;à&quot;;[.B69];0)" office:value-type="float" office:value="0">
            <text:p>0</text:p>
          </table:table-cell>
          <table:table-cell table:formula="of:=IF(OR([.A69]=&quot;è&quot;;[.A69]=&quot;é&quot;);[.B69];0)" office:value-type="float" office:value="0">
            <text:p>0</text:p>
          </table:table-cell>
          <table:table-cell table:formula="of:=IF(OR([.A69]=&quot;í&quot;;[.A69]=&quot;ï&quot;);[.B69];0)" office:value-type="float" office:value="0">
            <text:p>0</text:p>
          </table:table-cell>
          <table:table-cell table:formula="of:=IF(OR([.A69]=&quot;ò&quot;;[.A69]=&quot;ó&quot;);[.B69];0)" office:value-type="float" office:value="0">
            <text:p>0</text:p>
          </table:table-cell>
          <table:table-cell table:formula="of:=IF(OR([.A69]=&quot;ú&quot;;[.A69]=&quot;ü&quot;);[.B69];0)" office:value-type="float" office:value="0">
            <text:p>0</text:p>
          </table:table-cell>
          <table:table-cell/>
          <table:table-cell table:formula="of:=IF(OR([.A69]=&quot;à&quot;;[.A69]=&quot;è&quot;;[.A69]=&quot;ò&quot;);[.B69];0)" office:value-type="float" office:value="0">
            <text:p>0</text:p>
          </table:table-cell>
          <table:table-cell table:formula="of:=IF(OR([.A69]=&quot;á&quot;;[.A69]=&quot;é&quot;;[.A69]=&quot;í&quot;;[.A69]=&quot;ó&quot;;[.A69]=&quot;ú&quot;;[.A69]=&quot;ï&quot;;[.A69]=&quot;ü&quot;);[.B69];0)" office:value-type="float" office:value="0">
            <text:p>0</text:p>
          </table:table-cell>
          <table:table-cell table:formula="of:=[.B69]+IF([.A69]=&quot;a&quot;;[.D$200];IF([.A69]=&quot;e&quot;;[.E$200];IF([.A69]=&quot;i&quot;;[.F$200];IF([.A69]=&quot;o&quot;;[.G$200];IF([.A69]=&quot;u&quot;;[.H$200];IF([.A69]=&quot;`&quot;;[.J$200];IF([.A69]=&quot;´&quot;;[.K$200];0)))))))" office:value-type="float" office:value="376">
            <text:p>376</text:p>
          </table:table-cell>
          <table:table-cell table:formula="of:=[.L69]/[.L$200]" office:value-type="percentage" office:value="0.000493364509771504">
            <text:p>0,049%</text:p>
          </table:table-cell>
        </table:table-row>
        <table:table-row table:style-name="ro1">
          <table:table-cell office:value-type="string">
            <text:p>»</text:p>
          </table:table-cell>
          <table:table-cell office:value-type="float" office:value="376">
            <text:p>376</text:p>
          </table:table-cell>
          <table:table-cell table:style-name="ce1"/>
          <table:table-cell table:formula="of:=IF([.A70]=&quot;à&quot;;[.B70];0)" office:value-type="float" office:value="0">
            <text:p>0</text:p>
          </table:table-cell>
          <table:table-cell table:formula="of:=IF(OR([.A70]=&quot;è&quot;;[.A70]=&quot;é&quot;);[.B70];0)" office:value-type="float" office:value="0">
            <text:p>0</text:p>
          </table:table-cell>
          <table:table-cell table:formula="of:=IF(OR([.A70]=&quot;í&quot;;[.A70]=&quot;ï&quot;);[.B70];0)" office:value-type="float" office:value="0">
            <text:p>0</text:p>
          </table:table-cell>
          <table:table-cell table:formula="of:=IF(OR([.A70]=&quot;ò&quot;;[.A70]=&quot;ó&quot;);[.B70];0)" office:value-type="float" office:value="0">
            <text:p>0</text:p>
          </table:table-cell>
          <table:table-cell table:formula="of:=IF(OR([.A70]=&quot;ú&quot;;[.A70]=&quot;ü&quot;);[.B70];0)" office:value-type="float" office:value="0">
            <text:p>0</text:p>
          </table:table-cell>
          <table:table-cell/>
          <table:table-cell table:formula="of:=IF(OR([.A70]=&quot;à&quot;;[.A70]=&quot;è&quot;;[.A70]=&quot;ò&quot;);[.B70];0)" office:value-type="float" office:value="0">
            <text:p>0</text:p>
          </table:table-cell>
          <table:table-cell table:formula="of:=IF(OR([.A70]=&quot;á&quot;;[.A70]=&quot;é&quot;;[.A70]=&quot;í&quot;;[.A70]=&quot;ó&quot;;[.A70]=&quot;ú&quot;;[.A70]=&quot;ï&quot;;[.A70]=&quot;ü&quot;);[.B70];0)" office:value-type="float" office:value="0">
            <text:p>0</text:p>
          </table:table-cell>
          <table:table-cell table:formula="of:=[.B70]+IF([.A70]=&quot;a&quot;;[.D$200];IF([.A70]=&quot;e&quot;;[.E$200];IF([.A70]=&quot;i&quot;;[.F$200];IF([.A70]=&quot;o&quot;;[.G$200];IF([.A70]=&quot;u&quot;;[.H$200];IF([.A70]=&quot;`&quot;;[.J$200];IF([.A70]=&quot;´&quot;;[.K$200];0)))))))" office:value-type="float" office:value="376">
            <text:p>376</text:p>
          </table:table-cell>
          <table:table-cell table:formula="of:=[.L70]/[.L$200]" office:value-type="percentage" office:value="0.000493364509771504">
            <text:p>0,049%</text:p>
          </table:table-cell>
        </table:table-row>
        <table:table-row table:style-name="ro1">
          <table:table-cell office:value-type="string">
            <text:p>\</text:p>
          </table:table-cell>
          <table:table-cell office:value-type="float" office:value="366">
            <text:p>366</text:p>
          </table:table-cell>
          <table:table-cell table:style-name="ce1"/>
          <table:table-cell table:formula="of:=IF([.A71]=&quot;à&quot;;[.B71];0)" office:value-type="float" office:value="0">
            <text:p>0</text:p>
          </table:table-cell>
          <table:table-cell table:formula="of:=IF(OR([.A71]=&quot;è&quot;;[.A71]=&quot;é&quot;);[.B71];0)" office:value-type="float" office:value="0">
            <text:p>0</text:p>
          </table:table-cell>
          <table:table-cell table:formula="of:=IF(OR([.A71]=&quot;í&quot;;[.A71]=&quot;ï&quot;);[.B71];0)" office:value-type="float" office:value="0">
            <text:p>0</text:p>
          </table:table-cell>
          <table:table-cell table:formula="of:=IF(OR([.A71]=&quot;ò&quot;;[.A71]=&quot;ó&quot;);[.B71];0)" office:value-type="float" office:value="0">
            <text:p>0</text:p>
          </table:table-cell>
          <table:table-cell table:formula="of:=IF(OR([.A71]=&quot;ú&quot;;[.A71]=&quot;ü&quot;);[.B71];0)" office:value-type="float" office:value="0">
            <text:p>0</text:p>
          </table:table-cell>
          <table:table-cell/>
          <table:table-cell table:formula="of:=IF(OR([.A71]=&quot;à&quot;;[.A71]=&quot;è&quot;;[.A71]=&quot;ò&quot;);[.B71];0)" office:value-type="float" office:value="0">
            <text:p>0</text:p>
          </table:table-cell>
          <table:table-cell table:formula="of:=IF(OR([.A71]=&quot;á&quot;;[.A71]=&quot;é&quot;;[.A71]=&quot;í&quot;;[.A71]=&quot;ó&quot;;[.A71]=&quot;ú&quot;;[.A71]=&quot;ï&quot;;[.A71]=&quot;ü&quot;);[.B71];0)" office:value-type="float" office:value="0">
            <text:p>0</text:p>
          </table:table-cell>
          <table:table-cell table:formula="of:=[.B71]+IF([.A71]=&quot;a&quot;;[.D$200];IF([.A71]=&quot;e&quot;;[.E$200];IF([.A71]=&quot;i&quot;;[.F$200];IF([.A71]=&quot;o&quot;;[.G$200];IF([.A71]=&quot;u&quot;;[.H$200];IF([.A71]=&quot;`&quot;;[.J$200];IF([.A71]=&quot;´&quot;;[.K$200];0)))))))" office:value-type="float" office:value="366">
            <text:p>366</text:p>
          </table:table-cell>
          <table:table-cell table:formula="of:=[.L71]/[.L$200]" office:value-type="percentage" office:value="0.000480243113235028">
            <text:p>0,048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355">
            <text:p>355</text:p>
          </table:table-cell>
          <table:table-cell table:style-name="ce1"/>
          <table:table-cell table:formula="of:=IF([.A72]=&quot;à&quot;;[.B72];0)" office:value-type="float" office:value="0">
            <text:p>0</text:p>
          </table:table-cell>
          <table:table-cell table:formula="of:=IF(OR([.A72]=&quot;è&quot;;[.A72]=&quot;é&quot;);[.B72];0)" office:value-type="float" office:value="0">
            <text:p>0</text:p>
          </table:table-cell>
          <table:table-cell table:formula="of:=IF(OR([.A72]=&quot;í&quot;;[.A72]=&quot;ï&quot;);[.B72];0)" office:value-type="float" office:value="0">
            <text:p>0</text:p>
          </table:table-cell>
          <table:table-cell table:formula="of:=IF(OR([.A72]=&quot;ò&quot;;[.A72]=&quot;ó&quot;);[.B72];0)" office:value-type="float" office:value="0">
            <text:p>0</text:p>
          </table:table-cell>
          <table:table-cell table:formula="of:=IF(OR([.A72]=&quot;ú&quot;;[.A72]=&quot;ü&quot;);[.B72];0)" office:value-type="float" office:value="355">
            <text:p>355</text:p>
          </table:table-cell>
          <table:table-cell/>
          <table:table-cell table:formula="of:=IF(OR([.A72]=&quot;à&quot;;[.A72]=&quot;è&quot;;[.A72]=&quot;ò&quot;);[.B72];0)" office:value-type="float" office:value="0">
            <text:p>0</text:p>
          </table:table-cell>
          <table:table-cell table:formula="of:=IF(OR([.A72]=&quot;á&quot;;[.A72]=&quot;é&quot;;[.A72]=&quot;í&quot;;[.A72]=&quot;ó&quot;;[.A72]=&quot;ú&quot;;[.A72]=&quot;ï&quot;;[.A72]=&quot;ü&quot;);[.B72];0)" office:value-type="float" office:value="355">
            <text:p>355</text:p>
          </table:table-cell>
          <table:table-cell table:formula="of:=[.B72]+IF([.A72]=&quot;a&quot;;[.D$200];IF([.A72]=&quot;e&quot;;[.E$200];IF([.A72]=&quot;i&quot;;[.F$200];IF([.A72]=&quot;o&quot;;[.G$200];IF([.A72]=&quot;u&quot;;[.H$200];IF([.A72]=&quot;`&quot;;[.J$200];IF([.A72]=&quot;´&quot;;[.K$200];0)))))))" office:value-type="float" office:value="355">
            <text:p>355</text:p>
          </table:table-cell>
          <table:table-cell table:formula="of:=[.L72]/[.L$200]" office:value-type="percentage" office:value="0.000465809577044904">
            <text:p>0,047%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354">
            <text:p>354</text:p>
          </table:table-cell>
          <table:table-cell table:style-name="ce1"/>
          <table:table-cell table:formula="of:=IF([.A73]=&quot;à&quot;;[.B73];0)" office:value-type="float" office:value="0">
            <text:p>0</text:p>
          </table:table-cell>
          <table:table-cell table:formula="of:=IF(OR([.A73]=&quot;è&quot;;[.A73]=&quot;é&quot;);[.B73];0)" office:value-type="float" office:value="0">
            <text:p>0</text:p>
          </table:table-cell>
          <table:table-cell table:formula="of:=IF(OR([.A73]=&quot;í&quot;;[.A73]=&quot;ï&quot;);[.B73];0)" office:value-type="float" office:value="0">
            <text:p>0</text:p>
          </table:table-cell>
          <table:table-cell table:formula="of:=IF(OR([.A73]=&quot;ò&quot;;[.A73]=&quot;ó&quot;);[.B73];0)" office:value-type="float" office:value="0">
            <text:p>0</text:p>
          </table:table-cell>
          <table:table-cell table:formula="of:=IF(OR([.A73]=&quot;ú&quot;;[.A73]=&quot;ü&quot;);[.B73];0)" office:value-type="float" office:value="0">
            <text:p>0</text:p>
          </table:table-cell>
          <table:table-cell/>
          <table:table-cell table:formula="of:=IF(OR([.A73]=&quot;à&quot;;[.A73]=&quot;è&quot;;[.A73]=&quot;ò&quot;);[.B73];0)" office:value-type="float" office:value="0">
            <text:p>0</text:p>
          </table:table-cell>
          <table:table-cell table:formula="of:=IF(OR([.A73]=&quot;á&quot;;[.A73]=&quot;é&quot;;[.A73]=&quot;í&quot;;[.A73]=&quot;ó&quot;;[.A73]=&quot;ú&quot;;[.A73]=&quot;ï&quot;;[.A73]=&quot;ü&quot;);[.B73];0)" office:value-type="float" office:value="0">
            <text:p>0</text:p>
          </table:table-cell>
          <table:table-cell table:formula="of:=[.B73]+IF([.A73]=&quot;a&quot;;[.D$200];IF([.A73]=&quot;e&quot;;[.E$200];IF([.A73]=&quot;i&quot;;[.F$200];IF([.A73]=&quot;o&quot;;[.G$200];IF([.A73]=&quot;u&quot;;[.H$200];IF([.A73]=&quot;`&quot;;[.J$200];IF([.A73]=&quot;´&quot;;[.K$200];0)))))))" office:value-type="float" office:value="354">
            <text:p>354</text:p>
          </table:table-cell>
          <table:table-cell table:formula="of:=[.L73]/[.L$200]" office:value-type="percentage" office:value="0.000464497437391256">
            <text:p>0,046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336">
            <text:p>336</text:p>
          </table:table-cell>
          <table:table-cell table:style-name="ce1"/>
          <table:table-cell table:formula="of:=IF([.A74]=&quot;à&quot;;[.B74];0)" office:value-type="float" office:value="0">
            <text:p>0</text:p>
          </table:table-cell>
          <table:table-cell table:formula="of:=IF(OR([.A74]=&quot;è&quot;;[.A74]=&quot;é&quot;);[.B74];0)" office:value-type="float" office:value="0">
            <text:p>0</text:p>
          </table:table-cell>
          <table:table-cell table:formula="of:=IF(OR([.A74]=&quot;í&quot;;[.A74]=&quot;ï&quot;);[.B74];0)" office:value-type="float" office:value="0">
            <text:p>0</text:p>
          </table:table-cell>
          <table:table-cell table:formula="of:=IF(OR([.A74]=&quot;ò&quot;;[.A74]=&quot;ó&quot;);[.B74];0)" office:value-type="float" office:value="0">
            <text:p>0</text:p>
          </table:table-cell>
          <table:table-cell table:formula="of:=IF(OR([.A74]=&quot;ú&quot;;[.A74]=&quot;ü&quot;);[.B74];0)" office:value-type="float" office:value="0">
            <text:p>0</text:p>
          </table:table-cell>
          <table:table-cell/>
          <table:table-cell table:formula="of:=IF(OR([.A74]=&quot;à&quot;;[.A74]=&quot;è&quot;;[.A74]=&quot;ò&quot;);[.B74];0)" office:value-type="float" office:value="0">
            <text:p>0</text:p>
          </table:table-cell>
          <table:table-cell table:formula="of:=IF(OR([.A74]=&quot;á&quot;;[.A74]=&quot;é&quot;;[.A74]=&quot;í&quot;;[.A74]=&quot;ó&quot;;[.A74]=&quot;ú&quot;;[.A74]=&quot;ï&quot;;[.A74]=&quot;ü&quot;);[.B74];0)" office:value-type="float" office:value="0">
            <text:p>0</text:p>
          </table:table-cell>
          <table:table-cell table:formula="of:=[.B74]+IF([.A74]=&quot;a&quot;;[.D$200];IF([.A74]=&quot;e&quot;;[.E$200];IF([.A74]=&quot;i&quot;;[.F$200];IF([.A74]=&quot;o&quot;;[.G$200];IF([.A74]=&quot;u&quot;;[.H$200];IF([.A74]=&quot;`&quot;;[.J$200];IF([.A74]=&quot;´&quot;;[.K$200];0)))))))" office:value-type="float" office:value="336">
            <text:p>336</text:p>
          </table:table-cell>
          <table:table-cell table:formula="of:=[.L74]/[.L$200]" office:value-type="percentage" office:value="0.000440878923625599">
            <text:p>0,044%</text:p>
          </table:table-cell>
        </table:table-row>
        <table:table-row table:style-name="ro1">
          <table:table-cell office:value-type="string">
            <text:p>$</text:p>
          </table:table-cell>
          <table:table-cell office:value-type="float" office:value="276">
            <text:p>276</text:p>
          </table:table-cell>
          <table:table-cell table:style-name="ce1"/>
          <table:table-cell table:formula="of:=IF([.A75]=&quot;à&quot;;[.B75];0)" office:value-type="float" office:value="0">
            <text:p>0</text:p>
          </table:table-cell>
          <table:table-cell table:formula="of:=IF(OR([.A75]=&quot;è&quot;;[.A75]=&quot;é&quot;);[.B75];0)" office:value-type="float" office:value="0">
            <text:p>0</text:p>
          </table:table-cell>
          <table:table-cell table:formula="of:=IF(OR([.A75]=&quot;í&quot;;[.A75]=&quot;ï&quot;);[.B75];0)" office:value-type="float" office:value="0">
            <text:p>0</text:p>
          </table:table-cell>
          <table:table-cell table:formula="of:=IF(OR([.A75]=&quot;ò&quot;;[.A75]=&quot;ó&quot;);[.B75];0)" office:value-type="float" office:value="0">
            <text:p>0</text:p>
          </table:table-cell>
          <table:table-cell table:formula="of:=IF(OR([.A75]=&quot;ú&quot;;[.A75]=&quot;ü&quot;);[.B75];0)" office:value-type="float" office:value="0">
            <text:p>0</text:p>
          </table:table-cell>
          <table:table-cell/>
          <table:table-cell table:formula="of:=IF(OR([.A75]=&quot;à&quot;;[.A75]=&quot;è&quot;;[.A75]=&quot;ò&quot;);[.B75];0)" office:value-type="float" office:value="0">
            <text:p>0</text:p>
          </table:table-cell>
          <table:table-cell table:formula="of:=IF(OR([.A75]=&quot;á&quot;;[.A75]=&quot;é&quot;;[.A75]=&quot;í&quot;;[.A75]=&quot;ó&quot;;[.A75]=&quot;ú&quot;;[.A75]=&quot;ï&quot;;[.A75]=&quot;ü&quot;);[.B75];0)" office:value-type="float" office:value="0">
            <text:p>0</text:p>
          </table:table-cell>
          <table:table-cell table:formula="of:=[.B75]+IF([.A75]=&quot;a&quot;;[.D$200];IF([.A75]=&quot;e&quot;;[.E$200];IF([.A75]=&quot;i&quot;;[.F$200];IF([.A75]=&quot;o&quot;;[.G$200];IF([.A75]=&quot;u&quot;;[.H$200];IF([.A75]=&quot;`&quot;;[.J$200];IF([.A75]=&quot;´&quot;;[.K$200];0)))))))" office:value-type="float" office:value="276">
            <text:p>276</text:p>
          </table:table-cell>
          <table:table-cell table:formula="of:=[.L75]/[.L$200]" office:value-type="percentage" office:value="0.000362150544406742">
            <text:p>0,036%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257">
            <text:p>257</text:p>
          </table:table-cell>
          <table:table-cell table:style-name="ce1"/>
          <table:table-cell table:formula="of:=IF([.A76]=&quot;à&quot;;[.B76];0)" office:value-type="float" office:value="0">
            <text:p>0</text:p>
          </table:table-cell>
          <table:table-cell table:formula="of:=IF(OR([.A76]=&quot;è&quot;;[.A76]=&quot;é&quot;);[.B76];0)" office:value-type="float" office:value="0">
            <text:p>0</text:p>
          </table:table-cell>
          <table:table-cell table:formula="of:=IF(OR([.A76]=&quot;í&quot;;[.A76]=&quot;ï&quot;);[.B76];0)" office:value-type="float" office:value="0">
            <text:p>0</text:p>
          </table:table-cell>
          <table:table-cell table:formula="of:=IF(OR([.A76]=&quot;ò&quot;;[.A76]=&quot;ó&quot;);[.B76];0)" office:value-type="float" office:value="0">
            <text:p>0</text:p>
          </table:table-cell>
          <table:table-cell table:formula="of:=IF(OR([.A76]=&quot;ú&quot;;[.A76]=&quot;ü&quot;);[.B76];0)" office:value-type="float" office:value="0">
            <text:p>0</text:p>
          </table:table-cell>
          <table:table-cell/>
          <table:table-cell table:formula="of:=IF(OR([.A76]=&quot;à&quot;;[.A76]=&quot;è&quot;;[.A76]=&quot;ò&quot;);[.B76];0)" office:value-type="float" office:value="0">
            <text:p>0</text:p>
          </table:table-cell>
          <table:table-cell table:formula="of:=IF(OR([.A76]=&quot;á&quot;;[.A76]=&quot;é&quot;;[.A76]=&quot;í&quot;;[.A76]=&quot;ó&quot;;[.A76]=&quot;ú&quot;;[.A76]=&quot;ï&quot;;[.A76]=&quot;ü&quot;);[.B76];0)" office:value-type="float" office:value="0">
            <text:p>0</text:p>
          </table:table-cell>
          <table:table-cell table:formula="of:=[.B76]+IF([.A76]=&quot;a&quot;;[.D$200];IF([.A76]=&quot;e&quot;;[.E$200];IF([.A76]=&quot;i&quot;;[.F$200];IF([.A76]=&quot;o&quot;;[.G$200];IF([.A76]=&quot;u&quot;;[.H$200];IF([.A76]=&quot;`&quot;;[.J$200];IF([.A76]=&quot;´&quot;;[.K$200];0)))))))" office:value-type="float" office:value="257">
            <text:p>257</text:p>
          </table:table-cell>
          <table:table-cell table:formula="of:=[.L76]/[.L$200]" office:value-type="percentage" office:value="0.000337219890987438">
            <text:p>0,034%</text:p>
          </table:table-cell>
        </table:table-row>
        <table:table-row table:style-name="ro1">
          <table:table-cell office:value-type="string">
            <text:p>’</text:p>
          </table:table-cell>
          <table:table-cell office:value-type="float" office:value="251">
            <text:p>251</text:p>
          </table:table-cell>
          <table:table-cell/>
          <table:table-cell table:formula="of:=IF([.A77]=&quot;à&quot;;[.B77];0)" office:value-type="float" office:value="0">
            <text:p>0</text:p>
          </table:table-cell>
          <table:table-cell table:formula="of:=IF(OR([.A77]=&quot;è&quot;;[.A77]=&quot;é&quot;);[.B77];0)" office:value-type="float" office:value="0">
            <text:p>0</text:p>
          </table:table-cell>
          <table:table-cell table:formula="of:=IF(OR([.A77]=&quot;í&quot;;[.A77]=&quot;ï&quot;);[.B77];0)" office:value-type="float" office:value="0">
            <text:p>0</text:p>
          </table:table-cell>
          <table:table-cell table:formula="of:=IF(OR([.A77]=&quot;ò&quot;;[.A77]=&quot;ó&quot;);[.B77];0)" office:value-type="float" office:value="0">
            <text:p>0</text:p>
          </table:table-cell>
          <table:table-cell table:formula="of:=IF(OR([.A77]=&quot;ú&quot;;[.A77]=&quot;ü&quot;);[.B77];0)" office:value-type="float" office:value="0">
            <text:p>0</text:p>
          </table:table-cell>
          <table:table-cell/>
          <table:table-cell table:formula="of:=IF(OR([.A77]=&quot;à&quot;;[.A77]=&quot;è&quot;;[.A77]=&quot;ò&quot;);[.B77];0)" office:value-type="float" office:value="0">
            <text:p>0</text:p>
          </table:table-cell>
          <table:table-cell table:formula="of:=IF(OR([.A77]=&quot;á&quot;;[.A77]=&quot;é&quot;;[.A77]=&quot;í&quot;;[.A77]=&quot;ó&quot;;[.A77]=&quot;ú&quot;;[.A77]=&quot;ï&quot;;[.A77]=&quot;ü&quot;);[.B77];0)" office:value-type="float" office:value="0">
            <text:p>0</text:p>
          </table:table-cell>
          <table:table-cell table:formula="of:=[.B77]+IF([.A77]=&quot;a&quot;;[.D$200];IF([.A77]=&quot;e&quot;;[.E$200];IF([.A77]=&quot;i&quot;;[.F$200];IF([.A77]=&quot;o&quot;;[.G$200];IF([.A77]=&quot;u&quot;;[.H$200];IF([.A77]=&quot;`&quot;;[.J$200];IF([.A77]=&quot;´&quot;;[.K$200];0)))))))" office:value-type="float" office:value="251">
            <text:p>251</text:p>
          </table:table-cell>
          <table:table-cell table:formula="of:=[.L77]/[.L$200]" office:value-type="percentage" office:value="0.000329347053065552">
            <text:p>0,033%</text:p>
          </table:table-cell>
        </table:table-row>
        <table:table-row table:style-name="ro1">
          <table:table-cell office:value-type="string">
            <text:p>·</text:p>
          </table:table-cell>
          <table:table-cell office:value-type="float" office:value="245">
            <text:p>245</text:p>
          </table:table-cell>
          <table:table-cell/>
          <table:table-cell table:formula="of:=IF([.A78]=&quot;à&quot;;[.B78];0)" office:value-type="float" office:value="0">
            <text:p>0</text:p>
          </table:table-cell>
          <table:table-cell table:formula="of:=IF(OR([.A78]=&quot;è&quot;;[.A78]=&quot;é&quot;);[.B78];0)" office:value-type="float" office:value="0">
            <text:p>0</text:p>
          </table:table-cell>
          <table:table-cell table:formula="of:=IF(OR([.A78]=&quot;í&quot;;[.A78]=&quot;ï&quot;);[.B78];0)" office:value-type="float" office:value="0">
            <text:p>0</text:p>
          </table:table-cell>
          <table:table-cell table:formula="of:=IF(OR([.A78]=&quot;ò&quot;;[.A78]=&quot;ó&quot;);[.B78];0)" office:value-type="float" office:value="0">
            <text:p>0</text:p>
          </table:table-cell>
          <table:table-cell table:formula="of:=IF(OR([.A78]=&quot;ú&quot;;[.A78]=&quot;ü&quot;);[.B78];0)" office:value-type="float" office:value="0">
            <text:p>0</text:p>
          </table:table-cell>
          <table:table-cell/>
          <table:table-cell table:formula="of:=IF(OR([.A78]=&quot;à&quot;;[.A78]=&quot;è&quot;;[.A78]=&quot;ò&quot;);[.B78];0)" office:value-type="float" office:value="0">
            <text:p>0</text:p>
          </table:table-cell>
          <table:table-cell table:formula="of:=IF(OR([.A78]=&quot;á&quot;;[.A78]=&quot;é&quot;;[.A78]=&quot;í&quot;;[.A78]=&quot;ó&quot;;[.A78]=&quot;ú&quot;;[.A78]=&quot;ï&quot;;[.A78]=&quot;ü&quot;);[.B78];0)" office:value-type="float" office:value="0">
            <text:p>0</text:p>
          </table:table-cell>
          <table:table-cell table:formula="of:=[.B78]+IF([.A78]=&quot;a&quot;;[.D$200];IF([.A78]=&quot;e&quot;;[.E$200];IF([.A78]=&quot;i&quot;;[.F$200];IF([.A78]=&quot;o&quot;;[.G$200];IF([.A78]=&quot;u&quot;;[.H$200];IF([.A78]=&quot;`&quot;;[.J$200];IF([.A78]=&quot;´&quot;;[.K$200];0)))))))" office:value-type="float" office:value="245">
            <text:p>245</text:p>
          </table:table-cell>
          <table:table-cell table:formula="of:=[.L78]/[.L$200]" office:value-type="percentage" office:value="0.000321474215143666">
            <text:p>0,032%</text:p>
          </table:table-cell>
        </table:table-row>
        <table:table-row table:style-name="ro1">
          <table:table-cell office:value-type="string">
            <text:p>&amp;</text:p>
          </table:table-cell>
          <table:table-cell office:value-type="float" office:value="153">
            <text:p>153</text:p>
          </table:table-cell>
          <table:table-cell/>
          <table:table-cell table:formula="of:=IF([.A79]=&quot;à&quot;;[.B79];0)" office:value-type="float" office:value="0">
            <text:p>0</text:p>
          </table:table-cell>
          <table:table-cell table:formula="of:=IF(OR([.A79]=&quot;è&quot;;[.A79]=&quot;é&quot;);[.B79];0)" office:value-type="float" office:value="0">
            <text:p>0</text:p>
          </table:table-cell>
          <table:table-cell table:formula="of:=IF(OR([.A79]=&quot;í&quot;;[.A79]=&quot;ï&quot;);[.B79];0)" office:value-type="float" office:value="0">
            <text:p>0</text:p>
          </table:table-cell>
          <table:table-cell table:formula="of:=IF(OR([.A79]=&quot;ò&quot;;[.A79]=&quot;ó&quot;);[.B79];0)" office:value-type="float" office:value="0">
            <text:p>0</text:p>
          </table:table-cell>
          <table:table-cell table:formula="of:=IF(OR([.A79]=&quot;ú&quot;;[.A79]=&quot;ü&quot;);[.B79];0)" office:value-type="float" office:value="0">
            <text:p>0</text:p>
          </table:table-cell>
          <table:table-cell/>
          <table:table-cell table:formula="of:=IF(OR([.A79]=&quot;à&quot;;[.A79]=&quot;è&quot;;[.A79]=&quot;ò&quot;);[.B79];0)" office:value-type="float" office:value="0">
            <text:p>0</text:p>
          </table:table-cell>
          <table:table-cell table:formula="of:=IF(OR([.A79]=&quot;á&quot;;[.A79]=&quot;é&quot;;[.A79]=&quot;í&quot;;[.A79]=&quot;ó&quot;;[.A79]=&quot;ú&quot;;[.A79]=&quot;ï&quot;;[.A79]=&quot;ü&quot;);[.B79];0)" office:value-type="float" office:value="0">
            <text:p>0</text:p>
          </table:table-cell>
          <table:table-cell table:formula="of:=[.B79]+IF([.A79]=&quot;a&quot;;[.D$200];IF([.A79]=&quot;e&quot;;[.E$200];IF([.A79]=&quot;i&quot;;[.F$200];IF([.A79]=&quot;o&quot;;[.G$200];IF([.A79]=&quot;u&quot;;[.H$200];IF([.A79]=&quot;`&quot;;[.J$200];IF([.A79]=&quot;´&quot;;[.K$200];0)))))))" office:value-type="float" office:value="153">
            <text:p>153</text:p>
          </table:table-cell>
          <table:table-cell table:formula="of:=[.L79]/[.L$200]" office:value-type="percentage" office:value="0.000200757367008085">
            <text:p>0,020%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float" office:value="132">
            <text:p>132</text:p>
          </table:table-cell>
          <table:table-cell/>
          <table:table-cell table:formula="of:=IF([.A80]=&quot;à&quot;;[.B80];0)" office:value-type="float" office:value="0">
            <text:p>0</text:p>
          </table:table-cell>
          <table:table-cell table:formula="of:=IF(OR([.A80]=&quot;è&quot;;[.A80]=&quot;é&quot;);[.B80];0)" office:value-type="float" office:value="0">
            <text:p>0</text:p>
          </table:table-cell>
          <table:table-cell table:formula="of:=IF(OR([.A80]=&quot;í&quot;;[.A80]=&quot;ï&quot;);[.B80];0)" office:value-type="float" office:value="132">
            <text:p>132</text:p>
          </table:table-cell>
          <table:table-cell table:formula="of:=IF(OR([.A80]=&quot;ò&quot;;[.A80]=&quot;ó&quot;);[.B80];0)" office:value-type="float" office:value="0">
            <text:p>0</text:p>
          </table:table-cell>
          <table:table-cell table:formula="of:=IF(OR([.A80]=&quot;ú&quot;;[.A80]=&quot;ü&quot;);[.B80];0)" office:value-type="float" office:value="0">
            <text:p>0</text:p>
          </table:table-cell>
          <table:table-cell/>
          <table:table-cell table:formula="of:=IF(OR([.A80]=&quot;à&quot;;[.A80]=&quot;è&quot;;[.A80]=&quot;ò&quot;);[.B80];0)" office:value-type="float" office:value="0">
            <text:p>0</text:p>
          </table:table-cell>
          <table:table-cell table:formula="of:=IF(OR([.A80]=&quot;á&quot;;[.A80]=&quot;é&quot;;[.A80]=&quot;í&quot;;[.A80]=&quot;ó&quot;;[.A80]=&quot;ú&quot;;[.A80]=&quot;ï&quot;;[.A80]=&quot;ü&quot;);[.B80];0)" office:value-type="float" office:value="132">
            <text:p>132</text:p>
          </table:table-cell>
          <table:table-cell table:formula="of:=[.B80]+IF([.A80]=&quot;a&quot;;[.D$200];IF([.A80]=&quot;e&quot;;[.E$200];IF([.A80]=&quot;i&quot;;[.F$200];IF([.A80]=&quot;o&quot;;[.G$200];IF([.A80]=&quot;u&quot;;[.H$200];IF([.A80]=&quot;`&quot;;[.J$200];IF([.A80]=&quot;´&quot;;[.K$200];0)))))))" office:value-type="float" office:value="132">
            <text:p>132</text:p>
          </table:table-cell>
          <table:table-cell table:formula="of:=[.L80]/[.L$200]" office:value-type="percentage" office:value="0.000173202434281485">
            <text:p>0,017%</text:p>
          </table:table-cell>
        </table:table-row>
        <table:table-row table:style-name="ro1">
          <table:table-cell office:value-type="string">
            <text:p>~</text:p>
          </table:table-cell>
          <table:table-cell office:value-type="float" office:value="112">
            <text:p>112</text:p>
          </table:table-cell>
          <table:table-cell/>
          <table:table-cell table:formula="of:=IF([.A81]=&quot;à&quot;;[.B81];0)" office:value-type="float" office:value="0">
            <text:p>0</text:p>
          </table:table-cell>
          <table:table-cell table:formula="of:=IF(OR([.A81]=&quot;è&quot;;[.A81]=&quot;é&quot;);[.B81];0)" office:value-type="float" office:value="0">
            <text:p>0</text:p>
          </table:table-cell>
          <table:table-cell table:formula="of:=IF(OR([.A81]=&quot;í&quot;;[.A81]=&quot;ï&quot;);[.B81];0)" office:value-type="float" office:value="0">
            <text:p>0</text:p>
          </table:table-cell>
          <table:table-cell table:formula="of:=IF(OR([.A81]=&quot;ò&quot;;[.A81]=&quot;ó&quot;);[.B81];0)" office:value-type="float" office:value="0">
            <text:p>0</text:p>
          </table:table-cell>
          <table:table-cell table:formula="of:=IF(OR([.A81]=&quot;ú&quot;;[.A81]=&quot;ü&quot;);[.B81];0)" office:value-type="float" office:value="0">
            <text:p>0</text:p>
          </table:table-cell>
          <table:table-cell/>
          <table:table-cell table:formula="of:=IF(OR([.A81]=&quot;à&quot;;[.A81]=&quot;è&quot;;[.A81]=&quot;ò&quot;);[.B81];0)" office:value-type="float" office:value="0">
            <text:p>0</text:p>
          </table:table-cell>
          <table:table-cell table:formula="of:=IF(OR([.A81]=&quot;á&quot;;[.A81]=&quot;é&quot;;[.A81]=&quot;í&quot;;[.A81]=&quot;ó&quot;;[.A81]=&quot;ú&quot;;[.A81]=&quot;ï&quot;;[.A81]=&quot;ü&quot;);[.B81];0)" office:value-type="float" office:value="0">
            <text:p>0</text:p>
          </table:table-cell>
          <table:table-cell table:formula="of:=[.B81]+IF([.A81]=&quot;a&quot;;[.D$200];IF([.A81]=&quot;e&quot;;[.E$200];IF([.A81]=&quot;i&quot;;[.F$200];IF([.A81]=&quot;o&quot;;[.G$200];IF([.A81]=&quot;u&quot;;[.H$200];IF([.A81]=&quot;`&quot;;[.J$200];IF([.A81]=&quot;´&quot;;[.K$200];0)))))))" office:value-type="float" office:value="112">
            <text:p>112</text:p>
          </table:table-cell>
          <table:table-cell table:formula="of:=[.L81]/[.L$200]" office:value-type="percentage" office:value="0.000146959641208533">
            <text:p>0,015%</text:p>
          </table:table-cell>
        </table:table-row>
        <table:table-row table:style-name="ro1">
          <table:table-cell office:value-type="string">
            <text:p>“</text:p>
          </table:table-cell>
          <table:table-cell office:value-type="float" office:value="62">
            <text:p>62</text:p>
          </table:table-cell>
          <table:table-cell/>
          <table:table-cell table:formula="of:=IF([.A82]=&quot;à&quot;;[.B82];0)" office:value-type="float" office:value="0">
            <text:p>0</text:p>
          </table:table-cell>
          <table:table-cell table:formula="of:=IF(OR([.A82]=&quot;è&quot;;[.A82]=&quot;é&quot;);[.B82];0)" office:value-type="float" office:value="0">
            <text:p>0</text:p>
          </table:table-cell>
          <table:table-cell table:formula="of:=IF(OR([.A82]=&quot;í&quot;;[.A82]=&quot;ï&quot;);[.B82];0)" office:value-type="float" office:value="0">
            <text:p>0</text:p>
          </table:table-cell>
          <table:table-cell table:formula="of:=IF(OR([.A82]=&quot;ò&quot;;[.A82]=&quot;ó&quot;);[.B82];0)" office:value-type="float" office:value="0">
            <text:p>0</text:p>
          </table:table-cell>
          <table:table-cell table:formula="of:=IF(OR([.A82]=&quot;ú&quot;;[.A82]=&quot;ü&quot;);[.B82];0)" office:value-type="float" office:value="0">
            <text:p>0</text:p>
          </table:table-cell>
          <table:table-cell/>
          <table:table-cell table:formula="of:=IF(OR([.A82]=&quot;à&quot;;[.A82]=&quot;è&quot;;[.A82]=&quot;ò&quot;);[.B82];0)" office:value-type="float" office:value="0">
            <text:p>0</text:p>
          </table:table-cell>
          <table:table-cell table:formula="of:=IF(OR([.A82]=&quot;á&quot;;[.A82]=&quot;é&quot;;[.A82]=&quot;í&quot;;[.A82]=&quot;ó&quot;;[.A82]=&quot;ú&quot;;[.A82]=&quot;ï&quot;;[.A82]=&quot;ü&quot;);[.B82];0)" office:value-type="float" office:value="0">
            <text:p>0</text:p>
          </table:table-cell>
          <table:table-cell table:formula="of:=[.B82]+IF([.A82]=&quot;a&quot;;[.D$200];IF([.A82]=&quot;e&quot;;[.E$200];IF([.A82]=&quot;i&quot;;[.F$200];IF([.A82]=&quot;o&quot;;[.G$200];IF([.A82]=&quot;u&quot;;[.H$200];IF([.A82]=&quot;`&quot;;[.J$200];IF([.A82]=&quot;´&quot;;[.K$200];0)))))))" office:value-type="float" office:value="62">
            <text:p>62</text:p>
          </table:table-cell>
          <table:table-cell table:formula="of:=[.L82]/[.L$200]" office:value-type="percentage" office:value="0.0000813526585261523">
            <text:p>0,008%</text:p>
          </table:table-cell>
        </table:table-row>
        <table:table-row table:style-name="ro1">
          <table:table-cell office:value-type="string">
            <text:p>@</text:p>
          </table:table-cell>
          <table:table-cell office:value-type="float" office:value="60">
            <text:p>60</text:p>
          </table:table-cell>
          <table:table-cell/>
          <table:table-cell table:formula="of:=IF([.A83]=&quot;à&quot;;[.B83];0)" office:value-type="float" office:value="0">
            <text:p>0</text:p>
          </table:table-cell>
          <table:table-cell table:formula="of:=IF(OR([.A83]=&quot;è&quot;;[.A83]=&quot;é&quot;);[.B83];0)" office:value-type="float" office:value="0">
            <text:p>0</text:p>
          </table:table-cell>
          <table:table-cell table:formula="of:=IF(OR([.A83]=&quot;í&quot;;[.A83]=&quot;ï&quot;);[.B83];0)" office:value-type="float" office:value="0">
            <text:p>0</text:p>
          </table:table-cell>
          <table:table-cell table:formula="of:=IF(OR([.A83]=&quot;ò&quot;;[.A83]=&quot;ó&quot;);[.B83];0)" office:value-type="float" office:value="0">
            <text:p>0</text:p>
          </table:table-cell>
          <table:table-cell table:formula="of:=IF(OR([.A83]=&quot;ú&quot;;[.A83]=&quot;ü&quot;);[.B83];0)" office:value-type="float" office:value="0">
            <text:p>0</text:p>
          </table:table-cell>
          <table:table-cell/>
          <table:table-cell table:formula="of:=IF(OR([.A83]=&quot;à&quot;;[.A83]=&quot;è&quot;;[.A83]=&quot;ò&quot;);[.B83];0)" office:value-type="float" office:value="0">
            <text:p>0</text:p>
          </table:table-cell>
          <table:table-cell table:formula="of:=IF(OR([.A83]=&quot;á&quot;;[.A83]=&quot;é&quot;;[.A83]=&quot;í&quot;;[.A83]=&quot;ó&quot;;[.A83]=&quot;ú&quot;;[.A83]=&quot;ï&quot;;[.A83]=&quot;ü&quot;);[.B83];0)" office:value-type="float" office:value="0">
            <text:p>0</text:p>
          </table:table-cell>
          <table:table-cell table:formula="of:=[.B83]+IF([.A83]=&quot;a&quot;;[.D$200];IF([.A83]=&quot;e&quot;;[.E$200];IF([.A83]=&quot;i&quot;;[.F$200];IF([.A83]=&quot;o&quot;;[.G$200];IF([.A83]=&quot;u&quot;;[.H$200];IF([.A83]=&quot;`&quot;;[.J$200];IF([.A83]=&quot;´&quot;;[.K$200];0)))))))" office:value-type="float" office:value="60">
            <text:p>60</text:p>
          </table:table-cell>
          <table:table-cell table:formula="of:=[.L83]/[.L$200]" office:value-type="percentage" office:value="0.000078728379218857">
            <text:p>0,008%</text:p>
          </table:table-cell>
        </table:table-row>
        <table:table-row table:style-name="ro1">
          <table:table-cell office:value-type="string">
            <text:p>”</text:p>
          </table:table-cell>
          <table:table-cell office:value-type="float" office:value="50">
            <text:p>50</text:p>
          </table:table-cell>
          <table:table-cell/>
          <table:table-cell table:formula="of:=IF([.A84]=&quot;à&quot;;[.B84];0)" office:value-type="float" office:value="0">
            <text:p>0</text:p>
          </table:table-cell>
          <table:table-cell table:formula="of:=IF(OR([.A84]=&quot;è&quot;;[.A84]=&quot;é&quot;);[.B84];0)" office:value-type="float" office:value="0">
            <text:p>0</text:p>
          </table:table-cell>
          <table:table-cell table:formula="of:=IF(OR([.A84]=&quot;í&quot;;[.A84]=&quot;ï&quot;);[.B84];0)" office:value-type="float" office:value="0">
            <text:p>0</text:p>
          </table:table-cell>
          <table:table-cell table:formula="of:=IF(OR([.A84]=&quot;ò&quot;;[.A84]=&quot;ó&quot;);[.B84];0)" office:value-type="float" office:value="0">
            <text:p>0</text:p>
          </table:table-cell>
          <table:table-cell table:formula="of:=IF(OR([.A84]=&quot;ú&quot;;[.A84]=&quot;ü&quot;);[.B84];0)" office:value-type="float" office:value="0">
            <text:p>0</text:p>
          </table:table-cell>
          <table:table-cell/>
          <table:table-cell table:formula="of:=IF(OR([.A84]=&quot;à&quot;;[.A84]=&quot;è&quot;;[.A84]=&quot;ò&quot;);[.B84];0)" office:value-type="float" office:value="0">
            <text:p>0</text:p>
          </table:table-cell>
          <table:table-cell table:formula="of:=IF(OR([.A84]=&quot;á&quot;;[.A84]=&quot;é&quot;;[.A84]=&quot;í&quot;;[.A84]=&quot;ó&quot;;[.A84]=&quot;ú&quot;;[.A84]=&quot;ï&quot;;[.A84]=&quot;ü&quot;);[.B84];0)" office:value-type="float" office:value="0">
            <text:p>0</text:p>
          </table:table-cell>
          <table:table-cell table:formula="of:=[.B84]+IF([.A84]=&quot;a&quot;;[.D$200];IF([.A84]=&quot;e&quot;;[.E$200];IF([.A84]=&quot;i&quot;;[.F$200];IF([.A84]=&quot;o&quot;;[.G$200];IF([.A84]=&quot;u&quot;;[.H$200];IF([.A84]=&quot;`&quot;;[.J$200];IF([.A84]=&quot;´&quot;;[.K$200];0)))))))" office:value-type="float" office:value="50">
            <text:p>50</text:p>
          </table:table-cell>
          <table:table-cell table:formula="of:=[.L84]/[.L$200]" office:value-type="percentage" office:value="0.0000656069826823809">
            <text:p>0,007%</text:p>
          </table:table-cell>
        </table:table-row>
        <table:table-row table:style-name="ro1">
          <table:table-cell office:value-type="string">
            <text:p>▶</text:p>
          </table:table-cell>
          <table:table-cell office:value-type="float" office:value="31">
            <text:p>31</text:p>
          </table:table-cell>
          <table:table-cell/>
          <table:table-cell table:formula="of:=IF([.A85]=&quot;à&quot;;[.B85];0)" office:value-type="float" office:value="0">
            <text:p>0</text:p>
          </table:table-cell>
          <table:table-cell table:formula="of:=IF(OR([.A85]=&quot;è&quot;;[.A85]=&quot;é&quot;);[.B85];0)" office:value-type="float" office:value="0">
            <text:p>0</text:p>
          </table:table-cell>
          <table:table-cell table:formula="of:=IF(OR([.A85]=&quot;í&quot;;[.A85]=&quot;ï&quot;);[.B85];0)" office:value-type="float" office:value="0">
            <text:p>0</text:p>
          </table:table-cell>
          <table:table-cell table:formula="of:=IF(OR([.A85]=&quot;ò&quot;;[.A85]=&quot;ó&quot;);[.B85];0)" office:value-type="float" office:value="0">
            <text:p>0</text:p>
          </table:table-cell>
          <table:table-cell table:formula="of:=IF(OR([.A85]=&quot;ú&quot;;[.A85]=&quot;ü&quot;);[.B85];0)" office:value-type="float" office:value="0">
            <text:p>0</text:p>
          </table:table-cell>
          <table:table-cell/>
          <table:table-cell table:formula="of:=IF(OR([.A85]=&quot;à&quot;;[.A85]=&quot;è&quot;;[.A85]=&quot;ò&quot;);[.B85];0)" office:value-type="float" office:value="0">
            <text:p>0</text:p>
          </table:table-cell>
          <table:table-cell table:formula="of:=IF(OR([.A85]=&quot;á&quot;;[.A85]=&quot;é&quot;;[.A85]=&quot;í&quot;;[.A85]=&quot;ó&quot;;[.A85]=&quot;ú&quot;;[.A85]=&quot;ï&quot;;[.A85]=&quot;ü&quot;);[.B85];0)" office:value-type="float" office:value="0">
            <text:p>0</text:p>
          </table:table-cell>
          <table:table-cell table:formula="of:=[.B85]+IF([.A85]=&quot;a&quot;;[.D$200];IF([.A85]=&quot;e&quot;;[.E$200];IF([.A85]=&quot;i&quot;;[.F$200];IF([.A85]=&quot;o&quot;;[.G$200];IF([.A85]=&quot;u&quot;;[.H$200];IF([.A85]=&quot;`&quot;;[.J$200];IF([.A85]=&quot;´&quot;;[.K$200];0)))))))" office:value-type="float" office:value="31">
            <text:p>31</text:p>
          </table:table-cell>
          <table:table-cell table:formula="of:=[.L85]/[.L$200]" office:value-type="percentage" office:value="0.0000406763292630761">
            <text:p>0,004%</text:p>
          </table:table-cell>
        </table:table-row>
        <table:table-row table:style-name="ro1">
          <table:table-cell office:value-type="string">
            <text:p>‘</text:p>
          </table:table-cell>
          <table:table-cell office:value-type="float" office:value="22">
            <text:p>22</text:p>
          </table:table-cell>
          <table:table-cell/>
          <table:table-cell table:formula="of:=IF([.A86]=&quot;à&quot;;[.B86];0)" office:value-type="float" office:value="0">
            <text:p>0</text:p>
          </table:table-cell>
          <table:table-cell table:formula="of:=IF(OR([.A86]=&quot;è&quot;;[.A86]=&quot;é&quot;);[.B86];0)" office:value-type="float" office:value="0">
            <text:p>0</text:p>
          </table:table-cell>
          <table:table-cell table:formula="of:=IF(OR([.A86]=&quot;í&quot;;[.A86]=&quot;ï&quot;);[.B86];0)" office:value-type="float" office:value="0">
            <text:p>0</text:p>
          </table:table-cell>
          <table:table-cell table:formula="of:=IF(OR([.A86]=&quot;ò&quot;;[.A86]=&quot;ó&quot;);[.B86];0)" office:value-type="float" office:value="0">
            <text:p>0</text:p>
          </table:table-cell>
          <table:table-cell table:formula="of:=IF(OR([.A86]=&quot;ú&quot;;[.A86]=&quot;ü&quot;);[.B86];0)" office:value-type="float" office:value="0">
            <text:p>0</text:p>
          </table:table-cell>
          <table:table-cell/>
          <table:table-cell table:formula="of:=IF(OR([.A86]=&quot;à&quot;;[.A86]=&quot;è&quot;;[.A86]=&quot;ò&quot;);[.B86];0)" office:value-type="float" office:value="0">
            <text:p>0</text:p>
          </table:table-cell>
          <table:table-cell table:formula="of:=IF(OR([.A86]=&quot;á&quot;;[.A86]=&quot;é&quot;;[.A86]=&quot;í&quot;;[.A86]=&quot;ó&quot;;[.A86]=&quot;ú&quot;;[.A86]=&quot;ï&quot;;[.A86]=&quot;ü&quot;);[.B86];0)" office:value-type="float" office:value="0">
            <text:p>0</text:p>
          </table:table-cell>
          <table:table-cell table:formula="of:=[.B86]+IF([.A86]=&quot;a&quot;;[.D$200];IF([.A86]=&quot;e&quot;;[.E$200];IF([.A86]=&quot;i&quot;;[.F$200];IF([.A86]=&quot;o&quot;;[.G$200];IF([.A86]=&quot;u&quot;;[.H$200];IF([.A86]=&quot;`&quot;;[.J$200];IF([.A86]=&quot;´&quot;;[.K$200];0)))))))" office:value-type="float" office:value="22">
            <text:p>22</text:p>
          </table:table-cell>
          <table:table-cell table:formula="of:=[.L86]/[.L$200]" office:value-type="percentage" office:value="0.0000288670723802476">
            <text:p>0,003%</text:p>
          </table:table-cell>
        </table:table-row>
        <table:table-row table:style-name="ro1">
          <table:table-cell office:value-type="string">
            <text:p>€</text:p>
          </table:table-cell>
          <table:table-cell office:value-type="float" office:value="20">
            <text:p>20</text:p>
          </table:table-cell>
          <table:table-cell/>
          <table:table-cell table:formula="of:=IF([.A87]=&quot;à&quot;;[.B87];0)" office:value-type="float" office:value="0">
            <text:p>0</text:p>
          </table:table-cell>
          <table:table-cell table:formula="of:=IF(OR([.A87]=&quot;è&quot;;[.A87]=&quot;é&quot;);[.B87];0)" office:value-type="float" office:value="0">
            <text:p>0</text:p>
          </table:table-cell>
          <table:table-cell table:formula="of:=IF(OR([.A87]=&quot;í&quot;;[.A87]=&quot;ï&quot;);[.B87];0)" office:value-type="float" office:value="0">
            <text:p>0</text:p>
          </table:table-cell>
          <table:table-cell table:formula="of:=IF(OR([.A87]=&quot;ò&quot;;[.A87]=&quot;ó&quot;);[.B87];0)" office:value-type="float" office:value="0">
            <text:p>0</text:p>
          </table:table-cell>
          <table:table-cell table:formula="of:=IF(OR([.A87]=&quot;ú&quot;;[.A87]=&quot;ü&quot;);[.B87];0)" office:value-type="float" office:value="0">
            <text:p>0</text:p>
          </table:table-cell>
          <table:table-cell/>
          <table:table-cell table:formula="of:=IF(OR([.A87]=&quot;à&quot;;[.A87]=&quot;è&quot;;[.A87]=&quot;ò&quot;);[.B87];0)" office:value-type="float" office:value="0">
            <text:p>0</text:p>
          </table:table-cell>
          <table:table-cell table:formula="of:=IF(OR([.A87]=&quot;á&quot;;[.A87]=&quot;é&quot;;[.A87]=&quot;í&quot;;[.A87]=&quot;ó&quot;;[.A87]=&quot;ú&quot;;[.A87]=&quot;ï&quot;;[.A87]=&quot;ü&quot;);[.B87];0)" office:value-type="float" office:value="0">
            <text:p>0</text:p>
          </table:table-cell>
          <table:table-cell table:formula="of:=[.B87]+IF([.A87]=&quot;a&quot;;[.D$200];IF([.A87]=&quot;e&quot;;[.E$200];IF([.A87]=&quot;i&quot;;[.F$200];IF([.A87]=&quot;o&quot;;[.G$200];IF([.A87]=&quot;u&quot;;[.H$200];IF([.A87]=&quot;`&quot;;[.J$200];IF([.A87]=&quot;´&quot;;[.K$200];0)))))))" office:value-type="float" office:value="20">
            <text:p>20</text:p>
          </table:table-cell>
          <table:table-cell table:formula="of:=[.L87]/[.L$200]" office:value-type="percentage" office:value="0.0000262427930729523">
            <text:p>0,003%</text:p>
          </table:table-cell>
        </table:table-row>
        <table:table-row table:style-name="ro1">
          <table:table-cell office:value-type="string">
            <text:p>–</text:p>
          </table:table-cell>
          <table:table-cell office:value-type="float" office:value="10">
            <text:p>10</text:p>
          </table:table-cell>
          <table:table-cell/>
          <table:table-cell table:formula="of:=IF([.A88]=&quot;à&quot;;[.B88];0)" office:value-type="float" office:value="0">
            <text:p>0</text:p>
          </table:table-cell>
          <table:table-cell table:formula="of:=IF(OR([.A88]=&quot;è&quot;;[.A88]=&quot;é&quot;);[.B88];0)" office:value-type="float" office:value="0">
            <text:p>0</text:p>
          </table:table-cell>
          <table:table-cell table:formula="of:=IF(OR([.A88]=&quot;í&quot;;[.A88]=&quot;ï&quot;);[.B88];0)" office:value-type="float" office:value="0">
            <text:p>0</text:p>
          </table:table-cell>
          <table:table-cell table:formula="of:=IF(OR([.A88]=&quot;ò&quot;;[.A88]=&quot;ó&quot;);[.B88];0)" office:value-type="float" office:value="0">
            <text:p>0</text:p>
          </table:table-cell>
          <table:table-cell table:formula="of:=IF(OR([.A88]=&quot;ú&quot;;[.A88]=&quot;ü&quot;);[.B88];0)" office:value-type="float" office:value="0">
            <text:p>0</text:p>
          </table:table-cell>
          <table:table-cell/>
          <table:table-cell table:formula="of:=IF(OR([.A88]=&quot;à&quot;;[.A88]=&quot;è&quot;;[.A88]=&quot;ò&quot;);[.B88];0)" office:value-type="float" office:value="0">
            <text:p>0</text:p>
          </table:table-cell>
          <table:table-cell table:formula="of:=IF(OR([.A88]=&quot;á&quot;;[.A88]=&quot;é&quot;;[.A88]=&quot;í&quot;;[.A88]=&quot;ó&quot;;[.A88]=&quot;ú&quot;;[.A88]=&quot;ï&quot;;[.A88]=&quot;ü&quot;);[.B88];0)" office:value-type="float" office:value="0">
            <text:p>0</text:p>
          </table:table-cell>
          <table:table-cell table:formula="of:=[.B88]+IF([.A88]=&quot;a&quot;;[.D$200];IF([.A88]=&quot;e&quot;;[.E$200];IF([.A88]=&quot;i&quot;;[.F$200];IF([.A88]=&quot;o&quot;;[.G$200];IF([.A88]=&quot;u&quot;;[.H$200];IF([.A88]=&quot;`&quot;;[.J$200];IF([.A88]=&quot;´&quot;;[.K$200];0)))))))" office:value-type="float" office:value="10">
            <text:p>10</text:p>
          </table:table-cell>
          <table:table-cell table:formula="of:=[.L88]/[.L$200]" office:value-type="percentage" office:value="0.0000131213965364762">
            <text:p>0,001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6">
            <text:p>6</text:p>
          </table:table-cell>
          <table:table-cell/>
          <table:table-cell table:formula="of:=IF([.A89]=&quot;à&quot;;[.B89];0)" office:value-type="float" office:value="0">
            <text:p>0</text:p>
          </table:table-cell>
          <table:table-cell table:formula="of:=IF(OR([.A89]=&quot;è&quot;;[.A89]=&quot;é&quot;);[.B89];0)" office:value-type="float" office:value="0">
            <text:p>0</text:p>
          </table:table-cell>
          <table:table-cell table:formula="of:=IF(OR([.A89]=&quot;í&quot;;[.A89]=&quot;ï&quot;);[.B89];0)" office:value-type="float" office:value="0">
            <text:p>0</text:p>
          </table:table-cell>
          <table:table-cell table:formula="of:=IF(OR([.A89]=&quot;ò&quot;;[.A89]=&quot;ó&quot;);[.B89];0)" office:value-type="float" office:value="0">
            <text:p>0</text:p>
          </table:table-cell>
          <table:table-cell table:formula="of:=IF(OR([.A89]=&quot;ú&quot;;[.A89]=&quot;ü&quot;);[.B89];0)" office:value-type="float" office:value="0">
            <text:p>0</text:p>
          </table:table-cell>
          <table:table-cell/>
          <table:table-cell table:formula="of:=IF(OR([.A89]=&quot;à&quot;;[.A89]=&quot;è&quot;;[.A89]=&quot;ò&quot;);[.B89];0)" office:value-type="float" office:value="0">
            <text:p>0</text:p>
          </table:table-cell>
          <table:table-cell table:formula="of:=IF(OR([.A89]=&quot;á&quot;;[.A89]=&quot;é&quot;;[.A89]=&quot;í&quot;;[.A89]=&quot;ó&quot;;[.A89]=&quot;ú&quot;;[.A89]=&quot;ï&quot;;[.A89]=&quot;ü&quot;);[.B89];0)" office:value-type="float" office:value="6">
            <text:p>6</text:p>
          </table:table-cell>
          <table:table-cell table:formula="of:=[.B89]+IF([.A89]=&quot;a&quot;;[.D$200];IF([.A89]=&quot;e&quot;;[.E$200];IF([.A89]=&quot;i&quot;;[.F$200];IF([.A89]=&quot;o&quot;;[.G$200];IF([.A89]=&quot;u&quot;;[.H$200];IF([.A89]=&quot;`&quot;;[.J$200];IF([.A89]=&quot;´&quot;;[.K$200];0)))))))" office:value-type="float" office:value="6">
            <text:p>6</text:p>
          </table:table-cell>
          <table:table-cell table:formula="of:=[.L89]/[.L$200]" office:value-type="percentage" office:value="0.0000078728379218857">
            <text:p>0,001%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">
            <text:p>3</text:p>
          </table:table-cell>
          <table:table-cell/>
          <table:table-cell table:formula="of:=IF([.A90]=&quot;à&quot;;[.B90];0)" office:value-type="float" office:value="0">
            <text:p>0</text:p>
          </table:table-cell>
          <table:table-cell table:formula="of:=IF(OR([.A90]=&quot;è&quot;;[.A90]=&quot;é&quot;);[.B90];0)" office:value-type="float" office:value="0">
            <text:p>0</text:p>
          </table:table-cell>
          <table:table-cell table:formula="of:=IF(OR([.A90]=&quot;í&quot;;[.A90]=&quot;ï&quot;);[.B90];0)" office:value-type="float" office:value="0">
            <text:p>0</text:p>
          </table:table-cell>
          <table:table-cell table:formula="of:=IF(OR([.A90]=&quot;ò&quot;;[.A90]=&quot;ó&quot;);[.B90];0)" office:value-type="float" office:value="0">
            <text:p>0</text:p>
          </table:table-cell>
          <table:table-cell table:formula="of:=IF(OR([.A90]=&quot;ú&quot;;[.A90]=&quot;ü&quot;);[.B90];0)" office:value-type="float" office:value="0">
            <text:p>0</text:p>
          </table:table-cell>
          <table:table-cell/>
          <table:table-cell table:formula="of:=IF(OR([.A90]=&quot;à&quot;;[.A90]=&quot;è&quot;;[.A90]=&quot;ò&quot;);[.B90];0)" office:value-type="float" office:value="0">
            <text:p>0</text:p>
          </table:table-cell>
          <table:table-cell table:formula="of:=IF(OR([.A90]=&quot;á&quot;;[.A90]=&quot;é&quot;;[.A90]=&quot;í&quot;;[.A90]=&quot;ó&quot;;[.A90]=&quot;ú&quot;;[.A90]=&quot;ï&quot;;[.A90]=&quot;ü&quot;);[.B90];0)" office:value-type="float" office:value="0">
            <text:p>0</text:p>
          </table:table-cell>
          <table:table-cell table:formula="of:=[.B90]+IF([.A90]=&quot;a&quot;;[.D$200];IF([.A90]=&quot;e&quot;;[.E$200];IF([.A90]=&quot;i&quot;;[.F$200];IF([.A90]=&quot;o&quot;;[.G$200];IF([.A90]=&quot;u&quot;;[.H$200];IF([.A90]=&quot;`&quot;;[.J$200];IF([.A90]=&quot;´&quot;;[.K$200];0)))))))" office:value-type="float" office:value="3">
            <text:p>3</text:p>
          </table:table-cell>
          <table:table-cell table:formula="of:=[.L90]/[.L$200]" office:value-type="percentage" office:value="0.00000393641896094285">
            <text:p>0,000%</text:p>
          </table:table-cell>
        </table:table-row>
        <table:table-row table:style-name="ro1">
          <table:table-cell office:value-type="string">
            <text:p>ǎ</text:p>
          </table:table-cell>
          <table:table-cell office:value-type="float" office:value="3">
            <text:p>3</text:p>
          </table:table-cell>
          <table:table-cell/>
          <table:table-cell table:formula="of:=IF([.A91]=&quot;à&quot;;[.B91];0)" office:value-type="float" office:value="0">
            <text:p>0</text:p>
          </table:table-cell>
          <table:table-cell table:formula="of:=IF(OR([.A91]=&quot;è&quot;;[.A91]=&quot;é&quot;);[.B91];0)" office:value-type="float" office:value="0">
            <text:p>0</text:p>
          </table:table-cell>
          <table:table-cell table:formula="of:=IF(OR([.A91]=&quot;í&quot;;[.A91]=&quot;ï&quot;);[.B91];0)" office:value-type="float" office:value="0">
            <text:p>0</text:p>
          </table:table-cell>
          <table:table-cell table:formula="of:=IF(OR([.A91]=&quot;ò&quot;;[.A91]=&quot;ó&quot;);[.B91];0)" office:value-type="float" office:value="0">
            <text:p>0</text:p>
          </table:table-cell>
          <table:table-cell table:formula="of:=IF(OR([.A91]=&quot;ú&quot;;[.A91]=&quot;ü&quot;);[.B91];0)" office:value-type="float" office:value="0">
            <text:p>0</text:p>
          </table:table-cell>
          <table:table-cell/>
          <table:table-cell table:formula="of:=IF(OR([.A91]=&quot;à&quot;;[.A91]=&quot;è&quot;;[.A91]=&quot;ò&quot;);[.B91];0)" office:value-type="float" office:value="0">
            <text:p>0</text:p>
          </table:table-cell>
          <table:table-cell table:formula="of:=IF(OR([.A91]=&quot;á&quot;;[.A91]=&quot;é&quot;;[.A91]=&quot;í&quot;;[.A91]=&quot;ó&quot;;[.A91]=&quot;ú&quot;;[.A91]=&quot;ï&quot;;[.A91]=&quot;ü&quot;);[.B91];0)" office:value-type="float" office:value="0">
            <text:p>0</text:p>
          </table:table-cell>
          <table:table-cell table:formula="of:=[.B91]+IF([.A91]=&quot;a&quot;;[.D$200];IF([.A91]=&quot;e&quot;;[.E$200];IF([.A91]=&quot;i&quot;;[.F$200];IF([.A91]=&quot;o&quot;;[.G$200];IF([.A91]=&quot;u&quot;;[.H$200];IF([.A91]=&quot;`&quot;;[.J$200];IF([.A91]=&quot;´&quot;;[.K$200];0)))))))" office:value-type="float" office:value="3">
            <text:p>3</text:p>
          </table:table-cell>
          <table:table-cell table:formula="of:=[.L91]/[.L$200]" office:value-type="percentage" office:value="0.00000393641896094285">
            <text:p>0,000%</text:p>
          </table:table-cell>
        </table:table-row>
        <table:table-row table:style-name="ro1">
          <table:table-cell office:value-type="string">
            <text:p>—</text:p>
          </table:table-cell>
          <table:table-cell office:value-type="float" office:value="3">
            <text:p>3</text:p>
          </table:table-cell>
          <table:table-cell/>
          <table:table-cell table:formula="of:=IF([.A92]=&quot;à&quot;;[.B92];0)" office:value-type="float" office:value="0">
            <text:p>0</text:p>
          </table:table-cell>
          <table:table-cell table:formula="of:=IF(OR([.A92]=&quot;è&quot;;[.A92]=&quot;é&quot;);[.B92];0)" office:value-type="float" office:value="0">
            <text:p>0</text:p>
          </table:table-cell>
          <table:table-cell table:formula="of:=IF(OR([.A92]=&quot;í&quot;;[.A92]=&quot;ï&quot;);[.B92];0)" office:value-type="float" office:value="0">
            <text:p>0</text:p>
          </table:table-cell>
          <table:table-cell table:formula="of:=IF(OR([.A92]=&quot;ò&quot;;[.A92]=&quot;ó&quot;);[.B92];0)" office:value-type="float" office:value="0">
            <text:p>0</text:p>
          </table:table-cell>
          <table:table-cell table:formula="of:=IF(OR([.A92]=&quot;ú&quot;;[.A92]=&quot;ü&quot;);[.B92];0)" office:value-type="float" office:value="0">
            <text:p>0</text:p>
          </table:table-cell>
          <table:table-cell/>
          <table:table-cell table:formula="of:=IF(OR([.A92]=&quot;à&quot;;[.A92]=&quot;è&quot;;[.A92]=&quot;ò&quot;);[.B92];0)" office:value-type="float" office:value="0">
            <text:p>0</text:p>
          </table:table-cell>
          <table:table-cell table:formula="of:=IF(OR([.A92]=&quot;á&quot;;[.A92]=&quot;é&quot;;[.A92]=&quot;í&quot;;[.A92]=&quot;ó&quot;;[.A92]=&quot;ú&quot;;[.A92]=&quot;ï&quot;;[.A92]=&quot;ü&quot;);[.B92];0)" office:value-type="float" office:value="0">
            <text:p>0</text:p>
          </table:table-cell>
          <table:table-cell table:formula="of:=[.B92]+IF([.A92]=&quot;a&quot;;[.D$200];IF([.A92]=&quot;e&quot;;[.E$200];IF([.A92]=&quot;i&quot;;[.F$200];IF([.A92]=&quot;o&quot;;[.G$200];IF([.A92]=&quot;u&quot;;[.H$200];IF([.A92]=&quot;`&quot;;[.J$200];IF([.A92]=&quot;´&quot;;[.K$200];0)))))))" office:value-type="float" office:value="3">
            <text:p>3</text:p>
          </table:table-cell>
          <table:table-cell table:formula="of:=[.L92]/[.L$200]" office:value-type="percentage" office:value="0.00000393641896094285">
            <text:p>0,000%</text:p>
          </table:table-cell>
        </table:table-row>
        <table:table-row table:style-name="ro1">
          <table:table-cell office:value-type="string">
            <text:p>→</text:p>
          </table:table-cell>
          <table:table-cell office:value-type="float" office:value="3">
            <text:p>3</text:p>
          </table:table-cell>
          <table:table-cell/>
          <table:table-cell table:formula="of:=IF([.A93]=&quot;à&quot;;[.B93];0)" office:value-type="float" office:value="0">
            <text:p>0</text:p>
          </table:table-cell>
          <table:table-cell table:formula="of:=IF(OR([.A93]=&quot;è&quot;;[.A93]=&quot;é&quot;);[.B93];0)" office:value-type="float" office:value="0">
            <text:p>0</text:p>
          </table:table-cell>
          <table:table-cell table:formula="of:=IF(OR([.A93]=&quot;í&quot;;[.A93]=&quot;ï&quot;);[.B93];0)" office:value-type="float" office:value="0">
            <text:p>0</text:p>
          </table:table-cell>
          <table:table-cell table:formula="of:=IF(OR([.A93]=&quot;ò&quot;;[.A93]=&quot;ó&quot;);[.B93];0)" office:value-type="float" office:value="0">
            <text:p>0</text:p>
          </table:table-cell>
          <table:table-cell table:formula="of:=IF(OR([.A93]=&quot;ú&quot;;[.A93]=&quot;ü&quot;);[.B93];0)" office:value-type="float" office:value="0">
            <text:p>0</text:p>
          </table:table-cell>
          <table:table-cell/>
          <table:table-cell table:formula="of:=IF(OR([.A93]=&quot;à&quot;;[.A93]=&quot;è&quot;;[.A93]=&quot;ò&quot;);[.B93];0)" office:value-type="float" office:value="0">
            <text:p>0</text:p>
          </table:table-cell>
          <table:table-cell table:formula="of:=IF(OR([.A93]=&quot;á&quot;;[.A93]=&quot;é&quot;;[.A93]=&quot;í&quot;;[.A93]=&quot;ó&quot;;[.A93]=&quot;ú&quot;;[.A93]=&quot;ï&quot;;[.A93]=&quot;ü&quot;);[.B93];0)" office:value-type="float" office:value="0">
            <text:p>0</text:p>
          </table:table-cell>
          <table:table-cell table:formula="of:=[.B93]+IF([.A93]=&quot;a&quot;;[.D$200];IF([.A93]=&quot;e&quot;;[.E$200];IF([.A93]=&quot;i&quot;;[.F$200];IF([.A93]=&quot;o&quot;;[.G$200];IF([.A93]=&quot;u&quot;;[.H$200];IF([.A93]=&quot;`&quot;;[.J$200];IF([.A93]=&quot;´&quot;;[.K$200];0)))))))" office:value-type="float" office:value="3">
            <text:p>3</text:p>
          </table:table-cell>
          <table:table-cell table:formula="of:=[.L93]/[.L$200]" office:value-type="percentage" office:value="0.00000393641896094285">
            <text:p>0,000%</text:p>
          </table:table-cell>
        </table:table-row>
        <table:table-row table:style-name="ro1">
          <table:table-cell office:value-type="string">
            <text:p>⇒</text:p>
          </table:table-cell>
          <table:table-cell office:value-type="float" office:value="2">
            <text:p>2</text:p>
          </table:table-cell>
          <table:table-cell/>
          <table:table-cell table:formula="of:=IF([.A94]=&quot;à&quot;;[.B94];0)" office:value-type="float" office:value="0">
            <text:p>0</text:p>
          </table:table-cell>
          <table:table-cell table:formula="of:=IF(OR([.A94]=&quot;è&quot;;[.A94]=&quot;é&quot;);[.B94];0)" office:value-type="float" office:value="0">
            <text:p>0</text:p>
          </table:table-cell>
          <table:table-cell table:formula="of:=IF(OR([.A94]=&quot;í&quot;;[.A94]=&quot;ï&quot;);[.B94];0)" office:value-type="float" office:value="0">
            <text:p>0</text:p>
          </table:table-cell>
          <table:table-cell table:formula="of:=IF(OR([.A94]=&quot;ò&quot;;[.A94]=&quot;ó&quot;);[.B94];0)" office:value-type="float" office:value="0">
            <text:p>0</text:p>
          </table:table-cell>
          <table:table-cell table:formula="of:=IF(OR([.A94]=&quot;ú&quot;;[.A94]=&quot;ü&quot;);[.B94];0)" office:value-type="float" office:value="0">
            <text:p>0</text:p>
          </table:table-cell>
          <table:table-cell/>
          <table:table-cell table:formula="of:=IF(OR([.A94]=&quot;à&quot;;[.A94]=&quot;è&quot;;[.A94]=&quot;ò&quot;);[.B94];0)" office:value-type="float" office:value="0">
            <text:p>0</text:p>
          </table:table-cell>
          <table:table-cell table:formula="of:=IF(OR([.A94]=&quot;á&quot;;[.A94]=&quot;é&quot;;[.A94]=&quot;í&quot;;[.A94]=&quot;ó&quot;;[.A94]=&quot;ú&quot;;[.A94]=&quot;ï&quot;;[.A94]=&quot;ü&quot;);[.B94];0)" office:value-type="float" office:value="0">
            <text:p>0</text:p>
          </table:table-cell>
          <table:table-cell table:formula="of:=[.B94]+IF([.A94]=&quot;a&quot;;[.D$200];IF([.A94]=&quot;e&quot;;[.E$200];IF([.A94]=&quot;i&quot;;[.F$200];IF([.A94]=&quot;o&quot;;[.G$200];IF([.A94]=&quot;u&quot;;[.H$200];IF([.A94]=&quot;`&quot;;[.J$200];IF([.A94]=&quot;´&quot;;[.K$200];0)))))))" office:value-type="float" office:value="2">
            <text:p>2</text:p>
          </table:table-cell>
          <table:table-cell table:formula="of:=[.L94]/[.L$200]" office:value-type="percentage" office:value="0.00000262427930729523">
            <text:p>0,000%</text:p>
          </table:table-cell>
        </table:table-row>
        <table:table-row table:style-name="ro1">
          <table:table-cell office:value-type="string">
            <text:p>ß</text:p>
          </table:table-cell>
          <table:table-cell office:value-type="float" office:value="1">
            <text:p>1</text:p>
          </table:table-cell>
          <table:table-cell/>
          <table:table-cell table:formula="of:=IF([.A95]=&quot;à&quot;;[.B95];0)" office:value-type="float" office:value="0">
            <text:p>0</text:p>
          </table:table-cell>
          <table:table-cell table:formula="of:=IF(OR([.A95]=&quot;è&quot;;[.A95]=&quot;é&quot;);[.B95];0)" office:value-type="float" office:value="0">
            <text:p>0</text:p>
          </table:table-cell>
          <table:table-cell table:formula="of:=IF(OR([.A95]=&quot;í&quot;;[.A95]=&quot;ï&quot;);[.B95];0)" office:value-type="float" office:value="0">
            <text:p>0</text:p>
          </table:table-cell>
          <table:table-cell table:formula="of:=IF(OR([.A95]=&quot;ò&quot;;[.A95]=&quot;ó&quot;);[.B95];0)" office:value-type="float" office:value="0">
            <text:p>0</text:p>
          </table:table-cell>
          <table:table-cell table:formula="of:=IF(OR([.A95]=&quot;ú&quot;;[.A95]=&quot;ü&quot;);[.B95];0)" office:value-type="float" office:value="0">
            <text:p>0</text:p>
          </table:table-cell>
          <table:table-cell/>
          <table:table-cell table:formula="of:=IF(OR([.A95]=&quot;à&quot;;[.A95]=&quot;è&quot;;[.A95]=&quot;ò&quot;);[.B95];0)" office:value-type="float" office:value="0">
            <text:p>0</text:p>
          </table:table-cell>
          <table:table-cell table:formula="of:=IF(OR([.A95]=&quot;á&quot;;[.A95]=&quot;é&quot;;[.A95]=&quot;í&quot;;[.A95]=&quot;ó&quot;;[.A95]=&quot;ú&quot;;[.A95]=&quot;ï&quot;;[.A95]=&quot;ü&quot;);[.B95];0)" office:value-type="float" office:value="0">
            <text:p>0</text:p>
          </table:table-cell>
          <table:table-cell table:formula="of:=[.B95]+IF([.A95]=&quot;a&quot;;[.D$200];IF([.A95]=&quot;e&quot;;[.E$200];IF([.A95]=&quot;i&quot;;[.F$200];IF([.A95]=&quot;o&quot;;[.G$200];IF([.A95]=&quot;u&quot;;[.H$200];IF([.A95]=&quot;`&quot;;[.J$200];IF([.A95]=&quot;´&quot;;[.K$200];0)))))))" office:value-type="float" office:value="1">
            <text:p>1</text:p>
          </table:table-cell>
          <table:table-cell table:formula="of:=[.L95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â</text:p>
          </table:table-cell>
          <table:table-cell office:value-type="float" office:value="1">
            <text:p>1</text:p>
          </table:table-cell>
          <table:table-cell/>
          <table:table-cell table:formula="of:=IF([.A96]=&quot;à&quot;;[.B96];0)" office:value-type="float" office:value="0">
            <text:p>0</text:p>
          </table:table-cell>
          <table:table-cell table:formula="of:=IF(OR([.A96]=&quot;è&quot;;[.A96]=&quot;é&quot;);[.B96];0)" office:value-type="float" office:value="0">
            <text:p>0</text:p>
          </table:table-cell>
          <table:table-cell table:formula="of:=IF(OR([.A96]=&quot;í&quot;;[.A96]=&quot;ï&quot;);[.B96];0)" office:value-type="float" office:value="0">
            <text:p>0</text:p>
          </table:table-cell>
          <table:table-cell table:formula="of:=IF(OR([.A96]=&quot;ò&quot;;[.A96]=&quot;ó&quot;);[.B96];0)" office:value-type="float" office:value="0">
            <text:p>0</text:p>
          </table:table-cell>
          <table:table-cell table:formula="of:=IF(OR([.A96]=&quot;ú&quot;;[.A96]=&quot;ü&quot;);[.B96];0)" office:value-type="float" office:value="0">
            <text:p>0</text:p>
          </table:table-cell>
          <table:table-cell/>
          <table:table-cell table:formula="of:=IF(OR([.A96]=&quot;à&quot;;[.A96]=&quot;è&quot;;[.A96]=&quot;ò&quot;);[.B96];0)" office:value-type="float" office:value="0">
            <text:p>0</text:p>
          </table:table-cell>
          <table:table-cell table:formula="of:=IF(OR([.A96]=&quot;á&quot;;[.A96]=&quot;é&quot;;[.A96]=&quot;í&quot;;[.A96]=&quot;ó&quot;;[.A96]=&quot;ú&quot;;[.A96]=&quot;ï&quot;;[.A96]=&quot;ü&quot;);[.B96];0)" office:value-type="float" office:value="0">
            <text:p>0</text:p>
          </table:table-cell>
          <table:table-cell table:formula="of:=[.B96]+IF([.A96]=&quot;a&quot;;[.D$200];IF([.A96]=&quot;e&quot;;[.E$200];IF([.A96]=&quot;i&quot;;[.F$200];IF([.A96]=&quot;o&quot;;[.G$200];IF([.A96]=&quot;u&quot;;[.H$200];IF([.A96]=&quot;`&quot;;[.J$200];IF([.A96]=&quot;´&quot;;[.K$200];0)))))))" office:value-type="float" office:value="1">
            <text:p>1</text:p>
          </table:table-cell>
          <table:table-cell table:formula="of:=[.L96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î</text:p>
          </table:table-cell>
          <table:table-cell office:value-type="float" office:value="1">
            <text:p>1</text:p>
          </table:table-cell>
          <table:table-cell/>
          <table:table-cell table:formula="of:=IF([.A97]=&quot;à&quot;;[.B97];0)" office:value-type="float" office:value="0">
            <text:p>0</text:p>
          </table:table-cell>
          <table:table-cell table:formula="of:=IF(OR([.A97]=&quot;è&quot;;[.A97]=&quot;é&quot;);[.B97];0)" office:value-type="float" office:value="0">
            <text:p>0</text:p>
          </table:table-cell>
          <table:table-cell table:formula="of:=IF(OR([.A97]=&quot;í&quot;;[.A97]=&quot;ï&quot;);[.B97];0)" office:value-type="float" office:value="0">
            <text:p>0</text:p>
          </table:table-cell>
          <table:table-cell table:formula="of:=IF(OR([.A97]=&quot;ò&quot;;[.A97]=&quot;ó&quot;);[.B97];0)" office:value-type="float" office:value="0">
            <text:p>0</text:p>
          </table:table-cell>
          <table:table-cell table:formula="of:=IF(OR([.A97]=&quot;ú&quot;;[.A97]=&quot;ü&quot;);[.B97];0)" office:value-type="float" office:value="0">
            <text:p>0</text:p>
          </table:table-cell>
          <table:table-cell/>
          <table:table-cell table:formula="of:=IF(OR([.A97]=&quot;à&quot;;[.A97]=&quot;è&quot;;[.A97]=&quot;ò&quot;);[.B97];0)" office:value-type="float" office:value="0">
            <text:p>0</text:p>
          </table:table-cell>
          <table:table-cell table:formula="of:=IF(OR([.A97]=&quot;á&quot;;[.A97]=&quot;é&quot;;[.A97]=&quot;í&quot;;[.A97]=&quot;ó&quot;;[.A97]=&quot;ú&quot;;[.A97]=&quot;ï&quot;;[.A97]=&quot;ü&quot;);[.B97];0)" office:value-type="float" office:value="0">
            <text:p>0</text:p>
          </table:table-cell>
          <table:table-cell table:formula="of:=[.B97]+IF([.A97]=&quot;a&quot;;[.D$200];IF([.A97]=&quot;e&quot;;[.E$200];IF([.A97]=&quot;i&quot;;[.F$200];IF([.A97]=&quot;o&quot;;[.G$200];IF([.A97]=&quot;u&quot;;[.H$200];IF([.A97]=&quot;`&quot;;[.J$200];IF([.A97]=&quot;´&quot;;[.K$200];0)))))))" office:value-type="float" office:value="1">
            <text:p>1</text:p>
          </table:table-cell>
          <table:table-cell table:formula="of:=[.L97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ù</text:p>
          </table:table-cell>
          <table:table-cell office:value-type="float" office:value="1">
            <text:p>1</text:p>
          </table:table-cell>
          <table:table-cell/>
          <table:table-cell table:formula="of:=IF([.A98]=&quot;à&quot;;[.B98];0)" office:value-type="float" office:value="0">
            <text:p>0</text:p>
          </table:table-cell>
          <table:table-cell table:formula="of:=IF(OR([.A98]=&quot;è&quot;;[.A98]=&quot;é&quot;);[.B98];0)" office:value-type="float" office:value="0">
            <text:p>0</text:p>
          </table:table-cell>
          <table:table-cell table:formula="of:=IF(OR([.A98]=&quot;í&quot;;[.A98]=&quot;ï&quot;);[.B98];0)" office:value-type="float" office:value="0">
            <text:p>0</text:p>
          </table:table-cell>
          <table:table-cell table:formula="of:=IF(OR([.A98]=&quot;ò&quot;;[.A98]=&quot;ó&quot;);[.B98];0)" office:value-type="float" office:value="0">
            <text:p>0</text:p>
          </table:table-cell>
          <table:table-cell table:formula="of:=IF(OR([.A98]=&quot;ú&quot;;[.A98]=&quot;ü&quot;);[.B98];0)" office:value-type="float" office:value="0">
            <text:p>0</text:p>
          </table:table-cell>
          <table:table-cell/>
          <table:table-cell table:formula="of:=IF(OR([.A98]=&quot;à&quot;;[.A98]=&quot;è&quot;;[.A98]=&quot;ò&quot;);[.B98];0)" office:value-type="float" office:value="0">
            <text:p>0</text:p>
          </table:table-cell>
          <table:table-cell table:formula="of:=IF(OR([.A98]=&quot;á&quot;;[.A98]=&quot;é&quot;;[.A98]=&quot;í&quot;;[.A98]=&quot;ó&quot;;[.A98]=&quot;ú&quot;;[.A98]=&quot;ï&quot;;[.A98]=&quot;ü&quot;);[.B98];0)" office:value-type="float" office:value="0">
            <text:p>0</text:p>
          </table:table-cell>
          <table:table-cell table:formula="of:=[.B98]+IF([.A98]=&quot;a&quot;;[.D$200];IF([.A98]=&quot;e&quot;;[.E$200];IF([.A98]=&quot;i&quot;;[.F$200];IF([.A98]=&quot;o&quot;;[.G$200];IF([.A98]=&quot;u&quot;;[.H$200];IF([.A98]=&quot;`&quot;;[.J$200];IF([.A98]=&quot;´&quot;;[.K$200];0)))))))" office:value-type="float" office:value="1">
            <text:p>1</text:p>
          </table:table-cell>
          <table:table-cell table:formula="of:=[.L98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™</text:p>
          </table:table-cell>
          <table:table-cell office:value-type="float" office:value="1">
            <text:p>1</text:p>
          </table:table-cell>
          <table:table-cell/>
          <table:table-cell table:formula="of:=IF([.A99]=&quot;à&quot;;[.B99];0)" office:value-type="float" office:value="0">
            <text:p>0</text:p>
          </table:table-cell>
          <table:table-cell table:formula="of:=IF(OR([.A99]=&quot;è&quot;;[.A99]=&quot;é&quot;);[.B99];0)" office:value-type="float" office:value="0">
            <text:p>0</text:p>
          </table:table-cell>
          <table:table-cell table:formula="of:=IF(OR([.A99]=&quot;í&quot;;[.A99]=&quot;ï&quot;);[.B99];0)" office:value-type="float" office:value="0">
            <text:p>0</text:p>
          </table:table-cell>
          <table:table-cell table:formula="of:=IF(OR([.A99]=&quot;ò&quot;;[.A99]=&quot;ó&quot;);[.B99];0)" office:value-type="float" office:value="0">
            <text:p>0</text:p>
          </table:table-cell>
          <table:table-cell table:formula="of:=IF(OR([.A99]=&quot;ú&quot;;[.A99]=&quot;ü&quot;);[.B99];0)" office:value-type="float" office:value="0">
            <text:p>0</text:p>
          </table:table-cell>
          <table:table-cell/>
          <table:table-cell table:formula="of:=IF(OR([.A99]=&quot;à&quot;;[.A99]=&quot;è&quot;;[.A99]=&quot;ò&quot;);[.B99];0)" office:value-type="float" office:value="0">
            <text:p>0</text:p>
          </table:table-cell>
          <table:table-cell table:formula="of:=IF(OR([.A99]=&quot;á&quot;;[.A99]=&quot;é&quot;;[.A99]=&quot;í&quot;;[.A99]=&quot;ó&quot;;[.A99]=&quot;ú&quot;;[.A99]=&quot;ï&quot;;[.A99]=&quot;ü&quot;);[.B99];0)" office:value-type="float" office:value="0">
            <text:p>0</text:p>
          </table:table-cell>
          <table:table-cell table:formula="of:=[.B99]+IF([.A99]=&quot;a&quot;;[.D$200];IF([.A99]=&quot;e&quot;;[.E$200];IF([.A99]=&quot;i&quot;;[.F$200];IF([.A99]=&quot;o&quot;;[.G$200];IF([.A99]=&quot;u&quot;;[.H$200];IF([.A99]=&quot;`&quot;;[.J$200];IF([.A99]=&quot;´&quot;;[.K$200];0)))))))" office:value-type="float" office:value="1">
            <text:p>1</text:p>
          </table:table-cell>
          <table:table-cell table:formula="of:=[.L99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−</text:p>
          </table:table-cell>
          <table:table-cell office:value-type="float" office:value="1">
            <text:p>1</text:p>
          </table:table-cell>
          <table:table-cell/>
          <table:table-cell table:formula="of:=IF([.A100]=&quot;à&quot;;[.B100];0)" office:value-type="float" office:value="0">
            <text:p>0</text:p>
          </table:table-cell>
          <table:table-cell table:formula="of:=IF(OR([.A100]=&quot;è&quot;;[.A100]=&quot;é&quot;);[.B100];0)" office:value-type="float" office:value="0">
            <text:p>0</text:p>
          </table:table-cell>
          <table:table-cell table:formula="of:=IF(OR([.A100]=&quot;í&quot;;[.A100]=&quot;ï&quot;);[.B100];0)" office:value-type="float" office:value="0">
            <text:p>0</text:p>
          </table:table-cell>
          <table:table-cell table:formula="of:=IF(OR([.A100]=&quot;ò&quot;;[.A100]=&quot;ó&quot;);[.B100];0)" office:value-type="float" office:value="0">
            <text:p>0</text:p>
          </table:table-cell>
          <table:table-cell table:formula="of:=IF(OR([.A100]=&quot;ú&quot;;[.A100]=&quot;ü&quot;);[.B100];0)" office:value-type="float" office:value="0">
            <text:p>0</text:p>
          </table:table-cell>
          <table:table-cell/>
          <table:table-cell table:formula="of:=IF(OR([.A100]=&quot;à&quot;;[.A100]=&quot;è&quot;;[.A100]=&quot;ò&quot;);[.B100];0)" office:value-type="float" office:value="0">
            <text:p>0</text:p>
          </table:table-cell>
          <table:table-cell table:formula="of:=IF(OR([.A100]=&quot;á&quot;;[.A100]=&quot;é&quot;;[.A100]=&quot;í&quot;;[.A100]=&quot;ó&quot;;[.A100]=&quot;ú&quot;;[.A100]=&quot;ï&quot;;[.A100]=&quot;ü&quot;);[.B100];0)" office:value-type="float" office:value="0">
            <text:p>0</text:p>
          </table:table-cell>
          <table:table-cell table:formula="of:=[.B100]+IF([.A100]=&quot;a&quot;;[.D$200];IF([.A100]=&quot;e&quot;;[.E$200];IF([.A100]=&quot;i&quot;;[.F$200];IF([.A100]=&quot;o&quot;;[.G$200];IF([.A100]=&quot;u&quot;;[.H$200];IF([.A100]=&quot;`&quot;;[.J$200];IF([.A100]=&quot;´&quot;;[.K$200];0)))))))" office:value-type="float" office:value="1">
            <text:p>1</text:p>
          </table:table-cell>
          <table:table-cell table:formula="of:=[.L100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≤</text:p>
          </table:table-cell>
          <table:table-cell office:value-type="float" office:value="1">
            <text:p>1</text:p>
          </table:table-cell>
          <table:table-cell/>
          <table:table-cell table:formula="of:=IF([.A101]=&quot;à&quot;;[.B101];0)" office:value-type="float" office:value="0">
            <text:p>0</text:p>
          </table:table-cell>
          <table:table-cell table:formula="of:=IF(OR([.A101]=&quot;è&quot;;[.A101]=&quot;é&quot;);[.B101];0)" office:value-type="float" office:value="0">
            <text:p>0</text:p>
          </table:table-cell>
          <table:table-cell table:formula="of:=IF(OR([.A101]=&quot;í&quot;;[.A101]=&quot;ï&quot;);[.B101];0)" office:value-type="float" office:value="0">
            <text:p>0</text:p>
          </table:table-cell>
          <table:table-cell table:formula="of:=IF(OR([.A101]=&quot;ò&quot;;[.A101]=&quot;ó&quot;);[.B101];0)" office:value-type="float" office:value="0">
            <text:p>0</text:p>
          </table:table-cell>
          <table:table-cell table:formula="of:=IF(OR([.A101]=&quot;ú&quot;;[.A101]=&quot;ü&quot;);[.B101];0)" office:value-type="float" office:value="0">
            <text:p>0</text:p>
          </table:table-cell>
          <table:table-cell/>
          <table:table-cell table:formula="of:=IF(OR([.A101]=&quot;à&quot;;[.A101]=&quot;è&quot;;[.A101]=&quot;ò&quot;);[.B101];0)" office:value-type="float" office:value="0">
            <text:p>0</text:p>
          </table:table-cell>
          <table:table-cell table:formula="of:=IF(OR([.A101]=&quot;á&quot;;[.A101]=&quot;é&quot;;[.A101]=&quot;í&quot;;[.A101]=&quot;ó&quot;;[.A101]=&quot;ú&quot;;[.A101]=&quot;ï&quot;;[.A101]=&quot;ü&quot;);[.B101];0)" office:value-type="float" office:value="0">
            <text:p>0</text:p>
          </table:table-cell>
          <table:table-cell table:formula="of:=[.B101]+IF([.A101]=&quot;a&quot;;[.D$200];IF([.A101]=&quot;e&quot;;[.E$200];IF([.A101]=&quot;i&quot;;[.F$200];IF([.A101]=&quot;o&quot;;[.G$200];IF([.A101]=&quot;u&quot;;[.H$200];IF([.A101]=&quot;`&quot;;[.J$200];IF([.A101]=&quot;´&quot;;[.K$200];0)))))))" office:value-type="float" office:value="1">
            <text:p>1</text:p>
          </table:table-cell>
          <table:table-cell table:formula="of:=[.L101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ね</text:p>
          </table:table-cell>
          <table:table-cell office:value-type="float" office:value="1">
            <text:p>1</text:p>
          </table:table-cell>
          <table:table-cell/>
          <table:table-cell table:formula="of:=IF([.A102]=&quot;à&quot;;[.B102];0)" office:value-type="float" office:value="0">
            <text:p>0</text:p>
          </table:table-cell>
          <table:table-cell table:formula="of:=IF(OR([.A102]=&quot;è&quot;;[.A102]=&quot;é&quot;);[.B102];0)" office:value-type="float" office:value="0">
            <text:p>0</text:p>
          </table:table-cell>
          <table:table-cell table:formula="of:=IF(OR([.A102]=&quot;í&quot;;[.A102]=&quot;ï&quot;);[.B102];0)" office:value-type="float" office:value="0">
            <text:p>0</text:p>
          </table:table-cell>
          <table:table-cell table:formula="of:=IF(OR([.A102]=&quot;ò&quot;;[.A102]=&quot;ó&quot;);[.B102];0)" office:value-type="float" office:value="0">
            <text:p>0</text:p>
          </table:table-cell>
          <table:table-cell table:formula="of:=IF(OR([.A102]=&quot;ú&quot;;[.A102]=&quot;ü&quot;);[.B102];0)" office:value-type="float" office:value="0">
            <text:p>0</text:p>
          </table:table-cell>
          <table:table-cell/>
          <table:table-cell table:formula="of:=IF(OR([.A102]=&quot;à&quot;;[.A102]=&quot;è&quot;;[.A102]=&quot;ò&quot;);[.B102];0)" office:value-type="float" office:value="0">
            <text:p>0</text:p>
          </table:table-cell>
          <table:table-cell table:formula="of:=IF(OR([.A102]=&quot;á&quot;;[.A102]=&quot;é&quot;;[.A102]=&quot;í&quot;;[.A102]=&quot;ó&quot;;[.A102]=&quot;ú&quot;;[.A102]=&quot;ï&quot;;[.A102]=&quot;ü&quot;);[.B102];0)" office:value-type="float" office:value="0">
            <text:p>0</text:p>
          </table:table-cell>
          <table:table-cell table:formula="of:=[.B102]+IF([.A102]=&quot;a&quot;;[.D$200];IF([.A102]=&quot;e&quot;;[.E$200];IF([.A102]=&quot;i&quot;;[.F$200];IF([.A102]=&quot;o&quot;;[.G$200];IF([.A102]=&quot;u&quot;;[.H$200];IF([.A102]=&quot;`&quot;;[.J$200];IF([.A102]=&quot;´&quot;;[.K$200];0)))))))" office:value-type="float" office:value="1">
            <text:p>1</text:p>
          </table:table-cell>
          <table:table-cell table:formula="of:=[.L102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1">
            <text:p>1</text:p>
          </table:table-cell>
          <table:table-cell/>
          <table:table-cell table:formula="of:=IF([.A103]=&quot;à&quot;;[.B103];0)" office:value-type="float" office:value="0">
            <text:p>0</text:p>
          </table:table-cell>
          <table:table-cell table:formula="of:=IF(OR([.A103]=&quot;è&quot;;[.A103]=&quot;é&quot;);[.B103];0)" office:value-type="float" office:value="0">
            <text:p>0</text:p>
          </table:table-cell>
          <table:table-cell table:formula="of:=IF(OR([.A103]=&quot;í&quot;;[.A103]=&quot;ï&quot;);[.B103];0)" office:value-type="float" office:value="0">
            <text:p>0</text:p>
          </table:table-cell>
          <table:table-cell table:formula="of:=IF(OR([.A103]=&quot;ò&quot;;[.A103]=&quot;ó&quot;);[.B103];0)" office:value-type="float" office:value="0">
            <text:p>0</text:p>
          </table:table-cell>
          <table:table-cell table:formula="of:=IF(OR([.A103]=&quot;ú&quot;;[.A103]=&quot;ü&quot;);[.B103];0)" office:value-type="float" office:value="0">
            <text:p>0</text:p>
          </table:table-cell>
          <table:table-cell/>
          <table:table-cell table:formula="of:=IF(OR([.A103]=&quot;à&quot;;[.A103]=&quot;è&quot;;[.A103]=&quot;ò&quot;);[.B103];0)" office:value-type="float" office:value="0">
            <text:p>0</text:p>
          </table:table-cell>
          <table:table-cell table:formula="of:=IF(OR([.A103]=&quot;á&quot;;[.A103]=&quot;é&quot;;[.A103]=&quot;í&quot;;[.A103]=&quot;ó&quot;;[.A103]=&quot;ú&quot;;[.A103]=&quot;ï&quot;;[.A103]=&quot;ü&quot;);[.B103];0)" office:value-type="float" office:value="0">
            <text:p>0</text:p>
          </table:table-cell>
          <table:table-cell table:formula="of:=[.B103]+IF([.A103]=&quot;a&quot;;[.D$200];IF([.A103]=&quot;e&quot;;[.E$200];IF([.A103]=&quot;i&quot;;[.F$200];IF([.A103]=&quot;o&quot;;[.G$200];IF([.A103]=&quot;u&quot;;[.H$200];IF([.A103]=&quot;`&quot;;[.J$200];IF([.A103]=&quot;´&quot;;[.K$200];0)))))))" office:value-type="float" office:value="1">
            <text:p>1</text:p>
          </table:table-cell>
          <table:table-cell table:formula="of:=[.L103]/[.L$200]" office:value-type="percentage" office:value="0.00000131213965364762">
            <text:p>0,000%</text:p>
          </table:table-cell>
        </table:table-row>
        <table:table-row table:style-name="ro1">
          <table:table-cell office:value-type="string">
            <text:p>´</text:p>
          </table:table-cell>
          <table:table-cell office:value-type="float" office:value="1">
            <text:p>1</text:p>
          </table:table-cell>
          <table:table-cell/>
          <table:table-cell table:formula="of:=IF([.A104]=&quot;à&quot;;[.B104];0)" office:value-type="float" office:value="0">
            <text:p>0</text:p>
          </table:table-cell>
          <table:table-cell table:formula="of:=IF(OR([.A104]=&quot;è&quot;;[.A104]=&quot;é&quot;);[.B104];0)" office:value-type="float" office:value="0">
            <text:p>0</text:p>
          </table:table-cell>
          <table:table-cell table:formula="of:=IF(OR([.A104]=&quot;í&quot;;[.A104]=&quot;ï&quot;);[.B104];0)" office:value-type="float" office:value="0">
            <text:p>0</text:p>
          </table:table-cell>
          <table:table-cell table:formula="of:=IF(OR([.A104]=&quot;ò&quot;;[.A104]=&quot;ó&quot;);[.B104];0)" office:value-type="float" office:value="0">
            <text:p>0</text:p>
          </table:table-cell>
          <table:table-cell table:formula="of:=IF(OR([.A104]=&quot;ú&quot;;[.A104]=&quot;ü&quot;);[.B104];0)" office:value-type="float" office:value="0">
            <text:p>0</text:p>
          </table:table-cell>
          <table:table-cell/>
          <table:table-cell table:formula="of:=IF(OR([.A104]=&quot;à&quot;;[.A104]=&quot;è&quot;;[.A104]=&quot;ò&quot;);[.B104];0)" office:value-type="float" office:value="0">
            <text:p>0</text:p>
          </table:table-cell>
          <table:table-cell table:formula="of:=IF(OR([.A104]=&quot;á&quot;;[.A104]=&quot;é&quot;;[.A104]=&quot;í&quot;;[.A104]=&quot;ó&quot;;[.A104]=&quot;ú&quot;;[.A104]=&quot;ï&quot;;[.A104]=&quot;ü&quot;);[.B104];0)" office:value-type="float" office:value="0">
            <text:p>0</text:p>
          </table:table-cell>
          <table:table-cell table:formula="of:=[.B104]+IF([.A104]=&quot;a&quot;;[.D$200];IF([.A104]=&quot;e&quot;;[.E$200];IF([.A104]=&quot;i&quot;;[.F$200];IF([.A104]=&quot;o&quot;;[.G$200];IF([.A104]=&quot;u&quot;;[.H$200];IF([.A104]=&quot;`&quot;;[.J$200];IF([.A104]=&quot;´&quot;;[.K$200];0)))))))" office:value-type="float" office:value="7320">
            <text:p>7320</text:p>
          </table:table-cell>
          <table:table-cell table:formula="of:=[.L104]/[.L$200]" office:value-type="percentage" office:value="0.00960486226470056">
            <text:p>0,960%</text:p>
          </table:table-cell>
        </table:table-row>
        <table:table-row table:style-name="ro1">
          <table:table-cell table:number-columns-repeated="13"/>
        </table:table-row>
        <table:table-row table:style-name="ro1" table:number-rows-repeated="94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formula="of:=SUM([.D1:.D76])" office:value-type="float" office:value="2353">
            <text:p>2353</text:p>
          </table:table-cell>
          <table:table-cell table:style-name="Default" table:formula="of:=SUM([.E1:.E76])" office:value-type="float" office:value="3705">
            <text:p>3705</text:p>
          </table:table-cell>
          <table:table-cell table:style-name="Default" table:formula="of:=SUM([.F1:.F76])" office:value-type="float" office:value="807">
            <text:p>807</text:p>
          </table:table-cell>
          <table:table-cell table:style-name="Default" table:formula="of:=SUM([.G1:.G76])" office:value-type="float" office:value="3808">
            <text:p>3808</text:p>
          </table:table-cell>
          <table:table-cell table:style-name="Default" table:formula="of:=SUM([.H1:.H76])" office:value-type="float" office:value="887">
            <text:p>887</text:p>
          </table:table-cell>
          <table:table-cell/>
          <table:table-cell table:formula="of:=SUM([.J1:.J76])" office:value-type="float" office:value="4241">
            <text:p>4241</text:p>
          </table:table-cell>
          <table:table-cell table:formula="of:=SUM([.K1:.K76])" office:value-type="float" office:value="7319">
            <text:p>7319</text:p>
          </table:table-cell>
          <table:table-cell table:formula="of:=SUM([.L1:.L76])" office:value-type="float" office:value="762114">
            <text:p>762114</text:p>
          </table:table-cell>
          <table:table-cell table:style-name="Default"/>
        </table:table-row>
      </table:table>
      <table:table table:name="corpuscat" table:style-name="ta1">
        <table:table-column table:style-name="co9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number-columns-repeated="4" table:default-cell-style-name="Default"/>
        <table:table-row table:style-name="ro1">
          <table:table-cell office:value-type="string">
            <text:p>.</text:p>
          </table:table-cell>
          <table:table-cell office:value-type="float" office:value="6571">
            <text:p>6571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OR([.A1]=&quot;í&quot;;[.A1]=&quot;ï&quot;)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OR([.A1]=&quot;ú&quot;;[.A1]=&quot;ü&quot;);[.B1];0)" office:value-type="float" office:value="0">
            <text:p>0</text:p>
          </table:table-cell>
          <table:table-cell/>
          <table:table-cell table:formula="of:=IF(OR([.A1]=&quot;à&quot;;[.A1]=&quot;è&quot;;[.A1]=&quot;ò&quot;);[.B1];0)" office:value-type="float" office:value="0">
            <text:p>0</text:p>
          </table:table-cell>
          <table:table-cell table:formula="of:=IF(OR([.A1]=&quot;á&quot;;[.A1]=&quot;é&quot;;[.A1]=&quot;í&quot;;[.A1]=&quot;ó&quot;;[.A1]=&quot;ú&quot;;[.A1]=&quot;ï&quot;;[.A1]=&quot;ü&quot;);[.B1];0)" office:value-type="float" office:value="0">
            <text:p>0</text:p>
          </table:table-cell>
          <table:table-cell table:formula="of:=[.B1]+IF([.A1]=&quot;a&quot;;[.D$200];IF([.A1]=&quot;e&quot;;[.E$200];IF([.A1]=&quot;i&quot;;[.F$200];IF([.A1]=&quot;o&quot;;[.G$200];IF([.A1]=&quot;u&quot;;[.H$200];IF([.A1]=&quot;`&quot;;[.J$200];IF([.A1]=&quot;´&quot;;[.K$200];0)))))))" office:value-type="float" office:value="6571">
            <text:p>6571</text:p>
          </table:table-cell>
          <table:table-cell table:style-name="ce1" table:formula="of:=[.L1]/[.L$200]" office:value-type="percentage" office:value="0.352256888602981">
            <text:p>35,226%</text:p>
          </table:table-cell>
        </table:table-row>
        <table:table-row table:style-name="ro1">
          <table:table-cell office:value-type="string">
            <text:p>e</text:p>
          </table:table-cell>
          <table:table-cell office:value-type="float" office:value="1323">
            <text:p>1323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OR([.A2]=&quot;í&quot;;[.A2]=&quot;ï&quot;)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OR([.A2]=&quot;ú&quot;;[.A2]=&quot;ü&quot;);[.B2];0)" office:value-type="float" office:value="0">
            <text:p>0</text:p>
          </table:table-cell>
          <table:table-cell/>
          <table:table-cell table:formula="of:=IF(OR([.A2]=&quot;à&quot;;[.A2]=&quot;è&quot;;[.A2]=&quot;ò&quot;);[.B2];0)" office:value-type="float" office:value="0">
            <text:p>0</text:p>
          </table:table-cell>
          <table:table-cell table:formula="of:=IF(OR([.A2]=&quot;á&quot;;[.A2]=&quot;é&quot;;[.A2]=&quot;í&quot;;[.A2]=&quot;ó&quot;;[.A2]=&quot;ú&quot;;[.A2]=&quot;ï&quot;;[.A2]=&quot;ü&quot;);[.B2];0)" office:value-type="float" office:value="0">
            <text:p>0</text:p>
          </table:table-cell>
          <table:table-cell table:formula="of:=[.B2]+IF([.A2]=&quot;a&quot;;[.D$200];IF([.A2]=&quot;e&quot;;[.E$200];IF([.A2]=&quot;i&quot;;[.F$200];IF([.A2]=&quot;o&quot;;[.G$200];IF([.A2]=&quot;u&quot;;[.H$200];IF([.A2]=&quot;`&quot;;[.J$200];IF([.A2]=&quot;´&quot;;[.K$200];0)))))))" office:value-type="float" office:value="1385">
            <text:p>1385</text:p>
          </table:table-cell>
          <table:table-cell table:style-name="ce1" table:formula="of:=[.L2]/[.L$200]" office:value-type="percentage" office:value="0.0742468103355849">
            <text:p>7,425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1106">
            <text:p>1106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OR([.A3]=&quot;í&quot;;[.A3]=&quot;ï&quot;)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OR([.A3]=&quot;ú&quot;;[.A3]=&quot;ü&quot;);[.B3];0)" office:value-type="float" office:value="0">
            <text:p>0</text:p>
          </table:table-cell>
          <table:table-cell/>
          <table:table-cell table:formula="of:=IF(OR([.A3]=&quot;à&quot;;[.A3]=&quot;è&quot;;[.A3]=&quot;ò&quot;);[.B3];0)" office:value-type="float" office:value="0">
            <text:p>0</text:p>
          </table:table-cell>
          <table:table-cell table:formula="of:=IF(OR([.A3]=&quot;á&quot;;[.A3]=&quot;é&quot;;[.A3]=&quot;í&quot;;[.A3]=&quot;ó&quot;;[.A3]=&quot;ú&quot;;[.A3]=&quot;ï&quot;;[.A3]=&quot;ü&quot;);[.B3];0)" office:value-type="float" office:value="0">
            <text:p>0</text:p>
          </table:table-cell>
          <table:table-cell table:formula="of:=[.B3]+IF([.A3]=&quot;a&quot;;[.D$200];IF([.A3]=&quot;e&quot;;[.E$200];IF([.A3]=&quot;i&quot;;[.F$200];IF([.A3]=&quot;o&quot;;[.G$200];IF([.A3]=&quot;u&quot;;[.H$200];IF([.A3]=&quot;`&quot;;[.J$200];IF([.A3]=&quot;´&quot;;[.K$200];0)))))))" office:value-type="float" office:value="1152">
            <text:p>1152</text:p>
          </table:table-cell>
          <table:table-cell table:style-name="ce1" table:formula="of:=[.L3]/[.L$200]" office:value-type="percentage" office:value="0.0617561917015117">
            <text:p>6,176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894">
            <text:p>894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OR([.A4]=&quot;í&quot;;[.A4]=&quot;ï&quot;)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OR([.A4]=&quot;ú&quot;;[.A4]=&quot;ü&quot;);[.B4];0)" office:value-type="float" office:value="0">
            <text:p>0</text:p>
          </table:table-cell>
          <table:table-cell/>
          <table:table-cell table:formula="of:=IF(OR([.A4]=&quot;à&quot;;[.A4]=&quot;è&quot;;[.A4]=&quot;ò&quot;);[.B4];0)" office:value-type="float" office:value="0">
            <text:p>0</text:p>
          </table:table-cell>
          <table:table-cell table:formula="of:=IF(OR([.A4]=&quot;á&quot;;[.A4]=&quot;é&quot;;[.A4]=&quot;í&quot;;[.A4]=&quot;ó&quot;;[.A4]=&quot;ú&quot;;[.A4]=&quot;ï&quot;;[.A4]=&quot;ü&quot;);[.B4];0)" office:value-type="float" office:value="0">
            <text:p>0</text:p>
          </table:table-cell>
          <table:table-cell table:formula="of:=[.B4]+IF([.A4]=&quot;a&quot;;[.D$200];IF([.A4]=&quot;e&quot;;[.E$200];IF([.A4]=&quot;i&quot;;[.F$200];IF([.A4]=&quot;o&quot;;[.G$200];IF([.A4]=&quot;u&quot;;[.H$200];IF([.A4]=&quot;`&quot;;[.J$200];IF([.A4]=&quot;´&quot;;[.K$200];0)))))))" office:value-type="float" office:value="949">
            <text:p>949</text:p>
          </table:table-cell>
          <table:table-cell table:style-name="ce1" table:formula="of:=[.L4]/[.L$200]" office:value-type="percentage" office:value="0.0508738072263322">
            <text:p>5,087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858">
            <text:p>858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OR([.A5]=&quot;í&quot;;[.A5]=&quot;ï&quot;)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OR([.A5]=&quot;ú&quot;;[.A5]=&quot;ü&quot;);[.B5];0)" office:value-type="float" office:value="0">
            <text:p>0</text:p>
          </table:table-cell>
          <table:table-cell/>
          <table:table-cell table:formula="of:=IF(OR([.A5]=&quot;à&quot;;[.A5]=&quot;è&quot;;[.A5]=&quot;ò&quot;);[.B5];0)" office:value-type="float" office:value="0">
            <text:p>0</text:p>
          </table:table-cell>
          <table:table-cell table:formula="of:=IF(OR([.A5]=&quot;á&quot;;[.A5]=&quot;é&quot;;[.A5]=&quot;í&quot;;[.A5]=&quot;ó&quot;;[.A5]=&quot;ú&quot;;[.A5]=&quot;ï&quot;;[.A5]=&quot;ü&quot;);[.B5];0)" office:value-type="float" office:value="0">
            <text:p>0</text:p>
          </table:table-cell>
          <table:table-cell table:formula="of:=[.B5]+IF([.A5]=&quot;a&quot;;[.D$200];IF([.A5]=&quot;e&quot;;[.E$200];IF([.A5]=&quot;i&quot;;[.F$200];IF([.A5]=&quot;o&quot;;[.G$200];IF([.A5]=&quot;u&quot;;[.H$200];IF([.A5]=&quot;`&quot;;[.J$200];IF([.A5]=&quot;´&quot;;[.K$200];0)))))))" office:value-type="float" office:value="858">
            <text:p>858</text:p>
          </table:table-cell>
          <table:table-cell table:style-name="ce1" table:formula="of:=[.L5]/[.L$200]" office:value-type="percentage" office:value="0.0459954969443551">
            <text:p>4,600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847">
            <text:p>847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OR([.A6]=&quot;í&quot;;[.A6]=&quot;ï&quot;)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OR([.A6]=&quot;ú&quot;;[.A6]=&quot;ü&quot;);[.B6];0)" office:value-type="float" office:value="0">
            <text:p>0</text:p>
          </table:table-cell>
          <table:table-cell/>
          <table:table-cell table:formula="of:=IF(OR([.A6]=&quot;à&quot;;[.A6]=&quot;è&quot;;[.A6]=&quot;ò&quot;);[.B6];0)" office:value-type="float" office:value="0">
            <text:p>0</text:p>
          </table:table-cell>
          <table:table-cell table:formula="of:=IF(OR([.A6]=&quot;á&quot;;[.A6]=&quot;é&quot;;[.A6]=&quot;í&quot;;[.A6]=&quot;ó&quot;;[.A6]=&quot;ú&quot;;[.A6]=&quot;ï&quot;;[.A6]=&quot;ü&quot;);[.B6];0)" office:value-type="float" office:value="0">
            <text:p>0</text:p>
          </table:table-cell>
          <table:table-cell table:formula="of:=[.B6]+IF([.A6]=&quot;a&quot;;[.D$200];IF([.A6]=&quot;e&quot;;[.E$200];IF([.A6]=&quot;i&quot;;[.F$200];IF([.A6]=&quot;o&quot;;[.G$200];IF([.A6]=&quot;u&quot;;[.H$200];IF([.A6]=&quot;`&quot;;[.J$200];IF([.A6]=&quot;´&quot;;[.K$200];0)))))))" office:value-type="float" office:value="847">
            <text:p>847</text:p>
          </table:table-cell>
          <table:table-cell table:style-name="ce1" table:formula="of:=[.L6]/[.L$200]" office:value-type="percentage" office:value="0.0454058110860941">
            <text:p>4,541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682">
            <text:p>682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OR([.A7]=&quot;í&quot;;[.A7]=&quot;ï&quot;)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OR([.A7]=&quot;ú&quot;;[.A7]=&quot;ü&quot;);[.B7];0)" office:value-type="float" office:value="0">
            <text:p>0</text:p>
          </table:table-cell>
          <table:table-cell/>
          <table:table-cell table:formula="of:=IF(OR([.A7]=&quot;à&quot;;[.A7]=&quot;è&quot;;[.A7]=&quot;ò&quot;);[.B7];0)" office:value-type="float" office:value="0">
            <text:p>0</text:p>
          </table:table-cell>
          <table:table-cell table:formula="of:=IF(OR([.A7]=&quot;á&quot;;[.A7]=&quot;é&quot;;[.A7]=&quot;í&quot;;[.A7]=&quot;ó&quot;;[.A7]=&quot;ú&quot;;[.A7]=&quot;ï&quot;;[.A7]=&quot;ü&quot;);[.B7];0)" office:value-type="float" office:value="0">
            <text:p>0</text:p>
          </table:table-cell>
          <table:table-cell table:formula="of:=[.B7]+IF([.A7]=&quot;a&quot;;[.D$200];IF([.A7]=&quot;e&quot;;[.E$200];IF([.A7]=&quot;i&quot;;[.F$200];IF([.A7]=&quot;o&quot;;[.G$200];IF([.A7]=&quot;u&quot;;[.H$200];IF([.A7]=&quot;`&quot;;[.J$200];IF([.A7]=&quot;´&quot;;[.K$200];0)))))))" office:value-type="float" office:value="682">
            <text:p>682</text:p>
          </table:table-cell>
          <table:table-cell table:style-name="ce1" table:formula="of:=[.L7]/[.L$200]" office:value-type="percentage" office:value="0.0365605232121797">
            <text:p>3,656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674">
            <text:p>674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OR([.A8]=&quot;í&quot;;[.A8]=&quot;ï&quot;)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OR([.A8]=&quot;ú&quot;;[.A8]=&quot;ü&quot;);[.B8];0)" office:value-type="float" office:value="0">
            <text:p>0</text:p>
          </table:table-cell>
          <table:table-cell/>
          <table:table-cell table:formula="of:=IF(OR([.A8]=&quot;à&quot;;[.A8]=&quot;è&quot;;[.A8]=&quot;ò&quot;);[.B8];0)" office:value-type="float" office:value="0">
            <text:p>0</text:p>
          </table:table-cell>
          <table:table-cell table:formula="of:=IF(OR([.A8]=&quot;á&quot;;[.A8]=&quot;é&quot;;[.A8]=&quot;í&quot;;[.A8]=&quot;ó&quot;;[.A8]=&quot;ú&quot;;[.A8]=&quot;ï&quot;;[.A8]=&quot;ü&quot;);[.B8];0)" office:value-type="float" office:value="0">
            <text:p>0</text:p>
          </table:table-cell>
          <table:table-cell table:formula="of:=[.B8]+IF([.A8]=&quot;a&quot;;[.D$200];IF([.A8]=&quot;e&quot;;[.E$200];IF([.A8]=&quot;i&quot;;[.F$200];IF([.A8]=&quot;o&quot;;[.G$200];IF([.A8]=&quot;u&quot;;[.H$200];IF([.A8]=&quot;`&quot;;[.J$200];IF([.A8]=&quot;´&quot;;[.K$200];0)))))))" office:value-type="float" office:value="674">
            <text:p>674</text:p>
          </table:table-cell>
          <table:table-cell table:style-name="ce1" table:formula="of:=[.L8]/[.L$200]" office:value-type="percentage" office:value="0.0361316607698081">
            <text:p>3,613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671">
            <text:p>671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OR([.A9]=&quot;í&quot;;[.A9]=&quot;ï&quot;)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OR([.A9]=&quot;ú&quot;;[.A9]=&quot;ü&quot;);[.B9];0)" office:value-type="float" office:value="0">
            <text:p>0</text:p>
          </table:table-cell>
          <table:table-cell/>
          <table:table-cell table:formula="of:=IF(OR([.A9]=&quot;à&quot;;[.A9]=&quot;è&quot;;[.A9]=&quot;ò&quot;);[.B9];0)" office:value-type="float" office:value="0">
            <text:p>0</text:p>
          </table:table-cell>
          <table:table-cell table:formula="of:=IF(OR([.A9]=&quot;á&quot;;[.A9]=&quot;é&quot;;[.A9]=&quot;í&quot;;[.A9]=&quot;ó&quot;;[.A9]=&quot;ú&quot;;[.A9]=&quot;ï&quot;;[.A9]=&quot;ü&quot;);[.B9];0)" office:value-type="float" office:value="0">
            <text:p>0</text:p>
          </table:table-cell>
          <table:table-cell table:formula="of:=[.B9]+IF([.A9]=&quot;a&quot;;[.D$200];IF([.A9]=&quot;e&quot;;[.E$200];IF([.A9]=&quot;i&quot;;[.F$200];IF([.A9]=&quot;o&quot;;[.G$200];IF([.A9]=&quot;u&quot;;[.H$200];IF([.A9]=&quot;`&quot;;[.J$200];IF([.A9]=&quot;´&quot;;[.K$200];0)))))))" office:value-type="float" office:value="671">
            <text:p>671</text:p>
          </table:table-cell>
          <table:table-cell table:style-name="ce1" table:formula="of:=[.L9]/[.L$200]" office:value-type="percentage" office:value="0.0359708373539187">
            <text:p>3,597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591">
            <text:p>591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OR([.A10]=&quot;í&quot;;[.A10]=&quot;ï&quot;)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OR([.A10]=&quot;ú&quot;;[.A10]=&quot;ü&quot;);[.B10];0)" office:value-type="float" office:value="0">
            <text:p>0</text:p>
          </table:table-cell>
          <table:table-cell/>
          <table:table-cell table:formula="of:=IF(OR([.A10]=&quot;à&quot;;[.A10]=&quot;è&quot;;[.A10]=&quot;ò&quot;);[.B10];0)" office:value-type="float" office:value="0">
            <text:p>0</text:p>
          </table:table-cell>
          <table:table-cell table:formula="of:=IF(OR([.A10]=&quot;á&quot;;[.A10]=&quot;é&quot;;[.A10]=&quot;í&quot;;[.A10]=&quot;ó&quot;;[.A10]=&quot;ú&quot;;[.A10]=&quot;ï&quot;;[.A10]=&quot;ü&quot;);[.B10];0)" office:value-type="float" office:value="0">
            <text:p>0</text:p>
          </table:table-cell>
          <table:table-cell table:formula="of:=[.B10]+IF([.A10]=&quot;a&quot;;[.D$200];IF([.A10]=&quot;e&quot;;[.E$200];IF([.A10]=&quot;i&quot;;[.F$200];IF([.A10]=&quot;o&quot;;[.G$200];IF([.A10]=&quot;u&quot;;[.H$200];IF([.A10]=&quot;`&quot;;[.J$200];IF([.A10]=&quot;´&quot;;[.K$200];0)))))))" office:value-type="float" office:value="591">
            <text:p>591</text:p>
          </table:table-cell>
          <table:table-cell table:style-name="ce1" table:formula="of:=[.L10]/[.L$200]" office:value-type="percentage" office:value="0.0316822129302026">
            <text:p>3,168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477">
            <text:p>477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OR([.A11]=&quot;í&quot;;[.A11]=&quot;ï&quot;)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OR([.A11]=&quot;ú&quot;;[.A11]=&quot;ü&quot;);[.B11];0)" office:value-type="float" office:value="0">
            <text:p>0</text:p>
          </table:table-cell>
          <table:table-cell/>
          <table:table-cell table:formula="of:=IF(OR([.A11]=&quot;à&quot;;[.A11]=&quot;è&quot;;[.A11]=&quot;ò&quot;);[.B11];0)" office:value-type="float" office:value="0">
            <text:p>0</text:p>
          </table:table-cell>
          <table:table-cell table:formula="of:=IF(OR([.A11]=&quot;á&quot;;[.A11]=&quot;é&quot;;[.A11]=&quot;í&quot;;[.A11]=&quot;ó&quot;;[.A11]=&quot;ú&quot;;[.A11]=&quot;ï&quot;;[.A11]=&quot;ü&quot;);[.B11];0)" office:value-type="float" office:value="0">
            <text:p>0</text:p>
          </table:table-cell>
          <table:table-cell table:formula="of:=[.B11]+IF([.A11]=&quot;a&quot;;[.D$200];IF([.A11]=&quot;e&quot;;[.E$200];IF([.A11]=&quot;i&quot;;[.F$200];IF([.A11]=&quot;o&quot;;[.G$200];IF([.A11]=&quot;u&quot;;[.H$200];IF([.A11]=&quot;`&quot;;[.J$200];IF([.A11]=&quot;´&quot;;[.K$200];0)))))))" office:value-type="float" office:value="477">
            <text:p>477</text:p>
          </table:table-cell>
          <table:table-cell table:style-name="ce1" table:formula="of:=[.L11]/[.L$200]" office:value-type="percentage" office:value="0.0255709231264072">
            <text:p>2,557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456">
            <text:p>456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OR([.A12]=&quot;í&quot;;[.A12]=&quot;ï&quot;)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OR([.A12]=&quot;ú&quot;;[.A12]=&quot;ü&quot;);[.B12];0)" office:value-type="float" office:value="0">
            <text:p>0</text:p>
          </table:table-cell>
          <table:table-cell/>
          <table:table-cell table:formula="of:=IF(OR([.A12]=&quot;à&quot;;[.A12]=&quot;è&quot;;[.A12]=&quot;ò&quot;);[.B12];0)" office:value-type="float" office:value="0">
            <text:p>0</text:p>
          </table:table-cell>
          <table:table-cell table:formula="of:=IF(OR([.A12]=&quot;á&quot;;[.A12]=&quot;é&quot;;[.A12]=&quot;í&quot;;[.A12]=&quot;ó&quot;;[.A12]=&quot;ú&quot;;[.A12]=&quot;ï&quot;;[.A12]=&quot;ü&quot;);[.B12];0)" office:value-type="float" office:value="0">
            <text:p>0</text:p>
          </table:table-cell>
          <table:table-cell table:formula="of:=[.B12]+IF([.A12]=&quot;a&quot;;[.D$200];IF([.A12]=&quot;e&quot;;[.E$200];IF([.A12]=&quot;i&quot;;[.F$200];IF([.A12]=&quot;o&quot;;[.G$200];IF([.A12]=&quot;u&quot;;[.H$200];IF([.A12]=&quot;`&quot;;[.J$200];IF([.A12]=&quot;´&quot;;[.K$200];0)))))))" office:value-type="float" office:value="491">
            <text:p>491</text:p>
          </table:table-cell>
          <table:table-cell table:style-name="ce1" table:formula="of:=[.L12]/[.L$200]" office:value-type="percentage" office:value="0.0263214324005575">
            <text:p>2,632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452">
            <text:p>452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OR([.A13]=&quot;í&quot;;[.A13]=&quot;ï&quot;)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OR([.A13]=&quot;ú&quot;;[.A13]=&quot;ü&quot;);[.B13];0)" office:value-type="float" office:value="0">
            <text:p>0</text:p>
          </table:table-cell>
          <table:table-cell/>
          <table:table-cell table:formula="of:=IF(OR([.A13]=&quot;à&quot;;[.A13]=&quot;è&quot;;[.A13]=&quot;ò&quot;);[.B13];0)" office:value-type="float" office:value="0">
            <text:p>0</text:p>
          </table:table-cell>
          <table:table-cell table:formula="of:=IF(OR([.A13]=&quot;á&quot;;[.A13]=&quot;é&quot;;[.A13]=&quot;í&quot;;[.A13]=&quot;ó&quot;;[.A13]=&quot;ú&quot;;[.A13]=&quot;ï&quot;;[.A13]=&quot;ü&quot;);[.B13];0)" office:value-type="float" office:value="0">
            <text:p>0</text:p>
          </table:table-cell>
          <table:table-cell table:formula="of:=[.B13]+IF([.A13]=&quot;a&quot;;[.D$200];IF([.A13]=&quot;e&quot;;[.E$200];IF([.A13]=&quot;i&quot;;[.F$200];IF([.A13]=&quot;o&quot;;[.G$200];IF([.A13]=&quot;u&quot;;[.H$200];IF([.A13]=&quot;`&quot;;[.J$200];IF([.A13]=&quot;´&quot;;[.K$200];0)))))))" office:value-type="float" office:value="537">
            <text:p>537</text:p>
          </table:table-cell>
          <table:table-cell table:style-name="ce1" table:formula="of:=[.L13]/[.L$200]" office:value-type="percentage" office:value="0.0287873914441943">
            <text:p>2,879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321">
            <text:p>321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OR([.A14]=&quot;í&quot;;[.A14]=&quot;ï&quot;)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OR([.A14]=&quot;ú&quot;;[.A14]=&quot;ü&quot;);[.B14];0)" office:value-type="float" office:value="0">
            <text:p>0</text:p>
          </table:table-cell>
          <table:table-cell/>
          <table:table-cell table:formula="of:=IF(OR([.A14]=&quot;à&quot;;[.A14]=&quot;è&quot;;[.A14]=&quot;ò&quot;);[.B14];0)" office:value-type="float" office:value="0">
            <text:p>0</text:p>
          </table:table-cell>
          <table:table-cell table:formula="of:=IF(OR([.A14]=&quot;á&quot;;[.A14]=&quot;é&quot;;[.A14]=&quot;í&quot;;[.A14]=&quot;ó&quot;;[.A14]=&quot;ú&quot;;[.A14]=&quot;ï&quot;;[.A14]=&quot;ü&quot;);[.B14];0)" office:value-type="float" office:value="0">
            <text:p>0</text:p>
          </table:table-cell>
          <table:table-cell table:formula="of:=[.B14]+IF([.A14]=&quot;a&quot;;[.D$200];IF([.A14]=&quot;e&quot;;[.E$200];IF([.A14]=&quot;i&quot;;[.F$200];IF([.A14]=&quot;o&quot;;[.G$200];IF([.A14]=&quot;u&quot;;[.H$200];IF([.A14]=&quot;`&quot;;[.J$200];IF([.A14]=&quot;´&quot;;[.K$200];0)))))))" office:value-type="float" office:value="321">
            <text:p>321</text:p>
          </table:table-cell>
          <table:table-cell table:style-name="ce1" table:formula="of:=[.L14]/[.L$200]" office:value-type="percentage" office:value="0.0172081055001608">
            <text:p>1,721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297">
            <text:p>297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OR([.A15]=&quot;í&quot;;[.A15]=&quot;ï&quot;)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OR([.A15]=&quot;ú&quot;;[.A15]=&quot;ü&quot;);[.B15];0)" office:value-type="float" office:value="0">
            <text:p>0</text:p>
          </table:table-cell>
          <table:table-cell/>
          <table:table-cell table:formula="of:=IF(OR([.A15]=&quot;à&quot;;[.A15]=&quot;è&quot;;[.A15]=&quot;ò&quot;);[.B15];0)" office:value-type="float" office:value="0">
            <text:p>0</text:p>
          </table:table-cell>
          <table:table-cell table:formula="of:=IF(OR([.A15]=&quot;á&quot;;[.A15]=&quot;é&quot;;[.A15]=&quot;í&quot;;[.A15]=&quot;ó&quot;;[.A15]=&quot;ú&quot;;[.A15]=&quot;ï&quot;;[.A15]=&quot;ü&quot;);[.B15];0)" office:value-type="float" office:value="0">
            <text:p>0</text:p>
          </table:table-cell>
          <table:table-cell table:formula="of:=[.B15]+IF([.A15]=&quot;a&quot;;[.D$200];IF([.A15]=&quot;e&quot;;[.E$200];IF([.A15]=&quot;i&quot;;[.F$200];IF([.A15]=&quot;o&quot;;[.G$200];IF([.A15]=&quot;u&quot;;[.H$200];IF([.A15]=&quot;`&quot;;[.J$200];IF([.A15]=&quot;´&quot;;[.K$200];0)))))))" office:value-type="float" office:value="297">
            <text:p>297</text:p>
          </table:table-cell>
          <table:table-cell table:style-name="ce1" table:formula="of:=[.L15]/[.L$200]" office:value-type="percentage" office:value="0.015921518173046">
            <text:p>1,592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192">
            <text:p>192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OR([.A16]=&quot;í&quot;;[.A16]=&quot;ï&quot;)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OR([.A16]=&quot;ú&quot;;[.A16]=&quot;ü&quot;);[.B16];0)" office:value-type="float" office:value="0">
            <text:p>0</text:p>
          </table:table-cell>
          <table:table-cell/>
          <table:table-cell table:formula="of:=IF(OR([.A16]=&quot;à&quot;;[.A16]=&quot;è&quot;;[.A16]=&quot;ò&quot;);[.B16];0)" office:value-type="float" office:value="0">
            <text:p>0</text:p>
          </table:table-cell>
          <table:table-cell table:formula="of:=IF(OR([.A16]=&quot;á&quot;;[.A16]=&quot;é&quot;;[.A16]=&quot;í&quot;;[.A16]=&quot;ó&quot;;[.A16]=&quot;ú&quot;;[.A16]=&quot;ï&quot;;[.A16]=&quot;ü&quot;);[.B16];0)" office:value-type="float" office:value="0">
            <text:p>0</text:p>
          </table:table-cell>
          <table:table-cell table:formula="of:=[.B16]+IF([.A16]=&quot;a&quot;;[.D$200];IF([.A16]=&quot;e&quot;;[.E$200];IF([.A16]=&quot;i&quot;;[.F$200];IF([.A16]=&quot;o&quot;;[.G$200];IF([.A16]=&quot;u&quot;;[.H$200];IF([.A16]=&quot;`&quot;;[.J$200];IF([.A16]=&quot;´&quot;;[.K$200];0)))))))" office:value-type="float" office:value="192">
            <text:p>192</text:p>
          </table:table-cell>
          <table:table-cell table:style-name="ce1" table:formula="of:=[.L16]/[.L$200]" office:value-type="percentage" office:value="0.0102926986169186">
            <text:p>1,029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128">
            <text:p>128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OR([.A17]=&quot;í&quot;;[.A17]=&quot;ï&quot;)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OR([.A17]=&quot;ú&quot;;[.A17]=&quot;ü&quot;);[.B17];0)" office:value-type="float" office:value="0">
            <text:p>0</text:p>
          </table:table-cell>
          <table:table-cell/>
          <table:table-cell table:formula="of:=IF(OR([.A17]=&quot;à&quot;;[.A17]=&quot;è&quot;;[.A17]=&quot;ò&quot;);[.B17];0)" office:value-type="float" office:value="0">
            <text:p>0</text:p>
          </table:table-cell>
          <table:table-cell table:formula="of:=IF(OR([.A17]=&quot;á&quot;;[.A17]=&quot;é&quot;;[.A17]=&quot;í&quot;;[.A17]=&quot;ó&quot;;[.A17]=&quot;ú&quot;;[.A17]=&quot;ï&quot;;[.A17]=&quot;ü&quot;);[.B17];0)" office:value-type="float" office:value="0">
            <text:p>0</text:p>
          </table:table-cell>
          <table:table-cell table:formula="of:=[.B17]+IF([.A17]=&quot;a&quot;;[.D$200];IF([.A17]=&quot;e&quot;;[.E$200];IF([.A17]=&quot;i&quot;;[.F$200];IF([.A17]=&quot;o&quot;;[.G$200];IF([.A17]=&quot;u&quot;;[.H$200];IF([.A17]=&quot;`&quot;;[.J$200];IF([.A17]=&quot;´&quot;;[.K$200];0)))))))" office:value-type="float" office:value="128">
            <text:p>128</text:p>
          </table:table-cell>
          <table:table-cell table:style-name="ce1" table:formula="of:=[.L17]/[.L$200]" office:value-type="percentage" office:value="0.00686179907794575">
            <text:p>0,686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121">
            <text:p>121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OR([.A18]=&quot;í&quot;;[.A18]=&quot;ï&quot;)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OR([.A18]=&quot;ú&quot;;[.A18]=&quot;ü&quot;);[.B18];0)" office:value-type="float" office:value="0">
            <text:p>0</text:p>
          </table:table-cell>
          <table:table-cell/>
          <table:table-cell table:formula="of:=IF(OR([.A18]=&quot;à&quot;;[.A18]=&quot;è&quot;;[.A18]=&quot;ò&quot;);[.B18];0)" office:value-type="float" office:value="0">
            <text:p>0</text:p>
          </table:table-cell>
          <table:table-cell table:formula="of:=IF(OR([.A18]=&quot;á&quot;;[.A18]=&quot;é&quot;;[.A18]=&quot;í&quot;;[.A18]=&quot;ó&quot;;[.A18]=&quot;ú&quot;;[.A18]=&quot;ï&quot;;[.A18]=&quot;ü&quot;);[.B18];0)" office:value-type="float" office:value="0">
            <text:p>0</text:p>
          </table:table-cell>
          <table:table-cell table:formula="of:=[.B18]+IF([.A18]=&quot;a&quot;;[.D$200];IF([.A18]=&quot;e&quot;;[.E$200];IF([.A18]=&quot;i&quot;;[.F$200];IF([.A18]=&quot;o&quot;;[.G$200];IF([.A18]=&quot;u&quot;;[.H$200];IF([.A18]=&quot;`&quot;;[.J$200];IF([.A18]=&quot;´&quot;;[.K$200];0)))))))" office:value-type="float" office:value="121">
            <text:p>121</text:p>
          </table:table-cell>
          <table:table-cell table:style-name="ce1" table:formula="of:=[.L18]/[.L$200]" office:value-type="percentage" office:value="0.00648654444087059">
            <text:p>0,649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121">
            <text:p>121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OR([.A19]=&quot;í&quot;;[.A19]=&quot;ï&quot;)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OR([.A19]=&quot;ú&quot;;[.A19]=&quot;ü&quot;);[.B19];0)" office:value-type="float" office:value="0">
            <text:p>0</text:p>
          </table:table-cell>
          <table:table-cell/>
          <table:table-cell table:formula="of:=IF(OR([.A19]=&quot;à&quot;;[.A19]=&quot;è&quot;;[.A19]=&quot;ò&quot;);[.B19];0)" office:value-type="float" office:value="0">
            <text:p>0</text:p>
          </table:table-cell>
          <table:table-cell table:formula="of:=IF(OR([.A19]=&quot;á&quot;;[.A19]=&quot;é&quot;;[.A19]=&quot;í&quot;;[.A19]=&quot;ó&quot;;[.A19]=&quot;ú&quot;;[.A19]=&quot;ï&quot;;[.A19]=&quot;ü&quot;);[.B19];0)" office:value-type="float" office:value="0">
            <text:p>0</text:p>
          </table:table-cell>
          <table:table-cell table:formula="of:=[.B19]+IF([.A19]=&quot;a&quot;;[.D$200];IF([.A19]=&quot;e&quot;;[.E$200];IF([.A19]=&quot;i&quot;;[.F$200];IF([.A19]=&quot;o&quot;;[.G$200];IF([.A19]=&quot;u&quot;;[.H$200];IF([.A19]=&quot;`&quot;;[.J$200];IF([.A19]=&quot;´&quot;;[.K$200];0)))))))" office:value-type="float" office:value="121">
            <text:p>121</text:p>
          </table:table-cell>
          <table:table-cell table:style-name="ce1" table:formula="of:=[.L19]/[.L$200]" office:value-type="percentage" office:value="0.00648654444087059">
            <text:p>0,649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100">
            <text:p>100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OR([.A20]=&quot;í&quot;;[.A20]=&quot;ï&quot;)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OR([.A20]=&quot;ú&quot;;[.A20]=&quot;ü&quot;);[.B20];0)" office:value-type="float" office:value="0">
            <text:p>0</text:p>
          </table:table-cell>
          <table:table-cell/>
          <table:table-cell table:formula="of:=IF(OR([.A20]=&quot;à&quot;;[.A20]=&quot;è&quot;;[.A20]=&quot;ò&quot;);[.B20];0)" office:value-type="float" office:value="0">
            <text:p>0</text:p>
          </table:table-cell>
          <table:table-cell table:formula="of:=IF(OR([.A20]=&quot;á&quot;;[.A20]=&quot;é&quot;;[.A20]=&quot;í&quot;;[.A20]=&quot;ó&quot;;[.A20]=&quot;ú&quot;;[.A20]=&quot;ï&quot;;[.A20]=&quot;ü&quot;);[.B20];0)" office:value-type="float" office:value="0">
            <text:p>0</text:p>
          </table:table-cell>
          <table:table-cell table:formula="of:=[.B20]+IF([.A20]=&quot;a&quot;;[.D$200];IF([.A20]=&quot;e&quot;;[.E$200];IF([.A20]=&quot;i&quot;;[.F$200];IF([.A20]=&quot;o&quot;;[.G$200];IF([.A20]=&quot;u&quot;;[.H$200];IF([.A20]=&quot;`&quot;;[.J$200];IF([.A20]=&quot;´&quot;;[.K$200];0)))))))" office:value-type="float" office:value="100">
            <text:p>100</text:p>
          </table:table-cell>
          <table:table-cell table:style-name="ce1" table:formula="of:=[.L20]/[.L$200]" office:value-type="percentage" office:value="0.00536078052964512">
            <text:p>0,536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91">
            <text:p>91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OR([.A21]=&quot;í&quot;;[.A21]=&quot;ï&quot;)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OR([.A21]=&quot;ú&quot;;[.A21]=&quot;ü&quot;);[.B21];0)" office:value-type="float" office:value="0">
            <text:p>0</text:p>
          </table:table-cell>
          <table:table-cell/>
          <table:table-cell table:formula="of:=IF(OR([.A21]=&quot;à&quot;;[.A21]=&quot;è&quot;;[.A21]=&quot;ò&quot;);[.B21];0)" office:value-type="float" office:value="0">
            <text:p>0</text:p>
          </table:table-cell>
          <table:table-cell table:formula="of:=IF(OR([.A21]=&quot;á&quot;;[.A21]=&quot;é&quot;;[.A21]=&quot;í&quot;;[.A21]=&quot;ó&quot;;[.A21]=&quot;ú&quot;;[.A21]=&quot;ï&quot;;[.A21]=&quot;ü&quot;);[.B21];0)" office:value-type="float" office:value="0">
            <text:p>0</text:p>
          </table:table-cell>
          <table:table-cell table:formula="of:=[.B21]+IF([.A21]=&quot;a&quot;;[.D$200];IF([.A21]=&quot;e&quot;;[.E$200];IF([.A21]=&quot;i&quot;;[.F$200];IF([.A21]=&quot;o&quot;;[.G$200];IF([.A21]=&quot;u&quot;;[.H$200];IF([.A21]=&quot;`&quot;;[.J$200];IF([.A21]=&quot;´&quot;;[.K$200];0)))))))" office:value-type="float" office:value="91">
            <text:p>91</text:p>
          </table:table-cell>
          <table:table-cell table:style-name="ce1" table:formula="of:=[.L21]/[.L$200]" office:value-type="percentage" office:value="0.00487831028197706">
            <text:p>0,488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90">
            <text:p>90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OR([.A22]=&quot;í&quot;;[.A22]=&quot;ï&quot;)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OR([.A22]=&quot;ú&quot;;[.A22]=&quot;ü&quot;);[.B22];0)" office:value-type="float" office:value="0">
            <text:p>0</text:p>
          </table:table-cell>
          <table:table-cell/>
          <table:table-cell table:formula="of:=IF(OR([.A22]=&quot;à&quot;;[.A22]=&quot;è&quot;;[.A22]=&quot;ò&quot;);[.B22];0)" office:value-type="float" office:value="0">
            <text:p>0</text:p>
          </table:table-cell>
          <table:table-cell table:formula="of:=IF(OR([.A22]=&quot;á&quot;;[.A22]=&quot;é&quot;;[.A22]=&quot;í&quot;;[.A22]=&quot;ó&quot;;[.A22]=&quot;ú&quot;;[.A22]=&quot;ï&quot;;[.A22]=&quot;ü&quot;);[.B22];0)" office:value-type="float" office:value="0">
            <text:p>0</text:p>
          </table:table-cell>
          <table:table-cell table:formula="of:=[.B22]+IF([.A22]=&quot;a&quot;;[.D$200];IF([.A22]=&quot;e&quot;;[.E$200];IF([.A22]=&quot;i&quot;;[.F$200];IF([.A22]=&quot;o&quot;;[.G$200];IF([.A22]=&quot;u&quot;;[.H$200];IF([.A22]=&quot;`&quot;;[.J$200];IF([.A22]=&quot;´&quot;;[.K$200];0)))))))" office:value-type="float" office:value="90">
            <text:p>90</text:p>
          </table:table-cell>
          <table:table-cell table:style-name="ce1" table:formula="of:=[.L22]/[.L$200]" office:value-type="percentage" office:value="0.0048247024766806">
            <text:p>0,482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OR([.A23]=&quot;í&quot;;[.A23]=&quot;ï&quot;)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OR([.A23]=&quot;ú&quot;;[.A23]=&quot;ü&quot;);[.B23];0)" office:value-type="float" office:value="0">
            <text:p>0</text:p>
          </table:table-cell>
          <table:table-cell/>
          <table:table-cell table:formula="of:=IF(OR([.A23]=&quot;à&quot;;[.A23]=&quot;è&quot;;[.A23]=&quot;ò&quot;);[.B23];0)" office:value-type="float" office:value="0">
            <text:p>0</text:p>
          </table:table-cell>
          <table:table-cell table:formula="of:=IF(OR([.A23]=&quot;á&quot;;[.A23]=&quot;é&quot;;[.A23]=&quot;í&quot;;[.A23]=&quot;ó&quot;;[.A23]=&quot;ú&quot;;[.A23]=&quot;ï&quot;;[.A23]=&quot;ü&quot;);[.B23];0)" office:value-type="float" office:value="0">
            <text:p>0</text:p>
          </table:table-cell>
          <table:table-cell table:formula="of:=[.B23]+IF([.A23]=&quot;a&quot;;[.D$200];IF([.A23]=&quot;e&quot;;[.E$200];IF([.A23]=&quot;i&quot;;[.F$200];IF([.A23]=&quot;o&quot;;[.G$200];IF([.A23]=&quot;u&quot;;[.H$200];IF([.A23]=&quot;`&quot;;[.J$200];IF([.A23]=&quot;´&quot;;[.K$200];0)))))))" office:value-type="float" office:value="83">
            <text:p>83</text:p>
          </table:table-cell>
          <table:table-cell table:style-name="ce1" table:formula="of:=[.L23]/[.L$200]" office:value-type="percentage" office:value="0.00444944783960545">
            <text:p>0,445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OR([.A24]=&quot;í&quot;;[.A24]=&quot;ï&quot;)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OR([.A24]=&quot;ú&quot;;[.A24]=&quot;ü&quot;);[.B24];0)" office:value-type="float" office:value="0">
            <text:p>0</text:p>
          </table:table-cell>
          <table:table-cell/>
          <table:table-cell table:formula="of:=IF(OR([.A24]=&quot;à&quot;;[.A24]=&quot;è&quot;;[.A24]=&quot;ò&quot;);[.B24];0)" office:value-type="float" office:value="0">
            <text:p>0</text:p>
          </table:table-cell>
          <table:table-cell table:formula="of:=IF(OR([.A24]=&quot;á&quot;;[.A24]=&quot;é&quot;;[.A24]=&quot;í&quot;;[.A24]=&quot;ó&quot;;[.A24]=&quot;ú&quot;;[.A24]=&quot;ï&quot;;[.A24]=&quot;ü&quot;);[.B24];0)" office:value-type="float" office:value="0">
            <text:p>0</text:p>
          </table:table-cell>
          <table:table-cell table:formula="of:=[.B24]+IF([.A24]=&quot;a&quot;;[.D$200];IF([.A24]=&quot;e&quot;;[.E$200];IF([.A24]=&quot;i&quot;;[.F$200];IF([.A24]=&quot;o&quot;;[.G$200];IF([.A24]=&quot;u&quot;;[.H$200];IF([.A24]=&quot;`&quot;;[.J$200];IF([.A24]=&quot;´&quot;;[.K$200];0)))))))" office:value-type="float" office:value="77">
            <text:p>77</text:p>
          </table:table-cell>
          <table:table-cell table:style-name="ce1" table:formula="of:=[.L24]/[.L$200]" office:value-type="percentage" office:value="0.00412780100782674">
            <text:p>0,413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76">
            <text:p>76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OR([.A25]=&quot;í&quot;;[.A25]=&quot;ï&quot;)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76">
            <text:p>76</text:p>
          </table:table-cell>
          <table:table-cell table:style-name="ce2" table:formula="of:=IF(OR([.A25]=&quot;ú&quot;;[.A25]=&quot;ü&quot;);[.B25];0)" office:value-type="float" office:value="0">
            <text:p>0</text:p>
          </table:table-cell>
          <table:table-cell/>
          <table:table-cell table:formula="of:=IF(OR([.A25]=&quot;à&quot;;[.A25]=&quot;è&quot;;[.A25]=&quot;ò&quot;);[.B25];0)" office:value-type="float" office:value="0">
            <text:p>0</text:p>
          </table:table-cell>
          <table:table-cell table:formula="of:=IF(OR([.A25]=&quot;á&quot;;[.A25]=&quot;é&quot;;[.A25]=&quot;í&quot;;[.A25]=&quot;ó&quot;;[.A25]=&quot;ú&quot;;[.A25]=&quot;ï&quot;;[.A25]=&quot;ü&quot;);[.B25];0)" office:value-type="float" office:value="76">
            <text:p>76</text:p>
          </table:table-cell>
          <table:table-cell table:formula="of:=[.B25]+IF([.A25]=&quot;a&quot;;[.D$200];IF([.A25]=&quot;e&quot;;[.E$200];IF([.A25]=&quot;i&quot;;[.F$200];IF([.A25]=&quot;o&quot;;[.G$200];IF([.A25]=&quot;u&quot;;[.H$200];IF([.A25]=&quot;`&quot;;[.J$200];IF([.A25]=&quot;´&quot;;[.K$200];0)))))))" office:value-type="float" office:value="76">
            <text:p>76</text:p>
          </table:table-cell>
          <table:table-cell table:style-name="ce1" table:formula="of:=[.L25]/[.L$200]" office:value-type="percentage" office:value="0.00407419320253029">
            <text:p>0,407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74">
            <text:p>74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OR([.A26]=&quot;í&quot;;[.A26]=&quot;ï&quot;)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OR([.A26]=&quot;ú&quot;;[.A26]=&quot;ü&quot;);[.B26];0)" office:value-type="float" office:value="0">
            <text:p>0</text:p>
          </table:table-cell>
          <table:table-cell/>
          <table:table-cell table:formula="of:=IF(OR([.A26]=&quot;à&quot;;[.A26]=&quot;è&quot;;[.A26]=&quot;ò&quot;);[.B26];0)" office:value-type="float" office:value="0">
            <text:p>0</text:p>
          </table:table-cell>
          <table:table-cell table:formula="of:=IF(OR([.A26]=&quot;á&quot;;[.A26]=&quot;é&quot;;[.A26]=&quot;í&quot;;[.A26]=&quot;ó&quot;;[.A26]=&quot;ú&quot;;[.A26]=&quot;ï&quot;;[.A26]=&quot;ü&quot;);[.B26];0)" office:value-type="float" office:value="0">
            <text:p>0</text:p>
          </table:table-cell>
          <table:table-cell table:formula="of:=[.B26]+IF([.A26]=&quot;a&quot;;[.D$200];IF([.A26]=&quot;e&quot;;[.E$200];IF([.A26]=&quot;i&quot;;[.F$200];IF([.A26]=&quot;o&quot;;[.G$200];IF([.A26]=&quot;u&quot;;[.H$200];IF([.A26]=&quot;`&quot;;[.J$200];IF([.A26]=&quot;´&quot;;[.K$200];0)))))))" office:value-type="float" office:value="74">
            <text:p>74</text:p>
          </table:table-cell>
          <table:table-cell table:style-name="ce1" table:formula="of:=[.L26]/[.L$200]" office:value-type="percentage" office:value="0.00396697759193739">
            <text:p>0,397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OR([.A27]=&quot;í&quot;;[.A27]=&quot;ï&quot;)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OR([.A27]=&quot;ú&quot;;[.A27]=&quot;ü&quot;);[.B27];0)" office:value-type="float" office:value="0">
            <text:p>0</text:p>
          </table:table-cell>
          <table:table-cell/>
          <table:table-cell table:formula="of:=IF(OR([.A27]=&quot;à&quot;;[.A27]=&quot;è&quot;;[.A27]=&quot;ò&quot;);[.B27];0)" office:value-type="float" office:value="0">
            <text:p>0</text:p>
          </table:table-cell>
          <table:table-cell table:formula="of:=IF(OR([.A27]=&quot;á&quot;;[.A27]=&quot;é&quot;;[.A27]=&quot;í&quot;;[.A27]=&quot;ó&quot;;[.A27]=&quot;ú&quot;;[.A27]=&quot;ï&quot;;[.A27]=&quot;ü&quot;);[.B27];0)" office:value-type="float" office:value="0">
            <text:p>0</text:p>
          </table:table-cell>
          <table:table-cell table:formula="of:=[.B27]+IF([.A27]=&quot;a&quot;;[.D$200];IF([.A27]=&quot;e&quot;;[.E$200];IF([.A27]=&quot;i&quot;;[.F$200];IF([.A27]=&quot;o&quot;;[.G$200];IF([.A27]=&quot;u&quot;;[.H$200];IF([.A27]=&quot;`&quot;;[.J$200];IF([.A27]=&quot;´&quot;;[.K$200];0)))))))" office:value-type="float" office:value="55">
            <text:p>55</text:p>
          </table:table-cell>
          <table:table-cell table:style-name="ce1" table:formula="of:=[.L27]/[.L$200]" office:value-type="percentage" office:value="0.00294842929130481">
            <text:p>0,295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51">
            <text:p>51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OR([.A28]=&quot;í&quot;;[.A28]=&quot;ï&quot;);[.B28];0)" office:value-type="float" office:value="51">
            <text:p>51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OR([.A28]=&quot;ú&quot;;[.A28]=&quot;ü&quot;);[.B28];0)" office:value-type="float" office:value="0">
            <text:p>0</text:p>
          </table:table-cell>
          <table:table-cell/>
          <table:table-cell table:formula="of:=IF(OR([.A28]=&quot;à&quot;;[.A28]=&quot;è&quot;;[.A28]=&quot;ò&quot;);[.B28];0)" office:value-type="float" office:value="0">
            <text:p>0</text:p>
          </table:table-cell>
          <table:table-cell table:formula="of:=IF(OR([.A28]=&quot;á&quot;;[.A28]=&quot;é&quot;;[.A28]=&quot;í&quot;;[.A28]=&quot;ó&quot;;[.A28]=&quot;ú&quot;;[.A28]=&quot;ï&quot;;[.A28]=&quot;ü&quot;);[.B28];0)" office:value-type="float" office:value="51">
            <text:p>51</text:p>
          </table:table-cell>
          <table:table-cell table:formula="of:=[.B28]+IF([.A28]=&quot;a&quot;;[.D$200];IF([.A28]=&quot;e&quot;;[.E$200];IF([.A28]=&quot;i&quot;;[.F$200];IF([.A28]=&quot;o&quot;;[.G$200];IF([.A28]=&quot;u&quot;;[.H$200];IF([.A28]=&quot;`&quot;;[.J$200];IF([.A28]=&quot;´&quot;;[.K$200];0)))))))" office:value-type="float" office:value="51">
            <text:p>51</text:p>
          </table:table-cell>
          <table:table-cell table:style-name="ce1" table:formula="of:=[.L28]/[.L$200]" office:value-type="percentage" office:value="0.00273399807011901">
            <text:p>0,273%</text:p>
          </table:table-cell>
        </table:table-row>
        <table:table-row table:style-name="ro1">
          <table:table-cell office:value-type="string">
            <text:p>à</text:p>
          </table:table-cell>
          <table:table-cell office:value-type="float" office:value="46">
            <text:p>46</text:p>
          </table:table-cell>
          <table:table-cell/>
          <table:table-cell table:formula="of:=IF([.A29]=&quot;à&quot;;[.B29];0)" office:value-type="float" office:value="46">
            <text:p>46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OR([.A29]=&quot;í&quot;;[.A29]=&quot;ï&quot;)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OR([.A29]=&quot;ú&quot;;[.A29]=&quot;ü&quot;);[.B29];0)" office:value-type="float" office:value="0">
            <text:p>0</text:p>
          </table:table-cell>
          <table:table-cell/>
          <table:table-cell table:formula="of:=IF(OR([.A29]=&quot;à&quot;;[.A29]=&quot;è&quot;;[.A29]=&quot;ò&quot;);[.B29];0)" office:value-type="float" office:value="46">
            <text:p>46</text:p>
          </table:table-cell>
          <table:table-cell table:formula="of:=IF(OR([.A29]=&quot;á&quot;;[.A29]=&quot;é&quot;;[.A29]=&quot;í&quot;;[.A29]=&quot;ó&quot;;[.A29]=&quot;ú&quot;;[.A29]=&quot;ï&quot;;[.A29]=&quot;ü&quot;);[.B29];0)" office:value-type="float" office:value="0">
            <text:p>0</text:p>
          </table:table-cell>
          <table:table-cell table:formula="of:=[.B29]+IF([.A29]=&quot;a&quot;;[.D$200];IF([.A29]=&quot;e&quot;;[.E$200];IF([.A29]=&quot;i&quot;;[.F$200];IF([.A29]=&quot;o&quot;;[.G$200];IF([.A29]=&quot;u&quot;;[.H$200];IF([.A29]=&quot;`&quot;;[.J$200];IF([.A29]=&quot;´&quot;;[.K$200];0)))))))" office:value-type="float" office:value="46">
            <text:p>46</text:p>
          </table:table-cell>
          <table:table-cell table:style-name="ce1" table:formula="of:=[.L29]/[.L$200]" office:value-type="percentage" office:value="0.00246595904363675">
            <text:p>0,247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40">
            <text:p>40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40">
            <text:p>40</text:p>
          </table:table-cell>
          <table:table-cell table:style-name="ce2" table:formula="of:=IF(OR([.A30]=&quot;í&quot;;[.A30]=&quot;ï&quot;)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OR([.A30]=&quot;ú&quot;;[.A30]=&quot;ü&quot;);[.B30];0)" office:value-type="float" office:value="0">
            <text:p>0</text:p>
          </table:table-cell>
          <table:table-cell/>
          <table:table-cell table:formula="of:=IF(OR([.A30]=&quot;à&quot;;[.A30]=&quot;è&quot;;[.A30]=&quot;ò&quot;);[.B30];0)" office:value-type="float" office:value="0">
            <text:p>0</text:p>
          </table:table-cell>
          <table:table-cell table:formula="of:=IF(OR([.A30]=&quot;á&quot;;[.A30]=&quot;é&quot;;[.A30]=&quot;í&quot;;[.A30]=&quot;ó&quot;;[.A30]=&quot;ú&quot;;[.A30]=&quot;ï&quot;;[.A30]=&quot;ü&quot;);[.B30];0)" office:value-type="float" office:value="40">
            <text:p>40</text:p>
          </table:table-cell>
          <table:table-cell table:formula="of:=[.B30]+IF([.A30]=&quot;a&quot;;[.D$200];IF([.A30]=&quot;e&quot;;[.E$200];IF([.A30]=&quot;i&quot;;[.F$200];IF([.A30]=&quot;o&quot;;[.G$200];IF([.A30]=&quot;u&quot;;[.H$200];IF([.A30]=&quot;`&quot;;[.J$200];IF([.A30]=&quot;´&quot;;[.K$200];0)))))))" office:value-type="float" office:value="40">
            <text:p>40</text:p>
          </table:table-cell>
          <table:table-cell table:style-name="ce1" table:formula="of:=[.L30]/[.L$200]" office:value-type="percentage" office:value="0.00214431221185805">
            <text:p>0,214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39">
            <text:p>39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OR([.A31]=&quot;í&quot;;[.A31]=&quot;ï&quot;)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OR([.A31]=&quot;ú&quot;;[.A31]=&quot;ü&quot;);[.B31];0)" office:value-type="float" office:value="0">
            <text:p>0</text:p>
          </table:table-cell>
          <table:table-cell/>
          <table:table-cell table:formula="of:=IF(OR([.A31]=&quot;à&quot;;[.A31]=&quot;è&quot;;[.A31]=&quot;ò&quot;);[.B31];0)" office:value-type="float" office:value="0">
            <text:p>0</text:p>
          </table:table-cell>
          <table:table-cell table:formula="of:=IF(OR([.A31]=&quot;á&quot;;[.A31]=&quot;é&quot;;[.A31]=&quot;í&quot;;[.A31]=&quot;ó&quot;;[.A31]=&quot;ú&quot;;[.A31]=&quot;ï&quot;;[.A31]=&quot;ü&quot;);[.B31];0)" office:value-type="float" office:value="0">
            <text:p>0</text:p>
          </table:table-cell>
          <table:table-cell table:formula="of:=[.B31]+IF([.A31]=&quot;a&quot;;[.D$200];IF([.A31]=&quot;e&quot;;[.E$200];IF([.A31]=&quot;i&quot;;[.F$200];IF([.A31]=&quot;o&quot;;[.G$200];IF([.A31]=&quot;u&quot;;[.H$200];IF([.A31]=&quot;`&quot;;[.J$200];IF([.A31]=&quot;´&quot;;[.K$200];0)))))))" office:value-type="float" office:value="39">
            <text:p>39</text:p>
          </table:table-cell>
          <table:table-cell table:style-name="ce1" table:formula="of:=[.L31]/[.L$200]" office:value-type="percentage" office:value="0.0020907044065616">
            <text:p>0,209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34">
            <text:p>34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OR([.A32]=&quot;í&quot;;[.A32]=&quot;ï&quot;)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OR([.A32]=&quot;ú&quot;;[.A32]=&quot;ü&quot;);[.B32];0)" office:value-type="float" office:value="0">
            <text:p>0</text:p>
          </table:table-cell>
          <table:table-cell/>
          <table:table-cell table:formula="of:=IF(OR([.A32]=&quot;à&quot;;[.A32]=&quot;è&quot;;[.A32]=&quot;ò&quot;);[.B32];0)" office:value-type="float" office:value="0">
            <text:p>0</text:p>
          </table:table-cell>
          <table:table-cell table:formula="of:=IF(OR([.A32]=&quot;á&quot;;[.A32]=&quot;é&quot;;[.A32]=&quot;í&quot;;[.A32]=&quot;ó&quot;;[.A32]=&quot;ú&quot;;[.A32]=&quot;ï&quot;;[.A32]=&quot;ü&quot;);[.B32];0)" office:value-type="float" office:value="0">
            <text:p>0</text:p>
          </table:table-cell>
          <table:table-cell table:formula="of:=[.B32]+IF([.A32]=&quot;a&quot;;[.D$200];IF([.A32]=&quot;e&quot;;[.E$200];IF([.A32]=&quot;i&quot;;[.F$200];IF([.A32]=&quot;o&quot;;[.G$200];IF([.A32]=&quot;u&quot;;[.H$200];IF([.A32]=&quot;`&quot;;[.J$200];IF([.A32]=&quot;´&quot;;[.K$200];0)))))))" office:value-type="float" office:value="34">
            <text:p>34</text:p>
          </table:table-cell>
          <table:table-cell table:style-name="ce1" table:formula="of:=[.L32]/[.L$200]" office:value-type="percentage" office:value="0.00182266538007934">
            <text:p>0,182%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">
            <text:p>33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OR([.A33]=&quot;í&quot;;[.A33]=&quot;ï&quot;)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OR([.A33]=&quot;ú&quot;;[.A33]=&quot;ü&quot;);[.B33];0)" office:value-type="float" office:value="0">
            <text:p>0</text:p>
          </table:table-cell>
          <table:table-cell/>
          <table:table-cell table:formula="of:=IF(OR([.A33]=&quot;à&quot;;[.A33]=&quot;è&quot;;[.A33]=&quot;ò&quot;);[.B33];0)" office:value-type="float" office:value="0">
            <text:p>0</text:p>
          </table:table-cell>
          <table:table-cell table:formula="of:=IF(OR([.A33]=&quot;á&quot;;[.A33]=&quot;é&quot;;[.A33]=&quot;í&quot;;[.A33]=&quot;ó&quot;;[.A33]=&quot;ú&quot;;[.A33]=&quot;ï&quot;;[.A33]=&quot;ü&quot;);[.B33];0)" office:value-type="float" office:value="0">
            <text:p>0</text:p>
          </table:table-cell>
          <table:table-cell table:formula="of:=[.B33]+IF([.A33]=&quot;a&quot;;[.D$200];IF([.A33]=&quot;e&quot;;[.E$200];IF([.A33]=&quot;i&quot;;[.F$200];IF([.A33]=&quot;o&quot;;[.G$200];IF([.A33]=&quot;u&quot;;[.H$200];IF([.A33]=&quot;`&quot;;[.J$200];IF([.A33]=&quot;´&quot;;[.K$200];0)))))))" office:value-type="float" office:value="33">
            <text:p>33</text:p>
          </table:table-cell>
          <table:table-cell table:style-name="ce1" table:formula="of:=[.L33]/[.L$200]" office:value-type="percentage" office:value="0.00176905757478289">
            <text:p>0,177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32">
            <text:p>32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OR([.A34]=&quot;í&quot;;[.A34]=&quot;ï&quot;)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OR([.A34]=&quot;ú&quot;;[.A34]=&quot;ü&quot;);[.B34];0)" office:value-type="float" office:value="0">
            <text:p>0</text:p>
          </table:table-cell>
          <table:table-cell/>
          <table:table-cell table:formula="of:=IF(OR([.A34]=&quot;à&quot;;[.A34]=&quot;è&quot;;[.A34]=&quot;ò&quot;);[.B34];0)" office:value-type="float" office:value="0">
            <text:p>0</text:p>
          </table:table-cell>
          <table:table-cell table:formula="of:=IF(OR([.A34]=&quot;á&quot;;[.A34]=&quot;é&quot;;[.A34]=&quot;í&quot;;[.A34]=&quot;ó&quot;;[.A34]=&quot;ú&quot;;[.A34]=&quot;ï&quot;;[.A34]=&quot;ü&quot;);[.B34];0)" office:value-type="float" office:value="0">
            <text:p>0</text:p>
          </table:table-cell>
          <table:table-cell table:formula="of:=[.B34]+IF([.A34]=&quot;a&quot;;[.D$200];IF([.A34]=&quot;e&quot;;[.E$200];IF([.A34]=&quot;i&quot;;[.F$200];IF([.A34]=&quot;o&quot;;[.G$200];IF([.A34]=&quot;u&quot;;[.H$200];IF([.A34]=&quot;`&quot;;[.J$200];IF([.A34]=&quot;´&quot;;[.K$200];0)))))))" office:value-type="float" office:value="32">
            <text:p>32</text:p>
          </table:table-cell>
          <table:table-cell table:style-name="ce1" table:formula="of:=[.L34]/[.L$200]" office:value-type="percentage" office:value="0.00171544976948644">
            <text:p>0,172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32">
            <text:p>32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OR([.A35]=&quot;í&quot;;[.A35]=&quot;ï&quot;)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OR([.A35]=&quot;ú&quot;;[.A35]=&quot;ü&quot;);[.B35];0)" office:value-type="float" office:value="0">
            <text:p>0</text:p>
          </table:table-cell>
          <table:table-cell/>
          <table:table-cell table:formula="of:=IF(OR([.A35]=&quot;à&quot;;[.A35]=&quot;è&quot;;[.A35]=&quot;ò&quot;);[.B35];0)" office:value-type="float" office:value="0">
            <text:p>0</text:p>
          </table:table-cell>
          <table:table-cell table:formula="of:=IF(OR([.A35]=&quot;á&quot;;[.A35]=&quot;é&quot;;[.A35]=&quot;í&quot;;[.A35]=&quot;ó&quot;;[.A35]=&quot;ú&quot;;[.A35]=&quot;ï&quot;;[.A35]=&quot;ü&quot;);[.B35];0)" office:value-type="float" office:value="0">
            <text:p>0</text:p>
          </table:table-cell>
          <table:table-cell table:formula="of:=[.B35]+IF([.A35]=&quot;a&quot;;[.D$200];IF([.A35]=&quot;e&quot;;[.E$200];IF([.A35]=&quot;i&quot;;[.F$200];IF([.A35]=&quot;o&quot;;[.G$200];IF([.A35]=&quot;u&quot;;[.H$200];IF([.A35]=&quot;`&quot;;[.J$200];IF([.A35]=&quot;´&quot;;[.K$200];0)))))))" office:value-type="float" office:value="32">
            <text:p>32</text:p>
          </table:table-cell>
          <table:table-cell table:style-name="ce1" table:formula="of:=[.L35]/[.L$200]" office:value-type="percentage" office:value="0.00171544976948644">
            <text:p>0,172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1">
            <text:p>31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OR([.A36]=&quot;í&quot;;[.A36]=&quot;ï&quot;)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OR([.A36]=&quot;ú&quot;;[.A36]=&quot;ü&quot;);[.B36];0)" office:value-type="float" office:value="0">
            <text:p>0</text:p>
          </table:table-cell>
          <table:table-cell/>
          <table:table-cell table:formula="of:=IF(OR([.A36]=&quot;à&quot;;[.A36]=&quot;è&quot;;[.A36]=&quot;ò&quot;);[.B36];0)" office:value-type="float" office:value="0">
            <text:p>0</text:p>
          </table:table-cell>
          <table:table-cell table:formula="of:=IF(OR([.A36]=&quot;á&quot;;[.A36]=&quot;é&quot;;[.A36]=&quot;í&quot;;[.A36]=&quot;ó&quot;;[.A36]=&quot;ú&quot;;[.A36]=&quot;ï&quot;;[.A36]=&quot;ü&quot;);[.B36];0)" office:value-type="float" office:value="0">
            <text:p>0</text:p>
          </table:table-cell>
          <table:table-cell table:formula="of:=[.B36]+IF([.A36]=&quot;a&quot;;[.D$200];IF([.A36]=&quot;e&quot;;[.E$200];IF([.A36]=&quot;i&quot;;[.F$200];IF([.A36]=&quot;o&quot;;[.G$200];IF([.A36]=&quot;u&quot;;[.H$200];IF([.A36]=&quot;`&quot;;[.J$200];IF([.A36]=&quot;´&quot;;[.K$200];0)))))))" office:value-type="float" office:value="31">
            <text:p>31</text:p>
          </table:table-cell>
          <table:table-cell table:style-name="ce1" table:formula="of:=[.L36]/[.L$200]" office:value-type="percentage" office:value="0.00166184196418999">
            <text:p>0,166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31">
            <text:p>31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OR([.A37]=&quot;í&quot;;[.A37]=&quot;ï&quot;)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OR([.A37]=&quot;ú&quot;;[.A37]=&quot;ü&quot;);[.B37];0)" office:value-type="float" office:value="31">
            <text:p>31</text:p>
          </table:table-cell>
          <table:table-cell/>
          <table:table-cell table:formula="of:=IF(OR([.A37]=&quot;à&quot;;[.A37]=&quot;è&quot;;[.A37]=&quot;ò&quot;);[.B37];0)" office:value-type="float" office:value="0">
            <text:p>0</text:p>
          </table:table-cell>
          <table:table-cell table:formula="of:=IF(OR([.A37]=&quot;á&quot;;[.A37]=&quot;é&quot;;[.A37]=&quot;í&quot;;[.A37]=&quot;ó&quot;;[.A37]=&quot;ú&quot;;[.A37]=&quot;ï&quot;;[.A37]=&quot;ü&quot;);[.B37];0)" office:value-type="float" office:value="31">
            <text:p>31</text:p>
          </table:table-cell>
          <table:table-cell table:formula="of:=[.B37]+IF([.A37]=&quot;a&quot;;[.D$200];IF([.A37]=&quot;e&quot;;[.E$200];IF([.A37]=&quot;i&quot;;[.F$200];IF([.A37]=&quot;o&quot;;[.G$200];IF([.A37]=&quot;u&quot;;[.H$200];IF([.A37]=&quot;`&quot;;[.J$200];IF([.A37]=&quot;´&quot;;[.K$200];0)))))))" office:value-type="float" office:value="31">
            <text:p>31</text:p>
          </table:table-cell>
          <table:table-cell table:style-name="ce1" table:formula="of:=[.L37]/[.L$200]" office:value-type="percentage" office:value="0.00166184196418999">
            <text:p>0,166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29">
            <text:p>29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OR([.A38]=&quot;í&quot;;[.A38]=&quot;ï&quot;)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OR([.A38]=&quot;ú&quot;;[.A38]=&quot;ü&quot;);[.B38];0)" office:value-type="float" office:value="0">
            <text:p>0</text:p>
          </table:table-cell>
          <table:table-cell/>
          <table:table-cell table:formula="of:=IF(OR([.A38]=&quot;à&quot;;[.A38]=&quot;è&quot;;[.A38]=&quot;ò&quot;);[.B38];0)" office:value-type="float" office:value="0">
            <text:p>0</text:p>
          </table:table-cell>
          <table:table-cell table:formula="of:=IF(OR([.A38]=&quot;á&quot;;[.A38]=&quot;é&quot;;[.A38]=&quot;í&quot;;[.A38]=&quot;ó&quot;;[.A38]=&quot;ú&quot;;[.A38]=&quot;ï&quot;;[.A38]=&quot;ü&quot;);[.B38];0)" office:value-type="float" office:value="0">
            <text:p>0</text:p>
          </table:table-cell>
          <table:table-cell table:formula="of:=[.B38]+IF([.A38]=&quot;a&quot;;[.D$200];IF([.A38]=&quot;e&quot;;[.E$200];IF([.A38]=&quot;i&quot;;[.F$200];IF([.A38]=&quot;o&quot;;[.G$200];IF([.A38]=&quot;u&quot;;[.H$200];IF([.A38]=&quot;`&quot;;[.J$200];IF([.A38]=&quot;´&quot;;[.K$200];0)))))))" office:value-type="float" office:value="29">
            <text:p>29</text:p>
          </table:table-cell>
          <table:table-cell table:style-name="ce1" table:formula="of:=[.L38]/[.L$200]" office:value-type="percentage" office:value="0.00155462635359708">
            <text:p>0,155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OR([.A39]=&quot;í&quot;;[.A39]=&quot;ï&quot;)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OR([.A39]=&quot;ú&quot;;[.A39]=&quot;ü&quot;);[.B39];0)" office:value-type="float" office:value="0">
            <text:p>0</text:p>
          </table:table-cell>
          <table:table-cell/>
          <table:table-cell table:formula="of:=IF(OR([.A39]=&quot;à&quot;;[.A39]=&quot;è&quot;;[.A39]=&quot;ò&quot;);[.B39];0)" office:value-type="float" office:value="0">
            <text:p>0</text:p>
          </table:table-cell>
          <table:table-cell table:formula="of:=IF(OR([.A39]=&quot;á&quot;;[.A39]=&quot;é&quot;;[.A39]=&quot;í&quot;;[.A39]=&quot;ó&quot;;[.A39]=&quot;ú&quot;;[.A39]=&quot;ï&quot;;[.A39]=&quot;ü&quot;);[.B39];0)" office:value-type="float" office:value="0">
            <text:p>0</text:p>
          </table:table-cell>
          <table:table-cell table:formula="of:=[.B39]+IF([.A39]=&quot;a&quot;;[.D$200];IF([.A39]=&quot;e&quot;;[.E$200];IF([.A39]=&quot;i&quot;;[.F$200];IF([.A39]=&quot;o&quot;;[.G$200];IF([.A39]=&quot;u&quot;;[.H$200];IF([.A39]=&quot;`&quot;;[.J$200];IF([.A39]=&quot;´&quot;;[.K$200];0)))))))" office:value-type="float" office:value="27">
            <text:p>27</text:p>
          </table:table-cell>
          <table:table-cell table:style-name="ce1" table:formula="of:=[.L39]/[.L$200]" office:value-type="percentage" office:value="0.00144741074300418">
            <text:p>0,145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OR([.A40]=&quot;í&quot;;[.A40]=&quot;ï&quot;)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OR([.A40]=&quot;ú&quot;;[.A40]=&quot;ü&quot;);[.B40];0)" office:value-type="float" office:value="0">
            <text:p>0</text:p>
          </table:table-cell>
          <table:table-cell/>
          <table:table-cell table:formula="of:=IF(OR([.A40]=&quot;à&quot;;[.A40]=&quot;è&quot;;[.A40]=&quot;ò&quot;);[.B40];0)" office:value-type="float" office:value="0">
            <text:p>0</text:p>
          </table:table-cell>
          <table:table-cell table:formula="of:=IF(OR([.A40]=&quot;á&quot;;[.A40]=&quot;é&quot;;[.A40]=&quot;í&quot;;[.A40]=&quot;ó&quot;;[.A40]=&quot;ú&quot;;[.A40]=&quot;ï&quot;;[.A40]=&quot;ü&quot;);[.B40];0)" office:value-type="float" office:value="0">
            <text:p>0</text:p>
          </table:table-cell>
          <table:table-cell table:formula="of:=[.B40]+IF([.A40]=&quot;a&quot;;[.D$200];IF([.A40]=&quot;e&quot;;[.E$200];IF([.A40]=&quot;i&quot;;[.F$200];IF([.A40]=&quot;o&quot;;[.G$200];IF([.A40]=&quot;u&quot;;[.H$200];IF([.A40]=&quot;`&quot;;[.J$200];IF([.A40]=&quot;´&quot;;[.K$200];0)))))))" office:value-type="float" office:value="25">
            <text:p>25</text:p>
          </table:table-cell>
          <table:table-cell table:style-name="ce1" table:formula="of:=[.L40]/[.L$200]" office:value-type="percentage" office:value="0.00134019513241128">
            <text:p>0,134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5">
            <text:p>25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OR([.A41]=&quot;í&quot;;[.A41]=&quot;ï&quot;)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OR([.A41]=&quot;ú&quot;;[.A41]=&quot;ü&quot;);[.B41];0)" office:value-type="float" office:value="0">
            <text:p>0</text:p>
          </table:table-cell>
          <table:table-cell/>
          <table:table-cell table:formula="of:=IF(OR([.A41]=&quot;à&quot;;[.A41]=&quot;è&quot;;[.A41]=&quot;ò&quot;);[.B41];0)" office:value-type="float" office:value="0">
            <text:p>0</text:p>
          </table:table-cell>
          <table:table-cell table:formula="of:=IF(OR([.A41]=&quot;á&quot;;[.A41]=&quot;é&quot;;[.A41]=&quot;í&quot;;[.A41]=&quot;ó&quot;;[.A41]=&quot;ú&quot;;[.A41]=&quot;ï&quot;;[.A41]=&quot;ü&quot;);[.B41];0)" office:value-type="float" office:value="0">
            <text:p>0</text:p>
          </table:table-cell>
          <table:table-cell table:formula="of:=[.B41]+IF([.A41]=&quot;a&quot;;[.D$200];IF([.A41]=&quot;e&quot;;[.E$200];IF([.A41]=&quot;i&quot;;[.F$200];IF([.A41]=&quot;o&quot;;[.G$200];IF([.A41]=&quot;u&quot;;[.H$200];IF([.A41]=&quot;`&quot;;[.J$200];IF([.A41]=&quot;´&quot;;[.K$200];0)))))))" office:value-type="float" office:value="25">
            <text:p>25</text:p>
          </table:table-cell>
          <table:table-cell table:style-name="ce1" table:formula="of:=[.L41]/[.L$200]" office:value-type="percentage" office:value="0.00134019513241128">
            <text:p>0,134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24">
            <text:p>24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OR([.A42]=&quot;í&quot;;[.A42]=&quot;ï&quot;)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OR([.A42]=&quot;ú&quot;;[.A42]=&quot;ü&quot;);[.B42];0)" office:value-type="float" office:value="0">
            <text:p>0</text:p>
          </table:table-cell>
          <table:table-cell/>
          <table:table-cell table:formula="of:=IF(OR([.A42]=&quot;à&quot;;[.A42]=&quot;è&quot;;[.A42]=&quot;ò&quot;);[.B42];0)" office:value-type="float" office:value="0">
            <text:p>0</text:p>
          </table:table-cell>
          <table:table-cell table:formula="of:=IF(OR([.A42]=&quot;á&quot;;[.A42]=&quot;é&quot;;[.A42]=&quot;í&quot;;[.A42]=&quot;ó&quot;;[.A42]=&quot;ú&quot;;[.A42]=&quot;ï&quot;;[.A42]=&quot;ü&quot;);[.B42];0)" office:value-type="float" office:value="0">
            <text:p>0</text:p>
          </table:table-cell>
          <table:table-cell table:formula="of:=[.B42]+IF([.A42]=&quot;a&quot;;[.D$200];IF([.A42]=&quot;e&quot;;[.E$200];IF([.A42]=&quot;i&quot;;[.F$200];IF([.A42]=&quot;o&quot;;[.G$200];IF([.A42]=&quot;u&quot;;[.H$200];IF([.A42]=&quot;`&quot;;[.J$200];IF([.A42]=&quot;´&quot;;[.K$200];0)))))))" office:value-type="float" office:value="24">
            <text:p>24</text:p>
          </table:table-cell>
          <table:table-cell table:style-name="ce1" table:formula="of:=[.L42]/[.L$200]" office:value-type="percentage" office:value="0.00128658732711483">
            <text:p>0,129%</text:p>
          </table:table-cell>
        </table:table-row>
        <table:table-row table:style-name="ro1">
          <table:table-cell office:value-type="string">
            <text:p>è</text:p>
          </table:table-cell>
          <table:table-cell office:value-type="float" office:value="22">
            <text:p>22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22">
            <text:p>22</text:p>
          </table:table-cell>
          <table:table-cell table:style-name="ce2" table:formula="of:=IF(OR([.A43]=&quot;í&quot;;[.A43]=&quot;ï&quot;)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OR([.A43]=&quot;ú&quot;;[.A43]=&quot;ü&quot;);[.B43];0)" office:value-type="float" office:value="0">
            <text:p>0</text:p>
          </table:table-cell>
          <table:table-cell/>
          <table:table-cell table:formula="of:=IF(OR([.A43]=&quot;à&quot;;[.A43]=&quot;è&quot;;[.A43]=&quot;ò&quot;);[.B43];0)" office:value-type="float" office:value="22">
            <text:p>22</text:p>
          </table:table-cell>
          <table:table-cell table:formula="of:=IF(OR([.A43]=&quot;á&quot;;[.A43]=&quot;é&quot;;[.A43]=&quot;í&quot;;[.A43]=&quot;ó&quot;;[.A43]=&quot;ú&quot;;[.A43]=&quot;ï&quot;;[.A43]=&quot;ü&quot;);[.B43];0)" office:value-type="float" office:value="0">
            <text:p>0</text:p>
          </table:table-cell>
          <table:table-cell table:formula="of:=[.B43]+IF([.A43]=&quot;a&quot;;[.D$200];IF([.A43]=&quot;e&quot;;[.E$200];IF([.A43]=&quot;i&quot;;[.F$200];IF([.A43]=&quot;o&quot;;[.G$200];IF([.A43]=&quot;u&quot;;[.H$200];IF([.A43]=&quot;`&quot;;[.J$200];IF([.A43]=&quot;´&quot;;[.K$200];0)))))))" office:value-type="float" office:value="22">
            <text:p>22</text:p>
          </table:table-cell>
          <table:table-cell table:style-name="ce1" table:formula="of:=[.L43]/[.L$200]" office:value-type="percentage" office:value="0.00117937171652193">
            <text:p>0,118%</text:p>
          </table:table-cell>
        </table:table-row>
        <table:table-row table:style-name="ro1">
          <table:table-cell office:value-type="string">
            <text:p>’</text:p>
          </table:table-cell>
          <table:table-cell office:value-type="float" office:value="21">
            <text:p>21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OR([.A44]=&quot;í&quot;;[.A44]=&quot;ï&quot;)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OR([.A44]=&quot;ú&quot;;[.A44]=&quot;ü&quot;);[.B44];0)" office:value-type="float" office:value="0">
            <text:p>0</text:p>
          </table:table-cell>
          <table:table-cell/>
          <table:table-cell table:formula="of:=IF(OR([.A44]=&quot;à&quot;;[.A44]=&quot;è&quot;;[.A44]=&quot;ò&quot;);[.B44];0)" office:value-type="float" office:value="0">
            <text:p>0</text:p>
          </table:table-cell>
          <table:table-cell table:formula="of:=IF(OR([.A44]=&quot;á&quot;;[.A44]=&quot;é&quot;;[.A44]=&quot;í&quot;;[.A44]=&quot;ó&quot;;[.A44]=&quot;ú&quot;;[.A44]=&quot;ï&quot;;[.A44]=&quot;ü&quot;);[.B44];0)" office:value-type="float" office:value="0">
            <text:p>0</text:p>
          </table:table-cell>
          <table:table-cell table:formula="of:=[.B44]+IF([.A44]=&quot;a&quot;;[.D$200];IF([.A44]=&quot;e&quot;;[.E$200];IF([.A44]=&quot;i&quot;;[.F$200];IF([.A44]=&quot;o&quot;;[.G$200];IF([.A44]=&quot;u&quot;;[.H$200];IF([.A44]=&quot;`&quot;;[.J$200];IF([.A44]=&quot;´&quot;;[.K$200];0)))))))" office:value-type="float" office:value="21">
            <text:p>21</text:p>
          </table:table-cell>
          <table:table-cell table:style-name="ce1" table:formula="of:=[.L44]/[.L$200]" office:value-type="percentage" office:value="0.00112576391122547">
            <text:p>0,113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OR([.A45]=&quot;í&quot;;[.A45]=&quot;ï&quot;)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OR([.A45]=&quot;ú&quot;;[.A45]=&quot;ü&quot;);[.B45];0)" office:value-type="float" office:value="0">
            <text:p>0</text:p>
          </table:table-cell>
          <table:table-cell/>
          <table:table-cell table:formula="of:=IF(OR([.A45]=&quot;à&quot;;[.A45]=&quot;è&quot;;[.A45]=&quot;ò&quot;);[.B45];0)" office:value-type="float" office:value="0">
            <text:p>0</text:p>
          </table:table-cell>
          <table:table-cell table:formula="of:=IF(OR([.A45]=&quot;á&quot;;[.A45]=&quot;é&quot;;[.A45]=&quot;í&quot;;[.A45]=&quot;ó&quot;;[.A45]=&quot;ú&quot;;[.A45]=&quot;ï&quot;;[.A45]=&quot;ü&quot;);[.B45];0)" office:value-type="float" office:value="0">
            <text:p>0</text:p>
          </table:table-cell>
          <table:table-cell table:formula="of:=[.B45]+IF([.A45]=&quot;a&quot;;[.D$200];IF([.A45]=&quot;e&quot;;[.E$200];IF([.A45]=&quot;i&quot;;[.F$200];IF([.A45]=&quot;o&quot;;[.G$200];IF([.A45]=&quot;u&quot;;[.H$200];IF([.A45]=&quot;`&quot;;[.J$200];IF([.A45]=&quot;´&quot;;[.K$200];0)))))))" office:value-type="float" office:value="20">
            <text:p>20</text:p>
          </table:table-cell>
          <table:table-cell table:style-name="ce1" table:formula="of:=[.L45]/[.L$200]" office:value-type="percentage" office:value="0.00107215610592902">
            <text:p>0,107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OR([.A46]=&quot;í&quot;;[.A46]=&quot;ï&quot;)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OR([.A46]=&quot;ú&quot;;[.A46]=&quot;ü&quot;);[.B46];0)" office:value-type="float" office:value="0">
            <text:p>0</text:p>
          </table:table-cell>
          <table:table-cell/>
          <table:table-cell table:formula="of:=IF(OR([.A46]=&quot;à&quot;;[.A46]=&quot;è&quot;;[.A46]=&quot;ò&quot;);[.B46];0)" office:value-type="float" office:value="0">
            <text:p>0</text:p>
          </table:table-cell>
          <table:table-cell table:formula="of:=IF(OR([.A46]=&quot;á&quot;;[.A46]=&quot;é&quot;;[.A46]=&quot;í&quot;;[.A46]=&quot;ó&quot;;[.A46]=&quot;ú&quot;;[.A46]=&quot;ï&quot;;[.A46]=&quot;ü&quot;);[.B46];0)" office:value-type="float" office:value="0">
            <text:p>0</text:p>
          </table:table-cell>
          <table:table-cell table:formula="of:=[.B46]+IF([.A46]=&quot;a&quot;;[.D$200];IF([.A46]=&quot;e&quot;;[.E$200];IF([.A46]=&quot;i&quot;;[.F$200];IF([.A46]=&quot;o&quot;;[.G$200];IF([.A46]=&quot;u&quot;;[.H$200];IF([.A46]=&quot;`&quot;;[.J$200];IF([.A46]=&quot;´&quot;;[.K$200];0)))))))" office:value-type="float" office:value="17">
            <text:p>17</text:p>
          </table:table-cell>
          <table:table-cell table:style-name="ce1" table:formula="of:=[.L46]/[.L$200]" office:value-type="percentage" office:value="0.00091133269003967">
            <text:p>0,091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OR([.A47]=&quot;í&quot;;[.A47]=&quot;ï&quot;)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OR([.A47]=&quot;ú&quot;;[.A47]=&quot;ü&quot;);[.B47];0)" office:value-type="float" office:value="0">
            <text:p>0</text:p>
          </table:table-cell>
          <table:table-cell/>
          <table:table-cell table:formula="of:=IF(OR([.A47]=&quot;à&quot;;[.A47]=&quot;è&quot;;[.A47]=&quot;ò&quot;);[.B47];0)" office:value-type="float" office:value="0">
            <text:p>0</text:p>
          </table:table-cell>
          <table:table-cell table:formula="of:=IF(OR([.A47]=&quot;á&quot;;[.A47]=&quot;é&quot;;[.A47]=&quot;í&quot;;[.A47]=&quot;ó&quot;;[.A47]=&quot;ú&quot;;[.A47]=&quot;ï&quot;;[.A47]=&quot;ü&quot;);[.B47];0)" office:value-type="float" office:value="0">
            <text:p>0</text:p>
          </table:table-cell>
          <table:table-cell table:formula="of:=[.B47]+IF([.A47]=&quot;a&quot;;[.D$200];IF([.A47]=&quot;e&quot;;[.E$200];IF([.A47]=&quot;i&quot;;[.F$200];IF([.A47]=&quot;o&quot;;[.G$200];IF([.A47]=&quot;u&quot;;[.H$200];IF([.A47]=&quot;`&quot;;[.J$200];IF([.A47]=&quot;´&quot;;[.K$200];0)))))))" office:value-type="float" office:value="16">
            <text:p>16</text:p>
          </table:table-cell>
          <table:table-cell table:style-name="ce1" table:formula="of:=[.L47]/[.L$200]" office:value-type="percentage" office:value="0.000857724884743219">
            <text:p>0,086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14">
            <text:p>14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OR([.A48]=&quot;í&quot;;[.A48]=&quot;ï&quot;)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OR([.A48]=&quot;ú&quot;;[.A48]=&quot;ü&quot;);[.B48];0)" office:value-type="float" office:value="0">
            <text:p>0</text:p>
          </table:table-cell>
          <table:table-cell/>
          <table:table-cell table:formula="of:=IF(OR([.A48]=&quot;à&quot;;[.A48]=&quot;è&quot;;[.A48]=&quot;ò&quot;);[.B48];0)" office:value-type="float" office:value="0">
            <text:p>0</text:p>
          </table:table-cell>
          <table:table-cell table:formula="of:=IF(OR([.A48]=&quot;á&quot;;[.A48]=&quot;é&quot;;[.A48]=&quot;í&quot;;[.A48]=&quot;ó&quot;;[.A48]=&quot;ú&quot;;[.A48]=&quot;ï&quot;;[.A48]=&quot;ü&quot;);[.B48];0)" office:value-type="float" office:value="0">
            <text:p>0</text:p>
          </table:table-cell>
          <table:table-cell table:formula="of:=[.B48]+IF([.A48]=&quot;a&quot;;[.D$200];IF([.A48]=&quot;e&quot;;[.E$200];IF([.A48]=&quot;i&quot;;[.F$200];IF([.A48]=&quot;o&quot;;[.G$200];IF([.A48]=&quot;u&quot;;[.H$200];IF([.A48]=&quot;`&quot;;[.J$200];IF([.A48]=&quot;´&quot;;[.K$200];0)))))))" office:value-type="float" office:value="14">
            <text:p>14</text:p>
          </table:table-cell>
          <table:table-cell table:style-name="ce1" table:formula="of:=[.L48]/[.L$200]" office:value-type="percentage" office:value="0.000750509274150316">
            <text:p>0,075%</text:p>
          </table:table-cell>
        </table:table-row>
        <table:table-row table:style-name="ro1">
          <table:table-cell office:value-type="string">
            <text:p>ò</text:p>
          </table:table-cell>
          <table:table-cell office:value-type="float" office:value="9">
            <text:p>9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OR([.A49]=&quot;í&quot;;[.A49]=&quot;ï&quot;)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9">
            <text:p>9</text:p>
          </table:table-cell>
          <table:table-cell table:style-name="ce2" table:formula="of:=IF(OR([.A49]=&quot;ú&quot;;[.A49]=&quot;ü&quot;);[.B49];0)" office:value-type="float" office:value="0">
            <text:p>0</text:p>
          </table:table-cell>
          <table:table-cell/>
          <table:table-cell table:formula="of:=IF(OR([.A49]=&quot;à&quot;;[.A49]=&quot;è&quot;;[.A49]=&quot;ò&quot;);[.B49];0)" office:value-type="float" office:value="9">
            <text:p>9</text:p>
          </table:table-cell>
          <table:table-cell table:formula="of:=IF(OR([.A49]=&quot;á&quot;;[.A49]=&quot;é&quot;;[.A49]=&quot;í&quot;;[.A49]=&quot;ó&quot;;[.A49]=&quot;ú&quot;;[.A49]=&quot;ï&quot;;[.A49]=&quot;ü&quot;);[.B49];0)" office:value-type="float" office:value="0">
            <text:p>0</text:p>
          </table:table-cell>
          <table:table-cell table:formula="of:=[.B49]+IF([.A49]=&quot;a&quot;;[.D$200];IF([.A49]=&quot;e&quot;;[.E$200];IF([.A49]=&quot;i&quot;;[.F$200];IF([.A49]=&quot;o&quot;;[.G$200];IF([.A49]=&quot;u&quot;;[.H$200];IF([.A49]=&quot;`&quot;;[.J$200];IF([.A49]=&quot;´&quot;;[.K$200];0)))))))" office:value-type="float" office:value="9">
            <text:p>9</text:p>
          </table:table-cell>
          <table:table-cell table:style-name="ce1" table:formula="of:=[.L49]/[.L$200]" office:value-type="percentage" office:value="0.00048247024766806">
            <text:p>0,048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7">
            <text:p>7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OR([.A50]=&quot;í&quot;;[.A50]=&quot;ï&quot;)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OR([.A50]=&quot;ú&quot;;[.A50]=&quot;ü&quot;);[.B50];0)" office:value-type="float" office:value="0">
            <text:p>0</text:p>
          </table:table-cell>
          <table:table-cell/>
          <table:table-cell table:formula="of:=IF(OR([.A50]=&quot;à&quot;;[.A50]=&quot;è&quot;;[.A50]=&quot;ò&quot;);[.B50];0)" office:value-type="float" office:value="0">
            <text:p>0</text:p>
          </table:table-cell>
          <table:table-cell table:formula="of:=IF(OR([.A50]=&quot;á&quot;;[.A50]=&quot;é&quot;;[.A50]=&quot;í&quot;;[.A50]=&quot;ó&quot;;[.A50]=&quot;ú&quot;;[.A50]=&quot;ï&quot;;[.A50]=&quot;ü&quot;);[.B50];0)" office:value-type="float" office:value="0">
            <text:p>0</text:p>
          </table:table-cell>
          <table:table-cell table:formula="of:=[.B50]+IF([.A50]=&quot;a&quot;;[.D$200];IF([.A50]=&quot;e&quot;;[.E$200];IF([.A50]=&quot;i&quot;;[.F$200];IF([.A50]=&quot;o&quot;;[.G$200];IF([.A50]=&quot;u&quot;;[.H$200];IF([.A50]=&quot;`&quot;;[.J$200];IF([.A50]=&quot;´&quot;;[.K$200];0)))))))" office:value-type="float" office:value="7">
            <text:p>7</text:p>
          </table:table-cell>
          <table:table-cell table:style-name="ce1" table:formula="of:=[.L50]/[.L$200]" office:value-type="percentage" office:value="0.000375254637075158">
            <text:p>0,038%</text:p>
          </table:table-cell>
        </table:table-row>
        <table:table-row table:style-name="ro1">
          <table:table-cell office:value-type="string">
            <text:p>©</text:p>
          </table:table-cell>
          <table:table-cell office:value-type="float" office:value="6">
            <text:p>6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OR([.A51]=&quot;í&quot;;[.A51]=&quot;ï&quot;)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OR([.A51]=&quot;ú&quot;;[.A51]=&quot;ü&quot;);[.B51];0)" office:value-type="float" office:value="0">
            <text:p>0</text:p>
          </table:table-cell>
          <table:table-cell/>
          <table:table-cell table:formula="of:=IF(OR([.A51]=&quot;à&quot;;[.A51]=&quot;è&quot;;[.A51]=&quot;ò&quot;);[.B51];0)" office:value-type="float" office:value="0">
            <text:p>0</text:p>
          </table:table-cell>
          <table:table-cell table:formula="of:=IF(OR([.A51]=&quot;á&quot;;[.A51]=&quot;é&quot;;[.A51]=&quot;í&quot;;[.A51]=&quot;ó&quot;;[.A51]=&quot;ú&quot;;[.A51]=&quot;ï&quot;;[.A51]=&quot;ü&quot;);[.B51];0)" office:value-type="float" office:value="0">
            <text:p>0</text:p>
          </table:table-cell>
          <table:table-cell table:formula="of:=[.B51]+IF([.A51]=&quot;a&quot;;[.D$200];IF([.A51]=&quot;e&quot;;[.E$200];IF([.A51]=&quot;i&quot;;[.F$200];IF([.A51]=&quot;o&quot;;[.G$200];IF([.A51]=&quot;u&quot;;[.H$200];IF([.A51]=&quot;`&quot;;[.J$200];IF([.A51]=&quot;´&quot;;[.K$200];0)))))))" office:value-type="float" office:value="6">
            <text:p>6</text:p>
          </table:table-cell>
          <table:table-cell table:style-name="ce1" table:formula="of:=[.L51]/[.L$200]" office:value-type="percentage" office:value="0.000321646831778707">
            <text:p>0,032%</text:p>
          </table:table-cell>
        </table:table-row>
        <table:table-row table:style-name="ro1">
          <table:table-cell office:value-type="string">
            <text:p>ç</text:p>
          </table:table-cell>
          <table:table-cell office:value-type="float" office:value="6">
            <text:p>6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OR([.A52]=&quot;í&quot;;[.A52]=&quot;ï&quot;)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OR([.A52]=&quot;ú&quot;;[.A52]=&quot;ü&quot;);[.B52];0)" office:value-type="float" office:value="0">
            <text:p>0</text:p>
          </table:table-cell>
          <table:table-cell/>
          <table:table-cell table:formula="of:=IF(OR([.A52]=&quot;à&quot;;[.A52]=&quot;è&quot;;[.A52]=&quot;ò&quot;);[.B52];0)" office:value-type="float" office:value="0">
            <text:p>0</text:p>
          </table:table-cell>
          <table:table-cell table:formula="of:=IF(OR([.A52]=&quot;á&quot;;[.A52]=&quot;é&quot;;[.A52]=&quot;í&quot;;[.A52]=&quot;ó&quot;;[.A52]=&quot;ú&quot;;[.A52]=&quot;ï&quot;;[.A52]=&quot;ü&quot;);[.B52];0)" office:value-type="float" office:value="0">
            <text:p>0</text:p>
          </table:table-cell>
          <table:table-cell table:formula="of:=[.B52]+IF([.A52]=&quot;a&quot;;[.D$200];IF([.A52]=&quot;e&quot;;[.E$200];IF([.A52]=&quot;i&quot;;[.F$200];IF([.A52]=&quot;o&quot;;[.G$200];IF([.A52]=&quot;u&quot;;[.H$200];IF([.A52]=&quot;`&quot;;[.J$200];IF([.A52]=&quot;´&quot;;[.K$200];0)))))))" office:value-type="float" office:value="6">
            <text:p>6</text:p>
          </table:table-cell>
          <table:table-cell table:style-name="ce1" table:formula="of:=[.L52]/[.L$200]" office:value-type="percentage" office:value="0.000321646831778707">
            <text:p>0,032%</text:p>
          </table:table-cell>
        </table:table-row>
        <table:table-row table:style-name="ro1">
          <table:table-cell office:value-type="string">
            <text:p>ï</text:p>
          </table:table-cell>
          <table:table-cell office:value-type="float" office:value="4">
            <text:p>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OR([.A53]=&quot;í&quot;;[.A53]=&quot;ï&quot;);[.B53];0)" office:value-type="float" office:value="4">
            <text:p>4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OR([.A53]=&quot;ú&quot;;[.A53]=&quot;ü&quot;);[.B53];0)" office:value-type="float" office:value="0">
            <text:p>0</text:p>
          </table:table-cell>
          <table:table-cell/>
          <table:table-cell table:formula="of:=IF(OR([.A53]=&quot;à&quot;;[.A53]=&quot;è&quot;;[.A53]=&quot;ò&quot;);[.B53];0)" office:value-type="float" office:value="0">
            <text:p>0</text:p>
          </table:table-cell>
          <table:table-cell table:formula="of:=IF(OR([.A53]=&quot;á&quot;;[.A53]=&quot;é&quot;;[.A53]=&quot;í&quot;;[.A53]=&quot;ó&quot;;[.A53]=&quot;ú&quot;;[.A53]=&quot;ï&quot;;[.A53]=&quot;ü&quot;);[.B53];0)" office:value-type="float" office:value="4">
            <text:p>4</text:p>
          </table:table-cell>
          <table:table-cell table:formula="of:=[.B53]+IF([.A53]=&quot;a&quot;;[.D$200];IF([.A53]=&quot;e&quot;;[.E$200];IF([.A53]=&quot;i&quot;;[.F$200];IF([.A53]=&quot;o&quot;;[.G$200];IF([.A53]=&quot;u&quot;;[.H$200];IF([.A53]=&quot;`&quot;;[.J$200];IF([.A53]=&quot;´&quot;;[.K$200];0)))))))" office:value-type="float" office:value="4">
            <text:p>4</text:p>
          </table:table-cell>
          <table:table-cell table:style-name="ce1" table:formula="of:=[.L53]/[.L$200]" office:value-type="percentage" office:value="0.000214431221185805">
            <text:p>0,021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4">
            <text:p>4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OR([.A54]=&quot;í&quot;;[.A54]=&quot;ï&quot;)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OR([.A54]=&quot;ú&quot;;[.A54]=&quot;ü&quot;);[.B54];0)" office:value-type="float" office:value="4">
            <text:p>4</text:p>
          </table:table-cell>
          <table:table-cell/>
          <table:table-cell table:formula="of:=IF(OR([.A54]=&quot;à&quot;;[.A54]=&quot;è&quot;;[.A54]=&quot;ò&quot;);[.B54];0)" office:value-type="float" office:value="0">
            <text:p>0</text:p>
          </table:table-cell>
          <table:table-cell table:formula="of:=IF(OR([.A54]=&quot;á&quot;;[.A54]=&quot;é&quot;;[.A54]=&quot;í&quot;;[.A54]=&quot;ó&quot;;[.A54]=&quot;ú&quot;;[.A54]=&quot;ï&quot;;[.A54]=&quot;ü&quot;);[.B54];0)" office:value-type="float" office:value="4">
            <text:p>4</text:p>
          </table:table-cell>
          <table:table-cell table:formula="of:=[.B54]+IF([.A54]=&quot;a&quot;;[.D$200];IF([.A54]=&quot;e&quot;;[.E$200];IF([.A54]=&quot;i&quot;;[.F$200];IF([.A54]=&quot;o&quot;;[.G$200];IF([.A54]=&quot;u&quot;;[.H$200];IF([.A54]=&quot;`&quot;;[.J$200];IF([.A54]=&quot;´&quot;;[.K$200];0)))))))" office:value-type="float" office:value="4">
            <text:p>4</text:p>
          </table:table-cell>
          <table:table-cell table:style-name="ce1" table:formula="of:=[.L54]/[.L$200]" office:value-type="percentage" office:value="0.000214431221185805">
            <text:p>0,021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3">
            <text:p>3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OR([.A55]=&quot;í&quot;;[.A55]=&quot;ï&quot;)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OR([.A55]=&quot;ú&quot;;[.A55]=&quot;ü&quot;);[.B55];0)" office:value-type="float" office:value="0">
            <text:p>0</text:p>
          </table:table-cell>
          <table:table-cell/>
          <table:table-cell table:formula="of:=IF(OR([.A55]=&quot;à&quot;;[.A55]=&quot;è&quot;;[.A55]=&quot;ò&quot;);[.B55];0)" office:value-type="float" office:value="0">
            <text:p>0</text:p>
          </table:table-cell>
          <table:table-cell table:formula="of:=IF(OR([.A55]=&quot;á&quot;;[.A55]=&quot;é&quot;;[.A55]=&quot;í&quot;;[.A55]=&quot;ó&quot;;[.A55]=&quot;ú&quot;;[.A55]=&quot;ï&quot;;[.A55]=&quot;ü&quot;);[.B55];0)" office:value-type="float" office:value="0">
            <text:p>0</text:p>
          </table:table-cell>
          <table:table-cell table:formula="of:=[.B55]+IF([.A55]=&quot;a&quot;;[.D$200];IF([.A55]=&quot;e&quot;;[.E$200];IF([.A55]=&quot;i&quot;;[.F$200];IF([.A55]=&quot;o&quot;;[.G$200];IF([.A55]=&quot;u&quot;;[.H$200];IF([.A55]=&quot;`&quot;;[.J$200];IF([.A55]=&quot;´&quot;;[.K$200];0)))))))" office:value-type="float" office:value="3">
            <text:p>3</text:p>
          </table:table-cell>
          <table:table-cell table:style-name="ce1" table:formula="of:=[.L55]/[.L$200]" office:value-type="percentage" office:value="0.000160823415889353">
            <text:p>0,016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2">
            <text:p>2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OR([.A56]=&quot;í&quot;;[.A56]=&quot;ï&quot;)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OR([.A56]=&quot;ú&quot;;[.A56]=&quot;ü&quot;);[.B56];0)" office:value-type="float" office:value="0">
            <text:p>0</text:p>
          </table:table-cell>
          <table:table-cell/>
          <table:table-cell table:formula="of:=IF(OR([.A56]=&quot;à&quot;;[.A56]=&quot;è&quot;;[.A56]=&quot;ò&quot;);[.B56];0)" office:value-type="float" office:value="0">
            <text:p>0</text:p>
          </table:table-cell>
          <table:table-cell table:formula="of:=IF(OR([.A56]=&quot;á&quot;;[.A56]=&quot;é&quot;;[.A56]=&quot;í&quot;;[.A56]=&quot;ó&quot;;[.A56]=&quot;ú&quot;;[.A56]=&quot;ï&quot;;[.A56]=&quot;ü&quot;);[.B56];0)" office:value-type="float" office:value="0">
            <text:p>0</text:p>
          </table:table-cell>
          <table:table-cell table:formula="of:=[.B56]+IF([.A56]=&quot;a&quot;;[.D$200];IF([.A56]=&quot;e&quot;;[.E$200];IF([.A56]=&quot;i&quot;;[.F$200];IF([.A56]=&quot;o&quot;;[.G$200];IF([.A56]=&quot;u&quot;;[.H$200];IF([.A56]=&quot;`&quot;;[.J$200];IF([.A56]=&quot;´&quot;;[.K$200];0)))))))" office:value-type="float" office:value="2">
            <text:p>2</text:p>
          </table:table-cell>
          <table:table-cell table:style-name="ce1" table:formula="of:=[.L56]/[.L$200]" office:value-type="percentage" office:value="0.000107215610592902">
            <text:p>0,011%</text:p>
          </table:table-cell>
        </table:table-row>
        <table:table-row table:style-name="ro1">
          <table:table-cell office:value-type="string">
            <text:p>·</text:p>
          </table:table-cell>
          <table:table-cell office:value-type="float" office:value="2">
            <text:p>2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OR([.A57]=&quot;í&quot;;[.A57]=&quot;ï&quot;)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OR([.A57]=&quot;ú&quot;;[.A57]=&quot;ü&quot;);[.B57];0)" office:value-type="float" office:value="0">
            <text:p>0</text:p>
          </table:table-cell>
          <table:table-cell/>
          <table:table-cell table:formula="of:=IF(OR([.A57]=&quot;à&quot;;[.A57]=&quot;è&quot;;[.A57]=&quot;ò&quot;);[.B57];0)" office:value-type="float" office:value="0">
            <text:p>0</text:p>
          </table:table-cell>
          <table:table-cell table:formula="of:=IF(OR([.A57]=&quot;á&quot;;[.A57]=&quot;é&quot;;[.A57]=&quot;í&quot;;[.A57]=&quot;ó&quot;;[.A57]=&quot;ú&quot;;[.A57]=&quot;ï&quot;;[.A57]=&quot;ü&quot;);[.B57];0)" office:value-type="float" office:value="0">
            <text:p>0</text:p>
          </table:table-cell>
          <table:table-cell table:formula="of:=[.B57]+IF([.A57]=&quot;a&quot;;[.D$200];IF([.A57]=&quot;e&quot;;[.E$200];IF([.A57]=&quot;i&quot;;[.F$200];IF([.A57]=&quot;o&quot;;[.G$200];IF([.A57]=&quot;u&quot;;[.H$200];IF([.A57]=&quot;`&quot;;[.J$200];IF([.A57]=&quot;´&quot;;[.K$200];0)))))))" office:value-type="float" office:value="2">
            <text:p>2</text:p>
          </table:table-cell>
          <table:table-cell table:style-name="ce1" table:formula="of:=[.L57]/[.L$200]" office:value-type="percentage" office:value="0.000107215610592902">
            <text:p>0,011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2">
            <text:p>2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style-name="ce2" table:formula="of:=IF(OR([.A58]=&quot;è&quot;;[.A58]=&quot;é&quot;);[.B58];0)" office:value-type="float" office:value="0">
            <text:p>0</text:p>
          </table:table-cell>
          <table:table-cell table:style-name="ce2" table:formula="of:=IF(OR([.A58]=&quot;í&quot;;[.A58]=&quot;ï&quot;);[.B58];0)" office:value-type="float" office:value="0">
            <text:p>0</text:p>
          </table:table-cell>
          <table:table-cell table:style-name="ce2" table:formula="of:=IF(OR([.A58]=&quot;ò&quot;;[.A58]=&quot;ó&quot;);[.B58];0)" office:value-type="float" office:value="0">
            <text:p>0</text:p>
          </table:table-cell>
          <table:table-cell table:style-name="ce2" table:formula="of:=IF(OR([.A58]=&quot;ú&quot;;[.A58]=&quot;ü&quot;);[.B58];0)" office:value-type="float" office:value="0">
            <text:p>0</text:p>
          </table:table-cell>
          <table:table-cell/>
          <table:table-cell table:formula="of:=IF(OR([.A58]=&quot;à&quot;;[.A58]=&quot;è&quot;;[.A58]=&quot;ò&quot;);[.B58];0)" office:value-type="float" office:value="0">
            <text:p>0</text:p>
          </table:table-cell>
          <table:table-cell table:formula="of:=IF(OR([.A58]=&quot;á&quot;;[.A58]=&quot;é&quot;;[.A58]=&quot;í&quot;;[.A58]=&quot;ó&quot;;[.A58]=&quot;ú&quot;;[.A58]=&quot;ï&quot;;[.A58]=&quot;ü&quot;);[.B58];0)" office:value-type="float" office:value="2">
            <text:p>2</text:p>
          </table:table-cell>
          <table:table-cell table:formula="of:=[.B58]+IF([.A58]=&quot;a&quot;;[.D$200];IF([.A58]=&quot;e&quot;;[.E$200];IF([.A58]=&quot;i&quot;;[.F$200];IF([.A58]=&quot;o&quot;;[.G$200];IF([.A58]=&quot;u&quot;;[.H$200];IF([.A58]=&quot;`&quot;;[.J$200];IF([.A58]=&quot;´&quot;;[.K$200];0)))))))" office:value-type="float" office:value="2">
            <text:p>2</text:p>
          </table:table-cell>
          <table:table-cell table:style-name="ce1" table:formula="of:=[.L58]/[.L$200]" office:value-type="percentage" office:value="0.000107215610592902">
            <text:p>0,011%</text:p>
          </table:table-cell>
        </table:table-row>
        <table:table-row table:style-name="ro1">
          <table:table-cell office:value-type="string">
            <text:p>•</text:p>
          </table:table-cell>
          <table:table-cell office:value-type="float" office:value="2">
            <text:p>2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style-name="ce2" table:formula="of:=IF(OR([.A59]=&quot;è&quot;;[.A59]=&quot;é&quot;);[.B59];0)" office:value-type="float" office:value="0">
            <text:p>0</text:p>
          </table:table-cell>
          <table:table-cell table:style-name="ce2" table:formula="of:=IF(OR([.A59]=&quot;í&quot;;[.A59]=&quot;ï&quot;);[.B59];0)" office:value-type="float" office:value="0">
            <text:p>0</text:p>
          </table:table-cell>
          <table:table-cell table:style-name="ce2" table:formula="of:=IF(OR([.A59]=&quot;ò&quot;;[.A59]=&quot;ó&quot;);[.B59];0)" office:value-type="float" office:value="0">
            <text:p>0</text:p>
          </table:table-cell>
          <table:table-cell table:style-name="ce2" table:formula="of:=IF(OR([.A59]=&quot;ú&quot;;[.A59]=&quot;ü&quot;);[.B59];0)" office:value-type="float" office:value="0">
            <text:p>0</text:p>
          </table:table-cell>
          <table:table-cell/>
          <table:table-cell table:formula="of:=IF(OR([.A59]=&quot;à&quot;;[.A59]=&quot;è&quot;;[.A59]=&quot;ò&quot;);[.B59];0)" office:value-type="float" office:value="0">
            <text:p>0</text:p>
          </table:table-cell>
          <table:table-cell table:formula="of:=IF(OR([.A59]=&quot;á&quot;;[.A59]=&quot;é&quot;;[.A59]=&quot;í&quot;;[.A59]=&quot;ó&quot;;[.A59]=&quot;ú&quot;;[.A59]=&quot;ï&quot;;[.A59]=&quot;ü&quot;);[.B59];0)" office:value-type="float" office:value="0">
            <text:p>0</text:p>
          </table:table-cell>
          <table:table-cell table:formula="of:=[.B59]+IF([.A59]=&quot;a&quot;;[.D$200];IF([.A59]=&quot;e&quot;;[.E$200];IF([.A59]=&quot;i&quot;;[.F$200];IF([.A59]=&quot;o&quot;;[.G$200];IF([.A59]=&quot;u&quot;;[.H$200];IF([.A59]=&quot;`&quot;;[.J$200];IF([.A59]=&quot;´&quot;;[.K$200];0)))))))" office:value-type="float" office:value="2">
            <text:p>2</text:p>
          </table:table-cell>
          <table:table-cell table:style-name="ce1" table:formula="of:=[.L59]/[.L$200]" office:value-type="percentage" office:value="0.000107215610592902">
            <text:p>0,011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">
            <text:p>1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style-name="ce2" table:formula="of:=IF(OR([.A60]=&quot;è&quot;;[.A60]=&quot;é&quot;);[.B60];0)" office:value-type="float" office:value="0">
            <text:p>0</text:p>
          </table:table-cell>
          <table:table-cell table:style-name="ce2" table:formula="of:=IF(OR([.A60]=&quot;í&quot;;[.A60]=&quot;ï&quot;);[.B60];0)" office:value-type="float" office:value="0">
            <text:p>0</text:p>
          </table:table-cell>
          <table:table-cell table:style-name="ce2" table:formula="of:=IF(OR([.A60]=&quot;ò&quot;;[.A60]=&quot;ó&quot;);[.B60];0)" office:value-type="float" office:value="0">
            <text:p>0</text:p>
          </table:table-cell>
          <table:table-cell table:style-name="ce2" table:formula="of:=IF(OR([.A60]=&quot;ú&quot;;[.A60]=&quot;ü&quot;);[.B60];0)" office:value-type="float" office:value="0">
            <text:p>0</text:p>
          </table:table-cell>
          <table:table-cell/>
          <table:table-cell table:formula="of:=IF(OR([.A60]=&quot;à&quot;;[.A60]=&quot;è&quot;;[.A60]=&quot;ò&quot;);[.B60];0)" office:value-type="float" office:value="0">
            <text:p>0</text:p>
          </table:table-cell>
          <table:table-cell table:formula="of:=IF(OR([.A60]=&quot;á&quot;;[.A60]=&quot;é&quot;;[.A60]=&quot;í&quot;;[.A60]=&quot;ó&quot;;[.A60]=&quot;ú&quot;;[.A60]=&quot;ï&quot;;[.A60]=&quot;ü&quot;);[.B60];0)" office:value-type="float" office:value="0">
            <text:p>0</text:p>
          </table:table-cell>
          <table:table-cell table:formula="of:=[.B60]+IF([.A60]=&quot;a&quot;;[.D$200];IF([.A60]=&quot;e&quot;;[.E$200];IF([.A60]=&quot;i&quot;;[.F$200];IF([.A60]=&quot;o&quot;;[.G$200];IF([.A60]=&quot;u&quot;;[.H$200];IF([.A60]=&quot;`&quot;;[.J$200];IF([.A60]=&quot;´&quot;;[.K$200];0)))))))" office:value-type="float" office:value="1">
            <text:p>1</text:p>
          </table:table-cell>
          <table:table-cell table:style-name="ce1" table:formula="of:=[.L60]/[.L$200]" office:value-type="percentage" office:value="0.0000536078052964512">
            <text:p>0,005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">
            <text:p>1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style-name="ce2" table:formula="of:=IF(OR([.A61]=&quot;è&quot;;[.A61]=&quot;é&quot;);[.B61];0)" office:value-type="float" office:value="0">
            <text:p>0</text:p>
          </table:table-cell>
          <table:table-cell table:style-name="ce2" table:formula="of:=IF(OR([.A61]=&quot;í&quot;;[.A61]=&quot;ï&quot;);[.B61];0)" office:value-type="float" office:value="0">
            <text:p>0</text:p>
          </table:table-cell>
          <table:table-cell table:style-name="ce2" table:formula="of:=IF(OR([.A61]=&quot;ò&quot;;[.A61]=&quot;ó&quot;);[.B61];0)" office:value-type="float" office:value="0">
            <text:p>0</text:p>
          </table:table-cell>
          <table:table-cell table:style-name="ce2" table:formula="of:=IF(OR([.A61]=&quot;ú&quot;;[.A61]=&quot;ü&quot;);[.B61];0)" office:value-type="float" office:value="0">
            <text:p>0</text:p>
          </table:table-cell>
          <table:table-cell/>
          <table:table-cell table:formula="of:=IF(OR([.A61]=&quot;à&quot;;[.A61]=&quot;è&quot;;[.A61]=&quot;ò&quot;);[.B61];0)" office:value-type="float" office:value="0">
            <text:p>0</text:p>
          </table:table-cell>
          <table:table-cell table:formula="of:=IF(OR([.A61]=&quot;á&quot;;[.A61]=&quot;é&quot;;[.A61]=&quot;í&quot;;[.A61]=&quot;ó&quot;;[.A61]=&quot;ú&quot;;[.A61]=&quot;ï&quot;;[.A61]=&quot;ü&quot;);[.B61];0)" office:value-type="float" office:value="0">
            <text:p>0</text:p>
          </table:table-cell>
          <table:table-cell table:formula="of:=[.B61]+IF([.A61]=&quot;a&quot;;[.D$200];IF([.A61]=&quot;e&quot;;[.E$200];IF([.A61]=&quot;i&quot;;[.F$200];IF([.A61]=&quot;o&quot;;[.G$200];IF([.A61]=&quot;u&quot;;[.H$200];IF([.A61]=&quot;`&quot;;[.J$200];IF([.A61]=&quot;´&quot;;[.K$200];0)))))))" office:value-type="float" office:value="1">
            <text:p>1</text:p>
          </table:table-cell>
          <table:table-cell table:style-name="ce1" table:formula="of:=[.L61]/[.L$200]" office:value-type="percentage" office:value="0.0000536078052964512">
            <text:p>0,005%</text:p>
          </table:table-cell>
        </table:table-row>
        <table:table-row table:style-name="ro1">
          <table:table-cell office:value-type="string">
            <text:p>-</text:p>
          </table:table-cell>
          <table:table-cell office:value-type="float" office:value="0">
            <text:p>0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style-name="ce2" table:formula="of:=IF(OR([.A62]=&quot;è&quot;;[.A62]=&quot;é&quot;);[.B62];0)" office:value-type="float" office:value="0">
            <text:p>0</text:p>
          </table:table-cell>
          <table:table-cell table:style-name="ce2" table:formula="of:=IF(OR([.A62]=&quot;í&quot;;[.A62]=&quot;ï&quot;);[.B62];0)" office:value-type="float" office:value="0">
            <text:p>0</text:p>
          </table:table-cell>
          <table:table-cell table:style-name="ce2" table:formula="of:=IF(OR([.A62]=&quot;ò&quot;;[.A62]=&quot;ó&quot;);[.B62];0)" office:value-type="float" office:value="0">
            <text:p>0</text:p>
          </table:table-cell>
          <table:table-cell table:style-name="ce2" table:formula="of:=IF(OR([.A62]=&quot;ú&quot;;[.A62]=&quot;ü&quot;);[.B62];0)" office:value-type="float" office:value="0">
            <text:p>0</text:p>
          </table:table-cell>
          <table:table-cell/>
          <table:table-cell table:formula="of:=IF(OR([.A62]=&quot;à&quot;;[.A62]=&quot;è&quot;;[.A62]=&quot;ò&quot;);[.B62];0)" office:value-type="float" office:value="0">
            <text:p>0</text:p>
          </table:table-cell>
          <table:table-cell table:formula="of:=IF(OR([.A62]=&quot;á&quot;;[.A62]=&quot;é&quot;;[.A62]=&quot;í&quot;;[.A62]=&quot;ó&quot;;[.A62]=&quot;ú&quot;;[.A62]=&quot;ï&quot;;[.A62]=&quot;ü&quot;);[.B62];0)" office:value-type="float" office:value="0">
            <text:p>0</text:p>
          </table:table-cell>
          <table:table-cell table:formula="of:=[.B62]+IF([.A62]=&quot;a&quot;;[.D$200];IF([.A62]=&quot;e&quot;;[.E$200];IF([.A62]=&quot;i&quot;;[.F$200];IF([.A62]=&quot;o&quot;;[.G$200];IF([.A62]=&quot;u&quot;;[.H$200];IF([.A62]=&quot;`&quot;;[.J$200];IF([.A62]=&quot;´&quot;;[.K$200];0)))))))" office:value-type="float" office:value="0">
            <text:p>0</text:p>
          </table:table-cell>
          <table:table-cell table:style-name="ce1" table:formula="of:=[.L62]/[.L$200]" office:value-type="percentage" office:value="0">
            <text:p>0,000%</text:p>
          </table:table-cell>
        </table:table-row>
        <table:table-row table:style-name="ro1">
          <table:table-cell office:value-type="string">
            <text:p>&lt;</text:p>
          </table:table-cell>
          <table:table-cell/>
          <table:table-cell/>
          <table:table-cell table:formula="of:=IF([.A63]=&quot;à&quot;;[.B63];0)" office:value-type="float" office:value="0">
            <text:p>0</text:p>
          </table:table-cell>
          <table:table-cell table:style-name="ce2" table:formula="of:=IF(OR([.A63]=&quot;è&quot;;[.A63]=&quot;é&quot;);[.B63];0)" office:value-type="float" office:value="0">
            <text:p>0</text:p>
          </table:table-cell>
          <table:table-cell table:style-name="ce2" table:formula="of:=IF(OR([.A63]=&quot;í&quot;;[.A63]=&quot;ï&quot;);[.B63];0)" office:value-type="float" office:value="0">
            <text:p>0</text:p>
          </table:table-cell>
          <table:table-cell table:style-name="ce2" table:formula="of:=IF(OR([.A63]=&quot;ò&quot;;[.A63]=&quot;ó&quot;);[.B63];0)" office:value-type="float" office:value="0">
            <text:p>0</text:p>
          </table:table-cell>
          <table:table-cell table:style-name="ce2" table:formula="of:=IF(OR([.A63]=&quot;ú&quot;;[.A63]=&quot;ü&quot;);[.B63];0)" office:value-type="float" office:value="0">
            <text:p>0</text:p>
          </table:table-cell>
          <table:table-cell/>
          <table:table-cell table:formula="of:=IF(OR([.A63]=&quot;à&quot;;[.A63]=&quot;è&quot;;[.A63]=&quot;ò&quot;);[.B63];0)" office:value-type="float" office:value="0">
            <text:p>0</text:p>
          </table:table-cell>
          <table:table-cell table:formula="of:=IF(OR([.A63]=&quot;á&quot;;[.A63]=&quot;é&quot;;[.A63]=&quot;í&quot;;[.A63]=&quot;ó&quot;;[.A63]=&quot;ú&quot;;[.A63]=&quot;ï&quot;;[.A63]=&quot;ü&quot;);[.B63];0)" office:value-type="float" office:value="0">
            <text:p>0</text:p>
          </table:table-cell>
          <table:table-cell table:formula="of:=[.B63]+IF([.A63]=&quot;a&quot;;[.D$200];IF([.A63]=&quot;e&quot;;[.E$200];IF([.A63]=&quot;i&quot;;[.F$200];IF([.A63]=&quot;o&quot;;[.G$200];IF([.A63]=&quot;u&quot;;[.H$200];IF([.A63]=&quot;`&quot;;[.J$200];IF([.A63]=&quot;´&quot;;[.K$200];0)))))))" office:value-type="float" office:value="0">
            <text:p>0</text:p>
          </table:table-cell>
          <table:table-cell table:style-name="ce1" table:formula="of:=[.L63]/[.L$200]" office:value-type="percentage" office:value="0">
            <text:p>0,000%</text:p>
          </table:table-cell>
        </table:table-row>
        <table:table-row table:style-name="ro1">
          <table:table-cell office:value-type="string">
            <text:p>&gt;</text:p>
          </table:table-cell>
          <table:table-cell/>
          <table:table-cell/>
          <table:table-cell table:formula="of:=IF([.A64]=&quot;à&quot;;[.B64];0)" office:value-type="float" office:value="0">
            <text:p>0</text:p>
          </table:table-cell>
          <table:table-cell table:style-name="ce2" table:formula="of:=IF(OR([.A64]=&quot;è&quot;;[.A64]=&quot;é&quot;);[.B64];0)" office:value-type="float" office:value="0">
            <text:p>0</text:p>
          </table:table-cell>
          <table:table-cell table:style-name="ce2" table:formula="of:=IF(OR([.A64]=&quot;í&quot;;[.A64]=&quot;ï&quot;);[.B64];0)" office:value-type="float" office:value="0">
            <text:p>0</text:p>
          </table:table-cell>
          <table:table-cell table:style-name="ce2" table:formula="of:=IF(OR([.A64]=&quot;ò&quot;;[.A64]=&quot;ó&quot;);[.B64];0)" office:value-type="float" office:value="0">
            <text:p>0</text:p>
          </table:table-cell>
          <table:table-cell table:style-name="ce2" table:formula="of:=IF(OR([.A64]=&quot;ú&quot;;[.A64]=&quot;ü&quot;);[.B64];0)" office:value-type="float" office:value="0">
            <text:p>0</text:p>
          </table:table-cell>
          <table:table-cell/>
          <table:table-cell table:formula="of:=IF(OR([.A64]=&quot;à&quot;;[.A64]=&quot;è&quot;;[.A64]=&quot;ò&quot;);[.B64];0)" office:value-type="float" office:value="0">
            <text:p>0</text:p>
          </table:table-cell>
          <table:table-cell table:formula="of:=IF(OR([.A64]=&quot;á&quot;;[.A64]=&quot;é&quot;;[.A64]=&quot;í&quot;;[.A64]=&quot;ó&quot;;[.A64]=&quot;ú&quot;;[.A64]=&quot;ï&quot;;[.A64]=&quot;ü&quot;);[.B64];0)" office:value-type="float" office:value="0">
            <text:p>0</text:p>
          </table:table-cell>
          <table:table-cell table:formula="of:=[.B64]+IF([.A64]=&quot;a&quot;;[.D$200];IF([.A64]=&quot;e&quot;;[.E$200];IF([.A64]=&quot;i&quot;;[.F$200];IF([.A64]=&quot;o&quot;;[.G$200];IF([.A64]=&quot;u&quot;;[.H$200];IF([.A64]=&quot;`&quot;;[.J$200];IF([.A64]=&quot;´&quot;;[.K$200];0)))))))" office:value-type="float" office:value="0">
            <text:p>0</text:p>
          </table:table-cell>
          <table:table-cell table:style-name="ce1" table:formula="of:=[.L64]/[.L$200]" office:value-type="percentage" office:value="0">
            <text:p>0,000%</text:p>
          </table:table-cell>
        </table:table-row>
        <table:table-row table:style-name="ro1">
          <table:table-cell office:value-type="string">
            <text:p>ñ</text:p>
          </table:table-cell>
          <table:table-cell/>
          <table:table-cell/>
          <table:table-cell table:formula="of:=IF([.A65]=&quot;à&quot;;[.B65];0)" office:value-type="float" office:value="0">
            <text:p>0</text:p>
          </table:table-cell>
          <table:table-cell table:style-name="ce2" table:formula="of:=IF(OR([.A65]=&quot;è&quot;;[.A65]=&quot;é&quot;);[.B65];0)" office:value-type="float" office:value="0">
            <text:p>0</text:p>
          </table:table-cell>
          <table:table-cell table:style-name="ce2" table:formula="of:=IF(OR([.A65]=&quot;í&quot;;[.A65]=&quot;ï&quot;);[.B65];0)" office:value-type="float" office:value="0">
            <text:p>0</text:p>
          </table:table-cell>
          <table:table-cell table:style-name="ce2" table:formula="of:=IF(OR([.A65]=&quot;ò&quot;;[.A65]=&quot;ó&quot;);[.B65];0)" office:value-type="float" office:value="0">
            <text:p>0</text:p>
          </table:table-cell>
          <table:table-cell table:style-name="ce2" table:formula="of:=IF(OR([.A65]=&quot;ú&quot;;[.A65]=&quot;ü&quot;);[.B65];0)" office:value-type="float" office:value="0">
            <text:p>0</text:p>
          </table:table-cell>
          <table:table-cell/>
          <table:table-cell table:formula="of:=IF(OR([.A65]=&quot;à&quot;;[.A65]=&quot;è&quot;;[.A65]=&quot;ò&quot;);[.B65];0)" office:value-type="float" office:value="0">
            <text:p>0</text:p>
          </table:table-cell>
          <table:table-cell table:formula="of:=IF(OR([.A65]=&quot;á&quot;;[.A65]=&quot;é&quot;;[.A65]=&quot;í&quot;;[.A65]=&quot;ó&quot;;[.A65]=&quot;ú&quot;;[.A65]=&quot;ï&quot;;[.A65]=&quot;ü&quot;);[.B65];0)" office:value-type="float" office:value="0">
            <text:p>0</text:p>
          </table:table-cell>
          <table:table-cell table:formula="of:=[.B65]+IF([.A65]=&quot;a&quot;;[.D$200];IF([.A65]=&quot;e&quot;;[.E$200];IF([.A65]=&quot;i&quot;;[.F$200];IF([.A65]=&quot;o&quot;;[.G$200];IF([.A65]=&quot;u&quot;;[.H$200];IF([.A65]=&quot;`&quot;;[.J$200];IF([.A65]=&quot;´&quot;;[.K$200];0)))))))" office:value-type="float" office:value="0">
            <text:p>0</text:p>
          </table:table-cell>
          <table:table-cell table:style-name="ce1" table:formula="of:=[.L65]/[.L$200]" office:value-type="percentage" office:value="0">
            <text:p>0,000%</text:p>
          </table:table-cell>
        </table:table-row>
        <table:table-row table:style-name="ro1">
          <table:table-cell office:value-type="string">
            <text:p>`</text:p>
          </table:table-cell>
          <table:table-cell/>
          <table:table-cell/>
          <table:table-cell table:formula="of:=IF([.A66]=&quot;à&quot;;[.B66];0)" office:value-type="float" office:value="0">
            <text:p>0</text:p>
          </table:table-cell>
          <table:table-cell table:style-name="ce2" table:formula="of:=IF(OR([.A66]=&quot;è&quot;;[.A66]=&quot;é&quot;);[.B66];0)" office:value-type="float" office:value="0">
            <text:p>0</text:p>
          </table:table-cell>
          <table:table-cell table:style-name="ce2" table:formula="of:=IF(OR([.A66]=&quot;í&quot;;[.A66]=&quot;ï&quot;);[.B66];0)" office:value-type="float" office:value="0">
            <text:p>0</text:p>
          </table:table-cell>
          <table:table-cell table:style-name="ce2" table:formula="of:=IF(OR([.A66]=&quot;ò&quot;;[.A66]=&quot;ó&quot;);[.B66];0)" office:value-type="float" office:value="0">
            <text:p>0</text:p>
          </table:table-cell>
          <table:table-cell table:style-name="ce2" table:formula="of:=IF(OR([.A66]=&quot;ú&quot;;[.A66]=&quot;ü&quot;);[.B66];0)" office:value-type="float" office:value="0">
            <text:p>0</text:p>
          </table:table-cell>
          <table:table-cell/>
          <table:table-cell table:formula="of:=IF(OR([.A66]=&quot;à&quot;;[.A66]=&quot;è&quot;;[.A66]=&quot;ò&quot;);[.B66];0)" office:value-type="float" office:value="0">
            <text:p>0</text:p>
          </table:table-cell>
          <table:table-cell table:formula="of:=IF(OR([.A66]=&quot;á&quot;;[.A66]=&quot;é&quot;;[.A66]=&quot;í&quot;;[.A66]=&quot;ó&quot;;[.A66]=&quot;ú&quot;;[.A66]=&quot;ï&quot;;[.A66]=&quot;ü&quot;);[.B66];0)" office:value-type="float" office:value="0">
            <text:p>0</text:p>
          </table:table-cell>
          <table:table-cell table:formula="of:=[.B66]+IF([.A66]=&quot;a&quot;;[.D$200];IF([.A66]=&quot;e&quot;;[.E$200];IF([.A66]=&quot;i&quot;;[.F$200];IF([.A66]=&quot;o&quot;;[.G$200];IF([.A66]=&quot;u&quot;;[.H$200];IF([.A66]=&quot;`&quot;;[.J$200];IF([.A66]=&quot;´&quot;;[.K$200];0)))))))" office:value-type="float" office:value="77">
            <text:p>77</text:p>
          </table:table-cell>
          <table:table-cell table:style-name="ce1" table:formula="of:=[.L66]/[.L$200]" office:value-type="percentage" office:value="0.00412780100782674">
            <text:p>0,413%</text:p>
          </table:table-cell>
        </table:table-row>
        <table:table-row table:style-name="ro1">
          <table:table-cell office:value-type="string">
            <text:p>´</text:p>
          </table:table-cell>
          <table:table-cell/>
          <table:table-cell/>
          <table:table-cell table:formula="of:=IF([.A67]=&quot;à&quot;;[.B67];0)" office:value-type="float" office:value="0">
            <text:p>0</text:p>
          </table:table-cell>
          <table:table-cell table:style-name="ce2" table:formula="of:=IF(OR([.A67]=&quot;è&quot;;[.A67]=&quot;é&quot;);[.B67];0)" office:value-type="float" office:value="0">
            <text:p>0</text:p>
          </table:table-cell>
          <table:table-cell table:style-name="ce2" table:formula="of:=IF(OR([.A67]=&quot;í&quot;;[.A67]=&quot;ï&quot;);[.B67];0)" office:value-type="float" office:value="0">
            <text:p>0</text:p>
          </table:table-cell>
          <table:table-cell table:style-name="ce2" table:formula="of:=IF(OR([.A67]=&quot;ò&quot;;[.A67]=&quot;ó&quot;);[.B67];0)" office:value-type="float" office:value="0">
            <text:p>0</text:p>
          </table:table-cell>
          <table:table-cell table:style-name="ce2" table:formula="of:=IF(OR([.A67]=&quot;ú&quot;;[.A67]=&quot;ü&quot;);[.B67];0)" office:value-type="float" office:value="0">
            <text:p>0</text:p>
          </table:table-cell>
          <table:table-cell/>
          <table:table-cell table:formula="of:=IF(OR([.A67]=&quot;à&quot;;[.A67]=&quot;è&quot;;[.A67]=&quot;ò&quot;);[.B67];0)" office:value-type="float" office:value="0">
            <text:p>0</text:p>
          </table:table-cell>
          <table:table-cell table:formula="of:=IF(OR([.A67]=&quot;á&quot;;[.A67]=&quot;é&quot;;[.A67]=&quot;í&quot;;[.A67]=&quot;ó&quot;;[.A67]=&quot;ú&quot;;[.A67]=&quot;ï&quot;;[.A67]=&quot;ü&quot;);[.B67];0)" office:value-type="float" office:value="0">
            <text:p>0</text:p>
          </table:table-cell>
          <table:table-cell table:formula="of:=[.B67]+IF([.A67]=&quot;a&quot;;[.D$200];IF([.A67]=&quot;e&quot;;[.E$200];IF([.A67]=&quot;i&quot;;[.F$200];IF([.A67]=&quot;o&quot;;[.G$200];IF([.A67]=&quot;u&quot;;[.H$200];IF([.A67]=&quot;`&quot;;[.J$200];IF([.A67]=&quot;´&quot;;[.K$200];0)))))))" office:value-type="float" office:value="208">
            <text:p>208</text:p>
          </table:table-cell>
          <table:table-cell table:style-name="ce1" table:formula="of:=[.L67]/[.L$200]" office:value-type="percentage" office:value="0.0111504235016618">
            <text:p>1,115%</text:p>
          </table:table-cell>
        </table:table-row>
        <table:table-row table:style-name="ro1">
          <table:table-cell office:value-type="string">
            <text:p>*</text:p>
          </table:table-cell>
          <table:table-cell/>
          <table:table-cell/>
          <table:table-cell table:formula="of:=IF([.A68]=&quot;à&quot;;[.B68];0)" office:value-type="float" office:value="0">
            <text:p>0</text:p>
          </table:table-cell>
          <table:table-cell table:style-name="ce2" table:formula="of:=IF(OR([.A68]=&quot;è&quot;;[.A68]=&quot;é&quot;);[.B68];0)" office:value-type="float" office:value="0">
            <text:p>0</text:p>
          </table:table-cell>
          <table:table-cell table:style-name="ce2" table:formula="of:=IF(OR([.A68]=&quot;í&quot;;[.A68]=&quot;ï&quot;);[.B68];0)" office:value-type="float" office:value="0">
            <text:p>0</text:p>
          </table:table-cell>
          <table:table-cell table:style-name="ce2" table:formula="of:=IF(OR([.A68]=&quot;ò&quot;;[.A68]=&quot;ó&quot;);[.B68];0)" office:value-type="float" office:value="0">
            <text:p>0</text:p>
          </table:table-cell>
          <table:table-cell table:style-name="ce2" table:formula="of:=IF(OR([.A68]=&quot;ú&quot;;[.A68]=&quot;ü&quot;);[.B68];0)" office:value-type="float" office:value="0">
            <text:p>0</text:p>
          </table:table-cell>
          <table:table-cell/>
          <table:table-cell table:formula="of:=IF(OR([.A68]=&quot;à&quot;;[.A68]=&quot;è&quot;;[.A68]=&quot;ò&quot;);[.B68];0)" office:value-type="float" office:value="0">
            <text:p>0</text:p>
          </table:table-cell>
          <table:table-cell table:formula="of:=IF(OR([.A68]=&quot;á&quot;;[.A68]=&quot;é&quot;;[.A68]=&quot;í&quot;;[.A68]=&quot;ó&quot;;[.A68]=&quot;ú&quot;;[.A68]=&quot;ï&quot;;[.A68]=&quot;ü&quot;);[.B68];0)" office:value-type="float" office:value="0">
            <text:p>0</text:p>
          </table:table-cell>
          <table:table-cell table:formula="of:=[.B68]+IF([.A68]=&quot;a&quot;;[.D$200];IF([.A68]=&quot;e&quot;;[.E$200];IF([.A68]=&quot;i&quot;;[.F$200];IF([.A68]=&quot;o&quot;;[.G$200];IF([.A68]=&quot;u&quot;;[.H$200];IF([.A68]=&quot;`&quot;;[.J$200];IF([.A68]=&quot;´&quot;;[.K$200];0)))))))" office:value-type="float" office:value="0">
            <text:p>0</text:p>
          </table:table-cell>
          <table:table-cell table:style-name="ce1" table:formula="of:=[.L68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69]=&quot;à&quot;;[.B69];0)" office:value-type="float" office:value="0">
            <text:p>0</text:p>
          </table:table-cell>
          <table:table-cell table:style-name="ce2" table:formula="of:=IF(OR([.A69]=&quot;è&quot;;[.A69]=&quot;é&quot;);[.B69];0)" office:value-type="float" office:value="0">
            <text:p>0</text:p>
          </table:table-cell>
          <table:table-cell table:style-name="ce2" table:formula="of:=IF(OR([.A69]=&quot;í&quot;;[.A69]=&quot;ï&quot;);[.B69];0)" office:value-type="float" office:value="0">
            <text:p>0</text:p>
          </table:table-cell>
          <table:table-cell table:style-name="ce2" table:formula="of:=IF(OR([.A69]=&quot;ò&quot;;[.A69]=&quot;ó&quot;);[.B69];0)" office:value-type="float" office:value="0">
            <text:p>0</text:p>
          </table:table-cell>
          <table:table-cell table:style-name="ce2" table:formula="of:=IF(OR([.A69]=&quot;ú&quot;;[.A69]=&quot;ü&quot;);[.B69];0)" office:value-type="float" office:value="0">
            <text:p>0</text:p>
          </table:table-cell>
          <table:table-cell/>
          <table:table-cell table:formula="of:=IF(OR([.A69]=&quot;à&quot;;[.A69]=&quot;è&quot;;[.A69]=&quot;ò&quot;);[.B69];0)" office:value-type="float" office:value="0">
            <text:p>0</text:p>
          </table:table-cell>
          <table:table-cell table:formula="of:=IF(OR([.A69]=&quot;á&quot;;[.A69]=&quot;é&quot;;[.A69]=&quot;í&quot;;[.A69]=&quot;ó&quot;;[.A69]=&quot;ú&quot;;[.A69]=&quot;ï&quot;;[.A69]=&quot;ü&quot;);[.B69];0)" office:value-type="float" office:value="0">
            <text:p>0</text:p>
          </table:table-cell>
          <table:table-cell table:formula="of:=[.B69]+IF([.A69]=&quot;a&quot;;[.D$200];IF([.A69]=&quot;e&quot;;[.E$200];IF([.A69]=&quot;i&quot;;[.F$200];IF([.A69]=&quot;o&quot;;[.G$200];IF([.A69]=&quot;u&quot;;[.H$200];IF([.A69]=&quot;`&quot;;[.J$200];IF([.A69]=&quot;´&quot;;[.K$200];0)))))))" office:value-type="float" office:value="0">
            <text:p>0</text:p>
          </table:table-cell>
          <table:table-cell table:style-name="ce1" table:formula="of:=[.L69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0]=&quot;à&quot;;[.B70];0)" office:value-type="float" office:value="0">
            <text:p>0</text:p>
          </table:table-cell>
          <table:table-cell table:style-name="ce2" table:formula="of:=IF(OR([.A70]=&quot;è&quot;;[.A70]=&quot;é&quot;);[.B70];0)" office:value-type="float" office:value="0">
            <text:p>0</text:p>
          </table:table-cell>
          <table:table-cell table:style-name="ce2" table:formula="of:=IF(OR([.A70]=&quot;í&quot;;[.A70]=&quot;ï&quot;);[.B70];0)" office:value-type="float" office:value="0">
            <text:p>0</text:p>
          </table:table-cell>
          <table:table-cell table:style-name="ce2" table:formula="of:=IF(OR([.A70]=&quot;ò&quot;;[.A70]=&quot;ó&quot;);[.B70];0)" office:value-type="float" office:value="0">
            <text:p>0</text:p>
          </table:table-cell>
          <table:table-cell table:style-name="ce2" table:formula="of:=IF(OR([.A70]=&quot;ú&quot;;[.A70]=&quot;ü&quot;);[.B70];0)" office:value-type="float" office:value="0">
            <text:p>0</text:p>
          </table:table-cell>
          <table:table-cell/>
          <table:table-cell table:formula="of:=IF(OR([.A70]=&quot;à&quot;;[.A70]=&quot;è&quot;;[.A70]=&quot;ò&quot;);[.B70];0)" office:value-type="float" office:value="0">
            <text:p>0</text:p>
          </table:table-cell>
          <table:table-cell table:formula="of:=IF(OR([.A70]=&quot;á&quot;;[.A70]=&quot;é&quot;;[.A70]=&quot;í&quot;;[.A70]=&quot;ó&quot;;[.A70]=&quot;ú&quot;;[.A70]=&quot;ï&quot;;[.A70]=&quot;ü&quot;);[.B70];0)" office:value-type="float" office:value="0">
            <text:p>0</text:p>
          </table:table-cell>
          <table:table-cell table:formula="of:=[.B70]+IF([.A70]=&quot;a&quot;;[.D$200];IF([.A70]=&quot;e&quot;;[.E$200];IF([.A70]=&quot;i&quot;;[.F$200];IF([.A70]=&quot;o&quot;;[.G$200];IF([.A70]=&quot;u&quot;;[.H$200];IF([.A70]=&quot;`&quot;;[.J$200];IF([.A70]=&quot;´&quot;;[.K$200];0)))))))" office:value-type="float" office:value="0">
            <text:p>0</text:p>
          </table:table-cell>
          <table:table-cell table:style-name="ce1" table:formula="of:=[.L70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1]=&quot;à&quot;;[.B71];0)" office:value-type="float" office:value="0">
            <text:p>0</text:p>
          </table:table-cell>
          <table:table-cell table:style-name="ce2" table:formula="of:=IF(OR([.A71]=&quot;è&quot;;[.A71]=&quot;é&quot;);[.B71];0)" office:value-type="float" office:value="0">
            <text:p>0</text:p>
          </table:table-cell>
          <table:table-cell table:style-name="ce2" table:formula="of:=IF(OR([.A71]=&quot;í&quot;;[.A71]=&quot;ï&quot;);[.B71];0)" office:value-type="float" office:value="0">
            <text:p>0</text:p>
          </table:table-cell>
          <table:table-cell table:style-name="ce2" table:formula="of:=IF(OR([.A71]=&quot;ò&quot;;[.A71]=&quot;ó&quot;);[.B71];0)" office:value-type="float" office:value="0">
            <text:p>0</text:p>
          </table:table-cell>
          <table:table-cell table:style-name="ce2" table:formula="of:=IF(OR([.A71]=&quot;ú&quot;;[.A71]=&quot;ü&quot;);[.B71];0)" office:value-type="float" office:value="0">
            <text:p>0</text:p>
          </table:table-cell>
          <table:table-cell/>
          <table:table-cell table:formula="of:=IF(OR([.A71]=&quot;à&quot;;[.A71]=&quot;è&quot;;[.A71]=&quot;ò&quot;);[.B71];0)" office:value-type="float" office:value="0">
            <text:p>0</text:p>
          </table:table-cell>
          <table:table-cell table:formula="of:=IF(OR([.A71]=&quot;á&quot;;[.A71]=&quot;é&quot;;[.A71]=&quot;í&quot;;[.A71]=&quot;ó&quot;;[.A71]=&quot;ú&quot;;[.A71]=&quot;ï&quot;;[.A71]=&quot;ü&quot;);[.B71];0)" office:value-type="float" office:value="0">
            <text:p>0</text:p>
          </table:table-cell>
          <table:table-cell table:formula="of:=[.B71]+IF([.A71]=&quot;a&quot;;[.D$200];IF([.A71]=&quot;e&quot;;[.E$200];IF([.A71]=&quot;i&quot;;[.F$200];IF([.A71]=&quot;o&quot;;[.G$200];IF([.A71]=&quot;u&quot;;[.H$200];IF([.A71]=&quot;`&quot;;[.J$200];IF([.A71]=&quot;´&quot;;[.K$200];0)))))))" office:value-type="float" office:value="0">
            <text:p>0</text:p>
          </table:table-cell>
          <table:table-cell table:style-name="ce1" table:formula="of:=[.L71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2]=&quot;à&quot;;[.B72];0)" office:value-type="float" office:value="0">
            <text:p>0</text:p>
          </table:table-cell>
          <table:table-cell table:style-name="ce2" table:formula="of:=IF(OR([.A72]=&quot;è&quot;;[.A72]=&quot;é&quot;);[.B72];0)" office:value-type="float" office:value="0">
            <text:p>0</text:p>
          </table:table-cell>
          <table:table-cell table:style-name="ce2" table:formula="of:=IF(OR([.A72]=&quot;í&quot;;[.A72]=&quot;ï&quot;);[.B72];0)" office:value-type="float" office:value="0">
            <text:p>0</text:p>
          </table:table-cell>
          <table:table-cell table:style-name="ce2" table:formula="of:=IF(OR([.A72]=&quot;ò&quot;;[.A72]=&quot;ó&quot;);[.B72];0)" office:value-type="float" office:value="0">
            <text:p>0</text:p>
          </table:table-cell>
          <table:table-cell table:style-name="ce2" table:formula="of:=IF(OR([.A72]=&quot;ú&quot;;[.A72]=&quot;ü&quot;);[.B72];0)" office:value-type="float" office:value="0">
            <text:p>0</text:p>
          </table:table-cell>
          <table:table-cell/>
          <table:table-cell table:formula="of:=IF(OR([.A72]=&quot;à&quot;;[.A72]=&quot;è&quot;;[.A72]=&quot;ò&quot;);[.B72];0)" office:value-type="float" office:value="0">
            <text:p>0</text:p>
          </table:table-cell>
          <table:table-cell table:formula="of:=IF(OR([.A72]=&quot;á&quot;;[.A72]=&quot;é&quot;;[.A72]=&quot;í&quot;;[.A72]=&quot;ó&quot;;[.A72]=&quot;ú&quot;;[.A72]=&quot;ï&quot;;[.A72]=&quot;ü&quot;);[.B72];0)" office:value-type="float" office:value="0">
            <text:p>0</text:p>
          </table:table-cell>
          <table:table-cell table:formula="of:=[.B72]+IF([.A72]=&quot;a&quot;;[.D$200];IF([.A72]=&quot;e&quot;;[.E$200];IF([.A72]=&quot;i&quot;;[.F$200];IF([.A72]=&quot;o&quot;;[.G$200];IF([.A72]=&quot;u&quot;;[.H$200];IF([.A72]=&quot;`&quot;;[.J$200];IF([.A72]=&quot;´&quot;;[.K$200];0)))))))" office:value-type="float" office:value="0">
            <text:p>0</text:p>
          </table:table-cell>
          <table:table-cell table:style-name="ce1" table:formula="of:=[.L72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3]=&quot;à&quot;;[.B73];0)" office:value-type="float" office:value="0">
            <text:p>0</text:p>
          </table:table-cell>
          <table:table-cell table:style-name="ce2" table:formula="of:=IF(OR([.A73]=&quot;è&quot;;[.A73]=&quot;é&quot;);[.B73];0)" office:value-type="float" office:value="0">
            <text:p>0</text:p>
          </table:table-cell>
          <table:table-cell table:style-name="ce2" table:formula="of:=IF(OR([.A73]=&quot;í&quot;;[.A73]=&quot;ï&quot;);[.B73];0)" office:value-type="float" office:value="0">
            <text:p>0</text:p>
          </table:table-cell>
          <table:table-cell table:style-name="ce2" table:formula="of:=IF(OR([.A73]=&quot;ò&quot;;[.A73]=&quot;ó&quot;);[.B73];0)" office:value-type="float" office:value="0">
            <text:p>0</text:p>
          </table:table-cell>
          <table:table-cell table:style-name="ce2" table:formula="of:=IF(OR([.A73]=&quot;ú&quot;;[.A73]=&quot;ü&quot;);[.B73];0)" office:value-type="float" office:value="0">
            <text:p>0</text:p>
          </table:table-cell>
          <table:table-cell/>
          <table:table-cell table:formula="of:=IF(OR([.A73]=&quot;à&quot;;[.A73]=&quot;è&quot;;[.A73]=&quot;ò&quot;);[.B73];0)" office:value-type="float" office:value="0">
            <text:p>0</text:p>
          </table:table-cell>
          <table:table-cell table:formula="of:=IF(OR([.A73]=&quot;á&quot;;[.A73]=&quot;é&quot;;[.A73]=&quot;í&quot;;[.A73]=&quot;ó&quot;;[.A73]=&quot;ú&quot;;[.A73]=&quot;ï&quot;;[.A73]=&quot;ü&quot;);[.B73];0)" office:value-type="float" office:value="0">
            <text:p>0</text:p>
          </table:table-cell>
          <table:table-cell table:formula="of:=[.B73]+IF([.A73]=&quot;a&quot;;[.D$200];IF([.A73]=&quot;e&quot;;[.E$200];IF([.A73]=&quot;i&quot;;[.F$200];IF([.A73]=&quot;o&quot;;[.G$200];IF([.A73]=&quot;u&quot;;[.H$200];IF([.A73]=&quot;`&quot;;[.J$200];IF([.A73]=&quot;´&quot;;[.K$200];0)))))))" office:value-type="float" office:value="0">
            <text:p>0</text:p>
          </table:table-cell>
          <table:table-cell table:style-name="ce1" table:formula="of:=[.L73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4]=&quot;à&quot;;[.B74];0)" office:value-type="float" office:value="0">
            <text:p>0</text:p>
          </table:table-cell>
          <table:table-cell table:style-name="ce2" table:formula="of:=IF(OR([.A74]=&quot;è&quot;;[.A74]=&quot;é&quot;);[.B74];0)" office:value-type="float" office:value="0">
            <text:p>0</text:p>
          </table:table-cell>
          <table:table-cell table:style-name="ce2" table:formula="of:=IF(OR([.A74]=&quot;í&quot;;[.A74]=&quot;ï&quot;);[.B74];0)" office:value-type="float" office:value="0">
            <text:p>0</text:p>
          </table:table-cell>
          <table:table-cell table:style-name="ce2" table:formula="of:=IF(OR([.A74]=&quot;ò&quot;;[.A74]=&quot;ó&quot;);[.B74];0)" office:value-type="float" office:value="0">
            <text:p>0</text:p>
          </table:table-cell>
          <table:table-cell table:style-name="ce2" table:formula="of:=IF(OR([.A74]=&quot;ú&quot;;[.A74]=&quot;ü&quot;);[.B74];0)" office:value-type="float" office:value="0">
            <text:p>0</text:p>
          </table:table-cell>
          <table:table-cell/>
          <table:table-cell table:formula="of:=IF(OR([.A74]=&quot;à&quot;;[.A74]=&quot;è&quot;;[.A74]=&quot;ò&quot;);[.B74];0)" office:value-type="float" office:value="0">
            <text:p>0</text:p>
          </table:table-cell>
          <table:table-cell table:formula="of:=IF(OR([.A74]=&quot;á&quot;;[.A74]=&quot;é&quot;;[.A74]=&quot;í&quot;;[.A74]=&quot;ó&quot;;[.A74]=&quot;ú&quot;;[.A74]=&quot;ï&quot;;[.A74]=&quot;ü&quot;);[.B74];0)" office:value-type="float" office:value="0">
            <text:p>0</text:p>
          </table:table-cell>
          <table:table-cell table:formula="of:=[.B74]+IF([.A74]=&quot;a&quot;;[.D$200];IF([.A74]=&quot;e&quot;;[.E$200];IF([.A74]=&quot;i&quot;;[.F$200];IF([.A74]=&quot;o&quot;;[.G$200];IF([.A74]=&quot;u&quot;;[.H$200];IF([.A74]=&quot;`&quot;;[.J$200];IF([.A74]=&quot;´&quot;;[.K$200];0)))))))" office:value-type="float" office:value="0">
            <text:p>0</text:p>
          </table:table-cell>
          <table:table-cell table:style-name="ce1" table:formula="of:=[.L74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5]=&quot;à&quot;;[.B75];0)" office:value-type="float" office:value="0">
            <text:p>0</text:p>
          </table:table-cell>
          <table:table-cell table:style-name="ce2" table:formula="of:=IF(OR([.A75]=&quot;è&quot;;[.A75]=&quot;é&quot;);[.B75];0)" office:value-type="float" office:value="0">
            <text:p>0</text:p>
          </table:table-cell>
          <table:table-cell table:style-name="ce2" table:formula="of:=IF(OR([.A75]=&quot;í&quot;;[.A75]=&quot;ï&quot;);[.B75];0)" office:value-type="float" office:value="0">
            <text:p>0</text:p>
          </table:table-cell>
          <table:table-cell table:style-name="ce2" table:formula="of:=IF(OR([.A75]=&quot;ò&quot;;[.A75]=&quot;ó&quot;);[.B75];0)" office:value-type="float" office:value="0">
            <text:p>0</text:p>
          </table:table-cell>
          <table:table-cell table:style-name="ce2" table:formula="of:=IF(OR([.A75]=&quot;ú&quot;;[.A75]=&quot;ü&quot;);[.B75];0)" office:value-type="float" office:value="0">
            <text:p>0</text:p>
          </table:table-cell>
          <table:table-cell/>
          <table:table-cell table:formula="of:=IF(OR([.A75]=&quot;à&quot;;[.A75]=&quot;è&quot;;[.A75]=&quot;ò&quot;);[.B75];0)" office:value-type="float" office:value="0">
            <text:p>0</text:p>
          </table:table-cell>
          <table:table-cell table:formula="of:=IF(OR([.A75]=&quot;á&quot;;[.A75]=&quot;é&quot;;[.A75]=&quot;í&quot;;[.A75]=&quot;ó&quot;;[.A75]=&quot;ú&quot;;[.A75]=&quot;ï&quot;;[.A75]=&quot;ü&quot;);[.B75];0)" office:value-type="float" office:value="0">
            <text:p>0</text:p>
          </table:table-cell>
          <table:table-cell table:formula="of:=[.B75]+IF([.A75]=&quot;a&quot;;[.D$200];IF([.A75]=&quot;e&quot;;[.E$200];IF([.A75]=&quot;i&quot;;[.F$200];IF([.A75]=&quot;o&quot;;[.G$200];IF([.A75]=&quot;u&quot;;[.H$200];IF([.A75]=&quot;`&quot;;[.J$200];IF([.A75]=&quot;´&quot;;[.K$200];0)))))))" office:value-type="float" office:value="0">
            <text:p>0</text:p>
          </table:table-cell>
          <table:table-cell table:style-name="ce1" table:formula="of:=[.L75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6]=&quot;à&quot;;[.B76];0)" office:value-type="float" office:value="0">
            <text:p>0</text:p>
          </table:table-cell>
          <table:table-cell table:style-name="ce2" table:formula="of:=IF(OR([.A76]=&quot;è&quot;;[.A76]=&quot;é&quot;);[.B76];0)" office:value-type="float" office:value="0">
            <text:p>0</text:p>
          </table:table-cell>
          <table:table-cell table:style-name="ce2" table:formula="of:=IF(OR([.A76]=&quot;í&quot;;[.A76]=&quot;ï&quot;);[.B76];0)" office:value-type="float" office:value="0">
            <text:p>0</text:p>
          </table:table-cell>
          <table:table-cell table:style-name="ce2" table:formula="of:=IF(OR([.A76]=&quot;ò&quot;;[.A76]=&quot;ó&quot;);[.B76];0)" office:value-type="float" office:value="0">
            <text:p>0</text:p>
          </table:table-cell>
          <table:table-cell table:style-name="ce2" table:formula="of:=IF(OR([.A76]=&quot;ú&quot;;[.A76]=&quot;ü&quot;);[.B76];0)" office:value-type="float" office:value="0">
            <text:p>0</text:p>
          </table:table-cell>
          <table:table-cell/>
          <table:table-cell table:formula="of:=IF(OR([.A76]=&quot;à&quot;;[.A76]=&quot;è&quot;;[.A76]=&quot;ò&quot;);[.B76];0)" office:value-type="float" office:value="0">
            <text:p>0</text:p>
          </table:table-cell>
          <table:table-cell table:formula="of:=IF(OR([.A76]=&quot;á&quot;;[.A76]=&quot;é&quot;;[.A76]=&quot;í&quot;;[.A76]=&quot;ó&quot;;[.A76]=&quot;ú&quot;;[.A76]=&quot;ï&quot;;[.A76]=&quot;ü&quot;);[.B76];0)" office:value-type="float" office:value="0">
            <text:p>0</text:p>
          </table:table-cell>
          <table:table-cell table:formula="of:=[.B76]+IF([.A76]=&quot;a&quot;;[.D$200];IF([.A76]=&quot;e&quot;;[.E$200];IF([.A76]=&quot;i&quot;;[.F$200];IF([.A76]=&quot;o&quot;;[.G$200];IF([.A76]=&quot;u&quot;;[.H$200];IF([.A76]=&quot;`&quot;;[.J$200];IF([.A76]=&quot;´&quot;;[.K$200];0)))))))" office:value-type="float" office:value="0">
            <text:p>0</text:p>
          </table:table-cell>
          <table:table-cell table:style-name="ce1" table:formula="of:=[.L76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IF(OR([.A77]=&quot;à&quot;;[.A77]=&quot;è&quot;;[.A77]=&quot;ò&quot;);[.B77];0)" office:value-type="float" office:value="0">
            <text:p>0</text:p>
          </table:table-cell>
          <table:table-cell table:formula="of:=IF(OR([.A77]=&quot;á&quot;;[.A77]=&quot;é&quot;;[.A77]=&quot;í&quot;;[.A77]=&quot;ó&quot;;[.A77]=&quot;ú&quot;;[.A77]=&quot;ï&quot;;[.A77]=&quot;ü&quot;);[.B77];0)" office:value-type="float" office:value="0">
            <text:p>0</text:p>
          </table:table-cell>
          <table:table-cell table:formula="of:=[.B77]+IF([.A77]=&quot;a&quot;;[.D$200];IF([.A77]=&quot;e&quot;;[.E$200];IF([.A77]=&quot;i&quot;;[.F$200];IF([.A77]=&quot;o&quot;;[.G$200];IF([.A77]=&quot;u&quot;;[.H$200];IF([.A77]=&quot;`&quot;;[.J$200];IF([.A77]=&quot;´&quot;;[.K$200];0)))))))" office:value-type="float" office:value="0">
            <text:p>0</text:p>
          </table:table-cell>
          <table:table-cell table:style-name="ce1" table:formula="of:=[.L77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IF(OR([.A78]=&quot;à&quot;;[.A78]=&quot;è&quot;;[.A78]=&quot;ò&quot;);[.B78];0)" office:value-type="float" office:value="0">
            <text:p>0</text:p>
          </table:table-cell>
          <table:table-cell table:formula="of:=IF(OR([.A78]=&quot;á&quot;;[.A78]=&quot;é&quot;;[.A78]=&quot;í&quot;;[.A78]=&quot;ó&quot;;[.A78]=&quot;ú&quot;;[.A78]=&quot;ï&quot;;[.A78]=&quot;ü&quot;);[.B78];0)" office:value-type="float" office:value="0">
            <text:p>0</text:p>
          </table:table-cell>
          <table:table-cell table:formula="of:=[.B78]+IF([.A78]=&quot;a&quot;;[.D$200];IF([.A78]=&quot;e&quot;;[.E$200];IF([.A78]=&quot;i&quot;;[.F$200];IF([.A78]=&quot;o&quot;;[.G$200];IF([.A78]=&quot;u&quot;;[.H$200];IF([.A78]=&quot;`&quot;;[.J$200];IF([.A78]=&quot;´&quot;;[.K$200];0)))))))" office:value-type="float" office:value="0">
            <text:p>0</text:p>
          </table:table-cell>
          <table:table-cell table:style-name="ce1" table:formula="of:=[.L78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IF(OR([.A79]=&quot;à&quot;;[.A79]=&quot;è&quot;;[.A79]=&quot;ò&quot;);[.B79];0)" office:value-type="float" office:value="0">
            <text:p>0</text:p>
          </table:table-cell>
          <table:table-cell table:formula="of:=IF(OR([.A79]=&quot;á&quot;;[.A79]=&quot;é&quot;;[.A79]=&quot;í&quot;;[.A79]=&quot;ó&quot;;[.A79]=&quot;ú&quot;;[.A79]=&quot;ï&quot;;[.A79]=&quot;ü&quot;);[.B79];0)" office:value-type="float" office:value="0">
            <text:p>0</text:p>
          </table:table-cell>
          <table:table-cell table:formula="of:=[.B79]+IF([.A79]=&quot;a&quot;;[.D$200];IF([.A79]=&quot;e&quot;;[.E$200];IF([.A79]=&quot;i&quot;;[.F$200];IF([.A79]=&quot;o&quot;;[.G$200];IF([.A79]=&quot;u&quot;;[.H$200];IF([.A79]=&quot;`&quot;;[.J$200];IF([.A79]=&quot;´&quot;;[.K$200];0)))))))" office:value-type="float" office:value="0">
            <text:p>0</text:p>
          </table:table-cell>
          <table:table-cell table:style-name="ce1" table:formula="of:=[.L79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 table:number-columns-repeated="7"/>
          <table:table-cell table:formula="of:=IF(OR([.A80]=&quot;à&quot;;[.A80]=&quot;è&quot;;[.A80]=&quot;ò&quot;);[.B80];0)" office:value-type="float" office:value="0">
            <text:p>0</text:p>
          </table:table-cell>
          <table:table-cell table:formula="of:=IF(OR([.A80]=&quot;á&quot;;[.A80]=&quot;é&quot;;[.A80]=&quot;í&quot;;[.A80]=&quot;ó&quot;;[.A80]=&quot;ú&quot;;[.A80]=&quot;ï&quot;;[.A80]=&quot;ü&quot;);[.B80];0)" office:value-type="float" office:value="0">
            <text:p>0</text:p>
          </table:table-cell>
          <table:table-cell table:formula="of:=[.B80]+IF([.A80]=&quot;a&quot;;[.D$200];IF([.A80]=&quot;e&quot;;[.E$200];IF([.A80]=&quot;i&quot;;[.F$200];IF([.A80]=&quot;o&quot;;[.G$200];IF([.A80]=&quot;u&quot;;[.H$200];IF([.A80]=&quot;`&quot;;[.J$200];IF([.A80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1]=&quot;à&quot;;[.A81]=&quot;è&quot;;[.A81]=&quot;ò&quot;);[.B81];0)" office:value-type="float" office:value="0">
            <text:p>0</text:p>
          </table:table-cell>
          <table:table-cell table:formula="of:=IF(OR([.A81]=&quot;á&quot;;[.A81]=&quot;é&quot;;[.A81]=&quot;í&quot;;[.A81]=&quot;ó&quot;;[.A81]=&quot;ú&quot;;[.A81]=&quot;ï&quot;;[.A81]=&quot;ü&quot;);[.B81];0)" office:value-type="float" office:value="0">
            <text:p>0</text:p>
          </table:table-cell>
          <table:table-cell table:formula="of:=[.B81]+IF([.A81]=&quot;a&quot;;[.D$200];IF([.A81]=&quot;e&quot;;[.E$200];IF([.A81]=&quot;i&quot;;[.F$200];IF([.A81]=&quot;o&quot;;[.G$200];IF([.A81]=&quot;u&quot;;[.H$200];IF([.A81]=&quot;`&quot;;[.J$200];IF([.A81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2]=&quot;à&quot;;[.A82]=&quot;è&quot;;[.A82]=&quot;ò&quot;);[.B82];0)" office:value-type="float" office:value="0">
            <text:p>0</text:p>
          </table:table-cell>
          <table:table-cell table:formula="of:=IF(OR([.A82]=&quot;á&quot;;[.A82]=&quot;é&quot;;[.A82]=&quot;í&quot;;[.A82]=&quot;ó&quot;;[.A82]=&quot;ú&quot;;[.A82]=&quot;ï&quot;;[.A82]=&quot;ü&quot;);[.B82];0)" office:value-type="float" office:value="0">
            <text:p>0</text:p>
          </table:table-cell>
          <table:table-cell table:formula="of:=[.B82]+IF([.A82]=&quot;a&quot;;[.D$200];IF([.A82]=&quot;e&quot;;[.E$200];IF([.A82]=&quot;i&quot;;[.F$200];IF([.A82]=&quot;o&quot;;[.G$200];IF([.A82]=&quot;u&quot;;[.H$200];IF([.A82]=&quot;`&quot;;[.J$200];IF([.A82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3]=&quot;à&quot;;[.A83]=&quot;è&quot;;[.A83]=&quot;ò&quot;);[.B83];0)" office:value-type="float" office:value="0">
            <text:p>0</text:p>
          </table:table-cell>
          <table:table-cell table:formula="of:=IF(OR([.A83]=&quot;á&quot;;[.A83]=&quot;é&quot;;[.A83]=&quot;í&quot;;[.A83]=&quot;ó&quot;;[.A83]=&quot;ú&quot;;[.A83]=&quot;ï&quot;;[.A83]=&quot;ü&quot;);[.B83];0)" office:value-type="float" office:value="0">
            <text:p>0</text:p>
          </table:table-cell>
          <table:table-cell table:formula="of:=[.B83]+IF([.A83]=&quot;a&quot;;[.D$200];IF([.A83]=&quot;e&quot;;[.E$200];IF([.A83]=&quot;i&quot;;[.F$200];IF([.A83]=&quot;o&quot;;[.G$200];IF([.A83]=&quot;u&quot;;[.H$200];IF([.A83]=&quot;`&quot;;[.J$200];IF([.A83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4]=&quot;à&quot;;[.A84]=&quot;è&quot;;[.A84]=&quot;ò&quot;);[.B84];0)" office:value-type="float" office:value="0">
            <text:p>0</text:p>
          </table:table-cell>
          <table:table-cell table:formula="of:=IF(OR([.A84]=&quot;á&quot;;[.A84]=&quot;é&quot;;[.A84]=&quot;í&quot;;[.A84]=&quot;ó&quot;;[.A84]=&quot;ú&quot;;[.A84]=&quot;ï&quot;;[.A84]=&quot;ü&quot;);[.B84];0)" office:value-type="float" office:value="0">
            <text:p>0</text:p>
          </table:table-cell>
          <table:table-cell table:formula="of:=[.B84]+IF([.A84]=&quot;a&quot;;[.D$200];IF([.A84]=&quot;e&quot;;[.E$200];IF([.A84]=&quot;i&quot;;[.F$200];IF([.A84]=&quot;o&quot;;[.G$200];IF([.A84]=&quot;u&quot;;[.H$200];IF([.A84]=&quot;`&quot;;[.J$200];IF([.A84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5]=&quot;à&quot;;[.A85]=&quot;è&quot;;[.A85]=&quot;ò&quot;);[.B85];0)" office:value-type="float" office:value="0">
            <text:p>0</text:p>
          </table:table-cell>
          <table:table-cell table:formula="of:=IF(OR([.A85]=&quot;á&quot;;[.A85]=&quot;é&quot;;[.A85]=&quot;í&quot;;[.A85]=&quot;ó&quot;;[.A85]=&quot;ú&quot;;[.A85]=&quot;ï&quot;;[.A85]=&quot;ü&quot;);[.B85];0)" office:value-type="float" office:value="0">
            <text:p>0</text:p>
          </table:table-cell>
          <table:table-cell table:formula="of:=[.B85]+IF([.A85]=&quot;a&quot;;[.D$200];IF([.A85]=&quot;e&quot;;[.E$200];IF([.A85]=&quot;i&quot;;[.F$200];IF([.A85]=&quot;o&quot;;[.G$200];IF([.A85]=&quot;u&quot;;[.H$200];IF([.A85]=&quot;`&quot;;[.J$200];IF([.A85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6]=&quot;à&quot;;[.A86]=&quot;è&quot;;[.A86]=&quot;ò&quot;);[.B86];0)" office:value-type="float" office:value="0">
            <text:p>0</text:p>
          </table:table-cell>
          <table:table-cell table:formula="of:=IF(OR([.A86]=&quot;á&quot;;[.A86]=&quot;é&quot;;[.A86]=&quot;í&quot;;[.A86]=&quot;ó&quot;;[.A86]=&quot;ú&quot;;[.A86]=&quot;ï&quot;;[.A86]=&quot;ü&quot;);[.B86];0)" office:value-type="float" office:value="0">
            <text:p>0</text:p>
          </table:table-cell>
          <table:table-cell table:formula="of:=[.B86]+IF([.A86]=&quot;a&quot;;[.D$200];IF([.A86]=&quot;e&quot;;[.E$200];IF([.A86]=&quot;i&quot;;[.F$200];IF([.A86]=&quot;o&quot;;[.G$200];IF([.A86]=&quot;u&quot;;[.H$200];IF([.A86]=&quot;`&quot;;[.J$200];IF([.A86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7]=&quot;à&quot;;[.A87]=&quot;è&quot;;[.A87]=&quot;ò&quot;);[.B87];0)" office:value-type="float" office:value="0">
            <text:p>0</text:p>
          </table:table-cell>
          <table:table-cell table:formula="of:=IF(OR([.A87]=&quot;á&quot;;[.A87]=&quot;é&quot;;[.A87]=&quot;í&quot;;[.A87]=&quot;ó&quot;;[.A87]=&quot;ú&quot;;[.A87]=&quot;ï&quot;;[.A87]=&quot;ü&quot;);[.B87];0)" office:value-type="float" office:value="0">
            <text:p>0</text:p>
          </table:table-cell>
          <table:table-cell table:formula="of:=[.B87]+IF([.A87]=&quot;a&quot;;[.D$200];IF([.A87]=&quot;e&quot;;[.E$200];IF([.A87]=&quot;i&quot;;[.F$200];IF([.A87]=&quot;o&quot;;[.G$200];IF([.A87]=&quot;u&quot;;[.H$200];IF([.A87]=&quot;`&quot;;[.J$200];IF([.A87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8]=&quot;à&quot;;[.A88]=&quot;è&quot;;[.A88]=&quot;ò&quot;);[.B88];0)" office:value-type="float" office:value="0">
            <text:p>0</text:p>
          </table:table-cell>
          <table:table-cell table:formula="of:=IF(OR([.A88]=&quot;á&quot;;[.A88]=&quot;é&quot;;[.A88]=&quot;í&quot;;[.A88]=&quot;ó&quot;;[.A88]=&quot;ú&quot;;[.A88]=&quot;ï&quot;;[.A88]=&quot;ü&quot;);[.B88];0)" office:value-type="float" office:value="0">
            <text:p>0</text:p>
          </table:table-cell>
          <table:table-cell table:formula="of:=[.B88]+IF([.A88]=&quot;a&quot;;[.D$200];IF([.A88]=&quot;e&quot;;[.E$200];IF([.A88]=&quot;i&quot;;[.F$200];IF([.A88]=&quot;o&quot;;[.G$200];IF([.A88]=&quot;u&quot;;[.H$200];IF([.A88]=&quot;`&quot;;[.J$200];IF([.A88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89]=&quot;à&quot;;[.A89]=&quot;è&quot;;[.A89]=&quot;ò&quot;);[.B89];0)" office:value-type="float" office:value="0">
            <text:p>0</text:p>
          </table:table-cell>
          <table:table-cell table:formula="of:=IF(OR([.A89]=&quot;á&quot;;[.A89]=&quot;é&quot;;[.A89]=&quot;í&quot;;[.A89]=&quot;ó&quot;;[.A89]=&quot;ú&quot;;[.A89]=&quot;ï&quot;;[.A89]=&quot;ü&quot;);[.B89];0)" office:value-type="float" office:value="0">
            <text:p>0</text:p>
          </table:table-cell>
          <table:table-cell table:formula="of:=[.B89]+IF([.A89]=&quot;a&quot;;[.D$200];IF([.A89]=&quot;e&quot;;[.E$200];IF([.A89]=&quot;i&quot;;[.F$200];IF([.A89]=&quot;o&quot;;[.G$200];IF([.A89]=&quot;u&quot;;[.H$200];IF([.A89]=&quot;`&quot;;[.J$200];IF([.A89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0]=&quot;à&quot;;[.A90]=&quot;è&quot;;[.A90]=&quot;ò&quot;);[.B90];0)" office:value-type="float" office:value="0">
            <text:p>0</text:p>
          </table:table-cell>
          <table:table-cell table:formula="of:=IF(OR([.A90]=&quot;á&quot;;[.A90]=&quot;é&quot;;[.A90]=&quot;í&quot;;[.A90]=&quot;ó&quot;;[.A90]=&quot;ú&quot;;[.A90]=&quot;ï&quot;;[.A90]=&quot;ü&quot;);[.B90];0)" office:value-type="float" office:value="0">
            <text:p>0</text:p>
          </table:table-cell>
          <table:table-cell table:formula="of:=[.B90]+IF([.A90]=&quot;a&quot;;[.D$200];IF([.A90]=&quot;e&quot;;[.E$200];IF([.A90]=&quot;i&quot;;[.F$200];IF([.A90]=&quot;o&quot;;[.G$200];IF([.A90]=&quot;u&quot;;[.H$200];IF([.A90]=&quot;`&quot;;[.J$200];IF([.A90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1]=&quot;à&quot;;[.A91]=&quot;è&quot;;[.A91]=&quot;ò&quot;);[.B91];0)" office:value-type="float" office:value="0">
            <text:p>0</text:p>
          </table:table-cell>
          <table:table-cell table:formula="of:=IF(OR([.A91]=&quot;á&quot;;[.A91]=&quot;é&quot;;[.A91]=&quot;í&quot;;[.A91]=&quot;ó&quot;;[.A91]=&quot;ú&quot;;[.A91]=&quot;ï&quot;;[.A91]=&quot;ü&quot;);[.B91];0)" office:value-type="float" office:value="0">
            <text:p>0</text:p>
          </table:table-cell>
          <table:table-cell table:formula="of:=[.B91]+IF([.A91]=&quot;a&quot;;[.D$200];IF([.A91]=&quot;e&quot;;[.E$200];IF([.A91]=&quot;i&quot;;[.F$200];IF([.A91]=&quot;o&quot;;[.G$200];IF([.A91]=&quot;u&quot;;[.H$200];IF([.A91]=&quot;`&quot;;[.J$200];IF([.A91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2]=&quot;à&quot;;[.A92]=&quot;è&quot;;[.A92]=&quot;ò&quot;);[.B92];0)" office:value-type="float" office:value="0">
            <text:p>0</text:p>
          </table:table-cell>
          <table:table-cell table:formula="of:=IF(OR([.A92]=&quot;á&quot;;[.A92]=&quot;é&quot;;[.A92]=&quot;í&quot;;[.A92]=&quot;ó&quot;;[.A92]=&quot;ú&quot;;[.A92]=&quot;ï&quot;;[.A92]=&quot;ü&quot;);[.B92];0)" office:value-type="float" office:value="0">
            <text:p>0</text:p>
          </table:table-cell>
          <table:table-cell table:formula="of:=[.B92]+IF([.A92]=&quot;a&quot;;[.D$200];IF([.A92]=&quot;e&quot;;[.E$200];IF([.A92]=&quot;i&quot;;[.F$200];IF([.A92]=&quot;o&quot;;[.G$200];IF([.A92]=&quot;u&quot;;[.H$200];IF([.A92]=&quot;`&quot;;[.J$200];IF([.A92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3]=&quot;à&quot;;[.A93]=&quot;è&quot;;[.A93]=&quot;ò&quot;);[.B93];0)" office:value-type="float" office:value="0">
            <text:p>0</text:p>
          </table:table-cell>
          <table:table-cell table:formula="of:=IF(OR([.A93]=&quot;á&quot;;[.A93]=&quot;é&quot;;[.A93]=&quot;í&quot;;[.A93]=&quot;ó&quot;;[.A93]=&quot;ú&quot;;[.A93]=&quot;ï&quot;;[.A93]=&quot;ü&quot;);[.B93];0)" office:value-type="float" office:value="0">
            <text:p>0</text:p>
          </table:table-cell>
          <table:table-cell table:formula="of:=[.B93]+IF([.A93]=&quot;a&quot;;[.D$200];IF([.A93]=&quot;e&quot;;[.E$200];IF([.A93]=&quot;i&quot;;[.F$200];IF([.A93]=&quot;o&quot;;[.G$200];IF([.A93]=&quot;u&quot;;[.H$200];IF([.A93]=&quot;`&quot;;[.J$200];IF([.A93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4]=&quot;à&quot;;[.A94]=&quot;è&quot;;[.A94]=&quot;ò&quot;);[.B94];0)" office:value-type="float" office:value="0">
            <text:p>0</text:p>
          </table:table-cell>
          <table:table-cell table:formula="of:=IF(OR([.A94]=&quot;á&quot;;[.A94]=&quot;é&quot;;[.A94]=&quot;í&quot;;[.A94]=&quot;ó&quot;;[.A94]=&quot;ú&quot;;[.A94]=&quot;ï&quot;;[.A94]=&quot;ü&quot;);[.B94];0)" office:value-type="float" office:value="0">
            <text:p>0</text:p>
          </table:table-cell>
          <table:table-cell table:formula="of:=[.B94]+IF([.A94]=&quot;a&quot;;[.D$200];IF([.A94]=&quot;e&quot;;[.E$200];IF([.A94]=&quot;i&quot;;[.F$200];IF([.A94]=&quot;o&quot;;[.G$200];IF([.A94]=&quot;u&quot;;[.H$200];IF([.A94]=&quot;`&quot;;[.J$200];IF([.A94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5]=&quot;à&quot;;[.A95]=&quot;è&quot;;[.A95]=&quot;ò&quot;);[.B95];0)" office:value-type="float" office:value="0">
            <text:p>0</text:p>
          </table:table-cell>
          <table:table-cell table:formula="of:=IF(OR([.A95]=&quot;á&quot;;[.A95]=&quot;é&quot;;[.A95]=&quot;í&quot;;[.A95]=&quot;ó&quot;;[.A95]=&quot;ú&quot;;[.A95]=&quot;ï&quot;;[.A95]=&quot;ü&quot;);[.B95];0)" office:value-type="float" office:value="0">
            <text:p>0</text:p>
          </table:table-cell>
          <table:table-cell table:formula="of:=[.B95]+IF([.A95]=&quot;a&quot;;[.D$200];IF([.A95]=&quot;e&quot;;[.E$200];IF([.A95]=&quot;i&quot;;[.F$200];IF([.A95]=&quot;o&quot;;[.G$200];IF([.A95]=&quot;u&quot;;[.H$200];IF([.A95]=&quot;`&quot;;[.J$200];IF([.A95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6]=&quot;à&quot;;[.A96]=&quot;è&quot;;[.A96]=&quot;ò&quot;);[.B96];0)" office:value-type="float" office:value="0">
            <text:p>0</text:p>
          </table:table-cell>
          <table:table-cell table:formula="of:=IF(OR([.A96]=&quot;á&quot;;[.A96]=&quot;é&quot;;[.A96]=&quot;í&quot;;[.A96]=&quot;ó&quot;;[.A96]=&quot;ú&quot;;[.A96]=&quot;ï&quot;;[.A96]=&quot;ü&quot;);[.B96];0)" office:value-type="float" office:value="0">
            <text:p>0</text:p>
          </table:table-cell>
          <table:table-cell table:formula="of:=[.B96]+IF([.A96]=&quot;a&quot;;[.D$200];IF([.A96]=&quot;e&quot;;[.E$200];IF([.A96]=&quot;i&quot;;[.F$200];IF([.A96]=&quot;o&quot;;[.G$200];IF([.A96]=&quot;u&quot;;[.H$200];IF([.A96]=&quot;`&quot;;[.J$200];IF([.A96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7]=&quot;à&quot;;[.A97]=&quot;è&quot;;[.A97]=&quot;ò&quot;);[.B97];0)" office:value-type="float" office:value="0">
            <text:p>0</text:p>
          </table:table-cell>
          <table:table-cell table:formula="of:=IF(OR([.A97]=&quot;á&quot;;[.A97]=&quot;é&quot;;[.A97]=&quot;í&quot;;[.A97]=&quot;ó&quot;;[.A97]=&quot;ú&quot;;[.A97]=&quot;ï&quot;;[.A97]=&quot;ü&quot;);[.B97];0)" office:value-type="float" office:value="0">
            <text:p>0</text:p>
          </table:table-cell>
          <table:table-cell table:formula="of:=[.B97]+IF([.A97]=&quot;a&quot;;[.D$200];IF([.A97]=&quot;e&quot;;[.E$200];IF([.A97]=&quot;i&quot;;[.F$200];IF([.A97]=&quot;o&quot;;[.G$200];IF([.A97]=&quot;u&quot;;[.H$200];IF([.A97]=&quot;`&quot;;[.J$200];IF([.A97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8]=&quot;à&quot;;[.A98]=&quot;è&quot;;[.A98]=&quot;ò&quot;);[.B98];0)" office:value-type="float" office:value="0">
            <text:p>0</text:p>
          </table:table-cell>
          <table:table-cell table:formula="of:=IF(OR([.A98]=&quot;á&quot;;[.A98]=&quot;é&quot;;[.A98]=&quot;í&quot;;[.A98]=&quot;ó&quot;;[.A98]=&quot;ú&quot;;[.A98]=&quot;ï&quot;;[.A98]=&quot;ü&quot;);[.B98];0)" office:value-type="float" office:value="0">
            <text:p>0</text:p>
          </table:table-cell>
          <table:table-cell table:formula="of:=[.B98]+IF([.A98]=&quot;a&quot;;[.D$200];IF([.A98]=&quot;e&quot;;[.E$200];IF([.A98]=&quot;i&quot;;[.F$200];IF([.A98]=&quot;o&quot;;[.G$200];IF([.A98]=&quot;u&quot;;[.H$200];IF([.A98]=&quot;`&quot;;[.J$200];IF([.A98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99]=&quot;à&quot;;[.A99]=&quot;è&quot;;[.A99]=&quot;ò&quot;);[.B99];0)" office:value-type="float" office:value="0">
            <text:p>0</text:p>
          </table:table-cell>
          <table:table-cell table:formula="of:=IF(OR([.A99]=&quot;á&quot;;[.A99]=&quot;é&quot;;[.A99]=&quot;í&quot;;[.A99]=&quot;ó&quot;;[.A99]=&quot;ú&quot;;[.A99]=&quot;ï&quot;;[.A99]=&quot;ü&quot;);[.B99];0)" office:value-type="float" office:value="0">
            <text:p>0</text:p>
          </table:table-cell>
          <table:table-cell table:formula="of:=[.B99]+IF([.A99]=&quot;a&quot;;[.D$200];IF([.A99]=&quot;e&quot;;[.E$200];IF([.A99]=&quot;i&quot;;[.F$200];IF([.A99]=&quot;o&quot;;[.G$200];IF([.A99]=&quot;u&quot;;[.H$200];IF([.A99]=&quot;`&quot;;[.J$200];IF([.A99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100]=&quot;à&quot;;[.A100]=&quot;è&quot;;[.A100]=&quot;ò&quot;);[.B100];0)" office:value-type="float" office:value="0">
            <text:p>0</text:p>
          </table:table-cell>
          <table:table-cell table:formula="of:=IF(OR([.A100]=&quot;á&quot;;[.A100]=&quot;é&quot;;[.A100]=&quot;í&quot;;[.A100]=&quot;ó&quot;;[.A100]=&quot;ú&quot;;[.A100]=&quot;ï&quot;;[.A100]=&quot;ü&quot;);[.B100];0)" office:value-type="float" office:value="0">
            <text:p>0</text:p>
          </table:table-cell>
          <table:table-cell table:formula="of:=[.B100]+IF([.A100]=&quot;a&quot;;[.D$200];IF([.A100]=&quot;e&quot;;[.E$200];IF([.A100]=&quot;i&quot;;[.F$200];IF([.A100]=&quot;o&quot;;[.G$200];IF([.A100]=&quot;u&quot;;[.H$200];IF([.A100]=&quot;`&quot;;[.J$200];IF([.A100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101]=&quot;à&quot;;[.A101]=&quot;è&quot;;[.A101]=&quot;ò&quot;);[.B101];0)" office:value-type="float" office:value="0">
            <text:p>0</text:p>
          </table:table-cell>
          <table:table-cell table:formula="of:=IF(OR([.A101]=&quot;á&quot;;[.A101]=&quot;é&quot;;[.A101]=&quot;í&quot;;[.A101]=&quot;ó&quot;;[.A101]=&quot;ú&quot;;[.A101]=&quot;ï&quot;;[.A101]=&quot;ü&quot;);[.B101];0)" office:value-type="float" office:value="0">
            <text:p>0</text:p>
          </table:table-cell>
          <table:table-cell table:formula="of:=[.B101]+IF([.A101]=&quot;a&quot;;[.D$200];IF([.A101]=&quot;e&quot;;[.E$200];IF([.A101]=&quot;i&quot;;[.F$200];IF([.A101]=&quot;o&quot;;[.G$200];IF([.A101]=&quot;u&quot;;[.H$200];IF([.A101]=&quot;`&quot;;[.J$200];IF([.A101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102]=&quot;à&quot;;[.A102]=&quot;è&quot;;[.A102]=&quot;ò&quot;);[.B102];0)" office:value-type="float" office:value="0">
            <text:p>0</text:p>
          </table:table-cell>
          <table:table-cell table:formula="of:=IF(OR([.A102]=&quot;á&quot;;[.A102]=&quot;é&quot;;[.A102]=&quot;í&quot;;[.A102]=&quot;ó&quot;;[.A102]=&quot;ú&quot;;[.A102]=&quot;ï&quot;;[.A102]=&quot;ü&quot;);[.B102];0)" office:value-type="float" office:value="0">
            <text:p>0</text:p>
          </table:table-cell>
          <table:table-cell table:formula="of:=[.B102]+IF([.A102]=&quot;a&quot;;[.D$200];IF([.A102]=&quot;e&quot;;[.E$200];IF([.A102]=&quot;i&quot;;[.F$200];IF([.A102]=&quot;o&quot;;[.G$200];IF([.A102]=&quot;u&quot;;[.H$200];IF([.A102]=&quot;`&quot;;[.J$200];IF([.A102]=&quot;´&quot;;[.K$200];0)))))))" office:value-type="float" office:value="0">
            <text:p>0</text:p>
          </table:table-cell>
          <table:table-cell/>
        </table:table-row>
        <table:table-row table:style-name="ro1">
          <table:table-cell table:number-columns-repeated="2"/>
          <table:table-cell table:number-columns-repeated="7"/>
          <table:table-cell table:formula="of:=IF(OR([.A103]=&quot;à&quot;;[.A103]=&quot;è&quot;;[.A103]=&quot;ò&quot;);[.B103];0)" office:value-type="float" office:value="0">
            <text:p>0</text:p>
          </table:table-cell>
          <table:table-cell table:formula="of:=IF(OR([.A103]=&quot;á&quot;;[.A103]=&quot;é&quot;;[.A103]=&quot;í&quot;;[.A103]=&quot;ó&quot;;[.A103]=&quot;ú&quot;;[.A103]=&quot;ï&quot;;[.A103]=&quot;ü&quot;);[.B103];0)" office:value-type="float" office:value="0">
            <text:p>0</text:p>
          </table:table-cell>
          <table:table-cell table:formula="of:=[.B103]+IF([.A103]=&quot;a&quot;;[.D$200];IF([.A103]=&quot;e&quot;;[.E$200];IF([.A103]=&quot;i&quot;;[.F$200];IF([.A103]=&quot;o&quot;;[.G$200];IF([.A103]=&quot;u&quot;;[.H$200];IF([.A103]=&quot;`&quot;;[.J$200];IF([.A103]=&quot;´&quot;;[.K$200];0)))))))" office:value-type="float" office:value="0">
            <text:p>0</text:p>
          </table:table-cell>
          <table:table-cell/>
        </table:table-row>
        <table:table-row table:style-name="ro1" table:number-rows-repeated="96">
          <table:table-cell table:number-columns-repeated="13"/>
        </table:table-row>
        <table:table-row table:style-name="ro1">
          <table:table-cell table:number-columns-repeated="3"/>
          <table:table-cell table:formula="of:=SUM([.D1:.D76])" office:value-type="float" office:value="46">
            <text:p>46</text:p>
          </table:table-cell>
          <table:table-cell table:formula="of:=SUM([.E1:.E76])" office:value-type="float" office:value="62">
            <text:p>62</text:p>
          </table:table-cell>
          <table:table-cell table:formula="of:=SUM([.F1:.F76])" office:value-type="float" office:value="55">
            <text:p>55</text:p>
          </table:table-cell>
          <table:table-cell table:formula="of:=SUM([.G1:.G76])" office:value-type="float" office:value="85">
            <text:p>85</text:p>
          </table:table-cell>
          <table:table-cell table:formula="of:=SUM([.H1:.H76])" office:value-type="float" office:value="35">
            <text:p>35</text:p>
          </table:table-cell>
          <table:table-cell/>
          <table:table-cell table:formula="of:=SUM([.J1:.J76])" office:value-type="float" office:value="77">
            <text:p>77</text:p>
          </table:table-cell>
          <table:table-cell table:formula="of:=SUM([.K1:.K76])" office:value-type="float" office:value="208">
            <text:p>208</text:p>
          </table:table-cell>
          <table:table-cell table:formula="of:=SUM([.L1:.L76])" office:value-type="float" office:value="18654">
            <text:p>18654</text:p>
          </table:table-cell>
          <table:table-cell/>
        </table:table-row>
      </table:table>
      <table:table table:name="mobydick" table:style-name="ta1">
        <table:table-column table:style-name="co9" table:number-columns-repeated="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2">
          <table:table-cell office:value-type="string">
            <text:p>e</text:p>
          </table:table-cell>
          <table:table-cell office:value-type="float" office:value="117092">
            <text:p>117092</text:p>
          </table:table-cell>
          <table:table-cell table:style-name="ce1"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[.A1]=&quot;í&quot;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[.A1]=&quot;ú&quot;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117092">
            <text:p>117092</text:p>
          </table:table-cell>
          <table:table-cell table:style-name="ce1" table:formula="of:=[.J1]/[.J$200]" office:value-type="percentage" office:value="0.114575016047469">
            <text:p>11,458%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87996">
            <text:p>87996</text:p>
          </table:table-cell>
          <table:table-cell table:style-name="ce1"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[.A2]=&quot;í&quot;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[.A2]=&quot;ú&quot;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87996">
            <text:p>87996</text:p>
          </table:table-cell>
          <table:table-cell table:style-name="ce1" table:formula="of:=[.J2]/[.J$200]" office:value-type="percentage" office:value="0.0861044572824198">
            <text:p>8,610%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77916">
            <text:p>77916</text:p>
          </table:table-cell>
          <table:table-cell table:style-name="ce1"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[.A3]=&quot;í&quot;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[.A3]=&quot;ú&quot;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77916">
            <text:p>77916</text:p>
          </table:table-cell>
          <table:table-cell table:style-name="ce1" table:formula="of:=[.J3]/[.J$200]" office:value-type="percentage" office:value="0.0762411347517731">
            <text:p>7,624%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float" office:value="69326">
            <text:p>69326</text:p>
          </table:table-cell>
          <table:table-cell table:style-name="ce1"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[.A4]=&quot;í&quot;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[.A4]=&quot;ú&quot;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69326">
            <text:p>69326</text:p>
          </table:table-cell>
          <table:table-cell table:style-name="ce1" table:formula="of:=[.J4]/[.J$200]" office:value-type="percentage" office:value="0.0678357835078985">
            <text:p>6,784%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65617">
            <text:p>65617</text:p>
          </table:table-cell>
          <table:table-cell table:style-name="ce1"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[.A5]=&quot;í&quot;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[.A5]=&quot;ú&quot;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65617">
            <text:p>65617</text:p>
          </table:table-cell>
          <table:table-cell table:style-name="ce1" table:formula="of:=[.J5]/[.J$200]" office:value-type="percentage" office:value="0.064206511358477">
            <text:p>6,421%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65434">
            <text:p>65434</text:p>
          </table:table-cell>
          <table:table-cell table:style-name="ce1"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[.A6]=&quot;í&quot;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[.A6]=&quot;ú&quot;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65434">
            <text:p>65434</text:p>
          </table:table-cell>
          <table:table-cell table:style-name="ce1" table:formula="of:=[.J6]/[.J$200]" office:value-type="percentage" office:value="0.0640274450863432">
            <text:p>6,403%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64231">
            <text:p>64231</text:p>
          </table:table-cell>
          <table:table-cell table:style-name="ce1"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[.A7]=&quot;í&quot;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[.A7]=&quot;ú&quot;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64231">
            <text:p>64231</text:p>
          </table:table-cell>
          <table:table-cell table:style-name="ce1" table:formula="of:=[.J7]/[.J$200]" office:value-type="percentage" office:value="0.062850304510513">
            <text:p>6,285%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62896">
            <text:p>62896</text:p>
          </table:table-cell>
          <table:table-cell table:style-name="ce1"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[.A8]=&quot;í&quot;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[.A8]=&quot;ú&quot;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62896">
            <text:p>62896</text:p>
          </table:table-cell>
          <table:table-cell table:style-name="ce1" table:formula="of:=[.J8]/[.J$200]" office:value-type="percentage" office:value="0.0615440013777339">
            <text:p>6,154%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52134">
            <text:p>52134</text:p>
          </table:table-cell>
          <table:table-cell table:style-name="ce1"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[.A9]=&quot;í&quot;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[.A9]=&quot;ú&quot;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52134">
            <text:p>52134</text:p>
          </table:table-cell>
          <table:table-cell table:style-name="ce1" table:formula="of:=[.J9]/[.J$200]" office:value-type="percentage" office:value="0.0510133389695176">
            <text:p>5,101%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42793">
            <text:p>42793</text:p>
          </table:table-cell>
          <table:table-cell table:style-name="ce1"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[.A10]=&quot;í&quot;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[.A10]=&quot;ú&quot;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42793">
            <text:p>42793</text:p>
          </table:table-cell>
          <table:table-cell table:style-name="ce1" table:formula="of:=[.J10]/[.J$200]" office:value-type="percentage" office:value="0.0418731310569411">
            <text:p>4,187%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38219">
            <text:p>38219</text:p>
          </table:table-cell>
          <table:table-cell table:style-name="ce1"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[.A11]=&quot;í&quot;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[.A11]=&quot;ú&quot;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38219">
            <text:p>38219</text:p>
          </table:table-cell>
          <table:table-cell table:style-name="ce1" table:formula="of:=[.J11]/[.J$200]" office:value-type="percentage" office:value="0.0373974527578163">
            <text:p>3,740%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26697">
            <text:p>26697</text:p>
          </table:table-cell>
          <table:table-cell table:style-name="ce1"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[.A12]=&quot;í&quot;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[.A12]=&quot;ú&quot;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26697">
            <text:p>26697</text:p>
          </table:table-cell>
          <table:table-cell table:style-name="ce1" table:formula="of:=[.J12]/[.J$200]" office:value-type="percentage" office:value="0.0261231271429242">
            <text:p>2,612%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23277">
            <text:p>23277</text:p>
          </table:table-cell>
          <table:table-cell table:style-name="ce1"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[.A13]=&quot;í&quot;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[.A13]=&quot;ú&quot;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23277">
            <text:p>23277</text:p>
          </table:table-cell>
          <table:table-cell table:style-name="ce1" table:formula="of:=[.J13]/[.J$200]" office:value-type="percentage" office:value="0.0227766427128834">
            <text:p>2,278%</text:p>
          </table:table-cell>
        </table:table-row>
        <table:table-row table:style-name="ro2">
          <table:table-cell/>
          <table:table-cell office:value-type="float" office:value="22924">
            <text:p>22924</text:p>
          </table:table-cell>
          <table:table-cell table:style-name="ce1"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[.A14]=&quot;í&quot;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[.A14]=&quot;ú&quot;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22924">
            <text:p>22924</text:p>
          </table:table-cell>
          <table:table-cell table:style-name="ce1" table:formula="of:=[.J14]/[.J$200]" office:value-type="percentage" office:value="0.0224312307234669">
            <text:p>2,243%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2507">
            <text:p>22507</text:p>
          </table:table-cell>
          <table:table-cell table:style-name="ce1"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[.A15]=&quot;í&quot;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[.A15]=&quot;ú&quot;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22507">
            <text:p>22507</text:p>
          </table:table-cell>
          <table:table-cell table:style-name="ce1" table:formula="of:=[.J15]/[.J$200]" office:value-type="percentage" office:value="0.0220231944640145">
            <text:p>2,202%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22222">
            <text:p>22222</text:p>
          </table:table-cell>
          <table:table-cell table:style-name="ce1"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[.A16]=&quot;í&quot;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[.A16]=&quot;ú&quot;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22222">
            <text:p>22222</text:p>
          </table:table-cell>
          <table:table-cell table:style-name="ce1" table:formula="of:=[.J16]/[.J$200]" office:value-type="percentage" office:value="0.0217443207615111">
            <text:p>2,174%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20833">
            <text:p>20833</text:p>
          </table:table-cell>
          <table:table-cell table:style-name="ce1"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[.A17]=&quot;í&quot;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[.A17]=&quot;ú&quot;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20833">
            <text:p>20833</text:p>
          </table:table-cell>
          <table:table-cell table:style-name="ce1" table:formula="of:=[.J17]/[.J$200]" office:value-type="percentage" office:value="0.0203851784008893">
            <text:p>2,039%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20820">
            <text:p>20820</text:p>
          </table:table-cell>
          <table:table-cell table:style-name="ce1"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[.A18]=&quot;í&quot;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[.A18]=&quot;ú&quot;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20820">
            <text:p>20820</text:p>
          </table:table-cell>
          <table:table-cell table:style-name="ce1" table:formula="of:=[.J18]/[.J$200]" office:value-type="percentage" office:value="0.0203724578460382">
            <text:p>2,037%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float" office:value="19229">
            <text:p>19229</text:p>
          </table:table-cell>
          <table:table-cell table:style-name="ce1"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[.A19]=&quot;í&quot;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[.A19]=&quot;ú&quot;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19229">
            <text:p>19229</text:p>
          </table:table-cell>
          <table:table-cell table:style-name="ce1" table:formula="of:=[.J19]/[.J$200]" office:value-type="percentage" office:value="0.0188156576331157">
            <text:p>1,882%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float" office:value="17255">
            <text:p>17255</text:p>
          </table:table-cell>
          <table:table-cell table:style-name="ce1"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[.A20]=&quot;í&quot;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[.A20]=&quot;ú&quot;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17255">
            <text:p>17255</text:p>
          </table:table-cell>
          <table:table-cell table:style-name="ce1" table:formula="of:=[.J20]/[.J$200]" office:value-type="percentage" office:value="0.0168840903041974">
            <text:p>1,688%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16877">
            <text:p>16877</text:p>
          </table:table-cell>
          <table:table-cell table:style-name="ce1"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[.A21]=&quot;í&quot;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[.A21]=&quot;ú&quot;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16877">
            <text:p>16877</text:p>
          </table:table-cell>
          <table:table-cell table:style-name="ce1" table:formula="of:=[.J21]/[.J$200]" office:value-type="percentage" office:value="0.0165142157092981">
            <text:p>1,651%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6872">
            <text:p>16872</text:p>
          </table:table-cell>
          <table:table-cell table:style-name="ce1"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[.A22]=&quot;í&quot;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[.A22]=&quot;ú&quot;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16872">
            <text:p>16872</text:p>
          </table:table-cell>
          <table:table-cell table:style-name="ce1" table:formula="of:=[.J22]/[.J$200]" office:value-type="percentage" office:value="0.0165093231882016">
            <text:p>1,651%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8598">
            <text:p>8598</text:p>
          </table:table-cell>
          <table:table-cell table:style-name="ce1"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[.A23]=&quot;í&quot;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[.A23]=&quot;ú&quot;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8598">
            <text:p>8598</text:p>
          </table:table-cell>
          <table:table-cell table:style-name="ce1" table:formula="of:=[.J23]/[.J$200]" office:value-type="percentage" office:value="0.00841317927762904">
            <text:p>0,841%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float" office:value="8059">
            <text:p>8059</text:p>
          </table:table-cell>
          <table:table-cell table:style-name="ce1"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[.A24]=&quot;í&quot;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[.A24]=&quot;ú&quot;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8059">
            <text:p>8059</text:p>
          </table:table-cell>
          <table:table-cell table:style-name="ce1" table:formula="of:=[.J24]/[.J$200]" office:value-type="percentage" office:value="0.00788576550342085">
            <text:p>0,789%</text:p>
          </table:table-cell>
        </table:table-row>
        <table:table-row table:style-name="ro2">
          <table:table-cell office:value-type="string">
            <text:p>.</text:p>
          </table:table-cell>
          <table:table-cell office:value-type="float" office:value="7558">
            <text:p>7558</text:p>
          </table:table-cell>
          <table:table-cell table:style-name="ce1"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[.A25]=&quot;í&quot;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0">
            <text:p>0</text:p>
          </table:table-cell>
          <table:table-cell table:style-name="ce2" table:formula="of:=IF([.A25]=&quot;ú&quot;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7558">
            <text:p>7558</text:p>
          </table:table-cell>
          <table:table-cell table:style-name="ce1" table:formula="of:=[.J25]/[.J$200]" office:value-type="percentage" office:value="0.00739553488954644">
            <text:p>0,740%</text:p>
          </table:table-cell>
        </table:table-row>
        <table:table-row table:style-name="ro2">
          <table:table-cell office:value-type="float" office:value="-0">
            <text:p>0</text:p>
          </table:table-cell>
          <table:table-cell office:value-type="float" office:value="5984">
            <text:p>5984</text:p>
          </table:table-cell>
          <table:table-cell table:style-name="ce1"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[.A26]=&quot;í&quot;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[.A26]=&quot;ú&quot;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5984">
            <text:p>5984</text:p>
          </table:table-cell>
          <table:table-cell table:style-name="ce1" table:formula="of:=[.J26]/[.J$200]" office:value-type="percentage" office:value="0.0058553692483522">
            <text:p>0,586%</text:p>
          </table:table-cell>
        </table:table-row>
        <table:table-row table:style-name="ro2">
          <table:table-cell office:value-type="string">
            <text:p>;</text:p>
          </table:table-cell>
          <table:table-cell office:value-type="float" office:value="4173">
            <text:p>4173</text:p>
          </table:table-cell>
          <table:table-cell table:style-name="ce1"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[.A27]=&quot;í&quot;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[.A27]=&quot;ú&quot;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4173">
            <text:p>4173</text:p>
          </table:table-cell>
          <table:table-cell table:style-name="ce1" table:formula="of:=[.J27]/[.J$200]" office:value-type="percentage" office:value="0.00408329810718144">
            <text:p>0,408%</text:p>
          </table:table-cell>
        </table:table-row>
        <table:table-row table:style-name="ro2">
          <table:table-cell office:value-type="string">
            <text:p>"</text:p>
          </table:table-cell>
          <table:table-cell office:value-type="float" office:value="3071">
            <text:p>3071</text:p>
          </table:table-cell>
          <table:table-cell table:style-name="ce1"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[.A28]=&quot;í&quot;;[.B28];0)" office:value-type="float" office:value="0">
            <text:p>0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[.A28]=&quot;ú&quot;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3071">
            <text:p>3071</text:p>
          </table:table-cell>
          <table:table-cell table:style-name="ce1" table:formula="of:=[.J28]/[.J$200]" office:value-type="percentage" office:value="0.0030049864575016">
            <text:p>0,300%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2922">
            <text:p>2922</text:p>
          </table:table-cell>
          <table:table-cell table:style-name="ce1"/>
          <table:table-cell table:formula="of:=IF([.A29]=&quot;à&quot;;[.B29];0)" office:value-type="float" office:value="0">
            <text:p>0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[.A29]=&quot;í&quot;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[.A29]=&quot;ú&quot;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2922">
            <text:p>2922</text:p>
          </table:table-cell>
          <table:table-cell table:style-name="ce1" table:formula="of:=[.J29]/[.J$200]" office:value-type="percentage" office:value="0.00285918932882439">
            <text:p>0,286%</text:p>
          </table:table-cell>
        </table:table-row>
        <table:table-row table:style-name="ro2">
          <table:table-cell office:value-type="string">
            <text:p>!</text:p>
          </table:table-cell>
          <table:table-cell office:value-type="float" office:value="1767">
            <text:p>1767</text:p>
          </table:table-cell>
          <table:table-cell table:style-name="ce1"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0">
            <text:p>0</text:p>
          </table:table-cell>
          <table:table-cell table:style-name="ce2" table:formula="of:=IF([.A30]=&quot;í&quot;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[.A30]=&quot;ú&quot;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1767">
            <text:p>1767</text:p>
          </table:table-cell>
          <table:table-cell table:style-name="ce1" table:formula="of:=[.J30]/[.J$200]" office:value-type="percentage" office:value="0.00172901695552111">
            <text:p>0,173%</text:p>
          </table:table-cell>
        </table:table-row>
        <table:table-row table:style-name="ro2">
          <table:table-cell office:value-type="string">
            <text:p>q</text:p>
          </table:table-cell>
          <table:table-cell office:value-type="float" office:value="1556">
            <text:p>1556</text:p>
          </table:table-cell>
          <table:table-cell table:style-name="ce1"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[.A31]=&quot;í&quot;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[.A31]=&quot;ú&quot;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1556">
            <text:p>1556</text:p>
          </table:table-cell>
          <table:table-cell table:style-name="ce1" table:formula="of:=[.J31]/[.J$200]" office:value-type="percentage" office:value="0.00152255256524666">
            <text:p>0,152%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float" office:value="1082">
            <text:p>1082</text:p>
          </table:table-cell>
          <table:table-cell table:style-name="ce1"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[.A32]=&quot;í&quot;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[.A32]=&quot;ú&quot;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1082">
            <text:p>1082</text:p>
          </table:table-cell>
          <table:table-cell table:style-name="ce1" table:formula="of:=[.J32]/[.J$200]" office:value-type="percentage" office:value="0.00105874156529363">
            <text:p>0,106%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1030">
            <text:p>1030</text:p>
          </table:table-cell>
          <table:table-cell table:style-name="ce1"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[.A33]=&quot;í&quot;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[.A33]=&quot;ú&quot;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1030">
            <text:p>1030</text:p>
          </table:table-cell>
          <table:table-cell table:style-name="ce1" table:formula="of:=[.J33]/[.J$200]" office:value-type="percentage" office:value="0.0010078593458895">
            <text:p>0,101%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float" office:value="1004">
            <text:p>1004</text:p>
          </table:table-cell>
          <table:table-cell table:style-name="ce1"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[.A34]=&quot;í&quot;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[.A34]=&quot;ú&quot;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1004">
            <text:p>1004</text:p>
          </table:table-cell>
          <table:table-cell table:style-name="ce1" table:formula="of:=[.J34]/[.J$200]" office:value-type="percentage" office:value="0.000982418236187434">
            <text:p>0,098%</text:p>
          </table:table-cell>
        </table:table-row>
        <table:table-row table:style-name="ro2">
          <table:table-cell office:value-type="string">
            <text:p>z</text:p>
          </table:table-cell>
          <table:table-cell office:value-type="float" office:value="632">
            <text:p>632</text:p>
          </table:table-cell>
          <table:table-cell table:style-name="ce1"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[.A35]=&quot;í&quot;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[.A35]=&quot;ú&quot;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632">
            <text:p>632</text:p>
          </table:table-cell>
          <table:table-cell table:style-name="ce1" table:formula="of:=[.J35]/[.J$200]" office:value-type="percentage" office:value="0.000618414666604042">
            <text:p>0,062%</text:p>
          </table:table-cell>
        </table:table-row>
        <table:table-row table:style-name="ro2">
          <table:table-cell office:value-type="string">
            <text:p>(</text:p>
          </table:table-cell>
          <table:table-cell office:value-type="float" office:value="215">
            <text:p>215</text:p>
          </table:table-cell>
          <table:table-cell table:style-name="ce1"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[.A36]=&quot;í&quot;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[.A36]=&quot;ú&quot;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215">
            <text:p>215</text:p>
          </table:table-cell>
          <table:table-cell table:style-name="ce1" table:formula="of:=[.J36]/[.J$200]" office:value-type="percentage" office:value="0.000210378407151692">
            <text:p>0,021%</text:p>
          </table:table-cell>
        </table:table-row>
        <table:table-row table:style-name="ro2">
          <table:table-cell office:value-type="string">
            <text:p>)</text:p>
          </table:table-cell>
          <table:table-cell office:value-type="float" office:value="215">
            <text:p>215</text:p>
          </table:table-cell>
          <table:table-cell table:style-name="ce1"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[.A37]=&quot;í&quot;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[.A37]=&quot;ú&quot;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215">
            <text:p>215</text:p>
          </table:table-cell>
          <table:table-cell table:style-name="ce1" table:formula="of:=[.J37]/[.J$200]" office:value-type="percentage" office:value="0.000210378407151692">
            <text:p>0,021%</text:p>
          </table:table-cell>
        </table:table-row>
        <table:table-row table:style-name="ro2">
          <table:table-cell office:value-type="string">
            <text:p>:</text:p>
          </table:table-cell>
          <table:table-cell office:value-type="float" office:value="196">
            <text:p>196</text:p>
          </table:table-cell>
          <table:table-cell table:style-name="ce1"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[.A38]=&quot;í&quot;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[.A38]=&quot;ú&quot;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196">
            <text:p>196</text:p>
          </table:table-cell>
          <table:table-cell table:style-name="ce1" table:formula="of:=[.J38]/[.J$200]" office:value-type="percentage" office:value="0.000191786826984798">
            <text:p>0,019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table:style-name="ce1"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[.A39]=&quot;í&quot;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[.A39]=&quot;ú&quot;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142">
            <text:p>142</text:p>
          </table:table-cell>
          <table:table-cell table:style-name="ce1" table:formula="of:=[.J39]/[.J$200]" office:value-type="percentage" office:value="0.000138947599142047">
            <text:p>0,014%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table:style-name="ce1"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[.A40]=&quot;í&quot;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[.A40]=&quot;ú&quot;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131">
            <text:p>131</text:p>
          </table:table-cell>
          <table:table-cell table:style-name="ce1" table:formula="of:=[.J40]/[.J$200]" office:value-type="percentage" office:value="0.000128184052729635">
            <text:p>0,013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table:style-name="ce1"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[.A41]=&quot;í&quot;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[.A41]=&quot;ú&quot;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60">
            <text:p>60</text:p>
          </table:table-cell>
          <table:table-cell table:style-name="ce1" table:formula="of:=[.J41]/[.J$200]" office:value-type="percentage" office:value="0.0000587102531586116">
            <text:p>0,006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table:style-name="ce1"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[.A42]=&quot;í&quot;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[.A42]=&quot;ú&quot;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59">
            <text:p>59</text:p>
          </table:table-cell>
          <table:table-cell table:style-name="ce1" table:formula="of:=[.J42]/[.J$200]" office:value-type="percentage" office:value="0.0000577317489393014">
            <text:p>0,006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table:style-name="ce1"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0">
            <text:p>0</text:p>
          </table:table-cell>
          <table:table-cell table:style-name="ce2" table:formula="of:=IF([.A43]=&quot;í&quot;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[.A43]=&quot;ú&quot;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55">
            <text:p>55</text:p>
          </table:table-cell>
          <table:table-cell table:style-name="ce1" table:formula="of:=[.J43]/[.J$200]" office:value-type="percentage" office:value="0.0000538177320620606">
            <text:p>0,005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table:style-name="ce1"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[.A44]=&quot;í&quot;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[.A44]=&quot;ú&quot;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53">
            <text:p>53</text:p>
          </table:table-cell>
          <table:table-cell table:style-name="ce1" table:formula="of:=[.J44]/[.J$200]" office:value-type="percentage" office:value="0.0000518607236234403">
            <text:p>0,005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table:style-name="ce1"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[.A45]=&quot;í&quot;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[.A45]=&quot;ú&quot;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47">
            <text:p>47</text:p>
          </table:table-cell>
          <table:table-cell table:style-name="ce1" table:formula="of:=[.J45]/[.J$200]" office:value-type="percentage" office:value="0.0000459896983075791">
            <text:p>0,005%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float" office:value="45">
            <text:p>45</text:p>
          </table:table-cell>
          <table:table-cell table:style-name="ce1"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[.A46]=&quot;í&quot;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[.A46]=&quot;ú&quot;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45">
            <text:p>45</text:p>
          </table:table-cell>
          <table:table-cell table:style-name="ce1" table:formula="of:=[.J46]/[.J$200]" office:value-type="percentage" office:value="0.0000440326898689587">
            <text:p>0,004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table:style-name="ce1"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[.A47]=&quot;í&quot;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[.A47]=&quot;ú&quot;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39">
            <text:p>39</text:p>
          </table:table-cell>
          <table:table-cell table:style-name="ce1" table:formula="of:=[.J47]/[.J$200]" office:value-type="percentage" office:value="0.0000381616645530975">
            <text:p>0,004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37">
            <text:p>37</text:p>
          </table:table-cell>
          <table:table-cell table:style-name="ce1"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[.A48]=&quot;í&quot;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[.A48]=&quot;ú&quot;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37">
            <text:p>37</text:p>
          </table:table-cell>
          <table:table-cell table:style-name="ce1" table:formula="of:=[.J48]/[.J$200]" office:value-type="percentage" office:value="0.0000362046561144772">
            <text:p>0,004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35">
            <text:p>35</text:p>
          </table:table-cell>
          <table:table-cell table:style-name="ce1"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[.A49]=&quot;í&quot;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0">
            <text:p>0</text:p>
          </table:table-cell>
          <table:table-cell table:style-name="ce2" table:formula="of:=IF([.A49]=&quot;ú&quot;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35">
            <text:p>35</text:p>
          </table:table-cell>
          <table:table-cell table:style-name="ce1" table:formula="of:=[.J49]/[.J$200]" office:value-type="percentage" office:value="0.0000342476476758568">
            <text:p>0,003%</text:p>
          </table:table-cell>
        </table:table-row>
        <table:table-row table:style-name="ro2">
          <table:table-cell office:value-type="string">
            <text:p>_</text:p>
          </table:table-cell>
          <table:table-cell office:value-type="float" office:value="26">
            <text:p>26</text:p>
          </table:table-cell>
          <table:table-cell table:style-name="ce1"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[.A50]=&quot;í&quot;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[.A50]=&quot;ú&quot;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26">
            <text:p>26</text:p>
          </table:table-cell>
          <table:table-cell table:style-name="ce1" table:formula="of:=[.J50]/[.J$200]" office:value-type="percentage" office:value="0.000025441109702065">
            <text:p>0,003%</text:p>
          </table:table-cell>
        </table:table-row>
        <table:table-row table:style-name="ro2">
          <table:table-cell office:value-type="string">
            <text:p>[</text:p>
          </table:table-cell>
          <table:table-cell office:value-type="float" office:value="3">
            <text:p>3</text:p>
          </table:table-cell>
          <table:table-cell table:style-name="ce1"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[.A51]=&quot;í&quot;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[.A51]=&quot;ú&quot;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3">
            <text:p>3</text:p>
          </table:table-cell>
          <table:table-cell table:style-name="ce1" table:formula="of:=[.J51]/[.J$200]" office:value-type="percentage" office:value="0.00000293551265793058">
            <text:p>0,000%</text:p>
          </table:table-cell>
        </table:table-row>
        <table:table-row table:style-name="ro2">
          <table:table-cell office:value-type="string">
            <text:p>]</text:p>
          </table:table-cell>
          <table:table-cell office:value-type="float" office:value="3">
            <text:p>3</text:p>
          </table:table-cell>
          <table:table-cell table:style-name="ce1"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[.A52]=&quot;í&quot;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[.A52]=&quot;ú&quot;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3">
            <text:p>3</text:p>
          </table:table-cell>
          <table:table-cell table:style-name="ce1" table:formula="of:=[.J52]/[.J$200]" office:value-type="percentage" office:value="0.00000293551265793058">
            <text:p>0,000%</text:p>
          </table:table-cell>
        </table:table-row>
        <table:table-row table:style-name="ro2">
          <table:table-cell office:value-type="string">
            <text:p>$</text:p>
          </table:table-cell>
          <table:table-cell office:value-type="float" office:value="2">
            <text:p>2</text:p>
          </table:table-cell>
          <table:table-cell table:style-name="ce1"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[.A53]=&quot;í&quot;;[.B53];0)" office:value-type="float" office:value="0">
            <text:p>0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[.A53]=&quot;ú&quot;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2">
            <text:p>2</text:p>
          </table:table-cell>
          <table:table-cell table:style-name="ce1" table:formula="of:=[.J53]/[.J$200]" office:value-type="percentage" office:value="0.00000195700843862039">
            <text:p>0,000%</text:p>
          </table:table-cell>
        </table:table-row>
        <table:table-row table:style-name="ro2"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 table:style-name="ce1"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[.A54]=&quot;í&quot;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[.A54]=&quot;ú&quot;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2">
            <text:p>2</text:p>
          </table:table-cell>
          <table:table-cell table:style-name="ce1" table:formula="of:=[.J54]/[.J$200]" office:value-type="percentage" office:value="0.00000195700843862039">
            <text:p>0,000%</text:p>
          </table:table-cell>
        </table:table-row>
        <table:table-row table:style-name="ro2">
          <table:table-cell office:value-type="string">
            <text:p>“</text:p>
          </table:table-cell>
          <table:table-cell/>
          <table:table-cell table:style-name="ce1"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[.A55]=&quot;í&quot;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[.A55]=&quot;ú&quot;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55]/[.J$200]" office:value-type="percentage" office:value="0">
            <text:p>0,000%</text:p>
          </table:table-cell>
        </table:table-row>
        <table:table-row table:style-name="ro2">
          <table:table-cell office:value-type="string">
            <text:p>”</text:p>
          </table:table-cell>
          <table:table-cell/>
          <table:table-cell table:style-name="ce1"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[.A56]=&quot;í&quot;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[.A56]=&quot;ú&quot;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56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ú</text:p>
          </table:table-cell>
          <table:table-cell/>
          <table:table-cell table:style-name="ce1"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[.A57]=&quot;í&quot;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[.A57]=&quot;ú&quot;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57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á</text:p>
          </table:table-cell>
          <table:table-cell/>
          <table:table-cell table:style-name="ce1"/>
          <table:table-cell table:formula="of:=IF([.A55]=&quot;à&quot;;[.B58];0)" office:value-type="float" office:value="0">
            <text:p>0</text:p>
          </table:table-cell>
          <table:table-cell table:style-name="ce2" table:formula="of:=IF(OR([.A55]=&quot;è&quot;;[.A55]=&quot;é&quot;);[.B58];0)" office:value-type="float" office:value="0">
            <text:p>0</text:p>
          </table:table-cell>
          <table:table-cell table:style-name="ce2" table:formula="of:=IF([.A55]=&quot;í&quot;;[.B58];0)" office:value-type="float" office:value="0">
            <text:p>0</text:p>
          </table:table-cell>
          <table:table-cell table:style-name="ce2" table:formula="of:=IF(OR([.A55]=&quot;ò&quot;;[.A55]=&quot;ó&quot;);[.B58];0)" office:value-type="float" office:value="0">
            <text:p>0</text:p>
          </table:table-cell>
          <table:table-cell table:style-name="ce2" table:formula="of:=IF([.A55]=&quot;ú&quot;;[.B58];0)" office:value-type="float" office:value="0">
            <text:p>0</text:p>
          </table:table-cell>
          <table:table-cell/>
          <table:table-cell table:formula="of:=[.B58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58]/[.J$200]" office:value-type="percentage" office:value="0">
            <text:p>0,000%</text:p>
          </table:table-cell>
        </table:table-row>
        <table:table-row table:style-name="ro2">
          <table:table-cell office:value-type="string">
            <text:p>!</text:p>
          </table:table-cell>
          <table:table-cell/>
          <table:table-cell table:style-name="ce1"/>
          <table:table-cell table:formula="of:=IF([.A56]=&quot;à&quot;;[.B59];0)" office:value-type="float" office:value="0">
            <text:p>0</text:p>
          </table:table-cell>
          <table:table-cell table:style-name="ce2" table:formula="of:=IF(OR([.A56]=&quot;è&quot;;[.A56]=&quot;é&quot;);[.B59];0)" office:value-type="float" office:value="0">
            <text:p>0</text:p>
          </table:table-cell>
          <table:table-cell table:style-name="ce2" table:formula="of:=IF([.A56]=&quot;í&quot;;[.B59];0)" office:value-type="float" office:value="0">
            <text:p>0</text:p>
          </table:table-cell>
          <table:table-cell table:style-name="ce2" table:formula="of:=IF(OR([.A56]=&quot;ò&quot;;[.A56]=&quot;ó&quot;);[.B59];0)" office:value-type="float" office:value="0">
            <text:p>0</text:p>
          </table:table-cell>
          <table:table-cell table:style-name="ce2" table:formula="of:=IF([.A56]=&quot;ú&quot;;[.B59];0)" office:value-type="float" office:value="0">
            <text:p>0</text:p>
          </table:table-cell>
          <table:table-cell/>
          <table:table-cell table:formula="of:=[.B59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59]/[.J$200]" office:value-type="percentage" office:value="0">
            <text:p>0,000%</text:p>
          </table:table-cell>
        </table:table-row>
        <table:table-row table:style-name="ro2">
          <table:table-cell office:value-type="string">
            <text:p>&amp;</text:p>
          </table:table-cell>
          <table:table-cell/>
          <table:table-cell table:style-name="ce1"/>
          <table:table-cell table:formula="of:=IF([.A57]=&quot;à&quot;;[.B60];0)" office:value-type="float" office:value="0">
            <text:p>0</text:p>
          </table:table-cell>
          <table:table-cell table:style-name="ce2" table:formula="of:=IF(OR([.A57]=&quot;è&quot;;[.A57]=&quot;é&quot;);[.B60];0)" office:value-type="float" office:value="0">
            <text:p>0</text:p>
          </table:table-cell>
          <table:table-cell table:style-name="ce2" table:formula="of:=IF([.A57]=&quot;í&quot;;[.B60];0)" office:value-type="float" office:value="0">
            <text:p>0</text:p>
          </table:table-cell>
          <table:table-cell table:style-name="ce2" table:formula="of:=IF(OR([.A57]=&quot;ò&quot;;[.A57]=&quot;ó&quot;);[.B60];0)" office:value-type="float" office:value="0">
            <text:p>0</text:p>
          </table:table-cell>
          <table:table-cell table:style-name="ce2" table:formula="of:=IF([.A57]=&quot;ú&quot;;[.B60];0)" office:value-type="float" office:value="0">
            <text:p>0</text:p>
          </table:table-cell>
          <table:table-cell/>
          <table:table-cell table:formula="of:=[.B60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60]/[.J$200]" office:value-type="percentage" office:value="0">
            <text:p>0,000%</text:p>
          </table:table-cell>
        </table:table-row>
        <table:table-row table:style-name="ro2">
          <table:table-cell office:value-type="float" office:value="5">
            <text:p>5</text:p>
          </table:table-cell>
          <table:table-cell/>
          <table:table-cell table:style-name="ce1"/>
          <table:table-cell table:formula="of:=IF([.A58]=&quot;à&quot;;[.B61];0)" office:value-type="float" office:value="0">
            <text:p>0</text:p>
          </table:table-cell>
          <table:table-cell table:style-name="ce2" table:formula="of:=IF(OR([.A58]=&quot;è&quot;;[.A58]=&quot;é&quot;);[.B61];0)" office:value-type="float" office:value="0">
            <text:p>0</text:p>
          </table:table-cell>
          <table:table-cell table:style-name="ce2" table:formula="of:=IF([.A58]=&quot;í&quot;;[.B61];0)" office:value-type="float" office:value="0">
            <text:p>0</text:p>
          </table:table-cell>
          <table:table-cell table:style-name="ce2" table:formula="of:=IF(OR([.A58]=&quot;ò&quot;;[.A58]=&quot;ó&quot;);[.B61];0)" office:value-type="float" office:value="0">
            <text:p>0</text:p>
          </table:table-cell>
          <table:table-cell table:style-name="ce2" table:formula="of:=IF([.A58]=&quot;ú&quot;;[.B61];0)" office:value-type="float" office:value="0">
            <text:p>0</text:p>
          </table:table-cell>
          <table:table-cell/>
          <table:table-cell table:formula="of:=[.B61]+IF([.A58]=&quot;a&quot;;[.D$200];IF([.A58]=&quot;e&quot;;[.E$200];IF([.A58]=&quot;i&quot;;[.F$200];IF([.A58]=&quot;o&quot;;[.G$200];IF([.A58]=&quot;u&quot;;[.H$200];0)))))" office:value-type="float" office:value="0">
            <text:p>0</text:p>
          </table:table-cell>
          <table:table-cell table:style-name="ce1" table:formula="of:=[.J61]/[.J$200]" office:value-type="percentage" office:value="0">
            <text:p>0,000%</text:p>
          </table:table-cell>
        </table:table-row>
        <table:table-row table:style-name="ro2">
          <table:table-cell office:value-type="float" office:value="6">
            <text:p>6</text:p>
          </table:table-cell>
          <table:table-cell/>
          <table:table-cell table:style-name="ce1"/>
          <table:table-cell table:formula="of:=IF([.A59]=&quot;à&quot;;[.B62];0)" office:value-type="float" office:value="0">
            <text:p>0</text:p>
          </table:table-cell>
          <table:table-cell table:style-name="ce2" table:formula="of:=IF(OR([.A59]=&quot;è&quot;;[.A59]=&quot;é&quot;);[.B62];0)" office:value-type="float" office:value="0">
            <text:p>0</text:p>
          </table:table-cell>
          <table:table-cell table:style-name="ce2" table:formula="of:=IF([.A59]=&quot;í&quot;;[.B62];0)" office:value-type="float" office:value="0">
            <text:p>0</text:p>
          </table:table-cell>
          <table:table-cell table:style-name="ce2" table:formula="of:=IF(OR([.A59]=&quot;ò&quot;;[.A59]=&quot;ó&quot;);[.B62];0)" office:value-type="float" office:value="0">
            <text:p>0</text:p>
          </table:table-cell>
          <table:table-cell table:style-name="ce2" table:formula="of:=IF([.A59]=&quot;ú&quot;;[.B62];0)" office:value-type="float" office:value="0">
            <text:p>0</text:p>
          </table:table-cell>
          <table:table-cell/>
          <table:table-cell table:formula="of:=[.B62]+IF([.A59]=&quot;a&quot;;[.D$200];IF([.A59]=&quot;e&quot;;[.E$200];IF([.A59]=&quot;i&quot;;[.F$200];IF([.A59]=&quot;o&quot;;[.G$200];IF([.A59]=&quot;u&quot;;[.H$200];0)))))" office:value-type="float" office:value="0">
            <text:p>0</text:p>
          </table:table-cell>
          <table:table-cell table:style-name="ce1" table:formula="of:=[.J62]/[.J$200]" office:value-type="percentage" office:value="0">
            <text:p>0,000%</text:p>
          </table:table-cell>
        </table:table-row>
        <table:table-row table:style-name="ro2">
          <table:table-cell office:value-type="float" office:value="9">
            <text:p>9</text:p>
          </table:table-cell>
          <table:table-cell/>
          <table:table-cell table:style-name="ce1"/>
          <table:table-cell table:formula="of:=IF([.A60]=&quot;à&quot;;[.B63];0)" office:value-type="float" office:value="0">
            <text:p>0</text:p>
          </table:table-cell>
          <table:table-cell table:style-name="ce2" table:formula="of:=IF(OR([.A60]=&quot;è&quot;;[.A60]=&quot;é&quot;);[.B63];0)" office:value-type="float" office:value="0">
            <text:p>0</text:p>
          </table:table-cell>
          <table:table-cell table:style-name="ce2" table:formula="of:=IF([.A60]=&quot;í&quot;;[.B63];0)" office:value-type="float" office:value="0">
            <text:p>0</text:p>
          </table:table-cell>
          <table:table-cell table:style-name="ce2" table:formula="of:=IF(OR([.A60]=&quot;ò&quot;;[.A60]=&quot;ó&quot;);[.B63];0)" office:value-type="float" office:value="0">
            <text:p>0</text:p>
          </table:table-cell>
          <table:table-cell table:style-name="ce2" table:formula="of:=IF([.A60]=&quot;ú&quot;;[.B63];0)" office:value-type="float" office:value="0">
            <text:p>0</text:p>
          </table:table-cell>
          <table:table-cell/>
          <table:table-cell table:formula="of:=[.B63]+IF([.A60]=&quot;a&quot;;[.D$200];IF([.A60]=&quot;e&quot;;[.E$200];IF([.A60]=&quot;i&quot;;[.F$200];IF([.A60]=&quot;o&quot;;[.G$200];IF([.A60]=&quot;u&quot;;[.H$200];0)))))" office:value-type="float" office:value="0">
            <text:p>0</text:p>
          </table:table-cell>
          <table:table-cell table:style-name="ce1" table:formula="of:=[.J63]/[.J$200]" office:value-type="percentage" office:value="0">
            <text:p>0,000%</text:p>
          </table:table-cell>
        </table:table-row>
        <table:table-row table:style-name="ro2">
          <table:table-cell office:value-type="string">
            <text:p>;</text:p>
          </table:table-cell>
          <table:table-cell/>
          <table:table-cell table:style-name="ce1"/>
          <table:table-cell table:formula="of:=IF([.A61]=&quot;à&quot;;[.B64];0)" office:value-type="float" office:value="0">
            <text:p>0</text:p>
          </table:table-cell>
          <table:table-cell table:style-name="ce2" table:formula="of:=IF(OR([.A61]=&quot;è&quot;;[.A61]=&quot;é&quot;);[.B64];0)" office:value-type="float" office:value="0">
            <text:p>0</text:p>
          </table:table-cell>
          <table:table-cell table:style-name="ce2" table:formula="of:=IF([.A61]=&quot;í&quot;;[.B64];0)" office:value-type="float" office:value="0">
            <text:p>0</text:p>
          </table:table-cell>
          <table:table-cell table:style-name="ce2" table:formula="of:=IF(OR([.A61]=&quot;ò&quot;;[.A61]=&quot;ó&quot;);[.B64];0)" office:value-type="float" office:value="0">
            <text:p>0</text:p>
          </table:table-cell>
          <table:table-cell table:style-name="ce2" table:formula="of:=IF([.A61]=&quot;ú&quot;;[.B64];0)" office:value-type="float" office:value="0">
            <text:p>0</text:p>
          </table:table-cell>
          <table:table-cell/>
          <table:table-cell table:formula="of:=[.B64]+IF([.A61]=&quot;a&quot;;[.D$200];IF([.A61]=&quot;e&quot;;[.E$200];IF([.A61]=&quot;i&quot;;[.F$200];IF([.A61]=&quot;o&quot;;[.G$200];IF([.A61]=&quot;u&quot;;[.H$200];0)))))" office:value-type="float" office:value="0">
            <text:p>0</text:p>
          </table:table-cell>
          <table:table-cell table:style-name="ce1" table:formula="of:=[.J64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ñ</text:p>
          </table:table-cell>
          <table:table-cell/>
          <table:table-cell table:style-name="ce1"/>
          <table:table-cell table:formula="of:=IF([.A62]=&quot;à&quot;;[.B65];0)" office:value-type="float" office:value="0">
            <text:p>0</text:p>
          </table:table-cell>
          <table:table-cell table:style-name="ce2" table:formula="of:=IF(OR([.A62]=&quot;è&quot;;[.A62]=&quot;é&quot;);[.B65];0)" office:value-type="float" office:value="0">
            <text:p>0</text:p>
          </table:table-cell>
          <table:table-cell table:style-name="ce2" table:formula="of:=IF([.A62]=&quot;í&quot;;[.B65];0)" office:value-type="float" office:value="0">
            <text:p>0</text:p>
          </table:table-cell>
          <table:table-cell table:style-name="ce2" table:formula="of:=IF(OR([.A62]=&quot;ò&quot;;[.A62]=&quot;ó&quot;);[.B65];0)" office:value-type="float" office:value="0">
            <text:p>0</text:p>
          </table:table-cell>
          <table:table-cell table:style-name="ce2" table:formula="of:=IF([.A62]=&quot;ú&quot;;[.B65];0)" office:value-type="float" office:value="0">
            <text:p>0</text:p>
          </table:table-cell>
          <table:table-cell/>
          <table:table-cell table:formula="of:=[.B65]+IF([.A62]=&quot;a&quot;;[.D$200];IF([.A62]=&quot;e&quot;;[.E$200];IF([.A62]=&quot;i&quot;;[.F$200];IF([.A62]=&quot;o&quot;;[.G$200];IF([.A62]=&quot;u&quot;;[.H$200];0)))))" office:value-type="float" office:value="0">
            <text:p>0</text:p>
          </table:table-cell>
          <table:table-cell table:style-name="ce1" table:formula="of:=[.J65]/[.J$200]" office:value-type="percentage" office:value="0">
            <text:p>0,000%</text:p>
          </table:table-cell>
        </table:table-row>
        <table:table-row table:style-name="ro2">
          <table:table-cell office:value-type="string">
            <text:p>~</text:p>
          </table:table-cell>
          <table:table-cell/>
          <table:table-cell table:style-name="ce1"/>
          <table:table-cell table:formula="of:=IF([.A63]=&quot;à&quot;;[.B66];0)" office:value-type="float" office:value="0">
            <text:p>0</text:p>
          </table:table-cell>
          <table:table-cell table:style-name="ce2" table:formula="of:=IF(OR([.A63]=&quot;è&quot;;[.A63]=&quot;é&quot;);[.B66];0)" office:value-type="float" office:value="0">
            <text:p>0</text:p>
          </table:table-cell>
          <table:table-cell table:style-name="ce2" table:formula="of:=IF([.A63]=&quot;í&quot;;[.B66];0)" office:value-type="float" office:value="0">
            <text:p>0</text:p>
          </table:table-cell>
          <table:table-cell table:style-name="ce2" table:formula="of:=IF(OR([.A63]=&quot;ò&quot;;[.A63]=&quot;ó&quot;);[.B66];0)" office:value-type="float" office:value="0">
            <text:p>0</text:p>
          </table:table-cell>
          <table:table-cell table:style-name="ce2" table:formula="of:=IF([.A63]=&quot;ú&quot;;[.B66];0)" office:value-type="float" office:value="0">
            <text:p>0</text:p>
          </table:table-cell>
          <table:table-cell/>
          <table:table-cell table:formula="of:=[.B66]+IF([.A63]=&quot;a&quot;;[.D$200];IF([.A63]=&quot;e&quot;;[.E$200];IF([.A63]=&quot;i&quot;;[.F$200];IF([.A63]=&quot;o&quot;;[.G$200];IF([.A63]=&quot;u&quot;;[.H$200];0)))))" office:value-type="float" office:value="0">
            <text:p>0</text:p>
          </table:table-cell>
          <table:table-cell table:style-name="ce1" table:formula="of:=[.J66]/[.J$200]" office:value-type="percentage" office:value="0">
            <text:p>0,000%</text:p>
          </table:table-cell>
        </table:table-row>
        <table:table-row table:style-name="ro2">
          <table:table-cell office:value-type="string">
            <text:p>–</text:p>
          </table:table-cell>
          <table:table-cell/>
          <table:table-cell table:style-name="ce1"/>
          <table:table-cell table:formula="of:=IF([.A55]=&quot;à&quot;;[.B67];0)" office:value-type="float" office:value="0">
            <text:p>0</text:p>
          </table:table-cell>
          <table:table-cell table:style-name="ce2" table:formula="of:=IF(OR([.A55]=&quot;è&quot;;[.A55]=&quot;é&quot;);[.B67];0)" office:value-type="float" office:value="0">
            <text:p>0</text:p>
          </table:table-cell>
          <table:table-cell table:style-name="ce2" table:formula="of:=IF([.A55]=&quot;í&quot;;[.B67];0)" office:value-type="float" office:value="0">
            <text:p>0</text:p>
          </table:table-cell>
          <table:table-cell table:style-name="ce2" table:formula="of:=IF(OR([.A55]=&quot;ò&quot;;[.A55]=&quot;ó&quot;);[.B67];0)" office:value-type="float" office:value="0">
            <text:p>0</text:p>
          </table:table-cell>
          <table:table-cell table:style-name="ce2" table:formula="of:=IF([.A55]=&quot;ú&quot;;[.B67];0)" office:value-type="float" office:value="0">
            <text:p>0</text:p>
          </table:table-cell>
          <table:table-cell/>
          <table:table-cell table:formula="of:=[.B67]+IF([.A55]=&quot;a&quot;;[.D$200];IF([.A55]=&quot;e&quot;;[.E$200];IF([.A55]=&quot;i&quot;;[.F$200];IF([.A55]=&quot;o&quot;;[.G$200];IF([.A55]=&quot;u&quot;;[.H$200];0)))))" office:value-type="float" office:value="0">
            <text:p>0</text:p>
          </table:table-cell>
          <table:table-cell table:style-name="ce1" table:formula="of:=[.J67]/[.J$200]" office:value-type="percentage" office:value="0">
            <text:p>0,000%</text:p>
          </table:table-cell>
        </table:table-row>
        <table:table-row table:style-name="ro2">
          <table:table-cell office:value-type="string">
            <text:p>-</text:p>
          </table:table-cell>
          <table:table-cell/>
          <table:table-cell table:style-name="ce1"/>
          <table:table-cell table:formula="of:=IF([.A56]=&quot;à&quot;;[.B68];0)" office:value-type="float" office:value="0">
            <text:p>0</text:p>
          </table:table-cell>
          <table:table-cell table:style-name="ce2" table:formula="of:=IF(OR([.A56]=&quot;è&quot;;[.A56]=&quot;é&quot;);[.B68];0)" office:value-type="float" office:value="0">
            <text:p>0</text:p>
          </table:table-cell>
          <table:table-cell table:style-name="ce2" table:formula="of:=IF([.A56]=&quot;í&quot;;[.B68];0)" office:value-type="float" office:value="0">
            <text:p>0</text:p>
          </table:table-cell>
          <table:table-cell table:style-name="ce2" table:formula="of:=IF(OR([.A56]=&quot;ò&quot;;[.A56]=&quot;ó&quot;);[.B68];0)" office:value-type="float" office:value="0">
            <text:p>0</text:p>
          </table:table-cell>
          <table:table-cell table:style-name="ce2" table:formula="of:=IF([.A56]=&quot;ú&quot;;[.B68];0)" office:value-type="float" office:value="0">
            <text:p>0</text:p>
          </table:table-cell>
          <table:table-cell/>
          <table:table-cell table:formula="of:=[.B68]+IF([.A56]=&quot;a&quot;;[.D$200];IF([.A56]=&quot;e&quot;;[.E$200];IF([.A56]=&quot;i&quot;;[.F$200];IF([.A56]=&quot;o&quot;;[.G$200];IF([.A56]=&quot;u&quot;;[.H$200];0)))))" office:value-type="float" office:value="0">
            <text:p>0</text:p>
          </table:table-cell>
          <table:table-cell table:style-name="ce1" table:formula="of:=[.J68]/[.J$200]" office:value-type="percentage" office:value="0">
            <text:p>0,000%</text:p>
          </table:table-cell>
        </table:table-row>
        <table:table-row table:style-name="ro2">
          <table:table-cell office:value-type="string">
            <text:p>^</text:p>
          </table:table-cell>
          <table:table-cell/>
          <table:table-cell table:style-name="ce1"/>
          <table:table-cell table:formula="of:=IF([.A57]=&quot;à&quot;;[.B69];0)" office:value-type="float" office:value="0">
            <text:p>0</text:p>
          </table:table-cell>
          <table:table-cell table:style-name="ce2" table:formula="of:=IF(OR([.A57]=&quot;è&quot;;[.A57]=&quot;é&quot;);[.B69];0)" office:value-type="float" office:value="0">
            <text:p>0</text:p>
          </table:table-cell>
          <table:table-cell table:style-name="ce2" table:formula="of:=IF([.A57]=&quot;í&quot;;[.B69];0)" office:value-type="float" office:value="0">
            <text:p>0</text:p>
          </table:table-cell>
          <table:table-cell table:style-name="ce2" table:formula="of:=IF(OR([.A57]=&quot;ò&quot;;[.A57]=&quot;ó&quot;);[.B69];0)" office:value-type="float" office:value="0">
            <text:p>0</text:p>
          </table:table-cell>
          <table:table-cell table:style-name="ce2" table:formula="of:=IF([.A57]=&quot;ú&quot;;[.B69];0)" office:value-type="float" office:value="0">
            <text:p>0</text:p>
          </table:table-cell>
          <table:table-cell/>
          <table:table-cell table:formula="of:=[.B69]+IF([.A57]=&quot;a&quot;;[.D$200];IF([.A57]=&quot;e&quot;;[.E$200];IF([.A57]=&quot;i&quot;;[.F$200];IF([.A57]=&quot;o&quot;;[.G$200];IF([.A57]=&quot;u&quot;;[.H$200];0)))))" office:value-type="float" office:value="0">
            <text:p>0</text:p>
          </table:table-cell>
          <table:table-cell table:style-name="ce1" table:formula="of:=[.J69]/[.J$200]" office:value-type="percentage" office:value="0">
            <text:p>0,000%</text:p>
          </table:table-cell>
        </table:table-row>
        <table:table-row table:style-name="ro2">
          <table:table-cell office:value-type="string">
            <text:p>-</text:p>
          </table:table-cell>
          <table:table-cell/>
          <table:table-cell table:style-name="ce1"/>
          <table:table-cell table:formula="of:=IF([.A58]=&quot;à&quot;;[.B70];0)" office:value-type="float" office:value="0">
            <text:p>0</text:p>
          </table:table-cell>
          <table:table-cell table:style-name="ce2" table:formula="of:=IF(OR([.A58]=&quot;è&quot;;[.A58]=&quot;é&quot;);[.B70];0)" office:value-type="float" office:value="0">
            <text:p>0</text:p>
          </table:table-cell>
          <table:table-cell table:style-name="ce2" table:formula="of:=IF([.A58]=&quot;í&quot;;[.B70];0)" office:value-type="float" office:value="0">
            <text:p>0</text:p>
          </table:table-cell>
          <table:table-cell table:style-name="ce2" table:formula="of:=IF(OR([.A58]=&quot;ò&quot;;[.A58]=&quot;ó&quot;);[.B70];0)" office:value-type="float" office:value="0">
            <text:p>0</text:p>
          </table:table-cell>
          <table:table-cell table:style-name="ce2" table:formula="of:=IF([.A58]=&quot;ú&quot;;[.B70];0)" office:value-type="float" office:value="0">
            <text:p>0</text:p>
          </table:table-cell>
          <table:table-cell/>
          <table:table-cell table:formula="of:=[.B70]+IF([.A58]=&quot;a&quot;;[.D$200];IF([.A58]=&quot;e&quot;;[.E$200];IF([.A58]=&quot;i&quot;;[.F$200];IF([.A58]=&quot;o&quot;;[.G$200];IF([.A58]=&quot;u&quot;;[.H$200];0)))))" office:value-type="float" office:value="0">
            <text:p>0</text:p>
          </table:table-cell>
          <table:table-cell table:style-name="ce1" table:formula="of:=[.J70]/[.J$200]" office:value-type="percentage" office:value="0">
            <text:p>0,000%</text:p>
          </table:table-cell>
        </table:table-row>
        <table:table-row table:style-name="ro2">
          <table:table-cell office:value-type="string">
            <text:p>=</text:p>
          </table:table-cell>
          <table:table-cell/>
          <table:table-cell table:style-name="ce1"/>
          <table:table-cell table:formula="of:=IF([.A59]=&quot;à&quot;;[.B71];0)" office:value-type="float" office:value="0">
            <text:p>0</text:p>
          </table:table-cell>
          <table:table-cell table:style-name="ce2" table:formula="of:=IF(OR([.A59]=&quot;è&quot;;[.A59]=&quot;é&quot;);[.B71];0)" office:value-type="float" office:value="0">
            <text:p>0</text:p>
          </table:table-cell>
          <table:table-cell table:style-name="ce2" table:formula="of:=IF([.A59]=&quot;í&quot;;[.B71];0)" office:value-type="float" office:value="0">
            <text:p>0</text:p>
          </table:table-cell>
          <table:table-cell table:style-name="ce2" table:formula="of:=IF(OR([.A59]=&quot;ò&quot;;[.A59]=&quot;ó&quot;);[.B71];0)" office:value-type="float" office:value="0">
            <text:p>0</text:p>
          </table:table-cell>
          <table:table-cell table:style-name="ce2" table:formula="of:=IF([.A59]=&quot;ú&quot;;[.B71];0)" office:value-type="float" office:value="0">
            <text:p>0</text:p>
          </table:table-cell>
          <table:table-cell/>
          <table:table-cell table:formula="of:=[.B71]+IF([.A59]=&quot;a&quot;;[.D$200];IF([.A59]=&quot;e&quot;;[.E$200];IF([.A59]=&quot;i&quot;;[.F$200];IF([.A59]=&quot;o&quot;;[.G$200];IF([.A59]=&quot;u&quot;;[.H$200];0)))))" office:value-type="float" office:value="0">
            <text:p>0</text:p>
          </table:table-cell>
          <table:table-cell table:style-name="ce1" table:formula="of:=[.J71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ó</text:p>
          </table:table-cell>
          <table:table-cell/>
          <table:table-cell table:style-name="ce1"/>
          <table:table-cell table:formula="of:=IF([.A60]=&quot;à&quot;;[.B72];0)" office:value-type="float" office:value="0">
            <text:p>0</text:p>
          </table:table-cell>
          <table:table-cell table:style-name="ce2" table:formula="of:=IF(OR([.A60]=&quot;è&quot;;[.A60]=&quot;é&quot;);[.B72];0)" office:value-type="float" office:value="0">
            <text:p>0</text:p>
          </table:table-cell>
          <table:table-cell table:style-name="ce2" table:formula="of:=IF([.A60]=&quot;í&quot;;[.B72];0)" office:value-type="float" office:value="0">
            <text:p>0</text:p>
          </table:table-cell>
          <table:table-cell table:style-name="ce2" table:formula="of:=IF(OR([.A60]=&quot;ò&quot;;[.A60]=&quot;ó&quot;);[.B72];0)" office:value-type="float" office:value="0">
            <text:p>0</text:p>
          </table:table-cell>
          <table:table-cell table:style-name="ce2" table:formula="of:=IF([.A60]=&quot;ú&quot;;[.B72];0)" office:value-type="float" office:value="0">
            <text:p>0</text:p>
          </table:table-cell>
          <table:table-cell/>
          <table:table-cell table:formula="of:=[.B72]+IF([.A60]=&quot;a&quot;;[.D$200];IF([.A60]=&quot;e&quot;;[.E$200];IF([.A60]=&quot;i&quot;;[.F$200];IF([.A60]=&quot;o&quot;;[.G$200];IF([.A60]=&quot;u&quot;;[.H$200];0)))))" office:value-type="float" office:value="0">
            <text:p>0</text:p>
          </table:table-cell>
          <table:table-cell table:style-name="ce1" table:formula="of:=[.J72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é</text:p>
          </table:table-cell>
          <table:table-cell/>
          <table:table-cell table:style-name="ce1"/>
          <table:table-cell table:formula="of:=IF([.A61]=&quot;à&quot;;[.B73];0)" office:value-type="float" office:value="0">
            <text:p>0</text:p>
          </table:table-cell>
          <table:table-cell table:style-name="ce2" table:formula="of:=IF(OR([.A61]=&quot;è&quot;;[.A61]=&quot;é&quot;);[.B73];0)" office:value-type="float" office:value="0">
            <text:p>0</text:p>
          </table:table-cell>
          <table:table-cell table:style-name="ce2" table:formula="of:=IF([.A61]=&quot;í&quot;;[.B73];0)" office:value-type="float" office:value="0">
            <text:p>0</text:p>
          </table:table-cell>
          <table:table-cell table:style-name="ce2" table:formula="of:=IF(OR([.A61]=&quot;ò&quot;;[.A61]=&quot;ó&quot;);[.B73];0)" office:value-type="float" office:value="0">
            <text:p>0</text:p>
          </table:table-cell>
          <table:table-cell table:style-name="ce2" table:formula="of:=IF([.A61]=&quot;ú&quot;;[.B73];0)" office:value-type="float" office:value="0">
            <text:p>0</text:p>
          </table:table-cell>
          <table:table-cell/>
          <table:table-cell table:formula="of:=[.B73]+IF([.A61]=&quot;a&quot;;[.D$200];IF([.A61]=&quot;e&quot;;[.E$200];IF([.A61]=&quot;i&quot;;[.F$200];IF([.A61]=&quot;o&quot;;[.G$200];IF([.A61]=&quot;u&quot;;[.H$200];0)))))" office:value-type="float" office:value="0">
            <text:p>0</text:p>
          </table:table-cell>
          <table:table-cell table:style-name="ce1" table:formula="of:=[.J73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à</text:p>
          </table:table-cell>
          <table:table-cell/>
          <table:table-cell table:style-name="ce1"/>
          <table:table-cell table:formula="of:=IF([.A62]=&quot;à&quot;;[.B74];0)" office:value-type="float" office:value="0">
            <text:p>0</text:p>
          </table:table-cell>
          <table:table-cell table:style-name="ce2" table:formula="of:=IF(OR([.A62]=&quot;è&quot;;[.A62]=&quot;é&quot;);[.B74];0)" office:value-type="float" office:value="0">
            <text:p>0</text:p>
          </table:table-cell>
          <table:table-cell table:style-name="ce2" table:formula="of:=IF([.A62]=&quot;í&quot;;[.B74];0)" office:value-type="float" office:value="0">
            <text:p>0</text:p>
          </table:table-cell>
          <table:table-cell table:style-name="ce2" table:formula="of:=IF(OR([.A62]=&quot;ò&quot;;[.A62]=&quot;ó&quot;);[.B74];0)" office:value-type="float" office:value="0">
            <text:p>0</text:p>
          </table:table-cell>
          <table:table-cell table:style-name="ce2" table:formula="of:=IF([.A62]=&quot;ú&quot;;[.B74];0)" office:value-type="float" office:value="0">
            <text:p>0</text:p>
          </table:table-cell>
          <table:table-cell/>
          <table:table-cell table:formula="of:=[.B74]+IF([.A62]=&quot;a&quot;;[.D$200];IF([.A62]=&quot;e&quot;;[.E$200];IF([.A62]=&quot;i&quot;;[.F$200];IF([.A62]=&quot;o&quot;;[.G$200];IF([.A62]=&quot;u&quot;;[.H$200];0)))))" office:value-type="float" office:value="0">
            <text:p>0</text:p>
          </table:table-cell>
          <table:table-cell table:style-name="ce1" table:formula="of:=[.J74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è</text:p>
          </table:table-cell>
          <table:table-cell/>
          <table:table-cell table:style-name="ce1"/>
          <table:table-cell table:formula="of:=IF([.A63]=&quot;à&quot;;[.B75];0)" office:value-type="float" office:value="0">
            <text:p>0</text:p>
          </table:table-cell>
          <table:table-cell table:style-name="ce2" table:formula="of:=IF(OR([.A63]=&quot;è&quot;;[.A63]=&quot;é&quot;);[.B75];0)" office:value-type="float" office:value="0">
            <text:p>0</text:p>
          </table:table-cell>
          <table:table-cell table:style-name="ce2" table:formula="of:=IF([.A63]=&quot;í&quot;;[.B75];0)" office:value-type="float" office:value="0">
            <text:p>0</text:p>
          </table:table-cell>
          <table:table-cell table:style-name="ce2" table:formula="of:=IF(OR([.A63]=&quot;ò&quot;;[.A63]=&quot;ó&quot;);[.B75];0)" office:value-type="float" office:value="0">
            <text:p>0</text:p>
          </table:table-cell>
          <table:table-cell table:style-name="ce2" table:formula="of:=IF([.A63]=&quot;ú&quot;;[.B75];0)" office:value-type="float" office:value="0">
            <text:p>0</text:p>
          </table:table-cell>
          <table:table-cell/>
          <table:table-cell table:formula="of:=[.B75]+IF([.A63]=&quot;a&quot;;[.D$200];IF([.A63]=&quot;e&quot;;[.E$200];IF([.A63]=&quot;i&quot;;[.F$200];IF([.A63]=&quot;o&quot;;[.G$200];IF([.A63]=&quot;u&quot;;[.H$200];0)))))" office:value-type="float" office:value="0">
            <text:p>0</text:p>
          </table:table-cell>
          <table:table-cell table:style-name="ce1" table:formula="of:=[.J75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í</text:p>
          </table:table-cell>
          <table:table-cell/>
          <table:table-cell table:style-name="ce1"/>
          <table:table-cell table:formula="of:=IF([.A64]=&quot;à&quot;;[.B76];0)" office:value-type="float" office:value="0">
            <text:p>0</text:p>
          </table:table-cell>
          <table:table-cell table:style-name="ce2" table:formula="of:=IF(OR([.A64]=&quot;è&quot;;[.A64]=&quot;é&quot;);[.B76];0)" office:value-type="float" office:value="0">
            <text:p>0</text:p>
          </table:table-cell>
          <table:table-cell table:style-name="ce2" table:formula="of:=IF([.A64]=&quot;í&quot;;[.B76];0)" office:value-type="float" office:value="0">
            <text:p>0</text:p>
          </table:table-cell>
          <table:table-cell table:style-name="ce2" table:formula="of:=IF(OR([.A64]=&quot;ò&quot;;[.A64]=&quot;ó&quot;);[.B76];0)" office:value-type="float" office:value="0">
            <text:p>0</text:p>
          </table:table-cell>
          <table:table-cell table:style-name="ce2" table:formula="of:=IF([.A64]=&quot;ú&quot;;[.B76];0)" office:value-type="float" office:value="0">
            <text:p>0</text:p>
          </table:table-cell>
          <table:table-cell/>
          <table:table-cell table:formula="of:=[.B76]+IF([.A64]=&quot;a&quot;;[.D$200];IF([.A64]=&quot;e&quot;;[.E$200];IF([.A64]=&quot;i&quot;;[.F$200];IF([.A64]=&quot;o&quot;;[.G$200];IF([.A64]=&quot;u&quot;;[.H$200];0)))))" office:value-type="float" office:value="0">
            <text:p>0</text:p>
          </table:table-cell>
          <table:table-cell table:style-name="ce1" table:formula="of:=[.J76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ò</text:p>
          </table:table-cell>
          <table:table-cell/>
          <table:table-cell/>
          <table:table-cell table:formula="of:=IF([.A65]=&quot;à&quot;;[.B77];0)" office:value-type="float" office:value="0">
            <text:p>0</text:p>
          </table:table-cell>
          <table:table-cell table:style-name="ce2" table:formula="of:=IF(OR([.A65]=&quot;è&quot;;[.A65]=&quot;é&quot;);[.B77];0)" office:value-type="float" office:value="0">
            <text:p>0</text:p>
          </table:table-cell>
          <table:table-cell table:style-name="ce2" table:formula="of:=IF([.A65]=&quot;í&quot;;[.B77];0)" office:value-type="float" office:value="0">
            <text:p>0</text:p>
          </table:table-cell>
          <table:table-cell table:style-name="ce2" table:formula="of:=IF(OR([.A65]=&quot;ò&quot;;[.A65]=&quot;ó&quot;);[.B77];0)" office:value-type="float" office:value="0">
            <text:p>0</text:p>
          </table:table-cell>
          <table:table-cell table:style-name="ce2" table:formula="of:=IF([.A65]=&quot;ú&quot;;[.B77];0)" office:value-type="float" office:value="0">
            <text:p>0</text:p>
          </table:table-cell>
          <table:table-cell/>
          <table:table-cell table:formula="of:=[.B77]+IF([.A65]=&quot;a&quot;;[.D$200];IF([.A65]=&quot;e&quot;;[.E$200];IF([.A65]=&quot;i&quot;;[.F$200];IF([.A65]=&quot;o&quot;;[.G$200];IF([.A65]=&quot;u&quot;;[.H$200];0)))))" office:value-type="float" office:value="0">
            <text:p>0</text:p>
          </table:table-cell>
          <table:table-cell table:style-name="ce1" table:formula="of:=[.J77]/[.J$200]" office:value-type="percentage" office:value="0">
            <text:p>0,000%</text:p>
          </table:table-cell>
        </table:table-row>
        <table:table-row table:style-name="ro2">
          <table:table-cell office:value-type="string">
            <text:p>#</text:p>
          </table:table-cell>
          <table:table-cell/>
          <table:table-cell/>
          <table:table-cell table:formula="of:=IF([.A66]=&quot;à&quot;;[.B78];0)" office:value-type="float" office:value="0">
            <text:p>0</text:p>
          </table:table-cell>
          <table:table-cell table:style-name="ce2" table:formula="of:=IF(OR([.A66]=&quot;è&quot;;[.A66]=&quot;é&quot;);[.B78];0)" office:value-type="float" office:value="0">
            <text:p>0</text:p>
          </table:table-cell>
          <table:table-cell table:style-name="ce2" table:formula="of:=IF([.A66]=&quot;í&quot;;[.B78];0)" office:value-type="float" office:value="0">
            <text:p>0</text:p>
          </table:table-cell>
          <table:table-cell table:style-name="ce2" table:formula="of:=IF(OR([.A66]=&quot;ò&quot;;[.A66]=&quot;ó&quot;);[.B78];0)" office:value-type="float" office:value="0">
            <text:p>0</text:p>
          </table:table-cell>
          <table:table-cell table:style-name="ce2" table:formula="of:=IF([.A66]=&quot;ú&quot;;[.B78];0)" office:value-type="float" office:value="0">
            <text:p>0</text:p>
          </table:table-cell>
          <table:table-cell/>
          <table:table-cell table:formula="of:=[.B78]+IF([.A66]=&quot;a&quot;;[.D$200];IF([.A66]=&quot;e&quot;;[.E$200];IF([.A66]=&quot;i&quot;;[.F$200];IF([.A66]=&quot;o&quot;;[.G$200];IF([.A66]=&quot;u&quot;;[.H$200];0)))))" office:value-type="float" office:value="0">
            <text:p>0</text:p>
          </table:table-cell>
          <table:table-cell table:style-name="ce1" table:formula="of:=[.J78]/[.J$200]" office:value-type="percentage" office:value="0">
            <text:p>0,000%</text:p>
          </table:table-cell>
        </table:table-row>
        <table:table-row table:style-name="ro2">
          <table:table-cell office:value-type="string">
            <text:p>/</text:p>
          </table:table-cell>
          <table:table-cell/>
          <table:table-cell/>
          <table:table-cell table:formula="of:=IF([.A67]=&quot;à&quot;;[.B79];0)" office:value-type="float" office:value="0">
            <text:p>0</text:p>
          </table:table-cell>
          <table:table-cell table:style-name="ce2" table:formula="of:=IF(OR([.A67]=&quot;è&quot;;[.A67]=&quot;é&quot;);[.B79];0)" office:value-type="float" office:value="0">
            <text:p>0</text:p>
          </table:table-cell>
          <table:table-cell table:style-name="ce2" table:formula="of:=IF([.A67]=&quot;í&quot;;[.B79];0)" office:value-type="float" office:value="0">
            <text:p>0</text:p>
          </table:table-cell>
          <table:table-cell table:style-name="ce2" table:formula="of:=IF(OR([.A67]=&quot;ò&quot;;[.A67]=&quot;ó&quot;);[.B79];0)" office:value-type="float" office:value="0">
            <text:p>0</text:p>
          </table:table-cell>
          <table:table-cell table:style-name="ce2" table:formula="of:=IF([.A67]=&quot;ú&quot;;[.B79];0)" office:value-type="float" office:value="0">
            <text:p>0</text:p>
          </table:table-cell>
          <table:table-cell/>
          <table:table-cell table:formula="of:=[.B79]+IF([.A67]=&quot;a&quot;;[.D$200];IF([.A67]=&quot;e&quot;;[.E$200];IF([.A67]=&quot;i&quot;;[.F$200];IF([.A67]=&quot;o&quot;;[.G$200];IF([.A67]=&quot;u&quot;;[.H$200];0)))))" office:value-type="float" office:value="0">
            <text:p>0</text:p>
          </table:table-cell>
          <table:table-cell table:style-name="ce1" table:formula="of:=[.J79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ç</text:p>
          </table:table-cell>
          <table:table-cell/>
          <table:table-cell/>
          <table:table-cell table:formula="of:=IF([.A68]=&quot;à&quot;;[.B80];0)" office:value-type="float" office:value="0">
            <text:p>0</text:p>
          </table:table-cell>
          <table:table-cell table:style-name="ce2" table:formula="of:=IF(OR([.A68]=&quot;è&quot;;[.A68]=&quot;é&quot;);[.B80];0)" office:value-type="float" office:value="0">
            <text:p>0</text:p>
          </table:table-cell>
          <table:table-cell table:style-name="ce2" table:formula="of:=IF([.A68]=&quot;í&quot;;[.B80];0)" office:value-type="float" office:value="0">
            <text:p>0</text:p>
          </table:table-cell>
          <table:table-cell table:style-name="ce2" table:formula="of:=IF(OR([.A68]=&quot;ò&quot;;[.A68]=&quot;ó&quot;);[.B80];0)" office:value-type="float" office:value="0">
            <text:p>0</text:p>
          </table:table-cell>
          <table:table-cell table:style-name="ce2" table:formula="of:=IF([.A68]=&quot;ú&quot;;[.B80];0)" office:value-type="float" office:value="0">
            <text:p>0</text:p>
          </table:table-cell>
          <table:table-cell/>
          <table:table-cell table:formula="of:=[.B80]+IF([.A68]=&quot;a&quot;;[.D$200];IF([.A68]=&quot;e&quot;;[.E$200];IF([.A68]=&quot;i&quot;;[.F$200];IF([.A68]=&quot;o&quot;;[.G$200];IF([.A68]=&quot;u&quot;;[.H$200];0)))))" office:value-type="float" office:value="0">
            <text:p>0</text:p>
          </table:table-cell>
          <table:table-cell table:style-name="ce1" table:formula="of:=[.J80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ü</text:p>
          </table:table-cell>
          <table:table-cell/>
          <table:table-cell/>
          <table:table-cell table:formula="of:=IF([.A69]=&quot;à&quot;;[.B81];0)" office:value-type="float" office:value="0">
            <text:p>0</text:p>
          </table:table-cell>
          <table:table-cell table:style-name="ce2" table:formula="of:=IF(OR([.A69]=&quot;è&quot;;[.A69]=&quot;é&quot;);[.B81];0)" office:value-type="float" office:value="0">
            <text:p>0</text:p>
          </table:table-cell>
          <table:table-cell table:style-name="ce2" table:formula="of:=IF([.A69]=&quot;í&quot;;[.B81];0)" office:value-type="float" office:value="0">
            <text:p>0</text:p>
          </table:table-cell>
          <table:table-cell table:style-name="ce2" table:formula="of:=IF(OR([.A69]=&quot;ò&quot;;[.A69]=&quot;ó&quot;);[.B81];0)" office:value-type="float" office:value="0">
            <text:p>0</text:p>
          </table:table-cell>
          <table:table-cell table:style-name="ce2" table:formula="of:=IF([.A69]=&quot;ú&quot;;[.B81];0)" office:value-type="float" office:value="0">
            <text:p>0</text:p>
          </table:table-cell>
          <table:table-cell/>
          <table:table-cell table:formula="of:=[.B81]+IF([.A69]=&quot;a&quot;;[.D$200];IF([.A69]=&quot;e&quot;;[.E$200];IF([.A69]=&quot;i&quot;;[.F$200];IF([.A69]=&quot;o&quot;;[.G$200];IF([.A69]=&quot;u&quot;;[.H$200];0)))))" office:value-type="float" office:value="0">
            <text:p>0</text:p>
          </table:table-cell>
          <table:table-cell table:style-name="ce1" table:formula="of:=[.J81]/[.J$200]" office:value-type="percentage" office:value="0">
            <text:p>0,000%</text:p>
          </table:table-cell>
        </table:table-row>
        <table:table-row table:style-name="ro2">
          <table:table-cell office:value-type="string">
            <text:p>·</text:p>
          </table:table-cell>
          <table:table-cell/>
          <table:table-cell/>
          <table:table-cell table:formula="of:=IF([.A70]=&quot;à&quot;;[.B82];0)" office:value-type="float" office:value="0">
            <text:p>0</text:p>
          </table:table-cell>
          <table:table-cell table:style-name="ce2" table:formula="of:=IF(OR([.A70]=&quot;è&quot;;[.A70]=&quot;é&quot;);[.B82];0)" office:value-type="float" office:value="0">
            <text:p>0</text:p>
          </table:table-cell>
          <table:table-cell table:style-name="ce2" table:formula="of:=IF([.A70]=&quot;í&quot;;[.B82];0)" office:value-type="float" office:value="0">
            <text:p>0</text:p>
          </table:table-cell>
          <table:table-cell table:style-name="ce2" table:formula="of:=IF(OR([.A70]=&quot;ò&quot;;[.A70]=&quot;ó&quot;);[.B82];0)" office:value-type="float" office:value="0">
            <text:p>0</text:p>
          </table:table-cell>
          <table:table-cell table:style-name="ce2" table:formula="of:=IF([.A70]=&quot;ú&quot;;[.B82];0)" office:value-type="float" office:value="0">
            <text:p>0</text:p>
          </table:table-cell>
          <table:table-cell/>
          <table:table-cell table:formula="of:=[.B82]+IF([.A70]=&quot;a&quot;;[.D$200];IF([.A70]=&quot;e&quot;;[.E$200];IF([.A70]=&quot;i&quot;;[.F$200];IF([.A70]=&quot;o&quot;;[.G$200];IF([.A70]=&quot;u&quot;;[.H$200];0)))))" office:value-type="float" office:value="0">
            <text:p>0</text:p>
          </table:table-cell>
          <table:table-cell table:style-name="ce1" table:formula="of:=[.J82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ï</text:p>
          </table:table-cell>
          <table:table-cell/>
          <table:table-cell/>
          <table:table-cell table:formula="of:=IF([.A80]=&quot;à&quot;;[.B83];0)" office:value-type="float" office:value="0">
            <text:p>0</text:p>
          </table:table-cell>
          <table:table-cell table:style-name="ce2" table:formula="of:=IF(OR([.A80]=&quot;è&quot;;[.A80]=&quot;é&quot;);[.B83];0)" office:value-type="float" office:value="0">
            <text:p>0</text:p>
          </table:table-cell>
          <table:table-cell table:style-name="ce2" table:formula="of:=IF([.A80]=&quot;í&quot;;[.B83];0)" office:value-type="float" office:value="0">
            <text:p>0</text:p>
          </table:table-cell>
          <table:table-cell table:style-name="ce2" table:formula="of:=IF(OR([.A80]=&quot;ò&quot;;[.A80]=&quot;ó&quot;);[.B83];0)" office:value-type="float" office:value="0">
            <text:p>0</text:p>
          </table:table-cell>
          <table:table-cell table:style-name="ce2" table:formula="of:=IF([.A80]=&quot;ú&quot;;[.B83];0)" office:value-type="float" office:value="0">
            <text:p>0</text:p>
          </table:table-cell>
          <table:table-cell/>
          <table:table-cell table:formula="of:=[.B83]+IF([.A80]=&quot;a&quot;;[.D$200];IF([.A80]=&quot;e&quot;;[.E$200];IF([.A80]=&quot;i&quot;;[.F$200];IF([.A80]=&quot;o&quot;;[.G$200];IF([.A80]=&quot;u&quot;;[.H$200];0)))))" office:value-type="float" office:value="0">
            <text:p>0</text:p>
          </table:table-cell>
          <table:table-cell table:style-name="ce1" table:formula="of:=[.J83]/[.J$200]" office:value-type="percentage" office:value="0">
            <text:p>0,000%</text:p>
          </table:table-cell>
        </table:table-row>
        <table:table-row table:style-name="ro2">
          <table:table-cell office:value-type="string">
            <text:p>`</text:p>
          </table:table-cell>
          <table:table-cell/>
          <table:table-cell/>
          <table:table-cell table:formula="of:=IF([.A81]=&quot;à&quot;;[.B84];0)" office:value-type="float" office:value="0">
            <text:p>0</text:p>
          </table:table-cell>
          <table:table-cell table:style-name="ce2" table:formula="of:=IF(OR([.A81]=&quot;è&quot;;[.A81]=&quot;é&quot;);[.B84];0)" office:value-type="float" office:value="0">
            <text:p>0</text:p>
          </table:table-cell>
          <table:table-cell table:style-name="ce2" table:formula="of:=IF([.A81]=&quot;í&quot;;[.B84];0)" office:value-type="float" office:value="0">
            <text:p>0</text:p>
          </table:table-cell>
          <table:table-cell table:style-name="ce2" table:formula="of:=IF(OR([.A81]=&quot;ò&quot;;[.A81]=&quot;ó&quot;);[.B84];0)" office:value-type="float" office:value="0">
            <text:p>0</text:p>
          </table:table-cell>
          <table:table-cell table:style-name="ce2" table:formula="of:=IF([.A81]=&quot;ú&quot;;[.B84];0)" office:value-type="float" office:value="0">
            <text:p>0</text:p>
          </table:table-cell>
          <table:table-cell/>
          <table:table-cell table:formula="of:=[.B84]+IF([.A81]=&quot;a&quot;;[.D$200];IF([.A81]=&quot;e&quot;;[.E$200];IF([.A81]=&quot;i&quot;;[.F$200];IF([.A81]=&quot;o&quot;;[.G$200];IF([.A81]=&quot;u&quot;;[.H$200];0)))))" office:value-type="float" office:value="0">
            <text:p>0</text:p>
          </table:table-cell>
          <table:table-cell table:style-name="ce1" table:formula="of:=[.J84]/[.J$200]" office:value-type="percentage" office:value="0">
            <text:p>0,000%</text:p>
          </table:table-cell>
        </table:table-row>
        <table:table-row table:style-name="ro2">
          <table:table-cell office:value-type="string">
            <text:p>%</text:p>
          </table:table-cell>
          <table:table-cell/>
          <table:table-cell/>
          <table:table-cell table:formula="of:=IF([.A82]=&quot;à&quot;;[.B85];0)" office:value-type="float" office:value="0">
            <text:p>0</text:p>
          </table:table-cell>
          <table:table-cell table:style-name="ce2" table:formula="of:=IF(OR([.A82]=&quot;è&quot;;[.A82]=&quot;é&quot;);[.B85];0)" office:value-type="float" office:value="0">
            <text:p>0</text:p>
          </table:table-cell>
          <table:table-cell table:style-name="ce2" table:formula="of:=IF([.A82]=&quot;í&quot;;[.B85];0)" office:value-type="float" office:value="0">
            <text:p>0</text:p>
          </table:table-cell>
          <table:table-cell table:style-name="ce2" table:formula="of:=IF(OR([.A82]=&quot;ò&quot;;[.A82]=&quot;ó&quot;);[.B85];0)" office:value-type="float" office:value="0">
            <text:p>0</text:p>
          </table:table-cell>
          <table:table-cell table:style-name="ce2" table:formula="of:=IF([.A82]=&quot;ú&quot;;[.B85];0)" office:value-type="float" office:value="0">
            <text:p>0</text:p>
          </table:table-cell>
          <table:table-cell/>
          <table:table-cell table:formula="of:=[.B85]+IF([.A82]=&quot;a&quot;;[.D$200];IF([.A82]=&quot;e&quot;;[.E$200];IF([.A82]=&quot;i&quot;;[.F$200];IF([.A82]=&quot;o&quot;;[.G$200];IF([.A82]=&quot;u&quot;;[.H$200];0)))))" office:value-type="float" office:value="0">
            <text:p>0</text:p>
          </table:table-cell>
          <table:table-cell table:style-name="ce1" table:formula="of:=[.J85]/[.J$200]" office:value-type="percentage" office:value="0">
            <text:p>0,000%</text:p>
          </table:table-cell>
        </table:table-row>
        <table:table-row table:style-name="ro2">
          <table:table-cell office:value-type="string">
            <text:p>&lt;</text:p>
          </table:table-cell>
          <table:table-cell/>
          <table:table-cell/>
          <table:table-cell table:formula="of:=IF([.A83]=&quot;à&quot;;[.B86];0)" office:value-type="float" office:value="0">
            <text:p>0</text:p>
          </table:table-cell>
          <table:table-cell table:style-name="ce2" table:formula="of:=IF(OR([.A83]=&quot;è&quot;;[.A83]=&quot;é&quot;);[.B86];0)" office:value-type="float" office:value="0">
            <text:p>0</text:p>
          </table:table-cell>
          <table:table-cell table:style-name="ce2" table:formula="of:=IF([.A83]=&quot;í&quot;;[.B86];0)" office:value-type="float" office:value="0">
            <text:p>0</text:p>
          </table:table-cell>
          <table:table-cell table:style-name="ce2" table:formula="of:=IF(OR([.A83]=&quot;ò&quot;;[.A83]=&quot;ó&quot;);[.B86];0)" office:value-type="float" office:value="0">
            <text:p>0</text:p>
          </table:table-cell>
          <table:table-cell table:style-name="ce2" table:formula="of:=IF([.A83]=&quot;ú&quot;;[.B86];0)" office:value-type="float" office:value="0">
            <text:p>0</text:p>
          </table:table-cell>
          <table:table-cell/>
          <table:table-cell table:formula="of:=[.B86]+IF([.A83]=&quot;a&quot;;[.D$200];IF([.A83]=&quot;e&quot;;[.E$200];IF([.A83]=&quot;i&quot;;[.F$200];IF([.A83]=&quot;o&quot;;[.G$200];IF([.A83]=&quot;u&quot;;[.H$200];0)))))" office:value-type="float" office:value="0">
            <text:p>0</text:p>
          </table:table-cell>
          <table:table-cell table:style-name="ce1" table:formula="of:=[.J86]/[.J$200]" office:value-type="percentage" office:value="0">
            <text:p>0,000%</text:p>
          </table:table-cell>
        </table:table-row>
        <table:table-row table:style-name="ro2">
          <table:table-cell office:value-type="string">
            <text:p>&gt;</text:p>
          </table:table-cell>
          <table:table-cell/>
          <table:table-cell/>
          <table:table-cell table:formula="of:=IF([.A84]=&quot;à&quot;;[.B87];0)" office:value-type="float" office:value="0">
            <text:p>0</text:p>
          </table:table-cell>
          <table:table-cell table:style-name="ce2" table:formula="of:=IF(OR([.A84]=&quot;è&quot;;[.A84]=&quot;é&quot;);[.B87];0)" office:value-type="float" office:value="0">
            <text:p>0</text:p>
          </table:table-cell>
          <table:table-cell table:style-name="ce2" table:formula="of:=IF([.A84]=&quot;í&quot;;[.B87];0)" office:value-type="float" office:value="0">
            <text:p>0</text:p>
          </table:table-cell>
          <table:table-cell table:style-name="ce2" table:formula="of:=IF(OR([.A84]=&quot;ò&quot;;[.A84]=&quot;ó&quot;);[.B87];0)" office:value-type="float" office:value="0">
            <text:p>0</text:p>
          </table:table-cell>
          <table:table-cell table:style-name="ce2" table:formula="of:=IF([.A84]=&quot;ú&quot;;[.B87];0)" office:value-type="float" office:value="0">
            <text:p>0</text:p>
          </table:table-cell>
          <table:table-cell/>
          <table:table-cell table:formula="of:=[.B87]+IF([.A84]=&quot;a&quot;;[.D$200];IF([.A84]=&quot;e&quot;;[.E$200];IF([.A84]=&quot;i&quot;;[.F$200];IF([.A84]=&quot;o&quot;;[.G$200];IF([.A84]=&quot;u&quot;;[.H$200];0)))))" office:value-type="float" office:value="0">
            <text:p>0</text:p>
          </table:table-cell>
          <table:table-cell table:style-name="ce1" table:formula="of:=[.J87]/[.J$200]" office:value-type="percentage" office:value="0">
            <text:p>0,000%</text:p>
          </table:table-cell>
        </table:table-row>
        <table:table-row table:style-name="ro2">
          <table:table-cell office:value-type="string">
            <text:p>’</text:p>
          </table:table-cell>
          <table:table-cell/>
          <table:table-cell/>
          <table:table-cell table:formula="of:=IF([.A85]=&quot;à&quot;;[.B88];0)" office:value-type="float" office:value="0">
            <text:p>0</text:p>
          </table:table-cell>
          <table:table-cell table:style-name="ce2" table:formula="of:=IF(OR([.A85]=&quot;è&quot;;[.A85]=&quot;é&quot;);[.B88];0)" office:value-type="float" office:value="0">
            <text:p>0</text:p>
          </table:table-cell>
          <table:table-cell table:style-name="ce2" table:formula="of:=IF([.A85]=&quot;í&quot;;[.B88];0)" office:value-type="float" office:value="0">
            <text:p>0</text:p>
          </table:table-cell>
          <table:table-cell table:style-name="ce2" table:formula="of:=IF(OR([.A85]=&quot;ò&quot;;[.A85]=&quot;ó&quot;);[.B88];0)" office:value-type="float" office:value="0">
            <text:p>0</text:p>
          </table:table-cell>
          <table:table-cell table:style-name="ce2" table:formula="of:=IF([.A85]=&quot;ú&quot;;[.B88];0)" office:value-type="float" office:value="0">
            <text:p>0</text:p>
          </table:table-cell>
          <table:table-cell/>
          <table:table-cell table:formula="of:=[.B88]+IF([.A85]=&quot;a&quot;;[.D$200];IF([.A85]=&quot;e&quot;;[.E$200];IF([.A85]=&quot;i&quot;;[.F$200];IF([.A85]=&quot;o&quot;;[.G$200];IF([.A85]=&quot;u&quot;;[.H$200];0)))))" office:value-type="float" office:value="0">
            <text:p>0</text:p>
          </table:table-cell>
          <table:table-cell table:style-name="ce1" table:formula="of:=[.J88]/[.J$200]" office:value-type="percentage" office:value="0">
            <text:p>0,000%</text:p>
          </table:table-cell>
        </table:table-row>
        <table:table-row table:style-name="ro2">
          <table:table-cell/>
          <table:table-cell/>
          <table:table-cell/>
          <table:table-cell table:formula="of:=IF([.A86]=&quot;à&quot;;[.B89];0)" office:value-type="float" office:value="0">
            <text:p>0</text:p>
          </table:table-cell>
          <table:table-cell table:style-name="ce2" table:formula="of:=IF(OR([.A86]=&quot;è&quot;;[.A86]=&quot;é&quot;);[.B89];0)" office:value-type="float" office:value="0">
            <text:p>0</text:p>
          </table:table-cell>
          <table:table-cell table:style-name="ce2" table:formula="of:=IF([.A86]=&quot;í&quot;;[.B89];0)" office:value-type="float" office:value="0">
            <text:p>0</text:p>
          </table:table-cell>
          <table:table-cell table:style-name="ce2" table:formula="of:=IF(OR([.A86]=&quot;ò&quot;;[.A86]=&quot;ó&quot;);[.B89];0)" office:value-type="float" office:value="0">
            <text:p>0</text:p>
          </table:table-cell>
          <table:table-cell table:style-name="ce2" table:formula="of:=IF([.A86]=&quot;ú&quot;;[.B89];0)" office:value-type="float" office:value="0">
            <text:p>0</text:p>
          </table:table-cell>
          <table:table-cell/>
          <table:table-cell table:formula="of:=[.B89]+IF([.A86]=&quot;a&quot;;[.D$200];IF([.A86]=&quot;e&quot;;[.E$200];IF([.A86]=&quot;i&quot;;[.F$200];IF([.A86]=&quot;o&quot;;[.G$200];IF([.A86]=&quot;u&quot;;[.H$200];0)))))" office:value-type="float" office:value="0">
            <text:p>0</text:p>
          </table:table-cell>
          <table:table-cell table:style-name="ce1" table:formula="of:=[.J89]/[.J$200]" office:value-type="percentage" office:value="0">
            <text:p>0,000%</text:p>
          </table:table-cell>
        </table:table-row>
        <table:table-row table:style-name="ro1">
          <table:table-cell office:value-type="string">
            <text:p>`</text:p>
          </table:table-cell>
          <table:table-cell/>
          <table:table-cell/>
          <table:table-cell table:formula="of:=IF([.A87]=&quot;à&quot;;[.B90];0)" office:value-type="float" office:value="0">
            <text:p>0</text:p>
          </table:table-cell>
          <table:table-cell table:style-name="ce2" table:formula="of:=IF(OR([.A87]=&quot;è&quot;;[.A87]=&quot;é&quot;);[.B90];0)" office:value-type="float" office:value="0">
            <text:p>0</text:p>
          </table:table-cell>
          <table:table-cell table:style-name="ce2" table:formula="of:=IF([.A87]=&quot;í&quot;;[.B90];0)" office:value-type="float" office:value="0">
            <text:p>0</text:p>
          </table:table-cell>
          <table:table-cell table:style-name="ce2" table:formula="of:=IF(OR([.A87]=&quot;ò&quot;;[.A87]=&quot;ó&quot;);[.B90];0)" office:value-type="float" office:value="0">
            <text:p>0</text:p>
          </table:table-cell>
          <table:table-cell table:style-name="ce2" table:formula="of:=IF([.A87]=&quot;ú&quot;;[.B90];0)" office:value-type="float" office:value="0">
            <text:p>0</text:p>
          </table:table-cell>
          <table:table-cell/>
          <table:table-cell table:formula="of:=[.B90]+IF([.A87]=&quot;a&quot;;[.D$200];IF([.A87]=&quot;e&quot;;[.E$200];IF([.A87]=&quot;i&quot;;[.F$200];IF([.A87]=&quot;o&quot;;[.G$200];IF([.A87]=&quot;u&quot;;[.H$200];0)))))" office:value-type="float" office:value="0">
            <text:p>0</text:p>
          </table:table-cell>
          <table:table-cell table:style-name="ce1" table:formula="of:=[.J90]/[.J$200]" office:value-type="percentage" office:value="0">
            <text:p>0,000%</text:p>
          </table:table-cell>
        </table:table-row>
        <table:table-row table:style-name="ro1">
          <table:table-cell office:value-type="string">
            <text:p>´</text:p>
          </table:table-cell>
          <table:table-cell/>
          <table:table-cell/>
          <table:table-cell table:formula="of:=IF([.A88]=&quot;à&quot;;[.B91];0)" office:value-type="float" office:value="0">
            <text:p>0</text:p>
          </table:table-cell>
          <table:table-cell table:style-name="ce2" table:formula="of:=IF(OR([.A88]=&quot;è&quot;;[.A88]=&quot;é&quot;);[.B91];0)" office:value-type="float" office:value="0">
            <text:p>0</text:p>
          </table:table-cell>
          <table:table-cell table:style-name="ce2" table:formula="of:=IF([.A88]=&quot;í&quot;;[.B91];0)" office:value-type="float" office:value="0">
            <text:p>0</text:p>
          </table:table-cell>
          <table:table-cell table:style-name="ce2" table:formula="of:=IF(OR([.A88]=&quot;ò&quot;;[.A88]=&quot;ó&quot;);[.B91];0)" office:value-type="float" office:value="0">
            <text:p>0</text:p>
          </table:table-cell>
          <table:table-cell table:style-name="ce2" table:formula="of:=IF([.A88]=&quot;ú&quot;;[.B91];0)" office:value-type="float" office:value="0">
            <text:p>0</text:p>
          </table:table-cell>
          <table:table-cell/>
          <table:table-cell table:formula="of:=[.B91]+IF([.A88]=&quot;a&quot;;[.D$200];IF([.A88]=&quot;e&quot;;[.E$200];IF([.A88]=&quot;i&quot;;[.F$200];IF([.A88]=&quot;o&quot;;[.G$200];IF([.A88]=&quot;u&quot;;[.H$200];0)))))" office:value-type="float" office:value="0">
            <text:p>0</text:p>
          </table:table-cell>
          <table:table-cell table:style-name="ce1" table:formula="of:=[.J91]/[.J$200]" office:value-type="percentage" office:value="0">
            <text:p>0,000%</text:p>
          </table:table-cell>
        </table:table-row>
        <table:table-row table:style-name="ro2" table:number-rows-repeated="108">
          <table:table-cell table:number-columns-repeated="11"/>
        </table:table-row>
        <table:table-row table:style-name="ro2">
          <table:table-cell table:number-columns-repeated="3"/>
          <table:table-cell table:formula="of:=SUM([.D1:.D76])" office:value-type="float" office:value="0">
            <text:p>0</text:p>
          </table:table-cell>
          <table:table-cell table:formula="of:=SUM([.E1:.E76])" office:value-type="float" office:value="0">
            <text:p>0</text:p>
          </table:table-cell>
          <table:table-cell table:formula="of:=SUM([.F1:.F76])" office:value-type="float" office:value="0">
            <text:p>0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0">
            <text:p>0</text:p>
          </table:table-cell>
          <table:table-cell/>
          <table:table-cell table:formula="of:=SUM([.J1:.J76])" office:value-type="float" office:value="1021968">
            <text:p>1021968</text:p>
          </table:table-cell>
          <table:table-cell/>
        </table:table-row>
      </table:table>
      <table:table table:name="corpusen" table:style-name="ta1">
        <table:table-column table:style-name="co9" table:number-columns-repeated="3" table:default-cell-style-name="Default"/>
        <table:table-column table:style-name="co4" table:number-columns-repeated="3" table:default-cell-style-name="Default"/>
        <table:table-column table:style-name="co6" table:default-cell-style-name="Default"/>
        <table:table-column table:style-name="co10" table:default-cell-style-name="Default"/>
        <table:table-column table:style-name="co7" table:default-cell-style-name="Default"/>
        <table:table-column table:style-name="co9" table:number-columns-repeated="2" table:default-cell-style-name="Default"/>
        <table:table-row table:style-name="ro2">
          <table:table-cell office:value-type="string">
            <text:p>e</text:p>
          </table:table-cell>
          <table:table-cell office:value-type="float" office:value="89135">
            <text:p>89135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style-name="ce2" table:formula="of:=IF(OR([.A1]=&quot;è&quot;;[.A1]=&quot;é&quot;);[.B1];0)" office:value-type="float" office:value="0">
            <text:p>0</text:p>
          </table:table-cell>
          <table:table-cell table:style-name="ce2" table:formula="of:=IF(OR([.A1]=&quot;í&quot;;[.A1]=&quot;ï&quot;);[.B1];0)" office:value-type="float" office:value="0">
            <text:p>0</text:p>
          </table:table-cell>
          <table:table-cell table:style-name="ce2" table:formula="of:=IF(OR([.A1]=&quot;ò&quot;;[.A1]=&quot;ó&quot;);[.B1];0)" office:value-type="float" office:value="0">
            <text:p>0</text:p>
          </table:table-cell>
          <table:table-cell table:style-name="ce2" table:formula="of:=IF(OR([.A1]=&quot;ú&quot;;[.A1]=&quot;ü&quot;);[.B1];0)" office:value-type="float" office:value="0">
            <text:p>0</text:p>
          </table:table-cell>
          <table:table-cell/>
          <table:table-cell table:formula="of:=[.B1]+IF([.A1]=&quot;a&quot;;[.D$200];IF([.A1]=&quot;e&quot;;[.E$200];IF([.A1]=&quot;i&quot;;[.F$200];IF([.A1]=&quot;o&quot;;[.G$200];IF([.A1]=&quot;u&quot;;[.H$200];0)))))" office:value-type="float" office:value="89136">
            <text:p>89136</text:p>
          </table:table-cell>
          <table:table-cell table:style-name="ce1" table:formula="of:=[.J1]/[.J$200]" office:value-type="percentage" office:value="0.117241787511098">
            <text:p>11,724%</text:p>
          </table:table-cell>
        </table:table-row>
        <table:table-row table:style-name="ro2">
          <table:table-cell office:value-type="string">
            <text:p>t</text:p>
          </table:table-cell>
          <table:table-cell office:value-type="float" office:value="72951">
            <text:p>72951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style-name="ce2" table:formula="of:=IF(OR([.A2]=&quot;è&quot;;[.A2]=&quot;é&quot;);[.B2];0)" office:value-type="float" office:value="0">
            <text:p>0</text:p>
          </table:table-cell>
          <table:table-cell table:style-name="ce2" table:formula="of:=IF(OR([.A2]=&quot;í&quot;;[.A2]=&quot;ï&quot;);[.B2];0)" office:value-type="float" office:value="0">
            <text:p>0</text:p>
          </table:table-cell>
          <table:table-cell table:style-name="ce2" table:formula="of:=IF(OR([.A2]=&quot;ò&quot;;[.A2]=&quot;ó&quot;);[.B2];0)" office:value-type="float" office:value="0">
            <text:p>0</text:p>
          </table:table-cell>
          <table:table-cell table:style-name="ce2" table:formula="of:=IF(OR([.A2]=&quot;ú&quot;;[.A2]=&quot;ü&quot;);[.B2];0)" office:value-type="float" office:value="0">
            <text:p>0</text:p>
          </table:table-cell>
          <table:table-cell/>
          <table:table-cell table:formula="of:=[.B2]+IF([.A2]=&quot;a&quot;;[.D$200];IF([.A2]=&quot;e&quot;;[.E$200];IF([.A2]=&quot;i&quot;;[.F$200];IF([.A2]=&quot;o&quot;;[.G$200];IF([.A2]=&quot;u&quot;;[.H$200];0)))))" office:value-type="float" office:value="72951">
            <text:p>72951</text:p>
          </table:table-cell>
          <table:table-cell table:style-name="ce1" table:formula="of:=[.J2]/[.J$200]" office:value-type="percentage" office:value="0.0959534379007596">
            <text:p>9,595%</text:p>
          </table:table-cell>
        </table:table-row>
        <table:table-row table:style-name="ro2">
          <table:table-cell office:value-type="string">
            <text:p>a</text:p>
          </table:table-cell>
          <table:table-cell office:value-type="float" office:value="58964">
            <text:p>58964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style-name="ce2" table:formula="of:=IF(OR([.A3]=&quot;è&quot;;[.A3]=&quot;é&quot;);[.B3];0)" office:value-type="float" office:value="0">
            <text:p>0</text:p>
          </table:table-cell>
          <table:table-cell table:style-name="ce2" table:formula="of:=IF(OR([.A3]=&quot;í&quot;;[.A3]=&quot;ï&quot;);[.B3];0)" office:value-type="float" office:value="0">
            <text:p>0</text:p>
          </table:table-cell>
          <table:table-cell table:style-name="ce2" table:formula="of:=IF(OR([.A3]=&quot;ò&quot;;[.A3]=&quot;ó&quot;);[.B3];0)" office:value-type="float" office:value="0">
            <text:p>0</text:p>
          </table:table-cell>
          <table:table-cell table:style-name="ce2" table:formula="of:=IF(OR([.A3]=&quot;ú&quot;;[.A3]=&quot;ü&quot;);[.B3];0)" office:value-type="float" office:value="0">
            <text:p>0</text:p>
          </table:table-cell>
          <table:table-cell/>
          <table:table-cell table:formula="of:=[.B3]+IF([.A3]=&quot;a&quot;;[.D$200];IF([.A3]=&quot;e&quot;;[.E$200];IF([.A3]=&quot;i&quot;;[.F$200];IF([.A3]=&quot;o&quot;;[.G$200];IF([.A3]=&quot;u&quot;;[.H$200];0)))))" office:value-type="float" office:value="58964">
            <text:p>58964</text:p>
          </table:table-cell>
          <table:table-cell table:style-name="ce1" table:formula="of:=[.J3]/[.J$200]" office:value-type="percentage" office:value="0.0775561474466476">
            <text:p>7,756%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float" office:value="58774">
            <text:p>58774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style-name="ce2" table:formula="of:=IF(OR([.A4]=&quot;è&quot;;[.A4]=&quot;é&quot;);[.B4];0)" office:value-type="float" office:value="0">
            <text:p>0</text:p>
          </table:table-cell>
          <table:table-cell table:style-name="ce2" table:formula="of:=IF(OR([.A4]=&quot;í&quot;;[.A4]=&quot;ï&quot;);[.B4];0)" office:value-type="float" office:value="0">
            <text:p>0</text:p>
          </table:table-cell>
          <table:table-cell table:style-name="ce2" table:formula="of:=IF(OR([.A4]=&quot;ò&quot;;[.A4]=&quot;ó&quot;);[.B4];0)" office:value-type="float" office:value="0">
            <text:p>0</text:p>
          </table:table-cell>
          <table:table-cell table:style-name="ce2" table:formula="of:=IF(OR([.A4]=&quot;ú&quot;;[.A4]=&quot;ü&quot;);[.B4];0)" office:value-type="float" office:value="0">
            <text:p>0</text:p>
          </table:table-cell>
          <table:table-cell/>
          <table:table-cell table:formula="of:=[.B4]+IF([.A4]=&quot;a&quot;;[.D$200];IF([.A4]=&quot;e&quot;;[.E$200];IF([.A4]=&quot;i&quot;;[.F$200];IF([.A4]=&quot;o&quot;;[.G$200];IF([.A4]=&quot;u&quot;;[.H$200];0)))))" office:value-type="float" office:value="58774">
            <text:p>58774</text:p>
          </table:table-cell>
          <table:table-cell table:style-name="ce1" table:formula="of:=[.J4]/[.J$200]" office:value-type="percentage" office:value="0.0773062378744533">
            <text:p>7,731%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float" office:value="50672">
            <text:p>50672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style-name="ce2" table:formula="of:=IF(OR([.A5]=&quot;è&quot;;[.A5]=&quot;é&quot;);[.B5];0)" office:value-type="float" office:value="0">
            <text:p>0</text:p>
          </table:table-cell>
          <table:table-cell table:style-name="ce2" table:formula="of:=IF(OR([.A5]=&quot;í&quot;;[.A5]=&quot;ï&quot;);[.B5];0)" office:value-type="float" office:value="0">
            <text:p>0</text:p>
          </table:table-cell>
          <table:table-cell table:style-name="ce2" table:formula="of:=IF(OR([.A5]=&quot;ò&quot;;[.A5]=&quot;ó&quot;);[.B5];0)" office:value-type="float" office:value="0">
            <text:p>0</text:p>
          </table:table-cell>
          <table:table-cell table:style-name="ce2" table:formula="of:=IF(OR([.A5]=&quot;ú&quot;;[.A5]=&quot;ü&quot;);[.B5];0)" office:value-type="float" office:value="0">
            <text:p>0</text:p>
          </table:table-cell>
          <table:table-cell/>
          <table:table-cell table:formula="of:=[.B5]+IF([.A5]=&quot;a&quot;;[.D$200];IF([.A5]=&quot;e&quot;;[.E$200];IF([.A5]=&quot;i&quot;;[.F$200];IF([.A5]=&quot;o&quot;;[.G$200];IF([.A5]=&quot;u&quot;;[.H$200];0)))))" office:value-type="float" office:value="50672">
            <text:p>50672</text:p>
          </table:table-cell>
          <table:table-cell table:style-name="ce1" table:formula="of:=[.J5]/[.J$200]" office:value-type="percentage" office:value="0.0666495675906744">
            <text:p>6,665%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float" office:value="50398">
            <text:p>50398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style-name="ce2" table:formula="of:=IF(OR([.A6]=&quot;è&quot;;[.A6]=&quot;é&quot;);[.B6];0)" office:value-type="float" office:value="0">
            <text:p>0</text:p>
          </table:table-cell>
          <table:table-cell table:style-name="ce2" table:formula="of:=IF(OR([.A6]=&quot;í&quot;;[.A6]=&quot;ï&quot;);[.B6];0)" office:value-type="float" office:value="0">
            <text:p>0</text:p>
          </table:table-cell>
          <table:table-cell table:style-name="ce2" table:formula="of:=IF(OR([.A6]=&quot;ò&quot;;[.A6]=&quot;ó&quot;);[.B6];0)" office:value-type="float" office:value="0">
            <text:p>0</text:p>
          </table:table-cell>
          <table:table-cell table:style-name="ce2" table:formula="of:=IF(OR([.A6]=&quot;ú&quot;;[.A6]=&quot;ü&quot;);[.B6];0)" office:value-type="float" office:value="0">
            <text:p>0</text:p>
          </table:table-cell>
          <table:table-cell/>
          <table:table-cell table:formula="of:=[.B6]+IF([.A6]=&quot;a&quot;;[.D$200];IF([.A6]=&quot;e&quot;;[.E$200];IF([.A6]=&quot;i&quot;;[.F$200];IF([.A6]=&quot;o&quot;;[.G$200];IF([.A6]=&quot;u&quot;;[.H$200];0)))))" office:value-type="float" office:value="50401">
            <text:p>50401</text:p>
          </table:table-cell>
          <table:table-cell table:style-name="ce1" table:formula="of:=[.J6]/[.J$200]" office:value-type="percentage" office:value="0.0662931176219131">
            <text:p>6,629%</text:p>
          </table:table-cell>
        </table:table-row>
        <table:table-row table:style-name="ro2">
          <table:table-cell office:value-type="string">
            <text:p>s</text:p>
          </table:table-cell>
          <table:table-cell office:value-type="float" office:value="49771">
            <text:p>49771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style-name="ce2" table:formula="of:=IF(OR([.A7]=&quot;è&quot;;[.A7]=&quot;é&quot;);[.B7];0)" office:value-type="float" office:value="0">
            <text:p>0</text:p>
          </table:table-cell>
          <table:table-cell table:style-name="ce2" table:formula="of:=IF(OR([.A7]=&quot;í&quot;;[.A7]=&quot;ï&quot;);[.B7];0)" office:value-type="float" office:value="0">
            <text:p>0</text:p>
          </table:table-cell>
          <table:table-cell table:style-name="ce2" table:formula="of:=IF(OR([.A7]=&quot;ò&quot;;[.A7]=&quot;ó&quot;);[.B7];0)" office:value-type="float" office:value="0">
            <text:p>0</text:p>
          </table:table-cell>
          <table:table-cell table:style-name="ce2" table:formula="of:=IF(OR([.A7]=&quot;ú&quot;;[.A7]=&quot;ü&quot;);[.B7];0)" office:value-type="float" office:value="0">
            <text:p>0</text:p>
          </table:table-cell>
          <table:table-cell/>
          <table:table-cell table:formula="of:=[.B7]+IF([.A7]=&quot;a&quot;;[.D$200];IF([.A7]=&quot;e&quot;;[.E$200];IF([.A7]=&quot;i&quot;;[.F$200];IF([.A7]=&quot;o&quot;;[.G$200];IF([.A7]=&quot;u&quot;;[.H$200];0)))))" office:value-type="float" office:value="49771">
            <text:p>49771</text:p>
          </table:table-cell>
          <table:table-cell table:style-name="ce1" table:formula="of:=[.J7]/[.J$200]" office:value-type="percentage" office:value="0.0654644700930584">
            <text:p>6,546%</text:p>
          </table:table-cell>
        </table:table-row>
        <table:table-row table:style-name="ro2">
          <table:table-cell office:value-type="string">
            <text:p>r</text:p>
          </table:table-cell>
          <table:table-cell office:value-type="float" office:value="41629">
            <text:p>41629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style-name="ce2" table:formula="of:=IF(OR([.A8]=&quot;è&quot;;[.A8]=&quot;é&quot;);[.B8];0)" office:value-type="float" office:value="0">
            <text:p>0</text:p>
          </table:table-cell>
          <table:table-cell table:style-name="ce2" table:formula="of:=IF(OR([.A8]=&quot;í&quot;;[.A8]=&quot;ï&quot;);[.B8];0)" office:value-type="float" office:value="0">
            <text:p>0</text:p>
          </table:table-cell>
          <table:table-cell table:style-name="ce2" table:formula="of:=IF(OR([.A8]=&quot;ò&quot;;[.A8]=&quot;ó&quot;);[.B8];0)" office:value-type="float" office:value="0">
            <text:p>0</text:p>
          </table:table-cell>
          <table:table-cell table:style-name="ce2" table:formula="of:=IF(OR([.A8]=&quot;ú&quot;;[.A8]=&quot;ü&quot;);[.B8];0)" office:value-type="float" office:value="0">
            <text:p>0</text:p>
          </table:table-cell>
          <table:table-cell/>
          <table:table-cell table:formula="of:=[.B8]+IF([.A8]=&quot;a&quot;;[.D$200];IF([.A8]=&quot;e&quot;;[.E$200];IF([.A8]=&quot;i&quot;;[.F$200];IF([.A8]=&quot;o&quot;;[.G$200];IF([.A8]=&quot;u&quot;;[.H$200];0)))))" office:value-type="float" office:value="41629">
            <text:p>41629</text:p>
          </table:table-cell>
          <table:table-cell table:style-name="ce1" table:formula="of:=[.J8]/[.J$200]" office:value-type="percentage" office:value="0.054755187267765">
            <text:p>5,476%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float" office:value="36382">
            <text:p>36382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style-name="ce2" table:formula="of:=IF(OR([.A9]=&quot;è&quot;;[.A9]=&quot;é&quot;);[.B9];0)" office:value-type="float" office:value="0">
            <text:p>0</text:p>
          </table:table-cell>
          <table:table-cell table:style-name="ce2" table:formula="of:=IF(OR([.A9]=&quot;í&quot;;[.A9]=&quot;ï&quot;);[.B9];0)" office:value-type="float" office:value="0">
            <text:p>0</text:p>
          </table:table-cell>
          <table:table-cell table:style-name="ce2" table:formula="of:=IF(OR([.A9]=&quot;ò&quot;;[.A9]=&quot;ó&quot;);[.B9];0)" office:value-type="float" office:value="0">
            <text:p>0</text:p>
          </table:table-cell>
          <table:table-cell table:style-name="ce2" table:formula="of:=IF(OR([.A9]=&quot;ú&quot;;[.A9]=&quot;ü&quot;);[.B9];0)" office:value-type="float" office:value="0">
            <text:p>0</text:p>
          </table:table-cell>
          <table:table-cell/>
          <table:table-cell table:formula="of:=[.B9]+IF([.A9]=&quot;a&quot;;[.D$200];IF([.A9]=&quot;e&quot;;[.E$200];IF([.A9]=&quot;i&quot;;[.F$200];IF([.A9]=&quot;o&quot;;[.G$200];IF([.A9]=&quot;u&quot;;[.H$200];0)))))" office:value-type="float" office:value="36382">
            <text:p>36382</text:p>
          </table:table-cell>
          <table:table-cell table:style-name="ce1" table:formula="of:=[.J9]/[.J$200]" office:value-type="percentage" office:value="0.0478537371345895">
            <text:p>4,785%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float" office:value="26959">
            <text:p>26959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style-name="ce2" table:formula="of:=IF(OR([.A10]=&quot;è&quot;;[.A10]=&quot;é&quot;);[.B10];0)" office:value-type="float" office:value="0">
            <text:p>0</text:p>
          </table:table-cell>
          <table:table-cell table:style-name="ce2" table:formula="of:=IF(OR([.A10]=&quot;í&quot;;[.A10]=&quot;ï&quot;);[.B10];0)" office:value-type="float" office:value="0">
            <text:p>0</text:p>
          </table:table-cell>
          <table:table-cell table:style-name="ce2" table:formula="of:=IF(OR([.A10]=&quot;ò&quot;;[.A10]=&quot;ó&quot;);[.B10];0)" office:value-type="float" office:value="0">
            <text:p>0</text:p>
          </table:table-cell>
          <table:table-cell table:style-name="ce2" table:formula="of:=IF(OR([.A10]=&quot;ú&quot;;[.A10]=&quot;ü&quot;);[.B10];0)" office:value-type="float" office:value="0">
            <text:p>0</text:p>
          </table:table-cell>
          <table:table-cell/>
          <table:table-cell table:formula="of:=[.B10]+IF([.A10]=&quot;a&quot;;[.D$200];IF([.A10]=&quot;e&quot;;[.E$200];IF([.A10]=&quot;i&quot;;[.F$200];IF([.A10]=&quot;o&quot;;[.G$200];IF([.A10]=&quot;u&quot;;[.H$200];0)))))" office:value-type="float" office:value="26959">
            <text:p>26959</text:p>
          </table:table-cell>
          <table:table-cell table:style-name="ce1" table:formula="of:=[.J10]/[.J$200]" office:value-type="percentage" office:value="0.0354595376672914">
            <text:p>3,546%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float" office:value="24190">
            <text:p>24190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style-name="ce2" table:formula="of:=IF(OR([.A11]=&quot;è&quot;;[.A11]=&quot;é&quot;);[.B11];0)" office:value-type="float" office:value="0">
            <text:p>0</text:p>
          </table:table-cell>
          <table:table-cell table:style-name="ce2" table:formula="of:=IF(OR([.A11]=&quot;í&quot;;[.A11]=&quot;ï&quot;);[.B11];0)" office:value-type="float" office:value="0">
            <text:p>0</text:p>
          </table:table-cell>
          <table:table-cell table:style-name="ce2" table:formula="of:=IF(OR([.A11]=&quot;ò&quot;;[.A11]=&quot;ó&quot;);[.B11];0)" office:value-type="float" office:value="0">
            <text:p>0</text:p>
          </table:table-cell>
          <table:table-cell table:style-name="ce2" table:formula="of:=IF(OR([.A11]=&quot;ú&quot;;[.A11]=&quot;ü&quot;);[.B11];0)" office:value-type="float" office:value="0">
            <text:p>0</text:p>
          </table:table-cell>
          <table:table-cell/>
          <table:table-cell table:formula="of:=[.B11]+IF([.A11]=&quot;a&quot;;[.D$200];IF([.A11]=&quot;e&quot;;[.E$200];IF([.A11]=&quot;i&quot;;[.F$200];IF([.A11]=&quot;o&quot;;[.G$200];IF([.A11]=&quot;u&quot;;[.H$200];0)))))" office:value-type="float" office:value="24190">
            <text:p>24190</text:p>
          </table:table-cell>
          <table:table-cell table:style-name="ce1" table:formula="of:=[.J11]/[.J$200]" office:value-type="percentage" office:value="0.0318174344809444">
            <text:p>3,182%</text:p>
          </table:table-cell>
        </table:table-row>
        <table:table-row table:style-name="ro2">
          <table:table-cell office:value-type="string">
            <text:p>u</text:p>
          </table:table-cell>
          <table:table-cell office:value-type="float" office:value="20675">
            <text:p>20675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style-name="ce2" table:formula="of:=IF(OR([.A12]=&quot;è&quot;;[.A12]=&quot;é&quot;);[.B12];0)" office:value-type="float" office:value="0">
            <text:p>0</text:p>
          </table:table-cell>
          <table:table-cell table:style-name="ce2" table:formula="of:=IF(OR([.A12]=&quot;í&quot;;[.A12]=&quot;ï&quot;);[.B12];0)" office:value-type="float" office:value="0">
            <text:p>0</text:p>
          </table:table-cell>
          <table:table-cell table:style-name="ce2" table:formula="of:=IF(OR([.A12]=&quot;ò&quot;;[.A12]=&quot;ó&quot;);[.B12];0)" office:value-type="float" office:value="0">
            <text:p>0</text:p>
          </table:table-cell>
          <table:table-cell table:style-name="ce2" table:formula="of:=IF(OR([.A12]=&quot;ú&quot;;[.A12]=&quot;ü&quot;);[.B12];0)" office:value-type="float" office:value="0">
            <text:p>0</text:p>
          </table:table-cell>
          <table:table-cell/>
          <table:table-cell table:formula="of:=[.B12]+IF([.A12]=&quot;a&quot;;[.D$200];IF([.A12]=&quot;e&quot;;[.E$200];IF([.A12]=&quot;i&quot;;[.F$200];IF([.A12]=&quot;o&quot;;[.G$200];IF([.A12]=&quot;u&quot;;[.H$200];0)))))" office:value-type="float" office:value="20682">
            <text:p>20682</text:p>
          </table:table-cell>
          <table:table-cell table:style-name="ce1" table:formula="of:=[.J12]/[.J$200]" office:value-type="percentage" office:value="0.0272033145901154">
            <text:p>2,720%</text:p>
          </table:table-cell>
        </table:table-row>
        <table:table-row table:style-name="ro2">
          <table:table-cell office:value-type="string">
            <text:p>c</text:p>
          </table:table-cell>
          <table:table-cell office:value-type="float" office:value="20236">
            <text:p>20236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style-name="ce2" table:formula="of:=IF(OR([.A13]=&quot;è&quot;;[.A13]=&quot;é&quot;);[.B13];0)" office:value-type="float" office:value="0">
            <text:p>0</text:p>
          </table:table-cell>
          <table:table-cell table:style-name="ce2" table:formula="of:=IF(OR([.A13]=&quot;í&quot;;[.A13]=&quot;ï&quot;);[.B13];0)" office:value-type="float" office:value="0">
            <text:p>0</text:p>
          </table:table-cell>
          <table:table-cell table:style-name="ce2" table:formula="of:=IF(OR([.A13]=&quot;ò&quot;;[.A13]=&quot;ó&quot;);[.B13];0)" office:value-type="float" office:value="0">
            <text:p>0</text:p>
          </table:table-cell>
          <table:table-cell table:style-name="ce2" table:formula="of:=IF(OR([.A13]=&quot;ú&quot;;[.A13]=&quot;ü&quot;);[.B13];0)" office:value-type="float" office:value="0">
            <text:p>0</text:p>
          </table:table-cell>
          <table:table-cell/>
          <table:table-cell table:formula="of:=[.B13]+IF([.A13]=&quot;a&quot;;[.D$200];IF([.A13]=&quot;e&quot;;[.E$200];IF([.A13]=&quot;i&quot;;[.F$200];IF([.A13]=&quot;o&quot;;[.G$200];IF([.A13]=&quot;u&quot;;[.H$200];0)))))" office:value-type="float" office:value="20236">
            <text:p>20236</text:p>
          </table:table-cell>
          <table:table-cell table:style-name="ce1" table:formula="of:=[.J13]/[.J$200]" office:value-type="percentage" office:value="0.0266166847522278">
            <text:p>2,662%</text:p>
          </table:table-cell>
        </table:table-row>
        <table:table-row table:style-name="ro2">
          <table:table-cell office:value-type="string">
            <text:p>w</text:p>
          </table:table-cell>
          <table:table-cell office:value-type="float" office:value="18068">
            <text:p>18068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style-name="ce2" table:formula="of:=IF(OR([.A14]=&quot;è&quot;;[.A14]=&quot;é&quot;);[.B14];0)" office:value-type="float" office:value="0">
            <text:p>0</text:p>
          </table:table-cell>
          <table:table-cell table:style-name="ce2" table:formula="of:=IF(OR([.A14]=&quot;í&quot;;[.A14]=&quot;ï&quot;);[.B14];0)" office:value-type="float" office:value="0">
            <text:p>0</text:p>
          </table:table-cell>
          <table:table-cell table:style-name="ce2" table:formula="of:=IF(OR([.A14]=&quot;ò&quot;;[.A14]=&quot;ó&quot;);[.B14];0)" office:value-type="float" office:value="0">
            <text:p>0</text:p>
          </table:table-cell>
          <table:table-cell table:style-name="ce2" table:formula="of:=IF(OR([.A14]=&quot;ú&quot;;[.A14]=&quot;ü&quot;);[.B14];0)" office:value-type="float" office:value="0">
            <text:p>0</text:p>
          </table:table-cell>
          <table:table-cell/>
          <table:table-cell table:formula="of:=[.B14]+IF([.A14]=&quot;a&quot;;[.D$200];IF([.A14]=&quot;e&quot;;[.E$200];IF([.A14]=&quot;i&quot;;[.F$200];IF([.A14]=&quot;o&quot;;[.G$200];IF([.A14]=&quot;u&quot;;[.H$200];0)))))" office:value-type="float" office:value="18068">
            <text:p>18068</text:p>
          </table:table-cell>
          <table:table-cell table:style-name="ce1" table:formula="of:=[.J14]/[.J$200]" office:value-type="percentage" office:value="0.0237650850021374">
            <text:p>2,377%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float" office:value="17340">
            <text:p>17340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style-name="ce2" table:formula="of:=IF(OR([.A15]=&quot;è&quot;;[.A15]=&quot;é&quot;);[.B15];0)" office:value-type="float" office:value="0">
            <text:p>0</text:p>
          </table:table-cell>
          <table:table-cell table:style-name="ce2" table:formula="of:=IF(OR([.A15]=&quot;í&quot;;[.A15]=&quot;ï&quot;);[.B15];0)" office:value-type="float" office:value="0">
            <text:p>0</text:p>
          </table:table-cell>
          <table:table-cell table:style-name="ce2" table:formula="of:=IF(OR([.A15]=&quot;ò&quot;;[.A15]=&quot;ó&quot;);[.B15];0)" office:value-type="float" office:value="0">
            <text:p>0</text:p>
          </table:table-cell>
          <table:table-cell table:style-name="ce2" table:formula="of:=IF(OR([.A15]=&quot;ú&quot;;[.A15]=&quot;ü&quot;);[.B15];0)" office:value-type="float" office:value="0">
            <text:p>0</text:p>
          </table:table-cell>
          <table:table-cell/>
          <table:table-cell table:formula="of:=[.B15]+IF([.A15]=&quot;a&quot;;[.D$200];IF([.A15]=&quot;e&quot;;[.E$200];IF([.A15]=&quot;i&quot;;[.F$200];IF([.A15]=&quot;o&quot;;[.G$200];IF([.A15]=&quot;u&quot;;[.H$200];0)))))" office:value-type="float" office:value="17340">
            <text:p>17340</text:p>
          </table:table-cell>
          <table:table-cell table:style-name="ce1" table:formula="of:=[.J15]/[.J$200]" office:value-type="percentage" office:value="0.022807536746572">
            <text:p>2,281%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float" office:value="15245">
            <text:p>15245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style-name="ce2" table:formula="of:=IF(OR([.A16]=&quot;è&quot;;[.A16]=&quot;é&quot;);[.B16];0)" office:value-type="float" office:value="0">
            <text:p>0</text:p>
          </table:table-cell>
          <table:table-cell table:style-name="ce2" table:formula="of:=IF(OR([.A16]=&quot;í&quot;;[.A16]=&quot;ï&quot;);[.B16];0)" office:value-type="float" office:value="0">
            <text:p>0</text:p>
          </table:table-cell>
          <table:table-cell table:style-name="ce2" table:formula="of:=IF(OR([.A16]=&quot;ò&quot;;[.A16]=&quot;ó&quot;);[.B16];0)" office:value-type="float" office:value="0">
            <text:p>0</text:p>
          </table:table-cell>
          <table:table-cell table:style-name="ce2" table:formula="of:=IF(OR([.A16]=&quot;ú&quot;;[.A16]=&quot;ü&quot;);[.B16];0)" office:value-type="float" office:value="0">
            <text:p>0</text:p>
          </table:table-cell>
          <table:table-cell/>
          <table:table-cell table:formula="of:=[.B16]+IF([.A16]=&quot;a&quot;;[.D$200];IF([.A16]=&quot;e&quot;;[.E$200];IF([.A16]=&quot;i&quot;;[.F$200];IF([.A16]=&quot;o&quot;;[.G$200];IF([.A16]=&quot;u&quot;;[.H$200];0)))))" office:value-type="float" office:value="15245">
            <text:p>15245</text:p>
          </table:table-cell>
          <table:table-cell table:style-name="ce1" table:formula="of:=[.J16]/[.J$200]" office:value-type="percentage" office:value="0.0200519548847457">
            <text:p>2,005%</text:p>
          </table:table-cell>
        </table:table-row>
        <table:table-row table:style-name="ro2">
          <table:table-cell office:value-type="string">
            <text:p>g</text:p>
          </table:table-cell>
          <table:table-cell office:value-type="float" office:value="14797">
            <text:p>14797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style-name="ce2" table:formula="of:=IF(OR([.A17]=&quot;è&quot;;[.A17]=&quot;é&quot;);[.B17];0)" office:value-type="float" office:value="0">
            <text:p>0</text:p>
          </table:table-cell>
          <table:table-cell table:style-name="ce2" table:formula="of:=IF(OR([.A17]=&quot;í&quot;;[.A17]=&quot;ï&quot;);[.B17];0)" office:value-type="float" office:value="0">
            <text:p>0</text:p>
          </table:table-cell>
          <table:table-cell table:style-name="ce2" table:formula="of:=IF(OR([.A17]=&quot;ò&quot;;[.A17]=&quot;ó&quot;);[.B17];0)" office:value-type="float" office:value="0">
            <text:p>0</text:p>
          </table:table-cell>
          <table:table-cell table:style-name="ce2" table:formula="of:=IF(OR([.A17]=&quot;ú&quot;;[.A17]=&quot;ü&quot;);[.B17];0)" office:value-type="float" office:value="0">
            <text:p>0</text:p>
          </table:table-cell>
          <table:table-cell/>
          <table:table-cell table:formula="of:=[.B17]+IF([.A17]=&quot;a&quot;;[.D$200];IF([.A17]=&quot;e&quot;;[.E$200];IF([.A17]=&quot;i&quot;;[.F$200];IF([.A17]=&quot;o&quot;;[.G$200];IF([.A17]=&quot;u&quot;;[.H$200];0)))))" office:value-type="float" office:value="14797">
            <text:p>14797</text:p>
          </table:table-cell>
          <table:table-cell table:style-name="ce1" table:formula="of:=[.J17]/[.J$200]" office:value-type="percentage" office:value="0.0194626944197823">
            <text:p>1,946%</text:p>
          </table:table-cell>
        </table:table-row>
        <table:table-row table:style-name="ro2">
          <table:table-cell office:value-type="string">
            <text:p>p</text:p>
          </table:table-cell>
          <table:table-cell office:value-type="float" office:value="13307">
            <text:p>13307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style-name="ce2" table:formula="of:=IF(OR([.A18]=&quot;è&quot;;[.A18]=&quot;é&quot;);[.B18];0)" office:value-type="float" office:value="0">
            <text:p>0</text:p>
          </table:table-cell>
          <table:table-cell table:style-name="ce2" table:formula="of:=IF(OR([.A18]=&quot;í&quot;;[.A18]=&quot;ï&quot;);[.B18];0)" office:value-type="float" office:value="0">
            <text:p>0</text:p>
          </table:table-cell>
          <table:table-cell table:style-name="ce2" table:formula="of:=IF(OR([.A18]=&quot;ò&quot;;[.A18]=&quot;ó&quot;);[.B18];0)" office:value-type="float" office:value="0">
            <text:p>0</text:p>
          </table:table-cell>
          <table:table-cell table:style-name="ce2" table:formula="of:=IF(OR([.A18]=&quot;ú&quot;;[.A18]=&quot;ü&quot;);[.B18];0)" office:value-type="float" office:value="0">
            <text:p>0</text:p>
          </table:table-cell>
          <table:table-cell/>
          <table:table-cell table:formula="of:=[.B18]+IF([.A18]=&quot;a&quot;;[.D$200];IF([.A18]=&quot;e&quot;;[.E$200];IF([.A18]=&quot;i&quot;;[.F$200];IF([.A18]=&quot;o&quot;;[.G$200];IF([.A18]=&quot;u&quot;;[.H$200];0)))))" office:value-type="float" office:value="13307">
            <text:p>13307</text:p>
          </table:table-cell>
          <table:table-cell table:style-name="ce1" table:formula="of:=[.J18]/[.J$200]" office:value-type="percentage" office:value="0.0175028772483641">
            <text:p>1,750%</text:p>
          </table:table-cell>
        </table:table-row>
        <table:table-row table:style-name="ro2">
          <table:table-cell/>
          <table:table-cell office:value-type="float" office:value="11677">
            <text:p>11677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style-name="ce2" table:formula="of:=IF(OR([.A19]=&quot;è&quot;;[.A19]=&quot;é&quot;);[.B19];0)" office:value-type="float" office:value="0">
            <text:p>0</text:p>
          </table:table-cell>
          <table:table-cell table:style-name="ce2" table:formula="of:=IF(OR([.A19]=&quot;í&quot;;[.A19]=&quot;ï&quot;);[.B19];0)" office:value-type="float" office:value="0">
            <text:p>0</text:p>
          </table:table-cell>
          <table:table-cell table:style-name="ce2" table:formula="of:=IF(OR([.A19]=&quot;ò&quot;;[.A19]=&quot;ó&quot;);[.B19];0)" office:value-type="float" office:value="0">
            <text:p>0</text:p>
          </table:table-cell>
          <table:table-cell table:style-name="ce2" table:formula="of:=IF(OR([.A19]=&quot;ú&quot;;[.A19]=&quot;ü&quot;);[.B19];0)" office:value-type="float" office:value="0">
            <text:p>0</text:p>
          </table:table-cell>
          <table:table-cell/>
          <table:table-cell table:formula="of:=[.B19]+IF([.A19]=&quot;a&quot;;[.D$200];IF([.A19]=&quot;e&quot;;[.E$200];IF([.A19]=&quot;i&quot;;[.F$200];IF([.A19]=&quot;o&quot;;[.G$200];IF([.A19]=&quot;u&quot;;[.H$200];0)))))" office:value-type="float" office:value="11677">
            <text:p>11677</text:p>
          </table:table-cell>
          <table:table-cell table:style-name="ce1" table:formula="of:=[.J19]/[.J$200]" office:value-type="percentage" office:value="0.0153589161816448">
            <text:p>1,536%</text:p>
          </table:table-cell>
        </table:table-row>
        <table:table-row table:style-name="ro2">
          <table:table-cell office:value-type="string">
            <text:p>y</text:p>
          </table:table-cell>
          <table:table-cell office:value-type="float" office:value="11238">
            <text:p>11238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style-name="ce2" table:formula="of:=IF(OR([.A20]=&quot;è&quot;;[.A20]=&quot;é&quot;);[.B20];0)" office:value-type="float" office:value="0">
            <text:p>0</text:p>
          </table:table-cell>
          <table:table-cell table:style-name="ce2" table:formula="of:=IF(OR([.A20]=&quot;í&quot;;[.A20]=&quot;ï&quot;);[.B20];0)" office:value-type="float" office:value="0">
            <text:p>0</text:p>
          </table:table-cell>
          <table:table-cell table:style-name="ce2" table:formula="of:=IF(OR([.A20]=&quot;ò&quot;;[.A20]=&quot;ó&quot;);[.B20];0)" office:value-type="float" office:value="0">
            <text:p>0</text:p>
          </table:table-cell>
          <table:table-cell table:style-name="ce2" table:formula="of:=IF(OR([.A20]=&quot;ú&quot;;[.A20]=&quot;ü&quot;);[.B20];0)" office:value-type="float" office:value="0">
            <text:p>0</text:p>
          </table:table-cell>
          <table:table-cell/>
          <table:table-cell table:formula="of:=[.B20]+IF([.A20]=&quot;a&quot;;[.D$200];IF([.A20]=&quot;e&quot;;[.E$200];IF([.A20]=&quot;i&quot;;[.F$200];IF([.A20]=&quot;o&quot;;[.G$200];IF([.A20]=&quot;u&quot;;[.H$200];0)))))" office:value-type="float" office:value="11238">
            <text:p>11238</text:p>
          </table:table-cell>
          <table:table-cell table:style-name="ce1" table:formula="of:=[.J20]/[.J$200]" office:value-type="percentage" office:value="0.0147814935385222">
            <text:p>1,478%</text:p>
          </table:table-cell>
        </table:table-row>
        <table:table-row table:style-name="ro2">
          <table:table-cell office:value-type="string">
            <text:p>b</text:p>
          </table:table-cell>
          <table:table-cell office:value-type="float" office:value="10739">
            <text:p>10739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style-name="ce2" table:formula="of:=IF(OR([.A21]=&quot;è&quot;;[.A21]=&quot;é&quot;);[.B21];0)" office:value-type="float" office:value="0">
            <text:p>0</text:p>
          </table:table-cell>
          <table:table-cell table:style-name="ce2" table:formula="of:=IF(OR([.A21]=&quot;í&quot;;[.A21]=&quot;ï&quot;);[.B21];0)" office:value-type="float" office:value="0">
            <text:p>0</text:p>
          </table:table-cell>
          <table:table-cell table:style-name="ce2" table:formula="of:=IF(OR([.A21]=&quot;ò&quot;;[.A21]=&quot;ó&quot;);[.B21];0)" office:value-type="float" office:value="0">
            <text:p>0</text:p>
          </table:table-cell>
          <table:table-cell table:style-name="ce2" table:formula="of:=IF(OR([.A21]=&quot;ú&quot;;[.A21]=&quot;ü&quot;);[.B21];0)" office:value-type="float" office:value="0">
            <text:p>0</text:p>
          </table:table-cell>
          <table:table-cell/>
          <table:table-cell table:formula="of:=[.B21]+IF([.A21]=&quot;a&quot;;[.D$200];IF([.A21]=&quot;e&quot;;[.E$200];IF([.A21]=&quot;i&quot;;[.F$200];IF([.A21]=&quot;o&quot;;[.G$200];IF([.A21]=&quot;u&quot;;[.H$200];0)))))" office:value-type="float" office:value="10739">
            <text:p>10739</text:p>
          </table:table-cell>
          <table:table-cell table:style-name="ce1" table:formula="of:=[.J21]/[.J$200]" office:value-type="percentage" office:value="0.0141251520831278">
            <text:p>1,413%</text:p>
          </table:table-cell>
        </table:table-row>
        <table:table-row table:style-name="ro2">
          <table:table-cell office:value-type="string">
            <text:p>,</text:p>
          </table:table-cell>
          <table:table-cell office:value-type="float" office:value="10255">
            <text:p>10255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style-name="ce2" table:formula="of:=IF(OR([.A22]=&quot;è&quot;;[.A22]=&quot;é&quot;);[.B22];0)" office:value-type="float" office:value="0">
            <text:p>0</text:p>
          </table:table-cell>
          <table:table-cell table:style-name="ce2" table:formula="of:=IF(OR([.A22]=&quot;í&quot;;[.A22]=&quot;ï&quot;);[.B22];0)" office:value-type="float" office:value="0">
            <text:p>0</text:p>
          </table:table-cell>
          <table:table-cell table:style-name="ce2" table:formula="of:=IF(OR([.A22]=&quot;ò&quot;;[.A22]=&quot;ó&quot;);[.B22];0)" office:value-type="float" office:value="0">
            <text:p>0</text:p>
          </table:table-cell>
          <table:table-cell table:style-name="ce2" table:formula="of:=IF(OR([.A22]=&quot;ú&quot;;[.A22]=&quot;ü&quot;);[.B22];0)" office:value-type="float" office:value="0">
            <text:p>0</text:p>
          </table:table-cell>
          <table:table-cell/>
          <table:table-cell table:formula="of:=[.B22]+IF([.A22]=&quot;a&quot;;[.D$200];IF([.A22]=&quot;e&quot;;[.E$200];IF([.A22]=&quot;i&quot;;[.F$200];IF([.A22]=&quot;o&quot;;[.G$200];IF([.A22]=&quot;u&quot;;[.H$200];0)))))" office:value-type="float" office:value="10255">
            <text:p>10255</text:p>
          </table:table-cell>
          <table:table-cell table:style-name="ce1" table:formula="of:=[.J22]/[.J$200]" office:value-type="percentage" office:value="0.0134885403308014">
            <text:p>1,349%</text:p>
          </table:table-cell>
        </table:table-row>
        <table:table-row table:style-name="ro2">
          <table:table-cell office:value-type="string">
            <text:p>.</text:p>
          </table:table-cell>
          <table:table-cell office:value-type="float" office:value="9033">
            <text:p>9033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style-name="ce2" table:formula="of:=IF(OR([.A23]=&quot;è&quot;;[.A23]=&quot;é&quot;);[.B23];0)" office:value-type="float" office:value="0">
            <text:p>0</text:p>
          </table:table-cell>
          <table:table-cell table:style-name="ce2" table:formula="of:=IF(OR([.A23]=&quot;í&quot;;[.A23]=&quot;ï&quot;);[.B23];0)" office:value-type="float" office:value="0">
            <text:p>0</text:p>
          </table:table-cell>
          <table:table-cell table:style-name="ce2" table:formula="of:=IF(OR([.A23]=&quot;ò&quot;;[.A23]=&quot;ó&quot;);[.B23];0)" office:value-type="float" office:value="0">
            <text:p>0</text:p>
          </table:table-cell>
          <table:table-cell table:style-name="ce2" table:formula="of:=IF(OR([.A23]=&quot;ú&quot;;[.A23]=&quot;ü&quot;);[.B23];0)" office:value-type="float" office:value="0">
            <text:p>0</text:p>
          </table:table-cell>
          <table:table-cell/>
          <table:table-cell table:formula="of:=[.B23]+IF([.A23]=&quot;a&quot;;[.D$200];IF([.A23]=&quot;e&quot;;[.E$200];IF([.A23]=&quot;i&quot;;[.F$200];IF([.A23]=&quot;o&quot;;[.G$200];IF([.A23]=&quot;u&quot;;[.H$200];0)))))" office:value-type="float" office:value="9033">
            <text:p>9033</text:p>
          </table:table-cell>
          <table:table-cell table:style-name="ce1" table:formula="of:=[.J23]/[.J$200]" office:value-type="percentage" office:value="0.0118812271875308">
            <text:p>1,188%</text:p>
          </table:table-cell>
        </table:table-row>
        <table:table-row table:style-name="ro2">
          <table:table-cell office:value-type="string">
            <text:p>v</text:p>
          </table:table-cell>
          <table:table-cell office:value-type="float" office:value="7089">
            <text:p>7089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style-name="ce2" table:formula="of:=IF(OR([.A24]=&quot;è&quot;;[.A24]=&quot;é&quot;);[.B24];0)" office:value-type="float" office:value="0">
            <text:p>0</text:p>
          </table:table-cell>
          <table:table-cell table:style-name="ce2" table:formula="of:=IF(OR([.A24]=&quot;í&quot;;[.A24]=&quot;ï&quot;);[.B24];0)" office:value-type="float" office:value="0">
            <text:p>0</text:p>
          </table:table-cell>
          <table:table-cell table:style-name="ce2" table:formula="of:=IF(OR([.A24]=&quot;ò&quot;;[.A24]=&quot;ó&quot;);[.B24];0)" office:value-type="float" office:value="0">
            <text:p>0</text:p>
          </table:table-cell>
          <table:table-cell table:style-name="ce2" table:formula="of:=IF(OR([.A24]=&quot;ú&quot;;[.A24]=&quot;ü&quot;);[.B24];0)" office:value-type="float" office:value="0">
            <text:p>0</text:p>
          </table:table-cell>
          <table:table-cell/>
          <table:table-cell table:formula="of:=[.B24]+IF([.A24]=&quot;a&quot;;[.D$200];IF([.A24]=&quot;e&quot;;[.E$200];IF([.A24]=&quot;i&quot;;[.F$200];IF([.A24]=&quot;o&quot;;[.G$200];IF([.A24]=&quot;u&quot;;[.H$200];0)))))" office:value-type="float" office:value="7089">
            <text:p>7089</text:p>
          </table:table-cell>
          <table:table-cell table:style-name="ce1" table:formula="of:=[.J24]/[.J$200]" office:value-type="percentage" office:value="0.00932425766992207">
            <text:p>0,932%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float" office:value="5450">
            <text:p>5450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style-name="ce2" table:formula="of:=IF(OR([.A25]=&quot;è&quot;;[.A25]=&quot;é&quot;);[.B25];0)" office:value-type="float" office:value="0">
            <text:p>0</text:p>
          </table:table-cell>
          <table:table-cell table:style-name="ce2" table:formula="of:=IF(OR([.A25]=&quot;í&quot;;[.A25]=&quot;ï&quot;);[.B25];0)" office:value-type="float" office:value="0">
            <text:p>0</text:p>
          </table:table-cell>
          <table:table-cell table:style-name="ce2" table:formula="of:=IF(OR([.A25]=&quot;ò&quot;;[.A25]=&quot;ó&quot;);[.B25];0)" office:value-type="float" office:value="0">
            <text:p>0</text:p>
          </table:table-cell>
          <table:table-cell table:style-name="ce2" table:formula="of:=IF(OR([.A25]=&quot;ú&quot;;[.A25]=&quot;ü&quot;);[.B25];0)" office:value-type="float" office:value="0">
            <text:p>0</text:p>
          </table:table-cell>
          <table:table-cell/>
          <table:table-cell table:formula="of:=[.B25]+IF([.A25]=&quot;a&quot;;[.D$200];IF([.A25]=&quot;e&quot;;[.E$200];IF([.A25]=&quot;i&quot;;[.F$200];IF([.A25]=&quot;o&quot;;[.G$200];IF([.A25]=&quot;u&quot;;[.H$200];0)))))" office:value-type="float" office:value="5450">
            <text:p>5450</text:p>
          </table:table-cell>
          <table:table-cell table:style-name="ce1" table:formula="of:=[.J25]/[.J$200]" office:value-type="percentage" office:value="0.00716845878136201">
            <text:p>0,717%</text:p>
          </table:table-cell>
        </table:table-row>
        <table:table-row table:style-name="ro2">
          <table:table-cell office:value-type="string">
            <text:p>'</text:p>
          </table:table-cell>
          <table:table-cell office:value-type="float" office:value="5120">
            <text:p>5120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style-name="ce2" table:formula="of:=IF(OR([.A26]=&quot;è&quot;;[.A26]=&quot;é&quot;);[.B26];0)" office:value-type="float" office:value="0">
            <text:p>0</text:p>
          </table:table-cell>
          <table:table-cell table:style-name="ce2" table:formula="of:=IF(OR([.A26]=&quot;í&quot;;[.A26]=&quot;ï&quot;);[.B26];0)" office:value-type="float" office:value="0">
            <text:p>0</text:p>
          </table:table-cell>
          <table:table-cell table:style-name="ce2" table:formula="of:=IF(OR([.A26]=&quot;ò&quot;;[.A26]=&quot;ó&quot;);[.B26];0)" office:value-type="float" office:value="0">
            <text:p>0</text:p>
          </table:table-cell>
          <table:table-cell table:style-name="ce2" table:formula="of:=IF(OR([.A26]=&quot;ú&quot;;[.A26]=&quot;ü&quot;);[.B26];0)" office:value-type="float" office:value="0">
            <text:p>0</text:p>
          </table:table-cell>
          <table:table-cell/>
          <table:table-cell table:formula="of:=[.B26]+IF([.A26]=&quot;a&quot;;[.D$200];IF([.A26]=&quot;e&quot;;[.E$200];IF([.A26]=&quot;i&quot;;[.F$200];IF([.A26]=&quot;o&quot;;[.G$200];IF([.A26]=&quot;u&quot;;[.H$200];0)))))" office:value-type="float" office:value="5120">
            <text:p>5120</text:p>
          </table:table-cell>
          <table:table-cell table:style-name="ce1" table:formula="of:=[.J26]/[.J$200]" office:value-type="percentage" office:value="0.00673440531386669">
            <text:p>0,673%</text:p>
          </table:table-cell>
        </table:table-row>
        <table:table-row table:style-name="ro2">
          <table:table-cell office:value-type="string">
            <text:p>x</text:p>
          </table:table-cell>
          <table:table-cell office:value-type="float" office:value="2467">
            <text:p>2467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style-name="ce2" table:formula="of:=IF(OR([.A27]=&quot;è&quot;;[.A27]=&quot;é&quot;);[.B27];0)" office:value-type="float" office:value="0">
            <text:p>0</text:p>
          </table:table-cell>
          <table:table-cell table:style-name="ce2" table:formula="of:=IF(OR([.A27]=&quot;í&quot;;[.A27]=&quot;ï&quot;);[.B27];0)" office:value-type="float" office:value="0">
            <text:p>0</text:p>
          </table:table-cell>
          <table:table-cell table:style-name="ce2" table:formula="of:=IF(OR([.A27]=&quot;ò&quot;;[.A27]=&quot;ó&quot;);[.B27];0)" office:value-type="float" office:value="0">
            <text:p>0</text:p>
          </table:table-cell>
          <table:table-cell table:style-name="ce2" table:formula="of:=IF(OR([.A27]=&quot;ú&quot;;[.A27]=&quot;ü&quot;);[.B27];0)" office:value-type="float" office:value="0">
            <text:p>0</text:p>
          </table:table-cell>
          <table:table-cell/>
          <table:table-cell table:formula="of:=[.B27]+IF([.A27]=&quot;a&quot;;[.D$200];IF([.A27]=&quot;e&quot;;[.E$200];IF([.A27]=&quot;i&quot;;[.F$200];IF([.A27]=&quot;o&quot;;[.G$200];IF([.A27]=&quot;u&quot;;[.H$200];0)))))" office:value-type="float" office:value="2467">
            <text:p>2467</text:p>
          </table:table-cell>
          <table:table-cell table:style-name="ce1" table:formula="of:=[.J27]/[.J$200]" office:value-type="percentage" office:value="0.00324487849791194">
            <text:p>0,324%</text:p>
          </table:table-cell>
        </table:table-row>
        <table:table-row table:style-name="ro2">
          <table:table-cell office:value-type="string">
            <text:p>q</text:p>
          </table:table-cell>
          <table:table-cell office:value-type="float" office:value="1305">
            <text:p>1305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style-name="ce2" table:formula="of:=IF(OR([.A28]=&quot;è&quot;;[.A28]=&quot;é&quot;);[.B28];0)" office:value-type="float" office:value="0">
            <text:p>0</text:p>
          </table:table-cell>
          <table:table-cell table:style-name="ce2" table:formula="of:=IF(OR([.A28]=&quot;í&quot;;[.A28]=&quot;ï&quot;);[.B28];0)" office:value-type="float" office:value="0">
            <text:p>0</text:p>
          </table:table-cell>
          <table:table-cell table:style-name="ce2" table:formula="of:=IF(OR([.A28]=&quot;ò&quot;;[.A28]=&quot;ó&quot;);[.B28];0)" office:value-type="float" office:value="0">
            <text:p>0</text:p>
          </table:table-cell>
          <table:table-cell table:style-name="ce2" table:formula="of:=IF(OR([.A28]=&quot;ú&quot;;[.A28]=&quot;ü&quot;);[.B28];0)" office:value-type="float" office:value="0">
            <text:p>0</text:p>
          </table:table-cell>
          <table:table-cell/>
          <table:table-cell table:formula="of:=[.B28]+IF([.A28]=&quot;a&quot;;[.D$200];IF([.A28]=&quot;e&quot;;[.E$200];IF([.A28]=&quot;i&quot;;[.F$200];IF([.A28]=&quot;o&quot;;[.G$200];IF([.A28]=&quot;u&quot;;[.H$200];0)))))" office:value-type="float" office:value="1305">
            <text:p>1305</text:p>
          </table:table-cell>
          <table:table-cell table:style-name="ce1" table:formula="of:=[.J28]/[.J$200]" office:value-type="percentage" office:value="0.00171648416691329">
            <text:p>0,172%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float" office:value="1218">
            <text:p>1218</text:p>
          </table:table-cell>
          <table:table-cell/>
          <table:table-cell table:formula="of:=IF([.A29]=&quot;à&quot;;[.B29];0)" office:value-type="float" office:value="0">
            <text:p>0</text:p>
          </table:table-cell>
          <table:table-cell table:style-name="ce2" table:formula="of:=IF(OR([.A29]=&quot;è&quot;;[.A29]=&quot;é&quot;);[.B29];0)" office:value-type="float" office:value="0">
            <text:p>0</text:p>
          </table:table-cell>
          <table:table-cell table:style-name="ce2" table:formula="of:=IF(OR([.A29]=&quot;í&quot;;[.A29]=&quot;ï&quot;);[.B29];0)" office:value-type="float" office:value="0">
            <text:p>0</text:p>
          </table:table-cell>
          <table:table-cell table:style-name="ce2" table:formula="of:=IF(OR([.A29]=&quot;ò&quot;;[.A29]=&quot;ó&quot;);[.B29];0)" office:value-type="float" office:value="0">
            <text:p>0</text:p>
          </table:table-cell>
          <table:table-cell table:style-name="ce2" table:formula="of:=IF(OR([.A29]=&quot;ú&quot;;[.A29]=&quot;ü&quot;);[.B29];0)" office:value-type="float" office:value="0">
            <text:p>0</text:p>
          </table:table-cell>
          <table:table-cell/>
          <table:table-cell table:formula="of:=[.B29]+IF([.A29]=&quot;a&quot;;[.D$200];IF([.A29]=&quot;e&quot;;[.E$200];IF([.A29]=&quot;i&quot;;[.F$200];IF([.A29]=&quot;o&quot;;[.G$200];IF([.A29]=&quot;u&quot;;[.H$200];0)))))" office:value-type="float" office:value="1218">
            <text:p>1218</text:p>
          </table:table-cell>
          <table:table-cell table:style-name="ce1" table:formula="of:=[.J29]/[.J$200]" office:value-type="percentage" office:value="0.00160205188911907">
            <text:p>0,160%</text:p>
          </table:table-cell>
        </table:table-row>
        <table:table-row table:style-name="ro2">
          <table:table-cell office:value-type="string">
            <text:p>z</text:p>
          </table:table-cell>
          <table:table-cell office:value-type="float" office:value="882">
            <text:p>882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style-name="ce2" table:formula="of:=IF(OR([.A30]=&quot;è&quot;;[.A30]=&quot;é&quot;);[.B30];0)" office:value-type="float" office:value="0">
            <text:p>0</text:p>
          </table:table-cell>
          <table:table-cell table:style-name="ce2" table:formula="of:=IF(OR([.A30]=&quot;í&quot;;[.A30]=&quot;ï&quot;);[.B30];0)" office:value-type="float" office:value="0">
            <text:p>0</text:p>
          </table:table-cell>
          <table:table-cell table:style-name="ce2" table:formula="of:=IF(OR([.A30]=&quot;ò&quot;;[.A30]=&quot;ó&quot;);[.B30];0)" office:value-type="float" office:value="0">
            <text:p>0</text:p>
          </table:table-cell>
          <table:table-cell table:style-name="ce2" table:formula="of:=IF(OR([.A30]=&quot;ú&quot;;[.A30]=&quot;ü&quot;);[.B30];0)" office:value-type="float" office:value="0">
            <text:p>0</text:p>
          </table:table-cell>
          <table:table-cell/>
          <table:table-cell table:formula="of:=[.B30]+IF([.A30]=&quot;a&quot;;[.D$200];IF([.A30]=&quot;e&quot;;[.E$200];IF([.A30]=&quot;i&quot;;[.F$200];IF([.A30]=&quot;o&quot;;[.G$200];IF([.A30]=&quot;u&quot;;[.H$200];0)))))" office:value-type="float" office:value="882">
            <text:p>882</text:p>
          </table:table-cell>
          <table:table-cell table:style-name="ce1" table:formula="of:=[.J30]/[.J$200]" office:value-type="percentage" office:value="0.00116010654039657">
            <text:p>0,116%</text:p>
          </table:table-cell>
        </table:table-row>
        <table:table-row table:style-name="ro2">
          <table:table-cell office:value-type="float" office:value="-0">
            <text:p>0</text:p>
          </table:table-cell>
          <table:table-cell office:value-type="float" office:value="688">
            <text:p>688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style-name="ce2" table:formula="of:=IF(OR([.A31]=&quot;è&quot;;[.A31]=&quot;é&quot;);[.B31];0)" office:value-type="float" office:value="0">
            <text:p>0</text:p>
          </table:table-cell>
          <table:table-cell table:style-name="ce2" table:formula="of:=IF(OR([.A31]=&quot;í&quot;;[.A31]=&quot;ï&quot;);[.B31];0)" office:value-type="float" office:value="0">
            <text:p>0</text:p>
          </table:table-cell>
          <table:table-cell table:style-name="ce2" table:formula="of:=IF(OR([.A31]=&quot;ò&quot;;[.A31]=&quot;ó&quot;);[.B31];0)" office:value-type="float" office:value="0">
            <text:p>0</text:p>
          </table:table-cell>
          <table:table-cell table:style-name="ce2" table:formula="of:=IF(OR([.A31]=&quot;ú&quot;;[.A31]=&quot;ü&quot;);[.B31];0)" office:value-type="float" office:value="0">
            <text:p>0</text:p>
          </table:table-cell>
          <table:table-cell/>
          <table:table-cell table:formula="of:=[.B31]+IF([.A31]=&quot;a&quot;;[.D$200];IF([.A31]=&quot;e&quot;;[.E$200];IF([.A31]=&quot;i&quot;;[.F$200];IF([.A31]=&quot;o&quot;;[.G$200];IF([.A31]=&quot;u&quot;;[.H$200];0)))))" office:value-type="float" office:value="688">
            <text:p>688</text:p>
          </table:table-cell>
          <table:table-cell table:style-name="ce1" table:formula="of:=[.J31]/[.J$200]" office:value-type="percentage" office:value="0.000904935714050837">
            <text:p>0,090%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style-name="ce2" table:formula="of:=IF(OR([.A32]=&quot;è&quot;;[.A32]=&quot;é&quot;);[.B32];0)" office:value-type="float" office:value="0">
            <text:p>0</text:p>
          </table:table-cell>
          <table:table-cell table:style-name="ce2" table:formula="of:=IF(OR([.A32]=&quot;í&quot;;[.A32]=&quot;ï&quot;);[.B32];0)" office:value-type="float" office:value="0">
            <text:p>0</text:p>
          </table:table-cell>
          <table:table-cell table:style-name="ce2" table:formula="of:=IF(OR([.A32]=&quot;ò&quot;;[.A32]=&quot;ó&quot;);[.B32];0)" office:value-type="float" office:value="0">
            <text:p>0</text:p>
          </table:table-cell>
          <table:table-cell table:style-name="ce2" table:formula="of:=IF(OR([.A32]=&quot;ú&quot;;[.A32]=&quot;ü&quot;);[.B32];0)" office:value-type="float" office:value="0">
            <text:p>0</text:p>
          </table:table-cell>
          <table:table-cell/>
          <table:table-cell table:formula="of:=[.B32]+IF([.A32]=&quot;a&quot;;[.D$200];IF([.A32]=&quot;e&quot;;[.E$200];IF([.A32]=&quot;i&quot;;[.F$200];IF([.A32]=&quot;o&quot;;[.G$200];IF([.A32]=&quot;u&quot;;[.H$200];0)))))" office:value-type="float" office:value="554">
            <text:p>554</text:p>
          </table:table-cell>
          <table:table-cell table:style-name="ce1" table:formula="of:=[.J32]/[.J$200]" office:value-type="percentage" office:value="0.000728683699976982">
            <text:p>0,073%</text:p>
          </table:table-cell>
        </table:table-row>
        <table:table-row table:style-name="ro2">
          <table:table-cell office:value-type="string">
            <text:p>?</text:p>
          </table:table-cell>
          <table:table-cell office:value-type="float" office:value="366">
            <text:p>366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style-name="ce2" table:formula="of:=IF(OR([.A33]=&quot;è&quot;;[.A33]=&quot;é&quot;);[.B33];0)" office:value-type="float" office:value="0">
            <text:p>0</text:p>
          </table:table-cell>
          <table:table-cell table:style-name="ce2" table:formula="of:=IF(OR([.A33]=&quot;í&quot;;[.A33]=&quot;ï&quot;);[.B33];0)" office:value-type="float" office:value="0">
            <text:p>0</text:p>
          </table:table-cell>
          <table:table-cell table:style-name="ce2" table:formula="of:=IF(OR([.A33]=&quot;ò&quot;;[.A33]=&quot;ó&quot;);[.B33];0)" office:value-type="float" office:value="0">
            <text:p>0</text:p>
          </table:table-cell>
          <table:table-cell table:style-name="ce2" table:formula="of:=IF(OR([.A33]=&quot;ú&quot;;[.A33]=&quot;ü&quot;);[.B33];0)" office:value-type="float" office:value="0">
            <text:p>0</text:p>
          </table:table-cell>
          <table:table-cell/>
          <table:table-cell table:formula="of:=[.B33]+IF([.A33]=&quot;a&quot;;[.D$200];IF([.A33]=&quot;e&quot;;[.E$200];IF([.A33]=&quot;i&quot;;[.F$200];IF([.A33]=&quot;o&quot;;[.G$200];IF([.A33]=&quot;u&quot;;[.H$200];0)))))" office:value-type="float" office:value="366">
            <text:p>366</text:p>
          </table:table-cell>
          <table:table-cell table:style-name="ce1" table:formula="of:=[.J33]/[.J$200]" office:value-type="percentage" office:value="0.000481404754858439">
            <text:p>0,048%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style-name="ce2" table:formula="of:=IF(OR([.A34]=&quot;è&quot;;[.A34]=&quot;é&quot;);[.B34];0)" office:value-type="float" office:value="0">
            <text:p>0</text:p>
          </table:table-cell>
          <table:table-cell table:style-name="ce2" table:formula="of:=IF(OR([.A34]=&quot;í&quot;;[.A34]=&quot;ï&quot;);[.B34];0)" office:value-type="float" office:value="0">
            <text:p>0</text:p>
          </table:table-cell>
          <table:table-cell table:style-name="ce2" table:formula="of:=IF(OR([.A34]=&quot;ò&quot;;[.A34]=&quot;ó&quot;);[.B34];0)" office:value-type="float" office:value="0">
            <text:p>0</text:p>
          </table:table-cell>
          <table:table-cell table:style-name="ce2" table:formula="of:=IF(OR([.A34]=&quot;ú&quot;;[.A34]=&quot;ü&quot;);[.B34];0)" office:value-type="float" office:value="0">
            <text:p>0</text:p>
          </table:table-cell>
          <table:table-cell/>
          <table:table-cell table:formula="of:=[.B34]+IF([.A34]=&quot;a&quot;;[.D$200];IF([.A34]=&quot;e&quot;;[.E$200];IF([.A34]=&quot;i&quot;;[.F$200];IF([.A34]=&quot;o&quot;;[.G$200];IF([.A34]=&quot;u&quot;;[.H$200];0)))))" office:value-type="float" office:value="310">
            <text:p>310</text:p>
          </table:table-cell>
          <table:table-cell table:style-name="ce1" table:formula="of:=[.J34]/[.J$200]" office:value-type="percentage" office:value="0.000407747196738022">
            <text:p>0,041%</text:p>
          </table:table-cell>
        </table:table-row>
        <table:table-row table:style-name="ro2">
          <table:table-cell office:value-type="string">
            <text:p>"</text:p>
          </table:table-cell>
          <table:table-cell office:value-type="float" office:value="228">
            <text:p>228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style-name="ce2" table:formula="of:=IF(OR([.A35]=&quot;è&quot;;[.A35]=&quot;é&quot;);[.B35];0)" office:value-type="float" office:value="0">
            <text:p>0</text:p>
          </table:table-cell>
          <table:table-cell table:style-name="ce2" table:formula="of:=IF(OR([.A35]=&quot;í&quot;;[.A35]=&quot;ï&quot;);[.B35];0)" office:value-type="float" office:value="0">
            <text:p>0</text:p>
          </table:table-cell>
          <table:table-cell table:style-name="ce2" table:formula="of:=IF(OR([.A35]=&quot;ò&quot;;[.A35]=&quot;ó&quot;);[.B35];0)" office:value-type="float" office:value="0">
            <text:p>0</text:p>
          </table:table-cell>
          <table:table-cell table:style-name="ce2" table:formula="of:=IF(OR([.A35]=&quot;ú&quot;;[.A35]=&quot;ü&quot;);[.B35];0)" office:value-type="float" office:value="0">
            <text:p>0</text:p>
          </table:table-cell>
          <table:table-cell/>
          <table:table-cell table:formula="of:=[.B35]+IF([.A35]=&quot;a&quot;;[.D$200];IF([.A35]=&quot;e&quot;;[.E$200];IF([.A35]=&quot;i&quot;;[.F$200];IF([.A35]=&quot;o&quot;;[.G$200];IF([.A35]=&quot;u&quot;;[.H$200];0)))))" office:value-type="float" office:value="228">
            <text:p>228</text:p>
          </table:table-cell>
          <table:table-cell table:style-name="ce1" table:formula="of:=[.J35]/[.J$200]" office:value-type="percentage" office:value="0.000299891486633126">
            <text:p>0,030%</text:p>
          </table:table-cell>
        </table:table-row>
        <table:table-row table:style-name="ro2">
          <table:table-cell office:value-type="string">
            <text:p>’</text:p>
          </table:table-cell>
          <table:table-cell office:value-type="float" office:value="224">
            <text:p>224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style-name="ce2" table:formula="of:=IF(OR([.A36]=&quot;è&quot;;[.A36]=&quot;é&quot;);[.B36];0)" office:value-type="float" office:value="0">
            <text:p>0</text:p>
          </table:table-cell>
          <table:table-cell table:style-name="ce2" table:formula="of:=IF(OR([.A36]=&quot;í&quot;;[.A36]=&quot;ï&quot;);[.B36];0)" office:value-type="float" office:value="0">
            <text:p>0</text:p>
          </table:table-cell>
          <table:table-cell table:style-name="ce2" table:formula="of:=IF(OR([.A36]=&quot;ò&quot;;[.A36]=&quot;ó&quot;);[.B36];0)" office:value-type="float" office:value="0">
            <text:p>0</text:p>
          </table:table-cell>
          <table:table-cell table:style-name="ce2" table:formula="of:=IF(OR([.A36]=&quot;ú&quot;;[.A36]=&quot;ü&quot;);[.B36];0)" office:value-type="float" office:value="0">
            <text:p>0</text:p>
          </table:table-cell>
          <table:table-cell/>
          <table:table-cell table:formula="of:=[.B36]+IF([.A36]=&quot;a&quot;;[.D$200];IF([.A36]=&quot;e&quot;;[.E$200];IF([.A36]=&quot;i&quot;;[.F$200];IF([.A36]=&quot;o&quot;;[.G$200];IF([.A36]=&quot;u&quot;;[.H$200];0)))))" office:value-type="float" office:value="224">
            <text:p>224</text:p>
          </table:table-cell>
          <table:table-cell table:style-name="ce1" table:formula="of:=[.J36]/[.J$200]" office:value-type="percentage" office:value="0.000294630232481668">
            <text:p>0,029%</text:p>
          </table:table-cell>
        </table:table-row>
        <table:table-row table:style-name="ro2">
          <table:table-cell office:value-type="string">
            <text:p>[</text:p>
          </table:table-cell>
          <table:table-cell office:value-type="float" office:value="209">
            <text:p>209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style-name="ce2" table:formula="of:=IF(OR([.A37]=&quot;è&quot;;[.A37]=&quot;é&quot;);[.B37];0)" office:value-type="float" office:value="0">
            <text:p>0</text:p>
          </table:table-cell>
          <table:table-cell table:style-name="ce2" table:formula="of:=IF(OR([.A37]=&quot;í&quot;;[.A37]=&quot;ï&quot;);[.B37];0)" office:value-type="float" office:value="0">
            <text:p>0</text:p>
          </table:table-cell>
          <table:table-cell table:style-name="ce2" table:formula="of:=IF(OR([.A37]=&quot;ò&quot;;[.A37]=&quot;ó&quot;);[.B37];0)" office:value-type="float" office:value="0">
            <text:p>0</text:p>
          </table:table-cell>
          <table:table-cell table:style-name="ce2" table:formula="of:=IF(OR([.A37]=&quot;ú&quot;;[.A37]=&quot;ü&quot;);[.B37];0)" office:value-type="float" office:value="0">
            <text:p>0</text:p>
          </table:table-cell>
          <table:table-cell/>
          <table:table-cell table:formula="of:=[.B37]+IF([.A37]=&quot;a&quot;;[.D$200];IF([.A37]=&quot;e&quot;;[.E$200];IF([.A37]=&quot;i&quot;;[.F$200];IF([.A37]=&quot;o&quot;;[.G$200];IF([.A37]=&quot;u&quot;;[.H$200];0)))))" office:value-type="float" office:value="209">
            <text:p>209</text:p>
          </table:table-cell>
          <table:table-cell table:style-name="ce1" table:formula="of:=[.J37]/[.J$200]" office:value-type="percentage" office:value="0.000274900529413699">
            <text:p>0,027%</text:p>
          </table:table-cell>
        </table:table-row>
        <table:table-row table:style-name="ro2">
          <table:table-cell office:value-type="string">
            <text:p>]</text:p>
          </table:table-cell>
          <table:table-cell office:value-type="float" office:value="209">
            <text:p>209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style-name="ce2" table:formula="of:=IF(OR([.A38]=&quot;è&quot;;[.A38]=&quot;é&quot;);[.B38];0)" office:value-type="float" office:value="0">
            <text:p>0</text:p>
          </table:table-cell>
          <table:table-cell table:style-name="ce2" table:formula="of:=IF(OR([.A38]=&quot;í&quot;;[.A38]=&quot;ï&quot;);[.B38];0)" office:value-type="float" office:value="0">
            <text:p>0</text:p>
          </table:table-cell>
          <table:table-cell table:style-name="ce2" table:formula="of:=IF(OR([.A38]=&quot;ò&quot;;[.A38]=&quot;ó&quot;);[.B38];0)" office:value-type="float" office:value="0">
            <text:p>0</text:p>
          </table:table-cell>
          <table:table-cell table:style-name="ce2" table:formula="of:=IF(OR([.A38]=&quot;ú&quot;;[.A38]=&quot;ü&quot;);[.B38];0)" office:value-type="float" office:value="0">
            <text:p>0</text:p>
          </table:table-cell>
          <table:table-cell/>
          <table:table-cell table:formula="of:=[.B38]+IF([.A38]=&quot;a&quot;;[.D$200];IF([.A38]=&quot;e&quot;;[.E$200];IF([.A38]=&quot;i&quot;;[.F$200];IF([.A38]=&quot;o&quot;;[.G$200];IF([.A38]=&quot;u&quot;;[.H$200];0)))))" office:value-type="float" office:value="209">
            <text:p>209</text:p>
          </table:table-cell>
          <table:table-cell table:style-name="ce1" table:formula="of:=[.J38]/[.J$200]" office:value-type="percentage" office:value="0.000274900529413699">
            <text:p>0,027%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style-name="ce2" table:formula="of:=IF(OR([.A39]=&quot;è&quot;;[.A39]=&quot;é&quot;);[.B39];0)" office:value-type="float" office:value="0">
            <text:p>0</text:p>
          </table:table-cell>
          <table:table-cell table:style-name="ce2" table:formula="of:=IF(OR([.A39]=&quot;í&quot;;[.A39]=&quot;ï&quot;);[.B39];0)" office:value-type="float" office:value="0">
            <text:p>0</text:p>
          </table:table-cell>
          <table:table-cell table:style-name="ce2" table:formula="of:=IF(OR([.A39]=&quot;ò&quot;;[.A39]=&quot;ó&quot;);[.B39];0)" office:value-type="float" office:value="0">
            <text:p>0</text:p>
          </table:table-cell>
          <table:table-cell table:style-name="ce2" table:formula="of:=IF(OR([.A39]=&quot;ú&quot;;[.A39]=&quot;ü&quot;);[.B39];0)" office:value-type="float" office:value="0">
            <text:p>0</text:p>
          </table:table-cell>
          <table:table-cell/>
          <table:table-cell table:formula="of:=[.B39]+IF([.A39]=&quot;a&quot;;[.D$200];IF([.A39]=&quot;e&quot;;[.E$200];IF([.A39]=&quot;i&quot;;[.F$200];IF([.A39]=&quot;o&quot;;[.G$200];IF([.A39]=&quot;u&quot;;[.H$200];0)))))" office:value-type="float" office:value="167">
            <text:p>167</text:p>
          </table:table-cell>
          <table:table-cell table:style-name="ce1" table:formula="of:=[.J39]/[.J$200]" office:value-type="percentage" office:value="0.000219657360823386">
            <text:p>0,022%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53">
            <text:p>153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style-name="ce2" table:formula="of:=IF(OR([.A40]=&quot;è&quot;;[.A40]=&quot;é&quot;);[.B40];0)" office:value-type="float" office:value="0">
            <text:p>0</text:p>
          </table:table-cell>
          <table:table-cell table:style-name="ce2" table:formula="of:=IF(OR([.A40]=&quot;í&quot;;[.A40]=&quot;ï&quot;);[.B40];0)" office:value-type="float" office:value="0">
            <text:p>0</text:p>
          </table:table-cell>
          <table:table-cell table:style-name="ce2" table:formula="of:=IF(OR([.A40]=&quot;ò&quot;;[.A40]=&quot;ó&quot;);[.B40];0)" office:value-type="float" office:value="0">
            <text:p>0</text:p>
          </table:table-cell>
          <table:table-cell table:style-name="ce2" table:formula="of:=IF(OR([.A40]=&quot;ú&quot;;[.A40]=&quot;ü&quot;);[.B40];0)" office:value-type="float" office:value="0">
            <text:p>0</text:p>
          </table:table-cell>
          <table:table-cell/>
          <table:table-cell table:formula="of:=[.B40]+IF([.A40]=&quot;a&quot;;[.D$200];IF([.A40]=&quot;e&quot;;[.E$200];IF([.A40]=&quot;i&quot;;[.F$200];IF([.A40]=&quot;o&quot;;[.G$200];IF([.A40]=&quot;u&quot;;[.H$200];0)))))" office:value-type="float" office:value="153">
            <text:p>153</text:p>
          </table:table-cell>
          <table:table-cell table:style-name="ce1" table:formula="of:=[.J40]/[.J$200]" office:value-type="percentage" office:value="0.000201242971293282">
            <text:p>0,020%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style-name="ce2" table:formula="of:=IF(OR([.A41]=&quot;è&quot;;[.A41]=&quot;é&quot;);[.B41];0)" office:value-type="float" office:value="0">
            <text:p>0</text:p>
          </table:table-cell>
          <table:table-cell table:style-name="ce2" table:formula="of:=IF(OR([.A41]=&quot;í&quot;;[.A41]=&quot;ï&quot;);[.B41];0)" office:value-type="float" office:value="0">
            <text:p>0</text:p>
          </table:table-cell>
          <table:table-cell table:style-name="ce2" table:formula="of:=IF(OR([.A41]=&quot;ò&quot;;[.A41]=&quot;ó&quot;);[.B41];0)" office:value-type="float" office:value="0">
            <text:p>0</text:p>
          </table:table-cell>
          <table:table-cell table:style-name="ce2" table:formula="of:=IF(OR([.A41]=&quot;ú&quot;;[.A41]=&quot;ü&quot;);[.B41];0)" office:value-type="float" office:value="0">
            <text:p>0</text:p>
          </table:table-cell>
          <table:table-cell/>
          <table:table-cell table:formula="of:=[.B41]+IF([.A41]=&quot;a&quot;;[.D$200];IF([.A41]=&quot;e&quot;;[.E$200];IF([.A41]=&quot;i&quot;;[.F$200];IF([.A41]=&quot;o&quot;;[.G$200];IF([.A41]=&quot;u&quot;;[.H$200];0)))))" office:value-type="float" office:value="138">
            <text:p>138</text:p>
          </table:table-cell>
          <table:table-cell table:style-name="ce1" table:formula="of:=[.J41]/[.J$200]" office:value-type="percentage" office:value="0.000181513268225313">
            <text:p>0,018%</text:p>
          </table:table-cell>
        </table:table-row>
        <table:table-row table:style-name="ro2">
          <table:table-cell office:value-type="string">
            <text:p>”</text:p>
          </table:table-cell>
          <table:table-cell office:value-type="float" office:value="120">
            <text:p>120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style-name="ce2" table:formula="of:=IF(OR([.A42]=&quot;è&quot;;[.A42]=&quot;é&quot;);[.B42];0)" office:value-type="float" office:value="0">
            <text:p>0</text:p>
          </table:table-cell>
          <table:table-cell table:style-name="ce2" table:formula="of:=IF(OR([.A42]=&quot;í&quot;;[.A42]=&quot;ï&quot;);[.B42];0)" office:value-type="float" office:value="0">
            <text:p>0</text:p>
          </table:table-cell>
          <table:table-cell table:style-name="ce2" table:formula="of:=IF(OR([.A42]=&quot;ò&quot;;[.A42]=&quot;ó&quot;);[.B42];0)" office:value-type="float" office:value="0">
            <text:p>0</text:p>
          </table:table-cell>
          <table:table-cell table:style-name="ce2" table:formula="of:=IF(OR([.A42]=&quot;ú&quot;;[.A42]=&quot;ü&quot;);[.B42];0)" office:value-type="float" office:value="0">
            <text:p>0</text:p>
          </table:table-cell>
          <table:table-cell/>
          <table:table-cell table:formula="of:=[.B42]+IF([.A42]=&quot;a&quot;;[.D$200];IF([.A42]=&quot;e&quot;;[.E$200];IF([.A42]=&quot;i&quot;;[.F$200];IF([.A42]=&quot;o&quot;;[.G$200];IF([.A42]=&quot;u&quot;;[.H$200];0)))))" office:value-type="float" office:value="120">
            <text:p>120</text:p>
          </table:table-cell>
          <table:table-cell table:style-name="ce1" table:formula="of:=[.J42]/[.J$200]" office:value-type="percentage" office:value="0.000157837624543751">
            <text:p>0,016%</text:p>
          </table:table-cell>
        </table:table-row>
        <table:table-row table:style-name="ro2">
          <table:table-cell office:value-type="string">
            <text:p>“</text:p>
          </table:table-cell>
          <table:table-cell office:value-type="float" office:value="119">
            <text:p>119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style-name="ce2" table:formula="of:=IF(OR([.A43]=&quot;è&quot;;[.A43]=&quot;é&quot;);[.B43];0)" office:value-type="float" office:value="0">
            <text:p>0</text:p>
          </table:table-cell>
          <table:table-cell table:style-name="ce2" table:formula="of:=IF(OR([.A43]=&quot;í&quot;;[.A43]=&quot;ï&quot;);[.B43];0)" office:value-type="float" office:value="0">
            <text:p>0</text:p>
          </table:table-cell>
          <table:table-cell table:style-name="ce2" table:formula="of:=IF(OR([.A43]=&quot;ò&quot;;[.A43]=&quot;ó&quot;);[.B43];0)" office:value-type="float" office:value="0">
            <text:p>0</text:p>
          </table:table-cell>
          <table:table-cell table:style-name="ce2" table:formula="of:=IF(OR([.A43]=&quot;ú&quot;;[.A43]=&quot;ü&quot;);[.B43];0)" office:value-type="float" office:value="0">
            <text:p>0</text:p>
          </table:table-cell>
          <table:table-cell/>
          <table:table-cell table:formula="of:=[.B43]+IF([.A43]=&quot;a&quot;;[.D$200];IF([.A43]=&quot;e&quot;;[.E$200];IF([.A43]=&quot;i&quot;;[.F$200];IF([.A43]=&quot;o&quot;;[.G$200];IF([.A43]=&quot;u&quot;;[.H$200];0)))))" office:value-type="float" office:value="119">
            <text:p>119</text:p>
          </table:table-cell>
          <table:table-cell table:style-name="ce1" table:formula="of:=[.J43]/[.J$200]" office:value-type="percentage" office:value="0.000156522311005886">
            <text:p>0,016%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style-name="ce2" table:formula="of:=IF(OR([.A44]=&quot;è&quot;;[.A44]=&quot;é&quot;);[.B44];0)" office:value-type="float" office:value="0">
            <text:p>0</text:p>
          </table:table-cell>
          <table:table-cell table:style-name="ce2" table:formula="of:=IF(OR([.A44]=&quot;í&quot;;[.A44]=&quot;ï&quot;);[.B44];0)" office:value-type="float" office:value="0">
            <text:p>0</text:p>
          </table:table-cell>
          <table:table-cell table:style-name="ce2" table:formula="of:=IF(OR([.A44]=&quot;ò&quot;;[.A44]=&quot;ó&quot;);[.B44];0)" office:value-type="float" office:value="0">
            <text:p>0</text:p>
          </table:table-cell>
          <table:table-cell table:style-name="ce2" table:formula="of:=IF(OR([.A44]=&quot;ú&quot;;[.A44]=&quot;ü&quot;);[.B44];0)" office:value-type="float" office:value="0">
            <text:p>0</text:p>
          </table:table-cell>
          <table:table-cell/>
          <table:table-cell table:formula="of:=[.B44]+IF([.A44]=&quot;a&quot;;[.D$200];IF([.A44]=&quot;e&quot;;[.E$200];IF([.A44]=&quot;i&quot;;[.F$200];IF([.A44]=&quot;o&quot;;[.G$200];IF([.A44]=&quot;u&quot;;[.H$200];0)))))" office:value-type="float" office:value="99">
            <text:p>99</text:p>
          </table:table-cell>
          <table:table-cell table:style-name="ce1" table:formula="of:=[.J44]/[.J$200]" office:value-type="percentage" office:value="0.000130216040248594">
            <text:p>0,013%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85">
            <text:p>85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style-name="ce2" table:formula="of:=IF(OR([.A45]=&quot;è&quot;;[.A45]=&quot;é&quot;);[.B45];0)" office:value-type="float" office:value="0">
            <text:p>0</text:p>
          </table:table-cell>
          <table:table-cell table:style-name="ce2" table:formula="of:=IF(OR([.A45]=&quot;í&quot;;[.A45]=&quot;ï&quot;);[.B45];0)" office:value-type="float" office:value="0">
            <text:p>0</text:p>
          </table:table-cell>
          <table:table-cell table:style-name="ce2" table:formula="of:=IF(OR([.A45]=&quot;ò&quot;;[.A45]=&quot;ó&quot;);[.B45];0)" office:value-type="float" office:value="0">
            <text:p>0</text:p>
          </table:table-cell>
          <table:table-cell table:style-name="ce2" table:formula="of:=IF(OR([.A45]=&quot;ú&quot;;[.A45]=&quot;ü&quot;);[.B45];0)" office:value-type="float" office:value="0">
            <text:p>0</text:p>
          </table:table-cell>
          <table:table-cell/>
          <table:table-cell table:formula="of:=[.B45]+IF([.A45]=&quot;a&quot;;[.D$200];IF([.A45]=&quot;e&quot;;[.E$200];IF([.A45]=&quot;i&quot;;[.F$200];IF([.A45]=&quot;o&quot;;[.G$200];IF([.A45]=&quot;u&quot;;[.H$200];0)))))" office:value-type="float" office:value="85">
            <text:p>85</text:p>
          </table:table-cell>
          <table:table-cell table:style-name="ce1" table:formula="of:=[.J45]/[.J$200]" office:value-type="percentage" office:value="0.00011180165071849">
            <text:p>0,011%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style-name="ce2" table:formula="of:=IF(OR([.A46]=&quot;è&quot;;[.A46]=&quot;é&quot;);[.B46];0)" office:value-type="float" office:value="0">
            <text:p>0</text:p>
          </table:table-cell>
          <table:table-cell table:style-name="ce2" table:formula="of:=IF(OR([.A46]=&quot;í&quot;;[.A46]=&quot;ï&quot;);[.B46];0)" office:value-type="float" office:value="0">
            <text:p>0</text:p>
          </table:table-cell>
          <table:table-cell table:style-name="ce2" table:formula="of:=IF(OR([.A46]=&quot;ò&quot;;[.A46]=&quot;ó&quot;);[.B46];0)" office:value-type="float" office:value="0">
            <text:p>0</text:p>
          </table:table-cell>
          <table:table-cell table:style-name="ce2" table:formula="of:=IF(OR([.A46]=&quot;ú&quot;;[.A46]=&quot;ü&quot;);[.B46];0)" office:value-type="float" office:value="0">
            <text:p>0</text:p>
          </table:table-cell>
          <table:table-cell/>
          <table:table-cell table:formula="of:=[.B46]+IF([.A46]=&quot;a&quot;;[.D$200];IF([.A46]=&quot;e&quot;;[.E$200];IF([.A46]=&quot;i&quot;;[.F$200];IF([.A46]=&quot;o&quot;;[.G$200];IF([.A46]=&quot;u&quot;;[.H$200];0)))))" office:value-type="float" office:value="84">
            <text:p>84</text:p>
          </table:table-cell>
          <table:table-cell table:style-name="ce1" table:formula="of:=[.J46]/[.J$200]" office:value-type="percentage" office:value="0.000110486337180625">
            <text:p>0,011%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83">
            <text:p>83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style-name="ce2" table:formula="of:=IF(OR([.A47]=&quot;è&quot;;[.A47]=&quot;é&quot;);[.B47];0)" office:value-type="float" office:value="0">
            <text:p>0</text:p>
          </table:table-cell>
          <table:table-cell table:style-name="ce2" table:formula="of:=IF(OR([.A47]=&quot;í&quot;;[.A47]=&quot;ï&quot;);[.B47];0)" office:value-type="float" office:value="0">
            <text:p>0</text:p>
          </table:table-cell>
          <table:table-cell table:style-name="ce2" table:formula="of:=IF(OR([.A47]=&quot;ò&quot;;[.A47]=&quot;ó&quot;);[.B47];0)" office:value-type="float" office:value="0">
            <text:p>0</text:p>
          </table:table-cell>
          <table:table-cell table:style-name="ce2" table:formula="of:=IF(OR([.A47]=&quot;ú&quot;;[.A47]=&quot;ü&quot;);[.B47];0)" office:value-type="float" office:value="0">
            <text:p>0</text:p>
          </table:table-cell>
          <table:table-cell/>
          <table:table-cell table:formula="of:=[.B47]+IF([.A47]=&quot;a&quot;;[.D$200];IF([.A47]=&quot;e&quot;;[.E$200];IF([.A47]=&quot;i&quot;;[.F$200];IF([.A47]=&quot;o&quot;;[.G$200];IF([.A47]=&quot;u&quot;;[.H$200];0)))))" office:value-type="float" office:value="83">
            <text:p>83</text:p>
          </table:table-cell>
          <table:table-cell table:style-name="ce1" table:formula="of:=[.J47]/[.J$200]" office:value-type="percentage" office:value="0.000109171023642761">
            <text:p>0,011%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float" office:value="81">
            <text:p>81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style-name="ce2" table:formula="of:=IF(OR([.A48]=&quot;è&quot;;[.A48]=&quot;é&quot;);[.B48];0)" office:value-type="float" office:value="0">
            <text:p>0</text:p>
          </table:table-cell>
          <table:table-cell table:style-name="ce2" table:formula="of:=IF(OR([.A48]=&quot;í&quot;;[.A48]=&quot;ï&quot;);[.B48];0)" office:value-type="float" office:value="0">
            <text:p>0</text:p>
          </table:table-cell>
          <table:table-cell table:style-name="ce2" table:formula="of:=IF(OR([.A48]=&quot;ò&quot;;[.A48]=&quot;ó&quot;);[.B48];0)" office:value-type="float" office:value="0">
            <text:p>0</text:p>
          </table:table-cell>
          <table:table-cell table:style-name="ce2" table:formula="of:=IF(OR([.A48]=&quot;ú&quot;;[.A48]=&quot;ü&quot;);[.B48];0)" office:value-type="float" office:value="0">
            <text:p>0</text:p>
          </table:table-cell>
          <table:table-cell/>
          <table:table-cell table:formula="of:=[.B48]+IF([.A48]=&quot;a&quot;;[.D$200];IF([.A48]=&quot;e&quot;;[.E$200];IF([.A48]=&quot;i&quot;;[.F$200];IF([.A48]=&quot;o&quot;;[.G$200];IF([.A48]=&quot;u&quot;;[.H$200];0)))))" office:value-type="float" office:value="81">
            <text:p>81</text:p>
          </table:table-cell>
          <table:table-cell table:style-name="ce1" table:formula="of:=[.J48]/[.J$200]" office:value-type="percentage" office:value="0.000106540396567032">
            <text:p>0,011%</text:p>
          </table:table-cell>
        </table:table-row>
        <table:table-row table:style-name="ro2">
          <table:table-cell office:value-type="string">
            <text:p>:</text:p>
          </table:table-cell>
          <table:table-cell office:value-type="float" office:value="69">
            <text:p>69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style-name="ce2" table:formula="of:=IF(OR([.A49]=&quot;è&quot;;[.A49]=&quot;é&quot;);[.B49];0)" office:value-type="float" office:value="0">
            <text:p>0</text:p>
          </table:table-cell>
          <table:table-cell table:style-name="ce2" table:formula="of:=IF(OR([.A49]=&quot;í&quot;;[.A49]=&quot;ï&quot;);[.B49];0)" office:value-type="float" office:value="0">
            <text:p>0</text:p>
          </table:table-cell>
          <table:table-cell table:style-name="ce2" table:formula="of:=IF(OR([.A49]=&quot;ò&quot;;[.A49]=&quot;ó&quot;);[.B49];0)" office:value-type="float" office:value="0">
            <text:p>0</text:p>
          </table:table-cell>
          <table:table-cell table:style-name="ce2" table:formula="of:=IF(OR([.A49]=&quot;ú&quot;;[.A49]=&quot;ü&quot;);[.B49];0)" office:value-type="float" office:value="0">
            <text:p>0</text:p>
          </table:table-cell>
          <table:table-cell/>
          <table:table-cell table:formula="of:=[.B49]+IF([.A49]=&quot;a&quot;;[.D$200];IF([.A49]=&quot;e&quot;;[.E$200];IF([.A49]=&quot;i&quot;;[.F$200];IF([.A49]=&quot;o&quot;;[.G$200];IF([.A49]=&quot;u&quot;;[.H$200];0)))))" office:value-type="float" office:value="69">
            <text:p>69</text:p>
          </table:table-cell>
          <table:table-cell table:style-name="ce1" table:formula="of:=[.J49]/[.J$200]" office:value-type="percentage" office:value="0.0000907566341126566">
            <text:p>0,009%</text:p>
          </table:table-cell>
        </table:table-row>
        <table:table-row table:style-name="ro2">
          <table:table-cell office:value-type="string">
            <text:p>)</text:p>
          </table:table-cell>
          <table:table-cell office:value-type="float" office:value="47">
            <text:p>47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style-name="ce2" table:formula="of:=IF(OR([.A50]=&quot;è&quot;;[.A50]=&quot;é&quot;);[.B50];0)" office:value-type="float" office:value="0">
            <text:p>0</text:p>
          </table:table-cell>
          <table:table-cell table:style-name="ce2" table:formula="of:=IF(OR([.A50]=&quot;í&quot;;[.A50]=&quot;ï&quot;);[.B50];0)" office:value-type="float" office:value="0">
            <text:p>0</text:p>
          </table:table-cell>
          <table:table-cell table:style-name="ce2" table:formula="of:=IF(OR([.A50]=&quot;ò&quot;;[.A50]=&quot;ó&quot;);[.B50];0)" office:value-type="float" office:value="0">
            <text:p>0</text:p>
          </table:table-cell>
          <table:table-cell table:style-name="ce2" table:formula="of:=IF(OR([.A50]=&quot;ú&quot;;[.A50]=&quot;ü&quot;);[.B50];0)" office:value-type="float" office:value="0">
            <text:p>0</text:p>
          </table:table-cell>
          <table:table-cell/>
          <table:table-cell table:formula="of:=[.B50]+IF([.A50]=&quot;a&quot;;[.D$200];IF([.A50]=&quot;e&quot;;[.E$200];IF([.A50]=&quot;i&quot;;[.F$200];IF([.A50]=&quot;o&quot;;[.G$200];IF([.A50]=&quot;u&quot;;[.H$200];0)))))" office:value-type="float" office:value="47">
            <text:p>47</text:p>
          </table:table-cell>
          <table:table-cell table:style-name="ce1" table:formula="of:=[.J50]/[.J$200]" office:value-type="percentage" office:value="0.0000618197362796357">
            <text:p>0,006%</text:p>
          </table:table-cell>
        </table:table-row>
        <table:table-row table:style-name="ro2">
          <table:table-cell office:value-type="string">
            <text:p>(</text:p>
          </table:table-cell>
          <table:table-cell office:value-type="float" office:value="46">
            <text:p>46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style-name="ce2" table:formula="of:=IF(OR([.A51]=&quot;è&quot;;[.A51]=&quot;é&quot;);[.B51];0)" office:value-type="float" office:value="0">
            <text:p>0</text:p>
          </table:table-cell>
          <table:table-cell table:style-name="ce2" table:formula="of:=IF(OR([.A51]=&quot;í&quot;;[.A51]=&quot;ï&quot;);[.B51];0)" office:value-type="float" office:value="0">
            <text:p>0</text:p>
          </table:table-cell>
          <table:table-cell table:style-name="ce2" table:formula="of:=IF(OR([.A51]=&quot;ò&quot;;[.A51]=&quot;ó&quot;);[.B51];0)" office:value-type="float" office:value="0">
            <text:p>0</text:p>
          </table:table-cell>
          <table:table-cell table:style-name="ce2" table:formula="of:=IF(OR([.A51]=&quot;ú&quot;;[.A51]=&quot;ü&quot;);[.B51];0)" office:value-type="float" office:value="0">
            <text:p>0</text:p>
          </table:table-cell>
          <table:table-cell/>
          <table:table-cell table:formula="of:=[.B51]+IF([.A51]=&quot;a&quot;;[.D$200];IF([.A51]=&quot;e&quot;;[.E$200];IF([.A51]=&quot;i&quot;;[.F$200];IF([.A51]=&quot;o&quot;;[.G$200];IF([.A51]=&quot;u&quot;;[.H$200];0)))))" office:value-type="float" office:value="46">
            <text:p>46</text:p>
          </table:table-cell>
          <table:table-cell table:style-name="ce1" table:formula="of:=[.J51]/[.J$200]" office:value-type="percentage" office:value="0.0000605044227417711">
            <text:p>0,006%</text:p>
          </table:table-cell>
        </table:table-row>
        <table:table-row table:style-name="ro2">
          <table:table-cell office:value-type="string">
            <text:p>/</text:p>
          </table:table-cell>
          <table:table-cell office:value-type="float" office:value="37">
            <text:p>37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style-name="ce2" table:formula="of:=IF(OR([.A52]=&quot;è&quot;;[.A52]=&quot;é&quot;);[.B52];0)" office:value-type="float" office:value="0">
            <text:p>0</text:p>
          </table:table-cell>
          <table:table-cell table:style-name="ce2" table:formula="of:=IF(OR([.A52]=&quot;í&quot;;[.A52]=&quot;ï&quot;);[.B52];0)" office:value-type="float" office:value="0">
            <text:p>0</text:p>
          </table:table-cell>
          <table:table-cell table:style-name="ce2" table:formula="of:=IF(OR([.A52]=&quot;ò&quot;;[.A52]=&quot;ó&quot;);[.B52];0)" office:value-type="float" office:value="0">
            <text:p>0</text:p>
          </table:table-cell>
          <table:table-cell table:style-name="ce2" table:formula="of:=IF(OR([.A52]=&quot;ú&quot;;[.A52]=&quot;ü&quot;);[.B52];0)" office:value-type="float" office:value="0">
            <text:p>0</text:p>
          </table:table-cell>
          <table:table-cell/>
          <table:table-cell table:formula="of:=[.B52]+IF([.A52]=&quot;a&quot;;[.D$200];IF([.A52]=&quot;e&quot;;[.E$200];IF([.A52]=&quot;i&quot;;[.F$200];IF([.A52]=&quot;o&quot;;[.G$200];IF([.A52]=&quot;u&quot;;[.H$200];0)))))" office:value-type="float" office:value="37">
            <text:p>37</text:p>
          </table:table-cell>
          <table:table-cell table:style-name="ce1" table:formula="of:=[.J52]/[.J$200]" office:value-type="percentage" office:value="0.0000486666009009898">
            <text:p>0,005%</text:p>
          </table:table-cell>
        </table:table-row>
        <table:table-row table:style-name="ro2">
          <table:table-cell office:value-type="string">
            <text:p>;</text:p>
          </table:table-cell>
          <table:table-cell office:value-type="float" office:value="34">
            <text:p>3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style-name="ce2" table:formula="of:=IF(OR([.A53]=&quot;è&quot;;[.A53]=&quot;é&quot;);[.B53];0)" office:value-type="float" office:value="0">
            <text:p>0</text:p>
          </table:table-cell>
          <table:table-cell table:style-name="ce2" table:formula="of:=IF(OR([.A53]=&quot;í&quot;;[.A53]=&quot;ï&quot;);[.B53];0)" office:value-type="float" office:value="0">
            <text:p>0</text:p>
          </table:table-cell>
          <table:table-cell table:style-name="ce2" table:formula="of:=IF(OR([.A53]=&quot;ò&quot;;[.A53]=&quot;ó&quot;);[.B53];0)" office:value-type="float" office:value="0">
            <text:p>0</text:p>
          </table:table-cell>
          <table:table-cell table:style-name="ce2" table:formula="of:=IF(OR([.A53]=&quot;ú&quot;;[.A53]=&quot;ü&quot;);[.B53];0)" office:value-type="float" office:value="0">
            <text:p>0</text:p>
          </table:table-cell>
          <table:table-cell/>
          <table:table-cell table:formula="of:=[.B53]+IF([.A53]=&quot;a&quot;;[.D$200];IF([.A53]=&quot;e&quot;;[.E$200];IF([.A53]=&quot;i&quot;;[.F$200];IF([.A53]=&quot;o&quot;;[.G$200];IF([.A53]=&quot;u&quot;;[.H$200];0)))))" office:value-type="float" office:value="34">
            <text:p>34</text:p>
          </table:table-cell>
          <table:table-cell table:style-name="ce1" table:formula="of:=[.J53]/[.J$200]" office:value-type="percentage" office:value="0.000044720660287396">
            <text:p>0,004%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style-name="ce2" table:formula="of:=IF(OR([.A54]=&quot;è&quot;;[.A54]=&quot;é&quot;);[.B54];0)" office:value-type="float" office:value="0">
            <text:p>0</text:p>
          </table:table-cell>
          <table:table-cell table:style-name="ce2" table:formula="of:=IF(OR([.A54]=&quot;í&quot;;[.A54]=&quot;ï&quot;);[.B54];0)" office:value-type="float" office:value="0">
            <text:p>0</text:p>
          </table:table-cell>
          <table:table-cell table:style-name="ce2" table:formula="of:=IF(OR([.A54]=&quot;ò&quot;;[.A54]=&quot;ó&quot;);[.B54];0)" office:value-type="float" office:value="0">
            <text:p>0</text:p>
          </table:table-cell>
          <table:table-cell table:style-name="ce2" table:formula="of:=IF(OR([.A54]=&quot;ú&quot;;[.A54]=&quot;ü&quot;);[.B54];0)" office:value-type="float" office:value="0">
            <text:p>0</text:p>
          </table:table-cell>
          <table:table-cell/>
          <table:table-cell table:formula="of:=[.B54]+IF([.A54]=&quot;a&quot;;[.D$200];IF([.A54]=&quot;e&quot;;[.E$200];IF([.A54]=&quot;i&quot;;[.F$200];IF([.A54]=&quot;o&quot;;[.G$200];IF([.A54]=&quot;u&quot;;[.H$200];0)))))" office:value-type="float" office:value="30">
            <text:p>30</text:p>
          </table:table-cell>
          <table:table-cell table:style-name="ce1" table:formula="of:=[.J54]/[.J$200]" office:value-type="percentage" office:value="0.0000394594061359377">
            <text:p>0,004%</text:p>
          </table:table-cell>
        </table:table-row>
        <table:table-row table:style-name="ro2">
          <table:table-cell office:value-type="string">
            <text:p>—</text:p>
          </table:table-cell>
          <table:table-cell office:value-type="float" office:value="30">
            <text:p>30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style-name="ce2" table:formula="of:=IF(OR([.A55]=&quot;è&quot;;[.A55]=&quot;é&quot;);[.B55];0)" office:value-type="float" office:value="0">
            <text:p>0</text:p>
          </table:table-cell>
          <table:table-cell table:style-name="ce2" table:formula="of:=IF(OR([.A55]=&quot;í&quot;;[.A55]=&quot;ï&quot;);[.B55];0)" office:value-type="float" office:value="0">
            <text:p>0</text:p>
          </table:table-cell>
          <table:table-cell table:style-name="ce2" table:formula="of:=IF(OR([.A55]=&quot;ò&quot;;[.A55]=&quot;ó&quot;);[.B55];0)" office:value-type="float" office:value="0">
            <text:p>0</text:p>
          </table:table-cell>
          <table:table-cell table:style-name="ce2" table:formula="of:=IF(OR([.A55]=&quot;ú&quot;;[.A55]=&quot;ü&quot;);[.B55];0)" office:value-type="float" office:value="0">
            <text:p>0</text:p>
          </table:table-cell>
          <table:table-cell/>
          <table:table-cell table:formula="of:=[.B55]+IF([.A55]=&quot;a&quot;;[.D$200];IF([.A55]=&quot;e&quot;;[.E$200];IF([.A55]=&quot;i&quot;;[.F$200];IF([.A55]=&quot;o&quot;;[.G$200];IF([.A55]=&quot;u&quot;;[.H$200];0)))))" office:value-type="float" office:value="30">
            <text:p>30</text:p>
          </table:table-cell>
          <table:table-cell table:style-name="ce1" table:formula="of:=[.J55]/[.J$200]" office:value-type="percentage" office:value="0.0000394594061359377">
            <text:p>0,004%</text:p>
          </table:table-cell>
        </table:table-row>
        <table:table-row table:style-name="ro2">
          <table:table-cell office:value-type="string">
            <text:p>%</text:p>
          </table:table-cell>
          <table:table-cell office:value-type="float" office:value="20">
            <text:p>20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style-name="ce2" table:formula="of:=IF(OR([.A56]=&quot;è&quot;;[.A56]=&quot;é&quot;);[.B56];0)" office:value-type="float" office:value="0">
            <text:p>0</text:p>
          </table:table-cell>
          <table:table-cell table:style-name="ce2" table:formula="of:=IF(OR([.A56]=&quot;í&quot;;[.A56]=&quot;ï&quot;);[.B56];0)" office:value-type="float" office:value="0">
            <text:p>0</text:p>
          </table:table-cell>
          <table:table-cell table:style-name="ce2" table:formula="of:=IF(OR([.A56]=&quot;ò&quot;;[.A56]=&quot;ó&quot;);[.B56];0)" office:value-type="float" office:value="0">
            <text:p>0</text:p>
          </table:table-cell>
          <table:table-cell table:style-name="ce2" table:formula="of:=IF(OR([.A56]=&quot;ú&quot;;[.A56]=&quot;ü&quot;);[.B56];0)" office:value-type="float" office:value="0">
            <text:p>0</text:p>
          </table:table-cell>
          <table:table-cell/>
          <table:table-cell table:formula="of:=[.B56]+IF([.A56]=&quot;a&quot;;[.D$200];IF([.A56]=&quot;e&quot;;[.E$200];IF([.A56]=&quot;i&quot;;[.F$200];IF([.A56]=&quot;o&quot;;[.G$200];IF([.A56]=&quot;u&quot;;[.H$200];0)))))" office:value-type="float" office:value="20">
            <text:p>20</text:p>
          </table:table-cell>
          <table:table-cell table:style-name="ce1" table:formula="of:=[.J56]/[.J$200]" office:value-type="percentage" office:value="0.0000263062707572918">
            <text:p>0,003%</text:p>
          </table:table-cell>
        </table:table-row>
        <table:table-row table:style-name="ro2">
          <table:table-cell office:value-type="string">
            <text:p>_</text:p>
          </table:table-cell>
          <table:table-cell office:value-type="float" office:value="12">
            <text:p>12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style-name="ce2" table:formula="of:=IF(OR([.A57]=&quot;è&quot;;[.A57]=&quot;é&quot;);[.B57];0)" office:value-type="float" office:value="0">
            <text:p>0</text:p>
          </table:table-cell>
          <table:table-cell table:style-name="ce2" table:formula="of:=IF(OR([.A57]=&quot;í&quot;;[.A57]=&quot;ï&quot;);[.B57];0)" office:value-type="float" office:value="0">
            <text:p>0</text:p>
          </table:table-cell>
          <table:table-cell table:style-name="ce2" table:formula="of:=IF(OR([.A57]=&quot;ò&quot;;[.A57]=&quot;ó&quot;);[.B57];0)" office:value-type="float" office:value="0">
            <text:p>0</text:p>
          </table:table-cell>
          <table:table-cell table:style-name="ce2" table:formula="of:=IF(OR([.A57]=&quot;ú&quot;;[.A57]=&quot;ü&quot;);[.B57];0)" office:value-type="float" office:value="0">
            <text:p>0</text:p>
          </table:table-cell>
          <table:table-cell/>
          <table:table-cell table:formula="of:=[.B57]+IF([.A57]=&quot;a&quot;;[.D$200];IF([.A57]=&quot;e&quot;;[.E$200];IF([.A57]=&quot;i&quot;;[.F$200];IF([.A57]=&quot;o&quot;;[.G$200];IF([.A57]=&quot;u&quot;;[.H$200];0)))))" office:value-type="float" office:value="12">
            <text:p>12</text:p>
          </table:table-cell>
          <table:table-cell table:style-name="ce1" table:formula="of:=[.J57]/[.J$200]" office:value-type="percentage" office:value="0.0000157837624543751">
            <text:p>0,002%</text:p>
          </table:table-cell>
        </table:table-row>
        <table:table-row table:style-name="ro2">
          <table:table-cell office:value-type="string">
            <text:p>&gt;</text:p>
          </table:table-cell>
          <table:table-cell office:value-type="float" office:value="11">
            <text:p>11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style-name="ce2" table:formula="of:=IF(OR([.A58]=&quot;è&quot;;[.A58]=&quot;é&quot;);[.B58];0)" office:value-type="float" office:value="0">
            <text:p>0</text:p>
          </table:table-cell>
          <table:table-cell table:style-name="ce2" table:formula="of:=IF(OR([.A58]=&quot;í&quot;;[.A58]=&quot;ï&quot;);[.B58];0)" office:value-type="float" office:value="0">
            <text:p>0</text:p>
          </table:table-cell>
          <table:table-cell table:style-name="ce2" table:formula="of:=IF(OR([.A58]=&quot;ò&quot;;[.A58]=&quot;ó&quot;);[.B58];0)" office:value-type="float" office:value="0">
            <text:p>0</text:p>
          </table:table-cell>
          <table:table-cell table:style-name="ce2" table:formula="of:=IF(OR([.A58]=&quot;ú&quot;;[.A58]=&quot;ü&quot;);[.B58];0)" office:value-type="float" office:value="0">
            <text:p>0</text:p>
          </table:table-cell>
          <table:table-cell/>
          <table:table-cell table:formula="of:=[.B58]+IF([.A58]=&quot;a&quot;;[.D$200];IF([.A58]=&quot;e&quot;;[.E$200];IF([.A58]=&quot;i&quot;;[.F$200];IF([.A58]=&quot;o&quot;;[.G$200];IF([.A58]=&quot;u&quot;;[.H$200];0)))))" office:value-type="float" office:value="11">
            <text:p>11</text:p>
          </table:table-cell>
          <table:table-cell table:style-name="ce1" table:formula="of:=[.J58]/[.J$200]" office:value-type="percentage" office:value="0.0000144684489165105">
            <text:p>0,001%</text:p>
          </table:table-cell>
        </table:table-row>
        <table:table-row table:style-name="ro2">
          <table:table-cell office:value-type="string">
            <text:p>ü</text:p>
          </table:table-cell>
          <table:table-cell office:value-type="float" office:value="7">
            <text:p>7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style-name="ce2" table:formula="of:=IF(OR([.A59]=&quot;è&quot;;[.A59]=&quot;é&quot;);[.B59];0)" office:value-type="float" office:value="0">
            <text:p>0</text:p>
          </table:table-cell>
          <table:table-cell table:style-name="ce2" table:formula="of:=IF(OR([.A59]=&quot;í&quot;;[.A59]=&quot;ï&quot;);[.B59];0)" office:value-type="float" office:value="0">
            <text:p>0</text:p>
          </table:table-cell>
          <table:table-cell table:style-name="ce2" table:formula="of:=IF(OR([.A59]=&quot;ò&quot;;[.A59]=&quot;ó&quot;);[.B59];0)" office:value-type="float" office:value="0">
            <text:p>0</text:p>
          </table:table-cell>
          <table:table-cell table:style-name="ce2" table:formula="of:=IF(OR([.A59]=&quot;ú&quot;;[.A59]=&quot;ü&quot;);[.B59];0)" office:value-type="float" office:value="7">
            <text:p>7</text:p>
          </table:table-cell>
          <table:table-cell/>
          <table:table-cell table:formula="of:=[.B59]+IF([.A59]=&quot;a&quot;;[.D$200];IF([.A59]=&quot;e&quot;;[.E$200];IF([.A59]=&quot;i&quot;;[.F$200];IF([.A59]=&quot;o&quot;;[.G$200];IF([.A59]=&quot;u&quot;;[.H$200];0)))))" office:value-type="float" office:value="7">
            <text:p>7</text:p>
          </table:table-cell>
          <table:table-cell table:style-name="ce1" table:formula="of:=[.J59]/[.J$200]" office:value-type="percentage" office:value="0.00000920719476505212">
            <text:p>0,001%</text:p>
          </table:table-cell>
        </table:table-row>
        <table:table-row table:style-name="ro2">
          <table:table-cell office:value-type="string">
            <text:p>$</text:p>
          </table:table-cell>
          <table:table-cell office:value-type="float" office:value="6">
            <text:p>6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style-name="ce2" table:formula="of:=IF(OR([.A60]=&quot;è&quot;;[.A60]=&quot;é&quot;);[.B60];0)" office:value-type="float" office:value="0">
            <text:p>0</text:p>
          </table:table-cell>
          <table:table-cell table:style-name="ce2" table:formula="of:=IF(OR([.A60]=&quot;í&quot;;[.A60]=&quot;ï&quot;);[.B60];0)" office:value-type="float" office:value="0">
            <text:p>0</text:p>
          </table:table-cell>
          <table:table-cell table:style-name="ce2" table:formula="of:=IF(OR([.A60]=&quot;ò&quot;;[.A60]=&quot;ó&quot;);[.B60];0)" office:value-type="float" office:value="0">
            <text:p>0</text:p>
          </table:table-cell>
          <table:table-cell table:style-name="ce2" table:formula="of:=IF(OR([.A60]=&quot;ú&quot;;[.A60]=&quot;ü&quot;);[.B60];0)" office:value-type="float" office:value="0">
            <text:p>0</text:p>
          </table:table-cell>
          <table:table-cell/>
          <table:table-cell table:formula="of:=[.B60]+IF([.A60]=&quot;a&quot;;[.D$200];IF([.A60]=&quot;e&quot;;[.E$200];IF([.A60]=&quot;i&quot;;[.F$200];IF([.A60]=&quot;o&quot;;[.G$200];IF([.A60]=&quot;u&quot;;[.H$200];0)))))" office:value-type="float" office:value="6">
            <text:p>6</text:p>
          </table:table-cell>
          <table:table-cell table:style-name="ce1" table:formula="of:=[.J60]/[.J$200]" office:value-type="percentage" office:value="0.00000789188122718753">
            <text:p>0,001%</text:p>
          </table:table-cell>
        </table:table-row>
        <table:table-row table:style-name="ro2">
          <table:table-cell office:value-type="string">
            <text:p>*</text:p>
          </table:table-cell>
          <table:table-cell office:value-type="float" office:value="5">
            <text:p>5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style-name="ce2" table:formula="of:=IF(OR([.A61]=&quot;è&quot;;[.A61]=&quot;é&quot;);[.B61];0)" office:value-type="float" office:value="0">
            <text:p>0</text:p>
          </table:table-cell>
          <table:table-cell table:style-name="ce2" table:formula="of:=IF(OR([.A61]=&quot;í&quot;;[.A61]=&quot;ï&quot;);[.B61];0)" office:value-type="float" office:value="0">
            <text:p>0</text:p>
          </table:table-cell>
          <table:table-cell table:style-name="ce2" table:formula="of:=IF(OR([.A61]=&quot;ò&quot;;[.A61]=&quot;ó&quot;);[.B61];0)" office:value-type="float" office:value="0">
            <text:p>0</text:p>
          </table:table-cell>
          <table:table-cell table:style-name="ce2" table:formula="of:=IF(OR([.A61]=&quot;ú&quot;;[.A61]=&quot;ü&quot;);[.B61];0)" office:value-type="float" office:value="0">
            <text:p>0</text:p>
          </table:table-cell>
          <table:table-cell/>
          <table:table-cell table:formula="of:=[.B61]+IF([.A61]=&quot;a&quot;;[.D$200];IF([.A61]=&quot;e&quot;;[.E$200];IF([.A61]=&quot;i&quot;;[.F$200];IF([.A61]=&quot;o&quot;;[.G$200];IF([.A61]=&quot;u&quot;;[.H$200];0)))))" office:value-type="float" office:value="5">
            <text:p>5</text:p>
          </table:table-cell>
          <table:table-cell table:style-name="ce1" table:formula="of:=[.J61]/[.J$200]" office:value-type="percentage" office:value="0.00000657656768932294">
            <text:p>0,001%</text:p>
          </table:table-cell>
        </table:table-row>
        <table:table-row table:style-name="ro2">
          <table:table-cell office:value-type="string">
            <text:p>&lt;</text:p>
          </table:table-cell>
          <table:table-cell office:value-type="float" office:value="3">
            <text:p>3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style-name="ce2" table:formula="of:=IF(OR([.A62]=&quot;è&quot;;[.A62]=&quot;é&quot;);[.B62];0)" office:value-type="float" office:value="0">
            <text:p>0</text:p>
          </table:table-cell>
          <table:table-cell table:style-name="ce2" table:formula="of:=IF(OR([.A62]=&quot;í&quot;;[.A62]=&quot;ï&quot;);[.B62];0)" office:value-type="float" office:value="0">
            <text:p>0</text:p>
          </table:table-cell>
          <table:table-cell table:style-name="ce2" table:formula="of:=IF(OR([.A62]=&quot;ò&quot;;[.A62]=&quot;ó&quot;);[.B62];0)" office:value-type="float" office:value="0">
            <text:p>0</text:p>
          </table:table-cell>
          <table:table-cell table:style-name="ce2" table:formula="of:=IF(OR([.A62]=&quot;ú&quot;;[.A62]=&quot;ü&quot;);[.B62];0)" office:value-type="float" office:value="0">
            <text:p>0</text:p>
          </table:table-cell>
          <table:table-cell/>
          <table:table-cell table:formula="of:=[.B62]+IF([.A62]=&quot;a&quot;;[.D$200];IF([.A62]=&quot;e&quot;;[.E$200];IF([.A62]=&quot;i&quot;;[.F$200];IF([.A62]=&quot;o&quot;;[.G$200];IF([.A62]=&quot;u&quot;;[.H$200];0)))))" office:value-type="float" office:value="3">
            <text:p>3</text:p>
          </table:table-cell>
          <table:table-cell table:style-name="ce1" table:formula="of:=[.J62]/[.J$200]" office:value-type="percentage" office:value="0.00000394594061359377">
            <text:p>0,000%</text:p>
          </table:table-cell>
        </table:table-row>
        <table:table-row table:style-name="ro2">
          <table:table-cell office:value-type="string">
            <text:p>ï</text:p>
          </table:table-cell>
          <table:table-cell office:value-type="float" office:value="3">
            <text:p>3</text:p>
          </table:table-cell>
          <table:table-cell/>
          <table:table-cell table:formula="of:=IF([.A63]=&quot;à&quot;;[.B63];0)" office:value-type="float" office:value="0">
            <text:p>0</text:p>
          </table:table-cell>
          <table:table-cell table:style-name="ce2" table:formula="of:=IF(OR([.A63]=&quot;è&quot;;[.A63]=&quot;é&quot;);[.B63];0)" office:value-type="float" office:value="0">
            <text:p>0</text:p>
          </table:table-cell>
          <table:table-cell table:style-name="ce2" table:formula="of:=IF(OR([.A63]=&quot;í&quot;;[.A63]=&quot;ï&quot;);[.B63];0)" office:value-type="float" office:value="3">
            <text:p>3</text:p>
          </table:table-cell>
          <table:table-cell table:style-name="ce2" table:formula="of:=IF(OR([.A63]=&quot;ò&quot;;[.A63]=&quot;ó&quot;);[.B63];0)" office:value-type="float" office:value="0">
            <text:p>0</text:p>
          </table:table-cell>
          <table:table-cell table:style-name="ce2" table:formula="of:=IF(OR([.A63]=&quot;ú&quot;;[.A63]=&quot;ü&quot;);[.B63];0)" office:value-type="float" office:value="0">
            <text:p>0</text:p>
          </table:table-cell>
          <table:table-cell/>
          <table:table-cell table:formula="of:=[.B63]+IF([.A63]=&quot;a&quot;;[.D$200];IF([.A63]=&quot;e&quot;;[.E$200];IF([.A63]=&quot;i&quot;;[.F$200];IF([.A63]=&quot;o&quot;;[.G$200];IF([.A63]=&quot;u&quot;;[.H$200];0)))))" office:value-type="float" office:value="3">
            <text:p>3</text:p>
          </table:table-cell>
          <table:table-cell table:style-name="ce1" table:formula="of:=[.J63]/[.J$200]" office:value-type="percentage" office:value="0.00000394594061359377">
            <text:p>0,000%</text:p>
          </table:table-cell>
        </table:table-row>
        <table:table-row table:style-name="ro2">
          <table:table-cell office:value-type="string">
            <text:p>‘</text:p>
          </table:table-cell>
          <table:table-cell office:value-type="float" office:value="3">
            <text:p>3</text:p>
          </table:table-cell>
          <table:table-cell/>
          <table:table-cell table:formula="of:=IF([.A64]=&quot;à&quot;;[.B64];0)" office:value-type="float" office:value="0">
            <text:p>0</text:p>
          </table:table-cell>
          <table:table-cell table:style-name="ce2" table:formula="of:=IF(OR([.A64]=&quot;è&quot;;[.A64]=&quot;é&quot;);[.B64];0)" office:value-type="float" office:value="0">
            <text:p>0</text:p>
          </table:table-cell>
          <table:table-cell table:style-name="ce2" table:formula="of:=IF(OR([.A64]=&quot;í&quot;;[.A64]=&quot;ï&quot;);[.B64];0)" office:value-type="float" office:value="0">
            <text:p>0</text:p>
          </table:table-cell>
          <table:table-cell table:style-name="ce2" table:formula="of:=IF(OR([.A64]=&quot;ò&quot;;[.A64]=&quot;ó&quot;);[.B64];0)" office:value-type="float" office:value="0">
            <text:p>0</text:p>
          </table:table-cell>
          <table:table-cell table:style-name="ce2" table:formula="of:=IF(OR([.A64]=&quot;ú&quot;;[.A64]=&quot;ü&quot;);[.B64];0)" office:value-type="float" office:value="0">
            <text:p>0</text:p>
          </table:table-cell>
          <table:table-cell/>
          <table:table-cell table:formula="of:=[.B64]+IF([.A64]=&quot;a&quot;;[.D$200];IF([.A64]=&quot;e&quot;;[.E$200];IF([.A64]=&quot;i&quot;;[.F$200];IF([.A64]=&quot;o&quot;;[.G$200];IF([.A64]=&quot;u&quot;;[.H$200];0)))))" office:value-type="float" office:value="3">
            <text:p>3</text:p>
          </table:table-cell>
          <table:table-cell table:style-name="ce1" table:formula="of:=[.J64]/[.J$200]" office:value-type="percentage" office:value="0.00000394594061359377">
            <text:p>0,000%</text:p>
          </table:table-cell>
        </table:table-row>
        <table:table-row table:style-name="ro2">
          <table:table-cell office:value-type="string">
            <text:p>!</text:p>
          </table:table-cell>
          <table:table-cell office:value-type="float" office:value="2">
            <text:p>2</text:p>
          </table:table-cell>
          <table:table-cell/>
          <table:table-cell table:formula="of:=IF([.A65]=&quot;à&quot;;[.B65];0)" office:value-type="float" office:value="0">
            <text:p>0</text:p>
          </table:table-cell>
          <table:table-cell table:style-name="ce2" table:formula="of:=IF(OR([.A65]=&quot;è&quot;;[.A65]=&quot;é&quot;);[.B65];0)" office:value-type="float" office:value="0">
            <text:p>0</text:p>
          </table:table-cell>
          <table:table-cell table:style-name="ce2" table:formula="of:=IF(OR([.A65]=&quot;í&quot;;[.A65]=&quot;ï&quot;);[.B65];0)" office:value-type="float" office:value="0">
            <text:p>0</text:p>
          </table:table-cell>
          <table:table-cell table:style-name="ce2" table:formula="of:=IF(OR([.A65]=&quot;ò&quot;;[.A65]=&quot;ó&quot;);[.B65];0)" office:value-type="float" office:value="0">
            <text:p>0</text:p>
          </table:table-cell>
          <table:table-cell table:style-name="ce2" table:formula="of:=IF(OR([.A65]=&quot;ú&quot;;[.A65]=&quot;ü&quot;);[.B65];0)" office:value-type="float" office:value="0">
            <text:p>0</text:p>
          </table:table-cell>
          <table:table-cell/>
          <table:table-cell table:formula="of:=[.B65]+IF([.A65]=&quot;a&quot;;[.D$200];IF([.A65]=&quot;e&quot;;[.E$200];IF([.A65]=&quot;i&quot;;[.F$200];IF([.A65]=&quot;o&quot;;[.G$200];IF([.A65]=&quot;u&quot;;[.H$200];0)))))" office:value-type="float" office:value="2">
            <text:p>2</text:p>
          </table:table-cell>
          <table:table-cell table:style-name="ce1" table:formula="of:=[.J65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&amp;</text:p>
          </table:table-cell>
          <table:table-cell office:value-type="float" office:value="2">
            <text:p>2</text:p>
          </table:table-cell>
          <table:table-cell/>
          <table:table-cell table:formula="of:=IF([.A66]=&quot;à&quot;;[.B66];0)" office:value-type="float" office:value="0">
            <text:p>0</text:p>
          </table:table-cell>
          <table:table-cell table:style-name="ce2" table:formula="of:=IF(OR([.A66]=&quot;è&quot;;[.A66]=&quot;é&quot;);[.B66];0)" office:value-type="float" office:value="0">
            <text:p>0</text:p>
          </table:table-cell>
          <table:table-cell table:style-name="ce2" table:formula="of:=IF(OR([.A66]=&quot;í&quot;;[.A66]=&quot;ï&quot;);[.B66];0)" office:value-type="float" office:value="0">
            <text:p>0</text:p>
          </table:table-cell>
          <table:table-cell table:style-name="ce2" table:formula="of:=IF(OR([.A66]=&quot;ò&quot;;[.A66]=&quot;ó&quot;);[.B66];0)" office:value-type="float" office:value="0">
            <text:p>0</text:p>
          </table:table-cell>
          <table:table-cell table:style-name="ce2" table:formula="of:=IF(OR([.A66]=&quot;ú&quot;;[.A66]=&quot;ü&quot;);[.B66];0)" office:value-type="float" office:value="0">
            <text:p>0</text:p>
          </table:table-cell>
          <table:table-cell/>
          <table:table-cell table:formula="of:=[.B66]+IF([.A66]=&quot;a&quot;;[.D$200];IF([.A66]=&quot;e&quot;;[.E$200];IF([.A66]=&quot;i&quot;;[.F$200];IF([.A66]=&quot;o&quot;;[.G$200];IF([.A66]=&quot;u&quot;;[.H$200];0)))))" office:value-type="float" office:value="2">
            <text:p>2</text:p>
          </table:table-cell>
          <table:table-cell table:style-name="ce1" table:formula="of:=[.J66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\</text:p>
          </table:table-cell>
          <table:table-cell office:value-type="float" office:value="2">
            <text:p>2</text:p>
          </table:table-cell>
          <table:table-cell/>
          <table:table-cell table:formula="of:=IF([.A67]=&quot;à&quot;;[.B67];0)" office:value-type="float" office:value="0">
            <text:p>0</text:p>
          </table:table-cell>
          <table:table-cell table:style-name="ce2" table:formula="of:=IF(OR([.A67]=&quot;è&quot;;[.A67]=&quot;é&quot;);[.B67];0)" office:value-type="float" office:value="0">
            <text:p>0</text:p>
          </table:table-cell>
          <table:table-cell table:style-name="ce2" table:formula="of:=IF(OR([.A67]=&quot;í&quot;;[.A67]=&quot;ï&quot;);[.B67];0)" office:value-type="float" office:value="0">
            <text:p>0</text:p>
          </table:table-cell>
          <table:table-cell table:style-name="ce2" table:formula="of:=IF(OR([.A67]=&quot;ò&quot;;[.A67]=&quot;ó&quot;);[.B67];0)" office:value-type="float" office:value="0">
            <text:p>0</text:p>
          </table:table-cell>
          <table:table-cell table:style-name="ce2" table:formula="of:=IF(OR([.A67]=&quot;ú&quot;;[.A67]=&quot;ü&quot;);[.B67];0)" office:value-type="float" office:value="0">
            <text:p>0</text:p>
          </table:table-cell>
          <table:table-cell/>
          <table:table-cell table:formula="of:=[.B67]+IF([.A67]=&quot;a&quot;;[.D$200];IF([.A67]=&quot;e&quot;;[.E$200];IF([.A67]=&quot;i&quot;;[.F$200];IF([.A67]=&quot;o&quot;;[.G$200];IF([.A67]=&quot;u&quot;;[.H$200];0)))))" office:value-type="float" office:value="2">
            <text:p>2</text:p>
          </table:table-cell>
          <table:table-cell table:style-name="ce1" table:formula="of:=[.J67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̈</text:p>
          </table:table-cell>
          <table:table-cell office:value-type="float" office:value="2">
            <text:p>2</text:p>
          </table:table-cell>
          <table:table-cell/>
          <table:table-cell table:formula="of:=IF([.A68]=&quot;à&quot;;[.B68];0)" office:value-type="float" office:value="0">
            <text:p>0</text:p>
          </table:table-cell>
          <table:table-cell table:style-name="ce2" table:formula="of:=IF(OR([.A68]=&quot;è&quot;;[.A68]=&quot;é&quot;);[.B68];0)" office:value-type="float" office:value="0">
            <text:p>0</text:p>
          </table:table-cell>
          <table:table-cell table:style-name="ce2" table:formula="of:=IF(OR([.A68]=&quot;í&quot;;[.A68]=&quot;ï&quot;);[.B68];0)" office:value-type="float" office:value="0">
            <text:p>0</text:p>
          </table:table-cell>
          <table:table-cell table:style-name="ce2" table:formula="of:=IF(OR([.A68]=&quot;ò&quot;;[.A68]=&quot;ó&quot;);[.B68];0)" office:value-type="float" office:value="0">
            <text:p>0</text:p>
          </table:table-cell>
          <table:table-cell table:style-name="ce2" table:formula="of:=IF(OR([.A68]=&quot;ú&quot;;[.A68]=&quot;ü&quot;);[.B68];0)" office:value-type="float" office:value="0">
            <text:p>0</text:p>
          </table:table-cell>
          <table:table-cell/>
          <table:table-cell table:formula="of:=[.B68]+IF([.A68]=&quot;a&quot;;[.D$200];IF([.A68]=&quot;e&quot;;[.E$200];IF([.A68]=&quot;i&quot;;[.F$200];IF([.A68]=&quot;o&quot;;[.G$200];IF([.A68]=&quot;u&quot;;[.H$200];0)))))" office:value-type="float" office:value="2">
            <text:p>2</text:p>
          </table:table-cell>
          <table:table-cell table:style-name="ce1" table:formula="of:=[.J68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ᵢ</text:p>
          </table:table-cell>
          <table:table-cell office:value-type="float" office:value="2">
            <text:p>2</text:p>
          </table:table-cell>
          <table:table-cell/>
          <table:table-cell table:formula="of:=IF([.A69]=&quot;à&quot;;[.B69];0)" office:value-type="float" office:value="0">
            <text:p>0</text:p>
          </table:table-cell>
          <table:table-cell table:style-name="ce2" table:formula="of:=IF(OR([.A69]=&quot;è&quot;;[.A69]=&quot;é&quot;);[.B69];0)" office:value-type="float" office:value="0">
            <text:p>0</text:p>
          </table:table-cell>
          <table:table-cell table:style-name="ce2" table:formula="of:=IF(OR([.A69]=&quot;í&quot;;[.A69]=&quot;ï&quot;);[.B69];0)" office:value-type="float" office:value="0">
            <text:p>0</text:p>
          </table:table-cell>
          <table:table-cell table:style-name="ce2" table:formula="of:=IF(OR([.A69]=&quot;ò&quot;;[.A69]=&quot;ó&quot;);[.B69];0)" office:value-type="float" office:value="0">
            <text:p>0</text:p>
          </table:table-cell>
          <table:table-cell table:style-name="ce2" table:formula="of:=IF(OR([.A69]=&quot;ú&quot;;[.A69]=&quot;ü&quot;);[.B69];0)" office:value-type="float" office:value="0">
            <text:p>0</text:p>
          </table:table-cell>
          <table:table-cell/>
          <table:table-cell table:formula="of:=[.B69]+IF([.A69]=&quot;a&quot;;[.D$200];IF([.A69]=&quot;e&quot;;[.E$200];IF([.A69]=&quot;i&quot;;[.F$200];IF([.A69]=&quot;o&quot;;[.G$200];IF([.A69]=&quot;u&quot;;[.H$200];0)))))" office:value-type="float" office:value="2">
            <text:p>2</text:p>
          </table:table-cell>
          <table:table-cell table:style-name="ce1" table:formula="of:=[.J69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…</text:p>
          </table:table-cell>
          <table:table-cell office:value-type="float" office:value="2">
            <text:p>2</text:p>
          </table:table-cell>
          <table:table-cell/>
          <table:table-cell table:formula="of:=IF([.A70]=&quot;à&quot;;[.B70];0)" office:value-type="float" office:value="0">
            <text:p>0</text:p>
          </table:table-cell>
          <table:table-cell table:style-name="ce2" table:formula="of:=IF(OR([.A70]=&quot;è&quot;;[.A70]=&quot;é&quot;);[.B70];0)" office:value-type="float" office:value="0">
            <text:p>0</text:p>
          </table:table-cell>
          <table:table-cell table:style-name="ce2" table:formula="of:=IF(OR([.A70]=&quot;í&quot;;[.A70]=&quot;ï&quot;);[.B70];0)" office:value-type="float" office:value="0">
            <text:p>0</text:p>
          </table:table-cell>
          <table:table-cell table:style-name="ce2" table:formula="of:=IF(OR([.A70]=&quot;ò&quot;;[.A70]=&quot;ó&quot;);[.B70];0)" office:value-type="float" office:value="0">
            <text:p>0</text:p>
          </table:table-cell>
          <table:table-cell table:style-name="ce2" table:formula="of:=IF(OR([.A70]=&quot;ú&quot;;[.A70]=&quot;ü&quot;);[.B70];0)" office:value-type="float" office:value="0">
            <text:p>0</text:p>
          </table:table-cell>
          <table:table-cell/>
          <table:table-cell table:formula="of:=[.B70]+IF([.A70]=&quot;a&quot;;[.D$200];IF([.A70]=&quot;e&quot;;[.E$200];IF([.A70]=&quot;i&quot;;[.F$200];IF([.A70]=&quot;o&quot;;[.G$200];IF([.A70]=&quot;u&quot;;[.H$200];0)))))" office:value-type="float" office:value="2">
            <text:p>2</text:p>
          </table:table-cell>
          <table:table-cell table:style-name="ce1" table:formula="of:=[.J70]/[.J$200]" office:value-type="percentage" office:value="0.00000263062707572918">
            <text:p>0,000%</text:p>
          </table:table-cell>
        </table:table-row>
        <table:table-row table:style-name="ro2"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IF([.A71]=&quot;à&quot;;[.B71];0)" office:value-type="float" office:value="0">
            <text:p>0</text:p>
          </table:table-cell>
          <table:table-cell table:style-name="ce2" table:formula="of:=IF(OR([.A71]=&quot;è&quot;;[.A71]=&quot;é&quot;);[.B71];0)" office:value-type="float" office:value="0">
            <text:p>0</text:p>
          </table:table-cell>
          <table:table-cell table:style-name="ce2" table:formula="of:=IF(OR([.A71]=&quot;í&quot;;[.A71]=&quot;ï&quot;);[.B71];0)" office:value-type="float" office:value="0">
            <text:p>0</text:p>
          </table:table-cell>
          <table:table-cell table:style-name="ce2" table:formula="of:=IF(OR([.A71]=&quot;ò&quot;;[.A71]=&quot;ó&quot;);[.B71];0)" office:value-type="float" office:value="0">
            <text:p>0</text:p>
          </table:table-cell>
          <table:table-cell table:style-name="ce2" table:formula="of:=IF(OR([.A71]=&quot;ú&quot;;[.A71]=&quot;ü&quot;);[.B71];0)" office:value-type="float" office:value="0">
            <text:p>0</text:p>
          </table:table-cell>
          <table:table-cell/>
          <table:table-cell table:formula="of:=[.B71]+IF([.A71]=&quot;a&quot;;[.D$200];IF([.A71]=&quot;e&quot;;[.E$200];IF([.A71]=&quot;i&quot;;[.F$200];IF([.A71]=&quot;o&quot;;[.G$200];IF([.A71]=&quot;u&quot;;[.H$200];0)))))" office:value-type="float" office:value="1">
            <text:p>1</text:p>
          </table:table-cell>
          <table:table-cell table:style-name="ce1" table:formula="of:=[.J71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@</text:p>
          </table:table-cell>
          <table:table-cell office:value-type="float" office:value="1">
            <text:p>1</text:p>
          </table:table-cell>
          <table:table-cell/>
          <table:table-cell table:formula="of:=IF([.A72]=&quot;à&quot;;[.B72];0)" office:value-type="float" office:value="0">
            <text:p>0</text:p>
          </table:table-cell>
          <table:table-cell table:style-name="ce2" table:formula="of:=IF(OR([.A72]=&quot;è&quot;;[.A72]=&quot;é&quot;);[.B72];0)" office:value-type="float" office:value="0">
            <text:p>0</text:p>
          </table:table-cell>
          <table:table-cell table:style-name="ce2" table:formula="of:=IF(OR([.A72]=&quot;í&quot;;[.A72]=&quot;ï&quot;);[.B72];0)" office:value-type="float" office:value="0">
            <text:p>0</text:p>
          </table:table-cell>
          <table:table-cell table:style-name="ce2" table:formula="of:=IF(OR([.A72]=&quot;ò&quot;;[.A72]=&quot;ó&quot;);[.B72];0)" office:value-type="float" office:value="0">
            <text:p>0</text:p>
          </table:table-cell>
          <table:table-cell table:style-name="ce2" table:formula="of:=IF(OR([.A72]=&quot;ú&quot;;[.A72]=&quot;ü&quot;);[.B72];0)" office:value-type="float" office:value="0">
            <text:p>0</text:p>
          </table:table-cell>
          <table:table-cell/>
          <table:table-cell table:formula="of:=[.B72]+IF([.A72]=&quot;a&quot;;[.D$200];IF([.A72]=&quot;e&quot;;[.E$200];IF([.A72]=&quot;i&quot;;[.F$200];IF([.A72]=&quot;o&quot;;[.G$200];IF([.A72]=&quot;u&quot;;[.H$200];0)))))" office:value-type="float" office:value="1">
            <text:p>1</text:p>
          </table:table-cell>
          <table:table-cell table:style-name="ce1" table:formula="of:=[.J72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|</text:p>
          </table:table-cell>
          <table:table-cell office:value-type="float" office:value="1">
            <text:p>1</text:p>
          </table:table-cell>
          <table:table-cell/>
          <table:table-cell table:formula="of:=IF([.A73]=&quot;à&quot;;[.B73];0)" office:value-type="float" office:value="0">
            <text:p>0</text:p>
          </table:table-cell>
          <table:table-cell table:style-name="ce2" table:formula="of:=IF(OR([.A73]=&quot;è&quot;;[.A73]=&quot;é&quot;);[.B73];0)" office:value-type="float" office:value="0">
            <text:p>0</text:p>
          </table:table-cell>
          <table:table-cell table:style-name="ce2" table:formula="of:=IF(OR([.A73]=&quot;í&quot;;[.A73]=&quot;ï&quot;);[.B73];0)" office:value-type="float" office:value="0">
            <text:p>0</text:p>
          </table:table-cell>
          <table:table-cell table:style-name="ce2" table:formula="of:=IF(OR([.A73]=&quot;ò&quot;;[.A73]=&quot;ó&quot;);[.B73];0)" office:value-type="float" office:value="0">
            <text:p>0</text:p>
          </table:table-cell>
          <table:table-cell table:style-name="ce2" table:formula="of:=IF(OR([.A73]=&quot;ú&quot;;[.A73]=&quot;ü&quot;);[.B73];0)" office:value-type="float" office:value="0">
            <text:p>0</text:p>
          </table:table-cell>
          <table:table-cell/>
          <table:table-cell table:formula="of:=[.B73]+IF([.A73]=&quot;a&quot;;[.D$200];IF([.A73]=&quot;e&quot;;[.E$200];IF([.A73]=&quot;i&quot;;[.F$200];IF([.A73]=&quot;o&quot;;[.G$200];IF([.A73]=&quot;u&quot;;[.H$200];0)))))" office:value-type="float" office:value="1">
            <text:p>1</text:p>
          </table:table-cell>
          <table:table-cell table:style-name="ce1" table:formula="of:=[.J73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·</text:p>
          </table:table-cell>
          <table:table-cell office:value-type="float" office:value="1">
            <text:p>1</text:p>
          </table:table-cell>
          <table:table-cell/>
          <table:table-cell table:formula="of:=IF([.A74]=&quot;à&quot;;[.B74];0)" office:value-type="float" office:value="0">
            <text:p>0</text:p>
          </table:table-cell>
          <table:table-cell table:style-name="ce2" table:formula="of:=IF(OR([.A74]=&quot;è&quot;;[.A74]=&quot;é&quot;);[.B74];0)" office:value-type="float" office:value="0">
            <text:p>0</text:p>
          </table:table-cell>
          <table:table-cell table:style-name="ce2" table:formula="of:=IF(OR([.A74]=&quot;í&quot;;[.A74]=&quot;ï&quot;);[.B74];0)" office:value-type="float" office:value="0">
            <text:p>0</text:p>
          </table:table-cell>
          <table:table-cell table:style-name="ce2" table:formula="of:=IF(OR([.A74]=&quot;ò&quot;;[.A74]=&quot;ó&quot;);[.B74];0)" office:value-type="float" office:value="0">
            <text:p>0</text:p>
          </table:table-cell>
          <table:table-cell table:style-name="ce2" table:formula="of:=IF(OR([.A74]=&quot;ú&quot;;[.A74]=&quot;ü&quot;);[.B74];0)" office:value-type="float" office:value="0">
            <text:p>0</text:p>
          </table:table-cell>
          <table:table-cell/>
          <table:table-cell table:formula="of:=[.B74]+IF([.A74]=&quot;a&quot;;[.D$200];IF([.A74]=&quot;e&quot;;[.E$200];IF([.A74]=&quot;i&quot;;[.F$200];IF([.A74]=&quot;o&quot;;[.G$200];IF([.A74]=&quot;u&quot;;[.H$200];0)))))" office:value-type="float" office:value="1">
            <text:p>1</text:p>
          </table:table-cell>
          <table:table-cell table:style-name="ce1" table:formula="of:=[.J74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è</text:p>
          </table:table-cell>
          <table:table-cell office:value-type="float" office:value="1">
            <text:p>1</text:p>
          </table:table-cell>
          <table:table-cell/>
          <table:table-cell table:formula="of:=IF([.A75]=&quot;à&quot;;[.B75];0)" office:value-type="float" office:value="0">
            <text:p>0</text:p>
          </table:table-cell>
          <table:table-cell table:style-name="ce2" table:formula="of:=IF(OR([.A75]=&quot;è&quot;;[.A75]=&quot;é&quot;);[.B75];0)" office:value-type="float" office:value="1">
            <text:p>1</text:p>
          </table:table-cell>
          <table:table-cell table:style-name="ce2" table:formula="of:=IF(OR([.A75]=&quot;í&quot;;[.A75]=&quot;ï&quot;);[.B75];0)" office:value-type="float" office:value="0">
            <text:p>0</text:p>
          </table:table-cell>
          <table:table-cell table:style-name="ce2" table:formula="of:=IF(OR([.A75]=&quot;ò&quot;;[.A75]=&quot;ó&quot;);[.B75];0)" office:value-type="float" office:value="0">
            <text:p>0</text:p>
          </table:table-cell>
          <table:table-cell table:style-name="ce2" table:formula="of:=IF(OR([.A75]=&quot;ú&quot;;[.A75]=&quot;ü&quot;);[.B75];0)" office:value-type="float" office:value="0">
            <text:p>0</text:p>
          </table:table-cell>
          <table:table-cell/>
          <table:table-cell table:formula="of:=[.B75]+IF([.A75]=&quot;a&quot;;[.D$200];IF([.A75]=&quot;e&quot;;[.E$200];IF([.A75]=&quot;i&quot;;[.F$200];IF([.A75]=&quot;o&quot;;[.G$200];IF([.A75]=&quot;u&quot;;[.H$200];0)))))" office:value-type="float" office:value="1">
            <text:p>1</text:p>
          </table:table-cell>
          <table:table-cell table:style-name="ce1" table:formula="of:=[.J75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ö</text:p>
          </table:table-cell>
          <table:table-cell office:value-type="float" office:value="1">
            <text:p>1</text:p>
          </table:table-cell>
          <table:table-cell/>
          <table:table-cell table:formula="of:=IF([.A76]=&quot;à&quot;;[.B76];0)" office:value-type="float" office:value="0">
            <text:p>0</text:p>
          </table:table-cell>
          <table:table-cell table:style-name="ce2" table:formula="of:=IF(OR([.A76]=&quot;è&quot;;[.A76]=&quot;é&quot;);[.B76];0)" office:value-type="float" office:value="0">
            <text:p>0</text:p>
          </table:table-cell>
          <table:table-cell table:style-name="ce2" table:formula="of:=IF(OR([.A76]=&quot;í&quot;;[.A76]=&quot;ï&quot;);[.B76];0)" office:value-type="float" office:value="0">
            <text:p>0</text:p>
          </table:table-cell>
          <table:table-cell table:style-name="ce2" table:formula="of:=IF(OR([.A76]=&quot;ò&quot;;[.A76]=&quot;ó&quot;);[.B76];0)" office:value-type="float" office:value="0">
            <text:p>0</text:p>
          </table:table-cell>
          <table:table-cell table:style-name="ce2" table:formula="of:=IF(OR([.A76]=&quot;ú&quot;;[.A76]=&quot;ü&quot;);[.B76];0)" office:value-type="float" office:value="0">
            <text:p>0</text:p>
          </table:table-cell>
          <table:table-cell/>
          <table:table-cell table:formula="of:=[.B76]+IF([.A76]=&quot;a&quot;;[.D$200];IF([.A76]=&quot;e&quot;;[.E$200];IF([.A76]=&quot;i&quot;;[.F$200];IF([.A76]=&quot;o&quot;;[.G$200];IF([.A76]=&quot;u&quot;;[.H$200];0)))))" office:value-type="float" office:value="1">
            <text:p>1</text:p>
          </table:table-cell>
          <table:table-cell table:style-name="ce1" table:formula="of:=[.J76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–</text:p>
          </table:table-cell>
          <table:table-cell office:value-type="float" office:value="1">
            <text:p>1</text:p>
          </table:table-cell>
          <table:table-cell/>
          <table:table-cell table:formula="of:=IF([.A77]=&quot;à&quot;;[.B77];0)" office:value-type="float" office:value="0">
            <text:p>0</text:p>
          </table:table-cell>
          <table:table-cell table:style-name="ce2" table:formula="of:=IF(OR([.A77]=&quot;è&quot;;[.A77]=&quot;é&quot;);[.B77];0)" office:value-type="float" office:value="0">
            <text:p>0</text:p>
          </table:table-cell>
          <table:table-cell table:style-name="ce2" table:formula="of:=IF(OR([.A77]=&quot;í&quot;;[.A77]=&quot;ï&quot;);[.B77];0)" office:value-type="float" office:value="0">
            <text:p>0</text:p>
          </table:table-cell>
          <table:table-cell table:style-name="ce2" table:formula="of:=IF(OR([.A77]=&quot;ò&quot;;[.A77]=&quot;ó&quot;);[.B77];0)" office:value-type="float" office:value="0">
            <text:p>0</text:p>
          </table:table-cell>
          <table:table-cell table:style-name="ce2" table:formula="of:=IF(OR([.A77]=&quot;ú&quot;;[.A77]=&quot;ü&quot;);[.B77];0)" office:value-type="float" office:value="0">
            <text:p>0</text:p>
          </table:table-cell>
          <table:table-cell/>
          <table:table-cell table:formula="of:=[.B77]+IF([.A77]=&quot;a&quot;;[.D$200];IF([.A77]=&quot;e&quot;;[.E$200];IF([.A77]=&quot;i&quot;;[.F$200];IF([.A77]=&quot;o&quot;;[.G$200];IF([.A77]=&quot;u&quot;;[.H$200];0)))))" office:value-type="float" office:value="1">
            <text:p>1</text:p>
          </table:table-cell>
          <table:table-cell table:style-name="ce1" table:formula="of:=[.J77]/[.J$200]" office:value-type="percentage" office:value="0.00000131531353786459">
            <text:p>0,000%</text:p>
          </table:table-cell>
        </table:table-row>
        <table:table-row table:style-name="ro2">
          <table:table-cell office:value-type="string">
            <text:p>ç</text:p>
          </table:table-cell>
          <table:table-cell/>
          <table:table-cell/>
          <table:table-cell table:formula="of:=IF([.A78]=&quot;à&quot;;[.B78];0)" office:value-type="float" office:value="0">
            <text:p>0</text:p>
          </table:table-cell>
          <table:table-cell table:style-name="ce2" table:formula="of:=IF(OR([.A78]=&quot;è&quot;;[.A78]=&quot;é&quot;);[.B78];0)" office:value-type="float" office:value="0">
            <text:p>0</text:p>
          </table:table-cell>
          <table:table-cell table:style-name="ce2" table:formula="of:=IF(OR([.A78]=&quot;í&quot;;[.A78]=&quot;ï&quot;);[.B78];0)" office:value-type="float" office:value="0">
            <text:p>0</text:p>
          </table:table-cell>
          <table:table-cell table:style-name="ce2" table:formula="of:=IF(OR([.A78]=&quot;ò&quot;;[.A78]=&quot;ó&quot;);[.B78];0)" office:value-type="float" office:value="0">
            <text:p>0</text:p>
          </table:table-cell>
          <table:table-cell table:style-name="ce2" table:formula="of:=IF(OR([.A78]=&quot;ú&quot;;[.A78]=&quot;ü&quot;);[.B78];0)" office:value-type="float" office:value="0">
            <text:p>0</text:p>
          </table:table-cell>
          <table:table-cell/>
          <table:table-cell table:formula="of:=[.B78]+IF([.A78]=&quot;a&quot;;[.D$200];IF([.A78]=&quot;e&quot;;[.E$200];IF([.A78]=&quot;i&quot;;[.F$200];IF([.A78]=&quot;o&quot;;[.G$200];IF([.A78]=&quot;u&quot;;[.H$200];0)))))" office:value-type="float" office:value="0">
            <text:p>0</text:p>
          </table:table-cell>
          <table:table-cell table:style-name="ce1" table:formula="of:=[.J78]/[.J$200]" office:value-type="percentage" office:value="0">
            <text:p>0,000%</text:p>
          </table:table-cell>
        </table:table-row>
        <table:table-row table:style-name="ro2">
          <table:table-cell office:value-type="string">
            <text:p>ñ</text:p>
          </table:table-cell>
          <table:table-cell/>
          <table:table-cell/>
          <table:table-cell table:formula="of:=IF([.A79]=&quot;à&quot;;[.B79];0)" office:value-type="float" office:value="0">
            <text:p>0</text:p>
          </table:table-cell>
          <table:table-cell table:style-name="ce2" table:formula="of:=IF(OR([.A79]=&quot;è&quot;;[.A79]=&quot;é&quot;);[.B79];0)" office:value-type="float" office:value="0">
            <text:p>0</text:p>
          </table:table-cell>
          <table:table-cell table:style-name="ce2" table:formula="of:=IF(OR([.A79]=&quot;í&quot;;[.A79]=&quot;ï&quot;);[.B79];0)" office:value-type="float" office:value="0">
            <text:p>0</text:p>
          </table:table-cell>
          <table:table-cell table:style-name="ce2" table:formula="of:=IF(OR([.A79]=&quot;ò&quot;;[.A79]=&quot;ó&quot;);[.B79];0)" office:value-type="float" office:value="0">
            <text:p>0</text:p>
          </table:table-cell>
          <table:table-cell table:style-name="ce2" table:formula="of:=IF(OR([.A79]=&quot;ú&quot;;[.A79]=&quot;ü&quot;);[.B79];0)" office:value-type="float" office:value="0">
            <text:p>0</text:p>
          </table:table-cell>
          <table:table-cell/>
          <table:table-cell table:formula="of:=[.B79]+IF([.A79]=&quot;a&quot;;[.D$200];IF([.A79]=&quot;e&quot;;[.E$200];IF([.A79]=&quot;i&quot;;[.F$200];IF([.A79]=&quot;o&quot;;[.G$200];IF([.A79]=&quot;u&quot;;[.H$200];0)))))" office:value-type="float" office:value="0">
            <text:p>0</text:p>
          </table:table-cell>
          <table:table-cell table:style-name="ce1" table:formula="of:=[.J79]/[.J$200]" office:value-type="percentage" office:value="0">
            <text:p>0,000%</text:p>
          </table:table-cell>
        </table:table-row>
        <table:table-row table:style-name="ro2">
          <table:table-cell office:value-type="string">
            <text:p>-</text:p>
          </table:table-cell>
          <table:table-cell/>
          <table:table-cell/>
          <table:table-cell table:formula="of:=IF([.A80]=&quot;à&quot;;[.B80];0)" office:value-type="float" office:value="0">
            <text:p>0</text:p>
          </table:table-cell>
          <table:table-cell table:style-name="ce2" table:formula="of:=IF(OR([.A80]=&quot;è&quot;;[.A80]=&quot;é&quot;);[.B80];0)" office:value-type="float" office:value="0">
            <text:p>0</text:p>
          </table:table-cell>
          <table:table-cell table:style-name="ce2" table:formula="of:=IF(OR([.A80]=&quot;í&quot;;[.A80]=&quot;ï&quot;);[.B80];0)" office:value-type="float" office:value="0">
            <text:p>0</text:p>
          </table:table-cell>
          <table:table-cell table:style-name="ce2" table:formula="of:=IF(OR([.A80]=&quot;ò&quot;;[.A80]=&quot;ó&quot;);[.B80];0)" office:value-type="float" office:value="0">
            <text:p>0</text:p>
          </table:table-cell>
          <table:table-cell table:style-name="ce2" table:formula="of:=IF(OR([.A80]=&quot;ú&quot;;[.A80]=&quot;ü&quot;);[.B80];0)" office:value-type="float" office:value="0">
            <text:p>0</text:p>
          </table:table-cell>
          <table:table-cell/>
          <table:table-cell table:formula="of:=[.B80]+IF([.A80]=&quot;a&quot;;[.D$200];IF([.A80]=&quot;e&quot;;[.E$200];IF([.A80]=&quot;i&quot;;[.F$200];IF([.A80]=&quot;o&quot;;[.G$200];IF([.A80]=&quot;u&quot;;[.H$200];0)))))" office:value-type="float" office:value="0">
            <text:p>0</text:p>
          </table:table-cell>
          <table:table-cell table:style-name="ce1" table:formula="of:=[.J80]/[.J$200]" office:value-type="percentage" office:value="0">
            <text:p>0,000%</text:p>
          </table:table-cell>
        </table:table-row>
        <table:table-row table:style-name="ro1">
          <table:table-cell office:value-type="string">
            <text:p>`</text:p>
          </table:table-cell>
          <table:table-cell/>
          <table:table-cell/>
          <table:table-cell table:formula="of:=IF([.A81]=&quot;à&quot;;[.B81];0)" office:value-type="float" office:value="0">
            <text:p>0</text:p>
          </table:table-cell>
          <table:table-cell table:style-name="ce2" table:formula="of:=IF(OR([.A81]=&quot;è&quot;;[.A81]=&quot;é&quot;);[.B81];0)" office:value-type="float" office:value="0">
            <text:p>0</text:p>
          </table:table-cell>
          <table:table-cell table:style-name="ce2" table:formula="of:=IF(OR([.A81]=&quot;í&quot;;[.A81]=&quot;ï&quot;);[.B81];0)" office:value-type="float" office:value="0">
            <text:p>0</text:p>
          </table:table-cell>
          <table:table-cell table:style-name="ce2" table:formula="of:=IF(OR([.A81]=&quot;ò&quot;;[.A81]=&quot;ó&quot;);[.B81];0)" office:value-type="float" office:value="0">
            <text:p>0</text:p>
          </table:table-cell>
          <table:table-cell table:style-name="ce2" table:formula="of:=IF(OR([.A81]=&quot;ú&quot;;[.A81]=&quot;ü&quot;);[.B81];0)" office:value-type="float" office:value="0">
            <text:p>0</text:p>
          </table:table-cell>
          <table:table-cell/>
          <table:table-cell table:formula="of:=[.B81]+IF([.A81]=&quot;a&quot;;[.D$200];IF([.A81]=&quot;e&quot;;[.E$200];IF([.A81]=&quot;i&quot;;[.F$200];IF([.A81]=&quot;o&quot;;[.G$200];IF([.A81]=&quot;u&quot;;[.H$200];0)))))" office:value-type="float" office:value="0">
            <text:p>0</text:p>
          </table:table-cell>
          <table:table-cell table:style-name="ce1" table:formula="of:=[.J81]/[.J$200]" office:value-type="percentage" office:value="0">
            <text:p>0,000%</text:p>
          </table:table-cell>
        </table:table-row>
        <table:table-row table:style-name="ro1">
          <table:table-cell office:value-type="string">
            <text:p>´</text:p>
          </table:table-cell>
          <table:table-cell/>
          <table:table-cell/>
          <table:table-cell table:formula="of:=IF([.A82]=&quot;à&quot;;[.B82];0)" office:value-type="float" office:value="0">
            <text:p>0</text:p>
          </table:table-cell>
          <table:table-cell table:style-name="ce2" table:formula="of:=IF(OR([.A82]=&quot;è&quot;;[.A82]=&quot;é&quot;);[.B82];0)" office:value-type="float" office:value="0">
            <text:p>0</text:p>
          </table:table-cell>
          <table:table-cell table:style-name="ce2" table:formula="of:=IF(OR([.A82]=&quot;í&quot;;[.A82]=&quot;ï&quot;);[.B82];0)" office:value-type="float" office:value="0">
            <text:p>0</text:p>
          </table:table-cell>
          <table:table-cell table:style-name="ce2" table:formula="of:=IF(OR([.A82]=&quot;ò&quot;;[.A82]=&quot;ó&quot;);[.B82];0)" office:value-type="float" office:value="0">
            <text:p>0</text:p>
          </table:table-cell>
          <table:table-cell table:style-name="ce2" table:formula="of:=IF(OR([.A82]=&quot;ú&quot;;[.A82]=&quot;ü&quot;);[.B82];0)" office:value-type="float" office:value="0">
            <text:p>0</text:p>
          </table:table-cell>
          <table:table-cell/>
          <table:table-cell table:formula="of:=[.B82]+IF([.A82]=&quot;a&quot;;[.D$200];IF([.A82]=&quot;e&quot;;[.E$200];IF([.A82]=&quot;i&quot;;[.F$200];IF([.A82]=&quot;o&quot;;[.G$200];IF([.A82]=&quot;u&quot;;[.H$200];0)))))" office:value-type="float" office:value="0">
            <text:p>0</text:p>
          </table:table-cell>
          <table:table-cell table:style-name="ce1" table:formula="of:=[.J82]/[.J$200]" office:value-type="percentage" office:value="0">
            <text:p>0,000%</text:p>
          </table:table-cell>
        </table:table-row>
        <table:table-row table:style-name="ro2">
          <table:table-cell table:number-columns-repeated="2"/>
          <table:table-cell/>
          <table:table-cell table:formula="of:=IF([.A83]=&quot;à&quot;;[.B83];0)" office:value-type="float" office:value="0">
            <text:p>0</text:p>
          </table:table-cell>
          <table:table-cell table:style-name="ce2" table:formula="of:=IF(OR([.A83]=&quot;è&quot;;[.A83]=&quot;é&quot;);[.B83];0)" office:value-type="float" office:value="0">
            <text:p>0</text:p>
          </table:table-cell>
          <table:table-cell table:style-name="ce2" table:formula="of:=IF(OR([.A83]=&quot;í&quot;;[.A83]=&quot;ï&quot;);[.B83];0)" office:value-type="float" office:value="0">
            <text:p>0</text:p>
          </table:table-cell>
          <table:table-cell table:style-name="ce2" table:formula="of:=IF(OR([.A83]=&quot;ò&quot;;[.A83]=&quot;ó&quot;);[.B83];0)" office:value-type="float" office:value="0">
            <text:p>0</text:p>
          </table:table-cell>
          <table:table-cell table:style-name="ce2" table:formula="of:=IF(OR([.A83]=&quot;ú&quot;;[.A83]=&quot;ü&quot;);[.B83];0)" office:value-type="float" office:value="0">
            <text:p>0</text:p>
          </table:table-cell>
          <table:table-cell/>
          <table:table-cell table:formula="of:=[.B83]+IF([.A83]=&quot;a&quot;;[.D$200];IF([.A83]=&quot;e&quot;;[.E$200];IF([.A83]=&quot;i&quot;;[.F$200];IF([.A83]=&quot;o&quot;;[.G$200];IF([.A83]=&quot;u&quot;;[.H$200];0)))))" office:value-type="float" office:value="0">
            <text:p>0</text:p>
          </table:table-cell>
          <table:table-cell table:style-name="ce1" table:formula="of:=[.J83]/[.J$200]" office:value-type="percentage" office:value="0">
            <text:p>0,000%</text:p>
          </table:table-cell>
        </table:table-row>
        <table:table-row table:style-name="ro2" table:number-rows-repeated="116">
          <table:table-cell table:number-columns-repeated="11"/>
        </table:table-row>
        <table:table-row table:style-name="ro2">
          <table:table-cell table:number-columns-repeated="3"/>
          <table:table-cell table:formula="of:=SUM([.D1:.D76])" office:value-type="float" office:value="0">
            <text:p>0</text:p>
          </table:table-cell>
          <table:table-cell table:formula="of:=SUM([.E1:.E76])" office:value-type="float" office:value="1">
            <text:p>1</text:p>
          </table:table-cell>
          <table:table-cell table:formula="of:=SUM([.F1:.F76])" office:value-type="float" office:value="3">
            <text:p>3</text:p>
          </table:table-cell>
          <table:table-cell table:formula="of:=SUM([.G1:.G76])" office:value-type="float" office:value="0">
            <text:p>0</text:p>
          </table:table-cell>
          <table:table-cell table:formula="of:=SUM([.H1:.H76])" office:value-type="float" office:value="7">
            <text:p>7</text:p>
          </table:table-cell>
          <table:table-cell/>
          <table:table-cell table:formula="of:=SUM([.J1:.J76])" office:value-type="float" office:value="760275">
            <text:p>760275</text:p>
          </table:table-cell>
          <table:table-cell/>
        </table:table-row>
      </table:table>
      <table:table table:name="corpuses" table:style-name="ta1">
        <table:table-column table:style-name="co9" table:number-columns-repeated="3" table:default-cell-style-name="Default"/>
        <table:table-column table:style-name="co4" table:default-cell-style-name="Default"/>
        <table:table-column table:style-name="co4" table:number-columns-repeated="2" table:default-cell-style-name="ce2"/>
        <table:table-column table:style-name="co6" table:default-cell-style-name="ce2"/>
        <table:table-column table:style-name="co10" table:default-cell-style-name="ce2"/>
        <table:table-column table:style-name="co7" table:default-cell-style-name="Default"/>
        <table:table-column table:style-name="co9" table:number-columns-repeated="3" table:default-cell-style-name="Default"/>
        <table:table-column table:style-name="co9" table:default-cell-style-name="ce1"/>
        <table:table-row table:style-name="ro1">
          <table:table-cell office:value-type="string">
            <text:p>e</text:p>
          </table:table-cell>
          <table:table-cell office:value-type="float" office:value="44448">
            <text:p>44448</text:p>
          </table:table-cell>
          <table:table-cell/>
          <table:table-cell table:formula="of:=IF([.A1]=&quot;à&quot;;[.B1];0)" office:value-type="float" office:value="0">
            <text:p>0</text:p>
          </table:table-cell>
          <table:table-cell table:formula="of:=IF(OR([.A1]=&quot;è&quot;;[.A1]=&quot;é&quot;);[.B1];0)" office:value-type="float" office:value="0">
            <text:p>0</text:p>
          </table:table-cell>
          <table:table-cell table:formula="of:=IF(OR([.A1]=&quot;í&quot;;[.A1]=&quot;ï&quot;);[.B1];0)" office:value-type="float" office:value="0">
            <text:p>0</text:p>
          </table:table-cell>
          <table:table-cell table:formula="of:=IF(OR([.A1]=&quot;ò&quot;;[.A1]=&quot;ó&quot;);[.B1];0)" office:value-type="float" office:value="0">
            <text:p>0</text:p>
          </table:table-cell>
          <table:table-cell table:formula="of:=IF(OR([.A1]=&quot;ú&quot;;[.A1]=&quot;ü&quot;);[.B1];0)" office:value-type="float" office:value="0">
            <text:p>0</text:p>
          </table:table-cell>
          <table:table-cell/>
          <table:table-cell table:formula="of:=IF(OR([.A1]=&quot;à&quot;;[.A1]=&quot;è&quot;;[.A1]=&quot;ò&quot;);[.B1];0)" office:value-type="float" office:value="0">
            <text:p>0</text:p>
          </table:table-cell>
          <table:table-cell table:formula="of:=IF(OR([.A1]=&quot;á&quot;;[.A1]=&quot;é&quot;;[.A1]=&quot;í&quot;;[.A1]=&quot;ó&quot;;[.A1]=&quot;ú&quot;;[.A1]=&quot;ï&quot;;[.A1]=&quot;ü&quot;);[.B1];0)" office:value-type="float" office:value="0">
            <text:p>0</text:p>
          </table:table-cell>
          <table:table-cell table:formula="of:=[.B1]+IF([.A1]=&quot;a&quot;;[.D$200];IF([.A1]=&quot;e&quot;;[.E$200];IF([.A1]=&quot;i&quot;;[.F$200];IF([.A1]=&quot;o&quot;;[.G$200];IF([.A1]=&quot;u&quot;;[.H$200];IF([.A1]=&quot;`&quot;;[.J$200];IF([.A1]=&quot;´&quot;;[.K$200];0)))))))" office:value-type="float" office:value="45677">
            <text:p>45677</text:p>
          </table:table-cell>
          <table:table-cell table:formula="of:=[.L1]/[.L$200]" office:value-type="percentage" office:value="0.120827756233566">
            <text:p>12,083%</text:p>
          </table:table-cell>
        </table:table-row>
        <table:table-row table:style-name="ro1">
          <table:table-cell office:value-type="string">
            <text:p>a</text:p>
          </table:table-cell>
          <table:table-cell office:value-type="float" office:value="41542">
            <text:p>41542</text:p>
          </table:table-cell>
          <table:table-cell/>
          <table:table-cell table:formula="of:=IF([.A2]=&quot;à&quot;;[.B2];0)" office:value-type="float" office:value="0">
            <text:p>0</text:p>
          </table:table-cell>
          <table:table-cell table:formula="of:=IF(OR([.A2]=&quot;è&quot;;[.A2]=&quot;é&quot;);[.B2];0)" office:value-type="float" office:value="0">
            <text:p>0</text:p>
          </table:table-cell>
          <table:table-cell table:formula="of:=IF(OR([.A2]=&quot;í&quot;;[.A2]=&quot;ï&quot;);[.B2];0)" office:value-type="float" office:value="0">
            <text:p>0</text:p>
          </table:table-cell>
          <table:table-cell table:formula="of:=IF(OR([.A2]=&quot;ò&quot;;[.A2]=&quot;ó&quot;);[.B2];0)" office:value-type="float" office:value="0">
            <text:p>0</text:p>
          </table:table-cell>
          <table:table-cell table:formula="of:=IF(OR([.A2]=&quot;ú&quot;;[.A2]=&quot;ü&quot;);[.B2];0)" office:value-type="float" office:value="0">
            <text:p>0</text:p>
          </table:table-cell>
          <table:table-cell/>
          <table:table-cell table:formula="of:=IF(OR([.A2]=&quot;à&quot;;[.A2]=&quot;è&quot;;[.A2]=&quot;ò&quot;);[.B2];0)" office:value-type="float" office:value="0">
            <text:p>0</text:p>
          </table:table-cell>
          <table:table-cell table:formula="of:=IF(OR([.A2]=&quot;á&quot;;[.A2]=&quot;é&quot;;[.A2]=&quot;í&quot;;[.A2]=&quot;ó&quot;;[.A2]=&quot;ú&quot;;[.A2]=&quot;ï&quot;;[.A2]=&quot;ü&quot;);[.B2];0)" office:value-type="float" office:value="0">
            <text:p>0</text:p>
          </table:table-cell>
          <table:table-cell table:formula="of:=[.B2]+IF([.A2]=&quot;a&quot;;[.D$200];IF([.A2]=&quot;e&quot;;[.E$200];IF([.A2]=&quot;i&quot;;[.F$200];IF([.A2]=&quot;o&quot;;[.G$200];IF([.A2]=&quot;u&quot;;[.H$200];IF([.A2]=&quot;`&quot;;[.J$200];IF([.A2]=&quot;´&quot;;[.K$200];0)))))))" office:value-type="float" office:value="41542">
            <text:p>41542</text:p>
          </table:table-cell>
          <table:table-cell table:formula="of:=[.L2]/[.L$200]" office:value-type="percentage" office:value="0.109889586650936">
            <text:p>10,989%</text:p>
          </table:table-cell>
        </table:table-row>
        <table:table-row table:style-name="ro1">
          <table:table-cell office:value-type="string">
            <text:p>o</text:p>
          </table:table-cell>
          <table:table-cell office:value-type="float" office:value="28603">
            <text:p>28603</text:p>
          </table:table-cell>
          <table:table-cell/>
          <table:table-cell table:formula="of:=IF([.A3]=&quot;à&quot;;[.B3];0)" office:value-type="float" office:value="0">
            <text:p>0</text:p>
          </table:table-cell>
          <table:table-cell table:formula="of:=IF(OR([.A3]=&quot;è&quot;;[.A3]=&quot;é&quot;);[.B3];0)" office:value-type="float" office:value="0">
            <text:p>0</text:p>
          </table:table-cell>
          <table:table-cell table:formula="of:=IF(OR([.A3]=&quot;í&quot;;[.A3]=&quot;ï&quot;);[.B3];0)" office:value-type="float" office:value="0">
            <text:p>0</text:p>
          </table:table-cell>
          <table:table-cell table:formula="of:=IF(OR([.A3]=&quot;ò&quot;;[.A3]=&quot;ó&quot;);[.B3];0)" office:value-type="float" office:value="0">
            <text:p>0</text:p>
          </table:table-cell>
          <table:table-cell table:formula="of:=IF(OR([.A3]=&quot;ú&quot;;[.A3]=&quot;ü&quot;);[.B3];0)" office:value-type="float" office:value="0">
            <text:p>0</text:p>
          </table:table-cell>
          <table:table-cell/>
          <table:table-cell table:formula="of:=IF(OR([.A3]=&quot;à&quot;;[.A3]=&quot;è&quot;;[.A3]=&quot;ò&quot;);[.B3];0)" office:value-type="float" office:value="0">
            <text:p>0</text:p>
          </table:table-cell>
          <table:table-cell table:formula="of:=IF(OR([.A3]=&quot;á&quot;;[.A3]=&quot;é&quot;;[.A3]=&quot;í&quot;;[.A3]=&quot;ó&quot;;[.A3]=&quot;ú&quot;;[.A3]=&quot;ï&quot;;[.A3]=&quot;ü&quot;);[.B3];0)" office:value-type="float" office:value="0">
            <text:p>0</text:p>
          </table:table-cell>
          <table:table-cell table:formula="of:=[.B3]+IF([.A3]=&quot;a&quot;;[.D$200];IF([.A3]=&quot;e&quot;;[.E$200];IF([.A3]=&quot;i&quot;;[.F$200];IF([.A3]=&quot;o&quot;;[.G$200];IF([.A3]=&quot;u&quot;;[.H$200];IF([.A3]=&quot;`&quot;;[.J$200];IF([.A3]=&quot;´&quot;;[.K$200];0)))))))" office:value-type="float" office:value="30162">
            <text:p>30162</text:p>
          </table:table-cell>
          <table:table-cell table:formula="of:=[.L3]/[.L$200]" office:value-type="percentage" office:value="0.0797864742324764">
            <text:p>7,979%</text:p>
          </table:table-cell>
        </table:table-row>
        <table:table-row table:style-name="ro1">
          <table:table-cell office:value-type="string">
            <text:p>s</text:p>
          </table:table-cell>
          <table:table-cell office:value-type="float" office:value="25959">
            <text:p>25959</text:p>
          </table:table-cell>
          <table:table-cell/>
          <table:table-cell table:formula="of:=IF([.A4]=&quot;à&quot;;[.B4];0)" office:value-type="float" office:value="0">
            <text:p>0</text:p>
          </table:table-cell>
          <table:table-cell table:formula="of:=IF(OR([.A4]=&quot;è&quot;;[.A4]=&quot;é&quot;);[.B4];0)" office:value-type="float" office:value="0">
            <text:p>0</text:p>
          </table:table-cell>
          <table:table-cell table:formula="of:=IF(OR([.A4]=&quot;í&quot;;[.A4]=&quot;ï&quot;);[.B4];0)" office:value-type="float" office:value="0">
            <text:p>0</text:p>
          </table:table-cell>
          <table:table-cell table:formula="of:=IF(OR([.A4]=&quot;ò&quot;;[.A4]=&quot;ó&quot;);[.B4];0)" office:value-type="float" office:value="0">
            <text:p>0</text:p>
          </table:table-cell>
          <table:table-cell table:formula="of:=IF(OR([.A4]=&quot;ú&quot;;[.A4]=&quot;ü&quot;);[.B4];0)" office:value-type="float" office:value="0">
            <text:p>0</text:p>
          </table:table-cell>
          <table:table-cell/>
          <table:table-cell table:formula="of:=IF(OR([.A4]=&quot;à&quot;;[.A4]=&quot;è&quot;;[.A4]=&quot;ò&quot;);[.B4];0)" office:value-type="float" office:value="0">
            <text:p>0</text:p>
          </table:table-cell>
          <table:table-cell table:formula="of:=IF(OR([.A4]=&quot;á&quot;;[.A4]=&quot;é&quot;;[.A4]=&quot;í&quot;;[.A4]=&quot;ó&quot;;[.A4]=&quot;ú&quot;;[.A4]=&quot;ï&quot;;[.A4]=&quot;ü&quot;);[.B4];0)" office:value-type="float" office:value="0">
            <text:p>0</text:p>
          </table:table-cell>
          <table:table-cell table:formula="of:=[.B4]+IF([.A4]=&quot;a&quot;;[.D$200];IF([.A4]=&quot;e&quot;;[.E$200];IF([.A4]=&quot;i&quot;;[.F$200];IF([.A4]=&quot;o&quot;;[.G$200];IF([.A4]=&quot;u&quot;;[.H$200];IF([.A4]=&quot;`&quot;;[.J$200];IF([.A4]=&quot;´&quot;;[.K$200];0)))))))" office:value-type="float" office:value="25959">
            <text:p>25959</text:p>
          </table:table-cell>
          <table:table-cell table:formula="of:=[.L4]/[.L$200]" office:value-type="percentage" office:value="0.0686684266494548">
            <text:p>6,867%</text:p>
          </table:table-cell>
        </table:table-row>
        <table:table-row table:style-name="ro1">
          <table:table-cell office:value-type="string">
            <text:p>r</text:p>
          </table:table-cell>
          <table:table-cell office:value-type="float" office:value="24424">
            <text:p>24424</text:p>
          </table:table-cell>
          <table:table-cell/>
          <table:table-cell table:formula="of:=IF([.A5]=&quot;à&quot;;[.B5];0)" office:value-type="float" office:value="0">
            <text:p>0</text:p>
          </table:table-cell>
          <table:table-cell table:formula="of:=IF(OR([.A5]=&quot;è&quot;;[.A5]=&quot;é&quot;);[.B5];0)" office:value-type="float" office:value="0">
            <text:p>0</text:p>
          </table:table-cell>
          <table:table-cell table:formula="of:=IF(OR([.A5]=&quot;í&quot;;[.A5]=&quot;ï&quot;);[.B5];0)" office:value-type="float" office:value="0">
            <text:p>0</text:p>
          </table:table-cell>
          <table:table-cell table:formula="of:=IF(OR([.A5]=&quot;ò&quot;;[.A5]=&quot;ó&quot;);[.B5];0)" office:value-type="float" office:value="0">
            <text:p>0</text:p>
          </table:table-cell>
          <table:table-cell table:formula="of:=IF(OR([.A5]=&quot;ú&quot;;[.A5]=&quot;ü&quot;);[.B5];0)" office:value-type="float" office:value="0">
            <text:p>0</text:p>
          </table:table-cell>
          <table:table-cell/>
          <table:table-cell table:formula="of:=IF(OR([.A5]=&quot;à&quot;;[.A5]=&quot;è&quot;;[.A5]=&quot;ò&quot;);[.B5];0)" office:value-type="float" office:value="0">
            <text:p>0</text:p>
          </table:table-cell>
          <table:table-cell table:formula="of:=IF(OR([.A5]=&quot;á&quot;;[.A5]=&quot;é&quot;;[.A5]=&quot;í&quot;;[.A5]=&quot;ó&quot;;[.A5]=&quot;ú&quot;;[.A5]=&quot;ï&quot;;[.A5]=&quot;ü&quot;);[.B5];0)" office:value-type="float" office:value="0">
            <text:p>0</text:p>
          </table:table-cell>
          <table:table-cell table:formula="of:=[.B5]+IF([.A5]=&quot;a&quot;;[.D$200];IF([.A5]=&quot;e&quot;;[.E$200];IF([.A5]=&quot;i&quot;;[.F$200];IF([.A5]=&quot;o&quot;;[.G$200];IF([.A5]=&quot;u&quot;;[.H$200];IF([.A5]=&quot;`&quot;;[.J$200];IF([.A5]=&quot;´&quot;;[.K$200];0)))))))" office:value-type="float" office:value="24424">
            <text:p>24424</text:p>
          </table:table-cell>
          <table:table-cell table:formula="of:=[.L5]/[.L$200]" office:value-type="percentage" office:value="0.0646079453170879">
            <text:p>6,461%</text:p>
          </table:table-cell>
        </table:table-row>
        <table:table-row table:style-name="ro1">
          <table:table-cell office:value-type="string">
            <text:p>n</text:p>
          </table:table-cell>
          <table:table-cell office:value-type="float" office:value="24104">
            <text:p>24104</text:p>
          </table:table-cell>
          <table:table-cell/>
          <table:table-cell table:formula="of:=IF([.A6]=&quot;à&quot;;[.B6];0)" office:value-type="float" office:value="0">
            <text:p>0</text:p>
          </table:table-cell>
          <table:table-cell table:formula="of:=IF(OR([.A6]=&quot;è&quot;;[.A6]=&quot;é&quot;);[.B6];0)" office:value-type="float" office:value="0">
            <text:p>0</text:p>
          </table:table-cell>
          <table:table-cell table:formula="of:=IF(OR([.A6]=&quot;í&quot;;[.A6]=&quot;ï&quot;);[.B6];0)" office:value-type="float" office:value="0">
            <text:p>0</text:p>
          </table:table-cell>
          <table:table-cell table:formula="of:=IF(OR([.A6]=&quot;ò&quot;;[.A6]=&quot;ó&quot;);[.B6];0)" office:value-type="float" office:value="0">
            <text:p>0</text:p>
          </table:table-cell>
          <table:table-cell table:formula="of:=IF(OR([.A6]=&quot;ú&quot;;[.A6]=&quot;ü&quot;);[.B6];0)" office:value-type="float" office:value="0">
            <text:p>0</text:p>
          </table:table-cell>
          <table:table-cell/>
          <table:table-cell table:formula="of:=IF(OR([.A6]=&quot;à&quot;;[.A6]=&quot;è&quot;;[.A6]=&quot;ò&quot;);[.B6];0)" office:value-type="float" office:value="0">
            <text:p>0</text:p>
          </table:table-cell>
          <table:table-cell table:formula="of:=IF(OR([.A6]=&quot;á&quot;;[.A6]=&quot;é&quot;;[.A6]=&quot;í&quot;;[.A6]=&quot;ó&quot;;[.A6]=&quot;ú&quot;;[.A6]=&quot;ï&quot;;[.A6]=&quot;ü&quot;);[.B6];0)" office:value-type="float" office:value="0">
            <text:p>0</text:p>
          </table:table-cell>
          <table:table-cell table:formula="of:=[.B6]+IF([.A6]=&quot;a&quot;;[.D$200];IF([.A6]=&quot;e&quot;;[.E$200];IF([.A6]=&quot;i&quot;;[.F$200];IF([.A6]=&quot;o&quot;;[.G$200];IF([.A6]=&quot;u&quot;;[.H$200];IF([.A6]=&quot;`&quot;;[.J$200];IF([.A6]=&quot;´&quot;;[.K$200];0)))))))" office:value-type="float" office:value="24104">
            <text:p>24104</text:p>
          </table:table-cell>
          <table:table-cell table:formula="of:=[.L6]/[.L$200]" office:value-type="percentage" office:value="0.0637614606093632">
            <text:p>6,376%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float" office:value="20491">
            <text:p>20491</text:p>
          </table:table-cell>
          <table:table-cell/>
          <table:table-cell table:formula="of:=IF([.A7]=&quot;à&quot;;[.B7];0)" office:value-type="float" office:value="0">
            <text:p>0</text:p>
          </table:table-cell>
          <table:table-cell table:formula="of:=IF(OR([.A7]=&quot;è&quot;;[.A7]=&quot;é&quot;);[.B7];0)" office:value-type="float" office:value="0">
            <text:p>0</text:p>
          </table:table-cell>
          <table:table-cell table:formula="of:=IF(OR([.A7]=&quot;í&quot;;[.A7]=&quot;ï&quot;);[.B7];0)" office:value-type="float" office:value="0">
            <text:p>0</text:p>
          </table:table-cell>
          <table:table-cell table:formula="of:=IF(OR([.A7]=&quot;ò&quot;;[.A7]=&quot;ó&quot;);[.B7];0)" office:value-type="float" office:value="0">
            <text:p>0</text:p>
          </table:table-cell>
          <table:table-cell table:formula="of:=IF(OR([.A7]=&quot;ú&quot;;[.A7]=&quot;ü&quot;);[.B7];0)" office:value-type="float" office:value="0">
            <text:p>0</text:p>
          </table:table-cell>
          <table:table-cell/>
          <table:table-cell table:formula="of:=IF(OR([.A7]=&quot;à&quot;;[.A7]=&quot;è&quot;;[.A7]=&quot;ò&quot;);[.B7];0)" office:value-type="float" office:value="0">
            <text:p>0</text:p>
          </table:table-cell>
          <table:table-cell table:formula="of:=IF(OR([.A7]=&quot;á&quot;;[.A7]=&quot;é&quot;;[.A7]=&quot;í&quot;;[.A7]=&quot;ó&quot;;[.A7]=&quot;ú&quot;;[.A7]=&quot;ï&quot;;[.A7]=&quot;ü&quot;);[.B7];0)" office:value-type="float" office:value="0">
            <text:p>0</text:p>
          </table:table-cell>
          <table:table-cell table:formula="of:=[.B7]+IF([.A7]=&quot;a&quot;;[.D$200];IF([.A7]=&quot;e&quot;;[.E$200];IF([.A7]=&quot;i&quot;;[.F$200];IF([.A7]=&quot;o&quot;;[.G$200];IF([.A7]=&quot;u&quot;;[.H$200];IF([.A7]=&quot;`&quot;;[.J$200];IF([.A7]=&quot;´&quot;;[.K$200];0)))))))" office:value-type="float" office:value="22351">
            <text:p>22351</text:p>
          </table:table-cell>
          <table:table-cell table:formula="of:=[.L7]/[.L$200]" office:value-type="percentage" office:value="0.0591243115698588">
            <text:p>5,912%</text:p>
          </table:table-cell>
        </table:table-row>
        <table:table-row table:style-name="ro1">
          <table:table-cell office:value-type="string">
            <text:p>l</text:p>
          </table:table-cell>
          <table:table-cell office:value-type="float" office:value="17023">
            <text:p>17023</text:p>
          </table:table-cell>
          <table:table-cell/>
          <table:table-cell table:formula="of:=IF([.A8]=&quot;à&quot;;[.B8];0)" office:value-type="float" office:value="0">
            <text:p>0</text:p>
          </table:table-cell>
          <table:table-cell table:formula="of:=IF(OR([.A8]=&quot;è&quot;;[.A8]=&quot;é&quot;);[.B8];0)" office:value-type="float" office:value="0">
            <text:p>0</text:p>
          </table:table-cell>
          <table:table-cell table:formula="of:=IF(OR([.A8]=&quot;í&quot;;[.A8]=&quot;ï&quot;);[.B8];0)" office:value-type="float" office:value="0">
            <text:p>0</text:p>
          </table:table-cell>
          <table:table-cell table:formula="of:=IF(OR([.A8]=&quot;ò&quot;;[.A8]=&quot;ó&quot;);[.B8];0)" office:value-type="float" office:value="0">
            <text:p>0</text:p>
          </table:table-cell>
          <table:table-cell table:formula="of:=IF(OR([.A8]=&quot;ú&quot;;[.A8]=&quot;ü&quot;);[.B8];0)" office:value-type="float" office:value="0">
            <text:p>0</text:p>
          </table:table-cell>
          <table:table-cell/>
          <table:table-cell table:formula="of:=IF(OR([.A8]=&quot;à&quot;;[.A8]=&quot;è&quot;;[.A8]=&quot;ò&quot;);[.B8];0)" office:value-type="float" office:value="0">
            <text:p>0</text:p>
          </table:table-cell>
          <table:table-cell table:formula="of:=IF(OR([.A8]=&quot;á&quot;;[.A8]=&quot;é&quot;;[.A8]=&quot;í&quot;;[.A8]=&quot;ó&quot;;[.A8]=&quot;ú&quot;;[.A8]=&quot;ï&quot;;[.A8]=&quot;ü&quot;);[.B8];0)" office:value-type="float" office:value="0">
            <text:p>0</text:p>
          </table:table-cell>
          <table:table-cell table:formula="of:=[.B8]+IF([.A8]=&quot;a&quot;;[.D$200];IF([.A8]=&quot;e&quot;;[.E$200];IF([.A8]=&quot;i&quot;;[.F$200];IF([.A8]=&quot;o&quot;;[.G$200];IF([.A8]=&quot;u&quot;;[.H$200];IF([.A8]=&quot;`&quot;;[.J$200];IF([.A8]=&quot;´&quot;;[.K$200];0)))))))" office:value-type="float" office:value="17023">
            <text:p>17023</text:p>
          </table:table-cell>
          <table:table-cell table:formula="of:=[.L8]/[.L$200]" office:value-type="percentage" office:value="0.0450303411862425">
            <text:p>4,503%</text:p>
          </table:table-cell>
        </table:table-row>
        <table:table-row table:style-name="ro1">
          <table:table-cell office:value-type="string">
            <text:p>u</text:p>
          </table:table-cell>
          <table:table-cell office:value-type="float" office:value="16132">
            <text:p>16132</text:p>
          </table:table-cell>
          <table:table-cell/>
          <table:table-cell table:formula="of:=IF([.A9]=&quot;à&quot;;[.B9];0)" office:value-type="float" office:value="0">
            <text:p>0</text:p>
          </table:table-cell>
          <table:table-cell table:formula="of:=IF(OR([.A9]=&quot;è&quot;;[.A9]=&quot;é&quot;);[.B9];0)" office:value-type="float" office:value="0">
            <text:p>0</text:p>
          </table:table-cell>
          <table:table-cell table:formula="of:=IF(OR([.A9]=&quot;í&quot;;[.A9]=&quot;ï&quot;);[.B9];0)" office:value-type="float" office:value="0">
            <text:p>0</text:p>
          </table:table-cell>
          <table:table-cell table:formula="of:=IF(OR([.A9]=&quot;ò&quot;;[.A9]=&quot;ó&quot;);[.B9];0)" office:value-type="float" office:value="0">
            <text:p>0</text:p>
          </table:table-cell>
          <table:table-cell table:formula="of:=IF(OR([.A9]=&quot;ú&quot;;[.A9]=&quot;ü&quot;);[.B9];0)" office:value-type="float" office:value="0">
            <text:p>0</text:p>
          </table:table-cell>
          <table:table-cell/>
          <table:table-cell table:formula="of:=IF(OR([.A9]=&quot;à&quot;;[.A9]=&quot;è&quot;;[.A9]=&quot;ò&quot;);[.B9];0)" office:value-type="float" office:value="0">
            <text:p>0</text:p>
          </table:table-cell>
          <table:table-cell table:formula="of:=IF(OR([.A9]=&quot;á&quot;;[.A9]=&quot;é&quot;;[.A9]=&quot;í&quot;;[.A9]=&quot;ó&quot;;[.A9]=&quot;ú&quot;;[.A9]=&quot;ï&quot;;[.A9]=&quot;ü&quot;);[.B9];0)" office:value-type="float" office:value="0">
            <text:p>0</text:p>
          </table:table-cell>
          <table:table-cell table:formula="of:=[.B9]+IF([.A9]=&quot;a&quot;;[.D$200];IF([.A9]=&quot;e&quot;;[.E$200];IF([.A9]=&quot;i&quot;;[.F$200];IF([.A9]=&quot;o&quot;;[.G$200];IF([.A9]=&quot;u&quot;;[.H$200];IF([.A9]=&quot;`&quot;;[.J$200];IF([.A9]=&quot;´&quot;;[.K$200];0)))))))" office:value-type="float" office:value="16551">
            <text:p>16551</text:p>
          </table:table-cell>
          <table:table-cell table:formula="of:=[.L9]/[.L$200]" office:value-type="percentage" office:value="0.0437817762423486">
            <text:p>4,378%</text:p>
          </table:table-cell>
        </table:table-row>
        <table:table-row table:style-name="ro1">
          <table:table-cell office:value-type="string">
            <text:p>t</text:p>
          </table:table-cell>
          <table:table-cell office:value-type="float" office:value="15887">
            <text:p>15887</text:p>
          </table:table-cell>
          <table:table-cell/>
          <table:table-cell table:formula="of:=IF([.A10]=&quot;à&quot;;[.B10];0)" office:value-type="float" office:value="0">
            <text:p>0</text:p>
          </table:table-cell>
          <table:table-cell table:formula="of:=IF(OR([.A10]=&quot;è&quot;;[.A10]=&quot;é&quot;);[.B10];0)" office:value-type="float" office:value="0">
            <text:p>0</text:p>
          </table:table-cell>
          <table:table-cell table:formula="of:=IF(OR([.A10]=&quot;í&quot;;[.A10]=&quot;ï&quot;);[.B10];0)" office:value-type="float" office:value="0">
            <text:p>0</text:p>
          </table:table-cell>
          <table:table-cell table:formula="of:=IF(OR([.A10]=&quot;ò&quot;;[.A10]=&quot;ó&quot;);[.B10];0)" office:value-type="float" office:value="0">
            <text:p>0</text:p>
          </table:table-cell>
          <table:table-cell table:formula="of:=IF(OR([.A10]=&quot;ú&quot;;[.A10]=&quot;ü&quot;);[.B10];0)" office:value-type="float" office:value="0">
            <text:p>0</text:p>
          </table:table-cell>
          <table:table-cell/>
          <table:table-cell table:formula="of:=IF(OR([.A10]=&quot;à&quot;;[.A10]=&quot;è&quot;;[.A10]=&quot;ò&quot;);[.B10];0)" office:value-type="float" office:value="0">
            <text:p>0</text:p>
          </table:table-cell>
          <table:table-cell table:formula="of:=IF(OR([.A10]=&quot;á&quot;;[.A10]=&quot;é&quot;;[.A10]=&quot;í&quot;;[.A10]=&quot;ó&quot;;[.A10]=&quot;ú&quot;;[.A10]=&quot;ï&quot;;[.A10]=&quot;ü&quot;);[.B10];0)" office:value-type="float" office:value="0">
            <text:p>0</text:p>
          </table:table-cell>
          <table:table-cell table:formula="of:=[.B10]+IF([.A10]=&quot;a&quot;;[.D$200];IF([.A10]=&quot;e&quot;;[.E$200];IF([.A10]=&quot;i&quot;;[.F$200];IF([.A10]=&quot;o&quot;;[.G$200];IF([.A10]=&quot;u&quot;;[.H$200];IF([.A10]=&quot;`&quot;;[.J$200];IF([.A10]=&quot;´&quot;;[.K$200];0)))))))" office:value-type="float" office:value="15887">
            <text:p>15887</text:p>
          </table:table-cell>
          <table:table-cell table:formula="of:=[.L10]/[.L$200]" office:value-type="percentage" office:value="0.0420253204738198">
            <text:p>4,203%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float" office:value="15220">
            <text:p>15220</text:p>
          </table:table-cell>
          <table:table-cell/>
          <table:table-cell table:formula="of:=IF([.A11]=&quot;à&quot;;[.B11];0)" office:value-type="float" office:value="0">
            <text:p>0</text:p>
          </table:table-cell>
          <table:table-cell table:formula="of:=IF(OR([.A11]=&quot;è&quot;;[.A11]=&quot;é&quot;);[.B11];0)" office:value-type="float" office:value="0">
            <text:p>0</text:p>
          </table:table-cell>
          <table:table-cell table:formula="of:=IF(OR([.A11]=&quot;í&quot;;[.A11]=&quot;ï&quot;);[.B11];0)" office:value-type="float" office:value="0">
            <text:p>0</text:p>
          </table:table-cell>
          <table:table-cell table:formula="of:=IF(OR([.A11]=&quot;ò&quot;;[.A11]=&quot;ó&quot;);[.B11];0)" office:value-type="float" office:value="0">
            <text:p>0</text:p>
          </table:table-cell>
          <table:table-cell table:formula="of:=IF(OR([.A11]=&quot;ú&quot;;[.A11]=&quot;ü&quot;);[.B11];0)" office:value-type="float" office:value="0">
            <text:p>0</text:p>
          </table:table-cell>
          <table:table-cell/>
          <table:table-cell table:formula="of:=IF(OR([.A11]=&quot;à&quot;;[.A11]=&quot;è&quot;;[.A11]=&quot;ò&quot;);[.B11];0)" office:value-type="float" office:value="0">
            <text:p>0</text:p>
          </table:table-cell>
          <table:table-cell table:formula="of:=IF(OR([.A11]=&quot;á&quot;;[.A11]=&quot;é&quot;;[.A11]=&quot;í&quot;;[.A11]=&quot;ó&quot;;[.A11]=&quot;ú&quot;;[.A11]=&quot;ï&quot;;[.A11]=&quot;ü&quot;);[.B11];0)" office:value-type="float" office:value="0">
            <text:p>0</text:p>
          </table:table-cell>
          <table:table-cell table:formula="of:=[.B11]+IF([.A11]=&quot;a&quot;;[.D$200];IF([.A11]=&quot;e&quot;;[.E$200];IF([.A11]=&quot;i&quot;;[.F$200];IF([.A11]=&quot;o&quot;;[.G$200];IF([.A11]=&quot;u&quot;;[.H$200];IF([.A11]=&quot;`&quot;;[.J$200];IF([.A11]=&quot;´&quot;;[.K$200];0)))))))" office:value-type="float" office:value="15220">
            <text:p>15220</text:p>
          </table:table-cell>
          <table:table-cell table:formula="of:=[.L11]/[.L$200]" office:value-type="percentage" office:value="0.0402609289111561">
            <text:p>4,026%</text:p>
          </table:table-cell>
        </table:table-row>
        <table:table-row table:style-name="ro1">
          <table:table-cell office:value-type="string">
            <text:p>c</text:p>
          </table:table-cell>
          <table:table-cell office:value-type="float" office:value="14477">
            <text:p>14477</text:p>
          </table:table-cell>
          <table:table-cell/>
          <table:table-cell table:formula="of:=IF([.A12]=&quot;à&quot;;[.B12];0)" office:value-type="float" office:value="0">
            <text:p>0</text:p>
          </table:table-cell>
          <table:table-cell table:formula="of:=IF(OR([.A12]=&quot;è&quot;;[.A12]=&quot;é&quot;);[.B12];0)" office:value-type="float" office:value="0">
            <text:p>0</text:p>
          </table:table-cell>
          <table:table-cell table:formula="of:=IF(OR([.A12]=&quot;í&quot;;[.A12]=&quot;ï&quot;);[.B12];0)" office:value-type="float" office:value="0">
            <text:p>0</text:p>
          </table:table-cell>
          <table:table-cell table:formula="of:=IF(OR([.A12]=&quot;ò&quot;;[.A12]=&quot;ó&quot;);[.B12];0)" office:value-type="float" office:value="0">
            <text:p>0</text:p>
          </table:table-cell>
          <table:table-cell table:formula="of:=IF(OR([.A12]=&quot;ú&quot;;[.A12]=&quot;ü&quot;);[.B12];0)" office:value-type="float" office:value="0">
            <text:p>0</text:p>
          </table:table-cell>
          <table:table-cell/>
          <table:table-cell table:formula="of:=IF(OR([.A12]=&quot;à&quot;;[.A12]=&quot;è&quot;;[.A12]=&quot;ò&quot;);[.B12];0)" office:value-type="float" office:value="0">
            <text:p>0</text:p>
          </table:table-cell>
          <table:table-cell table:formula="of:=IF(OR([.A12]=&quot;á&quot;;[.A12]=&quot;é&quot;;[.A12]=&quot;í&quot;;[.A12]=&quot;ó&quot;;[.A12]=&quot;ú&quot;;[.A12]=&quot;ï&quot;;[.A12]=&quot;ü&quot;);[.B12];0)" office:value-type="float" office:value="0">
            <text:p>0</text:p>
          </table:table-cell>
          <table:table-cell table:formula="of:=[.B12]+IF([.A12]=&quot;a&quot;;[.D$200];IF([.A12]=&quot;e&quot;;[.E$200];IF([.A12]=&quot;i&quot;;[.F$200];IF([.A12]=&quot;o&quot;;[.G$200];IF([.A12]=&quot;u&quot;;[.H$200];IF([.A12]=&quot;`&quot;;[.J$200];IF([.A12]=&quot;´&quot;;[.K$200];0)))))))" office:value-type="float" office:value="14477">
            <text:p>14477</text:p>
          </table:table-cell>
          <table:table-cell table:formula="of:=[.L12]/[.L$200]" office:value-type="percentage" office:value="0.0382954972304078">
            <text:p>3,830%</text:p>
          </table:table-cell>
        </table:table-row>
        <table:table-row table:style-name="ro1">
          <table:table-cell office:value-type="string">
            <text:p>m</text:p>
          </table:table-cell>
          <table:table-cell office:value-type="float" office:value="11310">
            <text:p>11310</text:p>
          </table:table-cell>
          <table:table-cell/>
          <table:table-cell table:formula="of:=IF([.A13]=&quot;à&quot;;[.B13];0)" office:value-type="float" office:value="0">
            <text:p>0</text:p>
          </table:table-cell>
          <table:table-cell table:formula="of:=IF(OR([.A13]=&quot;è&quot;;[.A13]=&quot;é&quot;);[.B13];0)" office:value-type="float" office:value="0">
            <text:p>0</text:p>
          </table:table-cell>
          <table:table-cell table:formula="of:=IF(OR([.A13]=&quot;í&quot;;[.A13]=&quot;ï&quot;);[.B13];0)" office:value-type="float" office:value="0">
            <text:p>0</text:p>
          </table:table-cell>
          <table:table-cell table:formula="of:=IF(OR([.A13]=&quot;ò&quot;;[.A13]=&quot;ó&quot;);[.B13];0)" office:value-type="float" office:value="0">
            <text:p>0</text:p>
          </table:table-cell>
          <table:table-cell table:formula="of:=IF(OR([.A13]=&quot;ú&quot;;[.A13]=&quot;ü&quot;);[.B13];0)" office:value-type="float" office:value="0">
            <text:p>0</text:p>
          </table:table-cell>
          <table:table-cell/>
          <table:table-cell table:formula="of:=IF(OR([.A13]=&quot;à&quot;;[.A13]=&quot;è&quot;;[.A13]=&quot;ò&quot;);[.B13];0)" office:value-type="float" office:value="0">
            <text:p>0</text:p>
          </table:table-cell>
          <table:table-cell table:formula="of:=IF(OR([.A13]=&quot;á&quot;;[.A13]=&quot;é&quot;;[.A13]=&quot;í&quot;;[.A13]=&quot;ó&quot;;[.A13]=&quot;ú&quot;;[.A13]=&quot;ï&quot;;[.A13]=&quot;ü&quot;);[.B13];0)" office:value-type="float" office:value="0">
            <text:p>0</text:p>
          </table:table-cell>
          <table:table-cell table:formula="of:=[.B13]+IF([.A13]=&quot;a&quot;;[.D$200];IF([.A13]=&quot;e&quot;;[.E$200];IF([.A13]=&quot;i&quot;;[.F$200];IF([.A13]=&quot;o&quot;;[.G$200];IF([.A13]=&quot;u&quot;;[.H$200];IF([.A13]=&quot;`&quot;;[.J$200];IF([.A13]=&quot;´&quot;;[.K$200];0)))))))" office:value-type="float" office:value="11310">
            <text:p>11310</text:p>
          </table:table-cell>
          <table:table-cell table:formula="of:=[.L13]/[.L$200]" office:value-type="percentage" office:value="0.0299179438886449">
            <text:p>2,992%</text:p>
          </table:table-cell>
        </table:table-row>
        <table:table-row table:style-name="ro1">
          <table:table-cell office:value-type="string">
            <text:p>p</text:p>
          </table:table-cell>
          <table:table-cell office:value-type="float" office:value="10317">
            <text:p>10317</text:p>
          </table:table-cell>
          <table:table-cell/>
          <table:table-cell table:formula="of:=IF([.A14]=&quot;à&quot;;[.B14];0)" office:value-type="float" office:value="0">
            <text:p>0</text:p>
          </table:table-cell>
          <table:table-cell table:formula="of:=IF(OR([.A14]=&quot;è&quot;;[.A14]=&quot;é&quot;);[.B14];0)" office:value-type="float" office:value="0">
            <text:p>0</text:p>
          </table:table-cell>
          <table:table-cell table:formula="of:=IF(OR([.A14]=&quot;í&quot;;[.A14]=&quot;ï&quot;);[.B14];0)" office:value-type="float" office:value="0">
            <text:p>0</text:p>
          </table:table-cell>
          <table:table-cell table:formula="of:=IF(OR([.A14]=&quot;ò&quot;;[.A14]=&quot;ó&quot;);[.B14];0)" office:value-type="float" office:value="0">
            <text:p>0</text:p>
          </table:table-cell>
          <table:table-cell table:formula="of:=IF(OR([.A14]=&quot;ú&quot;;[.A14]=&quot;ü&quot;);[.B14];0)" office:value-type="float" office:value="0">
            <text:p>0</text:p>
          </table:table-cell>
          <table:table-cell/>
          <table:table-cell table:formula="of:=IF(OR([.A14]=&quot;à&quot;;[.A14]=&quot;è&quot;;[.A14]=&quot;ò&quot;);[.B14];0)" office:value-type="float" office:value="0">
            <text:p>0</text:p>
          </table:table-cell>
          <table:table-cell table:formula="of:=IF(OR([.A14]=&quot;á&quot;;[.A14]=&quot;é&quot;;[.A14]=&quot;í&quot;;[.A14]=&quot;ó&quot;;[.A14]=&quot;ú&quot;;[.A14]=&quot;ï&quot;;[.A14]=&quot;ü&quot;);[.B14];0)" office:value-type="float" office:value="0">
            <text:p>0</text:p>
          </table:table-cell>
          <table:table-cell table:formula="of:=[.B14]+IF([.A14]=&quot;a&quot;;[.D$200];IF([.A14]=&quot;e&quot;;[.E$200];IF([.A14]=&quot;i&quot;;[.F$200];IF([.A14]=&quot;o&quot;;[.G$200];IF([.A14]=&quot;u&quot;;[.H$200];IF([.A14]=&quot;`&quot;;[.J$200];IF([.A14]=&quot;´&quot;;[.K$200];0)))))))" office:value-type="float" office:value="10317">
            <text:p>10317</text:p>
          </table:table-cell>
          <table:table-cell table:formula="of:=[.L14]/[.L$200]" office:value-type="percentage" office:value="0.0272911960299867">
            <text:p>2,729%</text:p>
          </table:table-cell>
        </table:table-row>
        <table:table-row table:style-name="ro1">
          <table:table-cell office:value-type="string">
            <text:p>.</text:p>
          </table:table-cell>
          <table:table-cell office:value-type="float" office:value="8685">
            <text:p>8685</text:p>
          </table:table-cell>
          <table:table-cell/>
          <table:table-cell table:formula="of:=IF([.A15]=&quot;à&quot;;[.B15];0)" office:value-type="float" office:value="0">
            <text:p>0</text:p>
          </table:table-cell>
          <table:table-cell table:formula="of:=IF(OR([.A15]=&quot;è&quot;;[.A15]=&quot;é&quot;);[.B15];0)" office:value-type="float" office:value="0">
            <text:p>0</text:p>
          </table:table-cell>
          <table:table-cell table:formula="of:=IF(OR([.A15]=&quot;í&quot;;[.A15]=&quot;ï&quot;);[.B15];0)" office:value-type="float" office:value="0">
            <text:p>0</text:p>
          </table:table-cell>
          <table:table-cell table:formula="of:=IF(OR([.A15]=&quot;ò&quot;;[.A15]=&quot;ó&quot;);[.B15];0)" office:value-type="float" office:value="0">
            <text:p>0</text:p>
          </table:table-cell>
          <table:table-cell table:formula="of:=IF(OR([.A15]=&quot;ú&quot;;[.A15]=&quot;ü&quot;);[.B15];0)" office:value-type="float" office:value="0">
            <text:p>0</text:p>
          </table:table-cell>
          <table:table-cell/>
          <table:table-cell table:formula="of:=IF(OR([.A15]=&quot;à&quot;;[.A15]=&quot;è&quot;;[.A15]=&quot;ò&quot;);[.B15];0)" office:value-type="float" office:value="0">
            <text:p>0</text:p>
          </table:table-cell>
          <table:table-cell table:formula="of:=IF(OR([.A15]=&quot;á&quot;;[.A15]=&quot;é&quot;;[.A15]=&quot;í&quot;;[.A15]=&quot;ó&quot;;[.A15]=&quot;ú&quot;;[.A15]=&quot;ï&quot;;[.A15]=&quot;ü&quot;);[.B15];0)" office:value-type="float" office:value="0">
            <text:p>0</text:p>
          </table:table-cell>
          <table:table-cell table:formula="of:=[.B15]+IF([.A15]=&quot;a&quot;;[.D$200];IF([.A15]=&quot;e&quot;;[.E$200];IF([.A15]=&quot;i&quot;;[.F$200];IF([.A15]=&quot;o&quot;;[.G$200];IF([.A15]=&quot;u&quot;;[.H$200];IF([.A15]=&quot;`&quot;;[.J$200];IF([.A15]=&quot;´&quot;;[.K$200];0)))))))" office:value-type="float" office:value="8685">
            <text:p>8685</text:p>
          </table:table-cell>
          <table:table-cell table:formula="of:=[.L15]/[.L$200]" office:value-type="percentage" office:value="0.0229741240205907">
            <text:p>2,297%</text:p>
          </table:table-cell>
        </table:table-row>
        <table:table-row table:style-name="ro1">
          <table:table-cell office:value-type="string">
            <text:p>b</text:p>
          </table:table-cell>
          <table:table-cell office:value-type="float" office:value="4613">
            <text:p>4613</text:p>
          </table:table-cell>
          <table:table-cell/>
          <table:table-cell table:formula="of:=IF([.A16]=&quot;à&quot;;[.B16];0)" office:value-type="float" office:value="0">
            <text:p>0</text:p>
          </table:table-cell>
          <table:table-cell table:formula="of:=IF(OR([.A16]=&quot;è&quot;;[.A16]=&quot;é&quot;);[.B16];0)" office:value-type="float" office:value="0">
            <text:p>0</text:p>
          </table:table-cell>
          <table:table-cell table:formula="of:=IF(OR([.A16]=&quot;í&quot;;[.A16]=&quot;ï&quot;);[.B16];0)" office:value-type="float" office:value="0">
            <text:p>0</text:p>
          </table:table-cell>
          <table:table-cell table:formula="of:=IF(OR([.A16]=&quot;ò&quot;;[.A16]=&quot;ó&quot;);[.B16];0)" office:value-type="float" office:value="0">
            <text:p>0</text:p>
          </table:table-cell>
          <table:table-cell table:formula="of:=IF(OR([.A16]=&quot;ú&quot;;[.A16]=&quot;ü&quot;);[.B16];0)" office:value-type="float" office:value="0">
            <text:p>0</text:p>
          </table:table-cell>
          <table:table-cell/>
          <table:table-cell table:formula="of:=IF(OR([.A16]=&quot;à&quot;;[.A16]=&quot;è&quot;;[.A16]=&quot;ò&quot;);[.B16];0)" office:value-type="float" office:value="0">
            <text:p>0</text:p>
          </table:table-cell>
          <table:table-cell table:formula="of:=IF(OR([.A16]=&quot;á&quot;;[.A16]=&quot;é&quot;;[.A16]=&quot;í&quot;;[.A16]=&quot;ó&quot;;[.A16]=&quot;ú&quot;;[.A16]=&quot;ï&quot;;[.A16]=&quot;ü&quot;);[.B16];0)" office:value-type="float" office:value="0">
            <text:p>0</text:p>
          </table:table-cell>
          <table:table-cell table:formula="of:=[.B16]+IF([.A16]=&quot;a&quot;;[.D$200];IF([.A16]=&quot;e&quot;;[.E$200];IF([.A16]=&quot;i&quot;;[.F$200];IF([.A16]=&quot;o&quot;;[.G$200];IF([.A16]=&quot;u&quot;;[.H$200];IF([.A16]=&quot;`&quot;;[.J$200];IF([.A16]=&quot;´&quot;;[.K$200];0)))))))" office:value-type="float" office:value="4613">
            <text:p>4613</text:p>
          </table:table-cell>
          <table:table-cell table:formula="of:=[.L16]/[.L$200]" office:value-type="percentage" office:value="0.0122026061147939">
            <text:p>1,220%</text:p>
          </table:table-cell>
        </table:table-row>
        <table:table-row table:style-name="ro1">
          <table:table-cell office:value-type="string">
            <text:p>,</text:p>
          </table:table-cell>
          <table:table-cell office:value-type="float" office:value="4515">
            <text:p>4515</text:p>
          </table:table-cell>
          <table:table-cell/>
          <table:table-cell table:formula="of:=IF([.A17]=&quot;à&quot;;[.B17];0)" office:value-type="float" office:value="0">
            <text:p>0</text:p>
          </table:table-cell>
          <table:table-cell table:formula="of:=IF(OR([.A17]=&quot;è&quot;;[.A17]=&quot;é&quot;);[.B17];0)" office:value-type="float" office:value="0">
            <text:p>0</text:p>
          </table:table-cell>
          <table:table-cell table:formula="of:=IF(OR([.A17]=&quot;í&quot;;[.A17]=&quot;ï&quot;);[.B17];0)" office:value-type="float" office:value="0">
            <text:p>0</text:p>
          </table:table-cell>
          <table:table-cell table:formula="of:=IF(OR([.A17]=&quot;ò&quot;;[.A17]=&quot;ó&quot;);[.B17];0)" office:value-type="float" office:value="0">
            <text:p>0</text:p>
          </table:table-cell>
          <table:table-cell table:formula="of:=IF(OR([.A17]=&quot;ú&quot;;[.A17]=&quot;ü&quot;);[.B17];0)" office:value-type="float" office:value="0">
            <text:p>0</text:p>
          </table:table-cell>
          <table:table-cell/>
          <table:table-cell table:formula="of:=IF(OR([.A17]=&quot;à&quot;;[.A17]=&quot;è&quot;;[.A17]=&quot;ò&quot;);[.B17];0)" office:value-type="float" office:value="0">
            <text:p>0</text:p>
          </table:table-cell>
          <table:table-cell table:formula="of:=IF(OR([.A17]=&quot;á&quot;;[.A17]=&quot;é&quot;;[.A17]=&quot;í&quot;;[.A17]=&quot;ó&quot;;[.A17]=&quot;ú&quot;;[.A17]=&quot;ï&quot;;[.A17]=&quot;ü&quot;);[.B17];0)" office:value-type="float" office:value="0">
            <text:p>0</text:p>
          </table:table-cell>
          <table:table-cell table:formula="of:=[.B17]+IF([.A17]=&quot;a&quot;;[.D$200];IF([.A17]=&quot;e&quot;;[.E$200];IF([.A17]=&quot;i&quot;;[.F$200];IF([.A17]=&quot;o&quot;;[.G$200];IF([.A17]=&quot;u&quot;;[.H$200];IF([.A17]=&quot;`&quot;;[.J$200];IF([.A17]=&quot;´&quot;;[.K$200];0)))))))" office:value-type="float" office:value="4515">
            <text:p>4515</text:p>
          </table:table-cell>
          <table:table-cell table:formula="of:=[.L17]/[.L$200]" office:value-type="percentage" office:value="0.0119433701730532">
            <text:p>1,194%</text:p>
          </table:table-cell>
        </table:table-row>
        <table:table-row table:style-name="ro1">
          <table:table-cell office:value-type="string">
            <text:p>q</text:p>
          </table:table-cell>
          <table:table-cell office:value-type="float" office:value="4005">
            <text:p>4005</text:p>
          </table:table-cell>
          <table:table-cell/>
          <table:table-cell table:formula="of:=IF([.A18]=&quot;à&quot;;[.B18];0)" office:value-type="float" office:value="0">
            <text:p>0</text:p>
          </table:table-cell>
          <table:table-cell table:formula="of:=IF(OR([.A18]=&quot;è&quot;;[.A18]=&quot;é&quot;);[.B18];0)" office:value-type="float" office:value="0">
            <text:p>0</text:p>
          </table:table-cell>
          <table:table-cell table:formula="of:=IF(OR([.A18]=&quot;í&quot;;[.A18]=&quot;ï&quot;);[.B18];0)" office:value-type="float" office:value="0">
            <text:p>0</text:p>
          </table:table-cell>
          <table:table-cell table:formula="of:=IF(OR([.A18]=&quot;ò&quot;;[.A18]=&quot;ó&quot;);[.B18];0)" office:value-type="float" office:value="0">
            <text:p>0</text:p>
          </table:table-cell>
          <table:table-cell table:formula="of:=IF(OR([.A18]=&quot;ú&quot;;[.A18]=&quot;ü&quot;);[.B18];0)" office:value-type="float" office:value="0">
            <text:p>0</text:p>
          </table:table-cell>
          <table:table-cell/>
          <table:table-cell table:formula="of:=IF(OR([.A18]=&quot;à&quot;;[.A18]=&quot;è&quot;;[.A18]=&quot;ò&quot;);[.B18];0)" office:value-type="float" office:value="0">
            <text:p>0</text:p>
          </table:table-cell>
          <table:table-cell table:formula="of:=IF(OR([.A18]=&quot;á&quot;;[.A18]=&quot;é&quot;;[.A18]=&quot;í&quot;;[.A18]=&quot;ó&quot;;[.A18]=&quot;ú&quot;;[.A18]=&quot;ï&quot;;[.A18]=&quot;ü&quot;);[.B18];0)" office:value-type="float" office:value="0">
            <text:p>0</text:p>
          </table:table-cell>
          <table:table-cell table:formula="of:=[.B18]+IF([.A18]=&quot;a&quot;;[.D$200];IF([.A18]=&quot;e&quot;;[.E$200];IF([.A18]=&quot;i&quot;;[.F$200];IF([.A18]=&quot;o&quot;;[.G$200];IF([.A18]=&quot;u&quot;;[.H$200];IF([.A18]=&quot;`&quot;;[.J$200];IF([.A18]=&quot;´&quot;;[.K$200];0)))))))" office:value-type="float" office:value="4005">
            <text:p>4005</text:p>
          </table:table-cell>
          <table:table-cell table:formula="of:=[.L18]/[.L$200]" office:value-type="percentage" office:value="0.010594285170117">
            <text:p>1,059%</text:p>
          </table:table-cell>
        </table:table-row>
        <table:table-row table:style-name="ro1">
          <table:table-cell office:value-type="string">
            <text:p>v</text:p>
          </table:table-cell>
          <table:table-cell office:value-type="float" office:value="3749">
            <text:p>3749</text:p>
          </table:table-cell>
          <table:table-cell/>
          <table:table-cell table:formula="of:=IF([.A19]=&quot;à&quot;;[.B19];0)" office:value-type="float" office:value="0">
            <text:p>0</text:p>
          </table:table-cell>
          <table:table-cell table:formula="of:=IF(OR([.A19]=&quot;è&quot;;[.A19]=&quot;é&quot;);[.B19];0)" office:value-type="float" office:value="0">
            <text:p>0</text:p>
          </table:table-cell>
          <table:table-cell table:formula="of:=IF(OR([.A19]=&quot;í&quot;;[.A19]=&quot;ï&quot;);[.B19];0)" office:value-type="float" office:value="0">
            <text:p>0</text:p>
          </table:table-cell>
          <table:table-cell table:formula="of:=IF(OR([.A19]=&quot;ò&quot;;[.A19]=&quot;ó&quot;);[.B19];0)" office:value-type="float" office:value="0">
            <text:p>0</text:p>
          </table:table-cell>
          <table:table-cell table:formula="of:=IF(OR([.A19]=&quot;ú&quot;;[.A19]=&quot;ü&quot;);[.B19];0)" office:value-type="float" office:value="0">
            <text:p>0</text:p>
          </table:table-cell>
          <table:table-cell/>
          <table:table-cell table:formula="of:=IF(OR([.A19]=&quot;à&quot;;[.A19]=&quot;è&quot;;[.A19]=&quot;ò&quot;);[.B19];0)" office:value-type="float" office:value="0">
            <text:p>0</text:p>
          </table:table-cell>
          <table:table-cell table:formula="of:=IF(OR([.A19]=&quot;á&quot;;[.A19]=&quot;é&quot;;[.A19]=&quot;í&quot;;[.A19]=&quot;ó&quot;;[.A19]=&quot;ú&quot;;[.A19]=&quot;ï&quot;;[.A19]=&quot;ü&quot;);[.B19];0)" office:value-type="float" office:value="0">
            <text:p>0</text:p>
          </table:table-cell>
          <table:table-cell table:formula="of:=[.B19]+IF([.A19]=&quot;a&quot;;[.D$200];IF([.A19]=&quot;e&quot;;[.E$200];IF([.A19]=&quot;i&quot;;[.F$200];IF([.A19]=&quot;o&quot;;[.G$200];IF([.A19]=&quot;u&quot;;[.H$200];IF([.A19]=&quot;`&quot;;[.J$200];IF([.A19]=&quot;´&quot;;[.K$200];0)))))))" office:value-type="float" office:value="3749">
            <text:p>3749</text:p>
          </table:table-cell>
          <table:table-cell table:formula="of:=[.L19]/[.L$200]" office:value-type="percentage" office:value="0.00991709740393721">
            <text:p>0,992%</text:p>
          </table:table-cell>
        </table:table-row>
        <table:table-row table:style-name="ro1">
          <table:table-cell office:value-type="string">
            <text:p>g</text:p>
          </table:table-cell>
          <table:table-cell office:value-type="float" office:value="3552">
            <text:p>3552</text:p>
          </table:table-cell>
          <table:table-cell/>
          <table:table-cell table:formula="of:=IF([.A20]=&quot;à&quot;;[.B20];0)" office:value-type="float" office:value="0">
            <text:p>0</text:p>
          </table:table-cell>
          <table:table-cell table:formula="of:=IF(OR([.A20]=&quot;è&quot;;[.A20]=&quot;é&quot;);[.B20];0)" office:value-type="float" office:value="0">
            <text:p>0</text:p>
          </table:table-cell>
          <table:table-cell table:formula="of:=IF(OR([.A20]=&quot;í&quot;;[.A20]=&quot;ï&quot;);[.B20];0)" office:value-type="float" office:value="0">
            <text:p>0</text:p>
          </table:table-cell>
          <table:table-cell table:formula="of:=IF(OR([.A20]=&quot;ò&quot;;[.A20]=&quot;ó&quot;);[.B20];0)" office:value-type="float" office:value="0">
            <text:p>0</text:p>
          </table:table-cell>
          <table:table-cell table:formula="of:=IF(OR([.A20]=&quot;ú&quot;;[.A20]=&quot;ü&quot;);[.B20];0)" office:value-type="float" office:value="0">
            <text:p>0</text:p>
          </table:table-cell>
          <table:table-cell/>
          <table:table-cell table:formula="of:=IF(OR([.A20]=&quot;à&quot;;[.A20]=&quot;è&quot;;[.A20]=&quot;ò&quot;);[.B20];0)" office:value-type="float" office:value="0">
            <text:p>0</text:p>
          </table:table-cell>
          <table:table-cell table:formula="of:=IF(OR([.A20]=&quot;á&quot;;[.A20]=&quot;é&quot;;[.A20]=&quot;í&quot;;[.A20]=&quot;ó&quot;;[.A20]=&quot;ú&quot;;[.A20]=&quot;ï&quot;;[.A20]=&quot;ü&quot;);[.B20];0)" office:value-type="float" office:value="0">
            <text:p>0</text:p>
          </table:table-cell>
          <table:table-cell table:formula="of:=[.B20]+IF([.A20]=&quot;a&quot;;[.D$200];IF([.A20]=&quot;e&quot;;[.E$200];IF([.A20]=&quot;i&quot;;[.F$200];IF([.A20]=&quot;o&quot;;[.G$200];IF([.A20]=&quot;u&quot;;[.H$200];IF([.A20]=&quot;`&quot;;[.J$200];IF([.A20]=&quot;´&quot;;[.K$200];0)))))))" office:value-type="float" office:value="3552">
            <text:p>3552</text:p>
          </table:table-cell>
          <table:table-cell table:formula="of:=[.L20]/[.L$200]" office:value-type="percentage" office:value="0.00939598025574419">
            <text:p>0,940%</text:p>
          </table:table-cell>
        </table:table-row>
        <table:table-row table:style-name="ro1">
          <table:table-cell office:value-type="string">
            <text:p>y</text:p>
          </table:table-cell>
          <table:table-cell office:value-type="float" office:value="3050">
            <text:p>3050</text:p>
          </table:table-cell>
          <table:table-cell/>
          <table:table-cell table:formula="of:=IF([.A21]=&quot;à&quot;;[.B21];0)" office:value-type="float" office:value="0">
            <text:p>0</text:p>
          </table:table-cell>
          <table:table-cell table:formula="of:=IF(OR([.A21]=&quot;è&quot;;[.A21]=&quot;é&quot;);[.B21];0)" office:value-type="float" office:value="0">
            <text:p>0</text:p>
          </table:table-cell>
          <table:table-cell table:formula="of:=IF(OR([.A21]=&quot;í&quot;;[.A21]=&quot;ï&quot;);[.B21];0)" office:value-type="float" office:value="0">
            <text:p>0</text:p>
          </table:table-cell>
          <table:table-cell table:formula="of:=IF(OR([.A21]=&quot;ò&quot;;[.A21]=&quot;ó&quot;);[.B21];0)" office:value-type="float" office:value="0">
            <text:p>0</text:p>
          </table:table-cell>
          <table:table-cell table:formula="of:=IF(OR([.A21]=&quot;ú&quot;;[.A21]=&quot;ü&quot;);[.B21];0)" office:value-type="float" office:value="0">
            <text:p>0</text:p>
          </table:table-cell>
          <table:table-cell/>
          <table:table-cell table:formula="of:=IF(OR([.A21]=&quot;à&quot;;[.A21]=&quot;è&quot;;[.A21]=&quot;ò&quot;);[.B21];0)" office:value-type="float" office:value="0">
            <text:p>0</text:p>
          </table:table-cell>
          <table:table-cell table:formula="of:=IF(OR([.A21]=&quot;á&quot;;[.A21]=&quot;é&quot;;[.A21]=&quot;í&quot;;[.A21]=&quot;ó&quot;;[.A21]=&quot;ú&quot;;[.A21]=&quot;ï&quot;;[.A21]=&quot;ü&quot;);[.B21];0)" office:value-type="float" office:value="0">
            <text:p>0</text:p>
          </table:table-cell>
          <table:table-cell table:formula="of:=[.B21]+IF([.A21]=&quot;a&quot;;[.D$200];IF([.A21]=&quot;e&quot;;[.E$200];IF([.A21]=&quot;i&quot;;[.F$200];IF([.A21]=&quot;o&quot;;[.G$200];IF([.A21]=&quot;u&quot;;[.H$200];IF([.A21]=&quot;`&quot;;[.J$200];IF([.A21]=&quot;´&quot;;[.K$200];0)))))))" office:value-type="float" office:value="3050">
            <text:p>3050</text:p>
          </table:table-cell>
          <table:table-cell table:formula="of:=[.L21]/[.L$200]" office:value-type="percentage" office:value="0.00806805737050107">
            <text:p>0,807%</text:p>
          </table:table-cell>
        </table:table-row>
        <table:table-row table:style-name="ro1">
          <table:table-cell office:value-type="string">
            <text:p>h</text:p>
          </table:table-cell>
          <table:table-cell office:value-type="float" office:value="2602">
            <text:p>2602</text:p>
          </table:table-cell>
          <table:table-cell/>
          <table:table-cell table:formula="of:=IF([.A22]=&quot;à&quot;;[.B22];0)" office:value-type="float" office:value="0">
            <text:p>0</text:p>
          </table:table-cell>
          <table:table-cell table:formula="of:=IF(OR([.A22]=&quot;è&quot;;[.A22]=&quot;é&quot;);[.B22];0)" office:value-type="float" office:value="0">
            <text:p>0</text:p>
          </table:table-cell>
          <table:table-cell table:formula="of:=IF(OR([.A22]=&quot;í&quot;;[.A22]=&quot;ï&quot;);[.B22];0)" office:value-type="float" office:value="0">
            <text:p>0</text:p>
          </table:table-cell>
          <table:table-cell table:formula="of:=IF(OR([.A22]=&quot;ò&quot;;[.A22]=&quot;ó&quot;);[.B22];0)" office:value-type="float" office:value="0">
            <text:p>0</text:p>
          </table:table-cell>
          <table:table-cell table:formula="of:=IF(OR([.A22]=&quot;ú&quot;;[.A22]=&quot;ü&quot;);[.B22];0)" office:value-type="float" office:value="0">
            <text:p>0</text:p>
          </table:table-cell>
          <table:table-cell/>
          <table:table-cell table:formula="of:=IF(OR([.A22]=&quot;à&quot;;[.A22]=&quot;è&quot;;[.A22]=&quot;ò&quot;);[.B22];0)" office:value-type="float" office:value="0">
            <text:p>0</text:p>
          </table:table-cell>
          <table:table-cell table:formula="of:=IF(OR([.A22]=&quot;á&quot;;[.A22]=&quot;é&quot;;[.A22]=&quot;í&quot;;[.A22]=&quot;ó&quot;;[.A22]=&quot;ú&quot;;[.A22]=&quot;ï&quot;;[.A22]=&quot;ü&quot;);[.B22];0)" office:value-type="float" office:value="0">
            <text:p>0</text:p>
          </table:table-cell>
          <table:table-cell table:formula="of:=[.B22]+IF([.A22]=&quot;a&quot;;[.D$200];IF([.A22]=&quot;e&quot;;[.E$200];IF([.A22]=&quot;i&quot;;[.F$200];IF([.A22]=&quot;o&quot;;[.G$200];IF([.A22]=&quot;u&quot;;[.H$200];IF([.A22]=&quot;`&quot;;[.J$200];IF([.A22]=&quot;´&quot;;[.K$200];0)))))))" office:value-type="float" office:value="2602">
            <text:p>2602</text:p>
          </table:table-cell>
          <table:table-cell table:formula="of:=[.L22]/[.L$200]" office:value-type="percentage" office:value="0.00688297877968648">
            <text:p>0,688%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float" office:value="2427">
            <text:p>2427</text:p>
          </table:table-cell>
          <table:table-cell/>
          <table:table-cell table:formula="of:=IF([.A23]=&quot;à&quot;;[.B23];0)" office:value-type="float" office:value="0">
            <text:p>0</text:p>
          </table:table-cell>
          <table:table-cell table:formula="of:=IF(OR([.A23]=&quot;è&quot;;[.A23]=&quot;é&quot;);[.B23];0)" office:value-type="float" office:value="0">
            <text:p>0</text:p>
          </table:table-cell>
          <table:table-cell table:formula="of:=IF(OR([.A23]=&quot;í&quot;;[.A23]=&quot;ï&quot;);[.B23];0)" office:value-type="float" office:value="0">
            <text:p>0</text:p>
          </table:table-cell>
          <table:table-cell table:formula="of:=IF(OR([.A23]=&quot;ò&quot;;[.A23]=&quot;ó&quot;);[.B23];0)" office:value-type="float" office:value="0">
            <text:p>0</text:p>
          </table:table-cell>
          <table:table-cell table:formula="of:=IF(OR([.A23]=&quot;ú&quot;;[.A23]=&quot;ü&quot;);[.B23];0)" office:value-type="float" office:value="0">
            <text:p>0</text:p>
          </table:table-cell>
          <table:table-cell/>
          <table:table-cell table:formula="of:=IF(OR([.A23]=&quot;à&quot;;[.A23]=&quot;è&quot;;[.A23]=&quot;ò&quot;);[.B23];0)" office:value-type="float" office:value="0">
            <text:p>0</text:p>
          </table:table-cell>
          <table:table-cell table:formula="of:=IF(OR([.A23]=&quot;á&quot;;[.A23]=&quot;é&quot;;[.A23]=&quot;í&quot;;[.A23]=&quot;ó&quot;;[.A23]=&quot;ú&quot;;[.A23]=&quot;ï&quot;;[.A23]=&quot;ü&quot;);[.B23];0)" office:value-type="float" office:value="0">
            <text:p>0</text:p>
          </table:table-cell>
          <table:table-cell table:formula="of:=[.B23]+IF([.A23]=&quot;a&quot;;[.D$200];IF([.A23]=&quot;e&quot;;[.E$200];IF([.A23]=&quot;i&quot;;[.F$200];IF([.A23]=&quot;o&quot;;[.G$200];IF([.A23]=&quot;u&quot;;[.H$200];IF([.A23]=&quot;`&quot;;[.J$200];IF([.A23]=&quot;´&quot;;[.K$200];0)))))))" office:value-type="float" office:value="2427">
            <text:p>2427</text:p>
          </table:table-cell>
          <table:table-cell table:formula="of:=[.L23]/[.L$200]" office:value-type="percentage" office:value="0.00642005745514954">
            <text:p>0,642%</text:p>
          </table:table-cell>
        </table:table-row>
        <table:table-row table:style-name="ro1">
          <table:table-cell office:value-type="string">
            <text:p>á</text:p>
          </table:table-cell>
          <table:table-cell office:value-type="float" office:value="2406">
            <text:p>2406</text:p>
          </table:table-cell>
          <table:table-cell/>
          <table:table-cell table:formula="of:=IF([.A24]=&quot;à&quot;;[.B24];0)" office:value-type="float" office:value="0">
            <text:p>0</text:p>
          </table:table-cell>
          <table:table-cell table:formula="of:=IF(OR([.A24]=&quot;è&quot;;[.A24]=&quot;é&quot;);[.B24];0)" office:value-type="float" office:value="0">
            <text:p>0</text:p>
          </table:table-cell>
          <table:table-cell table:formula="of:=IF(OR([.A24]=&quot;í&quot;;[.A24]=&quot;ï&quot;);[.B24];0)" office:value-type="float" office:value="0">
            <text:p>0</text:p>
          </table:table-cell>
          <table:table-cell table:formula="of:=IF(OR([.A24]=&quot;ò&quot;;[.A24]=&quot;ó&quot;);[.B24];0)" office:value-type="float" office:value="0">
            <text:p>0</text:p>
          </table:table-cell>
          <table:table-cell table:formula="of:=IF(OR([.A24]=&quot;ú&quot;;[.A24]=&quot;ü&quot;);[.B24];0)" office:value-type="float" office:value="0">
            <text:p>0</text:p>
          </table:table-cell>
          <table:table-cell/>
          <table:table-cell table:formula="of:=IF(OR([.A24]=&quot;à&quot;;[.A24]=&quot;è&quot;;[.A24]=&quot;ò&quot;);[.B24];0)" office:value-type="float" office:value="0">
            <text:p>0</text:p>
          </table:table-cell>
          <table:table-cell table:formula="of:=IF(OR([.A24]=&quot;á&quot;;[.A24]=&quot;é&quot;;[.A24]=&quot;í&quot;;[.A24]=&quot;ó&quot;;[.A24]=&quot;ú&quot;;[.A24]=&quot;ï&quot;;[.A24]=&quot;ü&quot;);[.B24];0)" office:value-type="float" office:value="2406">
            <text:p>2406</text:p>
          </table:table-cell>
          <table:table-cell table:formula="of:=[.B24]+IF([.A24]=&quot;a&quot;;[.D$200];IF([.A24]=&quot;e&quot;;[.E$200];IF([.A24]=&quot;i&quot;;[.F$200];IF([.A24]=&quot;o&quot;;[.G$200];IF([.A24]=&quot;u&quot;;[.H$200];IF([.A24]=&quot;`&quot;;[.J$200];IF([.A24]=&quot;´&quot;;[.K$200];0)))))))" office:value-type="float" office:value="2406">
            <text:p>2406</text:p>
          </table:table-cell>
          <table:table-cell table:formula="of:=[.L24]/[.L$200]" office:value-type="percentage" office:value="0.0063645068962051">
            <text:p>0,636%</text:p>
          </table:table-cell>
        </table:table-row>
        <table:table-row table:style-name="ro1">
          <table:table-cell office:value-type="string">
            <text:p>í</text:p>
          </table:table-cell>
          <table:table-cell office:value-type="float" office:value="1860">
            <text:p>1860</text:p>
          </table:table-cell>
          <table:table-cell/>
          <table:table-cell table:formula="of:=IF([.A25]=&quot;à&quot;;[.B25];0)" office:value-type="float" office:value="0">
            <text:p>0</text:p>
          </table:table-cell>
          <table:table-cell table:formula="of:=IF(OR([.A25]=&quot;è&quot;;[.A25]=&quot;é&quot;);[.B25];0)" office:value-type="float" office:value="0">
            <text:p>0</text:p>
          </table:table-cell>
          <table:table-cell table:formula="of:=IF(OR([.A25]=&quot;í&quot;;[.A25]=&quot;ï&quot;);[.B25];0)" office:value-type="float" office:value="1860">
            <text:p>1860</text:p>
          </table:table-cell>
          <table:table-cell table:formula="of:=IF(OR([.A25]=&quot;ò&quot;;[.A25]=&quot;ó&quot;);[.B25];0)" office:value-type="float" office:value="0">
            <text:p>0</text:p>
          </table:table-cell>
          <table:table-cell table:formula="of:=IF(OR([.A25]=&quot;ú&quot;;[.A25]=&quot;ü&quot;);[.B25];0)" office:value-type="float" office:value="0">
            <text:p>0</text:p>
          </table:table-cell>
          <table:table-cell/>
          <table:table-cell table:formula="of:=IF(OR([.A25]=&quot;à&quot;;[.A25]=&quot;è&quot;;[.A25]=&quot;ò&quot;);[.B25];0)" office:value-type="float" office:value="0">
            <text:p>0</text:p>
          </table:table-cell>
          <table:table-cell table:formula="of:=IF(OR([.A25]=&quot;á&quot;;[.A25]=&quot;é&quot;;[.A25]=&quot;í&quot;;[.A25]=&quot;ó&quot;;[.A25]=&quot;ú&quot;;[.A25]=&quot;ï&quot;;[.A25]=&quot;ü&quot;);[.B25];0)" office:value-type="float" office:value="1860">
            <text:p>1860</text:p>
          </table:table-cell>
          <table:table-cell table:formula="of:=[.B25]+IF([.A25]=&quot;a&quot;;[.D$200];IF([.A25]=&quot;e&quot;;[.E$200];IF([.A25]=&quot;i&quot;;[.F$200];IF([.A25]=&quot;o&quot;;[.G$200];IF([.A25]=&quot;u&quot;;[.H$200];IF([.A25]=&quot;`&quot;;[.J$200];IF([.A25]=&quot;´&quot;;[.K$200];0)))))))" office:value-type="float" office:value="1860">
            <text:p>1860</text:p>
          </table:table-cell>
          <table:table-cell table:formula="of:=[.L25]/[.L$200]" office:value-type="percentage" office:value="0.00492019236364983">
            <text:p>0,492%</text:p>
          </table:table-cell>
        </table:table-row>
        <table:table-row table:style-name="ro1">
          <table:table-cell office:value-type="string">
            <text:p>z</text:p>
          </table:table-cell>
          <table:table-cell office:value-type="float" office:value="1785">
            <text:p>1785</text:p>
          </table:table-cell>
          <table:table-cell/>
          <table:table-cell table:formula="of:=IF([.A26]=&quot;à&quot;;[.B26];0)" office:value-type="float" office:value="0">
            <text:p>0</text:p>
          </table:table-cell>
          <table:table-cell table:formula="of:=IF(OR([.A26]=&quot;è&quot;;[.A26]=&quot;é&quot;);[.B26];0)" office:value-type="float" office:value="0">
            <text:p>0</text:p>
          </table:table-cell>
          <table:table-cell table:formula="of:=IF(OR([.A26]=&quot;í&quot;;[.A26]=&quot;ï&quot;);[.B26];0)" office:value-type="float" office:value="0">
            <text:p>0</text:p>
          </table:table-cell>
          <table:table-cell table:formula="of:=IF(OR([.A26]=&quot;ò&quot;;[.A26]=&quot;ó&quot;);[.B26];0)" office:value-type="float" office:value="0">
            <text:p>0</text:p>
          </table:table-cell>
          <table:table-cell table:formula="of:=IF(OR([.A26]=&quot;ú&quot;;[.A26]=&quot;ü&quot;);[.B26];0)" office:value-type="float" office:value="0">
            <text:p>0</text:p>
          </table:table-cell>
          <table:table-cell/>
          <table:table-cell table:formula="of:=IF(OR([.A26]=&quot;à&quot;;[.A26]=&quot;è&quot;;[.A26]=&quot;ò&quot;);[.B26];0)" office:value-type="float" office:value="0">
            <text:p>0</text:p>
          </table:table-cell>
          <table:table-cell table:formula="of:=IF(OR([.A26]=&quot;á&quot;;[.A26]=&quot;é&quot;;[.A26]=&quot;í&quot;;[.A26]=&quot;ó&quot;;[.A26]=&quot;ú&quot;;[.A26]=&quot;ï&quot;;[.A26]=&quot;ü&quot;);[.B26];0)" office:value-type="float" office:value="0">
            <text:p>0</text:p>
          </table:table-cell>
          <table:table-cell table:formula="of:=[.B26]+IF([.A26]=&quot;a&quot;;[.D$200];IF([.A26]=&quot;e&quot;;[.E$200];IF([.A26]=&quot;i&quot;;[.F$200];IF([.A26]=&quot;o&quot;;[.G$200];IF([.A26]=&quot;u&quot;;[.H$200];IF([.A26]=&quot;`&quot;;[.J$200];IF([.A26]=&quot;´&quot;;[.K$200];0)))))))" office:value-type="float" office:value="1785">
            <text:p>1785</text:p>
          </table:table-cell>
          <table:table-cell table:formula="of:=[.L26]/[.L$200]" office:value-type="percentage" office:value="0.00472179751027685">
            <text:p>0,472%</text:p>
          </table:table-cell>
        </table:table-row>
        <table:table-row table:style-name="ro1">
          <table:table-cell office:value-type="string">
            <text:p>«</text:p>
          </table:table-cell>
          <table:table-cell office:value-type="float" office:value="1627">
            <text:p>1627</text:p>
          </table:table-cell>
          <table:table-cell/>
          <table:table-cell table:formula="of:=IF([.A27]=&quot;à&quot;;[.B27];0)" office:value-type="float" office:value="0">
            <text:p>0</text:p>
          </table:table-cell>
          <table:table-cell table:formula="of:=IF(OR([.A27]=&quot;è&quot;;[.A27]=&quot;é&quot;);[.B27];0)" office:value-type="float" office:value="0">
            <text:p>0</text:p>
          </table:table-cell>
          <table:table-cell table:formula="of:=IF(OR([.A27]=&quot;í&quot;;[.A27]=&quot;ï&quot;);[.B27];0)" office:value-type="float" office:value="0">
            <text:p>0</text:p>
          </table:table-cell>
          <table:table-cell table:formula="of:=IF(OR([.A27]=&quot;ò&quot;;[.A27]=&quot;ó&quot;);[.B27];0)" office:value-type="float" office:value="0">
            <text:p>0</text:p>
          </table:table-cell>
          <table:table-cell table:formula="of:=IF(OR([.A27]=&quot;ú&quot;;[.A27]=&quot;ü&quot;);[.B27];0)" office:value-type="float" office:value="0">
            <text:p>0</text:p>
          </table:table-cell>
          <table:table-cell/>
          <table:table-cell table:formula="of:=IF(OR([.A27]=&quot;à&quot;;[.A27]=&quot;è&quot;;[.A27]=&quot;ò&quot;);[.B27];0)" office:value-type="float" office:value="0">
            <text:p>0</text:p>
          </table:table-cell>
          <table:table-cell table:formula="of:=IF(OR([.A27]=&quot;á&quot;;[.A27]=&quot;é&quot;;[.A27]=&quot;í&quot;;[.A27]=&quot;ó&quot;;[.A27]=&quot;ú&quot;;[.A27]=&quot;ï&quot;;[.A27]=&quot;ü&quot;);[.B27];0)" office:value-type="float" office:value="0">
            <text:p>0</text:p>
          </table:table-cell>
          <table:table-cell table:formula="of:=[.B27]+IF([.A27]=&quot;a&quot;;[.D$200];IF([.A27]=&quot;e&quot;;[.E$200];IF([.A27]=&quot;i&quot;;[.F$200];IF([.A27]=&quot;o&quot;;[.G$200];IF([.A27]=&quot;u&quot;;[.H$200];IF([.A27]=&quot;`&quot;;[.J$200];IF([.A27]=&quot;´&quot;;[.K$200];0)))))))" office:value-type="float" office:value="1627">
            <text:p>1627</text:p>
          </table:table-cell>
          <table:table-cell table:formula="of:=[.L27]/[.L$200]" office:value-type="percentage" office:value="0.00430384568583778">
            <text:p>0,430%</text:p>
          </table:table-cell>
        </table:table-row>
        <table:table-row table:style-name="ro1">
          <table:table-cell office:value-type="string">
            <text:p>»</text:p>
          </table:table-cell>
          <table:table-cell office:value-type="float" office:value="1627">
            <text:p>1627</text:p>
          </table:table-cell>
          <table:table-cell/>
          <table:table-cell table:formula="of:=IF([.A28]=&quot;à&quot;;[.B28];0)" office:value-type="float" office:value="0">
            <text:p>0</text:p>
          </table:table-cell>
          <table:table-cell table:formula="of:=IF(OR([.A28]=&quot;è&quot;;[.A28]=&quot;é&quot;);[.B28];0)" office:value-type="float" office:value="0">
            <text:p>0</text:p>
          </table:table-cell>
          <table:table-cell table:formula="of:=IF(OR([.A28]=&quot;í&quot;;[.A28]=&quot;ï&quot;);[.B28];0)" office:value-type="float" office:value="0">
            <text:p>0</text:p>
          </table:table-cell>
          <table:table-cell table:formula="of:=IF(OR([.A28]=&quot;ò&quot;;[.A28]=&quot;ó&quot;);[.B28];0)" office:value-type="float" office:value="0">
            <text:p>0</text:p>
          </table:table-cell>
          <table:table-cell table:formula="of:=IF(OR([.A28]=&quot;ú&quot;;[.A28]=&quot;ü&quot;);[.B28];0)" office:value-type="float" office:value="0">
            <text:p>0</text:p>
          </table:table-cell>
          <table:table-cell/>
          <table:table-cell table:formula="of:=IF(OR([.A28]=&quot;à&quot;;[.A28]=&quot;è&quot;;[.A28]=&quot;ò&quot;);[.B28];0)" office:value-type="float" office:value="0">
            <text:p>0</text:p>
          </table:table-cell>
          <table:table-cell table:formula="of:=IF(OR([.A28]=&quot;á&quot;;[.A28]=&quot;é&quot;;[.A28]=&quot;í&quot;;[.A28]=&quot;ó&quot;;[.A28]=&quot;ú&quot;;[.A28]=&quot;ï&quot;;[.A28]=&quot;ü&quot;);[.B28];0)" office:value-type="float" office:value="0">
            <text:p>0</text:p>
          </table:table-cell>
          <table:table-cell table:formula="of:=[.B28]+IF([.A28]=&quot;a&quot;;[.D$200];IF([.A28]=&quot;e&quot;;[.E$200];IF([.A28]=&quot;i&quot;;[.F$200];IF([.A28]=&quot;o&quot;;[.G$200];IF([.A28]=&quot;u&quot;;[.H$200];IF([.A28]=&quot;`&quot;;[.J$200];IF([.A28]=&quot;´&quot;;[.K$200];0)))))))" office:value-type="float" office:value="1627">
            <text:p>1627</text:p>
          </table:table-cell>
          <table:table-cell table:formula="of:=[.L28]/[.L$200]" office:value-type="percentage" office:value="0.00430384568583778">
            <text:p>0,430%</text:p>
          </table:table-cell>
        </table:table-row>
        <table:table-row table:style-name="ro1">
          <table:table-cell office:value-type="string">
            <text:p>ó</text:p>
          </table:table-cell>
          <table:table-cell office:value-type="float" office:value="1559">
            <text:p>1559</text:p>
          </table:table-cell>
          <table:table-cell/>
          <table:table-cell table:formula="of:=IF([.A29]=&quot;à&quot;;[.B29];0)" office:value-type="float" office:value="0">
            <text:p>0</text:p>
          </table:table-cell>
          <table:table-cell table:formula="of:=IF(OR([.A29]=&quot;è&quot;;[.A29]=&quot;é&quot;);[.B29];0)" office:value-type="float" office:value="0">
            <text:p>0</text:p>
          </table:table-cell>
          <table:table-cell table:formula="of:=IF(OR([.A29]=&quot;í&quot;;[.A29]=&quot;ï&quot;);[.B29];0)" office:value-type="float" office:value="0">
            <text:p>0</text:p>
          </table:table-cell>
          <table:table-cell table:formula="of:=IF(OR([.A29]=&quot;ò&quot;;[.A29]=&quot;ó&quot;);[.B29];0)" office:value-type="float" office:value="1559">
            <text:p>1559</text:p>
          </table:table-cell>
          <table:table-cell table:formula="of:=IF(OR([.A29]=&quot;ú&quot;;[.A29]=&quot;ü&quot;);[.B29];0)" office:value-type="float" office:value="0">
            <text:p>0</text:p>
          </table:table-cell>
          <table:table-cell/>
          <table:table-cell table:formula="of:=IF(OR([.A29]=&quot;à&quot;;[.A29]=&quot;è&quot;;[.A29]=&quot;ò&quot;);[.B29];0)" office:value-type="float" office:value="0">
            <text:p>0</text:p>
          </table:table-cell>
          <table:table-cell table:formula="of:=IF(OR([.A29]=&quot;á&quot;;[.A29]=&quot;é&quot;;[.A29]=&quot;í&quot;;[.A29]=&quot;ó&quot;;[.A29]=&quot;ú&quot;;[.A29]=&quot;ï&quot;;[.A29]=&quot;ü&quot;);[.B29];0)" office:value-type="float" office:value="1559">
            <text:p>1559</text:p>
          </table:table-cell>
          <table:table-cell table:formula="of:=[.B29]+IF([.A29]=&quot;a&quot;;[.D$200];IF([.A29]=&quot;e&quot;;[.E$200];IF([.A29]=&quot;i&quot;;[.F$200];IF([.A29]=&quot;o&quot;;[.G$200];IF([.A29]=&quot;u&quot;;[.H$200];IF([.A29]=&quot;`&quot;;[.J$200];IF([.A29]=&quot;´&quot;;[.K$200];0)))))))" office:value-type="float" office:value="1559">
            <text:p>1559</text:p>
          </table:table-cell>
          <table:table-cell table:formula="of:=[.L29]/[.L$200]" office:value-type="percentage" office:value="0.00412396768544628">
            <text:p>0,412%</text:p>
          </table:table-cell>
        </table:table-row>
        <table:table-row table:style-name="ro1">
          <table:table-cell office:value-type="string">
            <text:p>j</text:p>
          </table:table-cell>
          <table:table-cell office:value-type="float" office:value="1338">
            <text:p>1338</text:p>
          </table:table-cell>
          <table:table-cell/>
          <table:table-cell table:formula="of:=IF([.A30]=&quot;à&quot;;[.B30];0)" office:value-type="float" office:value="0">
            <text:p>0</text:p>
          </table:table-cell>
          <table:table-cell table:formula="of:=IF(OR([.A30]=&quot;è&quot;;[.A30]=&quot;é&quot;);[.B30];0)" office:value-type="float" office:value="0">
            <text:p>0</text:p>
          </table:table-cell>
          <table:table-cell table:formula="of:=IF(OR([.A30]=&quot;í&quot;;[.A30]=&quot;ï&quot;);[.B30];0)" office:value-type="float" office:value="0">
            <text:p>0</text:p>
          </table:table-cell>
          <table:table-cell table:formula="of:=IF(OR([.A30]=&quot;ò&quot;;[.A30]=&quot;ó&quot;);[.B30];0)" office:value-type="float" office:value="0">
            <text:p>0</text:p>
          </table:table-cell>
          <table:table-cell table:formula="of:=IF(OR([.A30]=&quot;ú&quot;;[.A30]=&quot;ü&quot;);[.B30];0)" office:value-type="float" office:value="0">
            <text:p>0</text:p>
          </table:table-cell>
          <table:table-cell/>
          <table:table-cell table:formula="of:=IF(OR([.A30]=&quot;à&quot;;[.A30]=&quot;è&quot;;[.A30]=&quot;ò&quot;);[.B30];0)" office:value-type="float" office:value="0">
            <text:p>0</text:p>
          </table:table-cell>
          <table:table-cell table:formula="of:=IF(OR([.A30]=&quot;á&quot;;[.A30]=&quot;é&quot;;[.A30]=&quot;í&quot;;[.A30]=&quot;ó&quot;;[.A30]=&quot;ú&quot;;[.A30]=&quot;ï&quot;;[.A30]=&quot;ü&quot;);[.B30];0)" office:value-type="float" office:value="0">
            <text:p>0</text:p>
          </table:table-cell>
          <table:table-cell table:formula="of:=[.B30]+IF([.A30]=&quot;a&quot;;[.D$200];IF([.A30]=&quot;e&quot;;[.E$200];IF([.A30]=&quot;i&quot;;[.F$200];IF([.A30]=&quot;o&quot;;[.G$200];IF([.A30]=&quot;u&quot;;[.H$200];IF([.A30]=&quot;`&quot;;[.J$200];IF([.A30]=&quot;´&quot;;[.K$200];0)))))))" office:value-type="float" office:value="1338">
            <text:p>1338</text:p>
          </table:table-cell>
          <table:table-cell table:formula="of:=[.L30]/[.L$200]" office:value-type="percentage" office:value="0.00353936418417391">
            <text:p>0,354%</text:p>
          </table:table-cell>
        </table:table-row>
        <table:table-row table:style-name="ro1">
          <table:table-cell office:value-type="string">
            <text:p>é</text:p>
          </table:table-cell>
          <table:table-cell office:value-type="float" office:value="1229">
            <text:p>1229</text:p>
          </table:table-cell>
          <table:table-cell/>
          <table:table-cell table:formula="of:=IF([.A31]=&quot;à&quot;;[.B31];0)" office:value-type="float" office:value="0">
            <text:p>0</text:p>
          </table:table-cell>
          <table:table-cell table:formula="of:=IF(OR([.A31]=&quot;è&quot;;[.A31]=&quot;é&quot;);[.B31];0)" office:value-type="float" office:value="1229">
            <text:p>1229</text:p>
          </table:table-cell>
          <table:table-cell table:formula="of:=IF(OR([.A31]=&quot;í&quot;;[.A31]=&quot;ï&quot;);[.B31];0)" office:value-type="float" office:value="0">
            <text:p>0</text:p>
          </table:table-cell>
          <table:table-cell table:formula="of:=IF(OR([.A31]=&quot;ò&quot;;[.A31]=&quot;ó&quot;);[.B31];0)" office:value-type="float" office:value="0">
            <text:p>0</text:p>
          </table:table-cell>
          <table:table-cell table:formula="of:=IF(OR([.A31]=&quot;ú&quot;;[.A31]=&quot;ü&quot;);[.B31];0)" office:value-type="float" office:value="0">
            <text:p>0</text:p>
          </table:table-cell>
          <table:table-cell/>
          <table:table-cell table:formula="of:=IF(OR([.A31]=&quot;à&quot;;[.A31]=&quot;è&quot;;[.A31]=&quot;ò&quot;);[.B31];0)" office:value-type="float" office:value="0">
            <text:p>0</text:p>
          </table:table-cell>
          <table:table-cell table:formula="of:=IF(OR([.A31]=&quot;á&quot;;[.A31]=&quot;é&quot;;[.A31]=&quot;í&quot;;[.A31]=&quot;ó&quot;;[.A31]=&quot;ú&quot;;[.A31]=&quot;ï&quot;;[.A31]=&quot;ü&quot;);[.B31];0)" office:value-type="float" office:value="1229">
            <text:p>1229</text:p>
          </table:table-cell>
          <table:table-cell table:formula="of:=[.B31]+IF([.A31]=&quot;a&quot;;[.D$200];IF([.A31]=&quot;e&quot;;[.E$200];IF([.A31]=&quot;i&quot;;[.F$200];IF([.A31]=&quot;o&quot;;[.G$200];IF([.A31]=&quot;u&quot;;[.H$200];IF([.A31]=&quot;`&quot;;[.J$200];IF([.A31]=&quot;´&quot;;[.K$200];0)))))))" office:value-type="float" office:value="1229">
            <text:p>1229</text:p>
          </table:table-cell>
          <table:table-cell table:formula="of:=[.L31]/[.L$200]" office:value-type="percentage" office:value="0.00325103033060518">
            <text:p>0,325%</text:p>
          </table:table-cell>
        </table:table-row>
        <table:table-row table:style-name="ro1">
          <table:table-cell office:value-type="string">
            <text:p>:</text:p>
          </table:table-cell>
          <table:table-cell office:value-type="float" office:value="1105">
            <text:p>1105</text:p>
          </table:table-cell>
          <table:table-cell/>
          <table:table-cell table:formula="of:=IF([.A32]=&quot;à&quot;;[.B32];0)" office:value-type="float" office:value="0">
            <text:p>0</text:p>
          </table:table-cell>
          <table:table-cell table:formula="of:=IF(OR([.A32]=&quot;è&quot;;[.A32]=&quot;é&quot;);[.B32];0)" office:value-type="float" office:value="0">
            <text:p>0</text:p>
          </table:table-cell>
          <table:table-cell table:formula="of:=IF(OR([.A32]=&quot;í&quot;;[.A32]=&quot;ï&quot;);[.B32];0)" office:value-type="float" office:value="0">
            <text:p>0</text:p>
          </table:table-cell>
          <table:table-cell table:formula="of:=IF(OR([.A32]=&quot;ò&quot;;[.A32]=&quot;ó&quot;);[.B32];0)" office:value-type="float" office:value="0">
            <text:p>0</text:p>
          </table:table-cell>
          <table:table-cell table:formula="of:=IF(OR([.A32]=&quot;ú&quot;;[.A32]=&quot;ü&quot;);[.B32];0)" office:value-type="float" office:value="0">
            <text:p>0</text:p>
          </table:table-cell>
          <table:table-cell/>
          <table:table-cell table:formula="of:=IF(OR([.A32]=&quot;à&quot;;[.A32]=&quot;è&quot;;[.A32]=&quot;ò&quot;);[.B32];0)" office:value-type="float" office:value="0">
            <text:p>0</text:p>
          </table:table-cell>
          <table:table-cell table:formula="of:=IF(OR([.A32]=&quot;á&quot;;[.A32]=&quot;é&quot;;[.A32]=&quot;í&quot;;[.A32]=&quot;ó&quot;;[.A32]=&quot;ú&quot;;[.A32]=&quot;ï&quot;;[.A32]=&quot;ü&quot;);[.B32];0)" office:value-type="float" office:value="0">
            <text:p>0</text:p>
          </table:table-cell>
          <table:table-cell table:formula="of:=[.B32]+IF([.A32]=&quot;a&quot;;[.D$200];IF([.A32]=&quot;e&quot;;[.E$200];IF([.A32]=&quot;i&quot;;[.F$200];IF([.A32]=&quot;o&quot;;[.G$200];IF([.A32]=&quot;u&quot;;[.H$200];IF([.A32]=&quot;`&quot;;[.J$200];IF([.A32]=&quot;´&quot;;[.K$200];0)))))))" office:value-type="float" office:value="1105">
            <text:p>1105</text:p>
          </table:table-cell>
          <table:table-cell table:formula="of:=[.L32]/[.L$200]" office:value-type="percentage" office:value="0.00292301750636186">
            <text:p>0,292%</text:p>
          </table:table-cell>
        </table:table-row>
        <table:table-row table:style-name="ro1">
          <table:table-cell office:value-type="string">
            <text:p>x</text:p>
          </table:table-cell>
          <table:table-cell office:value-type="float" office:value="873">
            <text:p>873</text:p>
          </table:table-cell>
          <table:table-cell/>
          <table:table-cell table:formula="of:=IF([.A33]=&quot;à&quot;;[.B33];0)" office:value-type="float" office:value="0">
            <text:p>0</text:p>
          </table:table-cell>
          <table:table-cell table:formula="of:=IF(OR([.A33]=&quot;è&quot;;[.A33]=&quot;é&quot;);[.B33];0)" office:value-type="float" office:value="0">
            <text:p>0</text:p>
          </table:table-cell>
          <table:table-cell table:formula="of:=IF(OR([.A33]=&quot;í&quot;;[.A33]=&quot;ï&quot;);[.B33];0)" office:value-type="float" office:value="0">
            <text:p>0</text:p>
          </table:table-cell>
          <table:table-cell table:formula="of:=IF(OR([.A33]=&quot;ò&quot;;[.A33]=&quot;ó&quot;);[.B33];0)" office:value-type="float" office:value="0">
            <text:p>0</text:p>
          </table:table-cell>
          <table:table-cell table:formula="of:=IF(OR([.A33]=&quot;ú&quot;;[.A33]=&quot;ü&quot;);[.B33];0)" office:value-type="float" office:value="0">
            <text:p>0</text:p>
          </table:table-cell>
          <table:table-cell/>
          <table:table-cell table:formula="of:=IF(OR([.A33]=&quot;à&quot;;[.A33]=&quot;è&quot;;[.A33]=&quot;ò&quot;);[.B33];0)" office:value-type="float" office:value="0">
            <text:p>0</text:p>
          </table:table-cell>
          <table:table-cell table:formula="of:=IF(OR([.A33]=&quot;á&quot;;[.A33]=&quot;é&quot;;[.A33]=&quot;í&quot;;[.A33]=&quot;ó&quot;;[.A33]=&quot;ú&quot;;[.A33]=&quot;ï&quot;;[.A33]=&quot;ü&quot;);[.B33];0)" office:value-type="float" office:value="0">
            <text:p>0</text:p>
          </table:table-cell>
          <table:table-cell table:formula="of:=[.B33]+IF([.A33]=&quot;a&quot;;[.D$200];IF([.A33]=&quot;e&quot;;[.E$200];IF([.A33]=&quot;i&quot;;[.F$200];IF([.A33]=&quot;o&quot;;[.G$200];IF([.A33]=&quot;u&quot;;[.H$200];IF([.A33]=&quot;`&quot;;[.J$200];IF([.A33]=&quot;´&quot;;[.K$200];0)))))))" office:value-type="float" office:value="873">
            <text:p>873</text:p>
          </table:table-cell>
          <table:table-cell table:formula="of:=[.L33]/[.L$200]" office:value-type="percentage" office:value="0.00230931609326145">
            <text:p>0,231%</text:p>
          </table:table-cell>
        </table:table-row>
        <table:table-row table:style-name="ro1">
          <table:table-cell office:value-type="string">
            <text:p>)</text:p>
          </table:table-cell>
          <table:table-cell office:value-type="float" office:value="460">
            <text:p>460</text:p>
          </table:table-cell>
          <table:table-cell/>
          <table:table-cell table:formula="of:=IF([.A34]=&quot;à&quot;;[.B34];0)" office:value-type="float" office:value="0">
            <text:p>0</text:p>
          </table:table-cell>
          <table:table-cell table:formula="of:=IF(OR([.A34]=&quot;è&quot;;[.A34]=&quot;é&quot;);[.B34];0)" office:value-type="float" office:value="0">
            <text:p>0</text:p>
          </table:table-cell>
          <table:table-cell table:formula="of:=IF(OR([.A34]=&quot;í&quot;;[.A34]=&quot;ï&quot;);[.B34];0)" office:value-type="float" office:value="0">
            <text:p>0</text:p>
          </table:table-cell>
          <table:table-cell table:formula="of:=IF(OR([.A34]=&quot;ò&quot;;[.A34]=&quot;ó&quot;);[.B34];0)" office:value-type="float" office:value="0">
            <text:p>0</text:p>
          </table:table-cell>
          <table:table-cell table:formula="of:=IF(OR([.A34]=&quot;ú&quot;;[.A34]=&quot;ü&quot;);[.B34];0)" office:value-type="float" office:value="0">
            <text:p>0</text:p>
          </table:table-cell>
          <table:table-cell/>
          <table:table-cell table:formula="of:=IF(OR([.A34]=&quot;à&quot;;[.A34]=&quot;è&quot;;[.A34]=&quot;ò&quot;);[.B34];0)" office:value-type="float" office:value="0">
            <text:p>0</text:p>
          </table:table-cell>
          <table:table-cell table:formula="of:=IF(OR([.A34]=&quot;á&quot;;[.A34]=&quot;é&quot;;[.A34]=&quot;í&quot;;[.A34]=&quot;ó&quot;;[.A34]=&quot;ú&quot;;[.A34]=&quot;ï&quot;;[.A34]=&quot;ü&quot;);[.B34];0)" office:value-type="float" office:value="0">
            <text:p>0</text:p>
          </table:table-cell>
          <table:table-cell table:formula="of:=[.B34]+IF([.A34]=&quot;a&quot;;[.D$200];IF([.A34]=&quot;e&quot;;[.E$200];IF([.A34]=&quot;i&quot;;[.F$200];IF([.A34]=&quot;o&quot;;[.G$200];IF([.A34]=&quot;u&quot;;[.H$200];IF([.A34]=&quot;`&quot;;[.J$200];IF([.A34]=&quot;´&quot;;[.K$200];0)))))))" office:value-type="float" office:value="460">
            <text:p>460</text:p>
          </table:table-cell>
          <table:table-cell table:formula="of:=[.L34]/[.L$200]" office:value-type="percentage" office:value="0.00121682176735426">
            <text:p>0,122%</text:p>
          </table:table-cell>
        </table:table-row>
        <table:table-row table:style-name="ro1">
          <table:table-cell office:value-type="string">
            <text:p>(</text:p>
          </table:table-cell>
          <table:table-cell office:value-type="float" office:value="417">
            <text:p>417</text:p>
          </table:table-cell>
          <table:table-cell/>
          <table:table-cell table:formula="of:=IF([.A35]=&quot;à&quot;;[.B35];0)" office:value-type="float" office:value="0">
            <text:p>0</text:p>
          </table:table-cell>
          <table:table-cell table:formula="of:=IF(OR([.A35]=&quot;è&quot;;[.A35]=&quot;é&quot;);[.B35];0)" office:value-type="float" office:value="0">
            <text:p>0</text:p>
          </table:table-cell>
          <table:table-cell table:formula="of:=IF(OR([.A35]=&quot;í&quot;;[.A35]=&quot;ï&quot;);[.B35];0)" office:value-type="float" office:value="0">
            <text:p>0</text:p>
          </table:table-cell>
          <table:table-cell table:formula="of:=IF(OR([.A35]=&quot;ò&quot;;[.A35]=&quot;ó&quot;);[.B35];0)" office:value-type="float" office:value="0">
            <text:p>0</text:p>
          </table:table-cell>
          <table:table-cell table:formula="of:=IF(OR([.A35]=&quot;ú&quot;;[.A35]=&quot;ü&quot;);[.B35];0)" office:value-type="float" office:value="0">
            <text:p>0</text:p>
          </table:table-cell>
          <table:table-cell/>
          <table:table-cell table:formula="of:=IF(OR([.A35]=&quot;à&quot;;[.A35]=&quot;è&quot;;[.A35]=&quot;ò&quot;);[.B35];0)" office:value-type="float" office:value="0">
            <text:p>0</text:p>
          </table:table-cell>
          <table:table-cell table:formula="of:=IF(OR([.A35]=&quot;á&quot;;[.A35]=&quot;é&quot;;[.A35]=&quot;í&quot;;[.A35]=&quot;ó&quot;;[.A35]=&quot;ú&quot;;[.A35]=&quot;ï&quot;;[.A35]=&quot;ü&quot;);[.B35];0)" office:value-type="float" office:value="0">
            <text:p>0</text:p>
          </table:table-cell>
          <table:table-cell table:formula="of:=[.B35]+IF([.A35]=&quot;a&quot;;[.D$200];IF([.A35]=&quot;e&quot;;[.E$200];IF([.A35]=&quot;i&quot;;[.F$200];IF([.A35]=&quot;o&quot;;[.G$200];IF([.A35]=&quot;u&quot;;[.H$200];IF([.A35]=&quot;`&quot;;[.J$200];IF([.A35]=&quot;´&quot;;[.K$200];0)))))))" office:value-type="float" office:value="417">
            <text:p>417</text:p>
          </table:table-cell>
          <table:table-cell table:formula="of:=[.L35]/[.L$200]" office:value-type="percentage" office:value="0.00110307538475375">
            <text:p>0,110%</text:p>
          </table:table-cell>
        </table:table-row>
        <table:table-row table:style-name="ro1">
          <table:table-cell office:value-type="string">
            <text:p>ú</text:p>
          </table:table-cell>
          <table:table-cell office:value-type="float" office:value="417">
            <text:p>417</text:p>
          </table:table-cell>
          <table:table-cell/>
          <table:table-cell table:formula="of:=IF([.A36]=&quot;à&quot;;[.B36];0)" office:value-type="float" office:value="0">
            <text:p>0</text:p>
          </table:table-cell>
          <table:table-cell table:formula="of:=IF(OR([.A36]=&quot;è&quot;;[.A36]=&quot;é&quot;);[.B36];0)" office:value-type="float" office:value="0">
            <text:p>0</text:p>
          </table:table-cell>
          <table:table-cell table:formula="of:=IF(OR([.A36]=&quot;í&quot;;[.A36]=&quot;ï&quot;);[.B36];0)" office:value-type="float" office:value="0">
            <text:p>0</text:p>
          </table:table-cell>
          <table:table-cell table:formula="of:=IF(OR([.A36]=&quot;ò&quot;;[.A36]=&quot;ó&quot;);[.B36];0)" office:value-type="float" office:value="0">
            <text:p>0</text:p>
          </table:table-cell>
          <table:table-cell table:formula="of:=IF(OR([.A36]=&quot;ú&quot;;[.A36]=&quot;ü&quot;);[.B36];0)" office:value-type="float" office:value="417">
            <text:p>417</text:p>
          </table:table-cell>
          <table:table-cell/>
          <table:table-cell table:formula="of:=IF(OR([.A36]=&quot;à&quot;;[.A36]=&quot;è&quot;;[.A36]=&quot;ò&quot;);[.B36];0)" office:value-type="float" office:value="0">
            <text:p>0</text:p>
          </table:table-cell>
          <table:table-cell table:formula="of:=IF(OR([.A36]=&quot;á&quot;;[.A36]=&quot;é&quot;;[.A36]=&quot;í&quot;;[.A36]=&quot;ó&quot;;[.A36]=&quot;ú&quot;;[.A36]=&quot;ï&quot;;[.A36]=&quot;ü&quot;);[.B36];0)" office:value-type="float" office:value="417">
            <text:p>417</text:p>
          </table:table-cell>
          <table:table-cell table:formula="of:=[.B36]+IF([.A36]=&quot;a&quot;;[.D$200];IF([.A36]=&quot;e&quot;;[.E$200];IF([.A36]=&quot;i&quot;;[.F$200];IF([.A36]=&quot;o&quot;;[.G$200];IF([.A36]=&quot;u&quot;;[.H$200];IF([.A36]=&quot;`&quot;;[.J$200];IF([.A36]=&quot;´&quot;;[.K$200];0)))))))" office:value-type="float" office:value="417">
            <text:p>417</text:p>
          </table:table-cell>
          <table:table-cell table:formula="of:=[.L36]/[.L$200]" office:value-type="percentage" office:value="0.00110307538475375">
            <text:p>0,110%</text:p>
          </table:table-cell>
        </table:table-row>
        <table:table-row table:style-name="ro1">
          <table:table-cell office:value-type="string">
            <text:p>ñ</text:p>
          </table:table-cell>
          <table:table-cell office:value-type="float" office:value="363">
            <text:p>363</text:p>
          </table:table-cell>
          <table:table-cell/>
          <table:table-cell table:formula="of:=IF([.A37]=&quot;à&quot;;[.B37];0)" office:value-type="float" office:value="0">
            <text:p>0</text:p>
          </table:table-cell>
          <table:table-cell table:formula="of:=IF(OR([.A37]=&quot;è&quot;;[.A37]=&quot;é&quot;);[.B37];0)" office:value-type="float" office:value="0">
            <text:p>0</text:p>
          </table:table-cell>
          <table:table-cell table:formula="of:=IF(OR([.A37]=&quot;í&quot;;[.A37]=&quot;ï&quot;);[.B37];0)" office:value-type="float" office:value="0">
            <text:p>0</text:p>
          </table:table-cell>
          <table:table-cell table:formula="of:=IF(OR([.A37]=&quot;ò&quot;;[.A37]=&quot;ó&quot;);[.B37];0)" office:value-type="float" office:value="0">
            <text:p>0</text:p>
          </table:table-cell>
          <table:table-cell table:formula="of:=IF(OR([.A37]=&quot;ú&quot;;[.A37]=&quot;ü&quot;);[.B37];0)" office:value-type="float" office:value="0">
            <text:p>0</text:p>
          </table:table-cell>
          <table:table-cell/>
          <table:table-cell table:formula="of:=IF(OR([.A37]=&quot;à&quot;;[.A37]=&quot;è&quot;;[.A37]=&quot;ò&quot;);[.B37];0)" office:value-type="float" office:value="0">
            <text:p>0</text:p>
          </table:table-cell>
          <table:table-cell table:formula="of:=IF(OR([.A37]=&quot;á&quot;;[.A37]=&quot;é&quot;;[.A37]=&quot;í&quot;;[.A37]=&quot;ó&quot;;[.A37]=&quot;ú&quot;;[.A37]=&quot;ï&quot;;[.A37]=&quot;ü&quot;);[.B37];0)" office:value-type="float" office:value="0">
            <text:p>0</text:p>
          </table:table-cell>
          <table:table-cell table:formula="of:=[.B37]+IF([.A37]=&quot;a&quot;;[.D$200];IF([.A37]=&quot;e&quot;;[.E$200];IF([.A37]=&quot;i&quot;;[.F$200];IF([.A37]=&quot;o&quot;;[.G$200];IF([.A37]=&quot;u&quot;;[.H$200];IF([.A37]=&quot;`&quot;;[.J$200];IF([.A37]=&quot;´&quot;;[.K$200];0)))))))" office:value-type="float" office:value="363">
            <text:p>363</text:p>
          </table:table-cell>
          <table:table-cell table:formula="of:=[.L37]/[.L$200]" office:value-type="percentage" office:value="0.000960231090325209">
            <text:p>0,096%</text:p>
          </table:table-cell>
        </table:table-row>
        <table:table-row table:style-name="ro1">
          <table:table-cell office:value-type="string">
            <text:p>?</text:p>
          </table:table-cell>
          <table:table-cell office:value-type="float" office:value="281">
            <text:p>281</text:p>
          </table:table-cell>
          <table:table-cell/>
          <table:table-cell table:formula="of:=IF([.A38]=&quot;à&quot;;[.B38];0)" office:value-type="float" office:value="0">
            <text:p>0</text:p>
          </table:table-cell>
          <table:table-cell table:formula="of:=IF(OR([.A38]=&quot;è&quot;;[.A38]=&quot;é&quot;);[.B38];0)" office:value-type="float" office:value="0">
            <text:p>0</text:p>
          </table:table-cell>
          <table:table-cell table:formula="of:=IF(OR([.A38]=&quot;í&quot;;[.A38]=&quot;ï&quot;);[.B38];0)" office:value-type="float" office:value="0">
            <text:p>0</text:p>
          </table:table-cell>
          <table:table-cell table:formula="of:=IF(OR([.A38]=&quot;ò&quot;;[.A38]=&quot;ó&quot;);[.B38];0)" office:value-type="float" office:value="0">
            <text:p>0</text:p>
          </table:table-cell>
          <table:table-cell table:formula="of:=IF(OR([.A38]=&quot;ú&quot;;[.A38]=&quot;ü&quot;);[.B38];0)" office:value-type="float" office:value="0">
            <text:p>0</text:p>
          </table:table-cell>
          <table:table-cell/>
          <table:table-cell table:formula="of:=IF(OR([.A38]=&quot;à&quot;;[.A38]=&quot;è&quot;;[.A38]=&quot;ò&quot;);[.B38];0)" office:value-type="float" office:value="0">
            <text:p>0</text:p>
          </table:table-cell>
          <table:table-cell table:formula="of:=IF(OR([.A38]=&quot;á&quot;;[.A38]=&quot;é&quot;;[.A38]=&quot;í&quot;;[.A38]=&quot;ó&quot;;[.A38]=&quot;ú&quot;;[.A38]=&quot;ï&quot;;[.A38]=&quot;ü&quot;);[.B38];0)" office:value-type="float" office:value="0">
            <text:p>0</text:p>
          </table:table-cell>
          <table:table-cell table:formula="of:=[.B38]+IF([.A38]=&quot;a&quot;;[.D$200];IF([.A38]=&quot;e&quot;;[.E$200];IF([.A38]=&quot;i&quot;;[.F$200];IF([.A38]=&quot;o&quot;;[.G$200];IF([.A38]=&quot;u&quot;;[.H$200];IF([.A38]=&quot;`&quot;;[.J$200];IF([.A38]=&quot;´&quot;;[.K$200];0)))))))" office:value-type="float" office:value="281">
            <text:p>281</text:p>
          </table:table-cell>
          <table:table-cell table:formula="of:=[.L38]/[.L$200]" office:value-type="percentage" office:value="0.000743319383970754">
            <text:p>0,074%</text:p>
          </table:table-cell>
        </table:table-row>
        <table:table-row table:style-name="ro1">
          <table:table-cell office:value-type="string">
            <text:p>¿</text:p>
          </table:table-cell>
          <table:table-cell office:value-type="float" office:value="276">
            <text:p>276</text:p>
          </table:table-cell>
          <table:table-cell/>
          <table:table-cell table:formula="of:=IF([.A39]=&quot;à&quot;;[.B39];0)" office:value-type="float" office:value="0">
            <text:p>0</text:p>
          </table:table-cell>
          <table:table-cell table:formula="of:=IF(OR([.A39]=&quot;è&quot;;[.A39]=&quot;é&quot;);[.B39];0)" office:value-type="float" office:value="0">
            <text:p>0</text:p>
          </table:table-cell>
          <table:table-cell table:formula="of:=IF(OR([.A39]=&quot;í&quot;;[.A39]=&quot;ï&quot;);[.B39];0)" office:value-type="float" office:value="0">
            <text:p>0</text:p>
          </table:table-cell>
          <table:table-cell table:formula="of:=IF(OR([.A39]=&quot;ò&quot;;[.A39]=&quot;ó&quot;);[.B39];0)" office:value-type="float" office:value="0">
            <text:p>0</text:p>
          </table:table-cell>
          <table:table-cell table:formula="of:=IF(OR([.A39]=&quot;ú&quot;;[.A39]=&quot;ü&quot;);[.B39];0)" office:value-type="float" office:value="0">
            <text:p>0</text:p>
          </table:table-cell>
          <table:table-cell/>
          <table:table-cell table:formula="of:=IF(OR([.A39]=&quot;à&quot;;[.A39]=&quot;è&quot;;[.A39]=&quot;ò&quot;);[.B39];0)" office:value-type="float" office:value="0">
            <text:p>0</text:p>
          </table:table-cell>
          <table:table-cell table:formula="of:=IF(OR([.A39]=&quot;á&quot;;[.A39]=&quot;é&quot;;[.A39]=&quot;í&quot;;[.A39]=&quot;ó&quot;;[.A39]=&quot;ú&quot;;[.A39]=&quot;ï&quot;;[.A39]=&quot;ü&quot;);[.B39];0)" office:value-type="float" office:value="0">
            <text:p>0</text:p>
          </table:table-cell>
          <table:table-cell table:formula="of:=[.B39]+IF([.A39]=&quot;a&quot;;[.D$200];IF([.A39]=&quot;e&quot;;[.E$200];IF([.A39]=&quot;i&quot;;[.F$200];IF([.A39]=&quot;o&quot;;[.G$200];IF([.A39]=&quot;u&quot;;[.H$200];IF([.A39]=&quot;`&quot;;[.J$200];IF([.A39]=&quot;´&quot;;[.K$200];0)))))))" office:value-type="float" office:value="276">
            <text:p>276</text:p>
          </table:table-cell>
          <table:table-cell table:formula="of:=[.L39]/[.L$200]" office:value-type="percentage" office:value="0.000730093060412556">
            <text:p>0,073%</text:p>
          </table:table-cell>
        </table:table-row>
        <table:table-row table:style-name="ro1">
          <table:table-cell office:value-type="string">
            <text:p>—</text:p>
          </table:table-cell>
          <table:table-cell office:value-type="float" office:value="109">
            <text:p>109</text:p>
          </table:table-cell>
          <table:table-cell/>
          <table:table-cell table:formula="of:=IF([.A40]=&quot;à&quot;;[.B40];0)" office:value-type="float" office:value="0">
            <text:p>0</text:p>
          </table:table-cell>
          <table:table-cell table:formula="of:=IF(OR([.A40]=&quot;è&quot;;[.A40]=&quot;é&quot;);[.B40];0)" office:value-type="float" office:value="0">
            <text:p>0</text:p>
          </table:table-cell>
          <table:table-cell table:formula="of:=IF(OR([.A40]=&quot;í&quot;;[.A40]=&quot;ï&quot;);[.B40];0)" office:value-type="float" office:value="0">
            <text:p>0</text:p>
          </table:table-cell>
          <table:table-cell table:formula="of:=IF(OR([.A40]=&quot;ò&quot;;[.A40]=&quot;ó&quot;);[.B40];0)" office:value-type="float" office:value="0">
            <text:p>0</text:p>
          </table:table-cell>
          <table:table-cell table:formula="of:=IF(OR([.A40]=&quot;ú&quot;;[.A40]=&quot;ü&quot;);[.B40];0)" office:value-type="float" office:value="0">
            <text:p>0</text:p>
          </table:table-cell>
          <table:table-cell/>
          <table:table-cell table:formula="of:=IF(OR([.A40]=&quot;à&quot;;[.A40]=&quot;è&quot;;[.A40]=&quot;ò&quot;);[.B40];0)" office:value-type="float" office:value="0">
            <text:p>0</text:p>
          </table:table-cell>
          <table:table-cell table:formula="of:=IF(OR([.A40]=&quot;á&quot;;[.A40]=&quot;é&quot;;[.A40]=&quot;í&quot;;[.A40]=&quot;ó&quot;;[.A40]=&quot;ú&quot;;[.A40]=&quot;ï&quot;;[.A40]=&quot;ü&quot;);[.B40];0)" office:value-type="float" office:value="0">
            <text:p>0</text:p>
          </table:table-cell>
          <table:table-cell table:formula="of:=[.B40]+IF([.A40]=&quot;a&quot;;[.D$200];IF([.A40]=&quot;e&quot;;[.E$200];IF([.A40]=&quot;i&quot;;[.F$200];IF([.A40]=&quot;o&quot;;[.G$200];IF([.A40]=&quot;u&quot;;[.H$200];IF([.A40]=&quot;`&quot;;[.J$200];IF([.A40]=&quot;´&quot;;[.K$200];0)))))))" office:value-type="float" office:value="109">
            <text:p>109</text:p>
          </table:table-cell>
          <table:table-cell table:formula="of:=[.L40]/[.L$200]" office:value-type="percentage" office:value="0.000288333853568727">
            <text:p>0,029%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/>
          <table:table-cell table:formula="of:=IF([.A41]=&quot;à&quot;;[.B41];0)" office:value-type="float" office:value="0">
            <text:p>0</text:p>
          </table:table-cell>
          <table:table-cell table:formula="of:=IF(OR([.A41]=&quot;è&quot;;[.A41]=&quot;é&quot;);[.B41];0)" office:value-type="float" office:value="0">
            <text:p>0</text:p>
          </table:table-cell>
          <table:table-cell table:formula="of:=IF(OR([.A41]=&quot;í&quot;;[.A41]=&quot;ï&quot;);[.B41];0)" office:value-type="float" office:value="0">
            <text:p>0</text:p>
          </table:table-cell>
          <table:table-cell table:formula="of:=IF(OR([.A41]=&quot;ò&quot;;[.A41]=&quot;ó&quot;);[.B41];0)" office:value-type="float" office:value="0">
            <text:p>0</text:p>
          </table:table-cell>
          <table:table-cell table:formula="of:=IF(OR([.A41]=&quot;ú&quot;;[.A41]=&quot;ü&quot;);[.B41];0)" office:value-type="float" office:value="0">
            <text:p>0</text:p>
          </table:table-cell>
          <table:table-cell/>
          <table:table-cell table:formula="of:=IF(OR([.A41]=&quot;à&quot;;[.A41]=&quot;è&quot;;[.A41]=&quot;ò&quot;);[.B41];0)" office:value-type="float" office:value="0">
            <text:p>0</text:p>
          </table:table-cell>
          <table:table-cell table:formula="of:=IF(OR([.A41]=&quot;á&quot;;[.A41]=&quot;é&quot;;[.A41]=&quot;í&quot;;[.A41]=&quot;ó&quot;;[.A41]=&quot;ú&quot;;[.A41]=&quot;ï&quot;;[.A41]=&quot;ü&quot;);[.B41];0)" office:value-type="float" office:value="0">
            <text:p>0</text:p>
          </table:table-cell>
          <table:table-cell table:formula="of:=[.B41]+IF([.A41]=&quot;a&quot;;[.D$200];IF([.A41]=&quot;e&quot;;[.E$200];IF([.A41]=&quot;i&quot;;[.F$200];IF([.A41]=&quot;o&quot;;[.G$200];IF([.A41]=&quot;u&quot;;[.H$200];IF([.A41]=&quot;`&quot;;[.J$200];IF([.A41]=&quot;´&quot;;[.K$200];0)))))))" office:value-type="float" office:value="75">
            <text:p>75</text:p>
          </table:table-cell>
          <table:table-cell table:formula="of:=[.L41]/[.L$200]" office:value-type="percentage" office:value="0.000198394853372977">
            <text:p>0,020%</text:p>
          </table:table-cell>
        </table:table-row>
        <table:table-row table:style-name="ro1">
          <table:table-cell office:value-type="string">
            <text:p>k</text:p>
          </table:table-cell>
          <table:table-cell office:value-type="float" office:value="67">
            <text:p>67</text:p>
          </table:table-cell>
          <table:table-cell/>
          <table:table-cell table:formula="of:=IF([.A42]=&quot;à&quot;;[.B42];0)" office:value-type="float" office:value="0">
            <text:p>0</text:p>
          </table:table-cell>
          <table:table-cell table:formula="of:=IF(OR([.A42]=&quot;è&quot;;[.A42]=&quot;é&quot;);[.B42];0)" office:value-type="float" office:value="0">
            <text:p>0</text:p>
          </table:table-cell>
          <table:table-cell table:formula="of:=IF(OR([.A42]=&quot;í&quot;;[.A42]=&quot;ï&quot;);[.B42];0)" office:value-type="float" office:value="0">
            <text:p>0</text:p>
          </table:table-cell>
          <table:table-cell table:formula="of:=IF(OR([.A42]=&quot;ò&quot;;[.A42]=&quot;ó&quot;);[.B42];0)" office:value-type="float" office:value="0">
            <text:p>0</text:p>
          </table:table-cell>
          <table:table-cell table:formula="of:=IF(OR([.A42]=&quot;ú&quot;;[.A42]=&quot;ü&quot;);[.B42];0)" office:value-type="float" office:value="0">
            <text:p>0</text:p>
          </table:table-cell>
          <table:table-cell/>
          <table:table-cell table:formula="of:=IF(OR([.A42]=&quot;à&quot;;[.A42]=&quot;è&quot;;[.A42]=&quot;ò&quot;);[.B42];0)" office:value-type="float" office:value="0">
            <text:p>0</text:p>
          </table:table-cell>
          <table:table-cell table:formula="of:=IF(OR([.A42]=&quot;á&quot;;[.A42]=&quot;é&quot;;[.A42]=&quot;í&quot;;[.A42]=&quot;ó&quot;;[.A42]=&quot;ú&quot;;[.A42]=&quot;ï&quot;;[.A42]=&quot;ü&quot;);[.B42];0)" office:value-type="float" office:value="0">
            <text:p>0</text:p>
          </table:table-cell>
          <table:table-cell table:formula="of:=[.B42]+IF([.A42]=&quot;a&quot;;[.D$200];IF([.A42]=&quot;e&quot;;[.E$200];IF([.A42]=&quot;i&quot;;[.F$200];IF([.A42]=&quot;o&quot;;[.G$200];IF([.A42]=&quot;u&quot;;[.H$200];IF([.A42]=&quot;`&quot;;[.J$200];IF([.A42]=&quot;´&quot;;[.K$200];0)))))))" office:value-type="float" office:value="67">
            <text:p>67</text:p>
          </table:table-cell>
          <table:table-cell table:formula="of:=[.L42]/[.L$200]" office:value-type="percentage" office:value="0.00017723273567986">
            <text:p>0,018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/>
          <table:table-cell table:formula="of:=IF([.A43]=&quot;à&quot;;[.B43];0)" office:value-type="float" office:value="0">
            <text:p>0</text:p>
          </table:table-cell>
          <table:table-cell table:formula="of:=IF(OR([.A43]=&quot;è&quot;;[.A43]=&quot;é&quot;);[.B43];0)" office:value-type="float" office:value="0">
            <text:p>0</text:p>
          </table:table-cell>
          <table:table-cell table:formula="of:=IF(OR([.A43]=&quot;í&quot;;[.A43]=&quot;ï&quot;);[.B43];0)" office:value-type="float" office:value="0">
            <text:p>0</text:p>
          </table:table-cell>
          <table:table-cell table:formula="of:=IF(OR([.A43]=&quot;ò&quot;;[.A43]=&quot;ó&quot;);[.B43];0)" office:value-type="float" office:value="0">
            <text:p>0</text:p>
          </table:table-cell>
          <table:table-cell table:formula="of:=IF(OR([.A43]=&quot;ú&quot;;[.A43]=&quot;ü&quot;);[.B43];0)" office:value-type="float" office:value="0">
            <text:p>0</text:p>
          </table:table-cell>
          <table:table-cell/>
          <table:table-cell table:formula="of:=IF(OR([.A43]=&quot;à&quot;;[.A43]=&quot;è&quot;;[.A43]=&quot;ò&quot;);[.B43];0)" office:value-type="float" office:value="0">
            <text:p>0</text:p>
          </table:table-cell>
          <table:table-cell table:formula="of:=IF(OR([.A43]=&quot;á&quot;;[.A43]=&quot;é&quot;;[.A43]=&quot;í&quot;;[.A43]=&quot;ó&quot;;[.A43]=&quot;ú&quot;;[.A43]=&quot;ï&quot;;[.A43]=&quot;ü&quot;);[.B43];0)" office:value-type="float" office:value="0">
            <text:p>0</text:p>
          </table:table-cell>
          <table:table-cell table:formula="of:=[.B43]+IF([.A43]=&quot;a&quot;;[.D$200];IF([.A43]=&quot;e&quot;;[.E$200];IF([.A43]=&quot;i&quot;;[.F$200];IF([.A43]=&quot;o&quot;;[.G$200];IF([.A43]=&quot;u&quot;;[.H$200];IF([.A43]=&quot;`&quot;;[.J$200];IF([.A43]=&quot;´&quot;;[.K$200];0)))))))" office:value-type="float" office:value="60">
            <text:p>60</text:p>
          </table:table-cell>
          <table:table-cell table:formula="of:=[.L43]/[.L$200]" office:value-type="percentage" office:value="0.000158715882698382">
            <text:p>0,016%</text:p>
          </table:table-cell>
        </table:table-row>
        <table:table-row table:style-name="ro1">
          <table:table-cell office:value-type="string">
            <text:p>!</text:p>
          </table:table-cell>
          <table:table-cell office:value-type="float" office:value="56">
            <text:p>56</text:p>
          </table:table-cell>
          <table:table-cell/>
          <table:table-cell table:formula="of:=IF([.A44]=&quot;à&quot;;[.B44];0)" office:value-type="float" office:value="0">
            <text:p>0</text:p>
          </table:table-cell>
          <table:table-cell table:formula="of:=IF(OR([.A44]=&quot;è&quot;;[.A44]=&quot;é&quot;);[.B44];0)" office:value-type="float" office:value="0">
            <text:p>0</text:p>
          </table:table-cell>
          <table:table-cell table:formula="of:=IF(OR([.A44]=&quot;í&quot;;[.A44]=&quot;ï&quot;);[.B44];0)" office:value-type="float" office:value="0">
            <text:p>0</text:p>
          </table:table-cell>
          <table:table-cell table:formula="of:=IF(OR([.A44]=&quot;ò&quot;;[.A44]=&quot;ó&quot;);[.B44];0)" office:value-type="float" office:value="0">
            <text:p>0</text:p>
          </table:table-cell>
          <table:table-cell table:formula="of:=IF(OR([.A44]=&quot;ú&quot;;[.A44]=&quot;ü&quot;);[.B44];0)" office:value-type="float" office:value="0">
            <text:p>0</text:p>
          </table:table-cell>
          <table:table-cell/>
          <table:table-cell table:formula="of:=IF(OR([.A44]=&quot;à&quot;;[.A44]=&quot;è&quot;;[.A44]=&quot;ò&quot;);[.B44];0)" office:value-type="float" office:value="0">
            <text:p>0</text:p>
          </table:table-cell>
          <table:table-cell table:formula="of:=IF(OR([.A44]=&quot;á&quot;;[.A44]=&quot;é&quot;;[.A44]=&quot;í&quot;;[.A44]=&quot;ó&quot;;[.A44]=&quot;ú&quot;;[.A44]=&quot;ï&quot;;[.A44]=&quot;ü&quot;);[.B44];0)" office:value-type="float" office:value="0">
            <text:p>0</text:p>
          </table:table-cell>
          <table:table-cell table:formula="of:=[.B44]+IF([.A44]=&quot;a&quot;;[.D$200];IF([.A44]=&quot;e&quot;;[.E$200];IF([.A44]=&quot;i&quot;;[.F$200];IF([.A44]=&quot;o&quot;;[.G$200];IF([.A44]=&quot;u&quot;;[.H$200];IF([.A44]=&quot;`&quot;;[.J$200];IF([.A44]=&quot;´&quot;;[.K$200];0)))))))" office:value-type="float" office:value="56">
            <text:p>56</text:p>
          </table:table-cell>
          <table:table-cell table:formula="of:=[.L44]/[.L$200]" office:value-type="percentage" office:value="0.000148134823851823">
            <text:p>0,015%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/>
          <table:table-cell table:formula="of:=IF([.A45]=&quot;à&quot;;[.B45];0)" office:value-type="float" office:value="0">
            <text:p>0</text:p>
          </table:table-cell>
          <table:table-cell table:formula="of:=IF(OR([.A45]=&quot;è&quot;;[.A45]=&quot;é&quot;);[.B45];0)" office:value-type="float" office:value="0">
            <text:p>0</text:p>
          </table:table-cell>
          <table:table-cell table:formula="of:=IF(OR([.A45]=&quot;í&quot;;[.A45]=&quot;ï&quot;);[.B45];0)" office:value-type="float" office:value="0">
            <text:p>0</text:p>
          </table:table-cell>
          <table:table-cell table:formula="of:=IF(OR([.A45]=&quot;ò&quot;;[.A45]=&quot;ó&quot;);[.B45];0)" office:value-type="float" office:value="0">
            <text:p>0</text:p>
          </table:table-cell>
          <table:table-cell table:formula="of:=IF(OR([.A45]=&quot;ú&quot;;[.A45]=&quot;ü&quot;);[.B45];0)" office:value-type="float" office:value="0">
            <text:p>0</text:p>
          </table:table-cell>
          <table:table-cell/>
          <table:table-cell table:formula="of:=IF(OR([.A45]=&quot;à&quot;;[.A45]=&quot;è&quot;;[.A45]=&quot;ò&quot;);[.B45];0)" office:value-type="float" office:value="0">
            <text:p>0</text:p>
          </table:table-cell>
          <table:table-cell table:formula="of:=IF(OR([.A45]=&quot;á&quot;;[.A45]=&quot;é&quot;;[.A45]=&quot;í&quot;;[.A45]=&quot;ó&quot;;[.A45]=&quot;ú&quot;;[.A45]=&quot;ï&quot;;[.A45]=&quot;ü&quot;);[.B45];0)" office:value-type="float" office:value="0">
            <text:p>0</text:p>
          </table:table-cell>
          <table:table-cell table:formula="of:=[.B45]+IF([.A45]=&quot;a&quot;;[.D$200];IF([.A45]=&quot;e&quot;;[.E$200];IF([.A45]=&quot;i&quot;;[.F$200];IF([.A45]=&quot;o&quot;;[.G$200];IF([.A45]=&quot;u&quot;;[.H$200];IF([.A45]=&quot;`&quot;;[.J$200];IF([.A45]=&quot;´&quot;;[.K$200];0)))))))" office:value-type="float" office:value="55">
            <text:p>55</text:p>
          </table:table-cell>
          <table:table-cell table:formula="of:=[.L45]/[.L$200]" office:value-type="percentage" office:value="0.000145489559140183">
            <text:p>0,015%</text:p>
          </table:table-cell>
        </table:table-row>
        <table:table-row table:style-name="ro1">
          <table:table-cell office:value-type="string">
            <text:p>¡</text:p>
          </table:table-cell>
          <table:table-cell office:value-type="float" office:value="55">
            <text:p>55</text:p>
          </table:table-cell>
          <table:table-cell/>
          <table:table-cell table:formula="of:=IF([.A46]=&quot;à&quot;;[.B46];0)" office:value-type="float" office:value="0">
            <text:p>0</text:p>
          </table:table-cell>
          <table:table-cell table:formula="of:=IF(OR([.A46]=&quot;è&quot;;[.A46]=&quot;é&quot;);[.B46];0)" office:value-type="float" office:value="0">
            <text:p>0</text:p>
          </table:table-cell>
          <table:table-cell table:formula="of:=IF(OR([.A46]=&quot;í&quot;;[.A46]=&quot;ï&quot;);[.B46];0)" office:value-type="float" office:value="0">
            <text:p>0</text:p>
          </table:table-cell>
          <table:table-cell table:formula="of:=IF(OR([.A46]=&quot;ò&quot;;[.A46]=&quot;ó&quot;);[.B46];0)" office:value-type="float" office:value="0">
            <text:p>0</text:p>
          </table:table-cell>
          <table:table-cell table:formula="of:=IF(OR([.A46]=&quot;ú&quot;;[.A46]=&quot;ü&quot;);[.B46];0)" office:value-type="float" office:value="0">
            <text:p>0</text:p>
          </table:table-cell>
          <table:table-cell/>
          <table:table-cell table:formula="of:=IF(OR([.A46]=&quot;à&quot;;[.A46]=&quot;è&quot;;[.A46]=&quot;ò&quot;);[.B46];0)" office:value-type="float" office:value="0">
            <text:p>0</text:p>
          </table:table-cell>
          <table:table-cell table:formula="of:=IF(OR([.A46]=&quot;á&quot;;[.A46]=&quot;é&quot;;[.A46]=&quot;í&quot;;[.A46]=&quot;ó&quot;;[.A46]=&quot;ú&quot;;[.A46]=&quot;ï&quot;;[.A46]=&quot;ü&quot;);[.B46];0)" office:value-type="float" office:value="0">
            <text:p>0</text:p>
          </table:table-cell>
          <table:table-cell table:formula="of:=[.B46]+IF([.A46]=&quot;a&quot;;[.D$200];IF([.A46]=&quot;e&quot;;[.E$200];IF([.A46]=&quot;i&quot;;[.F$200];IF([.A46]=&quot;o&quot;;[.G$200];IF([.A46]=&quot;u&quot;;[.H$200];IF([.A46]=&quot;`&quot;;[.J$200];IF([.A46]=&quot;´&quot;;[.K$200];0)))))))" office:value-type="float" office:value="55">
            <text:p>55</text:p>
          </table:table-cell>
          <table:table-cell table:formula="of:=[.L46]/[.L$200]" office:value-type="percentage" office:value="0.000145489559140183">
            <text:p>0,015%</text:p>
          </table:table-cell>
        </table:table-row>
        <table:table-row table:style-name="ro1">
          <table:table-cell office:value-type="string">
            <text:p>w</text:p>
          </table:table-cell>
          <table:table-cell office:value-type="float" office:value="35">
            <text:p>35</text:p>
          </table:table-cell>
          <table:table-cell/>
          <table:table-cell table:formula="of:=IF([.A47]=&quot;à&quot;;[.B47];0)" office:value-type="float" office:value="0">
            <text:p>0</text:p>
          </table:table-cell>
          <table:table-cell table:formula="of:=IF(OR([.A47]=&quot;è&quot;;[.A47]=&quot;é&quot;);[.B47];0)" office:value-type="float" office:value="0">
            <text:p>0</text:p>
          </table:table-cell>
          <table:table-cell table:formula="of:=IF(OR([.A47]=&quot;í&quot;;[.A47]=&quot;ï&quot;);[.B47];0)" office:value-type="float" office:value="0">
            <text:p>0</text:p>
          </table:table-cell>
          <table:table-cell table:formula="of:=IF(OR([.A47]=&quot;ò&quot;;[.A47]=&quot;ó&quot;);[.B47];0)" office:value-type="float" office:value="0">
            <text:p>0</text:p>
          </table:table-cell>
          <table:table-cell table:formula="of:=IF(OR([.A47]=&quot;ú&quot;;[.A47]=&quot;ü&quot;);[.B47];0)" office:value-type="float" office:value="0">
            <text:p>0</text:p>
          </table:table-cell>
          <table:table-cell/>
          <table:table-cell table:formula="of:=IF(OR([.A47]=&quot;à&quot;;[.A47]=&quot;è&quot;;[.A47]=&quot;ò&quot;);[.B47];0)" office:value-type="float" office:value="0">
            <text:p>0</text:p>
          </table:table-cell>
          <table:table-cell table:formula="of:=IF(OR([.A47]=&quot;á&quot;;[.A47]=&quot;é&quot;;[.A47]=&quot;í&quot;;[.A47]=&quot;ó&quot;;[.A47]=&quot;ú&quot;;[.A47]=&quot;ï&quot;;[.A47]=&quot;ü&quot;);[.B47];0)" office:value-type="float" office:value="0">
            <text:p>0</text:p>
          </table:table-cell>
          <table:table-cell table:formula="of:=[.B47]+IF([.A47]=&quot;a&quot;;[.D$200];IF([.A47]=&quot;e&quot;;[.E$200];IF([.A47]=&quot;i&quot;;[.F$200];IF([.A47]=&quot;o&quot;;[.G$200];IF([.A47]=&quot;u&quot;;[.H$200];IF([.A47]=&quot;`&quot;;[.J$200];IF([.A47]=&quot;´&quot;;[.K$200];0)))))))" office:value-type="float" office:value="35">
            <text:p>35</text:p>
          </table:table-cell>
          <table:table-cell table:formula="of:=[.L47]/[.L$200]" office:value-type="percentage" office:value="0.0000925842649073893">
            <text:p>0,009%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/>
          <table:table-cell table:formula="of:=IF([.A48]=&quot;à&quot;;[.B48];0)" office:value-type="float" office:value="0">
            <text:p>0</text:p>
          </table:table-cell>
          <table:table-cell table:formula="of:=IF(OR([.A48]=&quot;è&quot;;[.A48]=&quot;é&quot;);[.B48];0)" office:value-type="float" office:value="0">
            <text:p>0</text:p>
          </table:table-cell>
          <table:table-cell table:formula="of:=IF(OR([.A48]=&quot;í&quot;;[.A48]=&quot;ï&quot;);[.B48];0)" office:value-type="float" office:value="0">
            <text:p>0</text:p>
          </table:table-cell>
          <table:table-cell table:formula="of:=IF(OR([.A48]=&quot;ò&quot;;[.A48]=&quot;ó&quot;);[.B48];0)" office:value-type="float" office:value="0">
            <text:p>0</text:p>
          </table:table-cell>
          <table:table-cell table:formula="of:=IF(OR([.A48]=&quot;ú&quot;;[.A48]=&quot;ü&quot;);[.B48];0)" office:value-type="float" office:value="0">
            <text:p>0</text:p>
          </table:table-cell>
          <table:table-cell/>
          <table:table-cell table:formula="of:=IF(OR([.A48]=&quot;à&quot;;[.A48]=&quot;è&quot;;[.A48]=&quot;ò&quot;);[.B48];0)" office:value-type="float" office:value="0">
            <text:p>0</text:p>
          </table:table-cell>
          <table:table-cell table:formula="of:=IF(OR([.A48]=&quot;á&quot;;[.A48]=&quot;é&quot;;[.A48]=&quot;í&quot;;[.A48]=&quot;ó&quot;;[.A48]=&quot;ú&quot;;[.A48]=&quot;ï&quot;;[.A48]=&quot;ü&quot;);[.B48];0)" office:value-type="float" office:value="0">
            <text:p>0</text:p>
          </table:table-cell>
          <table:table-cell table:formula="of:=[.B48]+IF([.A48]=&quot;a&quot;;[.D$200];IF([.A48]=&quot;e&quot;;[.E$200];IF([.A48]=&quot;i&quot;;[.F$200];IF([.A48]=&quot;o&quot;;[.G$200];IF([.A48]=&quot;u&quot;;[.H$200];IF([.A48]=&quot;`&quot;;[.J$200];IF([.A48]=&quot;´&quot;;[.K$200];0)))))))" office:value-type="float" office:value="32">
            <text:p>32</text:p>
          </table:table-cell>
          <table:table-cell table:formula="of:=[.L48]/[.L$200]" office:value-type="percentage" office:value="0.0000846484707724702">
            <text:p>0,008%</text:p>
          </table:table-cell>
        </table:table-row>
        <table:table-row table:style-name="ro1">
          <table:table-cell office:value-type="string">
            <text:p>;</text:p>
          </table:table-cell>
          <table:table-cell office:value-type="float" office:value="26">
            <text:p>26</text:p>
          </table:table-cell>
          <table:table-cell/>
          <table:table-cell table:formula="of:=IF([.A49]=&quot;à&quot;;[.B49];0)" office:value-type="float" office:value="0">
            <text:p>0</text:p>
          </table:table-cell>
          <table:table-cell table:formula="of:=IF(OR([.A49]=&quot;è&quot;;[.A49]=&quot;é&quot;);[.B49];0)" office:value-type="float" office:value="0">
            <text:p>0</text:p>
          </table:table-cell>
          <table:table-cell table:formula="of:=IF(OR([.A49]=&quot;í&quot;;[.A49]=&quot;ï&quot;);[.B49];0)" office:value-type="float" office:value="0">
            <text:p>0</text:p>
          </table:table-cell>
          <table:table-cell table:formula="of:=IF(OR([.A49]=&quot;ò&quot;;[.A49]=&quot;ó&quot;);[.B49];0)" office:value-type="float" office:value="0">
            <text:p>0</text:p>
          </table:table-cell>
          <table:table-cell table:formula="of:=IF(OR([.A49]=&quot;ú&quot;;[.A49]=&quot;ü&quot;);[.B49];0)" office:value-type="float" office:value="0">
            <text:p>0</text:p>
          </table:table-cell>
          <table:table-cell/>
          <table:table-cell table:formula="of:=IF(OR([.A49]=&quot;à&quot;;[.A49]=&quot;è&quot;;[.A49]=&quot;ò&quot;);[.B49];0)" office:value-type="float" office:value="0">
            <text:p>0</text:p>
          </table:table-cell>
          <table:table-cell table:formula="of:=IF(OR([.A49]=&quot;á&quot;;[.A49]=&quot;é&quot;;[.A49]=&quot;í&quot;;[.A49]=&quot;ó&quot;;[.A49]=&quot;ú&quot;;[.A49]=&quot;ï&quot;;[.A49]=&quot;ü&quot;);[.B49];0)" office:value-type="float" office:value="0">
            <text:p>0</text:p>
          </table:table-cell>
          <table:table-cell table:formula="of:=[.B49]+IF([.A49]=&quot;a&quot;;[.D$200];IF([.A49]=&quot;e&quot;;[.E$200];IF([.A49]=&quot;i&quot;;[.F$200];IF([.A49]=&quot;o&quot;;[.G$200];IF([.A49]=&quot;u&quot;;[.H$200];IF([.A49]=&quot;`&quot;;[.J$200];IF([.A49]=&quot;´&quot;;[.K$200];0)))))))" office:value-type="float" office:value="26">
            <text:p>26</text:p>
          </table:table-cell>
          <table:table-cell table:formula="of:=[.L49]/[.L$200]" office:value-type="percentage" office:value="0.000068776882502632">
            <text:p>0,007%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/>
          <table:table-cell table:formula="of:=IF([.A50]=&quot;à&quot;;[.B50];0)" office:value-type="float" office:value="0">
            <text:p>0</text:p>
          </table:table-cell>
          <table:table-cell table:formula="of:=IF(OR([.A50]=&quot;è&quot;;[.A50]=&quot;é&quot;);[.B50];0)" office:value-type="float" office:value="0">
            <text:p>0</text:p>
          </table:table-cell>
          <table:table-cell table:formula="of:=IF(OR([.A50]=&quot;í&quot;;[.A50]=&quot;ï&quot;);[.B50];0)" office:value-type="float" office:value="0">
            <text:p>0</text:p>
          </table:table-cell>
          <table:table-cell table:formula="of:=IF(OR([.A50]=&quot;ò&quot;;[.A50]=&quot;ó&quot;);[.B50];0)" office:value-type="float" office:value="0">
            <text:p>0</text:p>
          </table:table-cell>
          <table:table-cell table:formula="of:=IF(OR([.A50]=&quot;ú&quot;;[.A50]=&quot;ü&quot;);[.B50];0)" office:value-type="float" office:value="0">
            <text:p>0</text:p>
          </table:table-cell>
          <table:table-cell/>
          <table:table-cell table:formula="of:=IF(OR([.A50]=&quot;à&quot;;[.A50]=&quot;è&quot;;[.A50]=&quot;ò&quot;);[.B50];0)" office:value-type="float" office:value="0">
            <text:p>0</text:p>
          </table:table-cell>
          <table:table-cell table:formula="of:=IF(OR([.A50]=&quot;á&quot;;[.A50]=&quot;é&quot;;[.A50]=&quot;í&quot;;[.A50]=&quot;ó&quot;;[.A50]=&quot;ú&quot;;[.A50]=&quot;ï&quot;;[.A50]=&quot;ü&quot;);[.B50];0)" office:value-type="float" office:value="0">
            <text:p>0</text:p>
          </table:table-cell>
          <table:table-cell table:formula="of:=[.B50]+IF([.A50]=&quot;a&quot;;[.D$200];IF([.A50]=&quot;e&quot;;[.E$200];IF([.A50]=&quot;i&quot;;[.F$200];IF([.A50]=&quot;o&quot;;[.G$200];IF([.A50]=&quot;u&quot;;[.H$200];IF([.A50]=&quot;`&quot;;[.J$200];IF([.A50]=&quot;´&quot;;[.K$200];0)))))))" office:value-type="float" office:value="23">
            <text:p>23</text:p>
          </table:table-cell>
          <table:table-cell table:formula="of:=[.L50]/[.L$200]" office:value-type="percentage" office:value="0.000060841088367713">
            <text:p>0,006%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  <table:table-cell table:formula="of:=IF([.A51]=&quot;à&quot;;[.B51];0)" office:value-type="float" office:value="0">
            <text:p>0</text:p>
          </table:table-cell>
          <table:table-cell table:formula="of:=IF(OR([.A51]=&quot;è&quot;;[.A51]=&quot;é&quot;);[.B51];0)" office:value-type="float" office:value="0">
            <text:p>0</text:p>
          </table:table-cell>
          <table:table-cell table:formula="of:=IF(OR([.A51]=&quot;í&quot;;[.A51]=&quot;ï&quot;);[.B51];0)" office:value-type="float" office:value="0">
            <text:p>0</text:p>
          </table:table-cell>
          <table:table-cell table:formula="of:=IF(OR([.A51]=&quot;ò&quot;;[.A51]=&quot;ó&quot;);[.B51];0)" office:value-type="float" office:value="0">
            <text:p>0</text:p>
          </table:table-cell>
          <table:table-cell table:formula="of:=IF(OR([.A51]=&quot;ú&quot;;[.A51]=&quot;ü&quot;);[.B51];0)" office:value-type="float" office:value="0">
            <text:p>0</text:p>
          </table:table-cell>
          <table:table-cell/>
          <table:table-cell table:formula="of:=IF(OR([.A51]=&quot;à&quot;;[.A51]=&quot;è&quot;;[.A51]=&quot;ò&quot;);[.B51];0)" office:value-type="float" office:value="0">
            <text:p>0</text:p>
          </table:table-cell>
          <table:table-cell table:formula="of:=IF(OR([.A51]=&quot;á&quot;;[.A51]=&quot;é&quot;;[.A51]=&quot;í&quot;;[.A51]=&quot;ó&quot;;[.A51]=&quot;ú&quot;;[.A51]=&quot;ï&quot;;[.A51]=&quot;ü&quot;);[.B51];0)" office:value-type="float" office:value="0">
            <text:p>0</text:p>
          </table:table-cell>
          <table:table-cell table:formula="of:=[.B51]+IF([.A51]=&quot;a&quot;;[.D$200];IF([.A51]=&quot;e&quot;;[.E$200];IF([.A51]=&quot;i&quot;;[.F$200];IF([.A51]=&quot;o&quot;;[.G$200];IF([.A51]=&quot;u&quot;;[.H$200];IF([.A51]=&quot;`&quot;;[.J$200];IF([.A51]=&quot;´&quot;;[.K$200];0)))))))" office:value-type="float" office:value="17">
            <text:p>17</text:p>
          </table:table-cell>
          <table:table-cell table:formula="of:=[.L51]/[.L$200]" office:value-type="percentage" office:value="0.0000449695000978748">
            <text:p>0,004%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/>
          <table:table-cell table:formula="of:=IF([.A52]=&quot;à&quot;;[.B52];0)" office:value-type="float" office:value="0">
            <text:p>0</text:p>
          </table:table-cell>
          <table:table-cell table:formula="of:=IF(OR([.A52]=&quot;è&quot;;[.A52]=&quot;é&quot;);[.B52];0)" office:value-type="float" office:value="0">
            <text:p>0</text:p>
          </table:table-cell>
          <table:table-cell table:formula="of:=IF(OR([.A52]=&quot;í&quot;;[.A52]=&quot;ï&quot;);[.B52];0)" office:value-type="float" office:value="0">
            <text:p>0</text:p>
          </table:table-cell>
          <table:table-cell table:formula="of:=IF(OR([.A52]=&quot;ò&quot;;[.A52]=&quot;ó&quot;);[.B52];0)" office:value-type="float" office:value="0">
            <text:p>0</text:p>
          </table:table-cell>
          <table:table-cell table:formula="of:=IF(OR([.A52]=&quot;ú&quot;;[.A52]=&quot;ü&quot;);[.B52];0)" office:value-type="float" office:value="0">
            <text:p>0</text:p>
          </table:table-cell>
          <table:table-cell/>
          <table:table-cell table:formula="of:=IF(OR([.A52]=&quot;à&quot;;[.A52]=&quot;è&quot;;[.A52]=&quot;ò&quot;);[.B52];0)" office:value-type="float" office:value="0">
            <text:p>0</text:p>
          </table:table-cell>
          <table:table-cell table:formula="of:=IF(OR([.A52]=&quot;á&quot;;[.A52]=&quot;é&quot;;[.A52]=&quot;í&quot;;[.A52]=&quot;ó&quot;;[.A52]=&quot;ú&quot;;[.A52]=&quot;ï&quot;;[.A52]=&quot;ü&quot;);[.B52];0)" office:value-type="float" office:value="0">
            <text:p>0</text:p>
          </table:table-cell>
          <table:table-cell table:formula="of:=[.B52]+IF([.A52]=&quot;a&quot;;[.D$200];IF([.A52]=&quot;e&quot;;[.E$200];IF([.A52]=&quot;i&quot;;[.F$200];IF([.A52]=&quot;o&quot;;[.G$200];IF([.A52]=&quot;u&quot;;[.H$200];IF([.A52]=&quot;`&quot;;[.J$200];IF([.A52]=&quot;´&quot;;[.K$200];0)))))))" office:value-type="float" office:value="16">
            <text:p>16</text:p>
          </table:table-cell>
          <table:table-cell table:formula="of:=[.L52]/[.L$200]" office:value-type="percentage" office:value="0.0000423242353862351">
            <text:p>0,004%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/>
          <table:table-cell table:formula="of:=IF([.A53]=&quot;à&quot;;[.B53];0)" office:value-type="float" office:value="0">
            <text:p>0</text:p>
          </table:table-cell>
          <table:table-cell table:formula="of:=IF(OR([.A53]=&quot;è&quot;;[.A53]=&quot;é&quot;);[.B53];0)" office:value-type="float" office:value="0">
            <text:p>0</text:p>
          </table:table-cell>
          <table:table-cell table:formula="of:=IF(OR([.A53]=&quot;í&quot;;[.A53]=&quot;ï&quot;);[.B53];0)" office:value-type="float" office:value="0">
            <text:p>0</text:p>
          </table:table-cell>
          <table:table-cell table:formula="of:=IF(OR([.A53]=&quot;ò&quot;;[.A53]=&quot;ó&quot;);[.B53];0)" office:value-type="float" office:value="0">
            <text:p>0</text:p>
          </table:table-cell>
          <table:table-cell table:formula="of:=IF(OR([.A53]=&quot;ú&quot;;[.A53]=&quot;ü&quot;);[.B53];0)" office:value-type="float" office:value="0">
            <text:p>0</text:p>
          </table:table-cell>
          <table:table-cell/>
          <table:table-cell table:formula="of:=IF(OR([.A53]=&quot;à&quot;;[.A53]=&quot;è&quot;;[.A53]=&quot;ò&quot;);[.B53];0)" office:value-type="float" office:value="0">
            <text:p>0</text:p>
          </table:table-cell>
          <table:table-cell table:formula="of:=IF(OR([.A53]=&quot;á&quot;;[.A53]=&quot;é&quot;;[.A53]=&quot;í&quot;;[.A53]=&quot;ó&quot;;[.A53]=&quot;ú&quot;;[.A53]=&quot;ï&quot;;[.A53]=&quot;ü&quot;);[.B53];0)" office:value-type="float" office:value="0">
            <text:p>0</text:p>
          </table:table-cell>
          <table:table-cell table:formula="of:=[.B53]+IF([.A53]=&quot;a&quot;;[.D$200];IF([.A53]=&quot;e&quot;;[.E$200];IF([.A53]=&quot;i&quot;;[.F$200];IF([.A53]=&quot;o&quot;;[.G$200];IF([.A53]=&quot;u&quot;;[.H$200];IF([.A53]=&quot;`&quot;;[.J$200];IF([.A53]=&quot;´&quot;;[.K$200];0)))))))" office:value-type="float" office:value="14">
            <text:p>14</text:p>
          </table:table-cell>
          <table:table-cell table:formula="of:=[.L53]/[.L$200]" office:value-type="percentage" office:value="0.0000370337059629557">
            <text:p>0,004%</text:p>
          </table:table-cell>
        </table:table-row>
        <table:table-row table:style-name="ro1">
          <table:table-cell office:value-type="string">
            <text:p>"</text:p>
          </table:table-cell>
          <table:table-cell office:value-type="float" office:value="13">
            <text:p>13</text:p>
          </table:table-cell>
          <table:table-cell/>
          <table:table-cell table:formula="of:=IF([.A54]=&quot;à&quot;;[.B54];0)" office:value-type="float" office:value="0">
            <text:p>0</text:p>
          </table:table-cell>
          <table:table-cell table:formula="of:=IF(OR([.A54]=&quot;è&quot;;[.A54]=&quot;é&quot;);[.B54];0)" office:value-type="float" office:value="0">
            <text:p>0</text:p>
          </table:table-cell>
          <table:table-cell table:formula="of:=IF(OR([.A54]=&quot;í&quot;;[.A54]=&quot;ï&quot;);[.B54];0)" office:value-type="float" office:value="0">
            <text:p>0</text:p>
          </table:table-cell>
          <table:table-cell table:formula="of:=IF(OR([.A54]=&quot;ò&quot;;[.A54]=&quot;ó&quot;);[.B54];0)" office:value-type="float" office:value="0">
            <text:p>0</text:p>
          </table:table-cell>
          <table:table-cell table:formula="of:=IF(OR([.A54]=&quot;ú&quot;;[.A54]=&quot;ü&quot;);[.B54];0)" office:value-type="float" office:value="0">
            <text:p>0</text:p>
          </table:table-cell>
          <table:table-cell/>
          <table:table-cell table:formula="of:=IF(OR([.A54]=&quot;à&quot;;[.A54]=&quot;è&quot;;[.A54]=&quot;ò&quot;);[.B54];0)" office:value-type="float" office:value="0">
            <text:p>0</text:p>
          </table:table-cell>
          <table:table-cell table:formula="of:=IF(OR([.A54]=&quot;á&quot;;[.A54]=&quot;é&quot;;[.A54]=&quot;í&quot;;[.A54]=&quot;ó&quot;;[.A54]=&quot;ú&quot;;[.A54]=&quot;ï&quot;;[.A54]=&quot;ü&quot;);[.B54];0)" office:value-type="float" office:value="0">
            <text:p>0</text:p>
          </table:table-cell>
          <table:table-cell table:formula="of:=[.B54]+IF([.A54]=&quot;a&quot;;[.D$200];IF([.A54]=&quot;e&quot;;[.E$200];IF([.A54]=&quot;i&quot;;[.F$200];IF([.A54]=&quot;o&quot;;[.G$200];IF([.A54]=&quot;u&quot;;[.H$200];IF([.A54]=&quot;`&quot;;[.J$200];IF([.A54]=&quot;´&quot;;[.K$200];0)))))))" office:value-type="float" office:value="13">
            <text:p>13</text:p>
          </table:table-cell>
          <table:table-cell table:formula="of:=[.L54]/[.L$200]" office:value-type="percentage" office:value="0.000034388441251316">
            <text:p>0,003%</text:p>
          </table:table-cell>
        </table:table-row>
        <table:table-row table:style-name="ro1"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/>
          <table:table-cell table:formula="of:=IF([.A55]=&quot;à&quot;;[.B55];0)" office:value-type="float" office:value="0">
            <text:p>0</text:p>
          </table:table-cell>
          <table:table-cell table:formula="of:=IF(OR([.A55]=&quot;è&quot;;[.A55]=&quot;é&quot;);[.B55];0)" office:value-type="float" office:value="0">
            <text:p>0</text:p>
          </table:table-cell>
          <table:table-cell table:formula="of:=IF(OR([.A55]=&quot;í&quot;;[.A55]=&quot;ï&quot;);[.B55];0)" office:value-type="float" office:value="0">
            <text:p>0</text:p>
          </table:table-cell>
          <table:table-cell table:formula="of:=IF(OR([.A55]=&quot;ò&quot;;[.A55]=&quot;ó&quot;);[.B55];0)" office:value-type="float" office:value="0">
            <text:p>0</text:p>
          </table:table-cell>
          <table:table-cell table:formula="of:=IF(OR([.A55]=&quot;ú&quot;;[.A55]=&quot;ü&quot;);[.B55];0)" office:value-type="float" office:value="0">
            <text:p>0</text:p>
          </table:table-cell>
          <table:table-cell/>
          <table:table-cell table:formula="of:=IF(OR([.A55]=&quot;à&quot;;[.A55]=&quot;è&quot;;[.A55]=&quot;ò&quot;);[.B55];0)" office:value-type="float" office:value="0">
            <text:p>0</text:p>
          </table:table-cell>
          <table:table-cell table:formula="of:=IF(OR([.A55]=&quot;á&quot;;[.A55]=&quot;é&quot;;[.A55]=&quot;í&quot;;[.A55]=&quot;ó&quot;;[.A55]=&quot;ú&quot;;[.A55]=&quot;ï&quot;;[.A55]=&quot;ü&quot;);[.B55];0)" office:value-type="float" office:value="0">
            <text:p>0</text:p>
          </table:table-cell>
          <table:table-cell table:formula="of:=[.B55]+IF([.A55]=&quot;a&quot;;[.D$200];IF([.A55]=&quot;e&quot;;[.E$200];IF([.A55]=&quot;i&quot;;[.F$200];IF([.A55]=&quot;o&quot;;[.G$200];IF([.A55]=&quot;u&quot;;[.H$200];IF([.A55]=&quot;`&quot;;[.J$200];IF([.A55]=&quot;´&quot;;[.K$200];0)))))))" office:value-type="float" office:value="12">
            <text:p>12</text:p>
          </table:table-cell>
          <table:table-cell table:formula="of:=[.L55]/[.L$200]" office:value-type="percentage" office:value="0.0000317431765396763">
            <text:p>0,003%</text:p>
          </table:table-cell>
        </table:table-row>
        <table:table-row table:style-name="ro1">
          <table:table-cell office:value-type="string">
            <text:p>°</text:p>
          </table:table-cell>
          <table:table-cell office:value-type="float" office:value="11">
            <text:p>11</text:p>
          </table:table-cell>
          <table:table-cell/>
          <table:table-cell table:formula="of:=IF([.A56]=&quot;à&quot;;[.B56];0)" office:value-type="float" office:value="0">
            <text:p>0</text:p>
          </table:table-cell>
          <table:table-cell table:formula="of:=IF(OR([.A56]=&quot;è&quot;;[.A56]=&quot;é&quot;);[.B56];0)" office:value-type="float" office:value="0">
            <text:p>0</text:p>
          </table:table-cell>
          <table:table-cell table:formula="of:=IF(OR([.A56]=&quot;í&quot;;[.A56]=&quot;ï&quot;);[.B56];0)" office:value-type="float" office:value="0">
            <text:p>0</text:p>
          </table:table-cell>
          <table:table-cell table:formula="of:=IF(OR([.A56]=&quot;ò&quot;;[.A56]=&quot;ó&quot;);[.B56];0)" office:value-type="float" office:value="0">
            <text:p>0</text:p>
          </table:table-cell>
          <table:table-cell table:formula="of:=IF(OR([.A56]=&quot;ú&quot;;[.A56]=&quot;ü&quot;);[.B56];0)" office:value-type="float" office:value="0">
            <text:p>0</text:p>
          </table:table-cell>
          <table:table-cell/>
          <table:table-cell table:formula="of:=IF(OR([.A56]=&quot;à&quot;;[.A56]=&quot;è&quot;;[.A56]=&quot;ò&quot;);[.B56];0)" office:value-type="float" office:value="0">
            <text:p>0</text:p>
          </table:table-cell>
          <table:table-cell table:formula="of:=IF(OR([.A56]=&quot;á&quot;;[.A56]=&quot;é&quot;;[.A56]=&quot;í&quot;;[.A56]=&quot;ó&quot;;[.A56]=&quot;ú&quot;;[.A56]=&quot;ï&quot;;[.A56]=&quot;ü&quot;);[.B56];0)" office:value-type="float" office:value="0">
            <text:p>0</text:p>
          </table:table-cell>
          <table:table-cell table:formula="of:=[.B56]+IF([.A56]=&quot;a&quot;;[.D$200];IF([.A56]=&quot;e&quot;;[.E$200];IF([.A56]=&quot;i&quot;;[.F$200];IF([.A56]=&quot;o&quot;;[.G$200];IF([.A56]=&quot;u&quot;;[.H$200];IF([.A56]=&quot;`&quot;;[.J$200];IF([.A56]=&quot;´&quot;;[.K$200];0)))))))" office:value-type="float" office:value="11">
            <text:p>11</text:p>
          </table:table-cell>
          <table:table-cell table:formula="of:=[.L56]/[.L$200]" office:value-type="percentage" office:value="0.0000290979118280366">
            <text:p>0,003%</text:p>
          </table:table-cell>
        </table:table-row>
        <table:table-row table:style-name="ro1">
          <table:table-cell office:value-type="string">
            <text:p>•</text:p>
          </table:table-cell>
          <table:table-cell office:value-type="float" office:value="10">
            <text:p>10</text:p>
          </table:table-cell>
          <table:table-cell/>
          <table:table-cell table:formula="of:=IF([.A57]=&quot;à&quot;;[.B57];0)" office:value-type="float" office:value="0">
            <text:p>0</text:p>
          </table:table-cell>
          <table:table-cell table:formula="of:=IF(OR([.A57]=&quot;è&quot;;[.A57]=&quot;é&quot;);[.B57];0)" office:value-type="float" office:value="0">
            <text:p>0</text:p>
          </table:table-cell>
          <table:table-cell table:formula="of:=IF(OR([.A57]=&quot;í&quot;;[.A57]=&quot;ï&quot;);[.B57];0)" office:value-type="float" office:value="0">
            <text:p>0</text:p>
          </table:table-cell>
          <table:table-cell table:formula="of:=IF(OR([.A57]=&quot;ò&quot;;[.A57]=&quot;ó&quot;);[.B57];0)" office:value-type="float" office:value="0">
            <text:p>0</text:p>
          </table:table-cell>
          <table:table-cell table:formula="of:=IF(OR([.A57]=&quot;ú&quot;;[.A57]=&quot;ü&quot;);[.B57];0)" office:value-type="float" office:value="0">
            <text:p>0</text:p>
          </table:table-cell>
          <table:table-cell/>
          <table:table-cell table:formula="of:=IF(OR([.A57]=&quot;à&quot;;[.A57]=&quot;è&quot;;[.A57]=&quot;ò&quot;);[.B57];0)" office:value-type="float" office:value="0">
            <text:p>0</text:p>
          </table:table-cell>
          <table:table-cell table:formula="of:=IF(OR([.A57]=&quot;á&quot;;[.A57]=&quot;é&quot;;[.A57]=&quot;í&quot;;[.A57]=&quot;ó&quot;;[.A57]=&quot;ú&quot;;[.A57]=&quot;ï&quot;;[.A57]=&quot;ü&quot;);[.B57];0)" office:value-type="float" office:value="0">
            <text:p>0</text:p>
          </table:table-cell>
          <table:table-cell table:formula="of:=[.B57]+IF([.A57]=&quot;a&quot;;[.D$200];IF([.A57]=&quot;e&quot;;[.E$200];IF([.A57]=&quot;i&quot;;[.F$200];IF([.A57]=&quot;o&quot;;[.G$200];IF([.A57]=&quot;u&quot;;[.H$200];IF([.A57]=&quot;`&quot;;[.J$200];IF([.A57]=&quot;´&quot;;[.K$200];0)))))))" office:value-type="float" office:value="10">
            <text:p>10</text:p>
          </table:table-cell>
          <table:table-cell table:formula="of:=[.L57]/[.L$200]" office:value-type="percentage" office:value="0.0000264526471163969">
            <text:p>0,003%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/>
          <table:table-cell table:formula="of:=IF([.A58]=&quot;à&quot;;[.B58];0)" office:value-type="float" office:value="0">
            <text:p>0</text:p>
          </table:table-cell>
          <table:table-cell table:formula="of:=IF(OR([.A58]=&quot;è&quot;;[.A58]=&quot;é&quot;);[.B58];0)" office:value-type="float" office:value="0">
            <text:p>0</text:p>
          </table:table-cell>
          <table:table-cell table:formula="of:=IF(OR([.A58]=&quot;í&quot;;[.A58]=&quot;ï&quot;);[.B58];0)" office:value-type="float" office:value="0">
            <text:p>0</text:p>
          </table:table-cell>
          <table:table-cell table:formula="of:=IF(OR([.A58]=&quot;ò&quot;;[.A58]=&quot;ó&quot;);[.B58];0)" office:value-type="float" office:value="0">
            <text:p>0</text:p>
          </table:table-cell>
          <table:table-cell table:formula="of:=IF(OR([.A58]=&quot;ú&quot;;[.A58]=&quot;ü&quot;);[.B58];0)" office:value-type="float" office:value="0">
            <text:p>0</text:p>
          </table:table-cell>
          <table:table-cell/>
          <table:table-cell table:formula="of:=IF(OR([.A58]=&quot;à&quot;;[.A58]=&quot;è&quot;;[.A58]=&quot;ò&quot;);[.B58];0)" office:value-type="float" office:value="0">
            <text:p>0</text:p>
          </table:table-cell>
          <table:table-cell table:formula="of:=IF(OR([.A58]=&quot;á&quot;;[.A58]=&quot;é&quot;;[.A58]=&quot;í&quot;;[.A58]=&quot;ó&quot;;[.A58]=&quot;ú&quot;;[.A58]=&quot;ï&quot;;[.A58]=&quot;ü&quot;);[.B58];0)" office:value-type="float" office:value="0">
            <text:p>0</text:p>
          </table:table-cell>
          <table:table-cell table:formula="of:=[.B58]+IF([.A58]=&quot;a&quot;;[.D$200];IF([.A58]=&quot;e&quot;;[.E$200];IF([.A58]=&quot;i&quot;;[.F$200];IF([.A58]=&quot;o&quot;;[.G$200];IF([.A58]=&quot;u&quot;;[.H$200];IF([.A58]=&quot;`&quot;;[.J$200];IF([.A58]=&quot;´&quot;;[.K$200];0)))))))" office:value-type="float" office:value="9">
            <text:p>9</text:p>
          </table:table-cell>
          <table:table-cell table:formula="of:=[.L58]/[.L$200]" office:value-type="percentage" office:value="0.0000238073824047572">
            <text:p>0,002%</text:p>
          </table:table-cell>
        </table:table-row>
        <table:table-row table:style-name="ro1">
          <table:table-cell table:number-columns-repeated="2" office:value-type="float" office:value="9">
            <text:p>9</text:p>
          </table:table-cell>
          <table:table-cell/>
          <table:table-cell table:formula="of:=IF([.A59]=&quot;à&quot;;[.B59];0)" office:value-type="float" office:value="0">
            <text:p>0</text:p>
          </table:table-cell>
          <table:table-cell table:formula="of:=IF(OR([.A59]=&quot;è&quot;;[.A59]=&quot;é&quot;);[.B59];0)" office:value-type="float" office:value="0">
            <text:p>0</text:p>
          </table:table-cell>
          <table:table-cell table:formula="of:=IF(OR([.A59]=&quot;í&quot;;[.A59]=&quot;ï&quot;);[.B59];0)" office:value-type="float" office:value="0">
            <text:p>0</text:p>
          </table:table-cell>
          <table:table-cell table:formula="of:=IF(OR([.A59]=&quot;ò&quot;;[.A59]=&quot;ó&quot;);[.B59];0)" office:value-type="float" office:value="0">
            <text:p>0</text:p>
          </table:table-cell>
          <table:table-cell table:formula="of:=IF(OR([.A59]=&quot;ú&quot;;[.A59]=&quot;ü&quot;);[.B59];0)" office:value-type="float" office:value="0">
            <text:p>0</text:p>
          </table:table-cell>
          <table:table-cell/>
          <table:table-cell table:formula="of:=IF(OR([.A59]=&quot;à&quot;;[.A59]=&quot;è&quot;;[.A59]=&quot;ò&quot;);[.B59];0)" office:value-type="float" office:value="0">
            <text:p>0</text:p>
          </table:table-cell>
          <table:table-cell table:formula="of:=IF(OR([.A59]=&quot;á&quot;;[.A59]=&quot;é&quot;;[.A59]=&quot;í&quot;;[.A59]=&quot;ó&quot;;[.A59]=&quot;ú&quot;;[.A59]=&quot;ï&quot;;[.A59]=&quot;ü&quot;);[.B59];0)" office:value-type="float" office:value="0">
            <text:p>0</text:p>
          </table:table-cell>
          <table:table-cell table:formula="of:=[.B59]+IF([.A59]=&quot;a&quot;;[.D$200];IF([.A59]=&quot;e&quot;;[.E$200];IF([.A59]=&quot;i&quot;;[.F$200];IF([.A59]=&quot;o&quot;;[.G$200];IF([.A59]=&quot;u&quot;;[.H$200];IF([.A59]=&quot;`&quot;;[.J$200];IF([.A59]=&quot;´&quot;;[.K$200];0)))))))" office:value-type="float" office:value="9">
            <text:p>9</text:p>
          </table:table-cell>
          <table:table-cell table:formula="of:=[.L59]/[.L$200]" office:value-type="percentage" office:value="0.0000238073824047572">
            <text:p>0,002%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/>
          <table:table-cell table:formula="of:=IF([.A60]=&quot;à&quot;;[.B60];0)" office:value-type="float" office:value="0">
            <text:p>0</text:p>
          </table:table-cell>
          <table:table-cell table:formula="of:=IF(OR([.A60]=&quot;è&quot;;[.A60]=&quot;é&quot;);[.B60];0)" office:value-type="float" office:value="0">
            <text:p>0</text:p>
          </table:table-cell>
          <table:table-cell table:formula="of:=IF(OR([.A60]=&quot;í&quot;;[.A60]=&quot;ï&quot;);[.B60];0)" office:value-type="float" office:value="0">
            <text:p>0</text:p>
          </table:table-cell>
          <table:table-cell table:formula="of:=IF(OR([.A60]=&quot;ò&quot;;[.A60]=&quot;ó&quot;);[.B60];0)" office:value-type="float" office:value="0">
            <text:p>0</text:p>
          </table:table-cell>
          <table:table-cell table:formula="of:=IF(OR([.A60]=&quot;ú&quot;;[.A60]=&quot;ü&quot;);[.B60];0)" office:value-type="float" office:value="0">
            <text:p>0</text:p>
          </table:table-cell>
          <table:table-cell/>
          <table:table-cell table:formula="of:=IF(OR([.A60]=&quot;à&quot;;[.A60]=&quot;è&quot;;[.A60]=&quot;ò&quot;);[.B60];0)" office:value-type="float" office:value="0">
            <text:p>0</text:p>
          </table:table-cell>
          <table:table-cell table:formula="of:=IF(OR([.A60]=&quot;á&quot;;[.A60]=&quot;é&quot;;[.A60]=&quot;í&quot;;[.A60]=&quot;ó&quot;;[.A60]=&quot;ú&quot;;[.A60]=&quot;ï&quot;;[.A60]=&quot;ü&quot;);[.B60];0)" office:value-type="float" office:value="0">
            <text:p>0</text:p>
          </table:table-cell>
          <table:table-cell table:formula="of:=[.B60]+IF([.A60]=&quot;a&quot;;[.D$200];IF([.A60]=&quot;e&quot;;[.E$200];IF([.A60]=&quot;i&quot;;[.F$200];IF([.A60]=&quot;o&quot;;[.G$200];IF([.A60]=&quot;u&quot;;[.H$200];IF([.A60]=&quot;`&quot;;[.J$200];IF([.A60]=&quot;´&quot;;[.K$200];0)))))))" office:value-type="float" office:value="6">
            <text:p>6</text:p>
          </table:table-cell>
          <table:table-cell table:formula="of:=[.L60]/[.L$200]" office:value-type="percentage" office:value="0.0000158715882698382">
            <text:p>0,002%</text:p>
          </table:table-cell>
        </table:table-row>
        <table:table-row table:style-name="ro1">
          <table:table-cell office:value-type="string">
            <text:p>&gt;</text:p>
          </table:table-cell>
          <table:table-cell office:value-type="float" office:value="6">
            <text:p>6</text:p>
          </table:table-cell>
          <table:table-cell/>
          <table:table-cell table:formula="of:=IF([.A61]=&quot;à&quot;;[.B61];0)" office:value-type="float" office:value="0">
            <text:p>0</text:p>
          </table:table-cell>
          <table:table-cell table:formula="of:=IF(OR([.A61]=&quot;è&quot;;[.A61]=&quot;é&quot;);[.B61];0)" office:value-type="float" office:value="0">
            <text:p>0</text:p>
          </table:table-cell>
          <table:table-cell table:formula="of:=IF(OR([.A61]=&quot;í&quot;;[.A61]=&quot;ï&quot;);[.B61];0)" office:value-type="float" office:value="0">
            <text:p>0</text:p>
          </table:table-cell>
          <table:table-cell table:formula="of:=IF(OR([.A61]=&quot;ò&quot;;[.A61]=&quot;ó&quot;);[.B61];0)" office:value-type="float" office:value="0">
            <text:p>0</text:p>
          </table:table-cell>
          <table:table-cell table:formula="of:=IF(OR([.A61]=&quot;ú&quot;;[.A61]=&quot;ü&quot;);[.B61];0)" office:value-type="float" office:value="0">
            <text:p>0</text:p>
          </table:table-cell>
          <table:table-cell/>
          <table:table-cell table:formula="of:=IF(OR([.A61]=&quot;à&quot;;[.A61]=&quot;è&quot;;[.A61]=&quot;ò&quot;);[.B61];0)" office:value-type="float" office:value="0">
            <text:p>0</text:p>
          </table:table-cell>
          <table:table-cell table:formula="of:=IF(OR([.A61]=&quot;á&quot;;[.A61]=&quot;é&quot;;[.A61]=&quot;í&quot;;[.A61]=&quot;ó&quot;;[.A61]=&quot;ú&quot;;[.A61]=&quot;ï&quot;;[.A61]=&quot;ü&quot;);[.B61];0)" office:value-type="float" office:value="0">
            <text:p>0</text:p>
          </table:table-cell>
          <table:table-cell table:formula="of:=[.B61]+IF([.A61]=&quot;a&quot;;[.D$200];IF([.A61]=&quot;e&quot;;[.E$200];IF([.A61]=&quot;i&quot;;[.F$200];IF([.A61]=&quot;o&quot;;[.G$200];IF([.A61]=&quot;u&quot;;[.H$200];IF([.A61]=&quot;`&quot;;[.J$200];IF([.A61]=&quot;´&quot;;[.K$200];0)))))))" office:value-type="float" office:value="6">
            <text:p>6</text:p>
          </table:table-cell>
          <table:table-cell table:formula="of:=[.L61]/[.L$200]" office:value-type="percentage" office:value="0.0000158715882698382">
            <text:p>0,002%</text:p>
          </table:table-cell>
        </table:table-row>
        <table:table-row table:style-name="ro1">
          <table:table-cell office:value-type="string">
            <text:p>%</text:p>
          </table:table-cell>
          <table:table-cell office:value-type="float" office:value="3">
            <text:p>3</text:p>
          </table:table-cell>
          <table:table-cell/>
          <table:table-cell table:formula="of:=IF([.A62]=&quot;à&quot;;[.B62];0)" office:value-type="float" office:value="0">
            <text:p>0</text:p>
          </table:table-cell>
          <table:table-cell table:formula="of:=IF(OR([.A62]=&quot;è&quot;;[.A62]=&quot;é&quot;);[.B62];0)" office:value-type="float" office:value="0">
            <text:p>0</text:p>
          </table:table-cell>
          <table:table-cell table:formula="of:=IF(OR([.A62]=&quot;í&quot;;[.A62]=&quot;ï&quot;);[.B62];0)" office:value-type="float" office:value="0">
            <text:p>0</text:p>
          </table:table-cell>
          <table:table-cell table:formula="of:=IF(OR([.A62]=&quot;ò&quot;;[.A62]=&quot;ó&quot;);[.B62];0)" office:value-type="float" office:value="0">
            <text:p>0</text:p>
          </table:table-cell>
          <table:table-cell table:formula="of:=IF(OR([.A62]=&quot;ú&quot;;[.A62]=&quot;ü&quot;);[.B62];0)" office:value-type="float" office:value="0">
            <text:p>0</text:p>
          </table:table-cell>
          <table:table-cell/>
          <table:table-cell table:formula="of:=IF(OR([.A62]=&quot;à&quot;;[.A62]=&quot;è&quot;;[.A62]=&quot;ò&quot;);[.B62];0)" office:value-type="float" office:value="0">
            <text:p>0</text:p>
          </table:table-cell>
          <table:table-cell table:formula="of:=IF(OR([.A62]=&quot;á&quot;;[.A62]=&quot;é&quot;;[.A62]=&quot;í&quot;;[.A62]=&quot;ó&quot;;[.A62]=&quot;ú&quot;;[.A62]=&quot;ï&quot;;[.A62]=&quot;ü&quot;);[.B62];0)" office:value-type="float" office:value="0">
            <text:p>0</text:p>
          </table:table-cell>
          <table:table-cell table:formula="of:=[.B62]+IF([.A62]=&quot;a&quot;;[.D$200];IF([.A62]=&quot;e&quot;;[.E$200];IF([.A62]=&quot;i&quot;;[.F$200];IF([.A62]=&quot;o&quot;;[.G$200];IF([.A62]=&quot;u&quot;;[.H$200];IF([.A62]=&quot;`&quot;;[.J$200];IF([.A62]=&quot;´&quot;;[.K$200];0)))))))" office:value-type="float" office:value="3">
            <text:p>3</text:p>
          </table:table-cell>
          <table:table-cell table:formula="of:=[.L62]/[.L$200]" office:value-type="percentage" office:value="0.00000793579413491908">
            <text:p>0,001%</text:p>
          </table:table-cell>
        </table:table-row>
        <table:table-row table:style-name="ro1">
          <table:table-cell office:value-type="string">
            <text:p>&lt;</text:p>
          </table:table-cell>
          <table:table-cell office:value-type="float" office:value="3">
            <text:p>3</text:p>
          </table:table-cell>
          <table:table-cell/>
          <table:table-cell table:formula="of:=IF([.A63]=&quot;à&quot;;[.B63];0)" office:value-type="float" office:value="0">
            <text:p>0</text:p>
          </table:table-cell>
          <table:table-cell table:formula="of:=IF(OR([.A63]=&quot;è&quot;;[.A63]=&quot;é&quot;);[.B63];0)" office:value-type="float" office:value="0">
            <text:p>0</text:p>
          </table:table-cell>
          <table:table-cell table:formula="of:=IF(OR([.A63]=&quot;í&quot;;[.A63]=&quot;ï&quot;);[.B63];0)" office:value-type="float" office:value="0">
            <text:p>0</text:p>
          </table:table-cell>
          <table:table-cell table:formula="of:=IF(OR([.A63]=&quot;ò&quot;;[.A63]=&quot;ó&quot;);[.B63];0)" office:value-type="float" office:value="0">
            <text:p>0</text:p>
          </table:table-cell>
          <table:table-cell table:formula="of:=IF(OR([.A63]=&quot;ú&quot;;[.A63]=&quot;ü&quot;);[.B63];0)" office:value-type="float" office:value="0">
            <text:p>0</text:p>
          </table:table-cell>
          <table:table-cell/>
          <table:table-cell table:formula="of:=IF(OR([.A63]=&quot;à&quot;;[.A63]=&quot;è&quot;;[.A63]=&quot;ò&quot;);[.B63];0)" office:value-type="float" office:value="0">
            <text:p>0</text:p>
          </table:table-cell>
          <table:table-cell table:formula="of:=IF(OR([.A63]=&quot;á&quot;;[.A63]=&quot;é&quot;;[.A63]=&quot;í&quot;;[.A63]=&quot;ó&quot;;[.A63]=&quot;ú&quot;;[.A63]=&quot;ï&quot;;[.A63]=&quot;ü&quot;);[.B63];0)" office:value-type="float" office:value="0">
            <text:p>0</text:p>
          </table:table-cell>
          <table:table-cell table:formula="of:=[.B63]+IF([.A63]=&quot;a&quot;;[.D$200];IF([.A63]=&quot;e&quot;;[.E$200];IF([.A63]=&quot;i&quot;;[.F$200];IF([.A63]=&quot;o&quot;;[.G$200];IF([.A63]=&quot;u&quot;;[.H$200];IF([.A63]=&quot;`&quot;;[.J$200];IF([.A63]=&quot;´&quot;;[.K$200];0)))))))" office:value-type="float" office:value="3">
            <text:p>3</text:p>
          </table:table-cell>
          <table:table-cell table:formula="of:=[.L63]/[.L$200]" office:value-type="percentage" office:value="0.00000793579413491908">
            <text:p>0,001%</text:p>
          </table:table-cell>
        </table:table-row>
        <table:table-row table:style-name="ro1">
          <table:table-cell office:value-type="string">
            <text:p>'</text:p>
          </table:table-cell>
          <table:table-cell office:value-type="float" office:value="2">
            <text:p>2</text:p>
          </table:table-cell>
          <table:table-cell/>
          <table:table-cell table:formula="of:=IF([.A64]=&quot;à&quot;;[.B64];0)" office:value-type="float" office:value="0">
            <text:p>0</text:p>
          </table:table-cell>
          <table:table-cell table:formula="of:=IF(OR([.A64]=&quot;è&quot;;[.A64]=&quot;é&quot;);[.B64];0)" office:value-type="float" office:value="0">
            <text:p>0</text:p>
          </table:table-cell>
          <table:table-cell table:formula="of:=IF(OR([.A64]=&quot;í&quot;;[.A64]=&quot;ï&quot;);[.B64];0)" office:value-type="float" office:value="0">
            <text:p>0</text:p>
          </table:table-cell>
          <table:table-cell table:formula="of:=IF(OR([.A64]=&quot;ò&quot;;[.A64]=&quot;ó&quot;);[.B64];0)" office:value-type="float" office:value="0">
            <text:p>0</text:p>
          </table:table-cell>
          <table:table-cell table:formula="of:=IF(OR([.A64]=&quot;ú&quot;;[.A64]=&quot;ü&quot;);[.B64];0)" office:value-type="float" office:value="0">
            <text:p>0</text:p>
          </table:table-cell>
          <table:table-cell/>
          <table:table-cell table:formula="of:=IF(OR([.A64]=&quot;à&quot;;[.A64]=&quot;è&quot;;[.A64]=&quot;ò&quot;);[.B64];0)" office:value-type="float" office:value="0">
            <text:p>0</text:p>
          </table:table-cell>
          <table:table-cell table:formula="of:=IF(OR([.A64]=&quot;á&quot;;[.A64]=&quot;é&quot;;[.A64]=&quot;í&quot;;[.A64]=&quot;ó&quot;;[.A64]=&quot;ú&quot;;[.A64]=&quot;ï&quot;;[.A64]=&quot;ü&quot;);[.B64];0)" office:value-type="float" office:value="0">
            <text:p>0</text:p>
          </table:table-cell>
          <table:table-cell table:formula="of:=[.B64]+IF([.A64]=&quot;a&quot;;[.D$200];IF([.A64]=&quot;e&quot;;[.E$200];IF([.A64]=&quot;i&quot;;[.F$200];IF([.A64]=&quot;o&quot;;[.G$200];IF([.A64]=&quot;u&quot;;[.H$200];IF([.A64]=&quot;`&quot;;[.J$200];IF([.A64]=&quot;´&quot;;[.K$200];0)))))))" office:value-type="float" office:value="2">
            <text:p>2</text:p>
          </table:table-cell>
          <table:table-cell table:formula="of:=[.L64]/[.L$200]" office:value-type="percentage" office:value="0.00000529052942327939">
            <text:p>0,001%</text:p>
          </table:table-cell>
        </table:table-row>
        <table:table-row table:style-name="ro1">
          <table:table-cell office:value-type="float" office:value="-0">
            <text:p>0</text:p>
          </table:table-cell>
          <table:table-cell office:value-type="float" office:value="2">
            <text:p>2</text:p>
          </table:table-cell>
          <table:table-cell/>
          <table:table-cell table:formula="of:=IF([.A65]=&quot;à&quot;;[.B65];0)" office:value-type="float" office:value="0">
            <text:p>0</text:p>
          </table:table-cell>
          <table:table-cell table:formula="of:=IF(OR([.A65]=&quot;è&quot;;[.A65]=&quot;é&quot;);[.B65];0)" office:value-type="float" office:value="0">
            <text:p>0</text:p>
          </table:table-cell>
          <table:table-cell table:formula="of:=IF(OR([.A65]=&quot;í&quot;;[.A65]=&quot;ï&quot;);[.B65];0)" office:value-type="float" office:value="0">
            <text:p>0</text:p>
          </table:table-cell>
          <table:table-cell table:formula="of:=IF(OR([.A65]=&quot;ò&quot;;[.A65]=&quot;ó&quot;);[.B65];0)" office:value-type="float" office:value="0">
            <text:p>0</text:p>
          </table:table-cell>
          <table:table-cell table:formula="of:=IF(OR([.A65]=&quot;ú&quot;;[.A65]=&quot;ü&quot;);[.B65];0)" office:value-type="float" office:value="0">
            <text:p>0</text:p>
          </table:table-cell>
          <table:table-cell/>
          <table:table-cell table:formula="of:=IF(OR([.A65]=&quot;à&quot;;[.A65]=&quot;è&quot;;[.A65]=&quot;ò&quot;);[.B65];0)" office:value-type="float" office:value="0">
            <text:p>0</text:p>
          </table:table-cell>
          <table:table-cell table:formula="of:=IF(OR([.A65]=&quot;á&quot;;[.A65]=&quot;é&quot;;[.A65]=&quot;í&quot;;[.A65]=&quot;ó&quot;;[.A65]=&quot;ú&quot;;[.A65]=&quot;ï&quot;;[.A65]=&quot;ü&quot;);[.B65];0)" office:value-type="float" office:value="0">
            <text:p>0</text:p>
          </table:table-cell>
          <table:table-cell table:formula="of:=[.B65]+IF([.A65]=&quot;a&quot;;[.D$200];IF([.A65]=&quot;e&quot;;[.E$200];IF([.A65]=&quot;i&quot;;[.F$200];IF([.A65]=&quot;o&quot;;[.G$200];IF([.A65]=&quot;u&quot;;[.H$200];IF([.A65]=&quot;`&quot;;[.J$200];IF([.A65]=&quot;´&quot;;[.K$200];0)))))))" office:value-type="float" office:value="2">
            <text:p>2</text:p>
          </table:table-cell>
          <table:table-cell table:formula="of:=[.L65]/[.L$200]" office:value-type="percentage" office:value="0.00000529052942327939">
            <text:p>0,001%</text:p>
          </table:table-cell>
        </table:table-row>
        <table:table-row table:style-name="ro1">
          <table:table-cell office:value-type="string">
            <text:p>{</text:p>
          </table:table-cell>
          <table:table-cell office:value-type="float" office:value="2">
            <text:p>2</text:p>
          </table:table-cell>
          <table:table-cell/>
          <table:table-cell table:formula="of:=IF([.A66]=&quot;à&quot;;[.B66];0)" office:value-type="float" office:value="0">
            <text:p>0</text:p>
          </table:table-cell>
          <table:table-cell table:formula="of:=IF(OR([.A66]=&quot;è&quot;;[.A66]=&quot;é&quot;);[.B66];0)" office:value-type="float" office:value="0">
            <text:p>0</text:p>
          </table:table-cell>
          <table:table-cell table:formula="of:=IF(OR([.A66]=&quot;í&quot;;[.A66]=&quot;ï&quot;);[.B66];0)" office:value-type="float" office:value="0">
            <text:p>0</text:p>
          </table:table-cell>
          <table:table-cell table:formula="of:=IF(OR([.A66]=&quot;ò&quot;;[.A66]=&quot;ó&quot;);[.B66];0)" office:value-type="float" office:value="0">
            <text:p>0</text:p>
          </table:table-cell>
          <table:table-cell table:formula="of:=IF(OR([.A66]=&quot;ú&quot;;[.A66]=&quot;ü&quot;);[.B66];0)" office:value-type="float" office:value="0">
            <text:p>0</text:p>
          </table:table-cell>
          <table:table-cell/>
          <table:table-cell table:formula="of:=IF(OR([.A66]=&quot;à&quot;;[.A66]=&quot;è&quot;;[.A66]=&quot;ò&quot;);[.B66];0)" office:value-type="float" office:value="0">
            <text:p>0</text:p>
          </table:table-cell>
          <table:table-cell table:formula="of:=IF(OR([.A66]=&quot;á&quot;;[.A66]=&quot;é&quot;;[.A66]=&quot;í&quot;;[.A66]=&quot;ó&quot;;[.A66]=&quot;ú&quot;;[.A66]=&quot;ï&quot;;[.A66]=&quot;ü&quot;);[.B66];0)" office:value-type="float" office:value="0">
            <text:p>0</text:p>
          </table:table-cell>
          <table:table-cell table:formula="of:=[.B66]+IF([.A66]=&quot;a&quot;;[.D$200];IF([.A66]=&quot;e&quot;;[.E$200];IF([.A66]=&quot;i&quot;;[.F$200];IF([.A66]=&quot;o&quot;;[.G$200];IF([.A66]=&quot;u&quot;;[.H$200];IF([.A66]=&quot;`&quot;;[.J$200];IF([.A66]=&quot;´&quot;;[.K$200];0)))))))" office:value-type="float" office:value="2">
            <text:p>2</text:p>
          </table:table-cell>
          <table:table-cell table:formula="of:=[.L66]/[.L$200]" office:value-type="percentage" office:value="0.00000529052942327939">
            <text:p>0,001%</text:p>
          </table:table-cell>
        </table:table-row>
        <table:table-row table:style-name="ro1">
          <table:table-cell office:value-type="string">
            <text:p>|</text:p>
          </table:table-cell>
          <table:table-cell office:value-type="float" office:value="2">
            <text:p>2</text:p>
          </table:table-cell>
          <table:table-cell/>
          <table:table-cell table:formula="of:=IF([.A67]=&quot;à&quot;;[.B67];0)" office:value-type="float" office:value="0">
            <text:p>0</text:p>
          </table:table-cell>
          <table:table-cell table:formula="of:=IF(OR([.A67]=&quot;è&quot;;[.A67]=&quot;é&quot;);[.B67];0)" office:value-type="float" office:value="0">
            <text:p>0</text:p>
          </table:table-cell>
          <table:table-cell table:formula="of:=IF(OR([.A67]=&quot;í&quot;;[.A67]=&quot;ï&quot;);[.B67];0)" office:value-type="float" office:value="0">
            <text:p>0</text:p>
          </table:table-cell>
          <table:table-cell table:formula="of:=IF(OR([.A67]=&quot;ò&quot;;[.A67]=&quot;ó&quot;);[.B67];0)" office:value-type="float" office:value="0">
            <text:p>0</text:p>
          </table:table-cell>
          <table:table-cell table:formula="of:=IF(OR([.A67]=&quot;ú&quot;;[.A67]=&quot;ü&quot;);[.B67];0)" office:value-type="float" office:value="0">
            <text:p>0</text:p>
          </table:table-cell>
          <table:table-cell/>
          <table:table-cell table:formula="of:=IF(OR([.A67]=&quot;à&quot;;[.A67]=&quot;è&quot;;[.A67]=&quot;ò&quot;);[.B67];0)" office:value-type="float" office:value="0">
            <text:p>0</text:p>
          </table:table-cell>
          <table:table-cell table:formula="of:=IF(OR([.A67]=&quot;á&quot;;[.A67]=&quot;é&quot;;[.A67]=&quot;í&quot;;[.A67]=&quot;ó&quot;;[.A67]=&quot;ú&quot;;[.A67]=&quot;ï&quot;;[.A67]=&quot;ü&quot;);[.B67];0)" office:value-type="float" office:value="0">
            <text:p>0</text:p>
          </table:table-cell>
          <table:table-cell table:formula="of:=[.B67]+IF([.A67]=&quot;a&quot;;[.D$200];IF([.A67]=&quot;e&quot;;[.E$200];IF([.A67]=&quot;i&quot;;[.F$200];IF([.A67]=&quot;o&quot;;[.G$200];IF([.A67]=&quot;u&quot;;[.H$200];IF([.A67]=&quot;`&quot;;[.J$200];IF([.A67]=&quot;´&quot;;[.K$200];0)))))))" office:value-type="float" office:value="2">
            <text:p>2</text:p>
          </table:table-cell>
          <table:table-cell table:formula="of:=[.L67]/[.L$200]" office:value-type="percentage" office:value="0.00000529052942327939">
            <text:p>0,001%</text:p>
          </table:table-cell>
        </table:table-row>
        <table:table-row table:style-name="ro1">
          <table:table-cell office:value-type="string">
            <text:p>ü</text:p>
          </table:table-cell>
          <table:table-cell office:value-type="float" office:value="2">
            <text:p>2</text:p>
          </table:table-cell>
          <table:table-cell/>
          <table:table-cell table:formula="of:=IF([.A68]=&quot;à&quot;;[.B68];0)" office:value-type="float" office:value="0">
            <text:p>0</text:p>
          </table:table-cell>
          <table:table-cell table:formula="of:=IF(OR([.A68]=&quot;è&quot;;[.A68]=&quot;é&quot;);[.B68];0)" office:value-type="float" office:value="0">
            <text:p>0</text:p>
          </table:table-cell>
          <table:table-cell table:formula="of:=IF(OR([.A68]=&quot;í&quot;;[.A68]=&quot;ï&quot;);[.B68];0)" office:value-type="float" office:value="0">
            <text:p>0</text:p>
          </table:table-cell>
          <table:table-cell table:formula="of:=IF(OR([.A68]=&quot;ò&quot;;[.A68]=&quot;ó&quot;);[.B68];0)" office:value-type="float" office:value="0">
            <text:p>0</text:p>
          </table:table-cell>
          <table:table-cell table:formula="of:=IF(OR([.A68]=&quot;ú&quot;;[.A68]=&quot;ü&quot;);[.B68];0)" office:value-type="float" office:value="2">
            <text:p>2</text:p>
          </table:table-cell>
          <table:table-cell/>
          <table:table-cell table:formula="of:=IF(OR([.A68]=&quot;à&quot;;[.A68]=&quot;è&quot;;[.A68]=&quot;ò&quot;);[.B68];0)" office:value-type="float" office:value="0">
            <text:p>0</text:p>
          </table:table-cell>
          <table:table-cell table:formula="of:=IF(OR([.A68]=&quot;á&quot;;[.A68]=&quot;é&quot;;[.A68]=&quot;í&quot;;[.A68]=&quot;ó&quot;;[.A68]=&quot;ú&quot;;[.A68]=&quot;ï&quot;;[.A68]=&quot;ü&quot;);[.B68];0)" office:value-type="float" office:value="2">
            <text:p>2</text:p>
          </table:table-cell>
          <table:table-cell table:formula="of:=[.B68]+IF([.A68]=&quot;a&quot;;[.D$200];IF([.A68]=&quot;e&quot;;[.E$200];IF([.A68]=&quot;i&quot;;[.F$200];IF([.A68]=&quot;o&quot;;[.G$200];IF([.A68]=&quot;u&quot;;[.H$200];IF([.A68]=&quot;`&quot;;[.J$200];IF([.A68]=&quot;´&quot;;[.K$200];0)))))))" office:value-type="float" office:value="2">
            <text:p>2</text:p>
          </table:table-cell>
          <table:table-cell table:formula="of:=[.L68]/[.L$200]" office:value-type="percentage" office:value="0.00000529052942327939">
            <text:p>0,001%</text:p>
          </table:table-cell>
        </table:table-row>
        <table:table-row table:style-name="ro1">
          <table:table-cell office:value-type="string">
            <text:p>=</text:p>
          </table:table-cell>
          <table:table-cell office:value-type="float" office:value="1">
            <text:p>1</text:p>
          </table:table-cell>
          <table:table-cell/>
          <table:table-cell table:formula="of:=IF([.A69]=&quot;à&quot;;[.B69];0)" office:value-type="float" office:value="0">
            <text:p>0</text:p>
          </table:table-cell>
          <table:table-cell table:formula="of:=IF(OR([.A69]=&quot;è&quot;;[.A69]=&quot;é&quot;);[.B69];0)" office:value-type="float" office:value="0">
            <text:p>0</text:p>
          </table:table-cell>
          <table:table-cell table:formula="of:=IF(OR([.A69]=&quot;í&quot;;[.A69]=&quot;ï&quot;);[.B69];0)" office:value-type="float" office:value="0">
            <text:p>0</text:p>
          </table:table-cell>
          <table:table-cell table:formula="of:=IF(OR([.A69]=&quot;ò&quot;;[.A69]=&quot;ó&quot;);[.B69];0)" office:value-type="float" office:value="0">
            <text:p>0</text:p>
          </table:table-cell>
          <table:table-cell table:formula="of:=IF(OR([.A69]=&quot;ú&quot;;[.A69]=&quot;ü&quot;);[.B69];0)" office:value-type="float" office:value="0">
            <text:p>0</text:p>
          </table:table-cell>
          <table:table-cell/>
          <table:table-cell table:formula="of:=IF(OR([.A69]=&quot;à&quot;;[.A69]=&quot;è&quot;;[.A69]=&quot;ò&quot;);[.B69];0)" office:value-type="float" office:value="0">
            <text:p>0</text:p>
          </table:table-cell>
          <table:table-cell table:formula="of:=IF(OR([.A69]=&quot;á&quot;;[.A69]=&quot;é&quot;;[.A69]=&quot;í&quot;;[.A69]=&quot;ó&quot;;[.A69]=&quot;ú&quot;;[.A69]=&quot;ï&quot;;[.A69]=&quot;ü&quot;);[.B69];0)" office:value-type="float" office:value="0">
            <text:p>0</text:p>
          </table:table-cell>
          <table:table-cell table:formula="of:=[.B69]+IF([.A69]=&quot;a&quot;;[.D$200];IF([.A69]=&quot;e&quot;;[.E$200];IF([.A69]=&quot;i&quot;;[.F$200];IF([.A69]=&quot;o&quot;;[.G$200];IF([.A69]=&quot;u&quot;;[.H$200];IF([.A69]=&quot;`&quot;;[.J$200];IF([.A69]=&quot;´&quot;;[.K$200];0)))))))" office:value-type="float" office:value="1">
            <text:p>1</text:p>
          </table:table-cell>
          <table:table-cell table:formula="of:=[.L69]/[.L$200]" office:value-type="percentage" office:value="0.00000264526471163969">
            <text:p>0,000%</text:p>
          </table:table-cell>
        </table:table-row>
        <table:table-row table:style-name="ro1">
          <table:table-cell office:value-type="string">
            <text:p>_</text:p>
          </table:table-cell>
          <table:table-cell office:value-type="float" office:value="1">
            <text:p>1</text:p>
          </table:table-cell>
          <table:table-cell/>
          <table:table-cell table:formula="of:=IF([.A70]=&quot;à&quot;;[.B70];0)" office:value-type="float" office:value="0">
            <text:p>0</text:p>
          </table:table-cell>
          <table:table-cell table:formula="of:=IF(OR([.A70]=&quot;è&quot;;[.A70]=&quot;é&quot;);[.B70];0)" office:value-type="float" office:value="0">
            <text:p>0</text:p>
          </table:table-cell>
          <table:table-cell table:formula="of:=IF(OR([.A70]=&quot;í&quot;;[.A70]=&quot;ï&quot;);[.B70];0)" office:value-type="float" office:value="0">
            <text:p>0</text:p>
          </table:table-cell>
          <table:table-cell table:formula="of:=IF(OR([.A70]=&quot;ò&quot;;[.A70]=&quot;ó&quot;);[.B70];0)" office:value-type="float" office:value="0">
            <text:p>0</text:p>
          </table:table-cell>
          <table:table-cell table:formula="of:=IF(OR([.A70]=&quot;ú&quot;;[.A70]=&quot;ü&quot;);[.B70];0)" office:value-type="float" office:value="0">
            <text:p>0</text:p>
          </table:table-cell>
          <table:table-cell/>
          <table:table-cell table:formula="of:=IF(OR([.A70]=&quot;à&quot;;[.A70]=&quot;è&quot;;[.A70]=&quot;ò&quot;);[.B70];0)" office:value-type="float" office:value="0">
            <text:p>0</text:p>
          </table:table-cell>
          <table:table-cell table:formula="of:=IF(OR([.A70]=&quot;á&quot;;[.A70]=&quot;é&quot;;[.A70]=&quot;í&quot;;[.A70]=&quot;ó&quot;;[.A70]=&quot;ú&quot;;[.A70]=&quot;ï&quot;;[.A70]=&quot;ü&quot;);[.B70];0)" office:value-type="float" office:value="0">
            <text:p>0</text:p>
          </table:table-cell>
          <table:table-cell table:formula="of:=[.B70]+IF([.A70]=&quot;a&quot;;[.D$200];IF([.A70]=&quot;e&quot;;[.E$200];IF([.A70]=&quot;i&quot;;[.F$200];IF([.A70]=&quot;o&quot;;[.G$200];IF([.A70]=&quot;u&quot;;[.H$200];IF([.A70]=&quot;`&quot;;[.J$200];IF([.A70]=&quot;´&quot;;[.K$200];0)))))))" office:value-type="float" office:value="1">
            <text:p>1</text:p>
          </table:table-cell>
          <table:table-cell table:formula="of:=[.L70]/[.L$200]" office:value-type="percentage" office:value="0.00000264526471163969">
            <text:p>0,000%</text:p>
          </table:table-cell>
        </table:table-row>
        <table:table-row table:style-name="ro1">
          <table:table-cell office:value-type="string">
            <text:p>ä</text:p>
          </table:table-cell>
          <table:table-cell office:value-type="float" office:value="1">
            <text:p>1</text:p>
          </table:table-cell>
          <table:table-cell/>
          <table:table-cell table:formula="of:=IF([.A71]=&quot;à&quot;;[.B71];0)" office:value-type="float" office:value="0">
            <text:p>0</text:p>
          </table:table-cell>
          <table:table-cell table:formula="of:=IF(OR([.A71]=&quot;è&quot;;[.A71]=&quot;é&quot;);[.B71];0)" office:value-type="float" office:value="0">
            <text:p>0</text:p>
          </table:table-cell>
          <table:table-cell table:formula="of:=IF(OR([.A71]=&quot;í&quot;;[.A71]=&quot;ï&quot;);[.B71];0)" office:value-type="float" office:value="0">
            <text:p>0</text:p>
          </table:table-cell>
          <table:table-cell table:formula="of:=IF(OR([.A71]=&quot;ò&quot;;[.A71]=&quot;ó&quot;);[.B71];0)" office:value-type="float" office:value="0">
            <text:p>0</text:p>
          </table:table-cell>
          <table:table-cell table:formula="of:=IF(OR([.A71]=&quot;ú&quot;;[.A71]=&quot;ü&quot;);[.B71];0)" office:value-type="float" office:value="0">
            <text:p>0</text:p>
          </table:table-cell>
          <table:table-cell/>
          <table:table-cell table:formula="of:=IF(OR([.A71]=&quot;à&quot;;[.A71]=&quot;è&quot;;[.A71]=&quot;ò&quot;);[.B71];0)" office:value-type="float" office:value="0">
            <text:p>0</text:p>
          </table:table-cell>
          <table:table-cell table:formula="of:=IF(OR([.A71]=&quot;á&quot;;[.A71]=&quot;é&quot;;[.A71]=&quot;í&quot;;[.A71]=&quot;ó&quot;;[.A71]=&quot;ú&quot;;[.A71]=&quot;ï&quot;;[.A71]=&quot;ü&quot;);[.B71];0)" office:value-type="float" office:value="0">
            <text:p>0</text:p>
          </table:table-cell>
          <table:table-cell table:formula="of:=[.B71]+IF([.A71]=&quot;a&quot;;[.D$200];IF([.A71]=&quot;e&quot;;[.E$200];IF([.A71]=&quot;i&quot;;[.F$200];IF([.A71]=&quot;o&quot;;[.G$200];IF([.A71]=&quot;u&quot;;[.H$200];IF([.A71]=&quot;`&quot;;[.J$200];IF([.A71]=&quot;´&quot;;[.K$200];0)))))))" office:value-type="float" office:value="1">
            <text:p>1</text:p>
          </table:table-cell>
          <table:table-cell table:formula="of:=[.L71]/[.L$200]" office:value-type="percentage" office:value="0.00000264526471163969">
            <text:p>0,000%</text:p>
          </table:table-cell>
        </table:table-row>
        <table:table-row table:style-name="ro1">
          <table:table-cell office:value-type="string">
            <text:p>”</text:p>
          </table:table-cell>
          <table:table-cell office:value-type="float" office:value="1">
            <text:p>1</text:p>
          </table:table-cell>
          <table:table-cell/>
          <table:table-cell table:formula="of:=IF([.A72]=&quot;à&quot;;[.B72];0)" office:value-type="float" office:value="0">
            <text:p>0</text:p>
          </table:table-cell>
          <table:table-cell table:formula="of:=IF(OR([.A72]=&quot;è&quot;;[.A72]=&quot;é&quot;);[.B72];0)" office:value-type="float" office:value="0">
            <text:p>0</text:p>
          </table:table-cell>
          <table:table-cell table:formula="of:=IF(OR([.A72]=&quot;í&quot;;[.A72]=&quot;ï&quot;);[.B72];0)" office:value-type="float" office:value="0">
            <text:p>0</text:p>
          </table:table-cell>
          <table:table-cell table:formula="of:=IF(OR([.A72]=&quot;ò&quot;;[.A72]=&quot;ó&quot;);[.B72];0)" office:value-type="float" office:value="0">
            <text:p>0</text:p>
          </table:table-cell>
          <table:table-cell table:formula="of:=IF(OR([.A72]=&quot;ú&quot;;[.A72]=&quot;ü&quot;);[.B72];0)" office:value-type="float" office:value="0">
            <text:p>0</text:p>
          </table:table-cell>
          <table:table-cell/>
          <table:table-cell table:formula="of:=IF(OR([.A72]=&quot;à&quot;;[.A72]=&quot;è&quot;;[.A72]=&quot;ò&quot;);[.B72];0)" office:value-type="float" office:value="0">
            <text:p>0</text:p>
          </table:table-cell>
          <table:table-cell table:formula="of:=IF(OR([.A72]=&quot;á&quot;;[.A72]=&quot;é&quot;;[.A72]=&quot;í&quot;;[.A72]=&quot;ó&quot;;[.A72]=&quot;ú&quot;;[.A72]=&quot;ï&quot;;[.A72]=&quot;ü&quot;);[.B72];0)" office:value-type="float" office:value="0">
            <text:p>0</text:p>
          </table:table-cell>
          <table:table-cell table:formula="of:=[.B72]+IF([.A72]=&quot;a&quot;;[.D$200];IF([.A72]=&quot;e&quot;;[.E$200];IF([.A72]=&quot;i&quot;;[.F$200];IF([.A72]=&quot;o&quot;;[.G$200];IF([.A72]=&quot;u&quot;;[.H$200];IF([.A72]=&quot;`&quot;;[.J$200];IF([.A72]=&quot;´&quot;;[.K$200];0)))))))" office:value-type="float" office:value="1">
            <text:p>1</text:p>
          </table:table-cell>
          <table:table-cell table:formula="of:=[.L72]/[.L$200]" office:value-type="percentage" office:value="0.00000264526471163969">
            <text:p>0,000%</text:p>
          </table:table-cell>
        </table:table-row>
        <table:table-row table:style-name="ro1">
          <table:table-cell office:value-type="string">
            <text:p>ç</text:p>
          </table:table-cell>
          <table:table-cell/>
          <table:table-cell/>
          <table:table-cell table:formula="of:=IF([.A73]=&quot;à&quot;;[.B73];0)" office:value-type="float" office:value="0">
            <text:p>0</text:p>
          </table:table-cell>
          <table:table-cell table:formula="of:=IF(OR([.A73]=&quot;è&quot;;[.A73]=&quot;é&quot;);[.B73];0)" office:value-type="float" office:value="0">
            <text:p>0</text:p>
          </table:table-cell>
          <table:table-cell table:formula="of:=IF(OR([.A73]=&quot;í&quot;;[.A73]=&quot;ï&quot;);[.B73];0)" office:value-type="float" office:value="0">
            <text:p>0</text:p>
          </table:table-cell>
          <table:table-cell table:formula="of:=IF(OR([.A73]=&quot;ò&quot;;[.A73]=&quot;ó&quot;);[.B73];0)" office:value-type="float" office:value="0">
            <text:p>0</text:p>
          </table:table-cell>
          <table:table-cell table:formula="of:=IF(OR([.A73]=&quot;ú&quot;;[.A73]=&quot;ü&quot;);[.B73];0)" office:value-type="float" office:value="0">
            <text:p>0</text:p>
          </table:table-cell>
          <table:table-cell/>
          <table:table-cell table:formula="of:=IF(OR([.A73]=&quot;à&quot;;[.A73]=&quot;è&quot;;[.A73]=&quot;ò&quot;);[.B73];0)" office:value-type="float" office:value="0">
            <text:p>0</text:p>
          </table:table-cell>
          <table:table-cell table:formula="of:=IF(OR([.A73]=&quot;á&quot;;[.A73]=&quot;é&quot;;[.A73]=&quot;í&quot;;[.A73]=&quot;ó&quot;;[.A73]=&quot;ú&quot;;[.A73]=&quot;ï&quot;;[.A73]=&quot;ü&quot;);[.B73];0)" office:value-type="float" office:value="0">
            <text:p>0</text:p>
          </table:table-cell>
          <table:table-cell table:formula="of:=[.B73]+IF([.A73]=&quot;a&quot;;[.D$200];IF([.A73]=&quot;e&quot;;[.E$200];IF([.A73]=&quot;i&quot;;[.F$200];IF([.A73]=&quot;o&quot;;[.G$200];IF([.A73]=&quot;u&quot;;[.H$200];IF([.A73]=&quot;`&quot;;[.J$200];IF([.A73]=&quot;´&quot;;[.K$200];0)))))))" office:value-type="float" office:value="0">
            <text:p>0</text:p>
          </table:table-cell>
          <table:table-cell table:formula="of:=[.L73]/[.L$200]" office:value-type="percentage" office:value="0">
            <text:p>0,000%</text:p>
          </table:table-cell>
        </table:table-row>
        <table:table-row table:style-name="ro1">
          <table:table-cell office:value-type="string">
            <text:p>-</text:p>
          </table:table-cell>
          <table:table-cell/>
          <table:table-cell/>
          <table:table-cell table:formula="of:=IF([.A74]=&quot;à&quot;;[.B74];0)" office:value-type="float" office:value="0">
            <text:p>0</text:p>
          </table:table-cell>
          <table:table-cell table:formula="of:=IF(OR([.A74]=&quot;è&quot;;[.A74]=&quot;é&quot;);[.B74];0)" office:value-type="float" office:value="0">
            <text:p>0</text:p>
          </table:table-cell>
          <table:table-cell table:formula="of:=IF(OR([.A74]=&quot;í&quot;;[.A74]=&quot;ï&quot;);[.B74];0)" office:value-type="float" office:value="0">
            <text:p>0</text:p>
          </table:table-cell>
          <table:table-cell table:formula="of:=IF(OR([.A74]=&quot;ò&quot;;[.A74]=&quot;ó&quot;);[.B74];0)" office:value-type="float" office:value="0">
            <text:p>0</text:p>
          </table:table-cell>
          <table:table-cell table:formula="of:=IF(OR([.A74]=&quot;ú&quot;;[.A74]=&quot;ü&quot;);[.B74];0)" office:value-type="float" office:value="0">
            <text:p>0</text:p>
          </table:table-cell>
          <table:table-cell/>
          <table:table-cell table:formula="of:=IF(OR([.A74]=&quot;à&quot;;[.A74]=&quot;è&quot;;[.A74]=&quot;ò&quot;);[.B74];0)" office:value-type="float" office:value="0">
            <text:p>0</text:p>
          </table:table-cell>
          <table:table-cell table:formula="of:=IF(OR([.A74]=&quot;á&quot;;[.A74]=&quot;é&quot;;[.A74]=&quot;í&quot;;[.A74]=&quot;ó&quot;;[.A74]=&quot;ú&quot;;[.A74]=&quot;ï&quot;;[.A74]=&quot;ü&quot;);[.B74];0)" office:value-type="float" office:value="0">
            <text:p>0</text:p>
          </table:table-cell>
          <table:table-cell table:formula="of:=[.B74]+IF([.A74]=&quot;a&quot;;[.D$200];IF([.A74]=&quot;e&quot;;[.E$200];IF([.A74]=&quot;i&quot;;[.F$200];IF([.A74]=&quot;o&quot;;[.G$200];IF([.A74]=&quot;u&quot;;[.H$200];IF([.A74]=&quot;`&quot;;[.J$200];IF([.A74]=&quot;´&quot;;[.K$200];0)))))))" office:value-type="float" office:value="0">
            <text:p>0</text:p>
          </table:table-cell>
          <table:table-cell table:formula="of:=[.L74]/[.L$200]" office:value-type="percentage" office:value="0">
            <text:p>0,000%</text:p>
          </table:table-cell>
        </table:table-row>
        <table:table-row table:style-name="ro1">
          <table:table-cell office:value-type="string">
            <text:p>`</text:p>
          </table:table-cell>
          <table:table-cell/>
          <table:table-cell/>
          <table:table-cell table:formula="of:=IF([.A75]=&quot;à&quot;;[.B75];0)" office:value-type="float" office:value="0">
            <text:p>0</text:p>
          </table:table-cell>
          <table:table-cell table:formula="of:=IF(OR([.A75]=&quot;è&quot;;[.A75]=&quot;é&quot;);[.B75];0)" office:value-type="float" office:value="0">
            <text:p>0</text:p>
          </table:table-cell>
          <table:table-cell table:formula="of:=IF(OR([.A75]=&quot;í&quot;;[.A75]=&quot;ï&quot;);[.B75];0)" office:value-type="float" office:value="0">
            <text:p>0</text:p>
          </table:table-cell>
          <table:table-cell table:formula="of:=IF(OR([.A75]=&quot;ò&quot;;[.A75]=&quot;ó&quot;);[.B75];0)" office:value-type="float" office:value="0">
            <text:p>0</text:p>
          </table:table-cell>
          <table:table-cell table:formula="of:=IF(OR([.A75]=&quot;ú&quot;;[.A75]=&quot;ü&quot;);[.B75];0)" office:value-type="float" office:value="0">
            <text:p>0</text:p>
          </table:table-cell>
          <table:table-cell/>
          <table:table-cell table:formula="of:=IF(OR([.A75]=&quot;à&quot;;[.A75]=&quot;è&quot;;[.A75]=&quot;ò&quot;);[.B75];0)" office:value-type="float" office:value="0">
            <text:p>0</text:p>
          </table:table-cell>
          <table:table-cell table:formula="of:=IF(OR([.A75]=&quot;á&quot;;[.A75]=&quot;é&quot;;[.A75]=&quot;í&quot;;[.A75]=&quot;ó&quot;;[.A75]=&quot;ú&quot;;[.A75]=&quot;ï&quot;;[.A75]=&quot;ü&quot;);[.B75];0)" office:value-type="float" office:value="0">
            <text:p>0</text:p>
          </table:table-cell>
          <table:table-cell table:formula="of:=[.B75]+IF([.A75]=&quot;a&quot;;[.D$200];IF([.A75]=&quot;e&quot;;[.E$200];IF([.A75]=&quot;i&quot;;[.F$200];IF([.A75]=&quot;o&quot;;[.G$200];IF([.A75]=&quot;u&quot;;[.H$200];IF([.A75]=&quot;`&quot;;[.J$200];IF([.A75]=&quot;´&quot;;[.K$200];0)))))))" office:value-type="float" office:value="0">
            <text:p>0</text:p>
          </table:table-cell>
          <table:table-cell table:formula="of:=[.L75]/[.L$200]" office:value-type="percentage" office:value="0">
            <text:p>0,000%</text:p>
          </table:table-cell>
        </table:table-row>
        <table:table-row table:style-name="ro1">
          <table:table-cell office:value-type="string">
            <text:p>´</text:p>
          </table:table-cell>
          <table:table-cell/>
          <table:table-cell/>
          <table:table-cell table:formula="of:=IF([.A76]=&quot;à&quot;;[.B76];0)" office:value-type="float" office:value="0">
            <text:p>0</text:p>
          </table:table-cell>
          <table:table-cell table:formula="of:=IF(OR([.A76]=&quot;è&quot;;[.A76]=&quot;é&quot;);[.B76];0)" office:value-type="float" office:value="0">
            <text:p>0</text:p>
          </table:table-cell>
          <table:table-cell table:formula="of:=IF(OR([.A76]=&quot;í&quot;;[.A76]=&quot;ï&quot;);[.B76];0)" office:value-type="float" office:value="0">
            <text:p>0</text:p>
          </table:table-cell>
          <table:table-cell table:formula="of:=IF(OR([.A76]=&quot;ò&quot;;[.A76]=&quot;ó&quot;);[.B76];0)" office:value-type="float" office:value="0">
            <text:p>0</text:p>
          </table:table-cell>
          <table:table-cell table:formula="of:=IF(OR([.A76]=&quot;ú&quot;;[.A76]=&quot;ü&quot;);[.B76];0)" office:value-type="float" office:value="0">
            <text:p>0</text:p>
          </table:table-cell>
          <table:table-cell/>
          <table:table-cell table:formula="of:=IF(OR([.A76]=&quot;à&quot;;[.A76]=&quot;è&quot;;[.A76]=&quot;ò&quot;);[.B76];0)" office:value-type="float" office:value="0">
            <text:p>0</text:p>
          </table:table-cell>
          <table:table-cell table:formula="of:=IF(OR([.A76]=&quot;á&quot;;[.A76]=&quot;é&quot;;[.A76]=&quot;í&quot;;[.A76]=&quot;ó&quot;;[.A76]=&quot;ú&quot;;[.A76]=&quot;ï&quot;;[.A76]=&quot;ü&quot;);[.B76];0)" office:value-type="float" office:value="0">
            <text:p>0</text:p>
          </table:table-cell>
          <table:table-cell table:formula="of:=[.B76]+IF([.A76]=&quot;a&quot;;[.D$200];IF([.A76]=&quot;e&quot;;[.E$200];IF([.A76]=&quot;i&quot;;[.F$200];IF([.A76]=&quot;o&quot;;[.G$200];IF([.A76]=&quot;u&quot;;[.H$200];IF([.A76]=&quot;`&quot;;[.J$200];IF([.A76]=&quot;´&quot;;[.K$200];0)))))))" office:value-type="float" office:value="7473">
            <text:p>7473</text:p>
          </table:table-cell>
          <table:table-cell table:formula="of:=[.L76]/[.L$200]" office:value-type="percentage" office:value="0.0197680631900834">
            <text:p>1,977%</text:p>
          </table:table-cell>
        </table:table-row>
        <table:table-row table:style-name="ro1">
          <table:table-cell office:value-type="string">
            <text:p>*</text:p>
          </table:table-cell>
          <table:table-cell/>
          <table:table-cell/>
          <table:table-cell table:formula="of:=IF([.A77]=&quot;à&quot;;[.B77];0)" office:value-type="float" office:value="0">
            <text:p>0</text:p>
          </table:table-cell>
          <table:table-cell table:formula="of:=IF(OR([.A77]=&quot;è&quot;;[.A77]=&quot;é&quot;);[.B77];0)" office:value-type="float" office:value="0">
            <text:p>0</text:p>
          </table:table-cell>
          <table:table-cell table:formula="of:=IF(OR([.A77]=&quot;í&quot;;[.A77]=&quot;ï&quot;);[.B77];0)" office:value-type="float" office:value="0">
            <text:p>0</text:p>
          </table:table-cell>
          <table:table-cell table:formula="of:=IF(OR([.A77]=&quot;ò&quot;;[.A77]=&quot;ó&quot;);[.B77];0)" office:value-type="float" office:value="0">
            <text:p>0</text:p>
          </table:table-cell>
          <table:table-cell table:formula="of:=IF(OR([.A77]=&quot;ú&quot;;[.A77]=&quot;ü&quot;);[.B77];0)" office:value-type="float" office:value="0">
            <text:p>0</text:p>
          </table:table-cell>
          <table:table-cell/>
          <table:table-cell table:formula="of:=IF(OR([.A77]=&quot;à&quot;;[.A77]=&quot;è&quot;;[.A77]=&quot;ò&quot;);[.B77];0)" office:value-type="float" office:value="0">
            <text:p>0</text:p>
          </table:table-cell>
          <table:table-cell table:formula="of:=IF(OR([.A77]=&quot;á&quot;;[.A77]=&quot;é&quot;;[.A77]=&quot;í&quot;;[.A77]=&quot;ó&quot;;[.A77]=&quot;ú&quot;;[.A77]=&quot;ï&quot;;[.A77]=&quot;ü&quot;);[.B77];0)" office:value-type="float" office:value="0">
            <text:p>0</text:p>
          </table:table-cell>
          <table:table-cell table:formula="of:=[.B77]+IF([.A77]=&quot;a&quot;;[.D$200];IF([.A77]=&quot;e&quot;;[.E$200];IF([.A77]=&quot;i&quot;;[.F$200];IF([.A77]=&quot;o&quot;;[.G$200];IF([.A77]=&quot;u&quot;;[.H$200];IF([.A77]=&quot;`&quot;;[.J$200];IF([.A77]=&quot;´&quot;;[.K$200];0)))))))" office:value-type="float" office:value="0">
            <text:p>0</text:p>
          </table:table-cell>
          <table:table-cell table:formula="of:=[.L77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8]=&quot;à&quot;;[.B78];0)" office:value-type="float" office:value="0">
            <text:p>0</text:p>
          </table:table-cell>
          <table:table-cell table:formula="of:=IF(OR([.A78]=&quot;è&quot;;[.A78]=&quot;é&quot;);[.B78];0)" office:value-type="float" office:value="0">
            <text:p>0</text:p>
          </table:table-cell>
          <table:table-cell table:formula="of:=IF(OR([.A78]=&quot;í&quot;;[.A78]=&quot;ï&quot;);[.B78];0)" office:value-type="float" office:value="0">
            <text:p>0</text:p>
          </table:table-cell>
          <table:table-cell table:formula="of:=IF(OR([.A78]=&quot;ò&quot;;[.A78]=&quot;ó&quot;);[.B78];0)" office:value-type="float" office:value="0">
            <text:p>0</text:p>
          </table:table-cell>
          <table:table-cell table:formula="of:=IF(OR([.A78]=&quot;ú&quot;;[.A78]=&quot;ü&quot;);[.B78];0)" office:value-type="float" office:value="0">
            <text:p>0</text:p>
          </table:table-cell>
          <table:table-cell/>
          <table:table-cell table:formula="of:=IF(OR([.A78]=&quot;à&quot;;[.A78]=&quot;è&quot;;[.A78]=&quot;ò&quot;);[.B78];0)" office:value-type="float" office:value="0">
            <text:p>0</text:p>
          </table:table-cell>
          <table:table-cell table:formula="of:=IF(OR([.A78]=&quot;á&quot;;[.A78]=&quot;é&quot;;[.A78]=&quot;í&quot;;[.A78]=&quot;ó&quot;;[.A78]=&quot;ú&quot;;[.A78]=&quot;ï&quot;;[.A78]=&quot;ü&quot;);[.B78];0)" office:value-type="float" office:value="0">
            <text:p>0</text:p>
          </table:table-cell>
          <table:table-cell table:formula="of:=[.B78]+IF([.A78]=&quot;a&quot;;[.D$200];IF([.A78]=&quot;e&quot;;[.E$200];IF([.A78]=&quot;i&quot;;[.F$200];IF([.A78]=&quot;o&quot;;[.G$200];IF([.A78]=&quot;u&quot;;[.H$200];IF([.A78]=&quot;`&quot;;[.J$200];IF([.A78]=&quot;´&quot;;[.K$200];0)))))))" office:value-type="float" office:value="0">
            <text:p>0</text:p>
          </table:table-cell>
          <table:table-cell table:formula="of:=[.L78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79]=&quot;à&quot;;[.B79];0)" office:value-type="float" office:value="0">
            <text:p>0</text:p>
          </table:table-cell>
          <table:table-cell table:formula="of:=IF(OR([.A79]=&quot;è&quot;;[.A79]=&quot;é&quot;);[.B79];0)" office:value-type="float" office:value="0">
            <text:p>0</text:p>
          </table:table-cell>
          <table:table-cell table:formula="of:=IF(OR([.A79]=&quot;í&quot;;[.A79]=&quot;ï&quot;);[.B79];0)" office:value-type="float" office:value="0">
            <text:p>0</text:p>
          </table:table-cell>
          <table:table-cell table:formula="of:=IF(OR([.A79]=&quot;ò&quot;;[.A79]=&quot;ó&quot;);[.B79];0)" office:value-type="float" office:value="0">
            <text:p>0</text:p>
          </table:table-cell>
          <table:table-cell table:formula="of:=IF(OR([.A79]=&quot;ú&quot;;[.A79]=&quot;ü&quot;);[.B79];0)" office:value-type="float" office:value="0">
            <text:p>0</text:p>
          </table:table-cell>
          <table:table-cell/>
          <table:table-cell table:formula="of:=IF(OR([.A79]=&quot;à&quot;;[.A79]=&quot;è&quot;;[.A79]=&quot;ò&quot;);[.B79];0)" office:value-type="float" office:value="0">
            <text:p>0</text:p>
          </table:table-cell>
          <table:table-cell table:formula="of:=IF(OR([.A79]=&quot;á&quot;;[.A79]=&quot;é&quot;;[.A79]=&quot;í&quot;;[.A79]=&quot;ó&quot;;[.A79]=&quot;ú&quot;;[.A79]=&quot;ï&quot;;[.A79]=&quot;ü&quot;);[.B79];0)" office:value-type="float" office:value="0">
            <text:p>0</text:p>
          </table:table-cell>
          <table:table-cell table:formula="of:=[.B79]+IF([.A79]=&quot;a&quot;;[.D$200];IF([.A79]=&quot;e&quot;;[.E$200];IF([.A79]=&quot;i&quot;;[.F$200];IF([.A79]=&quot;o&quot;;[.G$200];IF([.A79]=&quot;u&quot;;[.H$200];IF([.A79]=&quot;`&quot;;[.J$200];IF([.A79]=&quot;´&quot;;[.K$200];0)))))))" office:value-type="float" office:value="0">
            <text:p>0</text:p>
          </table:table-cell>
          <table:table-cell table:formula="of:=[.L79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0]=&quot;à&quot;;[.B80];0)" office:value-type="float" office:value="0">
            <text:p>0</text:p>
          </table:table-cell>
          <table:table-cell table:formula="of:=IF(OR([.A80]=&quot;è&quot;;[.A80]=&quot;é&quot;);[.B80];0)" office:value-type="float" office:value="0">
            <text:p>0</text:p>
          </table:table-cell>
          <table:table-cell table:formula="of:=IF(OR([.A80]=&quot;í&quot;;[.A80]=&quot;ï&quot;);[.B80];0)" office:value-type="float" office:value="0">
            <text:p>0</text:p>
          </table:table-cell>
          <table:table-cell table:formula="of:=IF(OR([.A80]=&quot;ò&quot;;[.A80]=&quot;ó&quot;);[.B80];0)" office:value-type="float" office:value="0">
            <text:p>0</text:p>
          </table:table-cell>
          <table:table-cell table:formula="of:=IF(OR([.A80]=&quot;ú&quot;;[.A80]=&quot;ü&quot;);[.B80];0)" office:value-type="float" office:value="0">
            <text:p>0</text:p>
          </table:table-cell>
          <table:table-cell/>
          <table:table-cell table:formula="of:=IF(OR([.A80]=&quot;à&quot;;[.A80]=&quot;è&quot;;[.A80]=&quot;ò&quot;);[.B80];0)" office:value-type="float" office:value="0">
            <text:p>0</text:p>
          </table:table-cell>
          <table:table-cell table:formula="of:=IF(OR([.A80]=&quot;á&quot;;[.A80]=&quot;é&quot;;[.A80]=&quot;í&quot;;[.A80]=&quot;ó&quot;;[.A80]=&quot;ú&quot;;[.A80]=&quot;ï&quot;;[.A80]=&quot;ü&quot;);[.B80];0)" office:value-type="float" office:value="0">
            <text:p>0</text:p>
          </table:table-cell>
          <table:table-cell table:formula="of:=[.B80]+IF([.A80]=&quot;a&quot;;[.D$200];IF([.A80]=&quot;e&quot;;[.E$200];IF([.A80]=&quot;i&quot;;[.F$200];IF([.A80]=&quot;o&quot;;[.G$200];IF([.A80]=&quot;u&quot;;[.H$200];IF([.A80]=&quot;`&quot;;[.J$200];IF([.A80]=&quot;´&quot;;[.K$200];0)))))))" office:value-type="float" office:value="0">
            <text:p>0</text:p>
          </table:table-cell>
          <table:table-cell table:formula="of:=[.L80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1]=&quot;à&quot;;[.B81];0)" office:value-type="float" office:value="0">
            <text:p>0</text:p>
          </table:table-cell>
          <table:table-cell table:formula="of:=IF(OR([.A81]=&quot;è&quot;;[.A81]=&quot;é&quot;);[.B81];0)" office:value-type="float" office:value="0">
            <text:p>0</text:p>
          </table:table-cell>
          <table:table-cell table:formula="of:=IF(OR([.A81]=&quot;í&quot;;[.A81]=&quot;ï&quot;);[.B81];0)" office:value-type="float" office:value="0">
            <text:p>0</text:p>
          </table:table-cell>
          <table:table-cell table:formula="of:=IF(OR([.A81]=&quot;ò&quot;;[.A81]=&quot;ó&quot;);[.B81];0)" office:value-type="float" office:value="0">
            <text:p>0</text:p>
          </table:table-cell>
          <table:table-cell table:formula="of:=IF(OR([.A81]=&quot;ú&quot;;[.A81]=&quot;ü&quot;);[.B81];0)" office:value-type="float" office:value="0">
            <text:p>0</text:p>
          </table:table-cell>
          <table:table-cell/>
          <table:table-cell table:formula="of:=IF(OR([.A81]=&quot;à&quot;;[.A81]=&quot;è&quot;;[.A81]=&quot;ò&quot;);[.B81];0)" office:value-type="float" office:value="0">
            <text:p>0</text:p>
          </table:table-cell>
          <table:table-cell table:formula="of:=IF(OR([.A81]=&quot;á&quot;;[.A81]=&quot;é&quot;;[.A81]=&quot;í&quot;;[.A81]=&quot;ó&quot;;[.A81]=&quot;ú&quot;;[.A81]=&quot;ï&quot;;[.A81]=&quot;ü&quot;);[.B81];0)" office:value-type="float" office:value="0">
            <text:p>0</text:p>
          </table:table-cell>
          <table:table-cell table:formula="of:=[.B81]+IF([.A81]=&quot;a&quot;;[.D$200];IF([.A81]=&quot;e&quot;;[.E$200];IF([.A81]=&quot;i&quot;;[.F$200];IF([.A81]=&quot;o&quot;;[.G$200];IF([.A81]=&quot;u&quot;;[.H$200];IF([.A81]=&quot;`&quot;;[.J$200];IF([.A81]=&quot;´&quot;;[.K$200];0)))))))" office:value-type="float" office:value="0">
            <text:p>0</text:p>
          </table:table-cell>
          <table:table-cell table:formula="of:=[.L81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2]=&quot;à&quot;;[.B82];0)" office:value-type="float" office:value="0">
            <text:p>0</text:p>
          </table:table-cell>
          <table:table-cell table:formula="of:=IF(OR([.A82]=&quot;è&quot;;[.A82]=&quot;é&quot;);[.B82];0)" office:value-type="float" office:value="0">
            <text:p>0</text:p>
          </table:table-cell>
          <table:table-cell table:formula="of:=IF(OR([.A82]=&quot;í&quot;;[.A82]=&quot;ï&quot;);[.B82];0)" office:value-type="float" office:value="0">
            <text:p>0</text:p>
          </table:table-cell>
          <table:table-cell table:formula="of:=IF(OR([.A82]=&quot;ò&quot;;[.A82]=&quot;ó&quot;);[.B82];0)" office:value-type="float" office:value="0">
            <text:p>0</text:p>
          </table:table-cell>
          <table:table-cell table:formula="of:=IF(OR([.A82]=&quot;ú&quot;;[.A82]=&quot;ü&quot;);[.B82];0)" office:value-type="float" office:value="0">
            <text:p>0</text:p>
          </table:table-cell>
          <table:table-cell/>
          <table:table-cell table:formula="of:=IF(OR([.A82]=&quot;à&quot;;[.A82]=&quot;è&quot;;[.A82]=&quot;ò&quot;);[.B82];0)" office:value-type="float" office:value="0">
            <text:p>0</text:p>
          </table:table-cell>
          <table:table-cell table:formula="of:=IF(OR([.A82]=&quot;á&quot;;[.A82]=&quot;é&quot;;[.A82]=&quot;í&quot;;[.A82]=&quot;ó&quot;;[.A82]=&quot;ú&quot;;[.A82]=&quot;ï&quot;;[.A82]=&quot;ü&quot;);[.B82];0)" office:value-type="float" office:value="0">
            <text:p>0</text:p>
          </table:table-cell>
          <table:table-cell table:formula="of:=[.B82]+IF([.A82]=&quot;a&quot;;[.D$200];IF([.A82]=&quot;e&quot;;[.E$200];IF([.A82]=&quot;i&quot;;[.F$200];IF([.A82]=&quot;o&quot;;[.G$200];IF([.A82]=&quot;u&quot;;[.H$200];IF([.A82]=&quot;`&quot;;[.J$200];IF([.A82]=&quot;´&quot;;[.K$200];0)))))))" office:value-type="float" office:value="0">
            <text:p>0</text:p>
          </table:table-cell>
          <table:table-cell table:formula="of:=[.L82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3]=&quot;à&quot;;[.B83];0)" office:value-type="float" office:value="0">
            <text:p>0</text:p>
          </table:table-cell>
          <table:table-cell table:formula="of:=IF(OR([.A83]=&quot;è&quot;;[.A83]=&quot;é&quot;);[.B83];0)" office:value-type="float" office:value="0">
            <text:p>0</text:p>
          </table:table-cell>
          <table:table-cell table:formula="of:=IF(OR([.A83]=&quot;í&quot;;[.A83]=&quot;ï&quot;);[.B83];0)" office:value-type="float" office:value="0">
            <text:p>0</text:p>
          </table:table-cell>
          <table:table-cell table:formula="of:=IF(OR([.A83]=&quot;ò&quot;;[.A83]=&quot;ó&quot;);[.B83];0)" office:value-type="float" office:value="0">
            <text:p>0</text:p>
          </table:table-cell>
          <table:table-cell table:formula="of:=IF(OR([.A83]=&quot;ú&quot;;[.A83]=&quot;ü&quot;);[.B83];0)" office:value-type="float" office:value="0">
            <text:p>0</text:p>
          </table:table-cell>
          <table:table-cell/>
          <table:table-cell table:formula="of:=IF(OR([.A83]=&quot;à&quot;;[.A83]=&quot;è&quot;;[.A83]=&quot;ò&quot;);[.B83];0)" office:value-type="float" office:value="0">
            <text:p>0</text:p>
          </table:table-cell>
          <table:table-cell table:formula="of:=IF(OR([.A83]=&quot;á&quot;;[.A83]=&quot;é&quot;;[.A83]=&quot;í&quot;;[.A83]=&quot;ó&quot;;[.A83]=&quot;ú&quot;;[.A83]=&quot;ï&quot;;[.A83]=&quot;ü&quot;);[.B83];0)" office:value-type="float" office:value="0">
            <text:p>0</text:p>
          </table:table-cell>
          <table:table-cell table:formula="of:=[.B83]+IF([.A83]=&quot;a&quot;;[.D$200];IF([.A83]=&quot;e&quot;;[.E$200];IF([.A83]=&quot;i&quot;;[.F$200];IF([.A83]=&quot;o&quot;;[.G$200];IF([.A83]=&quot;u&quot;;[.H$200];IF([.A83]=&quot;`&quot;;[.J$200];IF([.A83]=&quot;´&quot;;[.K$200];0)))))))" office:value-type="float" office:value="0">
            <text:p>0</text:p>
          </table:table-cell>
          <table:table-cell table:formula="of:=[.L83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4]=&quot;à&quot;;[.B84];0)" office:value-type="float" office:value="0">
            <text:p>0</text:p>
          </table:table-cell>
          <table:table-cell table:formula="of:=IF(OR([.A84]=&quot;è&quot;;[.A84]=&quot;é&quot;);[.B84];0)" office:value-type="float" office:value="0">
            <text:p>0</text:p>
          </table:table-cell>
          <table:table-cell table:formula="of:=IF(OR([.A84]=&quot;í&quot;;[.A84]=&quot;ï&quot;);[.B84];0)" office:value-type="float" office:value="0">
            <text:p>0</text:p>
          </table:table-cell>
          <table:table-cell table:formula="of:=IF(OR([.A84]=&quot;ò&quot;;[.A84]=&quot;ó&quot;);[.B84];0)" office:value-type="float" office:value="0">
            <text:p>0</text:p>
          </table:table-cell>
          <table:table-cell table:formula="of:=IF(OR([.A84]=&quot;ú&quot;;[.A84]=&quot;ü&quot;);[.B84];0)" office:value-type="float" office:value="0">
            <text:p>0</text:p>
          </table:table-cell>
          <table:table-cell/>
          <table:table-cell table:formula="of:=IF(OR([.A84]=&quot;à&quot;;[.A84]=&quot;è&quot;;[.A84]=&quot;ò&quot;);[.B84];0)" office:value-type="float" office:value="0">
            <text:p>0</text:p>
          </table:table-cell>
          <table:table-cell table:formula="of:=IF(OR([.A84]=&quot;á&quot;;[.A84]=&quot;é&quot;;[.A84]=&quot;í&quot;;[.A84]=&quot;ó&quot;;[.A84]=&quot;ú&quot;;[.A84]=&quot;ï&quot;;[.A84]=&quot;ü&quot;);[.B84];0)" office:value-type="float" office:value="0">
            <text:p>0</text:p>
          </table:table-cell>
          <table:table-cell table:formula="of:=[.B84]+IF([.A84]=&quot;a&quot;;[.D$200];IF([.A84]=&quot;e&quot;;[.E$200];IF([.A84]=&quot;i&quot;;[.F$200];IF([.A84]=&quot;o&quot;;[.G$200];IF([.A84]=&quot;u&quot;;[.H$200];IF([.A84]=&quot;`&quot;;[.J$200];IF([.A84]=&quot;´&quot;;[.K$200];0)))))))" office:value-type="float" office:value="0">
            <text:p>0</text:p>
          </table:table-cell>
          <table:table-cell table:formula="of:=[.L84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5]=&quot;à&quot;;[.B85];0)" office:value-type="float" office:value="0">
            <text:p>0</text:p>
          </table:table-cell>
          <table:table-cell table:formula="of:=IF(OR([.A85]=&quot;è&quot;;[.A85]=&quot;é&quot;);[.B85];0)" office:value-type="float" office:value="0">
            <text:p>0</text:p>
          </table:table-cell>
          <table:table-cell table:formula="of:=IF(OR([.A85]=&quot;í&quot;;[.A85]=&quot;ï&quot;);[.B85];0)" office:value-type="float" office:value="0">
            <text:p>0</text:p>
          </table:table-cell>
          <table:table-cell table:formula="of:=IF(OR([.A85]=&quot;ò&quot;;[.A85]=&quot;ó&quot;);[.B85];0)" office:value-type="float" office:value="0">
            <text:p>0</text:p>
          </table:table-cell>
          <table:table-cell table:formula="of:=IF(OR([.A85]=&quot;ú&quot;;[.A85]=&quot;ü&quot;);[.B85];0)" office:value-type="float" office:value="0">
            <text:p>0</text:p>
          </table:table-cell>
          <table:table-cell/>
          <table:table-cell table:formula="of:=IF(OR([.A85]=&quot;à&quot;;[.A85]=&quot;è&quot;;[.A85]=&quot;ò&quot;);[.B85];0)" office:value-type="float" office:value="0">
            <text:p>0</text:p>
          </table:table-cell>
          <table:table-cell table:formula="of:=IF(OR([.A85]=&quot;á&quot;;[.A85]=&quot;é&quot;;[.A85]=&quot;í&quot;;[.A85]=&quot;ó&quot;;[.A85]=&quot;ú&quot;;[.A85]=&quot;ï&quot;;[.A85]=&quot;ü&quot;);[.B85];0)" office:value-type="float" office:value="0">
            <text:p>0</text:p>
          </table:table-cell>
          <table:table-cell table:formula="of:=[.B85]+IF([.A85]=&quot;a&quot;;[.D$200];IF([.A85]=&quot;e&quot;;[.E$200];IF([.A85]=&quot;i&quot;;[.F$200];IF([.A85]=&quot;o&quot;;[.G$200];IF([.A85]=&quot;u&quot;;[.H$200];IF([.A85]=&quot;`&quot;;[.J$200];IF([.A85]=&quot;´&quot;;[.K$200];0)))))))" office:value-type="float" office:value="0">
            <text:p>0</text:p>
          </table:table-cell>
          <table:table-cell table:formula="of:=[.L85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6]=&quot;à&quot;;[.B86];0)" office:value-type="float" office:value="0">
            <text:p>0</text:p>
          </table:table-cell>
          <table:table-cell table:formula="of:=IF(OR([.A86]=&quot;è&quot;;[.A86]=&quot;é&quot;);[.B86];0)" office:value-type="float" office:value="0">
            <text:p>0</text:p>
          </table:table-cell>
          <table:table-cell table:formula="of:=IF(OR([.A86]=&quot;í&quot;;[.A86]=&quot;ï&quot;);[.B86];0)" office:value-type="float" office:value="0">
            <text:p>0</text:p>
          </table:table-cell>
          <table:table-cell table:formula="of:=IF(OR([.A86]=&quot;ò&quot;;[.A86]=&quot;ó&quot;);[.B86];0)" office:value-type="float" office:value="0">
            <text:p>0</text:p>
          </table:table-cell>
          <table:table-cell table:formula="of:=IF(OR([.A86]=&quot;ú&quot;;[.A86]=&quot;ü&quot;);[.B86];0)" office:value-type="float" office:value="0">
            <text:p>0</text:p>
          </table:table-cell>
          <table:table-cell/>
          <table:table-cell table:formula="of:=IF(OR([.A86]=&quot;à&quot;;[.A86]=&quot;è&quot;;[.A86]=&quot;ò&quot;);[.B86];0)" office:value-type="float" office:value="0">
            <text:p>0</text:p>
          </table:table-cell>
          <table:table-cell table:formula="of:=IF(OR([.A86]=&quot;á&quot;;[.A86]=&quot;é&quot;;[.A86]=&quot;í&quot;;[.A86]=&quot;ó&quot;;[.A86]=&quot;ú&quot;;[.A86]=&quot;ï&quot;;[.A86]=&quot;ü&quot;);[.B86];0)" office:value-type="float" office:value="0">
            <text:p>0</text:p>
          </table:table-cell>
          <table:table-cell table:formula="of:=[.B86]+IF([.A86]=&quot;a&quot;;[.D$200];IF([.A86]=&quot;e&quot;;[.E$200];IF([.A86]=&quot;i&quot;;[.F$200];IF([.A86]=&quot;o&quot;;[.G$200];IF([.A86]=&quot;u&quot;;[.H$200];IF([.A86]=&quot;`&quot;;[.J$200];IF([.A86]=&quot;´&quot;;[.K$200];0)))))))" office:value-type="float" office:value="0">
            <text:p>0</text:p>
          </table:table-cell>
          <table:table-cell table:formula="of:=[.L86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7]=&quot;à&quot;;[.B87];0)" office:value-type="float" office:value="0">
            <text:p>0</text:p>
          </table:table-cell>
          <table:table-cell table:formula="of:=IF(OR([.A87]=&quot;è&quot;;[.A87]=&quot;é&quot;);[.B87];0)" office:value-type="float" office:value="0">
            <text:p>0</text:p>
          </table:table-cell>
          <table:table-cell table:formula="of:=IF(OR([.A87]=&quot;í&quot;;[.A87]=&quot;ï&quot;);[.B87];0)" office:value-type="float" office:value="0">
            <text:p>0</text:p>
          </table:table-cell>
          <table:table-cell table:formula="of:=IF(OR([.A87]=&quot;ò&quot;;[.A87]=&quot;ó&quot;);[.B87];0)" office:value-type="float" office:value="0">
            <text:p>0</text:p>
          </table:table-cell>
          <table:table-cell table:formula="of:=IF(OR([.A87]=&quot;ú&quot;;[.A87]=&quot;ü&quot;);[.B87];0)" office:value-type="float" office:value="0">
            <text:p>0</text:p>
          </table:table-cell>
          <table:table-cell/>
          <table:table-cell table:formula="of:=IF(OR([.A87]=&quot;à&quot;;[.A87]=&quot;è&quot;;[.A87]=&quot;ò&quot;);[.B87];0)" office:value-type="float" office:value="0">
            <text:p>0</text:p>
          </table:table-cell>
          <table:table-cell table:formula="of:=IF(OR([.A87]=&quot;á&quot;;[.A87]=&quot;é&quot;;[.A87]=&quot;í&quot;;[.A87]=&quot;ó&quot;;[.A87]=&quot;ú&quot;;[.A87]=&quot;ï&quot;;[.A87]=&quot;ü&quot;);[.B87];0)" office:value-type="float" office:value="0">
            <text:p>0</text:p>
          </table:table-cell>
          <table:table-cell table:formula="of:=[.B87]+IF([.A87]=&quot;a&quot;;[.D$200];IF([.A87]=&quot;e&quot;;[.E$200];IF([.A87]=&quot;i&quot;;[.F$200];IF([.A87]=&quot;o&quot;;[.G$200];IF([.A87]=&quot;u&quot;;[.H$200];IF([.A87]=&quot;`&quot;;[.J$200];IF([.A87]=&quot;´&quot;;[.K$200];0)))))))" office:value-type="float" office:value="0">
            <text:p>0</text:p>
          </table:table-cell>
          <table:table-cell table:formula="of:=[.L87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8]=&quot;à&quot;;[.B88];0)" office:value-type="float" office:value="0">
            <text:p>0</text:p>
          </table:table-cell>
          <table:table-cell table:formula="of:=IF(OR([.A88]=&quot;è&quot;;[.A88]=&quot;é&quot;);[.B88];0)" office:value-type="float" office:value="0">
            <text:p>0</text:p>
          </table:table-cell>
          <table:table-cell table:formula="of:=IF(OR([.A88]=&quot;í&quot;;[.A88]=&quot;ï&quot;);[.B88];0)" office:value-type="float" office:value="0">
            <text:p>0</text:p>
          </table:table-cell>
          <table:table-cell table:formula="of:=IF(OR([.A88]=&quot;ò&quot;;[.A88]=&quot;ó&quot;);[.B88];0)" office:value-type="float" office:value="0">
            <text:p>0</text:p>
          </table:table-cell>
          <table:table-cell table:formula="of:=IF(OR([.A88]=&quot;ú&quot;;[.A88]=&quot;ü&quot;);[.B88];0)" office:value-type="float" office:value="0">
            <text:p>0</text:p>
          </table:table-cell>
          <table:table-cell/>
          <table:table-cell table:formula="of:=IF(OR([.A88]=&quot;à&quot;;[.A88]=&quot;è&quot;;[.A88]=&quot;ò&quot;);[.B88];0)" office:value-type="float" office:value="0">
            <text:p>0</text:p>
          </table:table-cell>
          <table:table-cell table:formula="of:=IF(OR([.A88]=&quot;á&quot;;[.A88]=&quot;é&quot;;[.A88]=&quot;í&quot;;[.A88]=&quot;ó&quot;;[.A88]=&quot;ú&quot;;[.A88]=&quot;ï&quot;;[.A88]=&quot;ü&quot;);[.B88];0)" office:value-type="float" office:value="0">
            <text:p>0</text:p>
          </table:table-cell>
          <table:table-cell table:formula="of:=[.B88]+IF([.A88]=&quot;a&quot;;[.D$200];IF([.A88]=&quot;e&quot;;[.E$200];IF([.A88]=&quot;i&quot;;[.F$200];IF([.A88]=&quot;o&quot;;[.G$200];IF([.A88]=&quot;u&quot;;[.H$200];IF([.A88]=&quot;`&quot;;[.J$200];IF([.A88]=&quot;´&quot;;[.K$200];0)))))))" office:value-type="float" office:value="0">
            <text:p>0</text:p>
          </table:table-cell>
          <table:table-cell table:formula="of:=[.L88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89]=&quot;à&quot;;[.B89];0)" office:value-type="float" office:value="0">
            <text:p>0</text:p>
          </table:table-cell>
          <table:table-cell table:formula="of:=IF(OR([.A89]=&quot;è&quot;;[.A89]=&quot;é&quot;);[.B89];0)" office:value-type="float" office:value="0">
            <text:p>0</text:p>
          </table:table-cell>
          <table:table-cell table:formula="of:=IF(OR([.A89]=&quot;í&quot;;[.A89]=&quot;ï&quot;);[.B89];0)" office:value-type="float" office:value="0">
            <text:p>0</text:p>
          </table:table-cell>
          <table:table-cell table:formula="of:=IF(OR([.A89]=&quot;ò&quot;;[.A89]=&quot;ó&quot;);[.B89];0)" office:value-type="float" office:value="0">
            <text:p>0</text:p>
          </table:table-cell>
          <table:table-cell table:formula="of:=IF(OR([.A89]=&quot;ú&quot;;[.A89]=&quot;ü&quot;);[.B89];0)" office:value-type="float" office:value="0">
            <text:p>0</text:p>
          </table:table-cell>
          <table:table-cell/>
          <table:table-cell table:formula="of:=IF(OR([.A89]=&quot;à&quot;;[.A89]=&quot;è&quot;;[.A89]=&quot;ò&quot;);[.B89];0)" office:value-type="float" office:value="0">
            <text:p>0</text:p>
          </table:table-cell>
          <table:table-cell table:formula="of:=IF(OR([.A89]=&quot;á&quot;;[.A89]=&quot;é&quot;;[.A89]=&quot;í&quot;;[.A89]=&quot;ó&quot;;[.A89]=&quot;ú&quot;;[.A89]=&quot;ï&quot;;[.A89]=&quot;ü&quot;);[.B89];0)" office:value-type="float" office:value="0">
            <text:p>0</text:p>
          </table:table-cell>
          <table:table-cell table:formula="of:=[.B89]+IF([.A89]=&quot;a&quot;;[.D$200];IF([.A89]=&quot;e&quot;;[.E$200];IF([.A89]=&quot;i&quot;;[.F$200];IF([.A89]=&quot;o&quot;;[.G$200];IF([.A89]=&quot;u&quot;;[.H$200];IF([.A89]=&quot;`&quot;;[.J$200];IF([.A89]=&quot;´&quot;;[.K$200];0)))))))" office:value-type="float" office:value="0">
            <text:p>0</text:p>
          </table:table-cell>
          <table:table-cell table:formula="of:=[.L89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0]=&quot;à&quot;;[.B90];0)" office:value-type="float" office:value="0">
            <text:p>0</text:p>
          </table:table-cell>
          <table:table-cell table:formula="of:=IF(OR([.A90]=&quot;è&quot;;[.A90]=&quot;é&quot;);[.B90];0)" office:value-type="float" office:value="0">
            <text:p>0</text:p>
          </table:table-cell>
          <table:table-cell table:formula="of:=IF(OR([.A90]=&quot;í&quot;;[.A90]=&quot;ï&quot;);[.B90];0)" office:value-type="float" office:value="0">
            <text:p>0</text:p>
          </table:table-cell>
          <table:table-cell table:formula="of:=IF(OR([.A90]=&quot;ò&quot;;[.A90]=&quot;ó&quot;);[.B90];0)" office:value-type="float" office:value="0">
            <text:p>0</text:p>
          </table:table-cell>
          <table:table-cell table:formula="of:=IF(OR([.A90]=&quot;ú&quot;;[.A90]=&quot;ü&quot;);[.B90];0)" office:value-type="float" office:value="0">
            <text:p>0</text:p>
          </table:table-cell>
          <table:table-cell/>
          <table:table-cell table:formula="of:=IF(OR([.A90]=&quot;à&quot;;[.A90]=&quot;è&quot;;[.A90]=&quot;ò&quot;);[.B90];0)" office:value-type="float" office:value="0">
            <text:p>0</text:p>
          </table:table-cell>
          <table:table-cell table:formula="of:=IF(OR([.A90]=&quot;á&quot;;[.A90]=&quot;é&quot;;[.A90]=&quot;í&quot;;[.A90]=&quot;ó&quot;;[.A90]=&quot;ú&quot;;[.A90]=&quot;ï&quot;;[.A90]=&quot;ü&quot;);[.B90];0)" office:value-type="float" office:value="0">
            <text:p>0</text:p>
          </table:table-cell>
          <table:table-cell table:formula="of:=[.B90]+IF([.A90]=&quot;a&quot;;[.D$200];IF([.A90]=&quot;e&quot;;[.E$200];IF([.A90]=&quot;i&quot;;[.F$200];IF([.A90]=&quot;o&quot;;[.G$200];IF([.A90]=&quot;u&quot;;[.H$200];IF([.A90]=&quot;`&quot;;[.J$200];IF([.A90]=&quot;´&quot;;[.K$200];0)))))))" office:value-type="float" office:value="0">
            <text:p>0</text:p>
          </table:table-cell>
          <table:table-cell table:formula="of:=[.L90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1]=&quot;à&quot;;[.B91];0)" office:value-type="float" office:value="0">
            <text:p>0</text:p>
          </table:table-cell>
          <table:table-cell table:formula="of:=IF(OR([.A91]=&quot;è&quot;;[.A91]=&quot;é&quot;);[.B91];0)" office:value-type="float" office:value="0">
            <text:p>0</text:p>
          </table:table-cell>
          <table:table-cell table:formula="of:=IF(OR([.A91]=&quot;í&quot;;[.A91]=&quot;ï&quot;);[.B91];0)" office:value-type="float" office:value="0">
            <text:p>0</text:p>
          </table:table-cell>
          <table:table-cell table:formula="of:=IF(OR([.A91]=&quot;ò&quot;;[.A91]=&quot;ó&quot;);[.B91];0)" office:value-type="float" office:value="0">
            <text:p>0</text:p>
          </table:table-cell>
          <table:table-cell table:formula="of:=IF(OR([.A91]=&quot;ú&quot;;[.A91]=&quot;ü&quot;);[.B91];0)" office:value-type="float" office:value="0">
            <text:p>0</text:p>
          </table:table-cell>
          <table:table-cell/>
          <table:table-cell table:formula="of:=IF(OR([.A91]=&quot;à&quot;;[.A91]=&quot;è&quot;;[.A91]=&quot;ò&quot;);[.B91];0)" office:value-type="float" office:value="0">
            <text:p>0</text:p>
          </table:table-cell>
          <table:table-cell table:formula="of:=IF(OR([.A91]=&quot;á&quot;;[.A91]=&quot;é&quot;;[.A91]=&quot;í&quot;;[.A91]=&quot;ó&quot;;[.A91]=&quot;ú&quot;;[.A91]=&quot;ï&quot;;[.A91]=&quot;ü&quot;);[.B91];0)" office:value-type="float" office:value="0">
            <text:p>0</text:p>
          </table:table-cell>
          <table:table-cell table:formula="of:=[.B91]+IF([.A91]=&quot;a&quot;;[.D$200];IF([.A91]=&quot;e&quot;;[.E$200];IF([.A91]=&quot;i&quot;;[.F$200];IF([.A91]=&quot;o&quot;;[.G$200];IF([.A91]=&quot;u&quot;;[.H$200];IF([.A91]=&quot;`&quot;;[.J$200];IF([.A91]=&quot;´&quot;;[.K$200];0)))))))" office:value-type="float" office:value="0">
            <text:p>0</text:p>
          </table:table-cell>
          <table:table-cell table:formula="of:=[.L91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2]=&quot;à&quot;;[.B92];0)" office:value-type="float" office:value="0">
            <text:p>0</text:p>
          </table:table-cell>
          <table:table-cell table:formula="of:=IF(OR([.A92]=&quot;è&quot;;[.A92]=&quot;é&quot;);[.B92];0)" office:value-type="float" office:value="0">
            <text:p>0</text:p>
          </table:table-cell>
          <table:table-cell table:formula="of:=IF(OR([.A92]=&quot;í&quot;;[.A92]=&quot;ï&quot;);[.B92];0)" office:value-type="float" office:value="0">
            <text:p>0</text:p>
          </table:table-cell>
          <table:table-cell table:formula="of:=IF(OR([.A92]=&quot;ò&quot;;[.A92]=&quot;ó&quot;);[.B92];0)" office:value-type="float" office:value="0">
            <text:p>0</text:p>
          </table:table-cell>
          <table:table-cell table:formula="of:=IF(OR([.A92]=&quot;ú&quot;;[.A92]=&quot;ü&quot;);[.B92];0)" office:value-type="float" office:value="0">
            <text:p>0</text:p>
          </table:table-cell>
          <table:table-cell/>
          <table:table-cell table:formula="of:=IF(OR([.A92]=&quot;à&quot;;[.A92]=&quot;è&quot;;[.A92]=&quot;ò&quot;);[.B92];0)" office:value-type="float" office:value="0">
            <text:p>0</text:p>
          </table:table-cell>
          <table:table-cell table:formula="of:=IF(OR([.A92]=&quot;á&quot;;[.A92]=&quot;é&quot;;[.A92]=&quot;í&quot;;[.A92]=&quot;ó&quot;;[.A92]=&quot;ú&quot;;[.A92]=&quot;ï&quot;;[.A92]=&quot;ü&quot;);[.B92];0)" office:value-type="float" office:value="0">
            <text:p>0</text:p>
          </table:table-cell>
          <table:table-cell table:formula="of:=[.B92]+IF([.A92]=&quot;a&quot;;[.D$200];IF([.A92]=&quot;e&quot;;[.E$200];IF([.A92]=&quot;i&quot;;[.F$200];IF([.A92]=&quot;o&quot;;[.G$200];IF([.A92]=&quot;u&quot;;[.H$200];IF([.A92]=&quot;`&quot;;[.J$200];IF([.A92]=&quot;´&quot;;[.K$200];0)))))))" office:value-type="float" office:value="0">
            <text:p>0</text:p>
          </table:table-cell>
          <table:table-cell table:formula="of:=[.L92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3]=&quot;à&quot;;[.B93];0)" office:value-type="float" office:value="0">
            <text:p>0</text:p>
          </table:table-cell>
          <table:table-cell table:formula="of:=IF(OR([.A93]=&quot;è&quot;;[.A93]=&quot;é&quot;);[.B93];0)" office:value-type="float" office:value="0">
            <text:p>0</text:p>
          </table:table-cell>
          <table:table-cell table:formula="of:=IF(OR([.A93]=&quot;í&quot;;[.A93]=&quot;ï&quot;);[.B93];0)" office:value-type="float" office:value="0">
            <text:p>0</text:p>
          </table:table-cell>
          <table:table-cell table:formula="of:=IF(OR([.A93]=&quot;ò&quot;;[.A93]=&quot;ó&quot;);[.B93];0)" office:value-type="float" office:value="0">
            <text:p>0</text:p>
          </table:table-cell>
          <table:table-cell table:formula="of:=IF(OR([.A93]=&quot;ú&quot;;[.A93]=&quot;ü&quot;);[.B93];0)" office:value-type="float" office:value="0">
            <text:p>0</text:p>
          </table:table-cell>
          <table:table-cell/>
          <table:table-cell table:formula="of:=IF(OR([.A93]=&quot;à&quot;;[.A93]=&quot;è&quot;;[.A93]=&quot;ò&quot;);[.B93];0)" office:value-type="float" office:value="0">
            <text:p>0</text:p>
          </table:table-cell>
          <table:table-cell table:formula="of:=IF(OR([.A93]=&quot;á&quot;;[.A93]=&quot;é&quot;;[.A93]=&quot;í&quot;;[.A93]=&quot;ó&quot;;[.A93]=&quot;ú&quot;;[.A93]=&quot;ï&quot;;[.A93]=&quot;ü&quot;);[.B93];0)" office:value-type="float" office:value="0">
            <text:p>0</text:p>
          </table:table-cell>
          <table:table-cell table:formula="of:=[.B93]+IF([.A93]=&quot;a&quot;;[.D$200];IF([.A93]=&quot;e&quot;;[.E$200];IF([.A93]=&quot;i&quot;;[.F$200];IF([.A93]=&quot;o&quot;;[.G$200];IF([.A93]=&quot;u&quot;;[.H$200];IF([.A93]=&quot;`&quot;;[.J$200];IF([.A93]=&quot;´&quot;;[.K$200];0)))))))" office:value-type="float" office:value="0">
            <text:p>0</text:p>
          </table:table-cell>
          <table:table-cell table:formula="of:=[.L93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4]=&quot;à&quot;;[.B94];0)" office:value-type="float" office:value="0">
            <text:p>0</text:p>
          </table:table-cell>
          <table:table-cell table:formula="of:=IF(OR([.A94]=&quot;è&quot;;[.A94]=&quot;é&quot;);[.B94];0)" office:value-type="float" office:value="0">
            <text:p>0</text:p>
          </table:table-cell>
          <table:table-cell table:formula="of:=IF(OR([.A94]=&quot;í&quot;;[.A94]=&quot;ï&quot;);[.B94];0)" office:value-type="float" office:value="0">
            <text:p>0</text:p>
          </table:table-cell>
          <table:table-cell table:formula="of:=IF(OR([.A94]=&quot;ò&quot;;[.A94]=&quot;ó&quot;);[.B94];0)" office:value-type="float" office:value="0">
            <text:p>0</text:p>
          </table:table-cell>
          <table:table-cell table:formula="of:=IF(OR([.A94]=&quot;ú&quot;;[.A94]=&quot;ü&quot;);[.B94];0)" office:value-type="float" office:value="0">
            <text:p>0</text:p>
          </table:table-cell>
          <table:table-cell/>
          <table:table-cell table:formula="of:=IF(OR([.A94]=&quot;à&quot;;[.A94]=&quot;è&quot;;[.A94]=&quot;ò&quot;);[.B94];0)" office:value-type="float" office:value="0">
            <text:p>0</text:p>
          </table:table-cell>
          <table:table-cell table:formula="of:=IF(OR([.A94]=&quot;á&quot;;[.A94]=&quot;é&quot;;[.A94]=&quot;í&quot;;[.A94]=&quot;ó&quot;;[.A94]=&quot;ú&quot;;[.A94]=&quot;ï&quot;;[.A94]=&quot;ü&quot;);[.B94];0)" office:value-type="float" office:value="0">
            <text:p>0</text:p>
          </table:table-cell>
          <table:table-cell table:formula="of:=[.B94]+IF([.A94]=&quot;a&quot;;[.D$200];IF([.A94]=&quot;e&quot;;[.E$200];IF([.A94]=&quot;i&quot;;[.F$200];IF([.A94]=&quot;o&quot;;[.G$200];IF([.A94]=&quot;u&quot;;[.H$200];IF([.A94]=&quot;`&quot;;[.J$200];IF([.A94]=&quot;´&quot;;[.K$200];0)))))))" office:value-type="float" office:value="0">
            <text:p>0</text:p>
          </table:table-cell>
          <table:table-cell table:formula="of:=[.L94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5]=&quot;à&quot;;[.B95];0)" office:value-type="float" office:value="0">
            <text:p>0</text:p>
          </table:table-cell>
          <table:table-cell table:formula="of:=IF(OR([.A95]=&quot;è&quot;;[.A95]=&quot;é&quot;);[.B95];0)" office:value-type="float" office:value="0">
            <text:p>0</text:p>
          </table:table-cell>
          <table:table-cell table:formula="of:=IF(OR([.A95]=&quot;í&quot;;[.A95]=&quot;ï&quot;);[.B95];0)" office:value-type="float" office:value="0">
            <text:p>0</text:p>
          </table:table-cell>
          <table:table-cell table:formula="of:=IF(OR([.A95]=&quot;ò&quot;;[.A95]=&quot;ó&quot;);[.B95];0)" office:value-type="float" office:value="0">
            <text:p>0</text:p>
          </table:table-cell>
          <table:table-cell table:formula="of:=IF(OR([.A95]=&quot;ú&quot;;[.A95]=&quot;ü&quot;);[.B95];0)" office:value-type="float" office:value="0">
            <text:p>0</text:p>
          </table:table-cell>
          <table:table-cell/>
          <table:table-cell table:formula="of:=IF(OR([.A95]=&quot;à&quot;;[.A95]=&quot;è&quot;;[.A95]=&quot;ò&quot;);[.B95];0)" office:value-type="float" office:value="0">
            <text:p>0</text:p>
          </table:table-cell>
          <table:table-cell table:formula="of:=IF(OR([.A95]=&quot;á&quot;;[.A95]=&quot;é&quot;;[.A95]=&quot;í&quot;;[.A95]=&quot;ó&quot;;[.A95]=&quot;ú&quot;;[.A95]=&quot;ï&quot;;[.A95]=&quot;ü&quot;);[.B95];0)" office:value-type="float" office:value="0">
            <text:p>0</text:p>
          </table:table-cell>
          <table:table-cell table:formula="of:=[.B95]+IF([.A95]=&quot;a&quot;;[.D$200];IF([.A95]=&quot;e&quot;;[.E$200];IF([.A95]=&quot;i&quot;;[.F$200];IF([.A95]=&quot;o&quot;;[.G$200];IF([.A95]=&quot;u&quot;;[.H$200];IF([.A95]=&quot;`&quot;;[.J$200];IF([.A95]=&quot;´&quot;;[.K$200];0)))))))" office:value-type="float" office:value="0">
            <text:p>0</text:p>
          </table:table-cell>
          <table:table-cell table:formula="of:=[.L95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6]=&quot;à&quot;;[.B96];0)" office:value-type="float" office:value="0">
            <text:p>0</text:p>
          </table:table-cell>
          <table:table-cell table:formula="of:=IF(OR([.A96]=&quot;è&quot;;[.A96]=&quot;é&quot;);[.B96];0)" office:value-type="float" office:value="0">
            <text:p>0</text:p>
          </table:table-cell>
          <table:table-cell table:formula="of:=IF(OR([.A96]=&quot;í&quot;;[.A96]=&quot;ï&quot;);[.B96];0)" office:value-type="float" office:value="0">
            <text:p>0</text:p>
          </table:table-cell>
          <table:table-cell table:formula="of:=IF(OR([.A96]=&quot;ò&quot;;[.A96]=&quot;ó&quot;);[.B96];0)" office:value-type="float" office:value="0">
            <text:p>0</text:p>
          </table:table-cell>
          <table:table-cell table:formula="of:=IF(OR([.A96]=&quot;ú&quot;;[.A96]=&quot;ü&quot;);[.B96];0)" office:value-type="float" office:value="0">
            <text:p>0</text:p>
          </table:table-cell>
          <table:table-cell/>
          <table:table-cell table:formula="of:=IF(OR([.A96]=&quot;à&quot;;[.A96]=&quot;è&quot;;[.A96]=&quot;ò&quot;);[.B96];0)" office:value-type="float" office:value="0">
            <text:p>0</text:p>
          </table:table-cell>
          <table:table-cell table:formula="of:=IF(OR([.A96]=&quot;á&quot;;[.A96]=&quot;é&quot;;[.A96]=&quot;í&quot;;[.A96]=&quot;ó&quot;;[.A96]=&quot;ú&quot;;[.A96]=&quot;ï&quot;;[.A96]=&quot;ü&quot;);[.B96];0)" office:value-type="float" office:value="0">
            <text:p>0</text:p>
          </table:table-cell>
          <table:table-cell table:formula="of:=[.B96]+IF([.A96]=&quot;a&quot;;[.D$200];IF([.A96]=&quot;e&quot;;[.E$200];IF([.A96]=&quot;i&quot;;[.F$200];IF([.A96]=&quot;o&quot;;[.G$200];IF([.A96]=&quot;u&quot;;[.H$200];IF([.A96]=&quot;`&quot;;[.J$200];IF([.A96]=&quot;´&quot;;[.K$200];0)))))))" office:value-type="float" office:value="0">
            <text:p>0</text:p>
          </table:table-cell>
          <table:table-cell table:formula="of:=[.L96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7]=&quot;à&quot;;[.B97];0)" office:value-type="float" office:value="0">
            <text:p>0</text:p>
          </table:table-cell>
          <table:table-cell table:formula="of:=IF(OR([.A97]=&quot;è&quot;;[.A97]=&quot;é&quot;);[.B97];0)" office:value-type="float" office:value="0">
            <text:p>0</text:p>
          </table:table-cell>
          <table:table-cell table:formula="of:=IF(OR([.A97]=&quot;í&quot;;[.A97]=&quot;ï&quot;);[.B97];0)" office:value-type="float" office:value="0">
            <text:p>0</text:p>
          </table:table-cell>
          <table:table-cell table:formula="of:=IF(OR([.A97]=&quot;ò&quot;;[.A97]=&quot;ó&quot;);[.B97];0)" office:value-type="float" office:value="0">
            <text:p>0</text:p>
          </table:table-cell>
          <table:table-cell table:formula="of:=IF(OR([.A97]=&quot;ú&quot;;[.A97]=&quot;ü&quot;);[.B97];0)" office:value-type="float" office:value="0">
            <text:p>0</text:p>
          </table:table-cell>
          <table:table-cell/>
          <table:table-cell table:formula="of:=IF(OR([.A97]=&quot;à&quot;;[.A97]=&quot;è&quot;;[.A97]=&quot;ò&quot;);[.B97];0)" office:value-type="float" office:value="0">
            <text:p>0</text:p>
          </table:table-cell>
          <table:table-cell table:formula="of:=IF(OR([.A97]=&quot;á&quot;;[.A97]=&quot;é&quot;;[.A97]=&quot;í&quot;;[.A97]=&quot;ó&quot;;[.A97]=&quot;ú&quot;;[.A97]=&quot;ï&quot;;[.A97]=&quot;ü&quot;);[.B97];0)" office:value-type="float" office:value="0">
            <text:p>0</text:p>
          </table:table-cell>
          <table:table-cell table:formula="of:=[.B97]+IF([.A97]=&quot;a&quot;;[.D$200];IF([.A97]=&quot;e&quot;;[.E$200];IF([.A97]=&quot;i&quot;;[.F$200];IF([.A97]=&quot;o&quot;;[.G$200];IF([.A97]=&quot;u&quot;;[.H$200];IF([.A97]=&quot;`&quot;;[.J$200];IF([.A97]=&quot;´&quot;;[.K$200];0)))))))" office:value-type="float" office:value="0">
            <text:p>0</text:p>
          </table:table-cell>
          <table:table-cell table:formula="of:=[.L97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8]=&quot;à&quot;;[.B98];0)" office:value-type="float" office:value="0">
            <text:p>0</text:p>
          </table:table-cell>
          <table:table-cell table:formula="of:=IF(OR([.A98]=&quot;è&quot;;[.A98]=&quot;é&quot;);[.B98];0)" office:value-type="float" office:value="0">
            <text:p>0</text:p>
          </table:table-cell>
          <table:table-cell table:formula="of:=IF(OR([.A98]=&quot;í&quot;;[.A98]=&quot;ï&quot;);[.B98];0)" office:value-type="float" office:value="0">
            <text:p>0</text:p>
          </table:table-cell>
          <table:table-cell table:formula="of:=IF(OR([.A98]=&quot;ò&quot;;[.A98]=&quot;ó&quot;);[.B98];0)" office:value-type="float" office:value="0">
            <text:p>0</text:p>
          </table:table-cell>
          <table:table-cell table:formula="of:=IF(OR([.A98]=&quot;ú&quot;;[.A98]=&quot;ü&quot;);[.B98];0)" office:value-type="float" office:value="0">
            <text:p>0</text:p>
          </table:table-cell>
          <table:table-cell/>
          <table:table-cell table:formula="of:=IF(OR([.A98]=&quot;à&quot;;[.A98]=&quot;è&quot;;[.A98]=&quot;ò&quot;);[.B98];0)" office:value-type="float" office:value="0">
            <text:p>0</text:p>
          </table:table-cell>
          <table:table-cell table:formula="of:=IF(OR([.A98]=&quot;á&quot;;[.A98]=&quot;é&quot;;[.A98]=&quot;í&quot;;[.A98]=&quot;ó&quot;;[.A98]=&quot;ú&quot;;[.A98]=&quot;ï&quot;;[.A98]=&quot;ü&quot;);[.B98];0)" office:value-type="float" office:value="0">
            <text:p>0</text:p>
          </table:table-cell>
          <table:table-cell table:formula="of:=[.B98]+IF([.A98]=&quot;a&quot;;[.D$200];IF([.A98]=&quot;e&quot;;[.E$200];IF([.A98]=&quot;i&quot;;[.F$200];IF([.A98]=&quot;o&quot;;[.G$200];IF([.A98]=&quot;u&quot;;[.H$200];IF([.A98]=&quot;`&quot;;[.J$200];IF([.A98]=&quot;´&quot;;[.K$200];0)))))))" office:value-type="float" office:value="0">
            <text:p>0</text:p>
          </table:table-cell>
          <table:table-cell table:formula="of:=[.L98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99]=&quot;à&quot;;[.B99];0)" office:value-type="float" office:value="0">
            <text:p>0</text:p>
          </table:table-cell>
          <table:table-cell table:formula="of:=IF(OR([.A99]=&quot;è&quot;;[.A99]=&quot;é&quot;);[.B99];0)" office:value-type="float" office:value="0">
            <text:p>0</text:p>
          </table:table-cell>
          <table:table-cell table:formula="of:=IF(OR([.A99]=&quot;í&quot;;[.A99]=&quot;ï&quot;);[.B99];0)" office:value-type="float" office:value="0">
            <text:p>0</text:p>
          </table:table-cell>
          <table:table-cell table:formula="of:=IF(OR([.A99]=&quot;ò&quot;;[.A99]=&quot;ó&quot;);[.B99];0)" office:value-type="float" office:value="0">
            <text:p>0</text:p>
          </table:table-cell>
          <table:table-cell table:formula="of:=IF(OR([.A99]=&quot;ú&quot;;[.A99]=&quot;ü&quot;);[.B99];0)" office:value-type="float" office:value="0">
            <text:p>0</text:p>
          </table:table-cell>
          <table:table-cell/>
          <table:table-cell table:formula="of:=IF(OR([.A99]=&quot;à&quot;;[.A99]=&quot;è&quot;;[.A99]=&quot;ò&quot;);[.B99];0)" office:value-type="float" office:value="0">
            <text:p>0</text:p>
          </table:table-cell>
          <table:table-cell table:formula="of:=IF(OR([.A99]=&quot;á&quot;;[.A99]=&quot;é&quot;;[.A99]=&quot;í&quot;;[.A99]=&quot;ó&quot;;[.A99]=&quot;ú&quot;;[.A99]=&quot;ï&quot;;[.A99]=&quot;ü&quot;);[.B99];0)" office:value-type="float" office:value="0">
            <text:p>0</text:p>
          </table:table-cell>
          <table:table-cell table:formula="of:=[.B99]+IF([.A99]=&quot;a&quot;;[.D$200];IF([.A99]=&quot;e&quot;;[.E$200];IF([.A99]=&quot;i&quot;;[.F$200];IF([.A99]=&quot;o&quot;;[.G$200];IF([.A99]=&quot;u&quot;;[.H$200];IF([.A99]=&quot;`&quot;;[.J$200];IF([.A99]=&quot;´&quot;;[.K$200];0)))))))" office:value-type="float" office:value="0">
            <text:p>0</text:p>
          </table:table-cell>
          <table:table-cell table:formula="of:=[.L99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0]=&quot;à&quot;;[.B100];0)" office:value-type="float" office:value="0">
            <text:p>0</text:p>
          </table:table-cell>
          <table:table-cell table:formula="of:=IF(OR([.A100]=&quot;è&quot;;[.A100]=&quot;é&quot;);[.B100];0)" office:value-type="float" office:value="0">
            <text:p>0</text:p>
          </table:table-cell>
          <table:table-cell table:formula="of:=IF(OR([.A100]=&quot;í&quot;;[.A100]=&quot;ï&quot;);[.B100];0)" office:value-type="float" office:value="0">
            <text:p>0</text:p>
          </table:table-cell>
          <table:table-cell table:formula="of:=IF(OR([.A100]=&quot;ò&quot;;[.A100]=&quot;ó&quot;);[.B100];0)" office:value-type="float" office:value="0">
            <text:p>0</text:p>
          </table:table-cell>
          <table:table-cell table:formula="of:=IF(OR([.A100]=&quot;ú&quot;;[.A100]=&quot;ü&quot;);[.B100];0)" office:value-type="float" office:value="0">
            <text:p>0</text:p>
          </table:table-cell>
          <table:table-cell/>
          <table:table-cell table:formula="of:=IF(OR([.A100]=&quot;à&quot;;[.A100]=&quot;è&quot;;[.A100]=&quot;ò&quot;);[.B100];0)" office:value-type="float" office:value="0">
            <text:p>0</text:p>
          </table:table-cell>
          <table:table-cell table:formula="of:=IF(OR([.A100]=&quot;á&quot;;[.A100]=&quot;é&quot;;[.A100]=&quot;í&quot;;[.A100]=&quot;ó&quot;;[.A100]=&quot;ú&quot;;[.A100]=&quot;ï&quot;;[.A100]=&quot;ü&quot;);[.B100];0)" office:value-type="float" office:value="0">
            <text:p>0</text:p>
          </table:table-cell>
          <table:table-cell table:formula="of:=[.B100]+IF([.A100]=&quot;a&quot;;[.D$200];IF([.A100]=&quot;e&quot;;[.E$200];IF([.A100]=&quot;i&quot;;[.F$200];IF([.A100]=&quot;o&quot;;[.G$200];IF([.A100]=&quot;u&quot;;[.H$200];IF([.A100]=&quot;`&quot;;[.J$200];IF([.A100]=&quot;´&quot;;[.K$200];0)))))))" office:value-type="float" office:value="0">
            <text:p>0</text:p>
          </table:table-cell>
          <table:table-cell table:formula="of:=[.L100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1]=&quot;à&quot;;[.B101];0)" office:value-type="float" office:value="0">
            <text:p>0</text:p>
          </table:table-cell>
          <table:table-cell table:formula="of:=IF(OR([.A101]=&quot;è&quot;;[.A101]=&quot;é&quot;);[.B101];0)" office:value-type="float" office:value="0">
            <text:p>0</text:p>
          </table:table-cell>
          <table:table-cell table:formula="of:=IF(OR([.A101]=&quot;í&quot;;[.A101]=&quot;ï&quot;);[.B101];0)" office:value-type="float" office:value="0">
            <text:p>0</text:p>
          </table:table-cell>
          <table:table-cell table:formula="of:=IF(OR([.A101]=&quot;ò&quot;;[.A101]=&quot;ó&quot;);[.B101];0)" office:value-type="float" office:value="0">
            <text:p>0</text:p>
          </table:table-cell>
          <table:table-cell table:formula="of:=IF(OR([.A101]=&quot;ú&quot;;[.A101]=&quot;ü&quot;);[.B101];0)" office:value-type="float" office:value="0">
            <text:p>0</text:p>
          </table:table-cell>
          <table:table-cell/>
          <table:table-cell table:formula="of:=IF(OR([.A101]=&quot;à&quot;;[.A101]=&quot;è&quot;;[.A101]=&quot;ò&quot;);[.B101];0)" office:value-type="float" office:value="0">
            <text:p>0</text:p>
          </table:table-cell>
          <table:table-cell table:formula="of:=IF(OR([.A101]=&quot;á&quot;;[.A101]=&quot;é&quot;;[.A101]=&quot;í&quot;;[.A101]=&quot;ó&quot;;[.A101]=&quot;ú&quot;;[.A101]=&quot;ï&quot;;[.A101]=&quot;ü&quot;);[.B101];0)" office:value-type="float" office:value="0">
            <text:p>0</text:p>
          </table:table-cell>
          <table:table-cell table:formula="of:=[.B101]+IF([.A101]=&quot;a&quot;;[.D$200];IF([.A101]=&quot;e&quot;;[.E$200];IF([.A101]=&quot;i&quot;;[.F$200];IF([.A101]=&quot;o&quot;;[.G$200];IF([.A101]=&quot;u&quot;;[.H$200];IF([.A101]=&quot;`&quot;;[.J$200];IF([.A101]=&quot;´&quot;;[.K$200];0)))))))" office:value-type="float" office:value="0">
            <text:p>0</text:p>
          </table:table-cell>
          <table:table-cell table:formula="of:=[.L101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2]=&quot;à&quot;;[.B102];0)" office:value-type="float" office:value="0">
            <text:p>0</text:p>
          </table:table-cell>
          <table:table-cell table:formula="of:=IF(OR([.A102]=&quot;è&quot;;[.A102]=&quot;é&quot;);[.B102];0)" office:value-type="float" office:value="0">
            <text:p>0</text:p>
          </table:table-cell>
          <table:table-cell table:formula="of:=IF(OR([.A102]=&quot;í&quot;;[.A102]=&quot;ï&quot;);[.B102];0)" office:value-type="float" office:value="0">
            <text:p>0</text:p>
          </table:table-cell>
          <table:table-cell table:formula="of:=IF(OR([.A102]=&quot;ò&quot;;[.A102]=&quot;ó&quot;);[.B102];0)" office:value-type="float" office:value="0">
            <text:p>0</text:p>
          </table:table-cell>
          <table:table-cell table:formula="of:=IF(OR([.A102]=&quot;ú&quot;;[.A102]=&quot;ü&quot;);[.B102];0)" office:value-type="float" office:value="0">
            <text:p>0</text:p>
          </table:table-cell>
          <table:table-cell/>
          <table:table-cell table:formula="of:=IF(OR([.A102]=&quot;à&quot;;[.A102]=&quot;è&quot;;[.A102]=&quot;ò&quot;);[.B102];0)" office:value-type="float" office:value="0">
            <text:p>0</text:p>
          </table:table-cell>
          <table:table-cell table:formula="of:=IF(OR([.A102]=&quot;á&quot;;[.A102]=&quot;é&quot;;[.A102]=&quot;í&quot;;[.A102]=&quot;ó&quot;;[.A102]=&quot;ú&quot;;[.A102]=&quot;ï&quot;;[.A102]=&quot;ü&quot;);[.B102];0)" office:value-type="float" office:value="0">
            <text:p>0</text:p>
          </table:table-cell>
          <table:table-cell table:formula="of:=[.B102]+IF([.A102]=&quot;a&quot;;[.D$200];IF([.A102]=&quot;e&quot;;[.E$200];IF([.A102]=&quot;i&quot;;[.F$200];IF([.A102]=&quot;o&quot;;[.G$200];IF([.A102]=&quot;u&quot;;[.H$200];IF([.A102]=&quot;`&quot;;[.J$200];IF([.A102]=&quot;´&quot;;[.K$200];0)))))))" office:value-type="float" office:value="0">
            <text:p>0</text:p>
          </table:table-cell>
          <table:table-cell table:formula="of:=[.L102]/[.L$200]" office:value-type="percentage" office:value="0">
            <text:p>0,000%</text:p>
          </table:table-cell>
        </table:table-row>
        <table:table-row table:style-name="ro1">
          <table:table-cell table:number-columns-repeated="2"/>
          <table:table-cell/>
          <table:table-cell table:formula="of:=IF([.A103]=&quot;à&quot;;[.B103];0)" office:value-type="float" office:value="0">
            <text:p>0</text:p>
          </table:table-cell>
          <table:table-cell table:formula="of:=IF(OR([.A103]=&quot;è&quot;;[.A103]=&quot;é&quot;);[.B103];0)" office:value-type="float" office:value="0">
            <text:p>0</text:p>
          </table:table-cell>
          <table:table-cell table:formula="of:=IF(OR([.A103]=&quot;í&quot;;[.A103]=&quot;ï&quot;);[.B103];0)" office:value-type="float" office:value="0">
            <text:p>0</text:p>
          </table:table-cell>
          <table:table-cell table:formula="of:=IF(OR([.A103]=&quot;ò&quot;;[.A103]=&quot;ó&quot;);[.B103];0)" office:value-type="float" office:value="0">
            <text:p>0</text:p>
          </table:table-cell>
          <table:table-cell table:formula="of:=IF(OR([.A103]=&quot;ú&quot;;[.A103]=&quot;ü&quot;);[.B103];0)" office:value-type="float" office:value="0">
            <text:p>0</text:p>
          </table:table-cell>
          <table:table-cell/>
          <table:table-cell table:formula="of:=IF(OR([.A103]=&quot;à&quot;;[.A103]=&quot;è&quot;;[.A103]=&quot;ò&quot;);[.B103];0)" office:value-type="float" office:value="0">
            <text:p>0</text:p>
          </table:table-cell>
          <table:table-cell table:formula="of:=IF(OR([.A103]=&quot;á&quot;;[.A103]=&quot;é&quot;;[.A103]=&quot;í&quot;;[.A103]=&quot;ó&quot;;[.A103]=&quot;ú&quot;;[.A103]=&quot;ï&quot;;[.A103]=&quot;ü&quot;);[.B103];0)" office:value-type="float" office:value="0">
            <text:p>0</text:p>
          </table:table-cell>
          <table:table-cell table:formula="of:=[.B103]+IF([.A103]=&quot;a&quot;;[.D$200];IF([.A103]=&quot;e&quot;;[.E$200];IF([.A103]=&quot;i&quot;;[.F$200];IF([.A103]=&quot;o&quot;;[.G$200];IF([.A103]=&quot;u&quot;;[.H$200];IF([.A103]=&quot;`&quot;;[.J$200];IF([.A103]=&quot;´&quot;;[.K$200];0)))))))" office:value-type="float" office:value="0">
            <text:p>0</text:p>
          </table:table-cell>
          <table:table-cell table:formula="of:=[.L103]/[.L$200]" office:value-type="percentage" office:value="0">
            <text:p>0,000%</text:p>
          </table:table-cell>
        </table:table-row>
        <table:table-row table:style-name="ro1" table:number-rows-repeated="96">
          <table:table-cell table:number-columns-repeated="4"/>
          <table:table-cell table:style-name="Default" table:number-columns-repeated="4"/>
          <table:table-cell table:number-columns-repeated="4"/>
          <table:table-cell table:style-name="Default"/>
        </table:table-row>
        <table:table-row table:style-name="ro1">
          <table:table-cell table:number-columns-repeated="3"/>
          <table:table-cell table:formula="of:=SUM([.D1:.D76])" office:value-type="float" office:value="0">
            <text:p>0</text:p>
          </table:table-cell>
          <table:table-cell table:style-name="Default" table:formula="of:=SUM([.E1:.E76])" office:value-type="float" office:value="1229">
            <text:p>1229</text:p>
          </table:table-cell>
          <table:table-cell table:style-name="Default" table:formula="of:=SUM([.F1:.F76])" office:value-type="float" office:value="1860">
            <text:p>1860</text:p>
          </table:table-cell>
          <table:table-cell table:style-name="Default" table:formula="of:=SUM([.G1:.G76])" office:value-type="float" office:value="1559">
            <text:p>1559</text:p>
          </table:table-cell>
          <table:table-cell table:style-name="Default" table:formula="of:=SUM([.H1:.H76])" office:value-type="float" office:value="419">
            <text:p>419</text:p>
          </table:table-cell>
          <table:table-cell/>
          <table:table-cell table:formula="of:=SUM([.J1:.J76])" office:value-type="float" office:value="0">
            <text:p>0</text:p>
          </table:table-cell>
          <table:table-cell table:formula="of:=SUM([.K1:.K76])" office:value-type="float" office:value="7473">
            <text:p>7473</text:p>
          </table:table-cell>
          <table:table-cell table:formula="of:=SUM([.L1:.L76])" office:value-type="float" office:value="378034">
            <text:p>378034</text:p>
          </table:table-cell>
          <table:table-cell table:style-name="Default"/>
        </table:table-row>
      </table:table>
      <table:table table:name="calculs" table:style-name="ta1">
        <table:shapes>
          <draw:frame draw:z-index="0" draw:style-name="gr1" svg:width="24.88cm" svg:height="8.134cm" svg:x="0cm" svg:y="16.932cm">
            <draw:object draw:notify-on-update-of-ranges="calculs.A3:calculs.A30 calculs.B2:calculs.B2 calculs.B3:calculs.B30 calculs.C2:calculs.C2 calculs.C3:calculs.C30 calculs.D2:calculs.D2 calculs.D3:calculs.D30 calculs.E2:calculs.E2 calculs.E3:calculs.E30 calculs.F2:calculs.F2 calculs.F3:calculs.F30 calculs.G2:calculs.G2 calculs.G3:calculs.G3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216cm" svg:height="8.997cm" svg:x="9.255cm" svg:y="1.01cm">
            <draw:object draw:notify-on-update-of-ranges="calculs.A3:calculs.A30 calculs.G3:calculs.G3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Gràfics 1" draw:style-name="gr2" draw:text-style-name="P1" svg:width="15.018cm" svg:height="7.545cm" svg:x="4.587cm" svg:y="25.458cm">
            <draw:image xlink:href="Pictures/2000044300003AAB00001D7A025116A7.svm" xlink:type="simple" xlink:show="embed" xlink:actuate="onLoad">
              <text:p/>
            </draw:image>
          </draw:frame>
        </table:shapes>
        <table:table-column table:style-name="co11" table:default-cell-style-name="Default"/>
        <table:table-column table:style-name="co12" table:default-cell-style-name="Default"/>
        <table:table-column table:style-name="co13" table:number-columns-repeated="5" table:default-cell-style-name="Default"/>
        <table:table-row table:style-name="ro2">
          <table:table-cell/>
          <table:table-cell table:style-name="ce3" office:value-type="percentage" office:value="0.35">
            <text:p>35,00%</text:p>
          </table:table-cell>
          <table:table-cell table:style-name="ce3" office:value-type="percentage" office:value="0.25">
            <text:p>25,00%</text:p>
          </table:table-cell>
          <table:table-cell table:style-name="ce3" office:value-type="percentage" office:value="0.03">
            <text:p>3,00%</text:p>
          </table:table-cell>
          <table:table-cell table:style-name="ce3" office:value-type="percentage" office:value="0.07">
            <text:p>7,00%</text:p>
          </table:table-cell>
          <table:table-cell table:style-name="ce3" office:value-type="percentage" office:value="0.3">
            <text:p>30,00%</text:p>
          </table:table-cell>
          <table:table-cell/>
        </table:table-row>
        <table:table-row table:style-name="ro4">
          <table:table-cell/>
          <table:table-cell table:style-name="ce4" office:value-type="string">
            <text:p>ca1</text:p>
          </table:table-cell>
          <table:table-cell table:style-name="ce4" office:value-type="string">
            <text:p>ca2</text:p>
          </table:table-cell>
          <table:table-cell table:style-name="ce4" office:value-type="string">
            <text:p>en1</text:p>
          </table:table-cell>
          <table:table-cell table:style-name="ce4" office:value-type="string">
            <text:p>en2</text:p>
          </table:table-cell>
          <table:table-cell table:style-name="ce4" office:value-type="string">
            <text:p>es</text:p>
          </table:table-cell>
          <table:table-cell office:value-type="string">
            <office:annotation draw:style-name="gr3" draw:text-style-name="P2" svg:width="2.899cm" svg:height="1.386cm" svg:x="9.758cm" svg:y="0cm" draw:caption-point-x="-0.61cm" draw:caption-point-y="0.452cm">
              <dc:creator>M</dc:creator>
              <dc:date>2013-05-14T00:00:00</dc:date>
              <text:p text:style-name="P2"><text:span text:style-name="T1">mitja proporcional a l'ús particular</text:span></text:p>
            </office:annotation>
            <text:p>avg</text:p>
          </table:table-cell>
        </table:table-row>
        <table:table-row table:style-name="ro2">
          <table:table-cell office:value-type="string">
            <text:p>e</text:p>
          </table:table-cell>
          <table:table-cell table:style-name="ce4" office:value-type="float" office:value="0.109805996519206">
            <text:p>0,1098</text:p>
          </table:table-cell>
          <table:table-cell table:style-name="ce4" office:value-type="float" office:value="0.0753987696662856">
            <text:p>0,0754</text:p>
          </table:table-cell>
          <table:table-cell table:style-name="ce4" office:value-type="float" office:value="0.114575016047469">
            <text:p>0,1146</text:p>
          </table:table-cell>
          <table:table-cell table:style-name="ce4" office:value-type="float" office:value="0.117241787511098">
            <text:p>0,1172</text:p>
          </table:table-cell>
          <table:table-cell table:style-name="ce4" office:value-type="float" office:value="0.123264455784608">
            <text:p>0,1233</text:p>
          </table:table-cell>
          <table:table-cell table:style-name="ce4" table:formula="of:=SUMPRODUCT([.B$1:.F$1];[.B3:.F3])" office:value-type="float" office:value="0.105905303540877">
            <text:p>0,1059</text:p>
          </table:table-cell>
        </table:table-row>
        <table:table-row table:style-name="ro2">
          <table:table-cell office:value-type="string">
            <text:p>a</text:p>
          </table:table-cell>
          <table:table-cell table:style-name="ce4" office:value-type="float" office:value="0.0880002322288827">
            <text:p>0,0880</text:p>
          </table:table-cell>
          <table:table-cell table:style-name="ce4" office:value-type="float" office:value="0.0627143557079863">
            <text:p>0,0627</text:p>
          </table:table-cell>
          <table:table-cell table:style-name="ce4" office:value-type="float" office:value="0.0762411347517731">
            <text:p>0,0762</text:p>
          </table:table-cell>
          <table:table-cell table:style-name="ce4" office:value-type="float" office:value="0.0775561474466476">
            <text:p>0,0776</text:p>
          </table:table-cell>
          <table:table-cell table:style-name="ce4" office:value-type="float" office:value="0.112105699196624">
            <text:p>0,1121</text:p>
          </table:table-cell>
          <table:table-cell table:style-name="ce4" table:formula="of:=SUMPRODUCT([.B$1:.F$1];[.B4:.F4])" office:value-type="float" office:value="0.0878265443299113">
            <text:p>0,0878</text:p>
          </table:table-cell>
        </table:table-row>
        <table:table-row table:style-name="ro2">
          <table:table-cell office:value-type="string">
            <text:p>s</text:p>
          </table:table-cell>
          <table:table-cell table:style-name="ce4" office:value-type="float" office:value="0.0627308269327447">
            <text:p>0,0627</text:p>
          </table:table-cell>
          <table:table-cell table:style-name="ce4" office:value-type="float" office:value="0.0467091295116773">
            <text:p>0,0467</text:p>
          </table:table-cell>
          <table:table-cell table:style-name="ce4" office:value-type="float" office:value="0.062850304510513">
            <text:p>0,0629</text:p>
          </table:table-cell>
          <table:table-cell table:style-name="ce4" office:value-type="float" office:value="0.0654644700930584">
            <text:p>0,0655</text:p>
          </table:table-cell>
          <table:table-cell table:style-name="ce4" office:value-type="float" office:value="0.0700532435955214">
            <text:p>0,0701</text:p>
          </table:table-cell>
          <table:table-cell table:style-name="ce4" table:formula="of:=SUMPRODUCT([.B$1:.F$1];[.B5:.F5])" office:value-type="float" office:value="0.0611170669248659">
            <text:p>0,0611</text:p>
          </table:table-cell>
        </table:table-row>
        <table:table-row table:style-name="ro2">
          <table:table-cell office:value-type="string">
            <text:p>i</text:p>
          </table:table-cell>
          <table:table-cell table:style-name="ce4" office:value-type="float" office:value="0.0628047179408687">
            <text:p>0,0628</text:p>
          </table:table-cell>
          <table:table-cell table:style-name="ce4" office:value-type="float" office:value="0.0516631280962491">
            <text:p>0,0517</text:p>
          </table:table-cell>
          <table:table-cell table:style-name="ce4" office:value-type="float" office:value="0.0640274450863432">
            <text:p>0,0640</text:p>
          </table:table-cell>
          <table:table-cell table:style-name="ce4" office:value-type="float" office:value="0.0662931176219131">
            <text:p>0,0663</text:p>
          </table:table-cell>
          <table:table-cell table:style-name="ce4" office:value-type="float" office:value="0.0603166550176624">
            <text:p>0,0603</text:p>
          </table:table-cell>
          <table:table-cell table:style-name="ce4" table:formula="of:=SUMPRODUCT([.B$1:.F$1];[.B6:.F6])" office:value-type="float" office:value="0.0595537713947893">
            <text:p>0,0596</text:p>
          </table:table-cell>
        </table:table-row>
        <table:table-row table:style-name="ro2">
          <table:table-cell office:value-type="string">
            <text:p>o</text:p>
          </table:table-cell>
          <table:table-cell table:style-name="ce4" office:value-type="float" office:value="0.0485595871603818">
            <text:p>0,0486</text:p>
          </table:table-cell>
          <table:table-cell table:style-name="ce4" office:value-type="float" office:value="0.0292340356034624">
            <text:p>0,0292</text:p>
          </table:table-cell>
          <table:table-cell table:style-name="ce4" office:value-type="float" office:value="0.0678357835078985">
            <text:p>0,0678</text:p>
          </table:table-cell>
          <table:table-cell table:style-name="ce4" office:value-type="float" office:value="0.0773062378744533">
            <text:p>0,0773</text:p>
          </table:table-cell>
          <table:table-cell table:style-name="ce4" office:value-type="float" office:value="0.0813955057331991">
            <text:p>0,0814</text:p>
          </table:table-cell>
          <table:table-cell table:style-name="ce4" table:formula="of:=SUMPRODUCT([.B$1:.F$1];[.B7:.F7])" office:value-type="float" office:value="0.0561695262834077">
            <text:p>0,0562</text:p>
          </table:table-cell>
        </table:table-row>
        <table:table-row table:style-name="ro2">
          <table:table-cell office:value-type="string">
            <text:p>r</text:p>
          </table:table-cell>
          <table:table-cell table:style-name="ce4" office:value-type="float" office:value="0.0607621593591538">
            <text:p>0,0608</text:p>
          </table:table-cell>
          <table:table-cell table:style-name="ce4" office:value-type="float" office:value="0.037127769611846">
            <text:p>0,0371</text:p>
          </table:table-cell>
          <table:table-cell table:style-name="ce4" office:value-type="float" office:value="0.0510133389695176">
            <text:p>0,0510</text:p>
          </table:table-cell>
          <table:table-cell table:style-name="ce4" office:value-type="float" office:value="0.054755187267765">
            <text:p>0,0548</text:p>
          </table:table-cell>
          <table:table-cell table:style-name="ce4" office:value-type="float" office:value="0.0659108756722915">
            <text:p>0,0659</text:p>
          </table:table-cell>
          <table:table-cell table:style-name="ce4" table:formula="of:=SUMPRODUCT([.B$1:.F$1];[.B8:.F8])" office:value-type="float" office:value="0.0556852241581819">
            <text:p>0,0557</text:p>
          </table:table-cell>
        </table:table-row>
        <table:table-row table:style-name="ro4">
          <table:table-cell office:value-type="string">
            <text:p>n</text:p>
          </table:table-cell>
          <table:table-cell table:style-name="ce4" office:value-type="float" office:value="0.0561452908336885">
            <text:p>0,0561</text:p>
          </table:table-cell>
          <table:table-cell table:style-name="ce4" office:value-type="float" office:value="0.0366922532527628">
            <text:p>0,0367</text:p>
          </table:table-cell>
          <table:table-cell table:style-name="ce4" office:value-type="float" office:value="0.064206511358477">
            <text:p>0,0642</text:p>
          </table:table-cell>
          <table:table-cell table:style-name="ce4" office:value-type="float" office:value="0.0666495675906744">
            <text:p>0,0666</text:p>
          </table:table-cell>
          <table:table-cell table:style-name="ce4" office:value-type="float" office:value="0.0650473201443217">
            <text:p>0,0650</text:p>
          </table:table-cell>
          <table:table-cell table:style-name="ce4" table:formula="of:=SUMPRODUCT([.B$1:.F$1];[.B9:.F9])" office:value-type="float" office:value="0.0549297762203797">
            <text:p>0,0549</text:p>
          </table:table-cell>
        </table:table-row>
        <table:table-row table:style-name="ro2">
          <table:table-cell office:value-type="string">
            <text:p>t</text:p>
          </table:table-cell>
          <table:table-cell table:style-name="ce4" office:value-type="float" office:value="0.0574423419227232">
            <text:p>0,0574</text:p>
          </table:table-cell>
          <table:table-cell table:style-name="ce4" office:value-type="float" office:value="0.0461102945179378">
            <text:p>0,0461</text:p>
          </table:table-cell>
          <table:table-cell table:style-name="ce4" office:value-type="float" office:value="0.0861044572824198">
            <text:p>0,0861</text:p>
          </table:table-cell>
          <table:table-cell table:style-name="ce4" office:value-type="float" office:value="0.0959534379007596">
            <text:p>0,0960</text:p>
          </table:table-cell>
          <table:table-cell table:style-name="ce4" office:value-type="float" office:value="0.0428728333526734">
            <text:p>0,0429</text:p>
          </table:table-cell>
          <table:table-cell table:style-name="ce4" table:formula="of:=SUMPRODUCT([.B$1:.F$1];[.B10:.F10])" office:value-type="float" office:value="0.0537941176797654">
            <text:p>0,0538</text:p>
          </table:table-cell>
        </table:table-row>
        <table:table-row table:style-name="ro2">
          <table:table-cell office:value-type="string">
            <text:p>l</text:p>
          </table:table-cell>
          <table:table-cell table:style-name="ce4" office:value-type="float" office:value="0.0443636334847659">
            <text:p>0,0444</text:p>
          </table:table-cell>
          <table:table-cell table:style-name="ce4" office:value-type="float" office:value="0.0365289346181066">
            <text:p>0,0365</text:p>
          </table:table-cell>
          <table:table-cell table:style-name="ce4" office:value-type="float" office:value="0.0418731310569411">
            <text:p>0,0419</text:p>
          </table:table-cell>
          <table:table-cell table:style-name="ce4" office:value-type="float" office:value="0.0354595376672914">
            <text:p>0,0355</text:p>
          </table:table-cell>
          <table:table-cell table:style-name="ce4" office:value-type="float" office:value="0.045938455476966">
            <text:p>0,0459</text:p>
          </table:table-cell>
          <table:table-cell table:style-name="ce4" table:formula="of:=SUMPRODUCT([.B$1:.F$1];[.B11:.F11])" office:value-type="float" office:value="0.0421794035857032">
            <text:p>0,0422</text:p>
          </table:table-cell>
        </table:table-row>
        <table:table-row table:style-name="ro4">
          <table:table-cell office:value-type="string">
            <text:p>c</text:p>
          </table:table-cell>
          <table:table-cell table:style-name="ce4" office:value-type="float" office:value="0.0376184400288703">
            <text:p>0,0376</text:p>
          </table:table-cell>
          <table:table-cell table:style-name="ce4" office:value-type="float" office:value="0.0321737710272742">
            <text:p>0,0322</text:p>
          </table:table-cell>
          <table:table-cell table:style-name="ce4" office:value-type="float" office:value="0.0220231944640145">
            <text:p>0,0220</text:p>
          </table:table-cell>
          <table:table-cell table:style-name="ce4" office:value-type="float" office:value="0.0266166847522278">
            <text:p>0,0266</text:p>
          </table:table-cell>
          <table:table-cell table:style-name="ce4" office:value-type="float" office:value="0.0390677918075566">
            <text:p>0,0391</text:p>
          </table:table-cell>
          <table:table-cell table:style-name="ce4" table:formula="of:=SUMPRODUCT([.B$1:.F$1];[.B12:.F12])" office:value-type="float" office:value="0.0354540980757665">
            <text:p>0,0355</text:p>
          </table:table-cell>
        </table:table-row>
        <table:table-row table:style-name="ro2">
          <table:table-cell office:value-type="string">
            <text:p>u</text:p>
          </table:table-cell>
          <table:table-cell table:style-name="ce4" office:value-type="float" office:value="0.0340941028378106">
            <text:p>0,0341</text:p>
          </table:table-cell>
          <table:table-cell table:style-name="ce4" office:value-type="float" office:value="0.0267298165387337">
            <text:p>0,0267</text:p>
          </table:table-cell>
          <table:table-cell table:style-name="ce4" office:value-type="float" office:value="0.0261231271429242">
            <text:p>0,0261</text:p>
          </table:table-cell>
          <table:table-cell table:style-name="ce4" office:value-type="float" office:value="0.0272033145901154">
            <text:p>0,0272</text:p>
          </table:table-cell>
          <table:table-cell table:style-name="ce4" office:value-type="float" office:value="0.0446647110732106">
            <text:p>0,0447</text:p>
          </table:table-cell>
          <table:table-cell table:style-name="ce4" table:formula="of:=SUMPRODUCT([.B$1:.F$1];[.B13:.F13])" office:value-type="float" office:value="0.0347027292854761">
            <text:p>0,0347</text:p>
          </table:table-cell>
        </table:table-row>
        <table:table-row table:style-name="ro4">
          <table:table-cell office:value-type="string">
            <text:p>d</text:p>
          </table:table-cell>
          <table:table-cell table:style-name="ce4" office:value-type="float" office:value="0.0321254352642197">
            <text:p>0,0321</text:p>
          </table:table-cell>
          <table:table-cell table:style-name="ce4" office:value-type="float" office:value="0.0259676629103381">
            <text:p>0,0260</text:p>
          </table:table-cell>
          <table:table-cell table:style-name="ce4" office:value-type="float" office:value="0.0373974527578163">
            <text:p>0,0374</text:p>
          </table:table-cell>
          <table:table-cell table:style-name="ce4" office:value-type="float" office:value="0.0318174344809444">
            <text:p>0,0318</text:p>
          </table:table-cell>
          <table:table-cell table:style-name="ce4" office:value-type="float" office:value="0.0410728597990614">
            <text:p>0,0411</text:p>
          </table:table-cell>
          <table:table-cell table:style-name="ce4" table:formula="of:=SUMPRODUCT([.B$1:.F$1];[.B14:.F14])" office:value-type="float" office:value="0.0334068200061804">
            <text:p>0,0334</text:p>
          </table:table-cell>
        </table:table-row>
        <table:table-row table:style-name="ro2">
          <table:table-cell office:value-type="string">
            <text:p>m</text:p>
          </table:table-cell>
          <table:table-cell table:style-name="ce4" office:value-type="float" office:value="0.0281485156484002">
            <text:p>0,0281</text:p>
          </table:table-cell>
          <table:table-cell table:style-name="ce4" office:value-type="float" office:value="0.0174750939082149">
            <text:p>0,0175</text:p>
          </table:table-cell>
          <table:table-cell table:style-name="ce4" office:value-type="float" office:value="0.0227766427128834">
            <text:p>0,0228</text:p>
          </table:table-cell>
          <table:table-cell table:style-name="ce4" office:value-type="float" office:value="0.022807536746572">
            <text:p>0,0228</text:p>
          </table:table-cell>
          <table:table-cell table:style-name="ce4" office:value-type="float" office:value="0.030521290691681">
            <text:p>0,0305</text:p>
          </table:table-cell>
          <table:table-cell table:style-name="ce4" table:formula="of:=SUMPRODUCT([.B$1:.F$1];[.B15:.F15])" office:value-type="float" office:value="0.0256569680151446">
            <text:p>0,0257</text:p>
          </table:table-cell>
        </table:table-row>
        <table:table-row table:style-name="ro4">
          <table:table-cell office:value-type="string">
            <text:p>p</text:p>
          </table:table-cell>
          <table:table-cell table:style-name="ce4" office:value-type="float" office:value="0.026000398483651">
            <text:p>0,0260</text:p>
          </table:table-cell>
          <table:table-cell table:style-name="ce4" office:value-type="float" office:value="0.0161685448309652">
            <text:p>0,0162</text:p>
          </table:table-cell>
          <table:table-cell table:style-name="ce4" office:value-type="float" office:value="0.0168840903041974">
            <text:p>0,0169</text:p>
          </table:table-cell>
          <table:table-cell table:style-name="ce4" office:value-type="float" office:value="0.0175028772483641">
            <text:p>0,0175</text:p>
          </table:table-cell>
          <table:table-cell table:style-name="ce4" office:value-type="float" office:value="0.0278415699439498">
            <text:p>0,0278</text:p>
          </table:table-cell>
          <table:table-cell table:style-name="ce4" table:formula="of:=SUMPRODUCT([.B$1:.F$1];[.B16:.F16])" office:value-type="float" office:value="0.0232264707767155">
            <text:p>0,0232</text:p>
          </table:table-cell>
        </table:table-row>
        <table:table-row table:style-name="ro2">
          <table:table-cell office:value-type="string">
            <text:p>g</text:p>
          </table:table-cell>
          <table:table-cell table:style-name="ce4" office:value-type="float" office:value="0.0137753950859841">
            <text:p>0,0138</text:p>
          </table:table-cell>
          <table:table-cell table:style-name="ce4" office:value-type="float" office:value="0.0104523926179977">
            <text:p>0,0105</text:p>
          </table:table-cell>
          <table:table-cell table:style-name="ce4" office:value-type="float" office:value="0.0203724578460382">
            <text:p>0,0204</text:p>
          </table:table-cell>
          <table:table-cell table:style-name="ce4" office:value-type="float" office:value="0.0194626944197823">
            <text:p>0,0195</text:p>
          </table:table-cell>
          <table:table-cell table:style-name="ce4" office:value-type="float" office:value="0.00958546636046427">
            <text:p>0,0096</text:p>
          </table:table-cell>
          <table:table-cell table:style-name="ce4" table:formula="of:=SUMPRODUCT([.B$1:.F$1];[.B17:.F17])" office:value-type="float" office:value="0.012283688687499">
            <text:p>0,0123</text:p>
          </table:table-cell>
        </table:table-row>
        <table:table-row table:style-name="ro4">
          <table:table-cell office:value-type="string">
            <text:p>b</text:p>
          </table:table-cell>
          <table:table-cell table:style-name="ce4" office:value-type="float" office:value="0.00984069890337827">
            <text:p>0,0098</text:p>
          </table:table-cell>
          <table:table-cell table:style-name="ce4" office:value-type="float" office:value="0.00696826174533181">
            <text:p>0,0070</text:p>
          </table:table-cell>
          <table:table-cell table:style-name="ce4" office:value-type="float" office:value="0.0165142157092981">
            <text:p>0,0165</text:p>
          </table:table-cell>
          <table:table-cell table:style-name="ce4" office:value-type="float" office:value="0.0141251520831278">
            <text:p>0,0141</text:p>
          </table:table-cell>
          <table:table-cell table:style-name="ce4" office:value-type="float" office:value="0.012448692657889">
            <text:p>0,0124</text:p>
          </table:table-cell>
          <table:table-cell table:style-name="ce4" table:formula="of:=SUMPRODUCT([.B$1:.F$1];[.B18:.F18])" office:value-type="float" office:value="0.0104051049669799">
            <text:p>0,0104</text:p>
          </table:table-cell>
        </table:table-row>
        <table:table-row table:style-name="ro2">
          <table:table-cell office:value-type="string">
            <text:p>h</text:p>
          </table:table-cell>
          <table:table-cell table:style-name="ce4" office:value-type="float" office:value="0.00660532833337512">
            <text:p>0,0066</text:p>
          </table:table-cell>
          <table:table-cell table:style-name="ce4" office:value-type="float" office:value="0.00136098862213512">
            <text:p>0,0014</text:p>
          </table:table-cell>
          <table:table-cell table:style-name="ce4" office:value-type="float" office:value="0.0615440013777339">
            <text:p>0,0615</text:p>
          </table:table-cell>
          <table:table-cell table:style-name="ce4" office:value-type="float" office:value="0.0478537371345895">
            <text:p>0,0479</text:p>
          </table:table-cell>
          <table:table-cell table:style-name="ce4" office:value-type="float" office:value="0.00702178588680406">
            <text:p>0,0070</text:p>
          </table:table-cell>
          <table:table-cell table:style-name="ce4" table:formula="of:=SUMPRODUCT([.B$1:.F$1];[.B19:.F19])" office:value-type="float" office:value="0.00995472947900957">
            <text:p>0,0100</text:p>
          </table:table-cell>
        </table:table-row>
        <table:table-row table:style-name="ro4">
          <table:table-cell office:value-type="string">
            <text:p>f</text:p>
          </table:table-cell>
          <table:table-cell table:style-name="ce4" office:value-type="float" office:value="0.0108131573495823">
            <text:p>0,0108</text:p>
          </table:table-cell>
          <table:table-cell table:style-name="ce4" office:value-type="float" office:value="0.00658718493113398">
            <text:p>0,0066</text:p>
          </table:table-cell>
          <table:table-cell table:style-name="ce4" office:value-type="float" office:value="0.0203851784008893">
            <text:p>0,0204</text:p>
          </table:table-cell>
          <table:table-cell table:style-name="ce4" office:value-type="float" office:value="0.0200519548847457">
            <text:p>0,0201</text:p>
          </table:table-cell>
          <table:table-cell table:style-name="ce4" office:value-type="float" office:value="0.0065495289574456">
            <text:p>0,0065</text:p>
          </table:table-cell>
          <table:table-cell table:style-name="ce4" table:formula="of:=SUMPRODUCT([.B$1:.F$1];[.B20:.F20])" office:value-type="float" office:value="0.00941145218632986">
            <text:p>0,0094</text:p>
          </table:table-cell>
        </table:table-row>
        <table:table-row table:style-name="ro4">
          <table:table-cell office:value-type="string">
            <text:p>v</text:p>
          </table:table-cell>
          <table:table-cell table:style-name="ce4" office:value-type="float" office:value="0.00897775748707237">
            <text:p>0,0090</text:p>
          </table:table-cell>
          <table:table-cell table:style-name="ce4" office:value-type="float" office:value="0.00495399858457183">
            <text:p>0,0050</text:p>
          </table:table-cell>
          <table:table-cell table:style-name="ce4" office:value-type="float" office:value="0.00841317927762904">
            <text:p>0,0084</text:p>
          </table:table-cell>
          <table:table-cell table:style-name="ce4" office:value-type="float" office:value="0.00932425766992207">
            <text:p>0,0093</text:p>
          </table:table-cell>
          <table:table-cell table:style-name="ce4" office:value-type="float" office:value="0.0101170927323707">
            <text:p>0,0101</text:p>
          </table:table-cell>
          <table:table-cell table:style-name="ce4" table:formula="of:=SUMPRODUCT([.B$1:.F$1];[.B21:.F21])" office:value-type="float" office:value="0.00832093600155292">
            <text:p>0,0083</text:p>
          </table:table-cell>
        </table:table-row>
        <table:table-row table:style-name="ro2">
          <table:table-cell office:value-type="string">
            <text:p>q</text:p>
          </table:table-cell>
          <table:table-cell table:style-name="ce4" office:value-type="float" office:value="0.00912026157416876">
            <text:p>0,0091</text:p>
          </table:table-cell>
          <table:table-cell table:style-name="ce4" office:value-type="float" office:value="0.00544395448854048">
            <text:p>0,0054</text:p>
          </table:table-cell>
          <table:table-cell table:style-name="ce4" office:value-type="float" office:value="0.00152255256524666">
            <text:p>0,0015</text:p>
          </table:table-cell>
          <table:table-cell table:style-name="ce4" office:value-type="float" office:value="0.00171648416691329">
            <text:p>0,0017</text:p>
          </table:table-cell>
          <table:table-cell table:style-name="ce4" office:value-type="float" office:value="0.0108079371547465">
            <text:p>0,0108</text:p>
          </table:table-cell>
          <table:table-cell table:style-name="ce4" table:formula="of:=SUMPRODUCT([.B$1:.F$1];[.B22:.F22])" office:value-type="float" office:value="0.00796129178815947">
            <text:p>0,0080</text:p>
          </table:table-cell>
        </table:table-row>
        <table:table-row table:style-name="ro4">
          <table:table-cell office:value-type="string">
            <text:p>y</text:p>
          </table:table-cell>
          <table:table-cell table:style-name="ce4" office:value-type="float" office:value="0.00226950953523875">
            <text:p>0,0023</text:p>
          </table:table-cell>
          <table:table-cell table:style-name="ce4" office:value-type="float" office:value="0.000762153628395667">
            <text:p>0,0008</text:p>
          </table:table-cell>
          <table:table-cell table:style-name="ce4" office:value-type="float" office:value="0.0165093231882016">
            <text:p>0,0165</text:p>
          </table:table-cell>
          <table:table-cell table:style-name="ce4" office:value-type="float" office:value="0.0147814935385222">
            <text:p>0,0148</text:p>
          </table:table-cell>
          <table:table-cell table:style-name="ce4" office:value-type="float" office:value="0.00823076362596172">
            <text:p>0,0082</text:p>
          </table:table-cell>
          <table:table-cell table:style-name="ce4" table:formula="of:=SUMPRODUCT([.B$1:.F$1];[.B23:.F23])" office:value-type="float" office:value="0.0049840800755636">
            <text:p>0,0050</text:p>
          </table:table-cell>
        </table:table-row>
        <table:table-row table:style-name="ro4">
          <table:table-cell office:value-type="string">
            <text:p>x</text:p>
          </table:table-cell>
          <table:table-cell table:style-name="ce4" office:value-type="float" office:value="0.00779022342793582">
            <text:p>0,0078</text:p>
          </table:table-cell>
          <table:table-cell table:style-name="ce4" office:value-type="float" office:value="0.00489955903968643">
            <text:p>0,0049</text:p>
          </table:table-cell>
          <table:table-cell table:style-name="ce4" office:value-type="float" office:value="0.0010078593458895">
            <text:p>0,0010</text:p>
          </table:table-cell>
          <table:table-cell table:style-name="ce4" office:value-type="float" office:value="0.00324487849791194">
            <text:p>0,0032</text:p>
          </table:table-cell>
          <table:table-cell table:style-name="ce4" office:value-type="float" office:value="0.00235588742474249">
            <text:p>0,0024</text:p>
          </table:table-cell>
          <table:table-cell table:style-name="ce4" table:formula="of:=SUMPRODUCT([.B$1:.F$1];[.B24:.F24])" office:value-type="float" office:value="0.00491561146235241">
            <text:p>0,0049</text:p>
          </table:table-cell>
        </table:table-row>
        <table:table-row table:style-name="ro4">
          <table:table-cell office:value-type="string">
            <text:p>w</text:p>
          </table:table-cell>
          <table:table-cell table:style-name="ce4" office:value-type="float" office:value="0.00155303065289303">
            <text:p>0,0016</text:p>
          </table:table-cell>
          <table:table-cell table:style-name="ce4" office:value-type="float" office:value="0.000381076814197833">
            <text:p>0,0004</text:p>
          </table:table-cell>
          <table:table-cell table:style-name="ce4" office:value-type="float" office:value="0.0217443207615111">
            <text:p>0,0217</text:p>
          </table:table-cell>
          <table:table-cell table:style-name="ce4" office:value-type="float" office:value="0.0237650850021374">
            <text:p>0,0238</text:p>
          </table:table-cell>
          <table:table-cell table:style-name="ce4" office:value-type="float" office:value="0.0000944513858716918">
            <text:p>0,0001</text:p>
          </table:table-cell>
          <table:table-cell table:style-name="ce4" table:formula="of:=SUMPRODUCT([.B$1:.F$1];[.B25:.F25])" office:value-type="float" office:value="0.00298305092081848">
            <text:p>0,0030</text:p>
          </table:table-cell>
        </table:table-row>
        <table:table-row table:style-name="ro4">
          <table:table-cell office:value-type="string">
            <text:p>j</text:p>
          </table:table-cell>
          <table:table-cell table:style-name="ce4" office:value-type="float" office:value="0.00254528133341602">
            <text:p>0,0025</text:p>
          </table:table-cell>
          <table:table-cell table:style-name="ce4" office:value-type="float" office:value="0.00130654907724971">
            <text:p>0,0013</text:p>
          </table:table-cell>
          <table:table-cell table:style-name="ce4" office:value-type="float" office:value="0.00105874156529363">
            <text:p>0,0011</text:p>
          </table:table-cell>
          <table:table-cell table:style-name="ce4" office:value-type="float" office:value="0.00160205188911907">
            <text:p>0,0016</text:p>
          </table:table-cell>
          <table:table-cell table:style-name="ce4" office:value-type="float" office:value="0.00361074155132353">
            <text:p>0,0036</text:p>
          </table:table-cell>
          <table:table-cell table:style-name="ce4" table:formula="of:=SUMPRODUCT([.B$1:.F$1];[.B26:.F26])" office:value-type="float" office:value="0.00244461408060224">
            <text:p>0,0024</text:p>
          </table:table-cell>
        </table:table-row>
        <table:table-row table:style-name="ro4">
          <table:table-cell office:value-type="string">
            <text:p>z</text:p>
          </table:table-cell>
          <table:table-cell table:style-name="ce4" office:value-type="float" office:value="0.00112287942702801">
            <text:p>0,0011</text:p>
          </table:table-cell>
          <table:table-cell table:style-name="ce4" office:value-type="float" office:value="0.00174206543633295">
            <text:p>0,0017</text:p>
          </table:table-cell>
          <table:table-cell table:style-name="ce4" office:value-type="float" office:value="0.000618414666604042">
            <text:p>0,0006</text:p>
          </table:table-cell>
          <table:table-cell table:style-name="ce4" office:value-type="float" office:value="0.00116010654039657">
            <text:p>0,0012</text:p>
          </table:table-cell>
          <table:table-cell table:style-name="ce4" office:value-type="float" office:value="0.00481702067945628">
            <text:p>0,0048</text:p>
          </table:table-cell>
          <table:table-cell table:style-name="ce4" table:formula="of:=SUMPRODUCT([.B$1:.F$1];[.B27:.F27])" office:value-type="float" office:value="0.00237339026020581">
            <text:p>0,0024</text:p>
          </table:table-cell>
        </table:table-row>
        <table:table-row table:style-name="ro4">
          <table:table-cell office:value-type="string">
            <text:p>k</text:p>
          </table:table-cell>
          <table:table-cell table:style-name="ce4" office:value-type="float" office:value="0.000773216620726692">
            <text:p>0,0008</text:p>
          </table:table-cell>
          <table:table-cell table:style-name="ce4" office:value-type="float" office:value="0.00010887908977081">
            <text:p>0,0001</text:p>
          </table:table-cell>
          <table:table-cell table:style-name="ce4" office:value-type="float" office:value="0.00788576550342085">
            <text:p>0,0079</text:p>
          </table:table-cell>
          <table:table-cell table:style-name="ce4" office:value-type="float" office:value="0.00716845878136201">
            <text:p>0,0072</text:p>
          </table:table-cell>
          <table:table-cell table:style-name="ce4" office:value-type="float" office:value="0.000180806938668667">
            <text:p>0,0002</text:p>
          </table:table-cell>
          <table:table-cell table:style-name="ce4" table:formula="of:=SUMPRODUCT([.B$1:.F$1];[.B28:.F28])" office:value-type="float" office:value="0.00109045275109561">
            <text:p>0,0011</text:p>
          </table:table-cell>
        </table:table-row>
        <table:table-row table:style-name="ro4">
          <table:table-cell office:value-type="string">
            <text:p>ñ</text:p>
          </table:table-cell>
          <table:table-cell table:style-name="ce4" office:value-type="float" office:value="0.00000395844686378852">
            <text:p>0,0000</text:p>
          </table:table-cell>
          <table:table-cell table:number-columns-repeated="3" table:style-name="ce4" office:value-type="float" office:value="0">
            <text:p>0,0000</text:p>
          </table:table-cell>
          <table:table-cell table:style-name="ce4" office:value-type="float" office:value="0.00097959580204069">
            <text:p>0,0010</text:p>
          </table:table-cell>
          <table:table-cell table:style-name="ce4" table:formula="of:=SUMPRODUCT([.B$1:.F$1];[.B29:.F29])" office:value-type="float" office:value="0.000295264197014533">
            <text:p>0,0003</text:p>
          </table:table-cell>
        </table:table-row>
        <table:table-row table:style-name="ro4">
          <table:table-cell office:value-type="string">
            <text:p>ç</text:p>
          </table:table-cell>
          <table:table-cell table:style-name="ce4" office:value-type="float" office:value="0.000339106947997884">
            <text:p>0,0003</text:p>
          </table:table-cell>
          <table:table-cell table:style-name="ce4" office:value-type="float" office:value="0.000326637269312429">
            <text:p>0,0003</text:p>
          </table:table-cell>
          <table:table-cell table:number-columns-repeated="3" table:style-name="ce4" office:value-type="float" office:value="0">
            <text:p>0,0000</text:p>
          </table:table-cell>
          <table:table-cell table:style-name="ce4" table:formula="of:=SUMPRODUCT([.B$1:.F$1];[.B30:.F30])" office:value-type="float" office:value="0.000200346749127367">
            <text:p>0,0002</text:p>
          </table:table-cell>
        </table:table-row>
        <table:table-row table:style-name="ro1">
          <table:table-cell office:value-type="string">
            <text:p>`</text:p>
          </table:table-cell>
          <table:table-cell table:number-columns-repeated="6"/>
        </table:table-row>
        <table:table-row table:style-name="ro1">
          <table:table-cell office:value-type="string">
            <text:p>´</text:p>
          </table:table-cell>
          <table:table-cell table:number-columns-repeated="6"/>
        </table:table-row>
        <table:table-row table:style-name="ro1">
          <table:table-cell office:value-type="string">
            <text:p>.</text:p>
          </table:table-cell>
          <table:table-cell table:number-columns-repeated="6"/>
        </table:table-row>
        <table:table-row table:style-name="ro1">
          <table:table-cell office:value-type="string">
            <text:p>,</text:p>
          </table:table-cell>
          <table:table-cell table:number-columns-repeated="6"/>
        </table:table-row>
        <table:table-row table:style-name="ro1">
          <table:table-cell office:value-type="string">
            <text:p>-</text:p>
          </table:table-cell>
          <table:table-cell table:number-columns-repeated="6"/>
        </table:table-row>
        <table:table-row table:style-name="ro1">
          <table:table-cell office:value-type="string">
            <text:p>+</text:p>
          </table:table-cell>
          <table:table-cell table:number-columns-repeated="6"/>
        </table:table-row>
        <table:table-row table:style-name="ro1">
          <table:table-cell office:value-type="string">
            <text:p>&lt;</text:p>
          </table:table-cell>
          <table:table-cell table:number-columns-repeated="6"/>
        </table:table-row>
        <table:table-row table:style-name="ro2" table:number-rows-repeated="1048538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resum" table:style-name="ta1">
        <table:shapes>
          <draw:frame draw:z-index="0" draw:style-name="gr1" svg:width="15.999cm" svg:height="8.999cm" svg:x="19.837cm" svg:y="0.526cm">
            <draw:object draw:notify-on-update-of-ranges="resum.A3:resum.A41 resum.L2:resum.L2 resum.L3:resum.L41 resum.M2:resum.M2 resum.M3:resum.M4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4" table:number-columns-repeated="7" table:default-cell-style-name="Default"/>
        <table:table-row table:style-name="ro1">
          <table:table-cell/>
          <table:table-cell table:style-name="ce3" office:value-type="percentage" office:value="0.35">
            <text:p>35,00%</text:p>
          </table:table-cell>
          <table:table-cell table:style-name="ce3" office:value-type="percentage" office:value="0.25">
            <text:p>25,00%</text:p>
          </table:table-cell>
          <table:table-cell table:style-name="ce3" office:value-type="percentage" office:value="0.03">
            <text:p>3,00%</text:p>
          </table:table-cell>
          <table:table-cell table:style-name="ce3" office:value-type="percentage" office:value="0.07">
            <text:p>7,00%</text:p>
          </table:table-cell>
          <table:table-cell table:style-name="ce3" office:value-type="percentage" office:value="0.3">
            <text:p>30,00%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ca1</text:p>
          </table:table-cell>
          <table:table-cell table:style-name="ce4" office:value-type="string">
            <text:p>ca2</text:p>
          </table:table-cell>
          <table:table-cell table:style-name="ce4" office:value-type="string">
            <text:p>en1</text:p>
          </table:table-cell>
          <table:table-cell table:style-name="ce4" office:value-type="string">
            <text:p>en2</text:p>
          </table:table-cell>
          <table:table-cell table:style-name="ce4" office:value-type="string">
            <text:p>es</text:p>
          </table:table-cell>
          <table:table-cell table:formula="of:=[.B2]&amp;&quot;%&quot;" office:value-type="string" office:string-value="ca1%">
            <text:p>ca1%</text:p>
          </table:table-cell>
          <table:table-cell table:formula="of:=[.C2]&amp;&quot;%&quot;" office:value-type="string" office:string-value="ca2%">
            <text:p>ca2%</text:p>
          </table:table-cell>
          <table:table-cell table:formula="of:=[.D2]&amp;&quot;%&quot;" office:value-type="string" office:string-value="en1%">
            <text:p>en1%</text:p>
          </table:table-cell>
          <table:table-cell table:formula="of:=[.E2]&amp;&quot;%&quot;" office:value-type="string" office:string-value="en2%">
            <text:p>en2%</text:p>
          </table:table-cell>
          <table:table-cell table:formula="of:=[.F2]&amp;&quot;%&quot;" office:value-type="string" office:string-value="es%">
            <text:p>es%</text:p>
          </table:table-cell>
          <table:table-cell office:value-type="string">
            <text:p>avg</text:p>
          </table:table-cell>
          <table:table-cell office:value-type="string">
            <text:p>meuavg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5" table:formula="of:=VLOOKUP([.A3];[rst.A$1:.M$199];12;0)" office:value-type="float" office:value="66693">
            <text:p>66693</text:p>
          </table:table-cell>
          <table:table-cell table:style-name="ce5" table:formula="of:=VLOOKUP([.A3];[corpuscat.A$1:.M$199];12;0)" office:value-type="float" office:value="1152">
            <text:p>1152</text:p>
          </table:table-cell>
          <table:table-cell table:style-name="ce5" table:formula="of:=VLOOKUP([.A3];[mobydick.A$1:.K$199];10;0)" office:value-type="float" office:value="77916">
            <text:p>77916</text:p>
          </table:table-cell>
          <table:table-cell table:style-name="ce5" table:formula="of:=VLOOKUP([.A3];[corpusen.A$1:.K$199];10;0)" office:value-type="float" office:value="58964">
            <text:p>58964</text:p>
          </table:table-cell>
          <table:table-cell table:style-name="ce5" table:formula="of:=VLOOKUP([.A3];[corpuses.A$1:.M$199];12;0)" office:value-type="float" office:value="41542">
            <text:p>41542</text:p>
          </table:table-cell>
          <table:table-cell table:style-name="ce3" table:formula="of:=[.B3]/[.B$200]" office:value-type="percentage" office:value="0.0893013278773913">
            <text:p>8,93%</text:p>
          </table:table-cell>
          <table:table-cell table:style-name="ce3" table:formula="of:=[.C3]/[.C$200]" office:value-type="percentage" office:value="0.0647773279352227">
            <text:p>6,48%</text:p>
          </table:table-cell>
          <table:table-cell table:style-name="ce3" table:formula="of:=[.D3]/[.D$200]" office:value-type="percentage" office:value="0.071303851264537">
            <text:p>7,13%</text:p>
          </table:table-cell>
          <table:table-cell table:style-name="ce3" table:formula="of:=[.E3]/[.E$200]" office:value-type="percentage" office:value="0.0719584777957987">
            <text:p>7,20%</text:p>
          </table:table-cell>
          <table:table-cell table:style-name="ce3" table:formula="of:=[.F3]/[.F$200]" office:value-type="percentage" office:value="0.103269205432186">
            <text:p>10,33%</text:p>
          </table:table-cell>
          <table:table-cell table:style-name="ce3" table:formula="of:=SUM([.G3:.K3])/5" office:value-type="percentage" office:value="0.0801220380610271">
            <text:p>8,01%</text:p>
          </table:table-cell>
          <table:table-cell table:style-name="ce3" table:formula="of:=SUMPRODUCT([.B$1:.F$1];[.G3:.K3])" office:value-type="percentage" office:value="0.0856067673541904">
            <text:p>8,56%</text:p>
          </table:table-cell>
        </table:table-row>
        <table:table-row table:style-name="ro5">
          <table:table-cell office:value-type="string">
            <text:p>b</text:p>
          </table:table-cell>
          <table:table-cell table:style-name="ce5" table:formula="of:=VLOOKUP([.A4];[rst.A$1:.M$199];12;0)" office:value-type="float" office:value="7458">
            <text:p>7458</text:p>
          </table:table-cell>
          <table:table-cell table:style-name="ce5" table:formula="of:=VLOOKUP([.A4];[corpuscat.A$1:.M$199];12;0)" office:value-type="float" office:value="128">
            <text:p>128</text:p>
          </table:table-cell>
          <table:table-cell table:style-name="ce5" table:formula="of:=VLOOKUP([.A4];[mobydick.A$1:.K$199];10;0)" office:value-type="float" office:value="16877">
            <text:p>16877</text:p>
          </table:table-cell>
          <table:table-cell table:style-name="ce5" table:formula="of:=VLOOKUP([.A4];[corpusen.A$1:.K$199];10;0)" office:value-type="float" office:value="10739">
            <text:p>10739</text:p>
          </table:table-cell>
          <table:table-cell table:style-name="ce5" table:formula="of:=VLOOKUP([.A4];[corpuses.A$1:.M$199];12;0)" office:value-type="float" office:value="4613">
            <text:p>4613</text:p>
          </table:table-cell>
          <table:table-cell table:style-name="ce3" table:formula="of:=[.B4]/[.B$200]" office:value-type="percentage" office:value="0.00998619500261773">
            <text:p>1,00%</text:p>
          </table:table-cell>
          <table:table-cell table:style-name="ce3" table:formula="of:=[.C4]/[.C$200]" office:value-type="percentage" office:value="0.00719748088169141">
            <text:p>0,72%</text:p>
          </table:table-cell>
          <table:table-cell table:style-name="ce3" table:formula="of:=[.D4]/[.D$200]" office:value-type="percentage" office:value="0.0154447751141176">
            <text:p>1,54%</text:p>
          </table:table-cell>
          <table:table-cell table:style-name="ce3" table:formula="of:=[.E4]/[.E$200]" office:value-type="percentage" office:value="0.0131056592675036">
            <text:p>1,31%</text:p>
          </table:table-cell>
          <table:table-cell table:style-name="ce3" table:formula="of:=[.F4]/[.F$200]" office:value-type="percentage" office:value="0.0114674508848557">
            <text:p>1,15%</text:p>
          </table:table-cell>
          <table:table-cell table:style-name="ce3" table:formula="of:=SUM([.G4:.K4])/5" office:value-type="percentage" office:value="0.0114403122301572">
            <text:p>1,14%</text:p>
          </table:table-cell>
          <table:table-cell table:style-name="ce3" table:formula="of:=SUMPRODUCT([.B$1:.F$1];[.G4:.K4])" office:value-type="percentage" office:value="0.0101155131389445">
            <text:p>1,01%</text:p>
          </table:table-cell>
        </table:table-row>
        <table:table-row table:style-name="ro5">
          <table:table-cell office:value-type="string">
            <text:p>c</text:p>
          </table:table-cell>
          <table:table-cell table:style-name="ce5" table:formula="of:=VLOOKUP([.A5];[rst.A$1:.M$199];12;0)" office:value-type="float" office:value="28510">
            <text:p>28510</text:p>
          </table:table-cell>
          <table:table-cell table:style-name="ce5" table:formula="of:=VLOOKUP([.A5];[corpuscat.A$1:.M$199];12;0)" office:value-type="float" office:value="591">
            <text:p>591</text:p>
          </table:table-cell>
          <table:table-cell table:style-name="ce5" table:formula="of:=VLOOKUP([.A5];[mobydick.A$1:.K$199];10;0)" office:value-type="float" office:value="22507">
            <text:p>22507</text:p>
          </table:table-cell>
          <table:table-cell table:style-name="ce5" table:formula="of:=VLOOKUP([.A5];[corpusen.A$1:.K$199];10;0)" office:value-type="float" office:value="20236">
            <text:p>20236</text:p>
          </table:table-cell>
          <table:table-cell table:style-name="ce5" table:formula="of:=VLOOKUP([.A5];[corpuses.A$1:.M$199];12;0)" office:value-type="float" office:value="14477">
            <text:p>14477</text:p>
          </table:table-cell>
          <table:table-cell table:style-name="ce3" table:formula="of:=[.B5]/[.B$200]" office:value-type="percentage" office:value="0.0381746338863813">
            <text:p>3,82%</text:p>
          </table:table-cell>
          <table:table-cell table:style-name="ce3" table:formula="of:=[.C5]/[.C$200]" office:value-type="percentage" office:value="0.0332321187584345">
            <text:p>3,32%</text:p>
          </table:table-cell>
          <table:table-cell table:style-name="ce3" table:formula="of:=[.D5]/[.D$200]" office:value-type="percentage" office:value="0.020596999081202">
            <text:p>2,06%</text:p>
          </table:table-cell>
          <table:table-cell table:style-name="ce3" table:formula="of:=[.E5]/[.E$200]" office:value-type="percentage" office:value="0.0246956067545584">
            <text:p>2,47%</text:p>
          </table:table-cell>
          <table:table-cell table:style-name="ce3" table:formula="of:=[.F5]/[.F$200]" office:value-type="percentage" office:value="0.0359883560503046">
            <text:p>3,60%</text:p>
          </table:table-cell>
          <table:table-cell table:style-name="ce3" table:formula="of:=SUM([.G5:.K5])/5" office:value-type="percentage" office:value="0.0305375429061762">
            <text:p>3,05%</text:p>
          </table:table-cell>
          <table:table-cell table:style-name="ce3" table:formula="of:=SUMPRODUCT([.B$1:.F$1];[.G5:.K5])" office:value-type="percentage" office:value="0.0348122608101886">
            <text:p>3,48%</text:p>
          </table:table-cell>
        </table:table-row>
        <table:table-row table:style-name="ro5">
          <table:table-cell office:value-type="string">
            <text:p>ç</text:p>
          </table:table-cell>
          <table:table-cell table:style-name="ce5" table:formula="of:=VLOOKUP([.A6];[rst.A$1:.M$199];12;0)" office:value-type="float" office:value="257">
            <text:p>257</text:p>
          </table:table-cell>
          <table:table-cell table:style-name="ce5" table:formula="of:=VLOOKUP([.A6];[corpuscat.A$1:.M$199];12;0)" office:value-type="float" office:value="6">
            <text:p>6</text:p>
          </table:table-cell>
          <table:table-cell table:style-name="ce5" table:formula="of:=VLOOKUP([.A6];[mobydick.A$1:.K$199];10;0)" office:value-type="float" office:value="0">
            <text:p>0</text:p>
          </table:table-cell>
          <table:table-cell table:style-name="ce5" table:formula="of:=VLOOKUP([.A6];[corpusen.A$1:.K$199];10;0)" office:value-type="float" office:value="0">
            <text:p>0</text:p>
          </table:table-cell>
          <table:table-cell table:style-name="ce5" table:formula="of:=VLOOKUP([.A6];[corpuses.A$1:.M$199];12;0)" office:value-type="float" office:value="0">
            <text:p>0</text:p>
          </table:table-cell>
          <table:table-cell table:style-name="ce3" table:formula="of:=[.B6]/[.B$200]" office:value-type="percentage" office:value="0.000344120691294282">
            <text:p>0,03%</text:p>
          </table:table-cell>
          <table:table-cell table:style-name="ce3" table:formula="of:=[.C6]/[.C$200]" office:value-type="percentage" office:value="0.000337381916329285">
            <text:p>0,03%</text:p>
          </table:table-cell>
          <table:table-cell table:style-name="ce3" table:formula="of:=[.D6]/[.D$200]" office:value-type="percentage" office:value="0">
            <text:p>0,00%</text:p>
          </table:table-cell>
          <table:table-cell table:style-name="ce3" table:formula="of:=[.E6]/[.E$200]" office:value-type="percentage" office:value="0">
            <text:p>0,00%</text:p>
          </table:table-cell>
          <table:table-cell table:style-name="ce3" table:formula="of:=[.F6]/[.F$200]" office:value-type="percentage" office:value="0">
            <text:p>0,00%</text:p>
          </table:table-cell>
          <table:table-cell table:style-name="ce3" table:formula="of:=SUM([.G6:.K6])/5" office:value-type="percentage" office:value="0.000136300521524713">
            <text:p>0,01%</text:p>
          </table:table-cell>
          <table:table-cell table:style-name="ce3" table:formula="of:=SUMPRODUCT([.B$1:.F$1];[.G6:.K6])" office:value-type="percentage" office:value="0.00020478772103532">
            <text:p>0,02%</text:p>
          </table:table-cell>
        </table:table-row>
        <table:table-row table:style-name="ro5">
          <table:table-cell office:value-type="string">
            <text:p>d</text:p>
          </table:table-cell>
          <table:table-cell table:style-name="ce5" table:formula="of:=VLOOKUP([.A7];[rst.A$1:.M$199];12;0)" office:value-type="float" office:value="24347">
            <text:p>24347</text:p>
          </table:table-cell>
          <table:table-cell table:style-name="ce5" table:formula="of:=VLOOKUP([.A7];[corpuscat.A$1:.M$199];12;0)" office:value-type="float" office:value="477">
            <text:p>477</text:p>
          </table:table-cell>
          <table:table-cell table:style-name="ce5" table:formula="of:=VLOOKUP([.A7];[mobydick.A$1:.K$199];10;0)" office:value-type="float" office:value="38219">
            <text:p>38219</text:p>
          </table:table-cell>
          <table:table-cell table:style-name="ce5" table:formula="of:=VLOOKUP([.A7];[corpusen.A$1:.K$199];10;0)" office:value-type="float" office:value="24190">
            <text:p>24190</text:p>
          </table:table-cell>
          <table:table-cell table:style-name="ce5" table:formula="of:=VLOOKUP([.A7];[corpuses.A$1:.M$199];12;0)" office:value-type="float" office:value="15220">
            <text:p>15220</text:p>
          </table:table-cell>
          <table:table-cell table:style-name="ce3" table:formula="of:=[.B7]/[.B$200]" office:value-type="percentage" office:value="0.0326004142838206">
            <text:p>3,26%</text:p>
          </table:table-cell>
          <table:table-cell table:style-name="ce3" table:formula="of:=[.C7]/[.C$200]" office:value-type="percentage" office:value="0.0268218623481781">
            <text:p>2,68%</text:p>
          </table:table-cell>
          <table:table-cell table:style-name="ce3" table:formula="of:=[.D7]/[.D$200]" office:value-type="percentage" office:value="0.0349756390404967">
            <text:p>3,50%</text:p>
          </table:table-cell>
          <table:table-cell table:style-name="ce3" table:formula="of:=[.E7]/[.E$200]" office:value-type="percentage" office:value="0.0295209887029437">
            <text:p>2,95%</text:p>
          </table:table-cell>
          <table:table-cell table:style-name="ce3" table:formula="of:=[.F7]/[.F$200]" office:value-type="percentage" office:value="0.0378353788136794">
            <text:p>3,78%</text:p>
          </table:table-cell>
          <table:table-cell table:style-name="ce3" table:formula="of:=SUM([.G7:.K7])/5" office:value-type="percentage" office:value="0.0323508566378237">
            <text:p>3,24%</text:p>
          </table:table-cell>
          <table:table-cell table:style-name="ce3" table:formula="of:=SUMPRODUCT([.B$1:.F$1];[.G7:.K7])" office:value-type="percentage" office:value="0.0325819626109065">
            <text:p>3,26%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5" table:formula="of:=VLOOKUP([.A8];[rst.A$1:.M$199];12;0)" office:value-type="float" office:value="83219">
            <text:p>83219</text:p>
          </table:table-cell>
          <table:table-cell table:style-name="ce5" table:formula="of:=VLOOKUP([.A8];[corpuscat.A$1:.M$199];12;0)" office:value-type="float" office:value="1385">
            <text:p>1385</text:p>
          </table:table-cell>
          <table:table-cell table:style-name="ce5" table:formula="of:=VLOOKUP([.A8];[mobydick.A$1:.K$199];10;0)" office:value-type="float" office:value="117092">
            <text:p>117092</text:p>
          </table:table-cell>
          <table:table-cell table:style-name="ce5" table:formula="of:=VLOOKUP([.A8];[corpusen.A$1:.K$199];10;0)" office:value-type="float" office:value="89136">
            <text:p>89136</text:p>
          </table:table-cell>
          <table:table-cell table:style-name="ce5" table:formula="of:=VLOOKUP([.A8];[corpuses.A$1:.M$199];12;0)" office:value-type="float" office:value="45677">
            <text:p>45677</text:p>
          </table:table-cell>
          <table:table-cell table:style-name="ce3" table:formula="of:=[.B8]/[.B$200]" office:value-type="percentage" office:value="0.111429493419529">
            <text:p>11,14%</text:p>
          </table:table-cell>
          <table:table-cell table:style-name="ce3" table:formula="of:=[.C8]/[.C$200]" office:value-type="percentage" office:value="0.0778789923526766">
            <text:p>7,79%</text:p>
          </table:table-cell>
          <table:table-cell table:style-name="ce3" table:formula="of:=[.D8]/[.D$200]" office:value-type="percentage" office:value="0.107155276865691">
            <text:p>10,72%</text:p>
          </table:table-cell>
          <table:table-cell table:style-name="ce3" table:formula="of:=[.E8]/[.E$200]" office:value-type="percentage" office:value="0.108779778793947">
            <text:p>10,88%</text:p>
          </table:table-cell>
          <table:table-cell table:style-name="ce3" table:formula="of:=[.F8]/[.F$200]" office:value-type="percentage" office:value="0.113548396719608">
            <text:p>11,35%</text:p>
          </table:table-cell>
          <table:table-cell table:style-name="ce3" table:formula="of:=SUM([.G8:.K8])/5" office:value-type="percentage" office:value="0.10375838763029">
            <text:p>10,38%</text:p>
          </table:table-cell>
          <table:table-cell table:style-name="ce3" table:formula="of:=SUMPRODUCT([.B$1:.F$1];[.G8:.K8])" office:value-type="percentage" office:value="0.103363832622434">
            <text:p>10,34%</text:p>
          </table:table-cell>
        </table:table-row>
        <table:table-row table:style-name="ro5">
          <table:table-cell office:value-type="string">
            <text:p>f</text:p>
          </table:table-cell>
          <table:table-cell table:style-name="ce5" table:formula="of:=VLOOKUP([.A9];[rst.A$1:.M$199];12;0)" office:value-type="float" office:value="8195">
            <text:p>8195</text:p>
          </table:table-cell>
          <table:table-cell table:style-name="ce5" table:formula="of:=VLOOKUP([.A9];[corpuscat.A$1:.M$199];12;0)" office:value-type="float" office:value="121">
            <text:p>121</text:p>
          </table:table-cell>
          <table:table-cell table:style-name="ce5" table:formula="of:=VLOOKUP([.A9];[mobydick.A$1:.K$199];10;0)" office:value-type="float" office:value="20833">
            <text:p>20833</text:p>
          </table:table-cell>
          <table:table-cell table:style-name="ce5" table:formula="of:=VLOOKUP([.A9];[corpusen.A$1:.K$199];10;0)" office:value-type="float" office:value="15245">
            <text:p>15245</text:p>
          </table:table-cell>
          <table:table-cell table:style-name="ce5" table:formula="of:=VLOOKUP([.A9];[corpuses.A$1:.M$199];12;0)" office:value-type="float" office:value="2427">
            <text:p>2427</text:p>
          </table:table-cell>
          <table:table-cell table:style-name="ce3" table:formula="of:=[.B9]/[.B$200]" office:value-type="percentage" office:value="0.0109730313819325">
            <text:p>1,10%</text:p>
          </table:table-cell>
          <table:table-cell table:style-name="ce3" table:formula="of:=[.C9]/[.C$200]" office:value-type="percentage" office:value="0.00680386864597391">
            <text:p>0,68%</text:p>
          </table:table-cell>
          <table:table-cell table:style-name="ce3" table:formula="of:=[.D9]/[.D$200]" office:value-type="percentage" office:value="0.0190650589531559">
            <text:p>1,91%</text:p>
          </table:table-cell>
          <table:table-cell table:style-name="ce3" table:formula="of:=[.E9]/[.E$200]" office:value-type="percentage" office:value="0.0186046908960883">
            <text:p>1,86%</text:p>
          </table:table-cell>
          <table:table-cell table:style-name="ce3" table:formula="of:=[.F9]/[.F$200]" office:value-type="percentage" office:value="0.00603327624052562">
            <text:p>0,60%</text:p>
          </table:table-cell>
          <table:table-cell table:style-name="ce3" table:formula="of:=SUM([.G9:.K9])/5" office:value-type="percentage" office:value="0.0122959852235352">
            <text:p>1,23%</text:p>
          </table:table-cell>
          <table:table-cell table:style-name="ce3" table:formula="of:=SUMPRODUCT([.B$1:.F$1];[.G9:.K9])" office:value-type="percentage" office:value="0.00922579114864839">
            <text:p>0,92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5" table:formula="of:=VLOOKUP([.A10];[rst.A$1:.M$199];12;0)" office:value-type="float" office:value="10440">
            <text:p>10440</text:p>
          </table:table-cell>
          <table:table-cell table:style-name="ce5" table:formula="of:=VLOOKUP([.A10];[corpuscat.A$1:.M$199];12;0)" office:value-type="float" office:value="192">
            <text:p>192</text:p>
          </table:table-cell>
          <table:table-cell table:style-name="ce5" table:formula="of:=VLOOKUP([.A10];[mobydick.A$1:.K$199];10;0)" office:value-type="float" office:value="20820">
            <text:p>20820</text:p>
          </table:table-cell>
          <table:table-cell table:style-name="ce5" table:formula="of:=VLOOKUP([.A10];[corpusen.A$1:.K$199];10;0)" office:value-type="float" office:value="14797">
            <text:p>14797</text:p>
          </table:table-cell>
          <table:table-cell table:style-name="ce5" table:formula="of:=VLOOKUP([.A10];[corpuses.A$1:.M$199];12;0)" office:value-type="float" office:value="3552">
            <text:p>3552</text:p>
          </table:table-cell>
          <table:table-cell table:style-name="ce3" table:formula="of:=[.B10]/[.B$200]" office:value-type="percentage" office:value="0.0139790662144448">
            <text:p>1,40%</text:p>
          </table:table-cell>
          <table:table-cell table:style-name="ce3" table:formula="of:=[.C10]/[.C$200]" office:value-type="percentage" office:value="0.0107962213225371">
            <text:p>1,08%</text:p>
          </table:table-cell>
          <table:table-cell table:style-name="ce3" table:formula="of:=[.D10]/[.D$200]" office:value-type="percentage" office:value="0.0190531621660206">
            <text:p>1,91%</text:p>
          </table:table-cell>
          <table:table-cell table:style-name="ce3" table:formula="of:=[.E10]/[.E$200]" office:value-type="percentage" office:value="0.018057960720854">
            <text:p>1,81%</text:p>
          </table:table-cell>
          <table:table-cell table:style-name="ce3" table:formula="of:=[.F10]/[.F$200]" office:value-type="percentage" office:value="0.00882991232235146">
            <text:p>0,88%</text:p>
          </table:table-cell>
          <table:table-cell table:style-name="ce3" table:formula="of:=SUM([.G10:.K10])/5" office:value-type="percentage" office:value="0.0141432645492416">
            <text:p>1,41%</text:p>
          </table:table-cell>
          <table:table-cell table:style-name="ce3" table:formula="of:=SUMPRODUCT([.B$1:.F$1];[.G10:.K10])" office:value-type="percentage" office:value="0.0120763543178358">
            <text:p>1,21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5" table:formula="of:=VLOOKUP([.A11];[rst.A$1:.M$199];12;0)" office:value-type="float" office:value="5006">
            <text:p>5006</text:p>
          </table:table-cell>
          <table:table-cell table:style-name="ce5" table:formula="of:=VLOOKUP([.A11];[corpuscat.A$1:.M$199];12;0)" office:value-type="float" office:value="25">
            <text:p>25</text:p>
          </table:table-cell>
          <table:table-cell table:style-name="ce5" table:formula="of:=VLOOKUP([.A11];[mobydick.A$1:.K$199];10;0)" office:value-type="float" office:value="62896">
            <text:p>62896</text:p>
          </table:table-cell>
          <table:table-cell table:style-name="ce5" table:formula="of:=VLOOKUP([.A11];[corpusen.A$1:.K$199];10;0)" office:value-type="float" office:value="36382">
            <text:p>36382</text:p>
          </table:table-cell>
          <table:table-cell table:style-name="ce5" table:formula="of:=VLOOKUP([.A11];[corpuses.A$1:.M$199];12;0)" office:value-type="float" office:value="2602">
            <text:p>2602</text:p>
          </table:table-cell>
          <table:table-cell table:style-name="ce3" table:formula="of:=[.B11]/[.B$200]" office:value-type="percentage" office:value="0.0067029890296466">
            <text:p>0,67%</text:p>
          </table:table-cell>
          <table:table-cell table:style-name="ce3" table:formula="of:=[.C11]/[.C$200]" office:value-type="percentage" office:value="0.00140575798470535">
            <text:p>0,14%</text:p>
          </table:table-cell>
          <table:table-cell table:style-name="ce3" table:formula="of:=[.D11]/[.D$200]" office:value-type="percentage" office:value="0.0575584864358324">
            <text:p>5,76%</text:p>
          </table:table-cell>
          <table:table-cell table:style-name="ce3" table:formula="of:=[.E11]/[.E$200]" office:value-type="percentage" office:value="0.0443998599003926">
            <text:p>4,44%</text:p>
          </table:table-cell>
          <table:table-cell table:style-name="ce3" table:formula="of:=[.F11]/[.F$200]" office:value-type="percentage" office:value="0.00646830851992075">
            <text:p>0,65%</text:p>
          </table:table-cell>
          <table:table-cell table:style-name="ce3" table:formula="of:=SUM([.G11:.K11])/5" office:value-type="percentage" office:value="0.0233070803740995">
            <text:p>2,33%</text:p>
          </table:table-cell>
          <table:table-cell table:style-name="ce3" table:formula="of:=SUMPRODUCT([.B$1:.F$1];[.G11:.K11])" office:value-type="percentage" office:value="0.00947272299863133">
            <text:p>0,95%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5" table:formula="of:=VLOOKUP([.A12];[rst.A$1:.M$199];12;0)" office:value-type="float" office:value="47598">
            <text:p>47598</text:p>
          </table:table-cell>
          <table:table-cell table:style-name="ce5" table:formula="of:=VLOOKUP([.A12];[corpuscat.A$1:.M$199];12;0)" office:value-type="float" office:value="949">
            <text:p>949</text:p>
          </table:table-cell>
          <table:table-cell table:style-name="ce5" table:formula="of:=VLOOKUP([.A12];[mobydick.A$1:.K$199];10;0)" office:value-type="float" office:value="65434">
            <text:p>65434</text:p>
          </table:table-cell>
          <table:table-cell table:style-name="ce5" table:formula="of:=VLOOKUP([.A12];[corpusen.A$1:.K$199];10;0)" office:value-type="float" office:value="50401">
            <text:p>50401</text:p>
          </table:table-cell>
          <table:table-cell table:style-name="ce5" table:formula="of:=VLOOKUP([.A12];[corpuses.A$1:.M$199];12;0)" office:value-type="float" office:value="22351">
            <text:p>22351</text:p>
          </table:table-cell>
          <table:table-cell table:style-name="ce3" table:formula="of:=[.B12]/[.B$200]" office:value-type="percentage" office:value="0.0637332944133278">
            <text:p>6,37%</text:p>
          </table:table-cell>
          <table:table-cell table:style-name="ce3" table:formula="of:=[.C12]/[.C$200]" office:value-type="percentage" office:value="0.0533625730994152">
            <text:p>5,34%</text:p>
          </table:table-cell>
          <table:table-cell table:style-name="ce3" table:formula="of:=[.D12]/[.D$200]" office:value-type="percentage" office:value="0.0598811053396441">
            <text:p>5,99%</text:p>
          </table:table-cell>
          <table:table-cell table:style-name="ce3" table:formula="of:=[.E12]/[.E$200]" office:value-type="percentage" office:value="0.0615083650937191">
            <text:p>6,15%</text:p>
          </table:table-cell>
          <table:table-cell table:style-name="ce3" table:formula="of:=[.F12]/[.F$200]" office:value-type="percentage" office:value="0.0555623227243462">
            <text:p>5,56%</text:p>
          </table:table-cell>
          <table:table-cell table:style-name="ce3" table:formula="of:=SUM([.G12:.K12])/5" office:value-type="percentage" office:value="0.0588095321340905">
            <text:p>5,88%</text:p>
          </table:table-cell>
          <table:table-cell table:style-name="ce3" table:formula="of:=SUMPRODUCT([.B$1:.F$1];[.G12:.K12])" office:value-type="percentage" office:value="0.058418011853572">
            <text:p>5,84%</text:p>
          </table:table-cell>
        </table:table-row>
        <table:table-row table:style-name="ro5">
          <table:table-cell office:value-type="string">
            <text:p>j</text:p>
          </table:table-cell>
          <table:table-cell table:style-name="ce5" table:formula="of:=VLOOKUP([.A13];[rst.A$1:.M$199];12;0)" office:value-type="float" office:value="1929">
            <text:p>1929</text:p>
          </table:table-cell>
          <table:table-cell table:style-name="ce5" table:formula="of:=VLOOKUP([.A13];[corpuscat.A$1:.M$199];12;0)" office:value-type="float" office:value="24">
            <text:p>24</text:p>
          </table:table-cell>
          <table:table-cell table:style-name="ce5" table:formula="of:=VLOOKUP([.A13];[mobydick.A$1:.K$199];10;0)" office:value-type="float" office:value="1082">
            <text:p>1082</text:p>
          </table:table-cell>
          <table:table-cell table:style-name="ce5" table:formula="of:=VLOOKUP([.A13];[corpusen.A$1:.K$199];10;0)" office:value-type="float" office:value="1218">
            <text:p>1218</text:p>
          </table:table-cell>
          <table:table-cell table:style-name="ce5" table:formula="of:=VLOOKUP([.A13];[corpuses.A$1:.M$199];12;0)" office:value-type="float" office:value="1338">
            <text:p>1338</text:p>
          </table:table-cell>
          <table:table-cell table:style-name="ce3" table:formula="of:=[.B13]/[.B$200]" office:value-type="percentage" office:value="0.00258291367123218">
            <text:p>0,26%</text:p>
          </table:table-cell>
          <table:table-cell table:style-name="ce3" table:formula="of:=[.C13]/[.C$200]" office:value-type="percentage" office:value="0.00134952766531714">
            <text:p>0,13%</text:p>
          </table:table-cell>
          <table:table-cell table:style-name="ce3" table:formula="of:=[.D13]/[.D$200]" office:value-type="percentage" office:value="0.000990178744651021">
            <text:p>0,10%</text:p>
          </table:table-cell>
          <table:table-cell table:style-name="ce3" table:formula="of:=[.E13]/[.E$200]" office:value-type="percentage" office:value="0.00148642266391837">
            <text:p>0,15%</text:p>
          </table:table-cell>
          <table:table-cell table:style-name="ce3" table:formula="of:=[.F13]/[.F$200]" office:value-type="percentage" office:value="0.0033261325133182">
            <text:p>0,33%</text:p>
          </table:table-cell>
          <table:table-cell table:style-name="ce3" table:formula="of:=SUM([.G13:.K13])/5" office:value-type="percentage" office:value="0.00194703505168738">
            <text:p>0,19%</text:p>
          </table:table-cell>
          <table:table-cell table:style-name="ce3" table:formula="of:=SUMPRODUCT([.B$1:.F$1];[.G13:.K13])" office:value-type="percentage" office:value="0.00237299640406982">
            <text:p>0,24%</text:p>
          </table:table-cell>
        </table:table-row>
        <table:table-row table:style-name="ro5">
          <table:table-cell office:value-type="string">
            <text:p>k</text:p>
          </table:table-cell>
          <table:table-cell table:style-name="ce5" table:formula="of:=VLOOKUP([.A14];[rst.A$1:.M$199];12;0)" office:value-type="float" office:value="586">
            <text:p>586</text:p>
          </table:table-cell>
          <table:table-cell table:style-name="ce5" table:formula="of:=VLOOKUP([.A14];[corpuscat.A$1:.M$199];12;0)" office:value-type="float" office:value="2">
            <text:p>2</text:p>
          </table:table-cell>
          <table:table-cell table:style-name="ce5" table:formula="of:=VLOOKUP([.A14];[mobydick.A$1:.K$199];10;0)" office:value-type="float" office:value="8059">
            <text:p>8059</text:p>
          </table:table-cell>
          <table:table-cell table:style-name="ce5" table:formula="of:=VLOOKUP([.A14];[corpusen.A$1:.K$199];10;0)" office:value-type="float" office:value="5450">
            <text:p>5450</text:p>
          </table:table-cell>
          <table:table-cell table:style-name="ce5" table:formula="of:=VLOOKUP([.A14];[corpuses.A$1:.M$199];12;0)" office:value-type="float" office:value="67">
            <text:p>67</text:p>
          </table:table-cell>
          <table:table-cell table:style-name="ce3" table:formula="of:=[.B14]/[.B$200]" office:value-type="percentage" office:value="0.000784648735791632">
            <text:p>0,08%</text:p>
          </table:table-cell>
          <table:table-cell table:style-name="ce3" table:formula="of:=[.C14]/[.C$200]" office:value-type="percentage" office:value="0.000112460638776428">
            <text:p>0,01%</text:p>
          </table:table-cell>
          <table:table-cell table:style-name="ce3" table:formula="of:=[.D14]/[.D$200]" office:value-type="percentage" office:value="0.0073750928864534">
            <text:p>0,74%</text:p>
          </table:table-cell>
          <table:table-cell table:style-name="ce3" table:formula="of:=[.E14]/[.E$200]" office:value-type="percentage" office:value="0.00665107021211422">
            <text:p>0,67%</text:p>
          </table:table-cell>
          <table:table-cell table:style-name="ce3" table:formula="of:=[.F14]/[.F$200]" office:value-type="percentage" office:value="0.00016655521553985">
            <text:p>0,02%</text:p>
          </table:table-cell>
          <table:table-cell table:style-name="ce3" table:formula="of:=SUM([.G14:.K14])/5" office:value-type="percentage" office:value="0.00301796553773511">
            <text:p>0,30%</text:p>
          </table:table-cell>
          <table:table-cell table:style-name="ce3" table:formula="of:=SUMPRODUCT([.B$1:.F$1];[.G14:.K14])" office:value-type="percentage" office:value="0.00103953648332473">
            <text:p>0,10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5" table:formula="of:=VLOOKUP([.A15];[rst.A$1:.M$199];12;0)" office:value-type="float" office:value="33622">
            <text:p>33622</text:p>
          </table:table-cell>
          <table:table-cell table:style-name="ce5" table:formula="of:=VLOOKUP([.A15];[corpuscat.A$1:.M$199];12;0)" office:value-type="float" office:value="671">
            <text:p>671</text:p>
          </table:table-cell>
          <table:table-cell table:style-name="ce5" table:formula="of:=VLOOKUP([.A15];[mobydick.A$1:.K$199];10;0)" office:value-type="float" office:value="42793">
            <text:p>42793</text:p>
          </table:table-cell>
          <table:table-cell table:style-name="ce5" table:formula="of:=VLOOKUP([.A15];[corpusen.A$1:.K$199];10;0)" office:value-type="float" office:value="26959">
            <text:p>26959</text:p>
          </table:table-cell>
          <table:table-cell table:style-name="ce5" table:formula="of:=VLOOKUP([.A15];[corpuses.A$1:.M$199];12;0)" office:value-type="float" office:value="17023">
            <text:p>17023</text:p>
          </table:table-cell>
          <table:table-cell table:style-name="ce3" table:formula="of:=[.B15]/[.B$200]" office:value-type="percentage" office:value="0.045019555963799">
            <text:p>4,50%</text:p>
          </table:table-cell>
          <table:table-cell table:style-name="ce3" table:formula="of:=[.C15]/[.C$200]" office:value-type="percentage" office:value="0.0377305443094917">
            <text:p>3,77%</text:p>
          </table:table-cell>
          <table:table-cell table:style-name="ce3" table:formula="of:=[.D15]/[.D$200]" office:value-type="percentage" office:value="0.0391614778372007">
            <text:p>3,92%</text:p>
          </table:table-cell>
          <table:table-cell table:style-name="ce3" table:formula="of:=[.E15]/[.E$200]" office:value-type="percentage" office:value="0.0329002205226399">
            <text:p>3,29%</text:p>
          </table:table-cell>
          <table:table-cell table:style-name="ce3" table:formula="of:=[.F15]/[.F$200]" office:value-type="percentage" office:value="0.042317454240819">
            <text:p>4,23%</text:p>
          </table:table-cell>
          <table:table-cell table:style-name="ce3" table:formula="of:=SUM([.G15:.K15])/5" office:value-type="percentage" office:value="0.03942585057479">
            <text:p>3,94%</text:p>
          </table:table-cell>
          <table:table-cell table:style-name="ce3" table:formula="of:=SUMPRODUCT([.B$1:.F$1];[.G15:.K15])" office:value-type="percentage" office:value="0.0413625767086491">
            <text:p>4,14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5" table:formula="of:=VLOOKUP([.A16];[rst.A$1:.M$199];12;0)" office:value-type="float" office:value="21333">
            <text:p>21333</text:p>
          </table:table-cell>
          <table:table-cell table:style-name="ce5" table:formula="of:=VLOOKUP([.A16];[corpuscat.A$1:.M$199];12;0)" office:value-type="float" office:value="321">
            <text:p>321</text:p>
          </table:table-cell>
          <table:table-cell table:style-name="ce5" table:formula="of:=VLOOKUP([.A16];[mobydick.A$1:.K$199];10;0)" office:value-type="float" office:value="23277">
            <text:p>23277</text:p>
          </table:table-cell>
          <table:table-cell table:style-name="ce5" table:formula="of:=VLOOKUP([.A16];[corpusen.A$1:.K$199];10;0)" office:value-type="float" office:value="17340">
            <text:p>17340</text:p>
          </table:table-cell>
          <table:table-cell table:style-name="ce5" table:formula="of:=VLOOKUP([.A16];[corpuses.A$1:.M$199];12;0)" office:value-type="float" office:value="11310">
            <text:p>11310</text:p>
          </table:table-cell>
          <table:table-cell table:style-name="ce3" table:formula="of:=[.B16]/[.B$200]" office:value-type="percentage" office:value="0.0285646953594588">
            <text:p>2,86%</text:p>
          </table:table-cell>
          <table:table-cell table:style-name="ce3" table:formula="of:=[.C16]/[.C$200]" office:value-type="percentage" office:value="0.0180499325236167">
            <text:p>1,80%</text:p>
          </table:table-cell>
          <table:table-cell table:style-name="ce3" table:formula="of:=[.D16]/[.D$200]" office:value-type="percentage" office:value="0.0213016549346043">
            <text:p>2,13%</text:p>
          </table:table-cell>
          <table:table-cell table:style-name="ce3" table:formula="of:=[.E16]/[.E$200]" office:value-type="percentage" office:value="0.0211613866932221">
            <text:p>2,12%</text:p>
          </table:table-cell>
          <table:table-cell table:style-name="ce3" table:formula="of:=[.F16]/[.F$200]" office:value-type="percentage" office:value="0.0281155147426225">
            <text:p>2,81%</text:p>
          </table:table-cell>
          <table:table-cell table:style-name="ce3" table:formula="of:=SUM([.G16:.K16])/5" office:value-type="percentage" office:value="0.0234386368507049">
            <text:p>2,34%</text:p>
          </table:table-cell>
          <table:table-cell table:style-name="ce3" table:formula="of:=SUMPRODUCT([.B$1:.F$1];[.G16:.K16])" office:value-type="percentage" office:value="0.0250651276460652">
            <text:p>2,51%</text:p>
          </table:table-cell>
        </table:table-row>
        <table:table-row table:style-name="ro5">
          <table:table-cell office:value-type="string">
            <text:p>n</text:p>
          </table:table-cell>
          <table:table-cell table:style-name="ce5" table:formula="of:=VLOOKUP([.A17];[rst.A$1:.M$199];12;0)" office:value-type="float" office:value="42551">
            <text:p>42551</text:p>
          </table:table-cell>
          <table:table-cell table:style-name="ce5" table:formula="of:=VLOOKUP([.A17];[corpuscat.A$1:.M$199];12;0)" office:value-type="float" office:value="674">
            <text:p>674</text:p>
          </table:table-cell>
          <table:table-cell table:style-name="ce5" table:formula="of:=VLOOKUP([.A17];[mobydick.A$1:.K$199];10;0)" office:value-type="float" office:value="65617">
            <text:p>65617</text:p>
          </table:table-cell>
          <table:table-cell table:style-name="ce5" table:formula="of:=VLOOKUP([.A17];[corpusen.A$1:.K$199];10;0)" office:value-type="float" office:value="50672">
            <text:p>50672</text:p>
          </table:table-cell>
          <table:table-cell table:style-name="ce5" table:formula="of:=VLOOKUP([.A17];[corpuses.A$1:.M$199];12;0)" office:value-type="float" office:value="24104">
            <text:p>24104</text:p>
          </table:table-cell>
          <table:table-cell table:style-name="ce3" table:formula="of:=[.B17]/[.B$200]" office:value-type="percentage" office:value="0.0569754067519961">
            <text:p>5,70%</text:p>
          </table:table-cell>
          <table:table-cell table:style-name="ce3" table:formula="of:=[.C17]/[.C$200]" office:value-type="percentage" office:value="0.0378992352676563">
            <text:p>3,79%</text:p>
          </table:table-cell>
          <table:table-cell table:style-name="ce3" table:formula="of:=[.D17]/[.D$200]" office:value-type="percentage" office:value="0.0600485754970112">
            <text:p>6,00%</text:p>
          </table:table-cell>
          <table:table-cell table:style-name="ce3" table:formula="of:=[.E17]/[.E$200]" office:value-type="percentage" office:value="0.0618390880345416">
            <text:p>6,18%</text:p>
          </table:table-cell>
          <table:table-cell table:style-name="ce3" table:formula="of:=[.F17]/[.F$200]" office:value-type="percentage" office:value="0.0599201032145157">
            <text:p>5,99%</text:p>
          </table:table-cell>
          <table:table-cell table:style-name="ce3" table:formula="of:=SUM([.G17:.K17])/5" office:value-type="percentage" office:value="0.0553364817531442">
            <text:p>5,53%</text:p>
          </table:table-cell>
          <table:table-cell table:style-name="ce3" table:formula="of:=SUMPRODUCT([.B$1:.F$1];[.G17:.K17])" office:value-type="percentage" office:value="0.0535224255717957">
            <text:p>5,35%</text:p>
          </table:table-cell>
        </table:table-row>
        <table:table-row table:style-name="ro5">
          <table:table-cell office:value-type="string">
            <text:p>ñ</text:p>
          </table:table-cell>
          <table:table-cell table:style-name="ce5" table:formula="of:=VLOOKUP([.A18];[rst.A$1:.M$199];12;0)" office:value-type="float" office:value="3">
            <text:p>3</text:p>
          </table:table-cell>
          <table:table-cell table:style-name="ce5" table:formula="of:=VLOOKUP([.A18];[corpuscat.A$1:.M$199];12;0)" office:value-type="float" office:value="0">
            <text:p>0</text:p>
          </table:table-cell>
          <table:table-cell table:style-name="ce5" table:formula="of:=VLOOKUP([.A18];[mobydick.A$1:.K$199];10;0)" office:value-type="float" office:value="0">
            <text:p>0</text:p>
          </table:table-cell>
          <table:table-cell table:style-name="ce5" table:formula="of:=VLOOKUP([.A18];[corpusen.A$1:.K$199];10;0)" office:value-type="float" office:value="0">
            <text:p>0</text:p>
          </table:table-cell>
          <table:table-cell table:style-name="ce5" table:formula="of:=VLOOKUP([.A18];[corpuses.A$1:.M$199];12;0)" office:value-type="float" office:value="363">
            <text:p>363</text:p>
          </table:table-cell>
          <table:table-cell table:style-name="ce3" table:formula="of:=[.B18]/[.B$200]" office:value-type="percentage" office:value="0.00000401697305012781">
            <text:p>0,00%</text:p>
          </table:table-cell>
          <table:table-cell table:style-name="ce3" table:formula="of:=[.C18]/[.C$200]" office:value-type="percentage" office:value="0">
            <text:p>0,00%</text:p>
          </table:table-cell>
          <table:table-cell table:style-name="ce3" table:formula="of:=[.D18]/[.D$200]" office:value-type="percentage" office:value="0">
            <text:p>0,00%</text:p>
          </table:table-cell>
          <table:table-cell table:style-name="ce3" table:formula="of:=[.E18]/[.E$200]" office:value-type="percentage" office:value="0">
            <text:p>0,00%</text:p>
          </table:table-cell>
          <table:table-cell table:style-name="ce3" table:formula="of:=[.F18]/[.F$200]" office:value-type="percentage" office:value="0.000902381242402472">
            <text:p>0,09%</text:p>
          </table:table-cell>
          <table:table-cell table:style-name="ce3" table:formula="of:=SUM([.G18:.K18])/5" office:value-type="percentage" office:value="0.00018127964309052">
            <text:p>0,02%</text:p>
          </table:table-cell>
          <table:table-cell table:style-name="ce3" table:formula="of:=SUMPRODUCT([.B$1:.F$1];[.G18:.K18])" office:value-type="percentage" office:value="0.000272120313288286">
            <text:p>0,03%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5" table:formula="of:=VLOOKUP([.A19];[rst.A$1:.M$199];12;0)" office:value-type="float" office:value="36802">
            <text:p>36802</text:p>
          </table:table-cell>
          <table:table-cell table:style-name="ce5" table:formula="of:=VLOOKUP([.A19];[corpuscat.A$1:.M$199];12;0)" office:value-type="float" office:value="537">
            <text:p>537</text:p>
          </table:table-cell>
          <table:table-cell table:style-name="ce5" table:formula="of:=VLOOKUP([.A19];[mobydick.A$1:.K$199];10;0)" office:value-type="float" office:value="69326">
            <text:p>69326</text:p>
          </table:table-cell>
          <table:table-cell table:style-name="ce5" table:formula="of:=VLOOKUP([.A19];[corpusen.A$1:.K$199];10;0)" office:value-type="float" office:value="58774">
            <text:p>58774</text:p>
          </table:table-cell>
          <table:table-cell table:style-name="ce5" table:formula="of:=VLOOKUP([.A19];[corpuses.A$1:.M$199];12;0)" office:value-type="float" office:value="30162">
            <text:p>30162</text:p>
          </table:table-cell>
          <table:table-cell table:style-name="ce3" table:formula="of:=[.B19]/[.B$200]" office:value-type="percentage" office:value="0.0492775473969345">
            <text:p>4,93%</text:p>
          </table:table-cell>
          <table:table-cell table:style-name="ce3" table:formula="of:=[.C19]/[.C$200]" office:value-type="percentage" office:value="0.030195681511471">
            <text:p>3,02%</text:p>
          </table:table-cell>
          <table:table-cell table:style-name="ce3" table:formula="of:=[.D19]/[.D$200]" office:value-type="percentage" office:value="0.0634428203804776">
            <text:p>6,34%</text:p>
          </table:table-cell>
          <table:table-cell table:style-name="ce3" table:formula="of:=[.E19]/[.E$200]" office:value-type="percentage" office:value="0.0717266056232663">
            <text:p>7,17%</text:p>
          </table:table-cell>
          <table:table-cell table:style-name="ce3" table:formula="of:=[.F19]/[.F$200]" office:value-type="percentage" office:value="0.0749796777778054">
            <text:p>7,50%</text:p>
          </table:table-cell>
          <table:table-cell table:style-name="ce3" table:formula="of:=SUM([.G19:.K19])/5" office:value-type="percentage" office:value="0.057924466537991">
            <text:p>5,79%</text:p>
          </table:table-cell>
          <table:table-cell table:style-name="ce3" table:formula="of:=SUMPRODUCT([.B$1:.F$1];[.G19:.K19])" office:value-type="percentage" office:value="0.0542141123051794">
            <text:p>5,42%</text:p>
          </table:table-cell>
        </table:table-row>
        <table:table-row table:style-name="ro5">
          <table:table-cell office:value-type="string">
            <text:p>p</text:p>
          </table:table-cell>
          <table:table-cell table:style-name="ce5" table:formula="of:=VLOOKUP([.A20];[rst.A$1:.M$199];12;0)" office:value-type="float" office:value="19705">
            <text:p>19705</text:p>
          </table:table-cell>
          <table:table-cell table:style-name="ce5" table:formula="of:=VLOOKUP([.A20];[corpuscat.A$1:.M$199];12;0)" office:value-type="float" office:value="297">
            <text:p>297</text:p>
          </table:table-cell>
          <table:table-cell table:style-name="ce5" table:formula="of:=VLOOKUP([.A20];[mobydick.A$1:.K$199];10;0)" office:value-type="float" office:value="17255">
            <text:p>17255</text:p>
          </table:table-cell>
          <table:table-cell table:style-name="ce5" table:formula="of:=VLOOKUP([.A20];[corpusen.A$1:.K$199];10;0)" office:value-type="float" office:value="13307">
            <text:p>13307</text:p>
          </table:table-cell>
          <table:table-cell table:style-name="ce5" table:formula="of:=VLOOKUP([.A20];[corpuses.A$1:.M$199];12;0)" office:value-type="float" office:value="10317">
            <text:p>10317</text:p>
          </table:table-cell>
          <table:table-cell table:style-name="ce3" table:formula="of:=[.B20]/[.B$200]" office:value-type="percentage" office:value="0.0263848179842561">
            <text:p>2,64%</text:p>
          </table:table-cell>
          <table:table-cell table:style-name="ce3" table:formula="of:=[.C20]/[.C$200]" office:value-type="percentage" office:value="0.0167004048582996">
            <text:p>1,67%</text:p>
          </table:table-cell>
          <table:table-cell table:style-name="ce3" table:formula="of:=[.D20]/[.D$200]" office:value-type="percentage" office:value="0.0157906970785151">
            <text:p>1,58%</text:p>
          </table:table-cell>
          <table:table-cell table:style-name="ce3" table:formula="of:=[.E20]/[.E$200]" office:value-type="percentage" office:value="0.0162395947362576">
            <text:p>1,62%</text:p>
          </table:table-cell>
          <table:table-cell table:style-name="ce3" table:formula="of:=[.F20]/[.F$200]" office:value-type="percentage" office:value="0.0256470172943975">
            <text:p>2,56%</text:p>
          </table:table-cell>
          <table:table-cell table:style-name="ce3" table:formula="of:=SUM([.G20:.K20])/5" office:value-type="percentage" office:value="0.0201525063903452">
            <text:p>2,02%</text:p>
          </table:table-cell>
          <table:table-cell table:style-name="ce3" table:formula="of:=SUMPRODUCT([.B$1:.F$1];[.G20:.K20])" office:value-type="percentage" office:value="0.0227143852412773">
            <text:p>2,27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5" table:formula="of:=VLOOKUP([.A21];[rst.A$1:.M$199];12;0)" office:value-type="float" office:value="6912">
            <text:p>6912</text:p>
          </table:table-cell>
          <table:table-cell table:style-name="ce5" table:formula="of:=VLOOKUP([.A21];[corpuscat.A$1:.M$199];12;0)" office:value-type="float" office:value="100">
            <text:p>100</text:p>
          </table:table-cell>
          <table:table-cell table:style-name="ce5" table:formula="of:=VLOOKUP([.A21];[mobydick.A$1:.K$199];10;0)" office:value-type="float" office:value="1556">
            <text:p>1556</text:p>
          </table:table-cell>
          <table:table-cell table:style-name="ce5" table:formula="of:=VLOOKUP([.A21];[corpusen.A$1:.K$199];10;0)" office:value-type="float" office:value="1305">
            <text:p>1305</text:p>
          </table:table-cell>
          <table:table-cell table:style-name="ce5" table:formula="of:=VLOOKUP([.A21];[corpuses.A$1:.M$199];12;0)" office:value-type="float" office:value="4005">
            <text:p>4005</text:p>
          </table:table-cell>
          <table:table-cell table:style-name="ce3" table:formula="of:=[.B21]/[.B$200]" office:value-type="percentage" office:value="0.00925510590749447">
            <text:p>0,93%</text:p>
          </table:table-cell>
          <table:table-cell table:style-name="ce3" table:formula="of:=[.C21]/[.C$200]" office:value-type="percentage" office:value="0.00562303193882141">
            <text:p>0,56%</text:p>
          </table:table-cell>
          <table:table-cell table:style-name="ce3" table:formula="of:=[.D21]/[.D$200]" office:value-type="percentage" office:value="0.00142395390635581">
            <text:p>0,14%</text:p>
          </table:table-cell>
          <table:table-cell table:style-name="ce3" table:formula="of:=[.E21]/[.E$200]" office:value-type="percentage" office:value="0.00159259571134111">
            <text:p>0,16%</text:p>
          </table:table-cell>
          <table:table-cell table:style-name="ce3" table:formula="of:=[.F21]/[.F$200]" office:value-type="percentage" office:value="0.0099560244513">
            <text:p>1,00%</text:p>
          </table:table-cell>
          <table:table-cell table:style-name="ce3" table:formula="of:=SUM([.G21:.K21])/5" office:value-type="percentage" office:value="0.00557014238306256">
            <text:p>0,56%</text:p>
          </table:table-cell>
          <table:table-cell table:style-name="ce3" table:formula="of:=SUMPRODUCT([.B$1:.F$1];[.G21:.K21])" office:value-type="percentage" office:value="0.00778605270470297">
            <text:p>0,78%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5" table:formula="of:=VLOOKUP([.A22];[rst.A$1:.M$199];12;0)" office:value-type="float" office:value="46050">
            <text:p>46050</text:p>
          </table:table-cell>
          <table:table-cell table:style-name="ce5" table:formula="of:=VLOOKUP([.A22];[corpuscat.A$1:.M$199];12;0)" office:value-type="float" office:value="682">
            <text:p>682</text:p>
          </table:table-cell>
          <table:table-cell table:style-name="ce5" table:formula="of:=VLOOKUP([.A22];[mobydick.A$1:.K$199];10;0)" office:value-type="float" office:value="52134">
            <text:p>52134</text:p>
          </table:table-cell>
          <table:table-cell table:style-name="ce5" table:formula="of:=VLOOKUP([.A22];[corpusen.A$1:.K$199];10;0)" office:value-type="float" office:value="41629">
            <text:p>41629</text:p>
          </table:table-cell>
          <table:table-cell table:style-name="ce5" table:formula="of:=VLOOKUP([.A22];[corpuses.A$1:.M$199];12;0)" office:value-type="float" office:value="24424">
            <text:p>24424</text:p>
          </table:table-cell>
          <table:table-cell table:style-name="ce3" table:formula="of:=[.B22]/[.B$200]" office:value-type="percentage" office:value="0.0616605363194618">
            <text:p>6,17%</text:p>
          </table:table-cell>
          <table:table-cell table:style-name="ce3" table:formula="of:=[.C22]/[.C$200]" office:value-type="percentage" office:value="0.038349077822762">
            <text:p>3,83%</text:p>
          </table:table-cell>
          <table:table-cell table:style-name="ce3" table:formula="of:=[.D22]/[.D$200]" office:value-type="percentage" office:value="0.0477097769626953">
            <text:p>4,77%</text:p>
          </table:table-cell>
          <table:table-cell table:style-name="ce3" table:formula="of:=[.E22]/[.E$200]" office:value-type="percentage" office:value="0.0508031930018538">
            <text:p>5,08%</text:p>
          </table:table-cell>
          <table:table-cell table:style-name="ce3" table:formula="of:=[.F22]/[.F$200]" office:value-type="percentage" office:value="0.0607155908111239">
            <text:p>6,07%</text:p>
          </table:table-cell>
          <table:table-cell table:style-name="ce3" table:formula="of:=SUM([.G22:.K22])/5" office:value-type="percentage" office:value="0.0518476349835794">
            <text:p>5,18%</text:p>
          </table:table-cell>
          <table:table-cell table:style-name="ce3" table:formula="of:=SUMPRODUCT([.B$1:.F$1];[.G22:.K22])" office:value-type="percentage" office:value="0.05437065122985">
            <text:p>5,44%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5" table:formula="of:=VLOOKUP([.A23];[rst.A$1:.M$199];12;0)" office:value-type="float" office:value="47542">
            <text:p>47542</text:p>
          </table:table-cell>
          <table:table-cell table:style-name="ce5" table:formula="of:=VLOOKUP([.A23];[corpuscat.A$1:.M$199];12;0)" office:value-type="float" office:value="858">
            <text:p>858</text:p>
          </table:table-cell>
          <table:table-cell table:style-name="ce5" table:formula="of:=VLOOKUP([.A23];[mobydick.A$1:.K$199];10;0)" office:value-type="float" office:value="64231">
            <text:p>64231</text:p>
          </table:table-cell>
          <table:table-cell table:style-name="ce5" table:formula="of:=VLOOKUP([.A23];[corpusen.A$1:.K$199];10;0)" office:value-type="float" office:value="49771">
            <text:p>49771</text:p>
          </table:table-cell>
          <table:table-cell table:style-name="ce5" table:formula="of:=VLOOKUP([.A23];[corpuses.A$1:.M$199];12;0)" office:value-type="float" office:value="25959">
            <text:p>25959</text:p>
          </table:table-cell>
          <table:table-cell table:style-name="ce3" table:formula="of:=[.B23]/[.B$200]" office:value-type="percentage" office:value="0.0636583109163921">
            <text:p>6,37%</text:p>
          </table:table-cell>
          <table:table-cell table:style-name="ce3" table:formula="of:=[.C23]/[.C$200]" office:value-type="percentage" office:value="0.0482456140350877">
            <text:p>4,82%</text:p>
          </table:table-cell>
          <table:table-cell table:style-name="ce3" table:formula="of:=[.D23]/[.D$200]" office:value-type="percentage" office:value="0.058780194960887">
            <text:p>5,88%</text:p>
          </table:table-cell>
          <table:table-cell table:style-name="ce3" table:formula="of:=[.E23]/[.E$200]" office:value-type="percentage" office:value="0.0607395257847958">
            <text:p>6,07%</text:p>
          </table:table-cell>
          <table:table-cell table:style-name="ce3" table:formula="of:=[.F23]/[.F$200]" office:value-type="percentage" office:value="0.064531445376104">
            <text:p>6,45%</text:p>
          </table:table-cell>
          <table:table-cell table:style-name="ce3" table:formula="of:=SUM([.G23:.K23])/5" office:value-type="percentage" office:value="0.0591910182146533">
            <text:p>5,92%</text:p>
          </table:table-cell>
          <table:table-cell table:style-name="ce3" table:formula="of:=SUMPRODUCT([.B$1:.F$1];[.G23:.K23])" office:value-type="percentage" office:value="0.0597164185961027">
            <text:p>5,97%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5" table:formula="of:=VLOOKUP([.A24];[rst.A$1:.M$199];12;0)" office:value-type="float" office:value="43534">
            <text:p>43534</text:p>
          </table:table-cell>
          <table:table-cell table:style-name="ce5" table:formula="of:=VLOOKUP([.A24];[corpuscat.A$1:.M$199];12;0)" office:value-type="float" office:value="847">
            <text:p>847</text:p>
          </table:table-cell>
          <table:table-cell table:style-name="ce5" table:formula="of:=VLOOKUP([.A24];[mobydick.A$1:.K$199];10;0)" office:value-type="float" office:value="87996">
            <text:p>87996</text:p>
          </table:table-cell>
          <table:table-cell table:style-name="ce5" table:formula="of:=VLOOKUP([.A24];[corpusen.A$1:.K$199];10;0)" office:value-type="float" office:value="72951">
            <text:p>72951</text:p>
          </table:table-cell>
          <table:table-cell table:style-name="ce5" table:formula="of:=VLOOKUP([.A24];[corpuses.A$1:.M$199];12;0)" office:value-type="float" office:value="15887">
            <text:p>15887</text:p>
          </table:table-cell>
          <table:table-cell table:style-name="ce3" table:formula="of:=[.B24]/[.B$200]" office:value-type="percentage" office:value="0.0582916349214213">
            <text:p>5,83%</text:p>
          </table:table-cell>
          <table:table-cell table:style-name="ce3" table:formula="of:=[.C24]/[.C$200]" office:value-type="percentage" office:value="0.0476270805218174">
            <text:p>4,76%</text:p>
          </table:table-cell>
          <table:table-cell table:style-name="ce3" table:formula="of:=[.D24]/[.D$200]" office:value-type="percentage" office:value="0.0805284369818034">
            <text:p>8,05%</text:p>
          </table:table-cell>
          <table:table-cell table:style-name="ce3" table:formula="of:=[.E24]/[.E$200]" office:value-type="percentage" office:value="0.0890279308337513">
            <text:p>8,90%</text:p>
          </table:table-cell>
          <table:table-cell table:style-name="ce3" table:formula="of:=[.F24]/[.F$200]" office:value-type="percentage" office:value="0.0394934732728597">
            <text:p>3,95%</text:p>
          </table:table-cell>
          <table:table-cell table:style-name="ce3" table:formula="of:=SUM([.G24:.K24])/5" office:value-type="percentage" office:value="0.0629937113063306">
            <text:p>6,30%</text:p>
          </table:table-cell>
          <table:table-cell table:style-name="ce3" table:formula="of:=SUMPRODUCT([.B$1:.F$1];[.G24:.K24])" office:value-type="percentage" office:value="0.0528046926026264">
            <text:p>5,28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5" table:formula="of:=VLOOKUP([.A25];[rst.A$1:.M$199];12;0)" office:value-type="float" office:value="25839">
            <text:p>25839</text:p>
          </table:table-cell>
          <table:table-cell table:style-name="ce5" table:formula="of:=VLOOKUP([.A25];[corpuscat.A$1:.M$199];12;0)" office:value-type="float" office:value="491">
            <text:p>491</text:p>
          </table:table-cell>
          <table:table-cell table:style-name="ce5" table:formula="of:=VLOOKUP([.A25];[mobydick.A$1:.K$199];10;0)" office:value-type="float" office:value="26697">
            <text:p>26697</text:p>
          </table:table-cell>
          <table:table-cell table:style-name="ce5" table:formula="of:=VLOOKUP([.A25];[corpusen.A$1:.K$199];10;0)" office:value-type="float" office:value="20682">
            <text:p>20682</text:p>
          </table:table-cell>
          <table:table-cell table:style-name="ce5" table:formula="of:=VLOOKUP([.A25];[corpuses.A$1:.M$199];12;0)" office:value-type="float" office:value="16551">
            <text:p>16551</text:p>
          </table:table-cell>
          <table:table-cell table:style-name="ce3" table:formula="of:=[.B25]/[.B$200]" office:value-type="percentage" office:value="0.0345981888807508">
            <text:p>3,46%</text:p>
          </table:table-cell>
          <table:table-cell table:style-name="ce3" table:formula="of:=[.C25]/[.C$200]" office:value-type="percentage" office:value="0.0276090868196131">
            <text:p>2,76%</text:p>
          </table:table-cell>
          <table:table-cell table:style-name="ce3" table:formula="of:=[.D25]/[.D$200]" office:value-type="percentage" office:value="0.0244314250886768">
            <text:p>2,44%</text:p>
          </table:table-cell>
          <table:table-cell table:style-name="ce3" table:formula="of:=[.E25]/[.E$200]" office:value-type="percentage" office:value="0.0252398961700819">
            <text:p>2,52%</text:p>
          </table:table-cell>
          <table:table-cell table:style-name="ce3" table:formula="of:=[.F25]/[.F$200]" office:value-type="percentage" office:value="0.0411441100358218">
            <text:p>4,11%</text:p>
          </table:table-cell>
          <table:table-cell table:style-name="ce3" table:formula="of:=SUM([.G25:.K25])/5" office:value-type="percentage" office:value="0.0306045413989889">
            <text:p>3,06%</text:p>
          </table:table-cell>
          <table:table-cell table:style-name="ce3" table:formula="of:=SUMPRODUCT([.B$1:.F$1];[.G25:.K25])" office:value-type="percentage" office:value="0.0338546063084786">
            <text:p>3,39%</text:p>
          </table:table-cell>
        </table:table-row>
        <table:table-row table:style-name="ro5">
          <table:table-cell office:value-type="string">
            <text:p>v</text:p>
          </table:table-cell>
          <table:table-cell table:style-name="ce5" table:formula="of:=VLOOKUP([.A26];[rst.A$1:.M$199];12;0)" office:value-type="float" office:value="6804">
            <text:p>6804</text:p>
          </table:table-cell>
          <table:table-cell table:style-name="ce5" table:formula="of:=VLOOKUP([.A26];[corpuscat.A$1:.M$199];12;0)" office:value-type="float" office:value="91">
            <text:p>91</text:p>
          </table:table-cell>
          <table:table-cell table:style-name="ce5" table:formula="of:=VLOOKUP([.A26];[mobydick.A$1:.K$199];10;0)" office:value-type="float" office:value="8598">
            <text:p>8598</text:p>
          </table:table-cell>
          <table:table-cell table:style-name="ce5" table:formula="of:=VLOOKUP([.A26];[corpusen.A$1:.K$199];10;0)" office:value-type="float" office:value="7089">
            <text:p>7089</text:p>
          </table:table-cell>
          <table:table-cell table:style-name="ce5" table:formula="of:=VLOOKUP([.A26];[corpuses.A$1:.M$199];12;0)" office:value-type="float" office:value="3749">
            <text:p>3749</text:p>
          </table:table-cell>
          <table:table-cell table:style-name="ce3" table:formula="of:=[.B26]/[.B$200]" office:value-type="percentage" office:value="0.00911049487768987">
            <text:p>0,91%</text:p>
          </table:table-cell>
          <table:table-cell table:style-name="ce3" table:formula="of:=[.C26]/[.C$200]" office:value-type="percentage" office:value="0.00511695906432749">
            <text:p>0,51%</text:p>
          </table:table-cell>
          <table:table-cell table:style-name="ce3" table:formula="of:=[.D26]/[.D$200]" office:value-type="percentage" office:value="0.00786835198383501">
            <text:p>0,79%</text:p>
          </table:table-cell>
          <table:table-cell table:style-name="ce3" table:formula="of:=[.E26]/[.E$200]" office:value-type="percentage" office:value="0.00865127279517023">
            <text:p>0,87%</text:p>
          </table:table-cell>
          <table:table-cell table:style-name="ce3" table:formula="of:=[.F26]/[.F$200]" office:value-type="percentage" office:value="0.00931963437401341">
            <text:p>0,93%</text:p>
          </table:table-cell>
          <table:table-cell table:style-name="ce3" table:formula="of:=SUM([.G26:.K26])/5" office:value-type="percentage" office:value="0.0080133426190072">
            <text:p>0,80%</text:p>
          </table:table-cell>
          <table:table-cell table:style-name="ce3" table:formula="of:=SUMPRODUCT([.B$1:.F$1];[.G26:.K26])" office:value-type="percentage" office:value="0.00810544294065431">
            <text:p>0,81%</text:p>
          </table:table-cell>
        </table:table-row>
        <table:table-row table:style-name="ro5">
          <table:table-cell office:value-type="string">
            <text:p>w</text:p>
          </table:table-cell>
          <table:table-cell table:style-name="ce5" table:formula="of:=VLOOKUP([.A27];[rst.A$1:.M$199];12;0)" office:value-type="float" office:value="1177">
            <text:p>1177</text:p>
          </table:table-cell>
          <table:table-cell table:style-name="ce5" table:formula="of:=VLOOKUP([.A27];[corpuscat.A$1:.M$199];12;0)" office:value-type="float" office:value="7">
            <text:p>7</text:p>
          </table:table-cell>
          <table:table-cell table:style-name="ce5" table:formula="of:=VLOOKUP([.A27];[mobydick.A$1:.K$199];10;0)" office:value-type="float" office:value="22222">
            <text:p>22222</text:p>
          </table:table-cell>
          <table:table-cell table:style-name="ce5" table:formula="of:=VLOOKUP([.A27];[corpusen.A$1:.K$199];10;0)" office:value-type="float" office:value="18068">
            <text:p>18068</text:p>
          </table:table-cell>
          <table:table-cell table:style-name="ce5" table:formula="of:=VLOOKUP([.A27];[corpuses.A$1:.M$199];12;0)" office:value-type="float" office:value="35">
            <text:p>35</text:p>
          </table:table-cell>
          <table:table-cell table:style-name="ce3" table:formula="of:=[.B27]/[.B$200]" office:value-type="percentage" office:value="0.00157599242666681">
            <text:p>0,16%</text:p>
          </table:table-cell>
          <table:table-cell table:style-name="ce3" table:formula="of:=[.C27]/[.C$200]" office:value-type="percentage" office:value="0.000393612235717499">
            <text:p>0,04%</text:p>
          </table:table-cell>
          <table:table-cell table:style-name="ce3" table:formula="of:=[.D27]/[.D$200]" office:value-type="percentage" office:value="0.0203361849016959">
            <text:p>2,03%</text:p>
          </table:table-cell>
          <table:table-cell table:style-name="ce3" table:formula="of:=[.E27]/[.E$200]" office:value-type="percentage" office:value="0.0220498232279779">
            <text:p>2,20%</text:p>
          </table:table-cell>
          <table:table-cell table:style-name="ce3" table:formula="of:=[.F27]/[.F$200]" office:value-type="percentage" office:value="0.0000870064558790262">
            <text:p>0,01%</text:p>
          </table:table-cell>
          <table:table-cell table:style-name="ce3" table:formula="of:=SUM([.G27:.K27])/5" office:value-type="percentage" office:value="0.00888852384958744">
            <text:p>0,89%</text:p>
          </table:table-cell>
          <table:table-cell table:style-name="ce3" table:formula="of:=SUMPRODUCT([.B$1:.F$1];[.G27:.K27])" office:value-type="percentage" office:value="0.0028296755180358">
            <text:p>0,28%</text:p>
          </table:table-cell>
        </table:table-row>
        <table:table-row table:style-name="ro5">
          <table:table-cell office:value-type="string">
            <text:p>x</text:p>
          </table:table-cell>
          <table:table-cell table:style-name="ce5" table:formula="of:=VLOOKUP([.A28];[rst.A$1:.M$199];12;0)" office:value-type="float" office:value="5904">
            <text:p>5904</text:p>
          </table:table-cell>
          <table:table-cell table:style-name="ce5" table:formula="of:=VLOOKUP([.A28];[corpuscat.A$1:.M$199];12;0)" office:value-type="float" office:value="90">
            <text:p>90</text:p>
          </table:table-cell>
          <table:table-cell table:style-name="ce5" table:formula="of:=VLOOKUP([.A28];[mobydick.A$1:.K$199];10;0)" office:value-type="float" office:value="1030">
            <text:p>1030</text:p>
          </table:table-cell>
          <table:table-cell table:style-name="ce5" table:formula="of:=VLOOKUP([.A28];[corpusen.A$1:.K$199];10;0)" office:value-type="float" office:value="2467">
            <text:p>2467</text:p>
          </table:table-cell>
          <table:table-cell table:style-name="ce5" table:formula="of:=VLOOKUP([.A28];[corpuses.A$1:.M$199];12;0)" office:value-type="float" office:value="873">
            <text:p>873</text:p>
          </table:table-cell>
          <table:table-cell table:style-name="ce3" table:formula="of:=[.B28]/[.B$200]" office:value-type="percentage" office:value="0.00790540296265152">
            <text:p>0,79%</text:p>
          </table:table-cell>
          <table:table-cell table:style-name="ce3" table:formula="of:=[.C28]/[.C$200]" office:value-type="percentage" office:value="0.00506072874493927">
            <text:p>0,51%</text:p>
          </table:table-cell>
          <table:table-cell table:style-name="ce3" table:formula="of:=[.D28]/[.D$200]" office:value-type="percentage" office:value="0.000942591596109567">
            <text:p>0,09%</text:p>
          </table:table-cell>
          <table:table-cell table:style-name="ce3" table:formula="of:=[.E28]/[.E$200]" office:value-type="percentage" office:value="0.00301067710335519">
            <text:p>0,30%</text:p>
          </table:table-cell>
          <table:table-cell table:style-name="ce3" table:formula="of:=[.F28]/[.F$200]" office:value-type="percentage" office:value="0.00217018959949685">
            <text:p>0,22%</text:p>
          </table:table-cell>
          <table:table-cell table:style-name="ce3" table:formula="of:=SUM([.G28:.K28])/5" office:value-type="percentage" office:value="0.00381791800131048">
            <text:p>0,38%</text:p>
          </table:table-cell>
          <table:table-cell table:style-name="ce3" table:formula="of:=SUMPRODUCT([.B$1:.F$1];[.G28:.K28])" office:value-type="percentage" office:value="0.00492215524813006">
            <text:p>0,49%</text:p>
          </table:table-cell>
        </table:table-row>
        <table:table-row table:style-name="ro5">
          <table:table-cell office:value-type="string">
            <text:p>y</text:p>
          </table:table-cell>
          <table:table-cell table:style-name="ce5" table:formula="of:=VLOOKUP([.A29];[rst.A$1:.M$199];12;0)" office:value-type="float" office:value="1720">
            <text:p>1720</text:p>
          </table:table-cell>
          <table:table-cell table:style-name="ce5" table:formula="of:=VLOOKUP([.A29];[corpuscat.A$1:.M$199];12;0)" office:value-type="float" office:value="14">
            <text:p>14</text:p>
          </table:table-cell>
          <table:table-cell table:style-name="ce5" table:formula="of:=VLOOKUP([.A29];[mobydick.A$1:.K$199];10;0)" office:value-type="float" office:value="16872">
            <text:p>16872</text:p>
          </table:table-cell>
          <table:table-cell table:style-name="ce5" table:formula="of:=VLOOKUP([.A29];[corpusen.A$1:.K$199];10;0)" office:value-type="float" office:value="11238">
            <text:p>11238</text:p>
          </table:table-cell>
          <table:table-cell table:style-name="ce5" table:formula="of:=VLOOKUP([.A29];[corpuses.A$1:.M$199];12;0)" office:value-type="float" office:value="3050">
            <text:p>3050</text:p>
          </table:table-cell>
          <table:table-cell table:style-name="ce3" table:formula="of:=[.B29]/[.B$200]" office:value-type="percentage" office:value="0.00230306454873994">
            <text:p>0,23%</text:p>
          </table:table-cell>
          <table:table-cell table:style-name="ce3" table:formula="of:=[.C29]/[.C$200]" office:value-type="percentage" office:value="0.000787224471434998">
            <text:p>0,08%</text:p>
          </table:table-cell>
          <table:table-cell table:style-name="ce3" table:formula="of:=[.D29]/[.D$200]" office:value-type="percentage" office:value="0.0154401994267579">
            <text:p>1,54%</text:p>
          </table:table-cell>
          <table:table-cell table:style-name="ce3" table:formula="of:=[.E29]/[.E$200]" office:value-type="percentage" office:value="0.0137146288153651">
            <text:p>1,37%</text:p>
          </table:table-cell>
          <table:table-cell table:style-name="ce3" table:formula="of:=[.F29]/[.F$200]" office:value-type="percentage" office:value="0.00758199115517229">
            <text:p>0,76%</text:p>
          </table:table-cell>
          <table:table-cell table:style-name="ce3" table:formula="of:=SUM([.G29:.K29])/5" office:value-type="percentage" office:value="0.00796542168349404">
            <text:p>0,80%</text:p>
          </table:table-cell>
          <table:table-cell table:style-name="ce3" table:formula="of:=SUMPRODUCT([.B$1:.F$1];[.G29:.K29])" office:value-type="percentage" office:value="0.00470070605634771">
            <text:p>0,47%</text:p>
          </table:table-cell>
        </table:table-row>
        <table:table-row table:style-name="ro5">
          <table:table-cell office:value-type="string">
            <text:p>z</text:p>
          </table:table-cell>
          <table:table-cell table:style-name="ce5" table:formula="of:=VLOOKUP([.A30];[rst.A$1:.M$199];12;0)" office:value-type="float" office:value="851">
            <text:p>851</text:p>
          </table:table-cell>
          <table:table-cell table:style-name="ce5" table:formula="of:=VLOOKUP([.A30];[corpuscat.A$1:.M$199];12;0)" office:value-type="float" office:value="32">
            <text:p>32</text:p>
          </table:table-cell>
          <table:table-cell table:style-name="ce5" table:formula="of:=VLOOKUP([.A30];[mobydick.A$1:.K$199];10;0)" office:value-type="float" office:value="632">
            <text:p>632</text:p>
          </table:table-cell>
          <table:table-cell table:style-name="ce5" table:formula="of:=VLOOKUP([.A30];[corpusen.A$1:.K$199];10;0)" office:value-type="float" office:value="882">
            <text:p>882</text:p>
          </table:table-cell>
          <table:table-cell table:style-name="ce5" table:formula="of:=VLOOKUP([.A30];[corpuses.A$1:.M$199];12;0)" office:value-type="float" office:value="1785">
            <text:p>1785</text:p>
          </table:table-cell>
          <table:table-cell table:style-name="ce3" table:formula="of:=[.B30]/[.B$200]" office:value-type="percentage" office:value="0.00113948135521959">
            <text:p>0,11%</text:p>
          </table:table-cell>
          <table:table-cell table:style-name="ce3" table:formula="of:=[.C30]/[.C$200]" office:value-type="percentage" office:value="0.00179937022042285">
            <text:p>0,18%</text:p>
          </table:table-cell>
          <table:table-cell table:style-name="ce3" table:formula="of:=[.D30]/[.D$200]" office:value-type="percentage" office:value="0.000578366882273055">
            <text:p>0,06%</text:p>
          </table:table-cell>
          <table:table-cell table:style-name="ce3" table:formula="of:=[.E30]/[.E$200]" office:value-type="percentage" office:value="0.00107637503249261">
            <text:p>0,11%</text:p>
          </table:table-cell>
          <table:table-cell table:style-name="ce3" table:formula="of:=[.F30]/[.F$200]" office:value-type="percentage" office:value="0.00443732924983034">
            <text:p>0,44%</text:p>
          </table:table-cell>
          <table:table-cell table:style-name="ce3" table:formula="of:=SUM([.G30:.K30])/5" office:value-type="percentage" office:value="0.00180618454804769">
            <text:p>0,18%</text:p>
          </table:table-cell>
          <table:table-cell table:style-name="ce3" table:formula="of:=SUMPRODUCT([.B$1:.F$1];[.G30:.K30])" office:value-type="percentage" office:value="0.00227255706312434">
            <text:p>0,23%</text:p>
          </table:table-cell>
        </table:table-row>
        <table:table-row table:style-name="ro1">
          <table:table-cell office:value-type="string">
            <text:p>.</text:p>
          </table:table-cell>
          <table:table-cell table:style-name="ce5" table:formula="of:=VLOOKUP([.A31];[rst.A$1:.M$199];12;0)" office:value-type="float" office:value="83219">
            <text:p>83219</text:p>
          </table:table-cell>
          <table:table-cell table:style-name="ce5" table:formula="of:=VLOOKUP([.A31];[corpuscat.A$1:.M$199];12;0)" office:value-type="float" office:value="6571">
            <text:p>6571</text:p>
          </table:table-cell>
          <table:table-cell table:style-name="ce5" table:formula="of:=VLOOKUP([.A31];[mobydick.A$1:.K$199];10;0)" office:value-type="float" office:value="117092">
            <text:p>117092</text:p>
          </table:table-cell>
          <table:table-cell table:style-name="ce5" table:formula="of:=VLOOKUP([.A31];[corpusen.A$1:.K$199];10;0)" office:value-type="float" office:value="89136">
            <text:p>89136</text:p>
          </table:table-cell>
          <table:table-cell table:style-name="ce5" table:formula="of:=VLOOKUP([.A31];[corpuses.A$1:.M$199];12;0)" office:value-type="float" office:value="45677">
            <text:p>45677</text:p>
          </table:table-cell>
          <table:table-cell table:style-name="ce3" table:formula="of:=[.B31]/[.B$200]" office:value-type="percentage" office:value="0.111429493419529">
            <text:p>11,14%</text:p>
          </table:table-cell>
          <table:table-cell table:style-name="ce3" table:formula="of:=[.C31]/[.C$200]" office:value-type="percentage" office:value="0.369489428699955">
            <text:p>36,95%</text:p>
          </table:table-cell>
          <table:table-cell table:style-name="ce3" table:formula="of:=[.D31]/[.D$200]" office:value-type="percentage" office:value="0.107155276865691">
            <text:p>10,72%</text:p>
          </table:table-cell>
          <table:table-cell table:style-name="ce3" table:formula="of:=[.E31]/[.E$200]" office:value-type="percentage" office:value="0.108779778793947">
            <text:p>10,88%</text:p>
          </table:table-cell>
          <table:table-cell table:style-name="ce3" table:formula="of:=[.F31]/[.F$200]" office:value-type="percentage" office:value="0.113548396719608">
            <text:p>11,35%</text:p>
          </table:table-cell>
          <table:table-cell table:style-name="ce3" table:formula="of:=SUM([.G31:.K31])/5" office:value-type="percentage" office:value="0.162080474899746">
            <text:p>16,21%</text:p>
          </table:table-cell>
          <table:table-cell table:style-name="ce3" table:formula="of:=SUMPRODUCT([.B$1:.F$1];[.G31:.K31])" office:value-type="percentage" office:value="0.176266441709253">
            <text:p>17,63%</text:p>
          </table:table-cell>
        </table:table-row>
        <table:table-row table:style-name="ro1">
          <table:table-cell office:value-type="string">
            <text:p>,</text:p>
          </table:table-cell>
          <table:table-cell table:style-name="ce5" table:formula="of:=VLOOKUP([.A32];[rst.A$1:.M$199];12;0)" office:value-type="float" office:value="5936">
            <text:p>5936</text:p>
          </table:table-cell>
          <table:table-cell table:style-name="ce5" table:formula="of:=VLOOKUP([.A32];[corpuscat.A$1:.M$199];12;0)" office:value-type="float" office:value="121">
            <text:p>121</text:p>
          </table:table-cell>
          <table:table-cell table:style-name="ce5" table:formula="of:=VLOOKUP([.A32];[mobydick.A$1:.K$199];10;0)" office:value-type="float" office:value="19229">
            <text:p>19229</text:p>
          </table:table-cell>
          <table:table-cell table:style-name="ce5" table:formula="of:=VLOOKUP([.A32];[corpusen.A$1:.K$199];10;0)" office:value-type="float" office:value="10255">
            <text:p>10255</text:p>
          </table:table-cell>
          <table:table-cell table:style-name="ce5" table:formula="of:=VLOOKUP([.A32];[corpuses.A$1:.M$199];12;0)" office:value-type="float" office:value="4515">
            <text:p>4515</text:p>
          </table:table-cell>
          <table:table-cell table:style-name="ce3" table:formula="of:=[.B32]/[.B$200]" office:value-type="percentage" office:value="0.00794825067518622">
            <text:p>0,79%</text:p>
          </table:table-cell>
          <table:table-cell table:style-name="ce3" table:formula="of:=[.C32]/[.C$200]" office:value-type="percentage" office:value="0.00680386864597391">
            <text:p>0,68%</text:p>
          </table:table-cell>
          <table:table-cell table:style-name="ce3" table:formula="of:=[.D32]/[.D$200]" office:value-type="percentage" office:value="0.0175971784481465">
            <text:p>1,76%</text:p>
          </table:table-cell>
          <table:table-cell table:style-name="ce3" table:formula="of:=[.E32]/[.E$200]" office:value-type="percentage" office:value="0.0125149954174736">
            <text:p>1,25%</text:p>
          </table:table-cell>
          <table:table-cell table:style-name="ce3" table:formula="of:=[.F32]/[.F$200]" office:value-type="percentage" office:value="0.0112238328083944">
            <text:p>1,12%</text:p>
          </table:table-cell>
          <table:table-cell table:style-name="ce3" table:formula="of:=SUM([.G32:.K32])/5" office:value-type="percentage" office:value="0.0112176251990349">
            <text:p>1,12%</text:p>
          </table:table-cell>
          <table:table-cell table:style-name="ce3" table:formula="of:=SUMPRODUCT([.B$1:.F$1];[.G32:.K32])" office:value-type="percentage" office:value="0.00925396977299452">
            <text:p>0,93%</text:p>
          </table:table-cell>
        </table:table-row>
        <table:table-row table:style-name="ro1">
          <table:table-cell office:value-type="string">
            <text:p>:</text:p>
          </table:table-cell>
          <table:table-cell table:style-name="ce5" table:formula="of:=VLOOKUP([.A33];[rst.A$1:.M$199];12;0)" office:value-type="float" office:value="4527">
            <text:p>4527</text:p>
          </table:table-cell>
          <table:table-cell table:style-name="ce5" table:formula="of:=VLOOKUP([.A33];[corpuscat.A$1:.M$199];12;0)" office:value-type="float" office:value="39">
            <text:p>39</text:p>
          </table:table-cell>
          <table:table-cell table:style-name="ce5" table:formula="of:=VLOOKUP([.A33];[mobydick.A$1:.K$199];10;0)" office:value-type="float" office:value="196">
            <text:p>196</text:p>
          </table:table-cell>
          <table:table-cell table:style-name="ce5" table:formula="of:=VLOOKUP([.A33];[corpusen.A$1:.K$199];10;0)" office:value-type="float" office:value="69">
            <text:p>69</text:p>
          </table:table-cell>
          <table:table-cell table:style-name="ce5" table:formula="of:=VLOOKUP([.A33];[corpuses.A$1:.M$199];12;0)" office:value-type="float" office:value="1105">
            <text:p>1105</text:p>
          </table:table-cell>
          <table:table-cell table:style-name="ce3" table:formula="of:=[.B33]/[.B$200]" office:value-type="percentage" office:value="0.00606161233264286">
            <text:p>0,61%</text:p>
          </table:table-cell>
          <table:table-cell table:style-name="ce3" table:formula="of:=[.C33]/[.C$200]" office:value-type="percentage" office:value="0.00219298245614035">
            <text:p>0,22%</text:p>
          </table:table-cell>
          <table:table-cell table:style-name="ce3" table:formula="of:=[.D33]/[.D$200]" office:value-type="percentage" office:value="0.000179366944502403">
            <text:p>0,02%</text:p>
          </table:table-cell>
          <table:table-cell table:style-name="ce3" table:formula="of:=[.E33]/[.E$200]" office:value-type="percentage" office:value="0.0000842062100249323">
            <text:p>0,01%</text:p>
          </table:table-cell>
          <table:table-cell table:style-name="ce3" table:formula="of:=[.F33]/[.F$200]" office:value-type="percentage" office:value="0.00274691810703783">
            <text:p>0,27%</text:p>
          </table:table-cell>
          <table:table-cell table:style-name="ce3" table:formula="of:=SUM([.G33:.K33])/5" office:value-type="percentage" office:value="0.00225301721006968">
            <text:p>0,23%</text:p>
          </table:table-cell>
          <table:table-cell table:style-name="ce3" table:formula="of:=SUMPRODUCT([.B$1:.F$1];[.G33:.K33])" office:value-type="percentage" office:value="0.00350516080560826">
            <text:p>0,35%</text:p>
          </table:table-cell>
        </table:table-row>
        <table:table-row table:style-name="ro1">
          <table:table-cell office:value-type="string">
            <text:p>;</text:p>
          </table:table-cell>
          <table:table-cell table:style-name="ce5" table:formula="of:=VLOOKUP([.A34];[rst.A$1:.M$199];12;0)" office:value-type="float" office:value="2211">
            <text:p>2211</text:p>
          </table:table-cell>
          <table:table-cell table:style-name="ce5" table:formula="of:=VLOOKUP([.A34];[corpuscat.A$1:.M$199];12;0)" office:value-type="float" office:value="3">
            <text:p>3</text:p>
          </table:table-cell>
          <table:table-cell table:style-name="ce5" table:formula="of:=VLOOKUP([.A34];[mobydick.A$1:.K$199];10;0)" office:value-type="float" office:value="4173">
            <text:p>4173</text:p>
          </table:table-cell>
          <table:table-cell table:style-name="ce5" table:formula="of:=VLOOKUP([.A34];[corpusen.A$1:.K$199];10;0)" office:value-type="float" office:value="34">
            <text:p>34</text:p>
          </table:table-cell>
          <table:table-cell table:style-name="ce5" table:formula="of:=VLOOKUP([.A34];[corpuses.A$1:.M$199];12;0)" office:value-type="float" office:value="26">
            <text:p>26</text:p>
          </table:table-cell>
          <table:table-cell table:style-name="ce3" table:formula="of:=[.B34]/[.B$200]" office:value-type="percentage" office:value="0.00296050913794419">
            <text:p>0,30%</text:p>
          </table:table-cell>
          <table:table-cell table:style-name="ce3" table:formula="of:=[.C34]/[.C$200]" office:value-type="percentage" office:value="0.000168690958164642">
            <text:p>0,02%</text:p>
          </table:table-cell>
          <table:table-cell table:style-name="ce3" table:formula="of:=[.D34]/[.D$200]" office:value-type="percentage" office:value="0.00381886867045168">
            <text:p>0,38%</text:p>
          </table:table-cell>
          <table:table-cell table:style-name="ce3" table:formula="of:=[.E34]/[.E$200]" office:value-type="percentage" office:value="0.0000414929150847493">
            <text:p>0,00%</text:p>
          </table:table-cell>
          <table:table-cell table:style-name="ce3" table:formula="of:=[.F34]/[.F$200]" office:value-type="percentage" office:value="0.0000646333672244195">
            <text:p>0,01%</text:p>
          </table:table-cell>
          <table:table-cell table:style-name="ce3" table:formula="of:=SUM([.G34:.K34])/5" office:value-type="percentage" office:value="0.00141083900977394">
            <text:p>0,14%</text:p>
          </table:table-cell>
          <table:table-cell table:style-name="ce3" table:formula="of:=SUMPRODUCT([.B$1:.F$1];[.G34:.K34])" office:value-type="percentage" office:value="0.00121521151215844">
            <text:p>0,12%</text:p>
          </table:table-cell>
        </table:table-row>
        <table:table-row table:style-name="ro1">
          <table:table-cell office:value-type="string">
            <text:p>-</text:p>
          </table:table-cell>
          <table:table-cell table:style-name="ce5" table:formula="of:=VLOOKUP([.A35];[rst.A$1:.M$199];12;0)" office:value-type="float" office:value="1">
            <text:p>1</text:p>
          </table:table-cell>
          <table:table-cell table:style-name="ce5" table:formula="of:=VLOOKUP([.A35];[corpuscat.A$1:.M$199];12;0)" office:value-type="float" office:value="0">
            <text:p>0</text:p>
          </table:table-cell>
          <table:table-cell table:style-name="ce5" table:formula="of:=VLOOKUP([.A35];[mobydick.A$1:.K$199];10;0)" office:value-type="float" office:value="0">
            <text:p>0</text:p>
          </table:table-cell>
          <table:table-cell table:style-name="ce5" table:formula="of:=VLOOKUP([.A35];[corpusen.A$1:.K$199];10;0)" office:value-type="float" office:value="0">
            <text:p>0</text:p>
          </table:table-cell>
          <table:table-cell table:style-name="ce5" table:formula="of:=VLOOKUP([.A35];[corpuses.A$1:.M$199];12;0)" office:value-type="float" office:value="0">
            <text:p>0</text:p>
          </table:table-cell>
          <table:table-cell table:style-name="ce3" table:formula="of:=[.B35]/[.B$200]" office:value-type="percentage" office:value="0.00000133899101670927">
            <text:p>0,00%</text:p>
          </table:table-cell>
          <table:table-cell table:style-name="ce3" table:formula="of:=[.C35]/[.C$200]" office:value-type="percentage" office:value="0">
            <text:p>0,00%</text:p>
          </table:table-cell>
          <table:table-cell table:style-name="ce3" table:formula="of:=[.D35]/[.D$200]" office:value-type="percentage" office:value="0">
            <text:p>0,00%</text:p>
          </table:table-cell>
          <table:table-cell table:style-name="ce3" table:formula="of:=[.E35]/[.E$200]" office:value-type="percentage" office:value="0">
            <text:p>0,00%</text:p>
          </table:table-cell>
          <table:table-cell table:style-name="ce3" table:formula="of:=[.F35]/[.F$200]" office:value-type="percentage" office:value="0">
            <text:p>0,00%</text:p>
          </table:table-cell>
          <table:table-cell table:style-name="ce3" table:formula="of:=SUM([.G35:.K35])/5" office:value-type="percentage" office:value="0.000000267798203341854">
            <text:p>0,00%</text:p>
          </table:table-cell>
          <table:table-cell table:style-name="ce3" table:formula="of:=SUMPRODUCT([.B$1:.F$1];[.G35:.K35])" office:value-type="percentage" office:value="0.000000468646855848244">
            <text:p>0,00%</text:p>
          </table:table-cell>
        </table:table-row>
        <table:table-row table:style-name="ro1">
          <table:table-cell office:value-type="string">
            <text:p>&lt;</text:p>
          </table:table-cell>
          <table:table-cell table:style-name="ce5" table:formula="of:=VLOOKUP([.A36];[rst.A$1:.M$199];12;0)" office:value-type="float" office:value="613">
            <text:p>613</text:p>
          </table:table-cell>
          <table:table-cell table:style-name="ce5" table:formula="of:=VLOOKUP([.A36];[corpuscat.A$1:.M$199];12;0)" office:value-type="float" office:value="0">
            <text:p>0</text:p>
          </table:table-cell>
          <table:table-cell table:style-name="ce5" table:formula="of:=VLOOKUP([.A36];[mobydick.A$1:.K$199];10;0)" office:value-type="float" office:value="0">
            <text:p>0</text:p>
          </table:table-cell>
          <table:table-cell table:style-name="ce5" table:formula="of:=VLOOKUP([.A36];[corpusen.A$1:.K$199];10;0)" office:value-type="float" office:value="3">
            <text:p>3</text:p>
          </table:table-cell>
          <table:table-cell table:style-name="ce5" table:formula="of:=VLOOKUP([.A36];[corpuses.A$1:.M$199];12;0)" office:value-type="float" office:value="3">
            <text:p>3</text:p>
          </table:table-cell>
          <table:table-cell table:style-name="ce3" table:formula="of:=[.B36]/[.B$200]" office:value-type="percentage" office:value="0.000820801493242782">
            <text:p>0,08%</text:p>
          </table:table-cell>
          <table:table-cell table:style-name="ce3" table:formula="of:=[.C36]/[.C$200]" office:value-type="percentage" office:value="0">
            <text:p>0,00%</text:p>
          </table:table-cell>
          <table:table-cell table:style-name="ce3" table:formula="of:=[.D36]/[.D$200]" office:value-type="percentage" office:value="0">
            <text:p>0,00%</text:p>
          </table:table-cell>
          <table:table-cell table:style-name="ce3" table:formula="of:=[.E36]/[.E$200]" office:value-type="percentage" office:value="0.00000366113956630141">
            <text:p>0,00%</text:p>
          </table:table-cell>
          <table:table-cell table:style-name="ce3" table:formula="of:=[.F36]/[.F$200]" office:value-type="percentage" office:value="0.00000745769621820225">
            <text:p>0,00%</text:p>
          </table:table-cell>
          <table:table-cell table:style-name="ce3" table:formula="of:=SUM([.G36:.K36])/5" office:value-type="percentage" office:value="0.000166384065805457">
            <text:p>0,02%</text:p>
          </table:table-cell>
          <table:table-cell table:style-name="ce3" table:formula="of:=SUMPRODUCT([.B$1:.F$1];[.G36:.K36])" office:value-type="percentage" office:value="0.000289774111270075">
            <text:p>0,03%</text:p>
          </table:table-cell>
        </table:table-row>
        <table:table-row table:style-name="ro1">
          <table:table-cell office:value-type="string">
            <text:p>&gt;</text:p>
          </table:table-cell>
          <table:table-cell table:style-name="ce5" table:formula="of:=VLOOKUP([.A37];[rst.A$1:.M$199];12;0)" office:value-type="float" office:value="951">
            <text:p>951</text:p>
          </table:table-cell>
          <table:table-cell table:style-name="ce5" table:formula="of:=VLOOKUP([.A37];[corpuscat.A$1:.M$199];12;0)" office:value-type="float" office:value="0">
            <text:p>0</text:p>
          </table:table-cell>
          <table:table-cell table:style-name="ce5" table:formula="of:=VLOOKUP([.A37];[mobydick.A$1:.K$199];10;0)" office:value-type="float" office:value="0">
            <text:p>0</text:p>
          </table:table-cell>
          <table:table-cell table:style-name="ce5" table:formula="of:=VLOOKUP([.A37];[corpusen.A$1:.K$199];10;0)" office:value-type="float" office:value="11">
            <text:p>11</text:p>
          </table:table-cell>
          <table:table-cell table:style-name="ce5" table:formula="of:=VLOOKUP([.A37];[corpuses.A$1:.M$199];12;0)" office:value-type="float" office:value="6">
            <text:p>6</text:p>
          </table:table-cell>
          <table:table-cell table:style-name="ce3" table:formula="of:=[.B37]/[.B$200]" office:value-type="percentage" office:value="0.00127338045689051">
            <text:p>0,13%</text:p>
          </table:table-cell>
          <table:table-cell table:style-name="ce3" table:formula="of:=[.C37]/[.C$200]" office:value-type="percentage" office:value="0">
            <text:p>0,00%</text:p>
          </table:table-cell>
          <table:table-cell table:style-name="ce3" table:formula="of:=[.D37]/[.D$200]" office:value-type="percentage" office:value="0">
            <text:p>0,00%</text:p>
          </table:table-cell>
          <table:table-cell table:style-name="ce3" table:formula="of:=[.E37]/[.E$200]" office:value-type="percentage" office:value="0.0000134241784097718">
            <text:p>0,00%</text:p>
          </table:table-cell>
          <table:table-cell table:style-name="ce3" table:formula="of:=[.F37]/[.F$200]" office:value-type="percentage" office:value="0.0000149153924364045">
            <text:p>0,00%</text:p>
          </table:table-cell>
          <table:table-cell table:style-name="ce3" table:formula="of:=SUM([.G37:.K37])/5" office:value-type="percentage" office:value="0.000260344005547338">
            <text:p>0,03%</text:p>
          </table:table-cell>
          <table:table-cell table:style-name="ce3" table:formula="of:=SUMPRODUCT([.B$1:.F$1];[.G37:.K37])" office:value-type="percentage" office:value="0.000451097470131286">
            <text:p>0,05%</text:p>
          </table:table-cell>
        </table:table-row>
        <table:table-row table:style-name="ro1">
          <table:table-cell office:value-type="string">
            <text:p>_</text:p>
          </table:table-cell>
          <table:table-cell table:style-name="ce5" table:formula="of:=VLOOKUP([.A38];[rst.A$1:.M$199];12;0)" office:value-type="float" office:value="1315">
            <text:p>1315</text:p>
          </table:table-cell>
          <table:table-cell table:style-name="ce5" table:formula="of:=VLOOKUP([.A38];[corpuscat.A$1:.M$199];12;0)" office:value-type="float" office:value="1">
            <text:p>1</text:p>
          </table:table-cell>
          <table:table-cell table:style-name="ce5" table:formula="of:=VLOOKUP([.A38];[mobydick.A$1:.K$199];10;0)" office:value-type="float" office:value="26">
            <text:p>26</text:p>
          </table:table-cell>
          <table:table-cell table:style-name="ce5" table:formula="of:=VLOOKUP([.A38];[corpusen.A$1:.K$199];10;0)" office:value-type="float" office:value="12">
            <text:p>12</text:p>
          </table:table-cell>
          <table:table-cell table:style-name="ce5" table:formula="of:=VLOOKUP([.A38];[corpuses.A$1:.M$199];12;0)" office:value-type="float" office:value="1">
            <text:p>1</text:p>
          </table:table-cell>
          <table:table-cell table:style-name="ce3" table:formula="of:=[.B38]/[.B$200]" office:value-type="percentage" office:value="0.00176077318697269">
            <text:p>0,18%</text:p>
          </table:table-cell>
          <table:table-cell table:style-name="ce3" table:formula="of:=[.C38]/[.C$200]" office:value-type="percentage" office:value="0.0000562303193882141">
            <text:p>0,01%</text:p>
          </table:table-cell>
          <table:table-cell table:style-name="ce3" table:formula="of:=[.D38]/[.D$200]" office:value-type="percentage" office:value="0.0000237935742707269">
            <text:p>0,00%</text:p>
          </table:table-cell>
          <table:table-cell table:style-name="ce3" table:formula="of:=[.E38]/[.E$200]" office:value-type="percentage" office:value="0.0000146445582652056">
            <text:p>0,00%</text:p>
          </table:table-cell>
          <table:table-cell table:style-name="ce3" table:formula="of:=[.F38]/[.F$200]" office:value-type="percentage" office:value="0.00000248589873940075">
            <text:p>0,00%</text:p>
          </table:table-cell>
          <table:table-cell table:style-name="ce3" table:formula="of:=SUM([.G38:.K38])/5" office:value-type="percentage" office:value="0.000371585507527247">
            <text:p>0,04%</text:p>
          </table:table-cell>
          <table:table-cell table:style-name="ce3" table:formula="of:=SUMPRODUCT([.B$1:.F$1];[.G38:.K38])" office:value-type="percentage" office:value="0.000632812891216001">
            <text:p>0,06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5" table:formula="of:=VLOOKUP([.A39];[rst.A$1:.M$199];12;0)" office:value-type="float" office:value="10956">
            <text:p>10956</text:p>
          </table:table-cell>
          <table:table-cell table:style-name="ce5" table:formula="of:=VLOOKUP([.A39];[corpuscat.A$1:.M$199];12;0)" office:value-type="float" office:value="77">
            <text:p>77</text:p>
          </table:table-cell>
          <table:table-cell table:style-name="ce5" table:formula="of:=VLOOKUP([.A39];[mobydick.A$1:.K$199];10;0)" office:value-type="float" office:value="0">
            <text:p>0</text:p>
          </table:table-cell>
          <table:table-cell table:style-name="ce5" table:formula="of:=VLOOKUP([.A39];[corpusen.A$1:.K$199];10;0)" office:value-type="float" office:value="0">
            <text:p>0</text:p>
          </table:table-cell>
          <table:table-cell table:style-name="ce5" table:formula="of:=VLOOKUP([.A39];[corpuses.A$1:.M$199];12;0)" office:value-type="float" office:value="0">
            <text:p>0</text:p>
          </table:table-cell>
          <table:table-cell table:style-name="ce3" table:formula="of:=[.B39]/[.B$200]" office:value-type="percentage" office:value="0.0146699855790668">
            <text:p>1,47%</text:p>
          </table:table-cell>
          <table:table-cell table:style-name="ce3" table:formula="of:=[.C39]/[.C$200]" office:value-type="percentage" office:value="0.00432973459289249">
            <text:p>0,43%</text:p>
          </table:table-cell>
          <table:table-cell table:style-name="ce3" table:formula="of:=[.D39]/[.D$200]" office:value-type="percentage" office:value="0">
            <text:p>0,00%</text:p>
          </table:table-cell>
          <table:table-cell table:style-name="ce3" table:formula="of:=[.E39]/[.E$200]" office:value-type="percentage" office:value="0">
            <text:p>0,00%</text:p>
          </table:table-cell>
          <table:table-cell table:style-name="ce3" table:formula="of:=[.F39]/[.F$200]" office:value-type="percentage" office:value="0">
            <text:p>0,00%</text:p>
          </table:table-cell>
          <table:table-cell table:style-name="ce3" table:formula="of:=SUM([.G39:.K39])/5" office:value-type="percentage" office:value="0.00379994403439185">
            <text:p>0,38%</text:p>
          </table:table-cell>
          <table:table-cell table:style-name="ce3" table:formula="of:=SUMPRODUCT([.B$1:.F$1];[.G39:.K39])" office:value-type="percentage" office:value="0.00621692860089649">
            <text:p>0,62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5" table:formula="of:=VLOOKUP([.A40];[rst.A$1:.M$199];12;0)" office:value-type="float" office:value="7320">
            <text:p>7320</text:p>
          </table:table-cell>
          <table:table-cell table:style-name="ce5" table:formula="of:=VLOOKUP([.A40];[corpuscat.A$1:.M$199];12;0)" office:value-type="float" office:value="208">
            <text:p>208</text:p>
          </table:table-cell>
          <table:table-cell table:style-name="ce5" table:formula="of:=VLOOKUP([.A40];[mobydick.A$1:.K$199];10;0)" office:value-type="float" office:value="0">
            <text:p>0</text:p>
          </table:table-cell>
          <table:table-cell table:style-name="ce5" table:formula="of:=VLOOKUP([.A40];[corpusen.A$1:.K$199];10;0)" office:value-type="float" office:value="0">
            <text:p>0</text:p>
          </table:table-cell>
          <table:table-cell table:style-name="ce5" table:formula="of:=VLOOKUP([.A40];[corpuses.A$1:.M$199];12;0)" office:value-type="float" office:value="7473">
            <text:p>7473</text:p>
          </table:table-cell>
          <table:table-cell table:style-name="ce3" table:formula="of:=[.B40]/[.B$200]" office:value-type="percentage" office:value="0.00980141424231185">
            <text:p>0,98%</text:p>
          </table:table-cell>
          <table:table-cell table:style-name="ce3" table:formula="of:=[.C40]/[.C$200]" office:value-type="percentage" office:value="0.0116959064327485">
            <text:p>1,17%</text:p>
          </table:table-cell>
          <table:table-cell table:style-name="ce3" table:formula="of:=[.D40]/[.D$200]" office:value-type="percentage" office:value="0">
            <text:p>0,00%</text:p>
          </table:table-cell>
          <table:table-cell table:style-name="ce3" table:formula="of:=[.E40]/[.E$200]" office:value-type="percentage" office:value="0">
            <text:p>0,00%</text:p>
          </table:table-cell>
          <table:table-cell table:style-name="ce3" table:formula="of:=[.F40]/[.F$200]" office:value-type="percentage" office:value="0.0185771212795418">
            <text:p>1,86%</text:p>
          </table:table-cell>
          <table:table-cell table:style-name="ce3" table:formula="of:=SUM([.G40:.K40])/5" office:value-type="percentage" office:value="0.00801488839092044">
            <text:p>0,80%</text:p>
          </table:table-cell>
          <table:table-cell table:style-name="ce3" table:formula="of:=SUMPRODUCT([.B$1:.F$1];[.G40:.K40])" office:value-type="percentage" office:value="0.0119276079768588">
            <text:p>1,19%</text:p>
          </table:table-cell>
        </table:table-row>
        <table:table-row table:style-name="ro1">
          <table:table-cell office:value-type="string">
            <text:p>*</text:p>
          </table:table-cell>
          <table:table-cell table:style-name="ce5" table:formula="of:=VLOOKUP([.A41];[rst.A$1:.M$199];12;0)" office:value-type="float" office:value="5195">
            <text:p>5195</text:p>
          </table:table-cell>
          <table:table-cell table:style-name="ce5" table:formula="of:=VLOOKUP([.A41];[corpuscat.A$1:.M$199];12;0)" office:value-type="float" office:value="0">
            <text:p>0</text:p>
          </table:table-cell>
          <table:table-cell table:style-name="ce5" table:formula="of:=VLOOKUP([.A41];[mobydick.A$1:.K$199];10;0)" office:value-type="float" office:value="45">
            <text:p>45</text:p>
          </table:table-cell>
          <table:table-cell table:style-name="ce5" table:formula="of:=VLOOKUP([.A41];[corpusen.A$1:.K$199];10;0)" office:value-type="float" office:value="5">
            <text:p>5</text:p>
          </table:table-cell>
          <table:table-cell table:style-name="ce5" table:formula="of:=VLOOKUP([.A41];[corpuses.A$1:.M$199];12;0)" office:value-type="float" office:value="0">
            <text:p>0</text:p>
          </table:table-cell>
          <table:table-cell table:style-name="ce3" table:formula="of:=[.B41]/[.B$200]" office:value-type="percentage" office:value="0.00695605833180465">
            <text:p>0,70%</text:p>
          </table:table-cell>
          <table:table-cell table:style-name="ce3" table:formula="of:=[.C41]/[.C$200]" office:value-type="percentage" office:value="0">
            <text:p>0,00%</text:p>
          </table:table-cell>
          <table:table-cell table:style-name="ce3" table:formula="of:=[.D41]/[.D$200]" office:value-type="percentage" office:value="0.0000411811862377966">
            <text:p>0,00%</text:p>
          </table:table-cell>
          <table:table-cell table:style-name="ce3" table:formula="of:=[.E41]/[.E$200]" office:value-type="percentage" office:value="0.00000610189927716901">
            <text:p>0,00%</text:p>
          </table:table-cell>
          <table:table-cell table:style-name="ce3" table:formula="of:=[.F41]/[.F$200]" office:value-type="percentage" office:value="0">
            <text:p>0,00%</text:p>
          </table:table-cell>
          <table:table-cell table:style-name="ce3" table:formula="of:=SUM([.G41:.K41])/5" office:value-type="percentage" office:value="0.00140066828346392">
            <text:p>0,14%</text:p>
          </table:table-cell>
          <table:table-cell table:style-name="ce3" table:formula="of:=SUMPRODUCT([.B$1:.F$1];[.G41:.K41])" office:value-type="percentage" office:value="0.00243628298466816">
            <text:p>0,24%</text:p>
          </table:table-cell>
        </table:table-row>
        <table:table-row table:style-name="ro1" table:number-rows-repeated="37">
          <table:table-cell/>
          <table:table-cell table:style-name="ce4" table:number-columns-repeated="5"/>
          <table:table-cell table:number-columns-repeated="7"/>
        </table:table-row>
        <table:table-row table:style-name="ro1" table:number-rows-repeated="121">
          <table:table-cell table:number-columns-repeated="13"/>
        </table:table-row>
        <table:table-row table:style-name="ro1">
          <table:table-cell/>
          <table:table-cell table:formula="of:=SUM([.B3:.B199])" office:value-type="float" office:value="746831">
            <text:p>746831</text:p>
          </table:table-cell>
          <table:table-cell table:formula="of:=SUM([.C3:.C199])" office:value-type="float" office:value="17784">
            <text:p>17784</text:p>
          </table:table-cell>
          <table:table-cell table:formula="of:=SUM([.D3:.D199])" office:value-type="float" office:value="1092732">
            <text:p>1092732</text:p>
          </table:table-cell>
          <table:table-cell table:formula="of:=SUM([.E3:.E199])" office:value-type="float" office:value="819417">
            <text:p>819417</text:p>
          </table:table-cell>
          <table:table-cell table:formula="of:=SUM([.F3:.F199])" office:value-type="float" office:value="402269">
            <text:p>402269</text:p>
          </table:table-cell>
          <table:table-cell table:number-columns-repeated="7"/>
        </table:table-row>
        <table:table-row table:style-name="ro1" table:number-rows-repeated="1048375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ymfreq" table:style-name="ta1">
        <table:shapes>
          <draw:frame draw:z-index="0" draw:style-name="gr1" svg:width="20.468cm" svg:height="8.999cm" svg:x="7.905cm" svg:y="0cm">
            <draw:object draw:notify-on-update-of-ranges="symfreq.A1:symfreq.A35 symfreq.B1:symfreq.B3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Default"/>
        <table:table-column table:style-name="co18" table:default-cell-style-name="ce6"/>
        <table:table-row table:style-name="ro1">
          <table:table-cell office:value-type="string">
            <text:p>-</text:p>
          </table:table-cell>
          <table:table-cell table:formula="of:=[resum.M35]+[resum.M38]" office:value-type="percentage" office:value="0.000633281538071849">
            <text:p>0,063328153807185%</text:p>
          </table:table-cell>
        </table:table-row>
        <table:table-row table:style-name="ro1">
          <table:table-cell office:value-type="string">
            <text:p>,</text:p>
          </table:table-cell>
          <table:table-cell table:style-name="ce7" table:formula="of:=[resum.M32]+[resum.M34]" office:value-type="percentage" office:value="0.010469181285153">
            <text:p>1,046918128515300%</text:p>
          </table:table-cell>
        </table:table-row>
        <table:table-row table:style-name="ro1">
          <table:table-cell office:value-type="string">
            <text:p>.</text:p>
          </table:table-cell>
          <table:table-cell table:style-name="ce7" table:formula="of:=[resum.M31]+[resum.M33]" office:value-type="percentage" office:value="0.179771602514861">
            <text:p>17,977160251486200%</text:p>
          </table:table-cell>
        </table:table-row>
        <table:table-row table:style-name="ro1">
          <table:table-cell office:value-type="string">
            <text:p>`</text:p>
          </table:table-cell>
          <table:table-cell table:style-name="ce7" table:formula="of:=[resum.M39]" office:value-type="percentage" office:value="0.00621692860089649">
            <text:p>0,621692860089648%</text:p>
          </table:table-cell>
        </table:table-row>
        <table:table-row table:style-name="ro1">
          <table:table-cell office:value-type="string">
            <text:p>´</text:p>
          </table:table-cell>
          <table:table-cell table:style-name="ce7" table:formula="of:=[resum.M40]" office:value-type="percentage" office:value="0.0119276079768588">
            <text:p>1,192760797685880%</text:p>
          </table:table-cell>
        </table:table-row>
        <table:table-row table:style-name="ro1">
          <table:table-cell office:value-type="string">
            <text:p>+</text:p>
          </table:table-cell>
          <table:table-cell table:style-name="ce7" table:formula="of:=[resum.M41]" office:value-type="percentage" office:value="0.00243628298466816">
            <text:p>0,243628298466816%</text:p>
          </table:table-cell>
        </table:table-row>
        <table:table-row table:style-name="ro1">
          <table:table-cell office:value-type="string">
            <text:p>&lt;</text:p>
          </table:table-cell>
          <table:table-cell table:style-name="ce7" table:formula="of:=[resum.M36]+[resum.M37]" office:value-type="percentage" office:value="0.000740871581401361">
            <text:p>0,074087158140136%</text:p>
          </table:table-cell>
        </table:table-row>
        <table:table-row table:style-name="ro1">
          <table:table-cell office:value-type="string">
            <text:p>a</text:p>
          </table:table-cell>
          <table:table-cell table:style-name="ce7" table:formula="of:=VLOOKUP([.A8];[resum.$A$3:.$M$41];13;0)" office:value-type="percentage" office:value="0.0856067673541904">
            <text:p>8,560676735419040%</text:p>
          </table:table-cell>
        </table:table-row>
        <table:table-row table:style-name="ro5">
          <table:table-cell office:value-type="string">
            <text:p>b</text:p>
          </table:table-cell>
          <table:table-cell table:style-name="ce7" table:formula="of:=VLOOKUP([.A9];[resum.$A$3:.$M$41];13;0)" office:value-type="percentage" office:value="0.0101155131389445">
            <text:p>1,011551313894450%</text:p>
          </table:table-cell>
        </table:table-row>
        <table:table-row table:style-name="ro5">
          <table:table-cell office:value-type="string">
            <text:p>c</text:p>
          </table:table-cell>
          <table:table-cell table:style-name="ce7" table:formula="of:=VLOOKUP([.A10];[resum.$A$3:.$M$41];13;0)" office:value-type="percentage" office:value="0.0348122608101886">
            <text:p>3,481226081018860%</text:p>
          </table:table-cell>
        </table:table-row>
        <table:table-row table:style-name="ro5">
          <table:table-cell office:value-type="string">
            <text:p>ç</text:p>
          </table:table-cell>
          <table:table-cell table:style-name="ce7" table:formula="of:=VLOOKUP([.A11];[resum.$A$3:.$M$41];13;0)" office:value-type="percentage" office:value="0.00020478772103532">
            <text:p>0,020478772103532%</text:p>
          </table:table-cell>
        </table:table-row>
        <table:table-row table:style-name="ro5">
          <table:table-cell office:value-type="string">
            <text:p>d</text:p>
          </table:table-cell>
          <table:table-cell table:style-name="ce7" table:formula="of:=VLOOKUP([.A12];[resum.$A$3:.$M$41];13;0)" office:value-type="percentage" office:value="0.0325819626109065">
            <text:p>3,258196261090650%</text:p>
          </table:table-cell>
        </table:table-row>
        <table:table-row table:style-name="ro1">
          <table:table-cell office:value-type="string">
            <text:p>e</text:p>
          </table:table-cell>
          <table:table-cell table:style-name="ce7" table:formula="of:=VLOOKUP([.A13];[resum.$A$3:.$M$41];13;0)" office:value-type="percentage" office:value="0.103363832622434">
            <text:p>10,336383262243400%</text:p>
          </table:table-cell>
        </table:table-row>
        <table:table-row table:style-name="ro5">
          <table:table-cell office:value-type="string">
            <text:p>f</text:p>
          </table:table-cell>
          <table:table-cell table:style-name="ce7" table:formula="of:=VLOOKUP([.A14];[resum.$A$3:.$M$41];13;0)" office:value-type="percentage" office:value="0.00922579114864839">
            <text:p>0,922579114864839%</text:p>
          </table:table-cell>
        </table:table-row>
        <table:table-row table:style-name="ro1">
          <table:table-cell office:value-type="string">
            <text:p>g</text:p>
          </table:table-cell>
          <table:table-cell table:style-name="ce7" table:formula="of:=VLOOKUP([.A15];[resum.$A$3:.$M$41];13;0)" office:value-type="percentage" office:value="0.0120763543178358">
            <text:p>1,207635431783580%</text:p>
          </table:table-cell>
        </table:table-row>
        <table:table-row table:style-name="ro1">
          <table:table-cell office:value-type="string">
            <text:p>h</text:p>
          </table:table-cell>
          <table:table-cell table:style-name="ce7" table:formula="of:=VLOOKUP([.A16];[resum.$A$3:.$M$41];13;0)" office:value-type="percentage" office:value="0.00947272299863133">
            <text:p>0,947272299863133%</text:p>
          </table:table-cell>
        </table:table-row>
        <table:table-row table:style-name="ro1">
          <table:table-cell office:value-type="string">
            <text:p>i</text:p>
          </table:table-cell>
          <table:table-cell table:style-name="ce7" table:formula="of:=VLOOKUP([.A17];[resum.$A$3:.$M$41];13;0)" office:value-type="percentage" office:value="0.058418011853572">
            <text:p>5,841801185357200%</text:p>
          </table:table-cell>
        </table:table-row>
        <table:table-row table:style-name="ro5">
          <table:table-cell office:value-type="string">
            <text:p>j</text:p>
          </table:table-cell>
          <table:table-cell table:style-name="ce7" table:formula="of:=VLOOKUP([.A18];[resum.$A$3:.$M$41];13;0)" office:value-type="percentage" office:value="0.00237299640406982">
            <text:p>0,237299640406982%</text:p>
          </table:table-cell>
        </table:table-row>
        <table:table-row table:style-name="ro5">
          <table:table-cell office:value-type="string">
            <text:p>k</text:p>
          </table:table-cell>
          <table:table-cell table:style-name="ce7" table:formula="of:=VLOOKUP([.A19];[resum.$A$3:.$M$41];13;0)" office:value-type="percentage" office:value="0.00103953648332473">
            <text:p>0,103953648332473%</text:p>
          </table:table-cell>
        </table:table-row>
        <table:table-row table:style-name="ro1">
          <table:table-cell office:value-type="string">
            <text:p>l</text:p>
          </table:table-cell>
          <table:table-cell table:style-name="ce7" table:formula="of:=VLOOKUP([.A20];[resum.$A$3:.$M$41];13;0)" office:value-type="percentage" office:value="0.0413625767086491">
            <text:p>4,136257670864910%</text:p>
          </table:table-cell>
        </table:table-row>
        <table:table-row table:style-name="ro1">
          <table:table-cell office:value-type="string">
            <text:p>m</text:p>
          </table:table-cell>
          <table:table-cell table:style-name="ce7" table:formula="of:=VLOOKUP([.A21];[resum.$A$3:.$M$41];13;0)" office:value-type="percentage" office:value="0.0250651276460652">
            <text:p>2,506512764606520%</text:p>
          </table:table-cell>
        </table:table-row>
        <table:table-row table:style-name="ro5">
          <table:table-cell office:value-type="string">
            <text:p>n</text:p>
          </table:table-cell>
          <table:table-cell table:style-name="ce7" table:formula="of:=VLOOKUP([.A22];[resum.$A$3:.$M$41];13;0)" office:value-type="percentage" office:value="0.0535224255717957">
            <text:p>5,352242557179570%</text:p>
          </table:table-cell>
        </table:table-row>
        <table:table-row table:style-name="ro5">
          <table:table-cell office:value-type="string">
            <text:p>ñ</text:p>
          </table:table-cell>
          <table:table-cell table:style-name="ce7" table:formula="of:=VLOOKUP([.A23];[resum.$A$3:.$M$41];13;0)" office:value-type="percentage" office:value="0.000272120313288286">
            <text:p>0,027212031328829%</text:p>
          </table:table-cell>
        </table:table-row>
        <table:table-row table:style-name="ro1">
          <table:table-cell office:value-type="string">
            <text:p>o</text:p>
          </table:table-cell>
          <table:table-cell table:style-name="ce7" table:formula="of:=VLOOKUP([.A24];[resum.$A$3:.$M$41];13;0)" office:value-type="percentage" office:value="0.0542141123051794">
            <text:p>5,421411230517940%</text:p>
          </table:table-cell>
        </table:table-row>
        <table:table-row table:style-name="ro5">
          <table:table-cell office:value-type="string">
            <text:p>p</text:p>
          </table:table-cell>
          <table:table-cell table:style-name="ce7" table:formula="of:=VLOOKUP([.A25];[resum.$A$3:.$M$41];13;0)" office:value-type="percentage" office:value="0.0227143852412773">
            <text:p>2,271438524127730%</text:p>
          </table:table-cell>
        </table:table-row>
        <table:table-row table:style-name="ro1">
          <table:table-cell office:value-type="string">
            <text:p>q</text:p>
          </table:table-cell>
          <table:table-cell table:style-name="ce7" table:formula="of:=VLOOKUP([.A26];[resum.$A$3:.$M$41];13;0)" office:value-type="percentage" office:value="0.00778605270470297">
            <text:p>0,778605270470297%</text:p>
          </table:table-cell>
        </table:table-row>
        <table:table-row table:style-name="ro1">
          <table:table-cell office:value-type="string">
            <text:p>r</text:p>
          </table:table-cell>
          <table:table-cell table:style-name="ce7" table:formula="of:=VLOOKUP([.A27];[resum.$A$3:.$M$41];13;0)" office:value-type="percentage" office:value="0.05437065122985">
            <text:p>5,437065122985000%</text:p>
          </table:table-cell>
        </table:table-row>
        <table:table-row table:style-name="ro1">
          <table:table-cell office:value-type="string">
            <text:p>s</text:p>
          </table:table-cell>
          <table:table-cell table:style-name="ce7" table:formula="of:=VLOOKUP([.A28];[resum.$A$3:.$M$41];13;0)" office:value-type="percentage" office:value="0.0597164185961027">
            <text:p>5,971641859610270%</text:p>
          </table:table-cell>
        </table:table-row>
        <table:table-row table:style-name="ro1">
          <table:table-cell office:value-type="string">
            <text:p>t</text:p>
          </table:table-cell>
          <table:table-cell table:style-name="ce7" table:formula="of:=VLOOKUP([.A29];[resum.$A$3:.$M$41];13;0)" office:value-type="percentage" office:value="0.0528046926026264">
            <text:p>5,280469260262640%</text:p>
          </table:table-cell>
        </table:table-row>
        <table:table-row table:style-name="ro1">
          <table:table-cell office:value-type="string">
            <text:p>u</text:p>
          </table:table-cell>
          <table:table-cell table:style-name="ce7" table:formula="of:=VLOOKUP([.A30];[resum.$A$3:.$M$41];13;0)" office:value-type="percentage" office:value="0.0338546063084786">
            <text:p>3,385460630847860%</text:p>
          </table:table-cell>
        </table:table-row>
        <table:table-row table:style-name="ro5">
          <table:table-cell office:value-type="string">
            <text:p>v</text:p>
          </table:table-cell>
          <table:table-cell table:style-name="ce7" table:formula="of:=VLOOKUP([.A31];[resum.$A$3:.$M$41];13;0)" office:value-type="percentage" office:value="0.00810544294065431">
            <text:p>0,810544294065431%</text:p>
          </table:table-cell>
        </table:table-row>
        <table:table-row table:style-name="ro5">
          <table:table-cell office:value-type="string">
            <text:p>w</text:p>
          </table:table-cell>
          <table:table-cell table:style-name="ce7" table:formula="of:=VLOOKUP([.A32];[resum.$A$3:.$M$41];13;0)" office:value-type="percentage" office:value="0.0028296755180358">
            <text:p>0,282967551803580%</text:p>
          </table:table-cell>
        </table:table-row>
        <table:table-row table:style-name="ro5">
          <table:table-cell office:value-type="string">
            <text:p>x</text:p>
          </table:table-cell>
          <table:table-cell table:style-name="ce7" table:formula="of:=VLOOKUP([.A33];[resum.$A$3:.$M$41];13;0)" office:value-type="percentage" office:value="0.00492215524813006">
            <text:p>0,492215524813006%</text:p>
          </table:table-cell>
        </table:table-row>
        <table:table-row table:style-name="ro5">
          <table:table-cell office:value-type="string">
            <text:p>y</text:p>
          </table:table-cell>
          <table:table-cell table:style-name="ce7" table:formula="of:=VLOOKUP([.A34];[resum.$A$3:.$M$41];13;0)" office:value-type="percentage" office:value="0.00470070605634771">
            <text:p>0,470070605634771%</text:p>
          </table:table-cell>
        </table:table-row>
        <table:table-row table:style-name="ro5">
          <table:table-cell office:value-type="string">
            <text:p>z</text:p>
          </table:table-cell>
          <table:table-cell table:style-name="ce7" table:formula="of:=VLOOKUP([.A35];[resum.$A$3:.$M$41];13;0)" office:value-type="percentage" office:value="0.00227255706312434">
            <text:p>0,227255706312434%</text:p>
          </table:table-cell>
        </table:table-row>
        <table:table-row table:style-name="ro3" table:number-rows-repeated="1048540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  <table:database-ranges>
        <table:database-range table:name="__Anonymous_Sheet_DB__5" table:target-range-address="calculs.A2:calculs.G30">
          <table:sort>
            <table:sort-by table:field-number="6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ca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ca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6P0"/>
    </number:currency-style>
    <number:percentage-style style:name="N107">
      <number:number number:decimal-places="3" number:min-integer-digits="1"/>
      <number:text>%</number:text>
    </number:percentage-style>
    <number:number-style style:name="N108">
      <number:number number:decimal-places="11" number:min-integer-digits="1"/>
    </number:number-style>
    <number:number-style style:name="N109">
      <number:number number:decimal-places="10" number:min-integer-digits="1"/>
    </number:number-style>
    <number:number-style style:name="N110">
      <number:number number:decimal-places="12" number:min-integer-digits="1"/>
    </number:number-style>
    <number:number-style style:name="N111">
      <number:number number:decimal-places="13" number:min-integer-digits="1"/>
    </number:number-style>
    <number:number-style style:name="N112">
      <number:number number:decimal-places="14" number:min-integer-digits="1"/>
    </number:number-style>
    <number:number-style style:name="N113">
      <number:number number:decimal-places="9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5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7" number:min-integer-digits="1"/>
    </number:number-style>
    <number:percentage-style style:name="N118">
      <number:number number:decimal-places="4" number:min-integer-digits="1"/>
      <number:text>%</number:text>
    </number:percentage-style>
    <number:percentage-style style:name="N119">
      <number:number number:decimal-places="5" number:min-integer-digits="1"/>
      <number:text>%</number:text>
    </number:percentage-style>
    <number:percentage-style style:name="N120">
      <number:number number:decimal-places="6" number:min-integer-digits="1"/>
      <number:text>%</number:text>
    </number:percentage-style>
    <number:percentage-style style:name="N121">
      <number:number number:decimal-places="7" number:min-integer-digits="1"/>
      <number:text>%</number:text>
    </number:percentage-style>
    <number:percentage-style style:name="N122">
      <number:number number:decimal-places="8" number:min-integer-digits="1"/>
      <number:text>%</number:text>
    </number:percentage-style>
    <number:percentage-style style:name="N123">
      <number:number number:decimal-places="9" number:min-integer-digits="1"/>
      <number:text>%</number:text>
    </number:percentage-style>
    <number:percentage-style style:name="N124">
      <number:number number:decimal-places="10" number:min-integer-digits="1"/>
      <number:text>%</number:text>
    </number:percentage-style>
    <number:percentage-style style:name="N125">
      <number:number number:decimal-places="11" number:min-integer-digits="1"/>
      <number:text>%</number:text>
    </number:percentage-style>
    <number:percentage-style style:name="N126">
      <number:number number:decimal-places="12" number:min-integer-digits="1"/>
      <number:text>%</number:text>
    </number:percentage-style>
    <number:percentage-style style:name="N127">
      <number:number number:decimal-places="13" number:min-integer-digits="1"/>
      <number:text>%</number:text>
    </number:percentage-style>
    <number:percentage-style style:name="N128">
      <number:number number:decimal-places="14" number:min-integer-digits="1"/>
      <number:text>%</number:text>
    </number:percentage-style>
    <number:percentage-style style:name="N129">
      <number:number number:decimal-places="15" number:min-integer-digits="1"/>
      <number:text>%</number:text>
    </number:percentage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ems_20_de_20_fletxa_20_1" draw:display-name="Extrems de fletxa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0">00/00/0000</text:date>, <text:time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0T00:40:35</dc:date>
    <meta:generator>LibreOffice/3.5$Linux_X86_64 LibreOffice_project/350m1$Build-2</meta:generator>
    <meta:editing-duration>PT2H17M47S</meta:editing-duration>
    <meta:editing-cycles>38</meta:editing-cycles>
    <meta:document-statistic meta:table-count="8" meta:cell-count="566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4">
      <style:chart-properties chart:display-label="false" chart:logarithmic="false" chart:reverse-direction="false" text:line-break="false" chart:axis-position="1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14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114"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114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114">
      <style:graphic-properties draw:stroke="none" draw:fill-color="#7e0021"/>
      <style:text-properties fo:font-size="10pt" style:font-size-asian="10pt" style:font-size-complex="10pt"/>
    </style:style>
    <style:style style:name="ch12" style:family="chart" style:data-style-name="N114">
      <style:graphic-properties draw:stroke="none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4.881cm" svg:height="8.135cm" xlink:href=".." xlink:type="simple" chart:class="chart:bar" chart:style-name="ch1">
        <chart:legend chart:legend-position="bottom" svg:x="9.23cm" svg:y="7.352cm" style:legend-expansion="wide" chart:style-name="ch2"/>
        <chart:plot-area chart:style-name="ch3" table:cell-range-address="calculs.A2:calculs.G30" chart:data-source-has-labels="both" svg:x="0cm" svg:y="0.189cm" svg:width="24.881cm" svg:height="6.144cm">
          <chartooo:coordinate-region svg:x="0cm" svg:y="0.189cm" svg:width="24.881cm" svg:height="5.497cm"/>
          <chart:axis chart:dimension="x" chart:name="primary-x" chart:style-name="ch4" chartooo:axis-type="auto">
            <chartooo:date-scale/>
            <chart:categories table:cell-range-address="calculs.A3:calculs.A3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calculs.B3:calculs.B30" chart:label-cell-address="calculs.B2:calculs.B2" chart:class="chart:bar">
            <chart:data-point chart:repeated="28"/>
          </chart:series>
          <chart:series chart:style-name="ch8" chart:values-cell-range-address="calculs.C3:calculs.C30" chart:label-cell-address="calculs.C2:calculs.C2" chart:class="chart:bar">
            <chart:data-point chart:repeated="28"/>
          </chart:series>
          <chart:series chart:style-name="ch9" chart:values-cell-range-address="calculs.D3:calculs.D30" chart:label-cell-address="calculs.D2:calculs.D2" chart:class="chart:bar">
            <chart:data-point chart:repeated="28"/>
          </chart:series>
          <chart:series chart:style-name="ch10" chart:values-cell-range-address="calculs.E3:calculs.E30" chart:label-cell-address="calculs.E2:calculs.E2" chart:class="chart:bar">
            <chart:data-point chart:repeated="28"/>
          </chart:series>
          <chart:series chart:style-name="ch11" chart:values-cell-range-address="calculs.F3:calculs.F30" chart:label-cell-address="calculs.F2:calculs.F2" chart:class="chart:bar">
            <chart:data-point chart:repeated="28"/>
          </chart:series>
          <chart:series chart:style-name="ch12" chart:values-cell-range-address="calculs.G3:calculs.G30" chart:label-cell-address="calculs.G2:calculs.G2" chart:class="chart:bar">
            <chart:data-point chart:repeated="2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a1</text:p>
                <draw:g>
                  <svg:desc>calculs.B2:calculs.B2</svg:desc>
                </draw:g>
              </table:table-cell>
              <table:table-cell office:value-type="string">
                <text:p>ca2</text:p>
                <draw:g>
                  <svg:desc>calculs.C2:calculs.C2</svg:desc>
                </draw:g>
              </table:table-cell>
              <table:table-cell office:value-type="string">
                <text:p>en1</text:p>
                <draw:g>
                  <svg:desc>calculs.D2:calculs.D2</svg:desc>
                </draw:g>
              </table:table-cell>
              <table:table-cell office:value-type="string">
                <text:p>en2</text:p>
                <draw:g>
                  <svg:desc>calculs.E2:calculs.E2</svg:desc>
                </draw:g>
              </table:table-cell>
              <table:table-cell office:value-type="string">
                <text:p>es</text:p>
                <draw:g>
                  <svg:desc>calculs.F2:calculs.F2</svg:desc>
                </draw:g>
              </table:table-cell>
              <table:table-cell office:value-type="string">
                <text:p>avg</text:p>
                <draw:g>
                  <svg:desc>calculs.G2:calcul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0</svg:desc>
                </draw:g>
              </table:table-cell>
              <table:table-cell office:value-type="float" office:value="0.109805996519206">
                <text:p>0.109805996519206</text:p>
                <draw:g>
                  <svg:desc>calculs.B3:calculs.B30</svg:desc>
                </draw:g>
              </table:table-cell>
              <table:table-cell office:value-type="float" office:value="0.0753987696662856">
                <text:p>0.0753987696662856</text:p>
                <draw:g>
                  <svg:desc>calculs.C3:calculs.C30</svg:desc>
                </draw:g>
              </table:table-cell>
              <table:table-cell office:value-type="float" office:value="0.114575016047469">
                <text:p>0.114575016047469</text:p>
                <draw:g>
                  <svg:desc>calculs.D3:calculs.D30</svg:desc>
                </draw:g>
              </table:table-cell>
              <table:table-cell office:value-type="float" office:value="0.117241787511098">
                <text:p>0.117241787511098</text:p>
                <draw:g>
                  <svg:desc>calculs.E3:calculs.E30</svg:desc>
                </draw:g>
              </table:table-cell>
              <table:table-cell office:value-type="float" office:value="0.123264455784608">
                <text:p>0.123264455784608</text:p>
                <draw:g>
                  <svg:desc>calculs.F3:calculs.F30</svg:desc>
                </draw:g>
              </table:table-cell>
              <table:table-cell office:value-type="float" office:value="0.105905303540877">
                <text:p>0.105905303540877</text:p>
                <draw:g>
                  <svg:desc>calculs.G3:calculs.G30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880002322288827">
                <text:p>0.0880002322288827</text:p>
              </table:table-cell>
              <table:table-cell office:value-type="float" office:value="0.0627143557079863">
                <text:p>0.0627143557079863</text:p>
              </table:table-cell>
              <table:table-cell office:value-type="float" office:value="0.0762411347517731">
                <text:p>0.0762411347517731</text:p>
              </table:table-cell>
              <table:table-cell office:value-type="float" office:value="0.0775561474466476">
                <text:p>0.0775561474466476</text:p>
              </table:table-cell>
              <table:table-cell office:value-type="float" office:value="0.112105699196624">
                <text:p>0.112105699196624</text:p>
              </table:table-cell>
              <table:table-cell office:value-type="float" office:value="0.0878265443299113">
                <text:p>0.08782654432991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27308269327447">
                <text:p>0.0627308269327447</text:p>
              </table:table-cell>
              <table:table-cell office:value-type="float" office:value="0.0467091295116773">
                <text:p>0.0467091295116773</text:p>
              </table:table-cell>
              <table:table-cell office:value-type="float" office:value="0.062850304510513">
                <text:p>0.062850304510513</text:p>
              </table:table-cell>
              <table:table-cell office:value-type="float" office:value="0.0654644700930584">
                <text:p>0.0654644700930584</text:p>
              </table:table-cell>
              <table:table-cell office:value-type="float" office:value="0.0700532435955214">
                <text:p>0.0700532435955214</text:p>
              </table:table-cell>
              <table:table-cell office:value-type="float" office:value="0.0611170669248659">
                <text:p>0.061117066924865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628047179408687">
                <text:p>0.0628047179408687</text:p>
              </table:table-cell>
              <table:table-cell office:value-type="float" office:value="0.0516631280962491">
                <text:p>0.0516631280962491</text:p>
              </table:table-cell>
              <table:table-cell office:value-type="float" office:value="0.0640274450863432">
                <text:p>0.0640274450863432</text:p>
              </table:table-cell>
              <table:table-cell office:value-type="float" office:value="0.0662931176219131">
                <text:p>0.0662931176219131</text:p>
              </table:table-cell>
              <table:table-cell office:value-type="float" office:value="0.0603166550176624">
                <text:p>0.0603166550176624</text:p>
              </table:table-cell>
              <table:table-cell office:value-type="float" office:value="0.0595537713947893">
                <text:p>0.05955377139478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485595871603818">
                <text:p>0.0485595871603818</text:p>
              </table:table-cell>
              <table:table-cell office:value-type="float" office:value="0.0292340356034624">
                <text:p>0.0292340356034624</text:p>
              </table:table-cell>
              <table:table-cell office:value-type="float" office:value="0.0678357835078985">
                <text:p>0.0678357835078985</text:p>
              </table:table-cell>
              <table:table-cell office:value-type="float" office:value="0.0773062378744533">
                <text:p>0.0773062378744533</text:p>
              </table:table-cell>
              <table:table-cell office:value-type="float" office:value="0.0813955057331991">
                <text:p>0.0813955057331991</text:p>
              </table:table-cell>
              <table:table-cell office:value-type="float" office:value="0.0561695262834077">
                <text:p>0.056169526283407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607621593591538">
                <text:p>0.0607621593591538</text:p>
              </table:table-cell>
              <table:table-cell office:value-type="float" office:value="0.037127769611846">
                <text:p>0.037127769611846</text:p>
              </table:table-cell>
              <table:table-cell office:value-type="float" office:value="0.0510133389695176">
                <text:p>0.0510133389695176</text:p>
              </table:table-cell>
              <table:table-cell office:value-type="float" office:value="0.054755187267765">
                <text:p>0.054755187267765</text:p>
              </table:table-cell>
              <table:table-cell office:value-type="float" office:value="0.0659108756722915">
                <text:p>0.0659108756722915</text:p>
              </table:table-cell>
              <table:table-cell office:value-type="float" office:value="0.0556852241581819">
                <text:p>0.05568522415818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61452908336885">
                <text:p>0.0561452908336885</text:p>
              </table:table-cell>
              <table:table-cell office:value-type="float" office:value="0.0366922532527628">
                <text:p>0.0366922532527628</text:p>
              </table:table-cell>
              <table:table-cell office:value-type="float" office:value="0.064206511358477">
                <text:p>0.064206511358477</text:p>
              </table:table-cell>
              <table:table-cell office:value-type="float" office:value="0.0666495675906744">
                <text:p>0.0666495675906744</text:p>
              </table:table-cell>
              <table:table-cell office:value-type="float" office:value="0.0650473201443217">
                <text:p>0.0650473201443217</text:p>
              </table:table-cell>
              <table:table-cell office:value-type="float" office:value="0.0549297762203797">
                <text:p>0.054929776220379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74423419227232">
                <text:p>0.0574423419227232</text:p>
              </table:table-cell>
              <table:table-cell office:value-type="float" office:value="0.0461102945179378">
                <text:p>0.0461102945179378</text:p>
              </table:table-cell>
              <table:table-cell office:value-type="float" office:value="0.0861044572824198">
                <text:p>0.0861044572824198</text:p>
              </table:table-cell>
              <table:table-cell office:value-type="float" office:value="0.0959534379007596">
                <text:p>0.0959534379007596</text:p>
              </table:table-cell>
              <table:table-cell office:value-type="float" office:value="0.0428728333526734">
                <text:p>0.0428728333526734</text:p>
              </table:table-cell>
              <table:table-cell office:value-type="float" office:value="0.0537941176797654">
                <text:p>0.05379411767976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43636334847659">
                <text:p>0.0443636334847659</text:p>
              </table:table-cell>
              <table:table-cell office:value-type="float" office:value="0.0365289346181066">
                <text:p>0.0365289346181066</text:p>
              </table:table-cell>
              <table:table-cell office:value-type="float" office:value="0.0418731310569411">
                <text:p>0.0418731310569411</text:p>
              </table:table-cell>
              <table:table-cell office:value-type="float" office:value="0.0354595376672914">
                <text:p>0.0354595376672914</text:p>
              </table:table-cell>
              <table:table-cell office:value-type="float" office:value="0.045938455476966">
                <text:p>0.045938455476966</text:p>
              </table:table-cell>
              <table:table-cell office:value-type="float" office:value="0.0421794035857032">
                <text:p>0.04217940358570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76184400288703">
                <text:p>0.0376184400288703</text:p>
              </table:table-cell>
              <table:table-cell office:value-type="float" office:value="0.0321737710272742">
                <text:p>0.0321737710272742</text:p>
              </table:table-cell>
              <table:table-cell office:value-type="float" office:value="0.0220231944640145">
                <text:p>0.0220231944640145</text:p>
              </table:table-cell>
              <table:table-cell office:value-type="float" office:value="0.0266166847522278">
                <text:p>0.0266166847522278</text:p>
              </table:table-cell>
              <table:table-cell office:value-type="float" office:value="0.0390677918075566">
                <text:p>0.0390677918075566</text:p>
              </table:table-cell>
              <table:table-cell office:value-type="float" office:value="0.0354540980757665">
                <text:p>0.035454098075766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40941028378106">
                <text:p>0.0340941028378106</text:p>
              </table:table-cell>
              <table:table-cell office:value-type="float" office:value="0.0267298165387337">
                <text:p>0.0267298165387337</text:p>
              </table:table-cell>
              <table:table-cell office:value-type="float" office:value="0.0261231271429242">
                <text:p>0.0261231271429242</text:p>
              </table:table-cell>
              <table:table-cell office:value-type="float" office:value="0.0272033145901154">
                <text:p>0.0272033145901154</text:p>
              </table:table-cell>
              <table:table-cell office:value-type="float" office:value="0.0446647110732106">
                <text:p>0.0446647110732106</text:p>
              </table:table-cell>
              <table:table-cell office:value-type="float" office:value="0.0347027292854761">
                <text:p>0.034702729285476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21254352642197">
                <text:p>0.0321254352642197</text:p>
              </table:table-cell>
              <table:table-cell office:value-type="float" office:value="0.0259676629103381">
                <text:p>0.0259676629103381</text:p>
              </table:table-cell>
              <table:table-cell office:value-type="float" office:value="0.0373974527578163">
                <text:p>0.0373974527578163</text:p>
              </table:table-cell>
              <table:table-cell office:value-type="float" office:value="0.0318174344809444">
                <text:p>0.0318174344809444</text:p>
              </table:table-cell>
              <table:table-cell office:value-type="float" office:value="0.0410728597990614">
                <text:p>0.0410728597990614</text:p>
              </table:table-cell>
              <table:table-cell office:value-type="float" office:value="0.0334068200061804">
                <text:p>0.033406820006180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81485156484002">
                <text:p>0.0281485156484002</text:p>
              </table:table-cell>
              <table:table-cell office:value-type="float" office:value="0.0174750939082149">
                <text:p>0.0174750939082149</text:p>
              </table:table-cell>
              <table:table-cell office:value-type="float" office:value="0.0227766427128834">
                <text:p>0.0227766427128834</text:p>
              </table:table-cell>
              <table:table-cell office:value-type="float" office:value="0.022807536746572">
                <text:p>0.022807536746572</text:p>
              </table:table-cell>
              <table:table-cell office:value-type="float" office:value="0.030521290691681">
                <text:p>0.030521290691681</text:p>
              </table:table-cell>
              <table:table-cell office:value-type="float" office:value="0.0256569680151446">
                <text:p>0.025656968015144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6000398483651">
                <text:p>0.026000398483651</text:p>
              </table:table-cell>
              <table:table-cell office:value-type="float" office:value="0.0161685448309652">
                <text:p>0.0161685448309652</text:p>
              </table:table-cell>
              <table:table-cell office:value-type="float" office:value="0.0168840903041974">
                <text:p>0.0168840903041974</text:p>
              </table:table-cell>
              <table:table-cell office:value-type="float" office:value="0.0175028772483641">
                <text:p>0.0175028772483641</text:p>
              </table:table-cell>
              <table:table-cell office:value-type="float" office:value="0.0278415699439498">
                <text:p>0.0278415699439498</text:p>
              </table:table-cell>
              <table:table-cell office:value-type="float" office:value="0.0232264707767155">
                <text:p>0.02322647077671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37753950859841">
                <text:p>0.0137753950859841</text:p>
              </table:table-cell>
              <table:table-cell office:value-type="float" office:value="0.0104523926179977">
                <text:p>0.0104523926179977</text:p>
              </table:table-cell>
              <table:table-cell office:value-type="float" office:value="0.0203724578460382">
                <text:p>0.0203724578460382</text:p>
              </table:table-cell>
              <table:table-cell office:value-type="float" office:value="0.0194626944197823">
                <text:p>0.0194626944197823</text:p>
              </table:table-cell>
              <table:table-cell office:value-type="float" office:value="0.00958546636046427">
                <text:p>0.00958546636046427</text:p>
              </table:table-cell>
              <table:table-cell office:value-type="float" office:value="0.012283688687499">
                <text:p>0.01228368868749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0984069890337827">
                <text:p>0.00984069890337827</text:p>
              </table:table-cell>
              <table:table-cell office:value-type="float" office:value="0.00696826174533181">
                <text:p>0.00696826174533181</text:p>
              </table:table-cell>
              <table:table-cell office:value-type="float" office:value="0.0165142157092981">
                <text:p>0.0165142157092981</text:p>
              </table:table-cell>
              <table:table-cell office:value-type="float" office:value="0.0141251520831278">
                <text:p>0.0141251520831278</text:p>
              </table:table-cell>
              <table:table-cell office:value-type="float" office:value="0.012448692657889">
                <text:p>0.012448692657889</text:p>
              </table:table-cell>
              <table:table-cell office:value-type="float" office:value="0.0104051049669799">
                <text:p>0.010405104966979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660532833337512">
                <text:p>0.00660532833337512</text:p>
              </table:table-cell>
              <table:table-cell office:value-type="float" office:value="0.00136098862213512">
                <text:p>0.00136098862213512</text:p>
              </table:table-cell>
              <table:table-cell office:value-type="float" office:value="0.0615440013777339">
                <text:p>0.0615440013777339</text:p>
              </table:table-cell>
              <table:table-cell office:value-type="float" office:value="0.0478537371345895">
                <text:p>0.0478537371345895</text:p>
              </table:table-cell>
              <table:table-cell office:value-type="float" office:value="0.00702178588680406">
                <text:p>0.00702178588680406</text:p>
              </table:table-cell>
              <table:table-cell office:value-type="float" office:value="0.00995472947900957">
                <text:p>0.009954729479009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08131573495823">
                <text:p>0.0108131573495823</text:p>
              </table:table-cell>
              <table:table-cell office:value-type="float" office:value="0.00658718493113398">
                <text:p>0.00658718493113398</text:p>
              </table:table-cell>
              <table:table-cell office:value-type="float" office:value="0.0203851784008893">
                <text:p>0.0203851784008893</text:p>
              </table:table-cell>
              <table:table-cell office:value-type="float" office:value="0.0200519548847457">
                <text:p>0.0200519548847457</text:p>
              </table:table-cell>
              <table:table-cell office:value-type="float" office:value="0.0065495289574456">
                <text:p>0.0065495289574456</text:p>
              </table:table-cell>
              <table:table-cell office:value-type="float" office:value="0.00941145218632986">
                <text:p>0.009411452186329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97775748707237">
                <text:p>0.00897775748707237</text:p>
              </table:table-cell>
              <table:table-cell office:value-type="float" office:value="0.00495399858457183">
                <text:p>0.00495399858457183</text:p>
              </table:table-cell>
              <table:table-cell office:value-type="float" office:value="0.00841317927762904">
                <text:p>0.00841317927762904</text:p>
              </table:table-cell>
              <table:table-cell office:value-type="float" office:value="0.00932425766992207">
                <text:p>0.00932425766992207</text:p>
              </table:table-cell>
              <table:table-cell office:value-type="float" office:value="0.0101170927323707">
                <text:p>0.0101170927323707</text:p>
              </table:table-cell>
              <table:table-cell office:value-type="float" office:value="0.00832093600155292">
                <text:p>0.0083209360015529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912026157416876">
                <text:p>0.00912026157416876</text:p>
              </table:table-cell>
              <table:table-cell office:value-type="float" office:value="0.00544395448854048">
                <text:p>0.00544395448854048</text:p>
              </table:table-cell>
              <table:table-cell office:value-type="float" office:value="0.00152255256524666">
                <text:p>0.00152255256524666</text:p>
              </table:table-cell>
              <table:table-cell office:value-type="float" office:value="0.00171648416691329">
                <text:p>0.00171648416691329</text:p>
              </table:table-cell>
              <table:table-cell office:value-type="float" office:value="0.0108079371547465">
                <text:p>0.0108079371547465</text:p>
              </table:table-cell>
              <table:table-cell office:value-type="float" office:value="0.00796129178815947">
                <text:p>0.007961291788159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226950953523875">
                <text:p>0.00226950953523875</text:p>
              </table:table-cell>
              <table:table-cell office:value-type="float" office:value="0.000762153628395667">
                <text:p>0.000762153628395667</text:p>
              </table:table-cell>
              <table:table-cell office:value-type="float" office:value="0.0165093231882016">
                <text:p>0.0165093231882016</text:p>
              </table:table-cell>
              <table:table-cell office:value-type="float" office:value="0.0147814935385222">
                <text:p>0.0147814935385222</text:p>
              </table:table-cell>
              <table:table-cell office:value-type="float" office:value="0.00823076362596172">
                <text:p>0.00823076362596172</text:p>
              </table:table-cell>
              <table:table-cell office:value-type="float" office:value="0.0049840800755636">
                <text:p>0.00498408007556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779022342793582">
                <text:p>0.00779022342793582</text:p>
              </table:table-cell>
              <table:table-cell office:value-type="float" office:value="0.00489955903968643">
                <text:p>0.00489955903968643</text:p>
              </table:table-cell>
              <table:table-cell office:value-type="float" office:value="0.0010078593458895">
                <text:p>0.0010078593458895</text:p>
              </table:table-cell>
              <table:table-cell office:value-type="float" office:value="0.00324487849791194">
                <text:p>0.00324487849791194</text:p>
              </table:table-cell>
              <table:table-cell office:value-type="float" office:value="0.00235588742474249">
                <text:p>0.00235588742474249</text:p>
              </table:table-cell>
              <table:table-cell office:value-type="float" office:value="0.00491561146235241">
                <text:p>0.0049156114623524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155303065289303">
                <text:p>0.00155303065289303</text:p>
              </table:table-cell>
              <table:table-cell office:value-type="float" office:value="0.000381076814197833">
                <text:p>0.000381076814197833</text:p>
              </table:table-cell>
              <table:table-cell office:value-type="float" office:value="0.0217443207615111">
                <text:p>0.0217443207615111</text:p>
              </table:table-cell>
              <table:table-cell office:value-type="float" office:value="0.0237650850021374">
                <text:p>0.0237650850021374</text:p>
              </table:table-cell>
              <table:table-cell office:value-type="float" office:value="0.0000944513858716918">
                <text:p>0.0000944513858716918</text:p>
              </table:table-cell>
              <table:table-cell office:value-type="float" office:value="0.00298305092081848">
                <text:p>0.0029830509208184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54528133341602">
                <text:p>0.00254528133341602</text:p>
              </table:table-cell>
              <table:table-cell office:value-type="float" office:value="0.00130654907724971">
                <text:p>0.00130654907724971</text:p>
              </table:table-cell>
              <table:table-cell office:value-type="float" office:value="0.00105874156529363">
                <text:p>0.00105874156529363</text:p>
              </table:table-cell>
              <table:table-cell office:value-type="float" office:value="0.00160205188911907">
                <text:p>0.00160205188911907</text:p>
              </table:table-cell>
              <table:table-cell office:value-type="float" office:value="0.00361074155132353">
                <text:p>0.00361074155132353</text:p>
              </table:table-cell>
              <table:table-cell office:value-type="float" office:value="0.00244461408060224">
                <text:p>0.002444614080602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12287942702801">
                <text:p>0.00112287942702801</text:p>
              </table:table-cell>
              <table:table-cell office:value-type="float" office:value="0.00174206543633295">
                <text:p>0.00174206543633295</text:p>
              </table:table-cell>
              <table:table-cell office:value-type="float" office:value="0.000618414666604042">
                <text:p>0.000618414666604042</text:p>
              </table:table-cell>
              <table:table-cell office:value-type="float" office:value="0.00116010654039657">
                <text:p>0.00116010654039657</text:p>
              </table:table-cell>
              <table:table-cell office:value-type="float" office:value="0.00481702067945628">
                <text:p>0.00481702067945628</text:p>
              </table:table-cell>
              <table:table-cell office:value-type="float" office:value="0.00237339026020581">
                <text:p>0.002373390260205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0773216620726692">
                <text:p>0.000773216620726692</text:p>
              </table:table-cell>
              <table:table-cell office:value-type="float" office:value="0.00010887908977081">
                <text:p>0.00010887908977081</text:p>
              </table:table-cell>
              <table:table-cell office:value-type="float" office:value="0.00788576550342085">
                <text:p>0.00788576550342085</text:p>
              </table:table-cell>
              <table:table-cell office:value-type="float" office:value="0.00716845878136201">
                <text:p>0.00716845878136201</text:p>
              </table:table-cell>
              <table:table-cell office:value-type="float" office:value="0.000180806938668667">
                <text:p>0.000180806938668667</text:p>
              </table:table-cell>
              <table:table-cell office:value-type="float" office:value="0.00109045275109561">
                <text:p>0.00109045275109561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00395844686378852">
                <text:p>0.000003958446863788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97959580204069">
                <text:p>0.00097959580204069</text:p>
              </table:table-cell>
              <table:table-cell office:value-type="float" office:value="0.000295264197014533">
                <text:p>0.00029526419701453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339106947997884">
                <text:p>0.000339106947997884</text:p>
              </table:table-cell>
              <table:table-cell office:value-type="float" office:value="0.000326637269312429">
                <text:p>0.0003266372693124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200346749127367">
                <text:p>0.00020034674912736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4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14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14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17cm" svg:height="8.998cm" xlink:href=".." xlink:type="simple" chart:class="chart:bar" chart:style-name="ch1">
        <chart:plot-area chart:style-name="ch2" table:cell-range-address="calculs.A3:calculs.A30 calculs.G3:calculs.G30" chart:data-source-has-labels="column" svg:x="0.205cm" svg:y="0.879cm" svg:width="14.865cm" svg:height="7.525cm">
          <chartooo:coordinate-region svg:x="0.205cm" svg:y="0.879cm" svg:width="14.865cm" svg:height="6.878cm"/>
          <chart:axis chart:dimension="x" chart:name="primary-x" chart:style-name="ch3" chartooo:axis-type="auto">
            <chartooo:date-scale/>
            <chart:categories table:cell-range-address="calculs.A3:calculs.A3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calculs.G3:calculs.G30" chart:class="chart:bar">
            <chart:data-point chart:repeated="2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G</text:p>
              </table:table-cell>
            </table:table-row>
          </table:table-header-rows>
          <table:table-rows>
            <table:table-row>
              <table:table-cell office:value-type="string">
                <text:p>e</text:p>
                <draw:g>
                  <svg:desc>calculs.A3:calculs.A30</svg:desc>
                </draw:g>
              </table:table-cell>
              <table:table-cell office:value-type="float" office:value="0.105905303540877">
                <text:p>0.105905303540877</text:p>
                <draw:g>
                  <svg:desc>calculs.G3:calculs.G30</svg:desc>
                </draw:g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878265443299113">
                <text:p>0.0878265443299113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611170669248659">
                <text:p>0.0611170669248659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595537713947893">
                <text:p>0.0595537713947893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61695262834077">
                <text:p>0.056169526283407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56852241581819">
                <text:p>0.0556852241581819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49297762203797">
                <text:p>0.054929776220379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37941176797654">
                <text:p>0.0537941176797654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21794035857032">
                <text:p>0.0421794035857032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54540980757665">
                <text:p>0.0354540980757665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47027292854761">
                <text:p>0.0347027292854761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34068200061804">
                <text:p>0.0334068200061804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56569680151446">
                <text:p>0.0256569680151446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32264707767155">
                <text:p>0.0232264707767155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283688687499">
                <text:p>0.012283688687499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04051049669799">
                <text:p>0.0104051049669799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995472947900957">
                <text:p>0.00995472947900957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941145218632986">
                <text:p>0.009411452186329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32093600155292">
                <text:p>0.00832093600155292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796129178815947">
                <text:p>0.00796129178815947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49840800755636">
                <text:p>0.0049840800755636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91561146235241">
                <text:p>0.0049156114623524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98305092081848">
                <text:p>0.00298305092081848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44461408060224">
                <text:p>0.00244461408060224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237339026020581">
                <text:p>0.00237339026020581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109045275109561">
                <text:p>0.00109045275109561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295264197014533">
                <text:p>0.000295264197014533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200346749127367">
                <text:p>0.00020034674912736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39cm" svg:y="3.952cm" style:legend-expansion="high" chart:style-name="ch2"/>
        <chart:plot-area chart:style-name="ch3" table:cell-range-address="resum.A3:resum.A41 resum.L2:resum.M41" chart:data-source-has-labels="both" svg:x="0.77cm" svg:y="0.855cm" svg:width="12.029cm" svg:height="7.545cm">
          <chartooo:coordinate-region svg:x="2.185cm" svg:y="1.054cm" svg:width="10.547cm" svg:height="6.699cm"/>
          <chart:axis chart:dimension="x" chart:name="primary-x" chart:style-name="ch4" chartooo:axis-type="auto">
            <chartooo:date-scale/>
            <chart:categories table:cell-range-address="resum.A3:resum.A4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m.L3:resum.L41" chart:label-cell-address="resum.L2:resum.L2" chart:class="chart:line">
            <chart:data-point chart:repeated="39"/>
          </chart:series>
          <chart:series chart:style-name="ch8" chart:values-cell-range-address="resum.M3:resum.M41" chart:label-cell-address="resum.M2:resum.M2" chart:class="chart:line">
            <chart:data-point chart:repeated="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</text:p>
                <draw:g>
                  <svg:desc>resum.L2:resum.L2</svg:desc>
                </draw:g>
              </table:table-cell>
              <table:table-cell office:value-type="string">
                <text:p>meuavg</text:p>
                <draw:g>
                  <svg:desc>resum.M2:resum.M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</text:p>
                <draw:g>
                  <svg:desc>resum.A3:resum.A41</svg:desc>
                </draw:g>
              </table:table-cell>
              <table:table-cell office:value-type="float" office:value="0.0801220380610271">
                <text:p>0.0801220380610271</text:p>
                <draw:g>
                  <svg:desc>resum.L3:resum.L41</svg:desc>
                </draw:g>
              </table:table-cell>
              <table:table-cell office:value-type="float" office:value="0.0856067673541904">
                <text:p>0.0856067673541904</text:p>
                <draw:g>
                  <svg:desc>resum.M3:resum.M41</svg:desc>
                </draw:g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14403122301572">
                <text:p>0.0114403122301572</text:p>
              </table:table-cell>
              <table:table-cell office:value-type="float" office:value="0.0101155131389445">
                <text:p>0.010115513138944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05375429061762">
                <text:p>0.0305375429061762</text:p>
              </table:table-cell>
              <table:table-cell office:value-type="float" office:value="0.0348122608101886">
                <text:p>0.0348122608101886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136300521524713">
                <text:p>0.000136300521524713</text:p>
              </table:table-cell>
              <table:table-cell office:value-type="float" office:value="0.00020478772103532">
                <text:p>0.0002047877210353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23508566378237">
                <text:p>0.0323508566378237</text:p>
              </table:table-cell>
              <table:table-cell office:value-type="float" office:value="0.0325819626109065">
                <text:p>0.032581962610906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0375838763029">
                <text:p>0.10375838763029</text:p>
              </table:table-cell>
              <table:table-cell office:value-type="float" office:value="0.103363832622434">
                <text:p>0.10336383262243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122959852235352">
                <text:p>0.0122959852235352</text:p>
              </table:table-cell>
              <table:table-cell office:value-type="float" office:value="0.00922579114864839">
                <text:p>0.0092257911486483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41432645492416">
                <text:p>0.0141432645492416</text:p>
              </table:table-cell>
              <table:table-cell office:value-type="float" office:value="0.0120763543178358">
                <text:p>0.01207635431783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233070803740995">
                <text:p>0.0233070803740995</text:p>
              </table:table-cell>
              <table:table-cell office:value-type="float" office:value="0.00947272299863133">
                <text:p>0.0094727229986313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588095321340905">
                <text:p>0.0588095321340905</text:p>
              </table:table-cell>
              <table:table-cell office:value-type="float" office:value="0.058418011853572">
                <text:p>0.05841801185357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194703505168738">
                <text:p>0.00194703505168738</text:p>
              </table:table-cell>
              <table:table-cell office:value-type="float" office:value="0.00237299640406982">
                <text:p>0.0023729964040698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301796553773511">
                <text:p>0.00301796553773511</text:p>
              </table:table-cell>
              <table:table-cell office:value-type="float" office:value="0.00103953648332473">
                <text:p>0.001039536483324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3942585057479">
                <text:p>0.03942585057479</text:p>
              </table:table-cell>
              <table:table-cell office:value-type="float" office:value="0.0413625767086491">
                <text:p>0.041362576708649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34386368507049">
                <text:p>0.0234386368507049</text:p>
              </table:table-cell>
              <table:table-cell office:value-type="float" office:value="0.0250651276460652">
                <text:p>0.025065127646065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53364817531442">
                <text:p>0.0553364817531442</text:p>
              </table:table-cell>
              <table:table-cell office:value-type="float" office:value="0.0535224255717957">
                <text:p>0.0535224255717957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18127964309052">
                <text:p>0.00018127964309052</text:p>
              </table:table-cell>
              <table:table-cell office:value-type="float" office:value="0.000272120313288286">
                <text:p>0.00027212031328828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7924466537991">
                <text:p>0.057924466537991</text:p>
              </table:table-cell>
              <table:table-cell office:value-type="float" office:value="0.0542141123051794">
                <text:p>0.054214112305179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01525063903452">
                <text:p>0.0201525063903452</text:p>
              </table:table-cell>
              <table:table-cell office:value-type="float" office:value="0.0227143852412773">
                <text:p>0.022714385241277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557014238306256">
                <text:p>0.00557014238306256</text:p>
              </table:table-cell>
              <table:table-cell office:value-type="float" office:value="0.00778605270470297">
                <text:p>0.0077860527047029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18476349835794">
                <text:p>0.0518476349835794</text:p>
              </table:table-cell>
              <table:table-cell office:value-type="float" office:value="0.05437065122985">
                <text:p>0.054370651229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591910182146533">
                <text:p>0.0591910182146533</text:p>
              </table:table-cell>
              <table:table-cell office:value-type="float" office:value="0.0597164185961027">
                <text:p>0.05971641859610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629937113063306">
                <text:p>0.0629937113063306</text:p>
              </table:table-cell>
              <table:table-cell office:value-type="float" office:value="0.0528046926026264">
                <text:p>0.052804692602626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06045413989889">
                <text:p>0.0306045413989889</text:p>
              </table:table-cell>
              <table:table-cell office:value-type="float" office:value="0.0338546063084786">
                <text:p>0.03385460630847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0133426190072">
                <text:p>0.0080133426190072</text:p>
              </table:table-cell>
              <table:table-cell office:value-type="float" office:value="0.00810544294065431">
                <text:p>0.008105442940654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888852384958744">
                <text:p>0.00888852384958744</text:p>
              </table:table-cell>
              <table:table-cell office:value-type="float" office:value="0.0028296755180358">
                <text:p>0.002829675518035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381791800131048">
                <text:p>0.00381791800131048</text:p>
              </table:table-cell>
              <table:table-cell office:value-type="float" office:value="0.00492215524813006">
                <text:p>0.0049221552481300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796542168349404">
                <text:p>0.00796542168349404</text:p>
              </table:table-cell>
              <table:table-cell office:value-type="float" office:value="0.00470070605634771">
                <text:p>0.0047007060563477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180618454804769">
                <text:p>0.00180618454804769</text:p>
              </table:table-cell>
              <table:table-cell office:value-type="float" office:value="0.00227255706312434">
                <text:p>0.00227255706312434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.162080474899746">
                <text:p>0.162080474899746</text:p>
              </table:table-cell>
              <table:table-cell office:value-type="float" office:value="0.176266441709253">
                <text:p>0.176266441709253</text:p>
              </table:table-cell>
            </table:table-row>
            <table:table-row>
              <table:table-cell office:value-type="string">
                <text:p>,</text:p>
              </table:table-cell>
              <table:table-cell office:value-type="float" office:value="0.0112176251990349">
                <text:p>0.0112176251990349</text:p>
              </table:table-cell>
              <table:table-cell office:value-type="float" office:value="0.00925396977299452">
                <text:p>0.00925396977299452</text:p>
              </table:table-cell>
            </table:table-row>
            <table:table-row>
              <table:table-cell office:value-type="string">
                <text:p>:</text:p>
              </table:table-cell>
              <table:table-cell office:value-type="float" office:value="0.00225301721006968">
                <text:p>0.00225301721006968</text:p>
              </table:table-cell>
              <table:table-cell office:value-type="float" office:value="0.00350516080560826">
                <text:p>0.00350516080560826</text:p>
              </table:table-cell>
            </table:table-row>
            <table:table-row>
              <table:table-cell office:value-type="string">
                <text:p>;</text:p>
              </table:table-cell>
              <table:table-cell office:value-type="float" office:value="0.00141083900977394">
                <text:p>0.00141083900977394</text:p>
              </table:table-cell>
              <table:table-cell office:value-type="float" office:value="0.00121521151215844">
                <text:p>0.00121521151215844</text:p>
              </table:table-cell>
            </table:table-row>
            <table:table-row>
              <table:table-cell office:value-type="string">
                <text:p>-</text:p>
              </table:table-cell>
              <table:table-cell office:value-type="float" office:value="0.000000267798203341854">
                <text:p>0.000000267798203341854</text:p>
              </table:table-cell>
              <table:table-cell office:value-type="float" office:value="0.000000468646855848244">
                <text:p>0.000000468646855848244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166384065805457">
                <text:p>0.000166384065805457</text:p>
              </table:table-cell>
              <table:table-cell office:value-type="float" office:value="0.000289774111270075">
                <text:p>0.000289774111270075</text:p>
              </table:table-cell>
            </table:table-row>
            <table:table-row>
              <table:table-cell office:value-type="string">
                <text:p>&gt;</text:p>
              </table:table-cell>
              <table:table-cell office:value-type="float" office:value="0.000260344005547338">
                <text:p>0.000260344005547338</text:p>
              </table:table-cell>
              <table:table-cell office:value-type="float" office:value="0.000451097470131286">
                <text:p>0.000451097470131286</text:p>
              </table:table-cell>
            </table:table-row>
            <table:table-row>
              <table:table-cell office:value-type="string">
                <text:p>_</text:p>
              </table:table-cell>
              <table:table-cell office:value-type="float" office:value="0.000371585507527247">
                <text:p>0.000371585507527247</text:p>
              </table:table-cell>
              <table:table-cell office:value-type="float" office:value="0.000632812891216001">
                <text:p>0.000632812891216001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379994403439185">
                <text:p>0.00379994403439185</text:p>
              </table:table-cell>
              <table:table-cell office:value-type="float" office:value="0.00621692860089649">
                <text:p>0.00621692860089649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0801488839092044">
                <text:p>0.00801488839092044</text:p>
              </table:table-cell>
              <table:table-cell office:value-type="float" office:value="0.0119276079768588">
                <text:p>0.0119276079768588</text:p>
              </table:table-cell>
            </table:table-row>
            <table:table-row>
              <table:table-cell office:value-type="string">
                <text:p>*</text:p>
              </table:table-cell>
              <table:table-cell office:value-type="float" office:value="0.00140066828346392">
                <text:p>0.00140066828346392</text:p>
              </table:table-cell>
              <table:table-cell office:value-type="float" office:value="0.00243628298466816">
                <text:p>0.002436282984668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29">
      <number:number number:decimal-places="15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2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29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0.469cm" svg:height="9cm" xlink:href=".." xlink:type="simple" chart:class="chart:bar" chart:style-name="ch1">
        <chart:plot-area chart:style-name="ch2" table:cell-range-address="symfreq.A1:symfreq.B35" chart:data-source-has-labels="column" svg:x="0.859cm" svg:y="0.855cm" svg:width="18.792cm" svg:height="7.545cm">
          <chartooo:coordinate-region svg:x="3.015cm" svg:y="1.054cm" svg:width="16.636cm" svg:height="6.699cm"/>
          <chart:axis chart:dimension="x" chart:name="primary-x" chart:style-name="ch3" chartooo:axis-type="auto">
            <chartooo:date-scale/>
            <chart:categories table:cell-range-address="symfreq.A1:symfreq.A3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ymfreq.B1:symfreq.B35" chart:class="chart:bar">
            <chart:data-point chart:repeated="3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-</text:p>
                <draw:g>
                  <svg:desc>symfreq.A1:symfreq.A35</svg:desc>
                </draw:g>
              </table:table-cell>
              <table:table-cell office:value-type="float" office:value="0.000633281538071849">
                <text:p>0.000633281538071849</text:p>
                <draw:g>
                  <svg:desc>symfreq.B1:symfreq.B35</svg:desc>
                </draw:g>
              </table:table-cell>
            </table:table-row>
            <table:table-row>
              <table:table-cell office:value-type="string">
                <text:p>,</text:p>
              </table:table-cell>
              <table:table-cell office:value-type="float" office:value="0.010469181285153">
                <text:p>0.010469181285153</text:p>
              </table:table-cell>
            </table:table-row>
            <table:table-row>
              <table:table-cell office:value-type="string">
                <text:p>.</text:p>
              </table:table-cell>
              <table:table-cell office:value-type="float" office:value="0.179771602514861">
                <text:p>0.179771602514861</text:p>
              </table:table-cell>
            </table:table-row>
            <table:table-row>
              <table:table-cell office:value-type="string">
                <text:p>`</text:p>
              </table:table-cell>
              <table:table-cell office:value-type="float" office:value="0.00621692860089649">
                <text:p>0.00621692860089649</text:p>
              </table:table-cell>
            </table:table-row>
            <table:table-row>
              <table:table-cell office:value-type="string">
                <text:p>´</text:p>
              </table:table-cell>
              <table:table-cell office:value-type="float" office:value="0.0119276079768588">
                <text:p>0.0119276079768588</text:p>
              </table:table-cell>
            </table:table-row>
            <table:table-row>
              <table:table-cell office:value-type="string">
                <text:p>+</text:p>
              </table:table-cell>
              <table:table-cell office:value-type="float" office:value="0.00243628298466816">
                <text:p>0.00243628298466816</text:p>
              </table:table-cell>
            </table:table-row>
            <table:table-row>
              <table:table-cell office:value-type="string">
                <text:p>&lt;</text:p>
              </table:table-cell>
              <table:table-cell office:value-type="float" office:value="0.000740871581401361">
                <text:p>0.000740871581401361</text:p>
              </table:table-cell>
            </table:table-row>
            <table:table-row>
              <table:table-cell office:value-type="string">
                <text:p>a</text:p>
              </table:table-cell>
              <table:table-cell office:value-type="float" office:value="0.0856067673541904">
                <text:p>0.0856067673541904</text:p>
              </table:table-cell>
            </table:table-row>
            <table:table-row>
              <table:table-cell office:value-type="string">
                <text:p>b</text:p>
              </table:table-cell>
              <table:table-cell office:value-type="float" office:value="0.0101155131389445">
                <text:p>0.0101155131389445</text:p>
              </table:table-cell>
            </table:table-row>
            <table:table-row>
              <table:table-cell office:value-type="string">
                <text:p>c</text:p>
              </table:table-cell>
              <table:table-cell office:value-type="float" office:value="0.0348122608101886">
                <text:p>0.0348122608101886</text:p>
              </table:table-cell>
            </table:table-row>
            <table:table-row>
              <table:table-cell office:value-type="string">
                <text:p>ç</text:p>
              </table:table-cell>
              <table:table-cell office:value-type="float" office:value="0.00020478772103532">
                <text:p>0.00020478772103532</text:p>
              </table:table-cell>
            </table:table-row>
            <table:table-row>
              <table:table-cell office:value-type="string">
                <text:p>d</text:p>
              </table:table-cell>
              <table:table-cell office:value-type="float" office:value="0.0325819626109065">
                <text:p>0.0325819626109065</text:p>
              </table:table-cell>
            </table:table-row>
            <table:table-row>
              <table:table-cell office:value-type="string">
                <text:p>e</text:p>
              </table:table-cell>
              <table:table-cell office:value-type="float" office:value="0.103363832622434">
                <text:p>0.103363832622434</text:p>
              </table:table-cell>
            </table:table-row>
            <table:table-row>
              <table:table-cell office:value-type="string">
                <text:p>f</text:p>
              </table:table-cell>
              <table:table-cell office:value-type="float" office:value="0.00922579114864839">
                <text:p>0.00922579114864839</text:p>
              </table:table-cell>
            </table:table-row>
            <table:table-row>
              <table:table-cell office:value-type="string">
                <text:p>g</text:p>
              </table:table-cell>
              <table:table-cell office:value-type="float" office:value="0.0120763543178358">
                <text:p>0.0120763543178358</text:p>
              </table:table-cell>
            </table:table-row>
            <table:table-row>
              <table:table-cell office:value-type="string">
                <text:p>h</text:p>
              </table:table-cell>
              <table:table-cell office:value-type="float" office:value="0.00947272299863133">
                <text:p>0.00947272299863133</text:p>
              </table:table-cell>
            </table:table-row>
            <table:table-row>
              <table:table-cell office:value-type="string">
                <text:p>i</text:p>
              </table:table-cell>
              <table:table-cell office:value-type="float" office:value="0.058418011853572">
                <text:p>0.058418011853572</text:p>
              </table:table-cell>
            </table:table-row>
            <table:table-row>
              <table:table-cell office:value-type="string">
                <text:p>j</text:p>
              </table:table-cell>
              <table:table-cell office:value-type="float" office:value="0.00237299640406982">
                <text:p>0.00237299640406982</text:p>
              </table:table-cell>
            </table:table-row>
            <table:table-row>
              <table:table-cell office:value-type="string">
                <text:p>k</text:p>
              </table:table-cell>
              <table:table-cell office:value-type="float" office:value="0.00103953648332473">
                <text:p>0.00103953648332473</text:p>
              </table:table-cell>
            </table:table-row>
            <table:table-row>
              <table:table-cell office:value-type="string">
                <text:p>l</text:p>
              </table:table-cell>
              <table:table-cell office:value-type="float" office:value="0.0413625767086491">
                <text:p>0.0413625767086491</text:p>
              </table:table-cell>
            </table:table-row>
            <table:table-row>
              <table:table-cell office:value-type="string">
                <text:p>m</text:p>
              </table:table-cell>
              <table:table-cell office:value-type="float" office:value="0.0250651276460652">
                <text:p>0.0250651276460652</text:p>
              </table:table-cell>
            </table:table-row>
            <table:table-row>
              <table:table-cell office:value-type="string">
                <text:p>n</text:p>
              </table:table-cell>
              <table:table-cell office:value-type="float" office:value="0.0535224255717957">
                <text:p>0.0535224255717957</text:p>
              </table:table-cell>
            </table:table-row>
            <table:table-row>
              <table:table-cell office:value-type="string">
                <text:p>ñ</text:p>
              </table:table-cell>
              <table:table-cell office:value-type="float" office:value="0.000272120313288286">
                <text:p>0.000272120313288286</text:p>
              </table:table-cell>
            </table:table-row>
            <table:table-row>
              <table:table-cell office:value-type="string">
                <text:p>o</text:p>
              </table:table-cell>
              <table:table-cell office:value-type="float" office:value="0.0542141123051794">
                <text:p>0.0542141123051794</text:p>
              </table:table-cell>
            </table:table-row>
            <table:table-row>
              <table:table-cell office:value-type="string">
                <text:p>p</text:p>
              </table:table-cell>
              <table:table-cell office:value-type="float" office:value="0.0227143852412773">
                <text:p>0.0227143852412773</text:p>
              </table:table-cell>
            </table:table-row>
            <table:table-row>
              <table:table-cell office:value-type="string">
                <text:p>q</text:p>
              </table:table-cell>
              <table:table-cell office:value-type="float" office:value="0.00778605270470297">
                <text:p>0.00778605270470297</text:p>
              </table:table-cell>
            </table:table-row>
            <table:table-row>
              <table:table-cell office:value-type="string">
                <text:p>r</text:p>
              </table:table-cell>
              <table:table-cell office:value-type="float" office:value="0.05437065122985">
                <text:p>0.05437065122985</text:p>
              </table:table-cell>
            </table:table-row>
            <table:table-row>
              <table:table-cell office:value-type="string">
                <text:p>s</text:p>
              </table:table-cell>
              <table:table-cell office:value-type="float" office:value="0.0597164185961027">
                <text:p>0.0597164185961027</text:p>
              </table:table-cell>
            </table:table-row>
            <table:table-row>
              <table:table-cell office:value-type="string">
                <text:p>t</text:p>
              </table:table-cell>
              <table:table-cell office:value-type="float" office:value="0.0528046926026264">
                <text:p>0.0528046926026264</text:p>
              </table:table-cell>
            </table:table-row>
            <table:table-row>
              <table:table-cell office:value-type="string">
                <text:p>u</text:p>
              </table:table-cell>
              <table:table-cell office:value-type="float" office:value="0.0338546063084786">
                <text:p>0.0338546063084786</text:p>
              </table:table-cell>
            </table:table-row>
            <table:table-row>
              <table:table-cell office:value-type="string">
                <text:p>v</text:p>
              </table:table-cell>
              <table:table-cell office:value-type="float" office:value="0.00810544294065431">
                <text:p>0.00810544294065431</text:p>
              </table:table-cell>
            </table:table-row>
            <table:table-row>
              <table:table-cell office:value-type="string">
                <text:p>w</text:p>
              </table:table-cell>
              <table:table-cell office:value-type="float" office:value="0.0028296755180358">
                <text:p>0.0028296755180358</text:p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00492215524813006">
                <text:p>0.00492215524813006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0470070605634771">
                <text:p>0.00470070605634771</text:p>
              </table:table-cell>
            </table:table-row>
            <table:table-row>
              <table:table-cell office:value-type="string">
                <text:p>z</text:p>
              </table:table-cell>
              <table:table-cell office:value-type="float" office:value="0.00227255706312434">
                <text:p>0.0022725570631243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